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0B90000007B3682D7A6766CFE6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3"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5"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officeooo:paragraph-rsid="001adbf0" style:font-size-asian="40pt" style:font-size-complex="40pt"/>
    </style:style>
    <style:style style:name="P10" style:family="paragraph" style:parent-style-name="Heading_20_1" style:master-page-name="News_20_Page">
      <style:paragraph-properties style:page-number="auto"/>
      <style:text-properties officeooo:paragraph-rsid="001adbf0"/>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style:font-name="Liberation Sans" fo:font-size="28pt" style:font-name-asian="Noto Sans CJK SC" style:font-size-asian="28pt" style:font-name-complex="Lohit Devanagari1" style:font-size-complex="28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ize="28pt" style:font-size-asian="28pt" style:font-size-complex="28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乌俄战争新闻</text:h>
      <text:h text:style-name="P7" text:outline-level="1">
Ukrainian-Russian War News</text:h>
      <text:h text:style-name="P8" text:outline-level="1">
2023-05-24</text:h>
      <text:p text:style-name="P5">
<draw:frame draw:style-name="fr1" draw:name="Image1" text:anchor-type="char" svg:width="6.3972in" svg:height="4.2528in" draw:z-index="0">
<draw:image xlink:href="Pictures/10000001000000B90000007B3682D7A6766CFE65.png" xlink:type="simple" xlink:show="embed" xlink:actuate="onLoad" draw:mime-type="image/png"/>
</draw:frame>
</text:p>
      <text:h text:style-name="P9" text:outline-level="1" text:is-list-header="true">
<text:span text:style-name="T1">
English</text:span>
</text:h>
      <text:h text:style-name="P10" text:outline-level="1">
<text:span text:style-name="T4">
At Sivershchyna and Slobozhanschyna directions Russian army shelled  Karpovychi, Tymonovychi,...</text:span>
</text:h>
      <text:p text:style-name="P4">
Authors: liveuamap (Language: en)</text:p>
      <text:p text:style-name="P4">
Time: 2023-05-23T-46:33:00</text:p>
      <text:p text:style-name="P4">
Location: Vovchansk (Latitude:51.77899 Longtitude:32.11012)</text:p>
      <text:p text:style-name="P4">
Videos: []</text:p>
      <text:p text:style-name="P4">
Images: []</text:p>
      <text:p text:style-name="P4">
Tags: ["Russia"]</text:p>
      <text:p text:style-name="P4">
Id: 22564859</text:p>
      <!--METADATA-->
      <text:p text:style-name="P4">
At sivershchyna and illbozhanschyna Directions Russian Army Shelledkarpovychi, Tymonovychi, Halaganivka and Zarichchya of Chernihiv, Staryko; Ka, tymofiyivka, Oleksandrivka, Yunakivka, Myropillya, Popivka and Dmytrivka of Sumy Region, ALSO MOROZOVADOLYA, SHEVCHENKA, KOZACHA Lopan Lopan , Hoptivka, Lukyantsi, Zelene, Starytsya, Hatysche, Pletenivka, Vovchansk, Varvarivka, Nesterne, Budarky and Chuhunivkaof Kharkiv Region. Russian Aviation Conduched Aircrakes at Oleksiyivka andsosnivka of Chernihiv Region, - General Staff of Armed Forces of Ukraine Saysin.</text:p>
      <text:p text:style-name="P4">
News Collection Link:(https://liveuamap.com/en/2023/23-may-at-sivershchyna-and-slobozhanschyna-directions-russian)</text:p>
      <text:p text:style-name="P4">
News Source: <text:a xlink:type="simple" xlink:href="https://t.me/lumsrc/4873" text:style-name="Internet_20_link" text:visited-style-name="Visited_20_Internet_20_Link">
https://t.me/lumsrc/4873</text:a>
</text:p>
      <!--NEWS-->
      <text:h text:style-name="P10" text:outline-level="1">
<text:span text:style-name="T4">
AT Kupyansk Directive Russian Army Sheled Kamyanka, Fonolivka, Novomolinsk, Dvorichny, West ...</text:span>
</text:h>
      <text:p text:style-name="P4">
Authors: liveuamap (Language: en)</text:p>
      <text:p text:style-name="P4">
Time: 2023-05-23T-48:33:00</text:p>
      <text:p text:style-name="P4">
Location: Kharkiv, Kharkiv Oblast (Latitude:49.59403 Longtitude:37.88374)</text:p>
      <text:p text:style-name="P4">
Videos: []</text:p>
      <text:p text:style-name="P4">
Images: []</text:p>
      <text:p text:style-name="P4">
Tags: ["Russia"]</text:p>
      <text:p text:style-name="P4">
Id: 22564854</text:p>
      <!--METADATA-->
      <text:p text:style-name="P4">
At Kupiansk direction Russian army shelled Kamyanka, Fyholivka, Novomlynsk,Dvorichna, Zapadne, Kupyansk, Husynka, Tabayivka, Berestove of Kharkiv regionand Stelmakhivka of Luhansk region. Russian aviation conducted airstrikes atOrlyanske, Kyslivka and Tabayivka of Kharkiv region, - General Staff of ArmedForces of Ukraine says in the morning report</text:p>
      <text:p text:style-name="P4">
News Collection Link: <text:a xlink:type="simple" xlink:href="https://liveuamap.com/en/2023/23-may-at-kupiansk-direction-russian-army-shelled-kamyanka" text:style-name="Internet_20_link" text:visited-style-name="Visited_20_Internet_20_Link">
https://liveuamap.com/en/2023/23-may-at-kupiansk-direction-russian-army-shelled-kamyanka</text:a>
</text:p>
      <text:p text:style-name="P4">
News Source: <text:a xlink:type="simple" xlink:href="https://t.me/lumsrc/4874" text:style-name="Internet_20_link" text:visited-style-name="Visited_20_Internet_20_Link">
https://t.me/lumsrc/4874</text:a>
</text:p>
      <!--NEWS-->
      <text:h text:style-name="P10" text:outline-level="1">
<text:span text:style-name="T4">
At Lyman direction Russian army shelled  Nevske and Bilohorivka of Luhansk region and Torske,...</text:span>
</text:h>
      <text:p text:style-name="P4">
Authors: liveuamap (Language: en)</text:p>
      <text:p text:style-name="P4">
Time: 2023-05-23T-50:33:00</text:p>
      <text:p text:style-name="P4">
Location: Sieversk (Latitude:48.85952 Longtitude:38.18213)</text:p>
      <text:p text:style-name="P4">
Videos: []</text:p>
      <text:p text:style-name="P4">
Images: []</text:p>
      <text:p text:style-name="P4">
Tags: ["Russia"]</text:p>
      <text:p text:style-name="P4">
Id: 22564850</text:p>
      <!--METADATA-->
      <text:p text:style-name="P4">
At Lyman direction Russian army shelled Nevske and Bilohorivka of Luhanskregion and Torske, Spirne and Vesele of Donetsk region. Russian aviationconducted airstrikes at Bilohorivka of Luhansk region and Verkhnokamyanske ofDonetsk region, - General Staff of Armed Forces of Ukraine says in the morningreport</text:p>
      <text:p text:style-name="P4">
News Collection Link: <text:a xlink:type="simple" xlink:href="https://liveuamap.com/en/2023/23-may-at-lyman-direction-russian-army-shelled--nevske-and" text:style-name="Internet_20_link" text:visited-style-name="Visited_20_Internet_20_Link">
https://liveuamap.com/en/2023/23-may-at-lyman-direction-russian-army-shelled--nevske-and</text:a>
</text:p>
      <text:p text:style-name="P4">
News Source: <text:a xlink:type="simple" xlink:href="https://t.me/lumsrc/4875" text:style-name="Internet_20_link" text:visited-style-name="Visited_20_Internet_20_Link">
https://t.me/lumsrc/4875</text:a>
</text:p>
      <!--NEWS-->
      <text:h text:style-name="P10" text:outline-level="1">
<text:span text:style-name="T4">
Bakhmut Directio Rusian Army Shelled Vasukivka, Orikhovo-Vasylivka, Markovo, Grigorivka, ...</text:span>
</text:h>
      <text:p text:style-name="P4">
Authors: liveuamap (Language: en)</text:p>
      <text:p text:style-name="P4">
Time: 2023-05-23T-52:33:00</text:p>
      <text:p text:style-name="P4">
Location: Novhorods'ke, Donetsk Oblast (Latitude:48.33366 Longtitude:37.84018)</text:p>
      <text:p text:style-name="P4">
Videos: []</text:p>
      <text:p text:style-name="P4">
Images: []</text:p>
      <text:p text:style-name="P4">
Tags: ["Russia"]</text:p>
      <text:p text:style-name="P4">
Id: 22564849</text:p>
      <!--METADATA-->
      <text:p text:style-name="P4">
At Bakhmut Direction Russian Army Shelled Vasukivka, Orikhovo-Vasylivka, Markove, Hryhorivka, Bakhmut, Ivanivske, Stupochky, Bila Hohop, Toreske, Toretske, Bila, Bila, BILAKYKYKYKE F Donetsk Region. Russian Aviation Conduckedairches at Bakhmut, Ivanivske and Bila Hora, - General Staff of Armedforces of Ukraine Says in the Morning Report</text:p>
      <text:p text:style-name="P4">
News Collection Link:(https://liveuamap.com/en/2023/23-may-at-bakhmut-direction-russian-army-shelled-vasukivka)</text:p>
      <text:p text:style-name="P4">
News Source: <text:a xlink:type="simple" xlink:href="https://t.me/lumsrc/4876" text:style-name="Internet_20_link" text:visited-style-name="Visited_20_Internet_20_Link">
https://t.me/lumsrc/4876</text:a>
</text:p>
      <!--NEWS-->
      <text:h text:style-name="P10" text:outline-level="1">
<text:span text:style-name="T4">
JSC Avdiivka Directio Rusian of the Army Shelled Novokalinova, Berdyshi, Avdiivka, Water, First ...</text:span>
</text:h>
      <text:p text:style-name="P4">
Authors: liveuamap (Language: en)</text:p>
      <text:p text:style-name="P4">
Time: 2023-05-23T-54:33:00</text:p>
      <text:p text:style-name="P4">
Location: Donetsk (Latitude:48.09413 Longtitude:37.58869)</text:p>
      <text:p text:style-name="P4">
Videos: []</text:p>
      <text:p text:style-name="P4">
Images: []</text:p>
      <text:p text:style-name="P4">
Tags: ["Russia"]</text:p>
      <text:p text:style-name="P4">
Id: 22564848</text:p>
      <!--METADATA-->
      <text:p text:style-name="P4">
At Avdiyivka direction Russian army shelled Novokalynove, Berdychi, Avdiyivka,Vodyane, Pervomayske and Karlivka of Donetsk region. Russian aviationconducted airstrikes at Avdiyivka and Pervomayske, - General Staff of ArmedForces of Ukraine says in the morning report</text:p>
      <text:p text:style-name="P4">
News Collection Link: <text:a xlink:type="simple" xlink:href="https://liveuamap.com/en/2023/23-may-at-avdiyivka-direction-russian-army-shelled-novokalynove" text:style-name="Internet_20_link" text:visited-style-name="Visited_20_Internet_20_Link">
https://liveuamap.com/en/2023/23-may-at-avdiyivka-direction-russian-army-shelled-novokalynove</text:a>
</text:p>
      <text:p text:style-name="P4">
News Source: <text:a xlink:type="simple" xlink:href="https://t.me/lumsrc/4877" text:style-name="Internet_20_link" text:visited-style-name="Visited_20_Internet_20_Link">
https://t.me/lumsrc/4877</text:a>
</text:p>
      <!--NEWS-->
      <text:h text:style-name="P10" text:outline-level="1">
<text:span text:style-name="T4">
At Maryinka direction Russian army shelled Maryinka and Pobyeda, - General Staff of Armed For...</text:span>
</text:h>
      <text:p text:style-name="P4">
Authors: liveuamap (Language: en)</text:p>
      <text:p text:style-name="P4">
Time: 2023-05-23T-56:33:00</text:p>
      <text:p text:style-name="P4">
Location: Donetsk Oblast (Latitude:47.91623 Longtitude:37.45857)</text:p>
      <text:p text:style-name="P4">
Videos: []</text:p>
      <text:p text:style-name="P4">
Images: []</text:p>
      <text:p text:style-name="P4">
Tags: ["Russia"]</text:p>
      <text:p text:style-name="P4">
Id: 22564847</text:p>
      <!--METADATA-->
      <text:p text:style-name="P4">
At Maryinka direction Russian army shelled Maryinka and Pobyeda, - GeneralStaff of Armed Forces of Ukraine says in the morning report</text:p>
      <text:p text:style-name="P4">
News Collection Link: <text:a xlink:type="simple" xlink:href="https://liveuamap.com/en/2023/23-may-at-maryinka-direction-russian-army-shelled-maryinka" text:style-name="Internet_20_link" text:visited-style-name="Visited_20_Internet_20_Link">
https://liveuamap.com/en/2023/23-may-at-maryinka-direction-russian-army-shelled-maryinka</text:a>
</text:p>
      <text:p text:style-name="P4">
News Source: <text:a xlink:type="simple" xlink:href="https://t.me/lumsrc/4878" text:style-name="Internet_20_link" text:visited-style-name="Visited_20_Internet_20_Link">
https://t.me/lumsrc/4878</text:a>
</text:p>
      <!--NEWS-->
      <text:h text:style-name="P10" text:outline-level="1">
<text:span text:style-name="T4">
At Shakhtarske direction Russian army shelled Vuhledar, Novoukrayinka and Prechystivka. Russi...</text:span>
</text:h>
      <text:p text:style-name="P4">
Authors: liveuamap (Language: en)</text:p>
      <text:p text:style-name="P4">
Time: 2023-05-23T-58:33:00</text:p>
      <text:p text:style-name="P4">
Location: Donetsk (Latitude:47.78986 Longtitude:36.98839)</text:p>
      <text:p text:style-name="P4">
Videos: []</text:p>
      <text:p text:style-name="P4">
Images: []</text:p>
      <text:p text:style-name="P4">
Tags: ["Russia"]</text:p>
      <text:p text:style-name="P4">
Id: 22564846</text:p>
      <!--METADATA-->
      <text:p text:style-name="P4">
At Shakhtarske direction Russian army shelled Vuhledar, Novoukrayinka andPrechystivka. Russian aviation conducted airstrikes at Vuhledar, Prechystivkaand Zolota Nyva, - General Staff of Armed Forces of Ukraine says in themorning report</text:p>
      <text:p text:style-name="P4">
News Collection Link: <text:a xlink:type="simple" xlink:href="https://liveuamap.com/en/2023/23-may-at-shakhtarske-direction-russian-army-shelled-vuhledar" text:style-name="Internet_20_link" text:visited-style-name="Visited_20_Internet_20_Link">
https://liveuamap.com/en/2023/23-may-at-shakhtarske-direction-russian-army-shelled-vuhledar</text:a>
</text:p>
      <text:p text:style-name="P4">
News Source: <text:a xlink:type="simple" xlink:href="https://t.me/lumsrc/4879" text:style-name="Internet_20_link" text:visited-style-name="Visited_20_Internet_20_Link">
https://t.me/lumsrc/4879</text:a>
</text:p>
      <!--NEWS-->
      <text:h text:style-name="P10" text:outline-level="1">
<text:span text:style-name="T4">
At Zaporizhzhia and Kherson directions Russian army shelled Vremivka and Novopil of Donetsk r...</text:span>
</text:h>
      <text:p text:style-name="P4">
Authors: liveuamap (Language: en)</text:p>
      <text:p text:style-name="P4">
Time: 2023-05-23T-60:33:00</text:p>
      <text:p text:style-name="P4">
Location: Kherson (Latitude:46.62536 Longtitude:32.60141)</text:p>
      <text:p text:style-name="P4">
Videos: []</text:p>
      <text:p text:style-name="P4">
Images: []</text:p>
      <text:p text:style-name="P4">
Tags: ["Russia"]</text:p>
      <text:p text:style-name="P4">
Id: 22564845</text:p>
      <!--METADATA-->
      <text:p text:style-name="P4">
At Zaporizhzhia and Kherson directions Russian army shelled Vremivka andNovopil of Donetsk region; Olhivske, Huliaipole, Bilohirya, Mala Tokmachka,Novodanylivka, Novoandriyivka, Mali Scherbaky of Zaporizhzhia region andZaporizhzhya city; Kachkarivka, Vesele, Kozatske, Antonivka, Stanislav ofKherson region and Kherson city. Russian aviation conducted airstrikes atMalynivka, Mala Tokmachka and Novodanylivka of Zaporizhzhia region , - GeneralStaff of Armed Forces of Ukraine says in the morning report</text:p>
      <text:p text:style-name="P4">
News Collection Link: <text:a xlink:type="simple" xlink:href="https://liveuamap.com/en/2023/23-may-at-zaporizhzhia-and-kherson-directions-russian-army" text:style-name="Internet_20_link" text:visited-style-name="Visited_20_Internet_20_Link">
https://liveuamap.com/en/2023/23-may-at-zaporizhzhia-and-kherson-directions-russian-army</text:a>
</text:p>
      <text:p text:style-name="P4">
News Source: <text:a xlink:type="simple" xlink:href="https://t.me/lumsrc/4880" text:style-name="Internet_20_link" text:visited-style-name="Visited_20_Internet_20_Link">
https://t.me/lumsrc/4880</text:a>
</text:p>
      <!--NEWS-->
      <text:h text:style-name="P10" text:outline-level="1">
<text:span text:style-name="T4">
Russian forces conducting offensive actions at Lyman, Bakhmut, Avdiivka and Maryinka directio...</text:span>
</text:h>
      <text:p text:style-name="P4">
Authors: liveuamap (Language: en)</text:p>
      <text:p text:style-name="P4">
Time: 2023-05-23T-62:33:00</text:p>
      <text:p text:style-name="P4">
Location: Marinka, Donetsk Oblast (Latitude:47.9413 Longtitude:37.49874)</text:p>
      <text:p text:style-name="P4">
Videos: []</text:p>
      <text:p text:style-name="P4">
Images: []</text:p>
      <text:p text:style-name="P4">
Tags: ["Russia"]</text:p>
      <text:p text:style-name="P4">
Id: 22564844</text:p>
      <!--METADATA-->
      <text:p text:style-name="P4">
Russian forces conducting offensive actions at Lyman, Bakhmut, Avdiivka andMaryinka directions. Ukrainian military had over 30 combat engagements withRussian forces. Russian forces attempting to advance near Masutivka of Kharkivregion, Bilohorivka of Luhansk region, Bakhmut, Novokalynove, Syeverne,Vodyane and Pervomayske, Maryinka, - General Staff of Armed Forces of Ukrainesays in the morning report</text:p>
      <text:p text:style-name="P4">
News Collection Link: <text:a xlink:type="simple" xlink:href="https://liveuamap.com/en/2023/23-may-russian-forces-conducting-offensive-actions-at-lyman" text:style-name="Internet_20_link" text:visited-style-name="Visited_20_Internet_20_Link">
https://liveuamap.com/en/2023/23-may-russian-forces-conducting-offensive-actions-at-lyman</text:a>
</text:p>
      <text:p text:style-name="P4">
News Source: <text:a xlink:type="simple" xlink:href="https://t.me/lumsrc/4881" text:style-name="Internet_20_link" text:visited-style-name="Visited_20_Internet_20_Link">
https://t.me/lumsrc/4881</text:a>
</text:p>
      <!--NEWS-->
      <text:h text:style-name="P10" text:outline-level="1">
<text:span text:style-name="T4">
Kharkiv, Kharkivska Oblast(15:15). Red Alert: aerial threat. Sirens sounding. Take cover now!</text:span>
</text:h>
      <text:p text:style-name="P4">
Authors: liveuamap (Language: en)</text:p>
      <text:p text:style-name="P4">
Time: 2023-05-23T09:16:00</text:p>
      <text:p text:style-name="P4">
Location: Kharkiv (Latitude:49.97956 Longtitude:36.2524)</text:p>
      <text:p text:style-name="P4">
Videos: []</text:p>
      <text:p text:style-name="P4">
Images: []</text:p>
      <text:p text:style-name="P4">
Tags: ["Europe", "Central and Eastern Europe"]</text:p>
      <text:p text:style-name="P4">
Id: 22564877</text:p>
      <!--METADATA-->
      <text:p text:style-name="P4">
Kharkiv, Kharkiv region(15:15). Red Alert: aerial threat. Sirens sounding.Take cover now!</text:p>
      <text:p text:style-name="P4">
News Collection Link: <text:a xlink:type="simple" xlink:href="https://liveuamap.com/en/2023/23-may-kharkiv-kharkivska-oblast1515-red-alerg" text:style-name="Internet_20_link" text:visited-style-name="Visited_20_Internet_20_Link">
https://liveuamap.com/en/2023/23-may-kharkiv-kharkivska-oblast1515-red-alerg</text:a>
</text:p>
      <text:p text:style-name="P4">
News Source: <text:a xlink:type="simple" xlink:href="https://t.me/air_alert_ua/46375" text:style-name="Internet_20_link" text:visited-style-name="Visited_20_Internet_20_Link">
https://t.me/air_alert_ua/46375</text:a>
</text:p>
      <!--NEWS-->
      <text:h text:style-name="P10" text:outline-level="1">
<text:span text:style-name="T4">
Donetsk Oblast(19:14). Red Alert: aerial threat. Sirens sounding. Take cover now!</text:span>
</text:h>
      <text:p text:style-name="P4">
Authors: liveuamap (Language: en)</text:p>
      <text:p text:style-name="P4">
Time: 2023-05-23T13:15:00</text:p>
      <text:p text:style-name="P4">
Location: Donetsk Oblast (Latitude:48.72668 Longtitude:37.57715)</text:p>
      <text:p text:style-name="P4">
Videos: []</text:p>
      <text:p text:style-name="P4">
Images: []</text:p>
      <text:p text:style-name="P4">
Tags: ["Europe", "Central and Eastern Europe"]</text:p>
      <text:p text:style-name="P4">
Id: 22564910</text:p>
      <!--METADATA-->
      <text:p text:style-name="P4">
Donetsk Oblast(19:14). Red Alert: aerial threat. Sirens sounding. Take covernow!</text:p>
      <text:p text:style-name="P4">
News Collection Link: <text:a xlink:type="simple" xlink:href="https://liveuamap.com/en/2023/23-may-donetsk-oblast1914-red-alert-aerial-thg" text:style-name="Internet_20_link" text:visited-style-name="Visited_20_Internet_20_Link">
https://liveuamap.com/en/2023/23-may-donetsk-oblast1914-red-alert-aerial-thg</text:a>
</text:p>
      <text:p text:style-name="P4">
News Source: <text:a xlink:type="simple" xlink:href="https://t.me/air_alert_ua/46377" text:style-name="Internet_20_link" text:visited-style-name="Visited_20_Internet_20_Link">
https://t.me/air_alert_ua/46377</text:a>
</text:p>
      <!--NEWS-->
      <text:h text:style-name="P10" text:outline-level="1">
<text:span text:style-name="T4">
Kherson, Khersonska Oblast(19:15). Red Alert: aerial threat. Sirens sounding. Take cover now!</text:span>
</text:h>
      <text:p text:style-name="P4">
Authors: liveuamap (Language: en)</text:p>
      <text:p text:style-name="P4">
Time: 2023-05-23T13:17:00</text:p>
      <text:p text:style-name="P4">
Location: Kherson (Latitude:46.65575 Longtitude:32.61742)</text:p>
      <text:p text:style-name="P4">
Videos: []</text:p>
      <text:p text:style-name="P4">
Images: []</text:p>
      <text:p text:style-name="P4">
Tags: ["Europe", "Central and Eastern Europe"]</text:p>
      <text:p text:style-name="P4">
Id: 22564911</text:p>
      <!--METADATA-->
      <text:p text:style-name="P4">
Kherson, Kherson region(19:15). Red Alert: aerial threat. Sirens sounding.Take cover now!</text:p>
      <text:p text:style-name="P4">
News Collection Link: <text:a xlink:type="simple" xlink:href="https://liveuamap.com/en/2023/23-may-kherson-khersonska-oblast1915-red-alerg" text:style-name="Internet_20_link" text:visited-style-name="Visited_20_Internet_20_Link">
https://liveuamap.com/en/2023/23-may-kherson-khersonska-oblast1915-red-alerg</text:a>
</text:p>
      <text:p text:style-name="P4">
News Source: <text:a xlink:type="simple" xlink:href="https://t.me/air_alert_ua/46378" text:style-name="Internet_20_link" text:visited-style-name="Visited_20_Internet_20_Link">
https://t.me/air_alert_ua/46378</text:a>
</text:p>
      <!--NEWS-->
      <text:h text:style-name="P10" text:outline-level="1">
<text:span text:style-name="T4">
Zaporizka Oblast(19:18). Red Alert: aerial threat. Sirens sounding. Take cover now!</text:span>
</text:h>
      <text:p text:style-name="P4">
Authors: liveuamap (Language: en)</text:p>
      <text:p text:style-name="P4">
Time: 2023-05-23T13:20:00</text:p>
      <text:p text:style-name="P4">
Location: Zaporizka Oblast (Latitude:47.610801 Longtitude:35.764211)</text:p>
      <text:p text:style-name="P4">
Videos: []</text:p>
      <text:p text:style-name="P4">
Images: []</text:p>
      <text:p text:style-name="P4">
Tags: ["Europe", "Central and Eastern Europe"]</text:p>
      <text:p text:style-name="P4">
Id: 22564912</text:p>
      <!--METADATA-->
      <text:p text:style-name="P4">
Zaporizhzhia region(19:18). Red Alert: aerial threat. Sirens sounding. Take covernow!</text:p>
      <text:p text:style-name="P4">
News Collection Link: <text:a xlink:type="simple" xlink:href="https://liveuamap.com/en/2023/23-may-zaporizka-oblast1918-red-alert-aerial-g" text:style-name="Internet_20_link" text:visited-style-name="Visited_20_Internet_20_Link">
https://liveuamap.com/en/2023/23-may-zaporizka-oblast1918-red-alert-aerial-g</text:a>
</text:p>
      <text:p text:style-name="P4">
News Source: <text:a xlink:type="simple" xlink:href="https://t.me/air_alert_ua/46379" text:style-name="Internet_20_link" text:visited-style-name="Visited_20_Internet_20_Link">
https://t.me/air_alert_ua/46379</text:a>
</text:p>
      <!--NEWS-->
      <text:h text:style-name="P10" text:outline-level="1">
<text:span text:style-name="T4">
Chernihivska Oblast(22:42). Red Alert: aerial threat. Sirens sounding. Take cover now!</text:span>
</text:h>
      <text:p text:style-name="P4">
Authors: liveuamap (Language: en)</text:p>
      <text:p text:style-name="P4">
Time: 2023-05-23T16:43:00</text:p>
      <text:p text:style-name="P4">
Location: Chernihivska Oblast (Latitude:51.33333000 Longtitude:32.00000000)</text:p>
      <text:p text:style-name="P4">
Videos: []</text:p>
      <text:p text:style-name="P4">
Images: []</text:p>
      <text:p text:style-name="P4">
Tags: ["Europe", "Central and Eastern Europe"]</text:p>
      <text:p text:style-name="P4">
Id: 22564917</text:p>
      <!--METADATA-->
      <text:p text:style-name="P4">
Chernihiv region(22:42). Red Alert: aerial threat. Sirens sounding. Takecover now!</text:p>
      <text:p text:style-name="P4">
News Collection Link: <text:a xlink:type="simple" xlink:href="https://liveuamap.com/en/2023/23-may-chernihivska-oblast2242-red-alert-aerig" text:style-name="Internet_20_link" text:visited-style-name="Visited_20_Internet_20_Link">
https://liveuamap.com/en/2023/23-may-chernihivska-oblast2242-red-alert-aerig</text:a>
</text:p>
      <text:p text:style-name="P4">
News Source: <text:a xlink:type="simple" xlink:href="https://t.me/air_alert_ua/46384" text:style-name="Internet_20_link" text:visited-style-name="Visited_20_Internet_20_Link">
https://t.me/air_alert_ua/46384</text:a>
</text:p>
      <!--NEWS-->
      <text:h text:style-name="P10" text:outline-level="1">
<text:span text:style-name="T4">
Sumska Oblast(22:43). Red Alert: aerial threat. Sirens sounding. Take cover now!</text:span>
</text:h>
      <text:p text:style-name="P4">
Authors: liveuamap (Language: en)</text:p>
      <text:p text:style-name="P4">
Time: 2023-05-23T16:46:00</text:p>
      <text:p text:style-name="P4">
Location: Sumska Oblast (Latitude:51.00035 Longtitude:34.00084)</text:p>
      <text:p text:style-name="P4">
Videos: []</text:p>
      <text:p text:style-name="P4">
Images: []</text:p>
      <text:p text:style-name="P4">
Tags: ["Europe", "Central and Eastern Europe"]</text:p>
      <text:p text:style-name="P4">
Id: 22564918</text:p>
      <!--METADATA-->
      <text:p text:style-name="P4">
Sumy region(22:43). Red Alert: aerial threat. Sirens sounding. Take covernow!</text:p>
      <text:p text:style-name="P4">
News Collection Link: <text:a xlink:type="simple" xlink:href="https://liveuamap.com/en/2023/23-may-sumska-oblast2243-red-alert-aerial-thrg" text:style-name="Internet_20_link" text:visited-style-name="Visited_20_Internet_20_Link">
https://liveuamap.com/en/2023/23-may-sumska-oblast2243-red-alert-aerial-thrg</text:a>
</text:p>
      <text:p text:style-name="P4">
News Source: <text:a xlink:type="simple" xlink:href="https://t.me/air_alert_ua/46385" text:style-name="Internet_20_link" text:visited-style-name="Visited_20_Internet_20_Link">
https://t.me/air_alert_ua/46385</text:a>
</text:p>
      <!--NEWS-->
      <text:h text:style-name="P10" text:outline-level="1">
<text:span text:style-name="T4">
Poltavska Oblast(23:17). Red Alert: aerial threat. Sirens sounding. Take cover now!</text:span>
</text:h>
      <text:p text:style-name="P4">
Authors: liveuamap (Language: en)</text:p>
      <text:p text:style-name="P4">
Time: 2023-05-23T17:18:00</text:p>
      <text:p text:style-name="P4">
Location: Poltavska Oblast (Latitude:49.47705000 Longtitude:33.81866000)</text:p>
      <text:p text:style-name="P4">
Videos: []</text:p>
      <text:p text:style-name="P4">
Images: []</text:p>
      <text:p text:style-name="P4">
Tags: ["Europe", "Central and Eastern Europe"]</text:p>
      <text:p text:style-name="P4">
Id: 22564919</text:p>
      <!--METADATA-->
      <text:p text:style-name="P4">
Poltava(23:17). Red Alert: aerial threat. Sirens sounding. Take covernow!</text:p>
      <text:p text:style-name="P4">
News Collection Link: <text:a xlink:type="simple" xlink:href="https://liveuamap.com/en/2023/23-may-poltavska-oblast2317-red-alert-aerial-g" text:style-name="Internet_20_link" text:visited-style-name="Visited_20_Internet_20_Link">
https://liveuamap.com/en/2023/23-may-poltavska-oblast2317-red-alert-aerial-g</text:a>
</text:p>
      <text:p text:style-name="P4">
News Source: <text:a xlink:type="simple" xlink:href="https://t.me/air_alert_ua/46386" text:style-name="Internet_20_link" text:visited-style-name="Visited_20_Internet_20_Link">
https://t.me/air_alert_ua/46386</text:a>
</text:p>
      <!--NEWS-->
      <text:h text:style-name="P10" text:outline-level="1">
<text:span text:style-name="T4">
Dnipro, Dnipropetrovska Oblast(00:23). Red Alert: aerial threat. Sirens sounding. Take cover ...</text:span>
</text:h>
      <text:p text:style-name="P4">
Authors: liveuamap (Language: en)</text:p>
      <text:p text:style-name="P4">
Time: 2023-05-23T18:24:00</text:p>
      <text:p text:style-name="P4">
Location: Dnipro (Latitude:48.45930000 Longtitude:35.03865000)</text:p>
      <text:p text:style-name="P4">
Videos: []</text:p>
      <text:p text:style-name="P4">
Images: []</text:p>
      <text:p text:style-name="P4">
Tags: ["Europe", "Central and Eastern Europe"]</text:p>
      <text:p text:style-name="P4">
Id: 22564920</text:p>
      <!--METADATA-->
      <text:p text:style-name="P4">
Dnipro, Dnipropetrovsk region(00:23). Red Alert: aerial threat. Sirenssounding. Take cover now!</text:p>
      <text:p text:style-name="P4">
News Collection Link: <text:a xlink:type="simple" xlink:href="https://liveuamap.com/en/2023/23-may-dnipro-dnipropetrovska-oblast0023-red-g" text:style-name="Internet_20_link" text:visited-style-name="Visited_20_Internet_20_Link">
https://liveuamap.com/en/2023/23-may-dnipro-dnipropetrovska-oblast0023-red-g</text:a>
</text:p>
      <text:p text:style-name="P4">
News Source: <text:a xlink:type="simple" xlink:href="https://t.me/air_alert_ua/46387" text:style-name="Internet_20_link" text:visited-style-name="Visited_20_Internet_20_Link">
https://t.me/air_alert_ua/46387</text:a>
</text:p>
      <!--NEWS-->
      <text:h text:style-name="P10" text:outline-level="1">
<text:span text:style-name="T4">
Kharkiv, Kharkivska Oblast(00:38). Red Alert: aerial threat. Sirens sounding. Take cover now!</text:span>
</text:h>
      <text:p text:style-name="P4">
Authors: liveuamap (Language: en)</text:p>
      <text:p text:style-name="P4">
Time: 2023-05-23T18:39:00</text:p>
      <text:p text:style-name="P4">
Location: Kharkiv (Latitude:49.98081000 Longtitude:36.25272000)</text:p>
      <text:p text:style-name="P4">
Videos: []</text:p>
      <text:p text:style-name="P4">
Images: []</text:p>
      <text:p text:style-name="P4">
Tags: ["Europe", "Central and Eastern Europe"]</text:p>
      <text:p text:style-name="P4">
Id: 22564921</text:p>
      <!--METADATA-->
      <text:p text:style-name="P4">
Kharkiv, Kharkiv region(00:38). Red Alert: aerial threat. Sirens sounding.Take cover now!</text:p>
      <text:p text:style-name="P4">
News Collection Link: <text:a xlink:type="simple" xlink:href="https://liveuamap.com/en/2023/23-may-kharkiv-kharkivska-oblast0038-red-alerg" text:style-name="Internet_20_link" text:visited-style-name="Visited_20_Internet_20_Link">
https://liveuamap.com/en/2023/23-may-kharkiv-kharkivska-oblast0038-red-alerg</text:a>
</text:p>
      <text:p text:style-name="P4">
News Source: <text:a xlink:type="simple" xlink:href="https://t.me/air_alert_ua/46388" text:style-name="Internet_20_link" text:visited-style-name="Visited_20_Internet_20_Link">
https://t.me/air_alert_ua/46388</text:a>
</text:p>
      <!--NEWS-->
      <text:h text:style-name="P10" text:outline-level="1">
<text:span text:style-name="T4">
The enemy powerfully feels the power of Ukrainian Marines - Volodymyr Zelenskyy</text:span>
</text:h>
      <text:p text:style-name="P4">
Author: ['АРМІЯINFORM']</text:p>
      <text:p text:style-name="P4">
Time: 2023-05-23T33:00:00-04:00</text:p>
      <text:p text:style-name="P4">
Description: The Day of Klokso PIKHOTY - the profession of the Holy Service of the Khokhoti ... War with Ukraine 2022, war with Ukraine Latest news today, News War with Ukraine 2022 Last today, will there be a war between Ukraine and Russia and when the war with Ukraine will be in 2022 Or not, will there be a war with Ukraine in the near future, they say, the war with Ukraine, Ukraine’s news today, Ukrainian news in Ukrainian media in Russian</text:p>
      <text:p text:style-name="P4">
Images: ['<text:a xlink:type="simple" xlink:href="https://armyinform.com.ua/wp-content/uploads/2023/05/a666e145-4f78-4cb1-a2e4-3abcf00703e7.jpg" text:style-name="Internet_20_link" text:visited-style-name="Visited_20_Internet_20_Link">
a666e145-4f78-4cb1-a2e4-3abcf00703e7.jpg</text:a>
', '<text:a xlink:type="simple" xlink:href="https://armyinform.com.ua/wp-content/uploads/2023/05/2370b99c-eab8-45cb-9dec-5837fce4a2db-150x150.jpg" text:style-name="Internet_20_link" text:visited-style-name="Visited_20_Internet_20_Link">
2370b99c-eab8-45cb-9dec-5837fce4a2db-150x150.jpg</text:a>
', '<text:a xlink:type="simple" xlink:href="https://armyinform.com.ua/wp-content/uploads/2023/05/3dce650e-5783-49d4-ac89-8e196e319ac2-150x150.jpg" text:style-name="Internet_20_link" text:visited-style-name="Visited_20_Internet_20_Link">
3dce650e-5783-49d4-ac89-8e196e319ac2-150x150.jpg</text:a>
', '<text:a xlink:type="simple" xlink:href="https://armyinform.com.ua/wp-content/uploads/2023/05/8ffb3c8e-bc6f-4583-857b-c032844aaf26-150x150.jpg" text:style-name="Internet_20_link" text:visited-style-name="Visited_20_Internet_20_Link">
8ffb3c8e-bc6f-4583-857b-c032844aaf26-150x150.jpg</text:a>
', '<text:a xlink:type="simple" xlink:href="https://armyinform.com.ua/wp-content/uploads/2023/05/96328c51-7ece-4003-a1ab-7de1ed3e9728-150x150.jpg" text:style-name="Internet_20_link" text:visited-style-name="Visited_20_Internet_20_Link">
96328c51-7ece-4003-a1ab-7de1ed3e9728-150x150.jpg</text:a>
', '<text:a xlink:type="simple" xlink:href="https://armyinform.com.ua/wp-content/uploads/2023/05/9a61d563-dee3-40b1-ae85-3ebc24a8210e-150x150.jpg" text:style-name="Internet_20_link" text:visited-style-name="Visited_20_Internet_20_Link">
9a61d563-dee3-40b1-ae85-3ebc24a8210e-150x150.jpg</text:a>
']</text:p>
      <text:p text:style-name="P4">
Tags: ['ВОЛОДИМИР ЗЕЛЕНСЬКИЙ', 'ДЕНЬ МОРСЬКОЇ ПІХОТИ УКРАЇНИ']</text:p>
      <text:p text:style-name="P4">
Category: News</text:p>
      <!--METADATA-->
      <text:p text:style-name="P4">
<draw:frame draw:style-name="fr1" draw:name="Image2" text:anchor-type="as-char" svg:width="6.9236in" svg:height="4.608521in" draw:z-index="0">
<draw:image xlink:href="../Images/AРМІЯINFORM/2023-05-23T33-00-00-04-00/a666e145-4f78-4cb1-a2e4-3abcf00703e7.jpg" xlink:type="simple" xlink:show="embed" xlink:actuate="onLoad" draw:mime-type="image/jpeg"/>
</draw:frame>
Marine Corps Day is a professional holiday of military personnel of the Marines of the Marines and Navy of the Armed Forces of Ukraine, which is celebrated every year 23th.</text:p>
      <text:p text:style-name="P4">
On the occasion of the holiday, President of Ukraine Volodymyr Zelenskyy <text:a xlink:type="simple" xlink:href="https://t.me/V_Zelenskiy_official/6319" text:style-name="Internet_20_link" text:visited-style-name="Visited_20_Internet_20_Link">
noted</text:a>
:</text:p>
      <text:p text:style-name="P4">
“Prepared for action on land, from the sea and from the air, Ukrainian Marines fully perform complex tasks. Motivated, strong, brave. The enemy feels the power of our warriors. Thank you for defeating your native land!</text:p>
      <text:p text:style-name="P4">
We will always remember the heroes who have given their lives for the future of our state.</text:p>
      <text:p text:style-name="P4">
Glory to the Marines of Ukraine!”</text:p>
      <text:p text:style-name="P4">
Glory to Ukraine!</text:p>
      <text:p text:style-name="P4">
<text:a xlink:type="simple" xlink:href="https://armyinform.com.ua/wp-content/uploads/2023/05/2370b99c-eab8-45cb-9dec-5837fce4a2db.jpg" text:style-name="Internet_20_link" text:visited-style-name="Visited_20_Internet_20_Link">
!(Images/AРМІЯINFORM/2023-05-23T33-00-00-04-00/2370b99c-eab8-45cb-9dec-5837fce4a2db-150x150.jpg)</text:a>
</text:p>
      <text:p text:style-name="P4">
<text:a xlink:type="simple" xlink:href="https://armyinform.com.ua/wp-content/uploads/2023/05/3dce650e-5783-49d4-ac89-8e196e319ac2.jpg" text:style-name="Internet_20_link" text:visited-style-name="Visited_20_Internet_20_Link">
<draw:frame draw:style-name="fr1" draw:name="Image3" text:anchor-type="as-char" svg:width="6.9236in" svg:height="6.9236in" draw:z-index="0">
<draw:image xlink:href="../Images/AРМІЯINFORM/2023-05-23T33-00-00-04-00/3dce650e-5783-49d4-ac89-8e196e319ac2-150x150.jpg" xlink:type="simple" xlink:show="embed" xlink:actuate="onLoad" draw:mime-type="image/jpeg"/>
</draw:frame>
</text:a>
</text:p>
      <text:p text:style-name="P4">
<text:a xlink:type="simple" xlink:href="https://armyinform.com.ua/wp-content/uploads/2023/05/8ffb3c8e-bc6f-4583-857b-c032844aaf26.jpg" text:style-name="Internet_20_link" text:visited-style-name="Visited_20_Internet_20_Link">
<draw:frame draw:style-name="fr1" draw:name="Image4" text:anchor-type="as-char" svg:width="6.9236in" svg:height="6.9236in" draw:z-index="0">
<draw:image xlink:href="../Images/AРМІЯINFORM/2023-05-23T33-00-00-04-00/8ffb3c8e-bc6f-4583-857b-c032844aaf26-150x150.jpg" xlink:type="simple" xlink:show="embed" xlink:actuate="onLoad" draw:mime-type="image/jpeg"/>
</draw:frame>
</text:a>
</text:p>
      <text:p text:style-name="P4">
<text:a xlink:type="simple" xlink:href="https://armyinform.com.ua/wp-content/uploads/2023/05/96328c51-7ece-4003-a1ab-7de1ed3e9728.jpg" text:style-name="Internet_20_link" text:visited-style-name="Visited_20_Internet_20_Link">
<draw:frame draw:style-name="fr1" draw:name="Image5" text:anchor-type="as-char" svg:width="6.9236in" svg:height="6.9236in" draw:z-index="0">
<draw:image xlink:href="../Images/AРМІЯINFORM/2023-05-23T33-00-00-04-00/96328c51-7ece-4003-a1ab-7de1ed3e9728-150x150.jpg" xlink:type="simple" xlink:show="embed" xlink:actuate="onLoad" draw:mime-type="image/jpeg"/>
</draw:frame>
</text:a>
</text:p>
      <text:p text:style-name="P4">
<text:a xlink:type="simple" xlink:href="https://armyinform.com.ua/wp-content/uploads/2023/05/9a61d563-dee3-40b1-ae85-3ebc24a8210e.jpg" text:style-name="Internet_20_link" text:visited-style-name="Visited_20_Internet_20_Link">
<draw:frame draw:style-name="fr1" draw:name="Image6" text:anchor-type="as-char" svg:width="6.9236in" svg:height="6.9236in" draw:z-index="0">
<draw:image xlink:href="../Images/AРМІЯINFORM/2023-05-23T33-00-00-04-00/9a61d563-dee3-40b1-ae85-3ebc24a8210e-150x150.jpg" xlink:type="simple" xlink:show="embed" xlink:actuate="onLoad" draw:mime-type="image/jpeg"/>
</draw:frame>
</text:a>
</text:p>
      <text:p text:style-name="P4">
News Source: <text:a xlink:type="simple" xlink:href="https://armyinform.com.ua/2023/05/23/vorog-potuzhno-vidchuvaye-micz-ukrayinskyh-morskyh-pihotyncziv-volodymyr-zelenskyj/" text:style-name="Internet_20_link" text:visited-style-name="Visited_20_Internet_20_Link">
https://armyinform.com.ua/2023/05/23/vorog-potuzhno-vidchuvaye-micz-ukrayinskyh-morskyh-pihotyncziv-volodymyr-zelenskyj/</text:a>
</text:p>
      <!--NEWS-->
      <text:h text:style-name="P10" text:outline-level="1">
<text:span text:style-name="T4">
The Government has approved the procedure for selecting and exploring the biological material of prisoners of war</text:span>
</text:h>
      <text:p text:style-name="P4">
Author: ['АРМІЯINFORM']</text:p>
      <text:p text:style-name="P4">
Time: 2023-05-23T34:00:00-04:00</text:p>
      <text:p text:style-name="P4">
Description: Kabіnet Min Striv, hardening the “order of vіdbor, aimed at molecular genetics ... War with Ukraine 2022, war with Ukraine Latest news today, News War with Ukraine 2022 Last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19/10/uryad-1-e1638886488113.jpg" text:style-name="Internet_20_link" text:visited-style-name="Visited_20_Internet_20_Link">
uryad-1-e1638886488113.jpg</text:a>
']</text:p>
      <text:p text:style-name="P4">
Tags: ['STOPRUSSIA', 'АГРЕСІЯ РФ', 'ВТОРГНЕННЯ РФ', 'ГЕНОМНА ІНФОРМАЦІЯ', 'КАБІНЕТ МІНІСТРІВ УКРАЇНИ', 'РОСІЙСЬКІ ВІЙСЬКОВОПОЛОНЕНІ']</text:p>
      <text:p text:style-name="P4">
Category: News</text:p>
      <!--METADATA-->
      <text:p text:style-name="P4">
<draw:frame draw:style-name="fr1" draw:name="Image7" text:anchor-type="as-char" svg:width="6.9236in" svg:height="3.964969in" draw:z-index="0">
<draw:image xlink:href="../Images/AРМІЯINFORM/2023-05-23T34-00-00-04-00/uryad-1-e1638886488113.jpg" xlink:type="simple" xlink:show="embed" xlink:actuate="onLoad" draw:mime-type="image/jpeg"/>
</draw:frame>
The Cabinet of Ministers has approved "the order of selection, referral to molecular genetic examination(research)Biological material of Russian -waved for the establishment of genomic information and its storage. "</text:p>
      <text:p text:style-name="P4">
This is stated in the Government Resolution <text:a xlink:type="simple" xlink:href="https://www.kmu.gov.ua/npas/pro-zatverdzhennia-poriadku-vidboru-napravlennia-na-molekuliarno-henetychnu-ekspertyzu-s508-190523" text:style-name="Internet_20_link" text:visited-style-name="Visited_20_Internet_20_Link">
No. 508.</text:a>
As <text:a xlink:type="simple" xlink:href="https://minjust.gov.ua/news/ministry/zatverdjeno-poryadok-vidboru-ta-doslidjennya-biologichnogo-materialu-viyskovopolonenih" text:style-name="Internet_20_link" text:visited-style-name="Visited_20_Internet_20_Link">
notes</text:a>
Deputy Minister of Justice of Ukraine Elena Vysotska, "State registration of genomic information of prisoners of war will facilitate the establishment of persons who have committed criminal offenses during the conduct of operational-search acts in connection with the investigation of crimes related to the military aggression of the Russian Federation."</text:p>
      <text:p text:style-name="P4">
The approved procedure will regulate the issue of selection of biological material material, referring it to a molecular-genetic study of hip.</text:p>
      <text:p text:style-name="P4">
Thus, the issues of selection of biological material-wandeeds for establishing their genomic information are regulated in the order, which will be determined by such selection, the timing Enetic research. The order also contains general positions on the conditions and terms of storage of biological material -bearing.</text:p>
      <text:p text:style-name="P4">
It is noted that specialists from research institutions of forensic examinations, judicial and medical institutions, health care institutions, as well as from medical and experties of the Ministry of Defense, the Ministry of Internal Affairs, the SBU, the State Border Service, the National Police of the Tanatzgarty may be involved in the selection of biological material in prisoners of war.</text:p>
      <text:p text:style-name="P4">
News Source: <text:a xlink:type="simple" xlink:href="https://armyinform.com.ua/2023/05/23/uryad-zatverdyv-poryadok-vidboru-ta-doslidzhennya-biologichnogo-materialu-vijskovopolonenyh/" text:style-name="Internet_20_link" text:visited-style-name="Visited_20_Internet_20_Link">
https://armyinform.com.ua/2023/05/23/uryad-zatverdyv-poryadok-vidboru-ta-doslidzhennya-biologichnogo-materialu-vijskovopolonenyh/</text:a>
</text:p>
      <!--NEWS-->
      <text:h text:style-name="P10" text:outline-level="1">
<text:span text:style-name="T4">
The Commissioner from the missing missing in Sloviansk conducted an exit meeting with the search engines</text:span>
</text:h>
      <text:p text:style-name="P4">
Author: ['АРМІЯINFORM']</text:p>
      <text:p text:style-name="P4">
Time: 2023-05-23T35:00:00-04:00</text:p>
      <text:p text:style-name="P4">
Description: Days of detention of zi tsilich unwind Oleg Kotenko Proviv Vidn Naradu Zhukovmi ... War with Ukraine 2022, War with Ukraine Latest News today,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5/e7c69535-0a25-4e74-a5ac-fdfd963f0f2d.jpg" text:style-name="Internet_20_link" text:visited-style-name="Visited_20_Internet_20_Link">
e7c69535-0a25-4e74-a5ac-fdfd963f0f2d.jpg</text:a>
']</text:p>
      <text:p text:style-name="P4">
Tags: ['МІНРЕІНТЕГРАЦІЇ', 'ОЛЕГ КОТЕНКО', 'ПОШУК ЗНИКЛИХ БЕЗВІСТИ', 'УПОВНОВАЖЕНИЙ ЗІ ЗНИКЛИХ БЕЗВІСТИ']</text:p>
      <text:p text:style-name="P4">
Category: News</text:p>
      <!--METADATA-->
      <text:p text:style-name="P4">
<draw:frame draw:style-name="fr1" draw:name="Image8" text:anchor-type="as-char" svg:width="6.9236in" svg:height="4.682085in" draw:z-index="0">
<draw:image xlink:href="../Images/AРМІЯINFORM/2023-05-23T35-00-00-04-00/e7c69535-0a25-4e74-a5ac-fdfd963f0f2d.jpg" xlink:type="simple" xlink:show="embed" xlink:actuate="onLoad" draw:mime-type="image/jpeg"/>
</draw:frame>
The other day, Oleg Kotenko, a missing person from missing, held an outbound meeting with search groups. The meeting was held in Slavic. It was also attended by a regional representative in Donetsk region Konstantin Chernikov.</text:p>
      <text:p text:style-name="P4">
About it <text:a xlink:type="simple" xlink:href="https://t.me/minre_ua/3389" text:style-name="Internet_20_link" text:visited-style-name="Visited_20_Internet_20_Link">
reports</text:a>
Ministry of Reintegration of Temporarily Occupied Territories of Ukraine in Telegrams.</text:p>
      <text:p text:style-name="P4">
Currently, searches are working out likely burial places in the liberated systems of Donetsk, Lugansk and Kharkiv regions. Previously, the prolocations where the bodies of the dead were applied were applied to the interactive map. Cessa is more efficient for searching.</text:p>
      <text:p text:style-name="P4">
Immediately after the de -occupation of the territories, they together with the SES and the National Police work out pre -known locations. Only in the last month managed <text:a xlink:type="simple" xlink:href="https://armyinform.com.ua/2023/05/23/za-ostannij-misyacz-poshukovczyam-vdalosya-znajty-50-til-znyklyh-bezvisty-ukrayincziv-oleg-kotenko/" text:style-name="Internet_20_link" text:visited-style-name="Visited_20_Internet_20_Link">
to raise</text:a>
body 50 dead.</text:p>
      <text:p text:style-name="P4">
News Source: <text:a xlink:type="simple" xlink:href="https://armyinform.com.ua/2023/05/23/upovnovazhenyj-zi-znyklyh-bezvisty-u-slov%ca%bcyansku-proviv-vyyiznu-naradu-z-poshukovczyamy/" text:style-name="Internet_20_link" text:visited-style-name="Visited_20_Internet_20_Link">
https://armyinform.com.ua/2023/05/23/upovnovazhenyj-zi-znyklyh-bezvisty-u-slov%ca%bcyansku-proviv-vyyiznu-naradu-z-poshukovczyamy/</text:a>
</text:p>
      <!--NEWS-->
      <text:h text:style-name="P10" text:outline-level="1">
<text:span text:style-name="T4">
May 23 - Marine Corps Day of Ukraine!</text:span>
</text:h>
      <text:p text:style-name="P4">
Author: ['АРМІЯINFORM']</text:p>
      <text:p text:style-name="P4">
Time: 2023-05-23T36:00:00-04:00</text:p>
      <text:p text:style-name="P4">
Description: Schakhota NMS ZSU є Potuzhnoye warehouse Nashogo Vіsyca. For the rocks of VIZHIET ... War with Ukraine 2022, War with Ukraine Latest news today, News War with Ukraine 2022 The last for today, will there be a war between Ukraine and Russia and when, the war with Ukraine in 2022 will be or not, will there be whether there will be, whether there will be, will there The war with Ukraine in the near future says, the war with Ukraine, Ukrainian news today, Ukrainian news in Ukrainian media in Russian</text:p>
      <text:p text:style-name="P4">
Images: ['<text:a xlink:type="simple" xlink:href="https://armyinform.com.ua/wp-content/uploads/2023/05/den-morskoyi-pihoty-ukrayiny-ia-5.jpg" text:style-name="Internet_20_link" text:visited-style-name="Visited_20_Internet_20_Link">
den-morskoyi-pihoty-ukrayiny-ia-5.jpg</text:a>
']</text:p>
      <text:p text:style-name="P4">
Tags: ['МОРСЬКА ПІХОТА']</text:p>
      <text:p text:style-name="P4">
Category: News</text:p>
      <!--METADATA-->
      <text:p text:style-name="P4">
<draw:frame draw:style-name="fr1" draw:name="Image9" text:anchor-type="as-char" svg:width="6.9236in" svg:height="3.894525in" draw:z-index="0">
<draw:image xlink:href="../Images/AРМІЯINFORM/2023-05-23T36-00-00-04-00/den-morskoyi-pihoty-ukrayiny-ia-5.jpg" xlink:type="simple" xlink:show="embed" xlink:actuate="onLoad" draw:mime-type="image/jpeg"/>
</draw:frame>
The Marines of the Navy of the Armed Forces are a powerful component of our army. During the years of the liberation against the rashists, the Marines have repeatedly demonstrated that even more complex situations are motivated soldiers were able to break the course of events and gain a win over the enemy. Even when the enemy prevails.</text:p>
      <text:p text:style-name="P4">
In this long war, the Navy of the Armed Forces of the Navy will demonstrate the power of spirit and loyalty of oathing daily for our independence.</text:p>
      <text:p text:style-name="P4">
Great thanks and honor to you for the dedicated service to the Ukrainian people!</text:p>
      <text:p text:style-name="P4">
Glory to the heroes!</text:p>
      <text:p text:style-name="P4">
News Source: <text:a xlink:type="simple" xlink:href="https://armyinform.com.ua/2023/05/23/23-travnya-den-morskoyi-pihoty-ukrayiny-2/" text:style-name="Internet_20_link" text:visited-style-name="Visited_20_Internet_20_Link">
https://armyinform.com.ua/2023/05/23/23-travnya-den-morskoyi-pihoty-ukrayiny-2/</text:a>
</text:p>
      <!--NEWS-->
      <text:h text:style-name="P10" text:outline-level="1">
<text:span text:style-name="T4">
The transfer of F-16 fighters to Ukraine and the preparation of Ukrainian pilots is a priority for the USA-State Department</text:span>
</text:h>
      <text:p text:style-name="P4">
Author: ['АРМІЯINFORM']</text:p>
      <text:p text:style-name="P4">
Time: 2023-05-23T37:00:00-04:00</text:p>
      <text:p text:style-name="P4">
Description: Transmission of Ukrainian Vinishchyvyv F-16 Nazrai є priory for the United States. About the PID Hour ... The war with Ukraine 2022, the war with Ukraine is the latest news today, the news war with Ukraine 2022 is the last for today, will there be a war between Ukraine and Russia and when, the war with Ukraine in 2022 will be or not, will there be whether there will be, whether there will be, whether there will be The war with Ukraine in the near future says, the war with Ukraine, Ukrainian news today, Ukrainian news in Ukrainian media in Russian</text:p>
      <text:p text:style-name="P4">
Images: ['<text:a xlink:type="simple" xlink:href="https://armyinform.com.ua/wp-content/uploads/2023/05/f-16.jpg" text:style-name="Internet_20_link" text:visited-style-name="Visited_20_Internet_20_Link">
f-16.jpg</text:a>
']</text:p>
      <text:p text:style-name="P4">
Tags: ['F-16', 'ДЕРЖДЕП США', 'ДОПОМОГА ПАРТНЕРІВ', 'НАВЧАННЯ ВІЙСЬКОВИХ', 'СВІТ ПІДТРИМУЄ УКРАЇНУ']</text:p>
      <text:p text:style-name="P4">
Category: News</text:p>
      <!--METADATA-->
      <text:p text:style-name="P4">
<draw:frame draw:style-name="fr1" draw:name="Image10" text:anchor-type="as-char" svg:width="6.9236in" svg:height="3.894525in" draw:z-index="0">
<draw:image xlink:href="../Images/AРМІЯINFORM/2023-05-23T37-00-00-04-00/f-16.jpg" xlink:type="simple" xlink:show="embed" xlink:actuate="onLoad" draw:mime-type="image/jpeg"/>
</draw:frame>
The transfer of F-16 fighter fighters is currently a priority for the United States.</text:p>
      <text:p text:style-name="P4">
About it during a briefing <text:a xlink:type="simple" xlink:href="https://www.state.gov/briefings/department-press-briefing-may-22-2023/" text:style-name="Internet_20_link" text:visited-style-name="Visited_20_Internet_20_Link">
stated</text:a>
US Department Prescretist Matthew Miller.</text:p>
      <text:p text:style-name="P4">
“On granting Ukraine F-16, President <text:span text:style-name="T5">
(USA Joe Biden - Ed.)</text:span>
 It is very clear that we will begin to teach Ukrainian military piloting F-16, and we will be working with our allies and partners on providing F-16 Ukraine, ”Matthew Miller said.</text:p>
      <text:p text:style-name="P4">
He also added that there are currently no reports on when and how the aircraft will be transferred, or from which countries they will arrive. However, the realization of this project will begin "in the coming months".</text:p>
      <text:p text:style-name="P4">
Earlier, US President Joe Biden <text:a xlink:type="simple" xlink:href="https://armyinform.com.ua/2023/05/21/amerykanski-vijskovi-pochnut-trenuvaty-ukrayinskyh-pilotiv-dlya-f-16-dzho-bajden/" text:style-name="Internet_20_link" text:visited-style-name="Visited_20_Internet_20_Link">
declared</text:a>
that the non-American military will begin to train Ukrainian pilots for the F-16.</text:p>
      <text:p text:style-name="P4">
News Source: <text:a xlink:type="simple" xlink:href="https://armyinform.com.ua/2023/05/23/peredacha-vynyshhuvachiv-f-16-ukrayini-ta-pidgotovka-ukrayinskyh-pilotiv-ye-priorytetom-dlya-ssha-derzhdep/" text:style-name="Internet_20_link" text:visited-style-name="Visited_20_Internet_20_Link">
https://armyinform.com.ua/2023/05/23/peredacha-vynyshhuvachiv-f-16-ukrayini-ta-pidgotovka-ukrayinskyh-pilotiv-ye-priorytetom-dlya-ssha-derzhdep/</text:a>
</text:p>
      <!--NEWS-->
      <text:h text:style-name="P10" text:outline-level="1">
<text:span text:style-name="T4">
Briefing on demining of territories with the participation of the representative of the State Security Service of MOU</text:span>
</text:h>
      <text:p text:style-name="P4">
Author: ['АРМІЯINFORM']</text:p>
      <text:p text:style-name="P4">
Time: 2023-05-23T38:00:00-04:00</text:p>
      <text:p text:style-name="P4">
Description: https://www.youtube.com/watch?v=po9kui5mmk5e with Military Media Center to go through briefing ... War with Ukraine 2022, War with Ukraine today, News War with Ukraine 2022 Last today, will there be a war between Ukraine And when Russia and the war with Ukraine in 2022 will be or not, will there be a war with Ukraine in the near future, the war with Ukraine, Ukraine’s news today, Ukrainian news in Ukrainian media in Russian</text:p>
      <text:p text:style-name="P4">
Images: []</text:p>
      <text:p text:style-name="P4">
Tags: ['БРИФІНГ', 'ДЕРЖСПЕЦТРАНССЛУЖБА', 'РОЗМІНУВАННЯ']</text:p>
      <text:p text:style-name="P4">
Category: News</text:p>
      <!--METADATA-->
      <text:p text:style-name="P4">
The Military Media Center has a briefing and the topic <text:span text:style-name="T4">
 "Demanding the territorial units of the State Special Transport Service of the Ministry of Defense" </text:span>
 with the participation of the representative of the State Special Transport Service of the Ministry of Defense of Ukraine.</text:p>
      <text:p text:style-name="P4">
The briefing is about:</text:p>
      <ol>
        <li>
The progress of fulfillment of tasks for demining the territories by the units of the State Support Service; 2. Preparation of sappers taking into account the experience of current risks.</li>
      </ol>
      <text:p text:style-name="P4">
News Source: <text:a xlink:type="simple" xlink:href="https://armyinform.com.ua/2023/05/23/bryfing-shhodo-rozminuvannya-terytorij-za-uchasti-predstavnyka-derzhspecztranssluzhby-mou/" text:style-name="Internet_20_link" text:visited-style-name="Visited_20_Internet_20_Link">
https://armyinform.com.ua/2023/05/23/bryfing-shhodo-rozminuvannya-terytorij-za-uchasti-predstavnyka-derzhspecztranssluzhby-mou/</text:a>
</text:p>
      <!--NEWS-->
      <text:h text:style-name="P10" text:outline-level="1">
<text:span text:style-name="T4">
Alexei Reznikov congratulated the Marines on a professional holiday</text:span>
</text:h>
      <text:p text:style-name="P4">
Author: ['АРМІЯINFORM']</text:p>
      <text:p text:style-name="P4">
Time: 2023-05-23T39:00:00-04:00</text:p>
      <text:p text:style-name="P4">
Description: Miniter defense of Ukraine Oleksii Reznikov Provitav Morsky Pikhotsiv with a profession ... War with Ukraine 2022, War with Ukraine Latest News today, News War with Ukraine 2022 Last today, will there be a war between Ukraine and Russia and when, a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5/image_2023-05-23_10-12-26.png" text:style-name="Internet_20_link" text:visited-style-name="Visited_20_Internet_20_Link">
image_2023-05-23_10-12-26.png</text:a>
']</text:p>
      <text:p text:style-name="P4">
Tags: ['ДЕНЬ МОРСЬКОЇ ПІХОТИ УКРАЇНИ', 'ОЛЕКСІЙ РЕЗНІКОВ', 'ОФІЦІЙНО']</text:p>
      <text:p text:style-name="P4">
Category: News</text:p>
      <!--METADATA-->
      <text:p text:style-name="P4">
<draw:frame draw:style-name="fr1" draw:name="Image11" text:anchor-type="as-char" svg:width="6.9236in" svg:height="2.76367in" draw:z-index="0">
<draw:image xlink:href="../Images/AРМІЯINFORM/2023-05-23T39-00-00-04-00/image_2023-05-23_10-12-26.png" xlink:type="simple" xlink:show="embed" xlink:actuate="onLoad" draw:mime-type="image/png"/>
</draw:frame>
The Minister of Defense of Ukraine Oleksiy Reznikov congratulated the Marines with a vocational holiday.</text:p>
      <text:p text:style-name="P4">
Greetings to the head of the Ukrainian Defense Office <text:a xlink:type="simple" xlink:href="https://www.facebook.com/reznikovoleksii/posts/pfbid0w2wVWfq5NmN6SHgvfTcT8Perm9pb3Ltwg8YiqamRCiBBG457pzvGRHPTKQ18xDwXl" text:style-name="Internet_20_link" text:visited-style-name="Visited_20_Internet_20_Link">
placed</text:a>
in Facebook.</text:p>
      <text:p text:style-name="P4">
“The warriors of the three elements - the earth, water and heaven today celebrate their day. A day of night horror in the berets of the color of the storm wave, ”Oleksireznikov wrote.</text:p>
      <text:p text:style-name="P4">
He recalled that during the years of ATO/OOS, Ukrainian Marines argued every time: where they have a position they are - there will be non -conversations.</text:p>
      <text:p text:style-name="P4">
“The start of the large -scale war was met at the forefront, where the titanic courage was shown and the enemy was difficult to describe the enemy. And today they are in the release of Ukrainian land from invaders. The enemy should be thoughtful: even at such a difficult time, we form new units of infantry, which will inevitably bring them closer to the Cobzon concert.</text:p>
      <text:p text:style-name="P4">
It is proud that I have friends among Ukrainian marines, proud that samples of wedge weapons come to them, proud to be Ukrainian near them.</text:p>
      <text:p text:style-name="P4">
Happy Holidays, Break!Semper fi!” - said Alexei Reznikov.</text:p>
      <text:p text:style-name="P4">
News Source: <text:a xlink:type="simple" xlink:href="https://armyinform.com.ua/2023/05/23/oleksij-reznikov-pryvitav-morskyh-pihotyncziv-z-profesijnym-svyatom/" text:style-name="Internet_20_link" text:visited-style-name="Visited_20_Internet_20_Link">
https://armyinform.com.ua/2023/05/23/oleksij-reznikov-pryvitav-morskyh-pihotyncziv-z-profesijnym-svyatom/</text:a>
</text:p>
      <!--NEWS-->
      <text:h text:style-name="P10" text:outline-level="1">
<text:span text:style-name="T4">
Heroes Day: The Stories</text:span>
</text:h>
      <text:p text:style-name="P4">
Author: ['Сергій Зятьєв']</text:p>
      <text:p text:style-name="P4">
Time: 2023-05-23T40:00:00-04:00</text:p>
      <text:p text:style-name="P4">
Description: Heroes' Day has been an honor for Ukrainian warriors - Bortyv for the will of Ukraine, faces ... War with Ukraine 2022, war with Ukraine Latest news today, News War with Ukraine 2022 Last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5/en-gero〓〓v.jpg" text:style-name="Internet_20_link" text:visited-style-name="Visited_20_Internet_20_Link">
en-gero〓〓v.jpg</text:a>
', '<text:a xlink:type="simple" xlink:href="https://armyinform.com.ua/wp-content/uploads/2023/05/general-horunzhyj-oleksa-almazov.jpg" text:style-name="Internet_20_link" text:visited-style-name="Visited_20_Internet_20_Link">
general-horunzhyj-oleksa-almazov.jpg</text:a>
', '<text:a xlink:type="simple" xlink:href="https://armyinform.com.ua/wp-content/uploads/2023/05/yevgen-konovalecz.jpg" text:style-name="Internet_20_link" text:visited-style-name="Visited_20_Internet_20_Link">
yevgen-konovalecz.jpg</text:a>
', '<text:a xlink:type="simple" xlink:href="https://armyinform.com.ua/wp-content/uploads/2023/05/roman-darmograj.jpg" text:style-name="Internet_20_link" text:visited-style-name="Visited_20_Internet_20_Link">
roman-darmograj.jpg</text:a>
', '<text:a xlink:type="simple" xlink:href="https://armyinform.com.ua/wp-content/uploads/2023/05/valerij-lyulka.jpg" text:style-name="Internet_20_link" text:visited-style-name="Visited_20_Internet_20_Link">
valerij-lyulka.jpg</text:a>
', '<text:a xlink:type="simple" xlink:href="https://armyinform.com.ua/wp-content/uploads/2023/05/rogovczeva.jpg" text:style-name="Internet_20_link" text:visited-style-name="Visited_20_Internet_20_Link">
rogovczeva.jpg</text:a>
']</text:p>
      <text:p text:style-name="P4">
Tags: ['ВТОРГНЕННЯ РФ', 'ДЕНЬ ГЕРОЇВ', 'УНР', 'УПА']</text:p>
      <text:p text:style-name="P4">
Category: News</text:p>
      <!--METADATA-->
      <text:p text:style-name="P4">
<draw:frame draw:style-name="fr1" draw:name="Image12" text:anchor-type="as-char" svg:width="6.9236in" svg:height="4.592655in" draw:z-index="0">
<draw:image xlink:href="../Images/AРМІЯINFORM/2023-05-23T40-00-00-04-00/en-gero〓〓v.jpg" xlink:type="simple" xlink:show="embed" xlink:actuate="onLoad" draw:mime-type="image/jpeg"/>
</draw:frame>
<text:span text:style-name="T4">
 Heroes Day is established in honor of Ukrainian soldiers - fighters for the will of Ukraine, knights of Kievan Rus, Cossacks of the Hetman's Age, Haydamak, Sich Sagittarius, UNR soldiers, UPA. In April 1941 in Krakow. The Zadyan times were celebrated mostly by the former UPA soldiers, the dissident other "anti -Soviet elements". Underground, of course. </text:span>
</text:p>
      <text:p text:style-name="P4">
<text:span text:style-name="T4">
 Heroes Day is gaining special weight now when the war continues in Ukraine… Who are they - Ukrainian heroes of different times? </text:span>
</text:p>
      <text:h text:style-name="P12" text:outline-level="3">
<text:span text:style-name="T4">
<text:span text:style-name="T4">
 General-Hoorzhi Oleksa Diamozov was awarded the highest award in the Armuunor </text:span>
</text:span>
</text:h>
      <text:p text:style-name="P4">
During the First World War, Colonel Oleksa Diamozov commanded the First Kino-Mountain Division. He was distinguished by his extraordinary courage. In 1919, he participated in the successful offensive of the UNR Army from the Drazhny district to Vapnyarka, the Poor for Kamianets-Podilskyi, Vinnitsa and Kiev. He fought against the Bolsheviks and in front of the White Guards.</text:p>
      <text:p text:style-name="P4">
<draw:frame draw:style-name="fr1" draw:name="Image13" text:anchor-type="as-char" svg:width="6.9236in" svg:height="5.1927in" draw:z-index="0">
<draw:image xlink:href="../Images/AРМІЯINFORM/2023-05-23T40-00-00-04-00/general-horunzhyj-oleksa-almazov.jpg" xlink:type="simple" xlink:show="embed" xlink:actuate="onLoad" draw:mime-type="image/jpeg"/>
</draw:frame>
In March 1921, he was increased to the title of General-Hourunji UNR Army. He was awarded the highest winter campaign of 1919-1920 in the UNR army - the Iron Cross "For the Winter Hike and Fighting".</text:p>
      <text:p text:style-name="P4">
Subsequently, when the Ukrainian army had to retreat for Zbruch, Oleksa Diamonda with his soldiers was interned and moved by the former Polish Allies to the camp in Vladovtsi, in Poland.</text:p>
      <text:p text:style-name="P4">
_</text:p>
      <text:p text:style-name="P4">
In 2018, the 406th Separate Artillery Brigade of the Coast Defense of VMSSUKRAIN was named after Alexei Diamozov, General-Crown ...</text:p>
      <text:p text:style-name="P4">
_</text:p>
      <text:p text:style-name="P4">
Oleksa Diamozov died on December 13, 1936. In 2016, the streets, named after him, appeared in Kyiv, Kherson Talutsk. And in 2018, his name was administered by the artillery brigade of the Coast Defense of the Navy of Ukraine ...</text:p>
      <text:h text:style-name="P12" text:outline-level="3">
<text:span text:style-name="T4">
<text:span text:style-name="T4">
 Colonel Yevgeny Konovalets devoted his life to fighting the Muscovites </text:span>
</text:span>
</text:h>
      <text:p text:style-name="P4">
Yevgeny Konovalets was born on June 14, 1891 in a teaching family in Selyzashkiv, near Lviv. After his studies at a public school and at the gymnasium he was amazed at Lviv University. In 1914, he was mobilized by the Dostric Army, and in 1915 he got to Russian captivity. In the fall of 1917, the young officer went to Kiev, where he participated in the creation of the Ukrainian Armed Forces: first the Sich Riflemen, Azgod and Corps.</text:p>
      <text:p text:style-name="P4">
<draw:frame draw:style-name="fr1" draw:name="Image14" text:anchor-type="as-char" svg:width="6.9236in" svg:height="3.89773in" draw:z-index="0">
<draw:image xlink:href="../Images/AРМІЯINFORM/2023-05-23T40-00-00-04-00/yevgen-konovalecz.jpg" xlink:type="simple" xlink:show="embed" xlink:actuate="onLoad" draw:mime-type="image/jpeg"/>
</draw:frame>
</text:p>
      <text:p text:style-name="P4">
_</text:p>
      <text:p text:style-name="P4">
Moscow after the destruction of Simon Petliura saw in the person of Yevgeny Konovalets of her main enemy</text:p>
      <text:p text:style-name="P4">
_</text:p>
      <text:p text:style-name="P4">
After the destruction of Simon Petliura, Moscow saw in the person of Yevgeny Konovalets of her main enemy. Therefore, the Moscow terrorist Pavel Sudoplatovplklav was sent to the colonel to the car of explosives. The life of the hero was cut short on May 23, 1938 in Rotterdam ...</text:p>
      <text:h text:style-name="P12" text:outline-level="3">
<text:span text:style-name="T4">
<text:span text:style-name="T4">
 Roman Darmogray received the title of Hero of Ukraine for a four -hour defense operation </text:span>
</text:span>
</text:h>
      <text:p text:style-name="P4">
In his 28 years, the young and talented commander Roman Darmogray entered the "30 to 30: the face of the future" from Forbes. " He graduated from the National Academy of Land Forces named after Hetman Peter Sahaidachny and has been served in the 72nd separate mechanized brigade since then.</text:p>
      <text:p text:style-name="P4">
<draw:frame draw:style-name="fr1" draw:name="Image15" text:anchor-type="as-char" svg:width="6.9236in" svg:height="5.976504in" draw:z-index="0">
<draw:image xlink:href="../Images/AРМІЯINFORM/2023-05-23T40-00-00-04-00/roman-darmograj.jpg" xlink:type="simple" xlink:show="embed" xlink:actuate="onLoad" draw:mime-type="image/jpeg"/>
</draw:frame>
He defended Avdiivka during the most fierce battles and from the beginning of the Great War, the battalion, under his leadership, stopped an attack on Kiev by Brovary. It is at the same time, during the Russian invasion of Ukraine in 2022, he planned the defense of the settlements Pukhivka, Rozhivka and Kalinovkabrovarsky district of Kyiv region, creating an effective system of fire units of the mechanized brigade battalion.</text:p>
      <text:p text:style-name="P4">
_</text:p>
      <text:p text:style-name="P4">
After almost four -hour battle, 17 tanks, 3 BMPs and up to 55 enemy fighters were destroyed on March 9</text:p>
      <text:p text:style-name="P4">
_</text:p>
      <text:p text:style-name="P4">
After almost four -hour battle, 17 tanks, 3 BMPs and up to 55 enemy fighters were destroyed on March 9. For this defensive organization, the novel received the title of hero of Ukraine.</text:p>
      <text:h text:style-name="P12" text:outline-level="3">
<text:span text:style-name="T4">
<text:span text:style-name="T4">
 Valery Lulka with call sign "Grandfather" was killed by helping a wounded fighter </text:span>
</text:span>
</text:h>
      <text:p text:style-name="P4">
From the first days of a large-scale invasion of the 59-year-old head of the village of Hlyhochokhnovuyuyvin community, in Zhytomyr region, Valery Lyulka was among those who were in queues to the territorial centers of completion.</text:p>
      <text:p text:style-name="P4">
“Did you look into your passport when you looked for the last time? - answered him. - You will "hit" sixty months. So take care of your grandchildren and engage in a home. ”</text:p>
      <text:p text:style-name="P4">
<draw:frame draw:style-name="fr1" draw:name="Image16" text:anchor-type="as-char" svg:width="6.9236in" svg:height="5.1927in" draw:z-index="0">
<draw:image xlink:href="../Images/AРМІЯINFORM/2023-05-23T40-00-00-04-00/valerij-lyulka.jpg" xlink:type="simple" xlink:show="embed" xlink:actuate="onLoad" draw:mime-type="image/jpeg"/>
</draw:frame>
But a veteran of military service, a retired senior ensign, and the former consignment did not give up, and in the end in May last year returned to the home that he was found in a separate brigade-specific purpose of Ivan Bohun "Wild Field".After the battalion was formed, he departed to Kherson region and then the Kharkiv Region. Initially, he served in a relatively quiet position, but achieved the transfer to the intelligence unit. According to his diters, Valery Petrovich was not only an extremely courageous person, but a distinctly prepared fighter. When some responsible and risky man was put, he demanded that they be sent him, not a young fighter.</text:p>
      <text:p text:style-name="P4">
When I asked the brothers of the cradle to tell about the combat episode from his life, they spread their hands, they say, "and they have all of us."</text:p>
      <text:p text:style-name="P4">
_</text:p>
      <text:p text:style-name="P4">
"Grandfather" was wounded in the back in the morning but refused to evacuate, not wanting to stir up brothers during the enemy's counter -offensive</text:p>
      <text:p text:style-name="P4">
_</text:p>
      <text:p text:style-name="P4">
During the liberation of one of the villages, our boys seized the enemy's support points with a ripped weapon and ammunition. Valery Petrovich with the call sign "Grandfather" of the lazy was wounded in his back, but refused to evacuate, not wanting to leave the books, as the counter -offensive of the enemy began with great forces. In the unit, many wounded and the commander made the decision to retreat from the village of pre -strategic height. This retreat and evacuation of the wounded was covered by Valerypetrovich and Sergeant with the Sam's call sign. Having spread the enemy machine guns with the name of the reference point, they held back the enemy for several hours. The result during the day and helping the wounded fighter, he was struck by a fragmentary mine and died instantly.</text:p>
      <text:p text:style-name="P4">
The unit commander Andriy Malakhov highly appreciated the feat of Valery Petrovich's masterpiece and submitted documents for awarding the hero with a high state award. He responds about his brother: “The highest honor for the warrior is to die in battle. This is true. But this understanding does not become easier, the pain of loss does not subsides and tears do not dry. Valery Petrovich in our unit was the oldest in age. Therefore, the call sign had the appropriate - "grandfather". Due to the age, he was torn, in the literal sense of the word, into battle. In that battle and got wounded, but did not leave the position, providing fire covering the wounded, which was very many. The price of his own life has retained his twin '...</text:p>
      <text:h text:style-name="P12" text:outline-level="3">
<text:span text:style-name="T4">
<text:span text:style-name="T4">
 “They are all heroes. And let them keep God… ”</text:span>
</text:span>
</text:h>
      <text:p text:style-name="P4">
People's Artist of Ukraine, Laureate of the Taras Shevchenko National Prize, Hero of Ukraine Ada Rogovtseva repeatedly visited Ukrainian soldiers, which was protected by the Donetsk airport.</text:p>
      <text:p text:style-name="P4">
<draw:frame draw:style-name="fr1" draw:name="Image17" text:anchor-type="as-char" svg:width="6.9236in" svg:height="5.1927in" draw:z-index="0">
<draw:image xlink:href="../Images/AРМІЯINFORM/2023-05-23T40-00-00-04-00/rogovczeva.jpg" xlink:type="simple" xlink:show="embed" xlink:actuate="onLoad" draw:mime-type="image/jpeg"/>
</draw:frame>
</text:p>
      <text:p text:style-name="P4">
It was because of such guys that I started visiting our soldiers. They are all heroes. And let God protect them. I will not give up my position for any money. I support my homeland before the aggression of the tremendous monster, I do not want to make the slaves again ...</text:p>
      <text:p text:style-name="P4">
News Source: <text:a xlink:type="simple" xlink:href="https://armyinform.com.ua/2023/05/23/den-geroyiv-istoriyi-zvytyagy-ukrayincziv-riznyh-chasiv/" text:style-name="Internet_20_link" text:visited-style-name="Visited_20_Internet_20_Link">
https://armyinform.com.ua/2023/05/23/den-geroyiv-istoriyi-zvytyagy-ukrayincziv-riznyh-chasiv/</text:a>
</text:p>
      <!--NEWS-->
      <text:h text:style-name="P10" text:outline-level="1">
<text:span text:style-name="T4">
Thank you for professionalism, sustainability and endurance: the Commander -in -Chief of the Armed Forces congratulated the Marines</text:span>
</text:h>
      <text:p text:style-name="P4">
Author: ['АРМІЯINFORM']</text:p>
      <text:p text:style-name="P4">
Time: 2023-05-23T41:00:00-04:00</text:p>
      <text:p text:style-name="P4">
Description: ZSU General Valeriy Zaluzhny at the Day of Kloksi Khokhoti Klakhotav ... War with Ukraine 2022,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2/05/2730470-e1661171404394.jpg" text:style-name="Internet_20_link" text:visited-style-name="Visited_20_Internet_20_Link">
2730470-e1661171404394.jpg</text:a>
']</text:p>
      <text:p text:style-name="P4">
Tags: ['ГОЛОВНОКОМАНДУВАЧ ЗБРОЙНИХ СИЛ УКРАЇНИ', 'ДЕНЬ МОРСЬКОЇ ПІХОТИ УКРАЇНИ']</text:p>
      <text:p text:style-name="P4">
Category: News</text:p>
      <!--METADATA-->
      <text:p text:style-name="P4">
<draw:frame draw:style-name="fr1" draw:name="Image18" text:anchor-type="as-char" svg:width="6.9236in" svg:height="3.660754in" draw:z-index="0">
<draw:image xlink:href="../Images/AРМІЯINFORM/2023-05-23T41-00-00-04-00/2730470-e1661171404394.jpg" xlink:type="simple" xlink:show="embed" xlink:actuate="onLoad" draw:mime-type="image/jpeg"/>
</draw:frame>
The Commander -in -Chief of the Armed Forces General Valery Zaluzhny on the day of the Marine Corps of Ukraine said servicemen and thanked them for their professionalism, stability of the Tabor.</text:p>
      <text:p text:style-name="P4">
He [wrote] about it(https://t.me/CinCAFU/502)In his telegram channel.</text:p>
      <text:p text:style-name="P4">
“You courageously defend our country from Russian invaders, performing the most complex tasks on earth, at sea and in the air. "Faithful always!" From the day infantry of Ukraine!” He wrote.</text:p>
      <text:p text:style-name="P4">
As it was reported, on May 23 in Ukraine <text:a xlink:type="simple" xlink:href="https://armyinform.com.ua/2023/05/23/23-travnya-den-morskoyi-pihoty-ukrayiny-2/" text:style-name="Internet_20_link" text:visited-style-name="Visited_20_Internet_20_Link">
celebrated</text:a>
Marines Day.</text:p>
      <text:p text:style-name="P4">
News Source: <text:a xlink:type="simple" xlink:href="https://armyinform.com.ua/2023/05/23/dyakuyu-za-profesijnist-stijkist-ta-vytryvalist-golovnokomanduvach-zsu-pryvitav-morpihiv/" text:style-name="Internet_20_link" text:visited-style-name="Visited_20_Internet_20_Link">
https://armyinform.com.ua/2023/05/23/dyakuyu-za-profesijnist-stijkist-ta-vytryvalist-golovnokomanduvach-zsu-pryvitav-morpihiv/</text:a>
</text:p>
      <!--NEWS-->
      <text:h text:style-name="P10" text:outline-level="1">
<text:span text:style-name="T4">
The flanks in the north and south of Bakhmut have a slight advancement - Anna Malyar</text:span>
</text:h>
      <text:p text:style-name="P4">
Author: ['АРМІЯINFORM']</text:p>
      <text:p text:style-name="P4">
Time: 2023-05-23T42:00:00-04:00</text:p>
      <text:p text:style-name="P4">
Description: At the submarines of Bakhmut Trivayati, the Vorog is to be bayed by Vigidni Put, Ale Yoma Tse ... War with Ukraine 2022, War with Ukraine Latest news today, News War with Ukraine 2022 The last ones for today, will there be a war between Ukraine and Russia and when,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5/129656707_19dcdcfc-0f77-4194-8e2f-212d6aebfaea.jpg" text:style-name="Internet_20_link" text:visited-style-name="Visited_20_Internet_20_Link">
129656707_19dcdcfc-0f77-4194-8e2f-212d6aebfaea.jpg</text:a>
']</text:p>
      <text:p text:style-name="P4">
Tags: ['АГРЕСІЯ РФ', 'БАХМУТСЬКИЙ НАПРЯМОК', 'ВТОРГНЕННЯ РФ', 'ГАННА МАЛЯР']</text:p>
      <text:p text:style-name="P4">
Category: News</text:p>
      <!--METADATA-->
      <text:p text:style-name="P4">
<draw:frame draw:style-name="fr1" draw:name="Image19" text:anchor-type="as-char" svg:width="6.9236in" svg:height="3.894525in" draw:z-index="0">
<draw:image xlink:href="../Images/AРМІЯINFORM/2023-05-23T42-00-00-04-00/129656707_19dcdcfc-0f77-4194-8e2f-212d6aebfaea.jpg" xlink:type="simple" xlink:show="embed" xlink:actuate="onLoad" draw:mime-type="image/jpeg"/>
</draw:frame>
Fighting continues in the suburbs of Bakhmut, the enemy tries to take a favorable loan, but he fails. In certain areas the enemy is in defense. Carries largecrows.</text:p>
      <text:p text:style-name="P4">
About it <text:a xlink:type="simple" xlink:href="https://t.me/annamaliar/790" text:style-name="Internet_20_link" text:visited-style-name="Visited_20_Internet_20_Link">
reported</text:a>
Deputy Minister of Defense of Ukraine Anna Malyar, stating that there is a slight promotion on the flanks in the north and south of Bakhmut.</text:p>
      <text:p text:style-name="P4">
“This era, the activity of the enemy's offensive actions in the Bakhmut direction was somewhat. However, the number of shelling is steadily high, ” - said.</text:p>
      <text:p text:style-name="P4">
In Bakhmut, according to Anna Malyar, the battles have decreased, the enemy continues the processing of the areas taken under control.</text:p>
      <text:p text:style-name="P4">
"Our troops control the southwestern outskirts of the city in the area" Airplane "," the Deputy Minister of Defense of Ukraine.</text:p>
      <text:p text:style-name="P4">
News Source: <text:a xlink:type="simple" xlink:href="https://armyinform.com.ua/2023/05/23/po-flangah-na-pivnochi-i-pivdni-vid-bahmuta-u-nas-ye-neznachne-prosuvannya-ganna-malyar/" text:style-name="Internet_20_link" text:visited-style-name="Visited_20_Internet_20_Link">
https://armyinform.com.ua/2023/05/23/po-flangah-na-pivnochi-i-pivdni-vid-bahmuta-u-nas-ye-neznachne-prosuvannya-ganna-malyar/</text:a>
</text:p>
      <!--NEWS-->
      <text:h text:style-name="P10" text:outline-level="1">
<text:span text:style-name="T4">
Russia has lost over 100,000 people in Bakhmut's battles - GUR</text:span>
</text:h>
      <text:p text:style-name="P4">
Author: ['АРМІЯINFORM']</text:p>
      <text:p text:style-name="P4">
Time: 2023-05-23T43:00:00-04:00</text:p>
      <text:p text:style-name="P4">
Description: Fold the Rosieki puptsyni vіsyk PID Bakhmut is superpinally large - Podn 100 Tisisyach. ... War with Ukraine 2022, War with Ukraine latest news today, News War with Ukraine 2022 The last for today, will there be a war between Ukraine and Russia and when, the war with Ukraine in 2022 will be or not, will there be a war with Ukraine in In the near future they say, the war with Ukraine, Ukrainian news today, Ukrainian news in Ukrainian media in Russian</text:p>
      <text:p text:style-name="P4">
Images: ['<text:a xlink:type="simple" xlink:href="https://armyinform.com.ua/wp-content/uploads/2023/05/20230523-01.jpg" text:style-name="Internet_20_link" text:visited-style-name="Visited_20_Internet_20_Link">
20230523-01.jpg</text:a>
']</text:p>
      <text:p text:style-name="P4">
Tags: ['БОЇ ЗА БАХМУТ', 'ВТРАТИ ПРОТИВНИКА', 'ГУР МІНОБОРОНИ УКРАЇНИ', 'СХІД УКРАЇНИ']</text:p>
      <text:p text:style-name="P4">
Category: News</text:p>
      <!--METADATA-->
      <text:p text:style-name="P4">
<draw:frame draw:style-name="fr1" draw:name="Image20" text:anchor-type="as-char" svg:width="6.9236in" svg:height="4.370522in" draw:z-index="0">
<draw:image xlink:href="../Images/AРМІЯINFORM/2023-05-23T43-00-00-04-00/20230523-01.jpg" xlink:type="simple" xlink:show="embed" xlink:actuate="onLoad" draw:mime-type="image/jpeg"/>
</draw:frame>
The loss of Russian occupation troops under Bakhmut is extremely large - more than 1,100 thousand.</text:p>
      <text:p text:style-name="P4">
About it <text:a xlink:type="simple" xlink:href="https://gur.gov.ua/content/vtraty-rosiiski-pid-bakhmutom-kolosalni.html" text:style-name="Internet_20_link" text:visited-style-name="Visited_20_Internet_20_Link">
reported</text:a>
Representative of the Main Directorate of Intelligence of the Ministry of Defense Andriy Yusov.</text:p>
      <text:p text:style-name="P4">
“The loss of Russian under Bakhmut is truly enormous. They are completely inconsistent with the goals nor the results obtained, ” - summed up the representative of Ukraine's military intelligence.</text:p>
      <text:p text:style-name="P4">
According to preliminary information, in Bakhmut the enemy <text:a xlink:type="simple" xlink:href="https://armyinform.com.ua/2023/05/23/rashysty-prodovzhuyut-vesty-nastupalni-diyi-na-bahmut-boyi-za-misto-tryvayut/" text:style-name="Internet_20_link" text:visited-style-name="Visited_20_Internet_20_Link">
tries</text:a>
To capture the southwestern part of the city, the forces of Ukraine's defense are counterattacking the occupier on the flanks.</text:p>
      <text:p text:style-name="P4">
News Source: <text:a xlink:type="simple" xlink:href="https://armyinform.com.ua/2023/05/23/rosiya-vtratyla-u-boyah-za-bahmut-ponad-100-tysyach-osib-gur/" text:style-name="Internet_20_link" text:visited-style-name="Visited_20_Internet_20_Link">
https://armyinform.com.ua/2023/05/23/rosiya-vtratyla-u-boyah-za-bahmut-ponad-100-tysyach-osib-gur/</text:a>
</text:p>
      <!--NEWS-->
      <text:h text:style-name="P10" text:outline-level="1">
<text:span text:style-name="T4">
On Marines Day, the President of Ukraine visited the leading positions of Ukrainian defenders in Donetsk region</text:span>
</text:h>
      <text:p text:style-name="P4">
Author: ['АРМІЯINFORM']</text:p>
      <text:p text:style-name="P4">
Time: 2023-05-23T44:00:00-04:00</text:p>
      <text:p text:style-name="P4">
Description: Syogodnі, 23 Herbails, President Volodymyr Zelensky, Nasty Day of Klokso Pikhoti Vidvіdav ... War with Ukraine 2022, War with Ukraine Latest News today, News War with Ukraine 2022 Last for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5/photo_5433872055033514214_y.jpg" text:style-name="Internet_20_link" text:visited-style-name="Visited_20_Internet_20_Link">
photo_5433872055033514214_y.jpg</text:a>
', '<text:a xlink:type="simple" xlink:href="https://armyinform.com.ua/wp-content/uploads/2023/05/photo_5433872055033514223_y-150x150.jpg" text:style-name="Internet_20_link" text:visited-style-name="Visited_20_Internet_20_Link">
photo_5433872055033514223_y-150x150.jpg</text:a>
', '<text:a xlink:type="simple" xlink:href="https://armyinform.com.ua/wp-content/uploads/2023/05/photo_5433872055033514220_y-150x150.jpg" text:style-name="Internet_20_link" text:visited-style-name="Visited_20_Internet_20_Link">
photo_5433872055033514220_y-150x150.jpg</text:a>
', '<text:a xlink:type="simple" xlink:href="https://armyinform.com.ua/wp-content/uploads/2023/05/f252b43c-a422-49b5-b31d-5a7c9aff089b-e1684831037334.jpg" text:style-name="Internet_20_link" text:visited-style-name="Visited_20_Internet_20_Link">
f252b43c-a422-49b5-b31d-5a7c9aff089b-e1684831037334.jpg</text:a>
']</text:p>
      <text:p text:style-name="P4">
Tags: ['ВОЛОДИМИР ЗЕЛЕНСЬКИЙ', 'ДЕНЬ МОРСЬКОЇ ПІХОТИ']</text:p>
      <text:p text:style-name="P4">
Category: News</text:p>
      <!--METADATA-->
      <text:p text:style-name="P4">
<draw:frame draw:style-name="fr1" draw:name="Image21" text:anchor-type="as-char" svg:width="6.9236in" svg:height="4.61393in" draw:z-index="0">
<draw:image xlink:href="../Images/AРМІЯINFORM/2023-05-23T44-00-00-04-00/photo_5433872055033514214_y.jpg" xlink:type="simple" xlink:show="embed" xlink:actuate="onLoad" draw:mime-type="image/jpeg"/>
</draw:frame>
Today, on May 23, President Volodymyr Zelenskyy visited the leading positions of the Armed Forces of Ukraine in the defense lane of Kulledar - Marinka in Donetsk region.</text:p>
      <text:p text:style-name="P4">
About it <text:a xlink:type="simple" xlink:href="https://www.president.gov.ua/news/u-den-morskoyi-pihoti-prezident-ukrayini-vidvidav-peredovi-p-83109" text:style-name="Internet_20_link" text:visited-style-name="Visited_20_Internet_20_Link">
reports</text:a>
Office of the President of Ukraine.</text:p>
      <text:p text:style-name="P4">
The Commander-in-Chief Heard the report of the commander of the Marines of the Donetsk Marine Corps, Lieutenant General Yuri Sodole on the current situation of the frontal area of the front.</text:p>
      <text:p text:style-name="P4">
<text:a xlink:type="simple" xlink:href="https://armyinform.com.ua/wp-content/uploads/2023/05/photo_5433872055033514223_y.jpg" text:style-name="Internet_20_link" text:visited-style-name="Visited_20_Internet_20_Link">
!(Images/AРМІЯINFORM/2023-05-23T44-00-00-04-00/photo_5433872055033514223_y-150x150.jpg)</text:a>
</text:p>
      <text:p text:style-name="P4">
<text:a xlink:type="simple" xlink:href="https://armyinform.com.ua/wp-content/uploads/2023/05/photo_5433872055033514220_y.jpg" text:style-name="Internet_20_link" text:visited-style-name="Visited_20_Internet_20_Link">
<draw:frame draw:style-name="fr1" draw:name="Image22" text:anchor-type="as-char" svg:width="6.9236in" svg:height="6.9236in" draw:z-index="0">
<draw:image xlink:href="../Images/AРМІЯINFORM/2023-05-23T44-00-00-04-00/photo_5433872055033514220_y-150x150.jpg" xlink:type="simple" xlink:show="embed" xlink:actuate="onLoad" draw:mime-type="image/jpeg"/>
</draw:frame>
</text:a>
Volodymyr Zelensky emphasized that the Marines are the brotherhood of strong, hardy, faithful, and the calling of fighters who will always demonstrate speed, determination and result.</text:p>
      <text:p text:style-name="P4">
According to the Head of State, since the beginning of the Russian aggression, military units and units of marine infantry reliably keep the defense on the most responsible fires of the front, professionally and confidently destroying the invaders.</text:p>
      <text:p text:style-name="P4">
“Every day on the battlefield, the Ukrainian Marine Infantry proves that it is a powerful force that destroys the enemy, liberates Ukrainian lands, performs the most difficult in the most difficult conditions. And we need more such force. Tomuvid today we significantly increase the potential of marine infantry and create Corpsmore infantry, ”the President said.</text:p>
      <text:p text:style-name="P4">
According to Volodymyr Zelenskyy, new crews will be formed, provided with recent equipment and weapons.</text:p>
      <text:p text:style-name="P4">
<draw:frame draw:style-name="fr1" draw:name="Image23" text:anchor-type="as-char" svg:width="6.9236in" svg:height="3.651117in" draw:z-index="0">
<draw:image xlink:href="../Images/AРМІЯINFORM/2023-05-23T44-00-00-04-00/f252b43c-a422-49b5-b31d-5a7c9aff089b-e1684831037334.jpg" xlink:type="simple" xlink:show="embed" xlink:actuate="onLoad" draw:mime-type="image/jpeg"/>
</draw:frame>
</text:p>
      <text:p text:style-name="P4">
News Source: <text:a xlink:type="simple" xlink:href="https://armyinform.com.ua/2023/05/23/u-den-morskoyi-pihoty-prezydent-ukrayiny-vidvidav-peredovi-pozycziyi-ukrayinskyh-zahysnykiv-na-donechchyni/" text:style-name="Internet_20_link" text:visited-style-name="Visited_20_Internet_20_Link">
https://armyinform.com.ua/2023/05/23/u-den-morskoyi-pihoty-prezydent-ukrayiny-vidvidav-peredovi-pozycziyi-ukrayinskyh-zahysnykiv-na-donechchyni/</text:a>
</text:p>
      <!--NEWS-->
      <text:h text:style-name="P10" text:outline-level="1">
<text:span text:style-name="T4">
A single coordination center was created to monitor the state of mine safety</text:span>
</text:h>
      <text:p text:style-name="P4">
Author: ['Андрій Задубінний']</text:p>
      <text:p text:style-name="P4">
Time: 2023-05-23T45:00:00-04:00</text:p>
      <text:p text:style-name="P4">
Description: With the method of barrel systems to control the rosema Teritor Kerivnitsta Minoborni ... War with Ukraine 2022, war with Ukraine Latest news today, News War with Ukraine 2022 Last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5/konopelnyuk5.jpg" text:style-name="Internet_20_link" text:visited-style-name="Visited_20_Internet_20_Link">
konopelnyuk5.jpg</text:a>
']</text:p>
      <text:p text:style-name="P4">
Tags: ['MILITARY MEDIA CENTER', 'ВТОРГНЕННЯ РФ', 'КООРДИНАЦІЙНИЙ ЦЕНТР', 'МИХАЙЛО КОНОПЕЛЬНЮК', 'МІНИ', 'МІНОБОРОНИ']</text:p>
      <text:p text:style-name="P4">
Category: News</text:p>
      <!--METADATA-->
      <text:p text:style-name="P4">
<draw:frame draw:style-name="fr1" draw:name="Image24" text:anchor-type="as-char" svg:width="6.9236in" svg:height="4.615733in" draw:z-index="0">
<draw:image xlink:href="../Images/AРМІЯINFORM/2023-05-23T45-00-00-04-00/konopelnyuk5.jpg" xlink:type="simple" xlink:show="embed" xlink:actuate="onLoad" draw:mime-type="image/jpeg"/>
</draw:frame>
Mikhail Konopelnyuk</text:p>
      <text:p text:style-name="P4">
In order to create a unified system of mine control system, the management of the Ministry of Defense of Ukraine has made a decision on the creation of a coordination center for monitoring the state of mine safety in the territories of Ukraine. It provides a round -the -clock collection and generalization MU of Ukraine, the Armed Forces of Ukraine on the implementation of non -technical, technical inspections of demining, cleaning/demining of intensified explosive objects of territories, the number of means and forces involved in the implementation of measures and more.</text:p>
      <text:p text:style-name="P4">
This was reported by a senior officer of the Department of Support of the Administration of the State Special Transport Service of the MoD of Ukraine Lieutenant Colonel Mikhail Konopelnyuk during <text:a xlink:type="simple" xlink:href="https://armyinform.com.ua/2023/05/23/bryfing-shhodo-rozminuvannya-terytorij-za-uchasti-predstavnyka-derzhspecztranssluzhby-mou/" text:style-name="Internet_20_link" text:visited-style-name="Visited_20_Internet_20_Link">
briefing</text:a>
VMILITARY MEDIA CENTER.</text:p>
      <text:p text:style-name="P4">
According to Lieutenant Colonel Konopelniuk, the generalization of information helps systematize and accelerate the demining process in Ukraine. Effectively use the existing resource of experts to mine in the most contaminated exchanging objects.</text:p>
      <text:p text:style-name="P4">
News Source: <text:a xlink:type="simple" xlink:href="https://armyinform.com.ua/2023/05/23/dlya-monitoryngu-stanu-minnoyi-bezpeky-na-deokupovanyh-terytoriyah-stvoreno-yedynyj-koordynaczijnyj-czentr/" text:style-name="Internet_20_link" text:visited-style-name="Visited_20_Internet_20_Link">
https://armyinform.com.ua/2023/05/23/dlya-monitoryngu-stanu-minnoyi-bezpeky-na-deokupovanyh-terytoriyah-stvoreno-yedynyj-koordynaczijnyj-czentr/</text:a>
</text:p>
      <!--NEWS-->
      <text:h text:style-name="P10" text:outline-level="1">
<text:span text:style-name="T4">
Ukraine is most polluted with explosive objects in the world</text:span>
</text:h>
      <text:p text:style-name="P4">
Author: ['Євген Проворний']</text:p>
      <text:p text:style-name="P4">
Time: 2023-05-23T46:00:00-04:00</text:p>
      <text:p text:style-name="P4">
Description: Through Rosіyska, the aggression of Ukrainian, accumulated a newly scraper ... War with Ukraine 2022, the war with Ukraine Latest news today, News War with Ukraine 2022 The last for today, will there be a war between Ukraine and Russia and when the war with Ukraine will be either in 2022 or there will be or will be or will be No, will there be a war with Ukraine in the near future, they say, the war with Ukraine, Ukrainian news today, Ukrainian news in Ukrainian media in Russian</text:p>
      <text:p text:style-name="P4">
Images: ['<text:a xlink:type="simple" xlink:href="https://armyinform.com.ua/wp-content/uploads/2023/05/konopelnyuk12.jpg" text:style-name="Internet_20_link" text:visited-style-name="Visited_20_Internet_20_Link">
konopelnyuk12.jpg</text:a>
']</text:p>
      <text:p text:style-name="P4">
Tags: ['MILITARY MEDIA CENTER', 'МИХАЙЛО КОНОПЕЛЬНЮК']</text:p>
      <text:p text:style-name="P4">
Category: News</text:p>
      <!--METADATA-->
      <text:p text:style-name="P4">
<draw:frame draw:style-name="fr1" draw:name="Image25" text:anchor-type="as-char" svg:width="6.9236in" svg:height="4.615733in" draw:z-index="0">
<draw:image xlink:href="../Images/AРМІЯINFORM/2023-05-23T46-00-00-04-00/konopelnyuk12.jpg" xlink:type="simple" xlink:show="embed" xlink:actuate="onLoad" draw:mime-type="image/jpeg"/>
</draw:frame>
Due to Russian aggression, the territory of Ukraine has undergone the most pollution by exchanging objects among the countries of the world. Currently, the survey requires territory of more than 174 thousand square meters. km, of which 14 thousand are marines. It's about a third of our country. Restoration of the deocutious territories, and however, the reconstruction of housing, transport and critical infrastructure, are only possible under the conditions of humanitarian mine.</text:p>
      <text:p text:style-name="P4">
This was reported by a senior officer of the Department of Support of the Administration of the State Special Transport Service of the MoD of Ukraine Lieutenant Colonel Mikhail Konopelnyuk during <text:a xlink:type="simple" xlink:href="https://armyinform.com.ua/2023/05/23/bryfing-shhodo-rozminuvannya-terytorij-za-uchasti-predstavnyka-derzhspecztranssluzhby-mou/" text:style-name="Internet_20_link" text:visited-style-name="Visited_20_Internet_20_Link">
briefing</text:a>
вMilitary Media Center.</text:p>
      <text:p text:style-name="P4">
News Source: <text:a xlink:type="simple" xlink:href="https://armyinform.com.ua/2023/05/23/ukrayiny-najbilsh-zabrudnena-vybuhonebezpechnymy-predmetamy-krayina-svitu/" text:style-name="Internet_20_link" text:visited-style-name="Visited_20_Internet_20_Link">
https://armyinform.com.ua/2023/05/23/ukrayiny-najbilsh-zabrudnena-vybuhonebezpechnymy-predmetamy-krayina-svitu/</text:a>
</text:p>
      <!--NEWS-->
      <text:h text:style-name="P10" text:outline-level="1">
<text:span text:style-name="T4">
More than 30 saper groups</text:span>
</text:h>
      <text:p text:style-name="P4">
Author: ['Євген Проворний']</text:p>
      <text:p text:style-name="P4">
Time: 2023-05-23T47:00:00-04:00</text:p>
      <text:p text:style-name="P4">
Description: Nazrai more than 30 sapper groups (3 of them are of Pidivodnoye Rosinwanni) ... War with Ukraine 2022, War with Ukraine Latest news today, News War with Ukraine 2022 Last for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5/konopelnyuk4.jpg" text:style-name="Internet_20_link" text:visited-style-name="Visited_20_Internet_20_Link">
konopelnyuk4.jpg</text:a>
']</text:p>
      <text:p text:style-name="P4">
Tags: ['MILITARY MEDIA CENTER', 'ВТОРГНЕННЯ РФ', 'ДЕРЖСПЕЦТРАНССЛУЖБА', 'МИХАЙЛО КОНОПЕЛЬНЮК', 'МІНИ', 'МІНОБОРОНИ', 'САПЕРИ', 'ЦЕНТР РОЗМІНУВАННЯ']</text:p>
      <text:p text:style-name="P4">
Category: News</text:p>
      <!--METADATA-->
      <text:p text:style-name="P4">
<draw:frame draw:style-name="fr1" draw:name="Image26" text:anchor-type="as-char" svg:width="6.9236in" svg:height="4.615733in" draw:z-index="0">
<draw:image xlink:href="../Images/AРМІЯINFORM/2023-05-23T47-00-00-04-00/konopelnyuk4.jpg" xlink:type="simple" xlink:show="embed" xlink:actuate="onLoad" draw:mime-type="image/jpeg"/>
</draw:frame>
Mikhail Konopelnyuk</text:p>
      <text:p text:style-name="P4">
Currently more than 30 sapper groups(Of these 3 groups of underwater demining)The State Support Service operates in Kharkiv, Mykolaiv, Kherson, Chernihiv, Kyiv and other regions, said the Senior Officer of the Department of Support of the State Special Transport Service of the State(https://armyinform.com.ua/2023/05/23/bryfing-shhodo-rozminuvannya-terytorij-za-uchasti-predstavnyka-derzhspecztranssluzhby-mou/)In MilitaryMedia Center.</text:p>
      <text:p text:style-name="P4">
According to the officer, the Central Resignment Activities and the Center for Mines were created at the funds of the State Support Service of Ukraine.</text:p>
      <text:p text:style-name="P4">
<text:span text:style-name="T4">
 The Mine Activities Center </text:span>
 is planning, practical organization of ordering mine activities, informs the population about the risks associated with mines and explosive residues of war.</text:p>
      <text:p text:style-name="P4">
<text:span text:style-name="T4">
 Dmining Center </text:span>
 State Support Service has a clear main task - a pupilization of practical humanitarian demining. Currently, the Center is conducting the training and recruitment of sapper specialists who have the experience of demining the Tagtov work.</text:p>
      <ul>
        <li>
The full activity of the Demining Center will allow to carry out priority -making on land mine, industrial and infrastructure objects named from the Russian occupier territories, - said Lieutenant Colonel Konopelnyuk.</li>
      </ul>
      <text:p text:style-name="P4">
<text:span text:style-name="T5">
Foto Dmitry Yurchenko</text:span>
</text:p>
      <text:p text:style-name="P4">
News Source: <text:a xlink:type="simple" xlink:href="https://armyinform.com.ua/2023/05/23/ponad-30-sapernyh-grup-derzhspecztranssluzhby-praczyuyut-nad-rozminuvannyam-deokupovanyh-terytorij/" text:style-name="Internet_20_link" text:visited-style-name="Visited_20_Internet_20_Link">
https://armyinform.com.ua/2023/05/23/ponad-30-sapernyh-grup-derzhspecztranssluzhby-praczyuyut-nad-rozminuvannyam-deokupovanyh-terytorij/</text:a>
</text:p>
      <!--NEWS-->
      <text:h text:style-name="P10" text:outline-level="1">
<text:span text:style-name="T4">
The Russian Federation is urgently evacuating the storage of nuclear ammunition "Belgorod-22"-Andriy Yusov</text:span>
</text:h>
      <text:p text:style-name="P4">
Author: ['АРМІЯINFORM']</text:p>
      <text:p text:style-name="P4">
Time: 2023-05-23T48:00:00-04:00</text:p>
      <text:p text:style-name="P4">
Description: Vlada Rosiysko federals Termіnovo to carry out the Box of Nuclear Boys ... War with Ukraine 2022, War with Ukraine Latest news today, News War with Ukraine 2022 Last today, will there be a war between Ukraine and Russia and when the war with Ukraine will be in 2022 Or not, will there be a war with Ukraine in the near future, they say, the war with Ukraine, Ukraine’s news today, Ukrainian news in Ukrainian media in Russian</text:p>
      <text:p text:style-name="P4">
Images: ['<text:a xlink:type="simple" xlink:href="https://armyinform.com.ua/wp-content/uploads/2023/05/2023-05-04-11.39.59.jpg" text:style-name="Internet_20_link" text:visited-style-name="Visited_20_Internet_20_Link">
2023-05-04-11.39.59.jpg</text:a>
']</text:p>
      <text:p text:style-name="P4">
Tags: ['АГРЕСІЯ РФ', 'ВІЙНА', 'ГУР МО УКРАЇНИ']</text:p>
      <text:p text:style-name="P4">
Category: News</text:p>
      <!--METADATA-->
      <text:p text:style-name="P4">
<draw:frame draw:style-name="fr1" draw:name="Image27" text:anchor-type="as-char" svg:width="6.9236in" svg:height="4.615733in" draw:z-index="0">
<draw:image xlink:href="../Images/AРМІЯINFORM/2023-05-23T48-00-00-04-00/2023-05-04-11.39.59.jpg" xlink:type="simple" xlink:show="embed" xlink:actuate="onLoad" draw:mime-type="image/jpeg"/>
</draw:frame>
Andriy Yusov. Photo: Dmitryurchenko / Armyinform</text:p>
      <text:p text:style-name="P4">
The authorities of the Russian Federation urgently carry out evacuation of the storage of nuclear boobs "Belgorod-22" in the Belgorod region.</text:p>
      <text:p text:style-name="P4">
About it <text:a xlink:type="simple" xlink:href="https://t.me/DIUkraine/2339" text:style-name="Internet_20_link" text:visited-style-name="Visited_20_Internet_20_Link">
stated</text:a>
Representative of the Main Department of Intelligence of the Ministry of Defense of Ukraine Andriy Yusov.</text:p>
      <text:p text:style-name="P4">
"It(Nuclear ammunition storage - _ ed.)Near Grayvoron, it was a part of ammunition for nuclear weapons, ”added a representative of the MOU.</text:p>
      <text:p text:style-name="P4">
According to him, because of the situation in the Belgorod region, "Elements Panniki" is noticeable in the representatives of the Russian leadership, in particular, the evacuation of the local population.</text:p>
      <text:p text:style-name="P4">
The evacuation of the Belgorod-22 military object is also a reaction. We understand that in order to evacuate such objects, we need to have a plan, attract serious equipment, the number of personnel, ” - said the representative of the GUR of the Ministry of Defense of Ukraine.</text:p>
      <text:p text:style-name="P4">
News Source: <text:a xlink:type="simple" xlink:href="https://armyinform.com.ua/2023/05/23/rf-terminovo-evakuyuye-shovyshha-yadernyh-boyeprypasiv-byelgorod-22-andrij-yusov/" text:style-name="Internet_20_link" text:visited-style-name="Visited_20_Internet_20_Link">
https://armyinform.com.ua/2023/05/23/rf-terminovo-evakuyuye-shovyshha-yadernyh-boyeprypasiv-byelgorod-22-andrij-yusov/</text:a>
</text:p>
      <!--NEWS-->
      <text:h text:style-name="P10" text:outline-level="1">
<text:span text:style-name="T4">
Since the beginning of a large -scale invasion of the Russian Federation of the State Support Supreme Support, 35 653 explosive objects have been neutralized</text:span>
</text:h>
      <text:p text:style-name="P4">
Author: ['Андрій Задубінний']</text:p>
      <text:p text:style-name="P4">
Time: 2023-05-23T49:00:00-04:00</text:p>
      <text:p text:style-name="P4">
Description: The cupid of the large -scale invading of the Rosya Saperezhspetstranspelzhbi Mo Ukrainian ... War with Ukraine 2022, the war with Ukraine Latest news today, News War with Ukraine 2022 Last for today, will there be a war between Ukraine and Russia and when the war with Ukraine will be in 2022 Or not, will there be a war with Ukraine in the near future, they say, the war with Ukraine, Ukraine’s news today, Ukrainian news in Ukrainian media in Russian</text:p>
      <text:p text:style-name="P4">
Images: ['<text:a xlink:type="simple" xlink:href="https://armyinform.com.ua/wp-content/uploads/2023/05/konopelnyuk3.jpg" text:style-name="Internet_20_link" text:visited-style-name="Visited_20_Internet_20_Link">
konopelnyuk3.jpg</text:a>
']</text:p>
      <text:p text:style-name="P4">
Tags: ['MILITARY MEDIA CENTER', 'ДССТ', 'МИХАЙЛО КОНОПЕЛЬНЮК']</text:p>
      <text:p text:style-name="P4">
Category: News</text:p>
      <!--METADATA-->
      <text:p text:style-name="P4">
<draw:frame draw:style-name="fr1" draw:name="Image28" text:anchor-type="as-char" svg:width="6.9236in" svg:height="4.615733in" draw:z-index="0">
<draw:image xlink:href="../Images/AРМІЯINFORM/2023-05-23T49-00-00-04-00/konopelnyuk3.jpg" xlink:type="simple" xlink:show="embed" xlink:actuate="onLoad" draw:mime-type="image/jpeg"/>
</draw:frame>
Since the beginning of a large -scale invasion of Russia, the sappers of the State Security Service of Mouzkraine have discovered and neutralized 35 653 explosive objects. The senior officer of the department of support of the administration of the State Special Transport Service of the MoD of Ukraine, Lieutenant Colonel Mikhail Konopelnyuk during <text:a xlink:type="simple" xlink:href="https://armyinform.com.ua/2023/05/23/bryfing-shhodo-rozminuvannya-terytorij-za-uchasti-predstavnyka-derzhspecztranssluzhby-mou/" text:style-name="Internet_20_link" text:visited-style-name="Visited_20_Internet_20_Link">
briefing</text:a>
In MilitaryMedia Center.</text:p>
      <text:p text:style-name="P4">
According to the officer, for the presence of explosive objects checked 7 thousand hectares of terrain and 16.34 hectares of water area of rivers and lakes. Also <text:span text:style-name="T4">
 SSST sappers surveyed and protected 2024 km of railway and 553 kmavtomos. Surveyed more than 287 kilometers of transmission lines and 33 kmgazogons. </text:span>
</text:p>
      <text:p text:style-name="P4">
Thanks to the heroic work of specialists of the State Security Service for the demining of thousands, in the de -mentioned territories, the opportunity to return donormal life.</text:p>
      <ul>
        <li>
As of today, there is a current non -complex of specialists of the sapper business. The resolution of the Minister of Defense of Ukraine is increasing the number of division of the State Supreme Supplies to the total number of almost 3000 people. The change of Ukraine should not be a challenge for our children, and moreover, - said Lieutenant Colonel Mikhail Konopelnyuk.</li>
      </ul>
      <text:p text:style-name="P4">
<text:span text:style-name="T5">
Foto Dmitry Yurchenko</text:span>
</text:p>
      <text:p text:style-name="P4">
News Source: <text:a xlink:type="simple" xlink:href="https://armyinform.com.ua/2023/05/23/z-pochatku-shyrokomasshtabnogo-vtorgnennya-rf-sapery-derzhspecztranssluzhby-zneshkodyly-35-653-vybuhonebezpechni-predmety/" text:style-name="Internet_20_link" text:visited-style-name="Visited_20_Internet_20_Link">
https://armyinform.com.ua/2023/05/23/z-pochatku-shyrokomasshtabnogo-vtorgnennya-rf-sapery-derzhspecztranssluzhby-zneshkodyly-35-653-vybuhonebezpechni-predmety/</text:a>
</text:p>
      <!--NEWS-->
      <text:h text:style-name="P10" text:outline-level="1">
<text:span text:style-name="T4">
In the Black Sea, the Russians are currently holding 11 ships, among them - a rocket launcher with eight "caliber"</text:span>
</text:h>
      <text:p text:style-name="P4">
Author: ['Дмитро Горбунов']</text:p>
      <text:p text:style-name="P4">
Time: 2023-05-23T50:00:00-04:00</text:p>
      <text:p text:style-name="P4">
Description: About the Tsee Telemarafon “єini News”, the head of the bosses Obdnah ... War with Ukraine 2022, the war with Ukraine Latest news today, News War with Ukraine 2022 Last for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2/09/raketa-kalibr-pusk-chorne-more.jpg" text:style-name="Internet_20_link" text:visited-style-name="Visited_20_Internet_20_Link">
raketa-kalibr-pusk-chorne-more.jpg</text:a>
']</text:p>
      <text:p text:style-name="P4">
Tags: ['НАТАЛІЯ ГУМЕНЮК']</text:p>
      <text:p text:style-name="P4">
Category: News</text:p>
      <!--METADATA-->
      <text:p text:style-name="P4">
<draw:frame draw:style-name="fr1" draw:name="Image29" text:anchor-type="as-char" svg:width="6.9236in" svg:height="4.615733in" draw:z-index="0">
<draw:image xlink:href="../Images/AРМІЯINFORM/2023-05-23T50-00-00-04-00/raketa-kalibr-pusk-chorne-more.jpg" xlink:type="simple" xlink:show="embed" xlink:actuate="onLoad" draw:mime-type="image/jpeg"/>
</draw:frame>
Illustrative photo</text:p>
      <text:p text:style-name="P4">
About it in the Ether of the Telelorphone <text:a xlink:type="simple" xlink:href="https://www.youtube.com/watch" text:style-name="Internet_20_link" text:visited-style-name="Visited_20_Internet_20_Link">
"Unin"</text:a>
The chief of the coordination Press Center of Defense forces of South of Ukraine informed Colonel Natalia Humeniuk.</text:p>
      <text:p text:style-name="P4">
According to her, the number of marine rocket launchers has now reduced somewhat.</text:p>
      <ul>
        <li>
The hostile ship group is constantly maneuvering, because the Russians are afraid of being expressed. They are kept at the maximum distance from the controlled Ukrainian shore. It is already the usual distance of one hundred sea miles, or 180-200 kilometers. They tend towards Novorossiysk and purely Russian -free. Currently, there is only one rocket carrier in the Black Sea, which in a shipping unit of 11 units carries 8 "calibers", - added the chief of the coordination Press Center of Defense forces of South of Ukraine.</li>
      </ul>
      <text:p text:style-name="P4">
News Source: <text:a xlink:type="simple" xlink:href="https://armyinform.com.ua/2023/05/23/u-chornomu-mori-rosiyany-narazi-trymayut-11-korabliv-sered-nyh-raketonosij-z-vismoma-kalibramy/" text:style-name="Internet_20_link" text:visited-style-name="Visited_20_Internet_20_Link">
https://armyinform.com.ua/2023/05/23/u-chornomu-mori-rosiyany-narazi-trymayut-11-korabliv-sered-nyh-raketonosij-z-vismoma-kalibramy/</text:a>
</text:p>
      <!--NEWS-->
      <text:h text:style-name="P10" text:outline-level="1">
<text:span text:style-name="T4">
Relatives of captive Marines met with representatives of the coordination headquarters</text:span>
</text:h>
      <text:p text:style-name="P4">
Author: ['АРМІЯINFORM']</text:p>
      <text:p text:style-name="P4">
Time: 2023-05-23T51:00:00-04:00</text:p>
      <text:p text:style-name="P4">
Description: At the coordinating headquarters, Zustinich Zustinov was the Rodinovsovsovsovsovsovsky team ... War with Ukraine 2022, war with Ukraine Latest news today, News War with Ukraine 2022 Last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5/ksh3-7.jpg" text:style-name="Internet_20_link" text:visited-style-name="Visited_20_Internet_20_Link">
ksh3-7.jpg</text:a>
']</text:p>
      <text:p text:style-name="P4">
Tags: ['ВІЙСЬКОВОПОЛОНЕНІ', 'КООРДИНАЦІЙНИЙ ШТАБ З ПИТАНЬ ПОВОДЖЕННЯ З ВІЙСЬКОВОПОЛОНЕНИМИ', 'МОРПІХИ']</text:p>
      <text:p text:style-name="P4">
Category: News</text:p>
      <!--METADATA-->
      <text:p text:style-name="P4">
<draw:frame draw:style-name="fr1" draw:name="Image30" text:anchor-type="as-char" svg:width="6.9236in" svg:height="4.823441in" draw:z-index="0">
<draw:image xlink:href="../Images/AРМІЯINFORM/2023-05-23T51-00-00-04-00/ksh3-7.jpg" xlink:type="simple" xlink:show="embed" xlink:actuate="onLoad" draw:mime-type="image/jpeg"/>
</draw:frame>
The Coordination Headquarters met with the families of the military servicemen of the Marine Corps named after counter -admiral Mikhail Bilynsky. The prisoners of prisoners and the missing persons of the Marines communicated the representative of the coordination headquarters.</text:p>
      <text:p text:style-name="P4">
About it <text:a xlink:type="simple" xlink:href="https://t.me/Koord_shtab/1099" text:style-name="Internet_20_link" text:visited-style-name="Visited_20_Internet_20_Link">
reports</text:a>
Coordinating headquarters of inquiries for the treatment of prisoners of war.</text:p>
      <text:p text:style-name="P4">
One of the issues discussed during the meeting concerned information security. The staff representative drew attention to the fact that the enemy is very active in vinformation space and uses any available tools for manipulations and misleading Ukrainian citizens, in particular, relatives of the military. Information sites controlled by the aggressor state are replicating messages aimed at destabilizing Ukrainian socialization.</text:p>
      <text:p text:style-name="P4">
It should be very vigilant and critical of the information obtained by disobedient sources. When giving media resources comments or conducting public events, it is worth considering all possible risks and in no way disclose an information that can harm those who are still in Russian captivity.</text:p>
      <text:p text:style-name="P4">
With regard to the location of prisoners of defenders and defenders, the representative of the Staff noted that Russia does not provide official information. However, the information on the probable places of detention comes from other sources. It should be noted that the information about the location of the prisoner of war does not have a direct influential on the exchange processes. The work is also underway to return the prisoners of different places of detention, which are located both in the Russian Federation and the timely occupied Ukrainian territories.</text:p>
      <text:p text:style-name="P4">
News Source: <text:a xlink:type="simple" xlink:href="https://armyinform.com.ua/2023/05/23/rodychi-polonenyh-morpihiv-zustrilysya-z-predstavnykamy-koordynaczijnogo-shtabu-2/" text:style-name="Internet_20_link" text:visited-style-name="Visited_20_Internet_20_Link">
https://armyinform.com.ua/2023/05/23/rodychi-polonenyh-morpihiv-zustrilysya-z-predstavnykamy-koordynaczijnogo-shtabu-2/</text:a>
</text:p>
      <!--NEWS-->
      <text:h text:style-name="P10" text:outline-level="1">
<text:span text:style-name="T4">
Demining Ukraine: eight aviation bombs were neutralized per day of pyrotechnics</text:span>
</text:h>
      <text:p text:style-name="P4">
Author: ['АРМІЯINFORM']</text:p>
      <text:p text:style-name="P4">
Time: 2023-05-23T52:00:00-04:00</text:p>
      <text:p text:style-name="P4">
Description: Lent out, 22 injuries, pirotechnici pirozhili of the Holder Service of Ukraine ... War with Ukraine 2022, war with Ukraine Latest news today, News War with Ukraine 2022 Last today, will there be a war between Ukraine and Russia and when, a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5/medium.jpg" text:style-name="Internet_20_link" text:visited-style-name="Visited_20_Internet_20_Link">
medium.jpg</text:a>
']</text:p>
      <text:p text:style-name="P4">
Tags: ['ВІЙНА', 'ВТОРГНЕННЯ РФ', 'ДСНС УКРАЇНИ', 'РОЗМІНУВАННЯ']</text:p>
      <text:p text:style-name="P4">
Category: News</text:p>
      <!--METADATA-->
      <text:p text:style-name="P4">
<draw:frame draw:style-name="fr1" draw:name="Image31" text:anchor-type="as-char" svg:width="6.9236in" svg:height="3.89908in" draw:z-index="0">
<draw:image xlink:href="../Images/AРМІЯINFORM/2023-05-23T52-00-00-04-00/medium.jpg" xlink:type="simple" xlink:show="embed" xlink:actuate="onLoad" draw:mime-type="image/jpeg"/>
</draw:frame>
<text:span text:style-name="T4">
 During the last day, May 22, </text:span>
 Pyrotechnical units of the State Emergency Service Service <text:span text:style-name="T4">
 151 times </text:span>
 were involved in the completion of tasks.</text:p>
      <text:p text:style-name="P4">
About this <text:a xlink:type="simple" xlink:href="https://www.kmu.gov.ua/news/operatyvna-5informatsiia-dsns-shchodo-naslidkiv-vedennia-boiovykh-dii-rosiiskoiu-federatsiieiu-ta-diialnosti-pirotekhnichnykh-pidrozdiliv-sluzhby" text:style-name="Internet_20_link" text:visited-style-name="Visited_20_Internet_20_Link">
_ reports_</text:a>
Government portal.</text:p>
      <text:p text:style-name="P4">
Pyrotechnical units found, seized and disposed of 5 609 units. Dental objects, including 8 units of aviation bombs. Examined(cleared)territory of more than 349.37 hectares.</text:p>
      <text:p text:style-name="P4">
Background: from the beginning of large -scale aggression of the Russian Federation of Ukrainian Federation of Ukraine, pyrotechnic units of the SES of Ukraine were involved <text:span text:style-name="T4">
 49 425 times </text:span>
 to fulfill the tasks of mine. Disposed of <text:span text:style-name="T4">
 388 636 -exclusive items </text:span>
, including <text:span text:style-name="T4">
 2 249 </text:span>
 <text:span text:style-name="T4">
 Aviation bombs </text:span>
.(cleared)area of area <text:span text:style-name="T4">
 86 529 hectares </text:span>
.</text:p>
      <text:p text:style-name="P4">
A total of 174 thousand square meters remain. km of potentially dangerous territories, measuring 30% of the total area of the state.</text:p>
      <text:p text:style-name="P4">
News Source: <text:a xlink:type="simple" xlink:href="https://armyinform.com.ua/2023/05/23/rozminuvannya-ukrayiny-za-dobu-pirotehniky-zneshkodyly-visim-aviaczijnyh-bomb/" text:style-name="Internet_20_link" text:visited-style-name="Visited_20_Internet_20_Link">
https://armyinform.com.ua/2023/05/23/rozminuvannya-ukrayiny-za-dobu-pirotehniky-zneshkodyly-visim-aviaczijnyh-bomb/</text:a>
</text:p>
      <!--NEWS-->
      <text:h text:style-name="P10" text:outline-level="1">
<text:span text:style-name="T4">
Detained in Cherkasy by the Russian agent threatens lifelong UV ’</text:span>
</text:h>
      <text:p text:style-name="P4">
Author: ['АРМІЯINFORM']</text:p>
      <text:p text:style-name="P4">
Time: 2023-05-23T53:00:00-04:00</text:p>
      <text:p text:style-name="P4">
Description: On Cherkashchini Vikrit agent of the head management of the General Staff of the Word of the Russian Federation (Bilsh Vidomoy ... War with Ukraine 2022, War with Ukraine Latest News Today, News War with Ukraine 2022 Last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5/d9129456ff13f89e9b05b636caf0cb10.jpeg" text:style-name="Internet_20_link" text:visited-style-name="Visited_20_Internet_20_Link">
d9129456ff13f89e9b05b636caf0cb10.jpeg</text:a>
']</text:p>
      <text:p text:style-name="P4">
Tags: ['STOPRUSSIA', 'АГРЕСІЯ РФ', 'ВТОРГНЕННЯ РФ']</text:p>
      <text:p text:style-name="P4">
Category: News</text:p>
      <!--METADATA-->
      <text:p text:style-name="P4">
<draw:frame draw:style-name="fr1" draw:name="Image32" text:anchor-type="as-char" svg:width="6.9236in" svg:height="4.615733in" draw:z-index="0">
<draw:image xlink:href="../Images/AРМІЯINFORM/2023-05-23T53-00-00-04-00/d9129456ff13f89e9b05b636caf0cb10.jpeg" xlink:type="simple" xlink:show="embed" xlink:actuate="onLoad" draw:mime-type="image/jpeg"/>
</draw:frame>
In Cherkasy region the agent of the Main Directorate of the General Staff of the Armed Forces of the Russian Federation(better known as a game)who collected intelligence on the places of base and permanent places of Ukrainian military and air defense systems of Ukraine.</text:p>
      <text:p text:style-name="P4">
The attacker was a resident of the temporarily occupied part of Kherson region, who at the beginning of a large -scale invasion supported the invaders and proposed his assistance in the war against Ukraine.</text:p>
      <text:p text:style-name="P4">
Subsequently, a staffing officer of the Russian Voice Intelligence with a "proposal" of unspoken cooperation was released through the messenger. At his instruction, the agent was supplied to Cherkasy region for the intelligence and subversive activity as a minute.</text:p>
      <text:p text:style-name="P4">
On the territory of the region, the traitor gathered information about the location of the siloborophe and critical infrastructure. He was especially interested in the locations of air defense systems, Ukrainian military hospitals, as well as factories, bridges and dams.</text:p>
      <text:p text:style-name="P4">
The information received by the Russian agent transmitted to the occupiers in the form of electronic heolocations with confirming photos. The traitor was detained during the photo fixation of the Ukrainian object of critical infrastructure and the transfer of the relevant "report" to Russian military intelligence.</text:p>
      <text:p text:style-name="P4">
On the basis of the evidence collected, he was informed about suspicion of treason committed in martial law. The attacker is threatened with lifelong deprivation.</text:p>
      <text:p text:style-name="P4">
<text:span text:style-name="T4">
 Source: </text:span>
 <text:a xlink:type="simple" xlink:href="https://ssu.gov.ua/novyny/sbu-zatrymala-u-cherkasakh-rosiiskoho-ahenta-pid-chas-koryhuvannia-nym-vorozhoho-udaru-po-mistu" text:style-name="Internet_20_link" text:visited-style-name="Visited_20_Internet_20_Link">
<text:span text:style-name="T5">
SBU</text:span>
</text:a>
</text:p>
      <text:p text:style-name="P4">
News Source: <text:a xlink:type="simple" xlink:href="https://armyinform.com.ua/2023/05/23/zatrymanomu-u-cherkasah-rosijskomu-agentu-zagrozhuye-dovichne-uvyaznennya/" text:style-name="Internet_20_link" text:visited-style-name="Visited_20_Internet_20_Link">
https://armyinform.com.ua/2023/05/23/zatrymanomu-u-cherkasah-rosijskomu-agentu-zagrozhuye-dovichne-uvyaznennya/</text:a>
</text:p>
      <!--NEWS-->
      <text:h text:style-name="P10" text:outline-level="1">
<text:span text:style-name="T4">
In the units of the State Support Service, 5 women already perform demining tasks</text:span>
</text:h>
      <text:p text:style-name="P4">
Author: ['Андрій Задубінний']</text:p>
      <text:p text:style-name="P4">
Time: 2023-05-23T54:00:00-04:00</text:p>
      <text:p text:style-name="P4">
Description: Forest Fakhivtsiv-saperev for izhener-saperdrodni pirzdіliv hold of special special ... War with Ukraine 2022, war with Ukraine Latest news today, News War with Ukraine 2022 Last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5/konopelnyuk7.jpg" text:style-name="Internet_20_link" text:visited-style-name="Visited_20_Internet_20_Link">
konopelnyuk7.jpg</text:a>
']</text:p>
      <text:p text:style-name="P4">
Tags: ['MILITARY MEDIA CENTER', 'ВТОРГНЕННЯ РФ', 'ДЕРЖСПЕЦТРАНССЛУЖБА', 'ДССТ', 'ЖІНКИ', 'МИХАЙЛО КОНОПЕЛЬНЮК', 'МІНОБОРОНИ', 'РОЗМІНУВАННЯ', 'САПЕРИ']</text:p>
      <text:p text:style-name="P4">
Category: News</text:p>
      <!--METADATA-->
      <text:p text:style-name="P4">
<draw:frame draw:style-name="fr1" draw:name="Image33" text:anchor-type="as-char" svg:width="6.9236in" svg:height="4.615733in" draw:z-index="0">
<draw:image xlink:href="../Images/AРМІЯINFORM/2023-05-23T54-00-00-04-00/konopelnyuk7.jpg" xlink:type="simple" xlink:show="embed" xlink:actuate="onLoad" draw:mime-type="image/jpeg"/>
</draw:frame>
Mikhail Konopelnyuk</text:p>
      <text:p text:style-name="P4">
Training of specialists-sappers for engineering and sapl units of the State Special Transport Service of the Ministry of Defense of Ukraine, in particular divers-sapers-is held at the Training Center of the State Support Service. For this purpose the appropriate material and technical base, the training program of the Tabatt composition is prepared. The state license was also obtained from the Ministry of Education Drinking specialists in the professions of "Saper" and "Dav). After the training and submission of the final exams, the personnel receives a statement certificate. This was reported by a senior officer of the department of support of the State Special Transport Service of the MoD of Ukraine Lieutenant Colonel Mikhailokonopenpelnyuk during <text:a xlink:type="simple" xlink:href="https://armyinform.com.ua/2023/05/23/bryfing-shhodo-rozminuvannya-terytorij-za-uchasti-predstavnyka-derzhspecztranssluzhby-mou/" text:style-name="Internet_20_link" text:visited-style-name="Visited_20_Internet_20_Link">
briefing</text:a>
In Military Media Center.</text:p>
      <text:p text:style-name="P4">
According to Lieutenant Colonel Konopelniuk, being a saper is first and foremost a conscious selection: a person should be psychologically ready for hard work related to a sketch. Therefore, the first stage is the testing for professional fitness. After that - training. Those who successfully pass the exam after completion will become sepners and will be allowed to mine.</text:p>
      <text:p text:style-name="P4">
Lieutenant Colonel Mikhail Konopelnyuk stressed that in Ukraine more and more women will have to master the profession of Saper. In the units of the State Support Service, there are already 5 women-sails tasks for demining and another course of study is currently undergoing.</text:p>
      <text:p text:style-name="P4">
To prepare the sappers of the State Educational Institution of Ukraine Ukraine actively cooperates with other state -owned by international miners(How: FSD Ukraine, Thehalo Trust, DRC, Tetratech, etc.).</text:p>
      <text:p text:style-name="P4">
— Налагодження зв’язків та співпраці з іноземними партнерами пришвидшитьпроцес підготовки кваліфікованих фахівців з розмінування та допоможезабезпечити необхідним спорядженням саперів, — зазначив підполковникКонопельнюк.</text:p>
      <text:p text:style-name="P4">
Під час розмінування сапери завжди мають бути готові до того, що виявленийвибухонебезпечний предмет може бути із «сюрпризом». Як зазначив підполковникКонопельнюк, ворог застосовує різноманітні варіанти мінування, застосовуєміни-пастки та міни-сюрпризи, нестандартне встановлення інженернихбоєприпасів.</text:p>
      <text:p text:style-name="P4">
— Чим довше територія перебувала під окупацією, тим більше вона забрудненамінами, боєприпасами та іншими вибухонебезпечними предметами від веденнябойових дій, — повідомив офіцер.</text:p>
      <ul>
        <li>
The latest technologies first retain the life of personnel, the pads increase the efficiency of demining. Today, the work of Zhispomisers, volunteers, international organizations on the supply of modern equipment is established. We are open and ready for cooperation with anyone who can offer help, - said Lieutenant Colonel Konopelnyuk.</li>
      </ul>
      <text:p text:style-name="P4">
<text:span text:style-name="T5">
Foto Dmitry Yurchenko</text:span>
</text:p>
      <text:p text:style-name="P4">
News Source: <text:a xlink:type="simple" xlink:href="https://armyinform.com.ua/2023/05/23/u-pidrozdilah-derzhspecztranssluzhby-vzhe-5-zhinok-vykonuyut-zavdannya-z-rozminuvannya/" text:style-name="Internet_20_link" text:visited-style-name="Visited_20_Internet_20_Link">
https://armyinform.com.ua/2023/05/23/u-pidrozdilah-derzhspecztranssluzhby-vzhe-5-zhinok-vykonuyut-zavdannya-z-rozminuvannya/</text:a>
</text:p>
      <!--NEWS-->
      <text:h text:style-name="P10" text:outline-level="1">
<text:span text:style-name="T4">
In Poland, a meeting of NATO program for improving military education took place with the participation of MOU.</text:span>
</text:h>
      <text:p text:style-name="P4">
Author: ['АРМІЯINFORM']</text:p>
      <text:p text:style-name="P4">
Time: 2023-05-23T55:00:00-04:00</text:p>
      <text:p text:style-name="P4">
Description: The delegate of the defense of the Ukrainian defense wrestling at the penitentiary of Minstr defense ... War with Ukraine 2022, war with Ukraine Latest news today, News War with Ukraine 2022 Last for today, will there be a war between Ukraine and Russia and when the war with Ukraine in 2022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5/347142295_571918564980959_3332919817850242818_n.jpg" text:style-name="Internet_20_link" text:visited-style-name="Visited_20_Internet_20_Link">
347142295_571918564980959_3332919817850242818_n.jpg</text:a>
', '<text:a xlink:type="simple" xlink:href="https://armyinform.com.ua/wp-content/uploads/2023/05/347226515_703233264901574_4412928855846871041_n.jpg" text:style-name="Internet_20_link" text:visited-style-name="Visited_20_Internet_20_Link">
347226515_703233264901574_4412928855846871041_n.jpg</text:a>
']</text:p>
      <text:p text:style-name="P4">
Tags: ['DEEP-UKRAINE', 'ВОЛОДИМИР МІРНЕНКО', 'ДЕПАРТАМЕНТ ВІЙСЬКОВОЇ ОСВІТИ І НАУКИ', 'ЛИТПОЛУКРБРИГ', 'ОЛЕКСАНДР ПАВЛЮК']</text:p>
      <text:p text:style-name="P4">
Category: News</text:p>
      <!--METADATA-->
      <text:p text:style-name="P4">
<draw:frame draw:style-name="fr1" draw:name="Image34" text:anchor-type="as-char" svg:width="6.9236in" svg:height="3.611811in" draw:z-index="0">
<draw:image xlink:href="../Images/AРМІЯINFORM/2023-05-23T55-00-00-04-00/347142295_571918564980959_3332919817850242818_n.jpg" xlink:type="simple" xlink:show="embed" xlink:actuate="onLoad" draw:mime-type="image/jpeg"/>
</draw:frame>
The Delegation of the Defense Office of Ukraine, headed by the first deputy ministers of Ukraine Lieutenant General Alexander Pavlyuk, participated in a statement session of the annual evaluation meeting . Lublin(Republic of Poland)At the Basilite-Polish-Ukrainian Brigade named after Prince Konstantin Ostrozky(Litperation).</text:p>
      <text:p text:style-name="P4">
Про це<text:a xlink:type="simple" xlink:href="https://www.facebook.com/DepartmentMilitaryEducationScienceMOD.UA/posts/pfbid02SjWb47dAiHipBV7p5ADLMEsos4HDNxP7VvnXGxVABA2FNTw7x9MNLsJMcKgRJWACl" text:style-name="Internet_20_link" text:visited-style-name="Visited_20_Internet_20_Link">
повідомляє</text:a>
Department of Military Education and Science of the Ministry of Defense of Ukraine.</text:p>
      <text:p text:style-name="P4">
“Everyone wants changes for the better. Therefore, we do not slow down the pace of introduction of qualitative changes in the system of military education and preparation. The reform of this strategic sphere is the key to our victory on the battlefield. I am grateful to foreign advisers and experts for comprehensive support of transformational measures, the preparation of teaching staff of our military universities, participation in the development of criticism of educational programs of professional military education courses within the two NATO-UKRAINE program, ”Lieutenant General Oleksandr Pavlyuk said.</text:p>
      <text:p text:style-name="P4">
<draw:frame draw:style-name="fr1" draw:name="Image35" text:anchor-type="as-char" svg:width="6.9236in" svg:height="3.559884in" draw:z-index="0">
<draw:image xlink:href="../Images/AРМІЯINFORM/2023-05-23T55-00-00-04-00/347226515_703233264901574_4412928855846871041_n.jpg" xlink:type="simple" xlink:show="embed" xlink:actuate="onLoad" draw:mime-type="image/jpeg"/>
</draw:frame>
In turn, the director of the Department of Military Education and Science of the Ministry of Defense of Ukraine Volodymyr Mirnenko emphasized the importance of further development of the ecosystem of military education, which is based on the harmonious combination of and reflection of all its components, including the initiated multi -level system of professional military education.</text:p>
      <text:p text:style-name="P4">
"Currently, we are actively working to improve the flexibility of a military education system, the use of mixed training format, given the military challenges. To put it up, the emphasis is to be taught what is absolutely needed in the war. The Armed Forces of Ukraine, ”Vladimir Mirnenko reported.</text:p>
      <text:p text:style-name="P4">
On the need to increase the capabilities of NATO Deep-UKRAINE Program emphasized(Republic of Poland). Підсумовуючи напрацювання задесять років успішної роботи, він зазначив:</text:p>
      <text:p text:style-name="P4">
Comprehensive recommendations for the future vision of the development of Systemic Education have been expressed(USA). На його думку, у найближчому майбутньому слід зосередитися назалученні до освітнього процесу інструкторів-практиків та забезпеченніналежного внутрішнього контролю якості підготовки військових фахівців. Вінтакож схвально оцінив проміжні результати експерименту з апробації новоїорганізаційно-штатної J-структури у Військовій академії (m. Odesa), initiated by the Ministry of Defense, together with the General Staff of Armed Forces.</text:p>
      <text:p text:style-name="P4">
For his part, Professional Military Education Advisor Representation in Ukraine Stasis Paldasnas(Lithuania)He expressed his hope for fruitful cooperation with the next NATO-Ukraine Deep-Ukraine program under the sole leadership of the Department of Military Education and Science of the Ministry of Defense of Ukraine, TAVLIGHIVED THE PROFESSED level of its participants, which is only growing every year.</text:p>
      <text:p text:style-name="P4">
It should be reminded that within the event separate meetings with representatives of higher education institutions and military educational units of institutions of the Ministry of Defense of Ukraine, which are involved in the reconciliation .</text:p>
      <text:p text:style-name="P4">
News Source: <text:a xlink:type="simple" xlink:href="https://armyinform.com.ua/2023/05/23/u-polshhi-za-uchasti-mou-vidbulasya-zustrich-ekspertiv-programy-nato-z-udoskonalennya-vijskovoyi-osvity/" text:style-name="Internet_20_link" text:visited-style-name="Visited_20_Internet_20_Link">
https://armyinform.com.ua/2023/05/23/u-polshhi-za-uchasti-mou-vidbulasya-zustrich-ekspertiv-programy-nato-z-udoskonalennya-vijskovoyi-osvity/</text:a>
</text:p>
      <!--NEWS-->
      <text:h text:style-name="P10" text:outline-level="1">
<text:span text:style-name="T4">
The Supreme Commander was awarded the title of Hero of Ukraine to two marine infantry officers</text:span>
</text:h>
      <text:p text:style-name="P4">
Author: ['АРМІЯINFORM']</text:p>
      <text:p text:style-name="P4">
Time: 2023-05-23T56:00:00-04:00</text:p>
      <text:p text:style-name="P4">
Description: PID Hour of Vidvіdovannya Oblivikh Zbroyni forces of Ukraine at Smuzі defending Vogledar -... War with Ukraine 2022, War with Ukraine Latest news today, News War with Ukraine 2022 Last today, will there be a war between Ukraine and Russia and when,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5/4be8f235-f07a-4fcc-b5b3-40d4b28c559b.jpg" text:style-name="Internet_20_link" text:visited-style-name="Visited_20_Internet_20_Link">
4be8f235-f07a-4fcc-b5b3-40d4b28c559b.jpg</text:a>
', '<text:a xlink:type="simple" xlink:href="https://armyinform.com.ua/wp-content/uploads/2023/05/05aa2f43-0241-44e5-9c55-603c6ec856fd-150x150.jpg" text:style-name="Internet_20_link" text:visited-style-name="Visited_20_Internet_20_Link">
05aa2f43-0241-44e5-9c55-603c6ec856fd-150x150.jpg</text:a>
', '<text:a xlink:type="simple" xlink:href="https://armyinform.com.ua/wp-content/uploads/2023/05/photo_5433872055033514215_y-150x150.jpg" text:style-name="Internet_20_link" text:visited-style-name="Visited_20_Internet_20_Link">
photo_5433872055033514215_y-150x150.jpg</text:a>
', '<text:a xlink:type="simple" xlink:href="https://armyinform.com.ua/wp-content/uploads/2023/05/photo_5433872055033514220_y-150x150.jpg" text:style-name="Internet_20_link" text:visited-style-name="Visited_20_Internet_20_Link">
photo_5433872055033514220_y-150x150.jpg</text:a>
']</text:p>
      <text:p text:style-name="P4">
Tags: ['ВОЛОДИМИР ЗЕЛЕНСЬКИЙ', 'ГЕРОЙ УКРАЇНИ', 'МОРСЬКА ПІХОТА', 'ПРЕЗИДЕНТ УКРАЇНИ']</text:p>
      <text:p text:style-name="P4">
Category: News</text:p>
      <!--METADATA-->
      <text:p text:style-name="P4">
<draw:frame draw:style-name="fr1" draw:name="Image36" text:anchor-type="as-char" svg:width="6.9236in" svg:height="4.61393in" draw:z-index="0">
<draw:image xlink:href="../Images/AРМІЯINFORM/2023-05-23T56-00-00-04-00/4be8f235-f07a-4fcc-b5b3-40d4b28c559b.jpg" xlink:type="simple" xlink:show="embed" xlink:actuate="onLoad" draw:mime-type="image/jpeg"/>
</draw:frame>
During the visit of the leading positions of the Armed Forces of Ukraine in the defense lane - Marinka in Donetsk region, President of Ukraine Vladimir Zelensky with the opportunity of Marine Corps Day awards presented state awards.</text:p>
      <text:p text:style-name="P4">
About it <text:a xlink:type="simple" xlink:href="https://www.president.gov.ua/news/u-den-morskoyi-pihoti-prezident-ukrayini-vidvidav-peredovi-p-83109" text:style-name="Internet_20_link" text:visited-style-name="Visited_20_Internet_20_Link">
reports</text:a>
Office of the President of Ukraine.</text:p>
      <text:p text:style-name="P4">
Thus, for the personal courage and heroism, revealed in the protection of state -sevotory and territorial integrity of Ukraine, the dedicated service to the Ukrainian people the head of state awarded the title of Hero of Ukraine and the Golden Star released by Colonel Yuri Andrienko <text:span text:style-name="T4">
 and </text:span>
 Colonel of Mykola.</text:p>
      <text:p text:style-name="P4">
For his personal courage and dedication in the defense of Ukraine, Vladimir Zelensky was born with the orders of Bohdan Khmelnytsky I, II and III degrees, "Measurement" of II and III degrees, Princess Olga III degree and the Order of Danilagalitsky.</text:p>
      <text:p text:style-name="P4">
<text:a xlink:type="simple" xlink:href="https://armyinform.com.ua/wp-content/uploads/2023/05/05aa2f43-0241-44e5-9c55-603c6ec856fd.jpg" text:style-name="Internet_20_link" text:visited-style-name="Visited_20_Internet_20_Link">
!(Images/AРМІЯINFORM/2023-05-23T56-00-00-04-00/05aa2f43-0241-44e5-9c55-603c6ec856fd-150x150.jpg)</text:a>
</text:p>
      <text:p text:style-name="P4">
<text:a xlink:type="simple" xlink:href="https://armyinform.com.ua/wp-content/uploads/2023/05/photo_5433872055033514215_y.jpg" text:style-name="Internet_20_link" text:visited-style-name="Visited_20_Internet_20_Link">
<draw:frame draw:style-name="fr1" draw:name="Image37" text:anchor-type="as-char" svg:width="6.9236in" svg:height="6.9236in" draw:z-index="0">
<draw:image xlink:href="../Images/AРМІЯINFORM/2023-05-23T56-00-00-04-00/photo_5433872055033514215_y-150x150.jpg" xlink:type="simple" xlink:show="embed" xlink:actuate="onLoad" draw:mime-type="image/jpeg"/>
</draw:frame>
</text:a>
</text:p>
      <text:p text:style-name="P4">
<text:a xlink:type="simple" xlink:href="https://armyinform.com.ua/wp-content/uploads/2023/05/photo_5433872055033514220_y.jpg" text:style-name="Internet_20_link" text:visited-style-name="Visited_20_Internet_20_Link">
<draw:frame draw:style-name="fr1" draw:name="Image38" text:anchor-type="as-char" svg:width="6.9236in" svg:height="6.9236in" draw:z-index="0">
<draw:image xlink:href="../Images/AРМІЯINFORM/2023-05-23T56-00-00-04-00/photo_5433872055033514220_y-150x150.jpg" xlink:type="simple" xlink:show="embed" xlink:actuate="onLoad" draw:mime-type="image/jpeg"/>
</draw:frame>
</text:a>
In addition, in order to commemorate high professionalism, combat merit, courage and courage of personnel of military units, the head of state presented the President of Ukraine "for courage and courage" of the command of the Naval Infantry of the Armed Forces, the 35th Separate Brigady and its units: the 18th separate Batalion of the Marines and the 137th Separate Battalion of the Marine Corps, as well as the 406th separate artillery brigade named after Alexealmazov, and the 140th separate reconnaissance battalion.</text:p>
      <text:p text:style-name="P4">
Volodymyr Zelensky also awarded the military rank of brigade headquarters - Deputy Commander of the Marine Corps of the Navy of the APU Colonel Androsov.</text:p>
      <text:p text:style-name="P4">
News Source: <text:a xlink:type="simple" xlink:href="https://armyinform.com.ua/2023/05/23/verhovnyj-golovnokomanduvach-prysvoyiv-zvannya-geroya-ukrayiny-dvom-oficzeram-morskoyi-pihoty/" text:style-name="Internet_20_link" text:visited-style-name="Visited_20_Internet_20_Link">
https://armyinform.com.ua/2023/05/23/verhovnyj-golovnokomanduvach-prysvoyiv-zvannya-geroya-ukrayiny-dvom-oficzeram-morskoyi-pihoty/</text:a>
</text:p>
      <!--NEWS-->
      <text:h text:style-name="P10" text:outline-level="1">
<text:span text:style-name="T4">
Within cooperation with international miners, 30 DSST sappers have been prepared</text:span>
</text:h>
      <text:p text:style-name="P4">
Author: ['В’ячеслав Ржеутський']</text:p>
      <text:p text:style-name="P4">
Time: 2023-05-23T57:00:00-04:00</text:p>
      <text:p text:style-name="P4">
Description: PID Hour Briff in the Military Media Center Senior OFIZER VIDDILOL PIDMIMMAKED ADMINITSISHI ... War with Ukraine 2022, War with Ukraine Latest News today, War with Ukraine 2022 Last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5/337873069_74855358-e1684831827380.jpg" text:style-name="Internet_20_link" text:visited-style-name="Visited_20_Internet_20_Link">
337873069_74855358-e1684831827380.jpg</text:a>
']</text:p>
      <text:p text:style-name="P4">
Tags: ['MILITARY MEDIA CENTER', 'ДССТ', 'МИХАЙЛО КОНОПЕЛЬНЮК', 'САПЕРИ']</text:p>
      <text:p text:style-name="P4">
Category: News</text:p>
      <!--METADATA-->
      <text:p text:style-name="P4">
<draw:frame draw:style-name="fr1" draw:name="Image39" text:anchor-type="as-char" svg:width="6.9236in" svg:height="4.738339in" draw:z-index="0">
<draw:image xlink:href="../Images/AРМІЯINFORM/2023-05-23T57-00-00-04-00/337873069_74855358-e1684831827380.jpg" xlink:type="simple" xlink:show="embed" xlink:actuate="onLoad" draw:mime-type="image/jpeg"/>
</draw:frame>
During <text:a xlink:type="simple" xlink:href="https://armyinform.com.ua/2023/05/23/bryfing-shhodo-rozminuvannya-terytorij-za-uchasti-predstavnyka-derzhspecztranssluzhby-mou/" text:style-name="Internet_20_link" text:visited-style-name="Visited_20_Internet_20_Link">
briefing</text:a>
VMILITARY MEDIA CENTER Senior Officer of the Department of Support of the State Specialist Transport Service of Ukraine Lieutenant Colonel Mikhail Konopelniwaunted that, in the framework of cooperation with international sub -activity operators, about 30 persons from the commencement of a large -scale invasion of state -ownerships from the beginning of a large -scale invasion of state -ownerships.</text:p>
      <text:p text:style-name="P4">
According to the officer, the preparation of the sappers of the service was carried out with the support of the Swiss FCD, the British-American Fund of Halo Trust, DRC and more.</text:p>
      <text:p text:style-name="P4">
According to the results of the training that took place in Kosovo. Soldiers of the Service held appropriate certificates by EOD 2 and 3 standards(ExplosiveOrdnance Disposal).</text:p>
      <text:p text:style-name="P4">
Крім того, наразі триває підготовка ще 30 фахівців служби в межах спільногопроєкту з компанією TetraTech. Навчання відбувається на території Україні іззалученням інструкторів американської компанії.</text:p>
      <text:p text:style-name="P4">
<text:span text:style-name="T5">
Фото Дмитра Юрченка</text:span>
</text:p>
      <text:p text:style-name="P4">
News Source: <text:a xlink:type="simple" xlink:href="https://armyinform.com.ua/2023/05/23/u-mezhah-spivpraczi-z-mizhnarodnymy-operatoramy-protyminnoyi-diyalnosti-pidgotovleno-30-saperiv-dsst/" text:style-name="Internet_20_link" text:visited-style-name="Visited_20_Internet_20_Link">
https://armyinform.com.ua/2023/05/23/u-mezhah-spivpraczi-z-mizhnarodnymy-operatoramy-protyminnoyi-diyalnosti-pidgotovleno-30-saperiv-dsst/</text:a>
</text:p>
      <!--NEWS-->
      <text:h text:style-name="P10" text:outline-level="1">
<text:span text:style-name="T4">
Anna Malyar about the situation in Belgorod region: it is a predictable internal Russian crisis</text:span>
</text:h>
      <text:p text:style-name="P4">
Author: ['АРМІЯINFORM']</text:p>
      <text:p text:style-name="P4">
Time: 2023-05-23T58:00:00-04:00</text:p>
      <text:p text:style-name="P4">
Description: Situations in the Bєlgorodskiy region - the inside of Rosіyska crisis, yak ... War with Ukraine 2022, war with Ukraine Latest news today,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2/12/5f6a5416.jpg" text:style-name="Internet_20_link" text:visited-style-name="Visited_20_Internet_20_Link">
5f6a5416.jpg</text:a>
']</text:p>
      <text:p text:style-name="P4">
Tags: ['БЄЛГОРОДСЬКА ОБЛАСТЬ', 'ВІЙНА', 'ГАННА МАЛЯР']</text:p>
      <text:p text:style-name="P4">
Category: News</text:p>
      <!--METADATA-->
      <text:p text:style-name="P4">
<draw:frame draw:style-name="fr1" draw:name="Image40" text:anchor-type="as-char" svg:width="6.9236in" svg:height="4.615733in" draw:z-index="0">
<draw:image xlink:href="../Images/AРМІЯINFORM/2023-05-23T58-00-00-04-00/5f6a5416.jpg" xlink:type="simple" xlink:show="embed" xlink:actuate="onLoad" draw:mime-type="image/jpeg"/>
</draw:frame>
Gannamaars. Photo: Dmitry Yurchenko / Armyinfom</text:p>
      <text:p text:style-name="P4">
The situation in the Belgorod region is a predictable internal Russian crisis, which was ripe even to a large -scale invasion of the Russian Federation into Ukraine.</text:p>
      <text:p text:style-name="P4">
About this Deputy Minister of Defense of Ukraine Anna Malyar <text:a xlink:type="simple" xlink:href="https://t.me/annamaliar/791" text:style-name="Internet_20_link" text:visited-style-name="Visited_20_Internet_20_Link">
wrote</text:a>
In Telegram.</text:p>
      <text:p text:style-name="P4">
“These are the patriots of Russia as far as we understand. People who rebelled in fact the anti -Putin regime. Because what Putin does with the Russian Federation by the fact that he is leading a war with us causes dissatisfaction with all conscious Russians. And the fact that it is shameful for them now to get their passport, that they are ashamed to show in the world, that they are citizens of Russia, sooner or later, it was necessary to lead to Samedo what is happening in Belgorod region now, ”Anna Malyar explained.</text:p>
      <text:p text:style-name="P4">
According to her, Russian citizens already understand that this regime should be changed.</text:p>
      <text:p text:style-name="P4">
“This critical mass is just gathering right now. This is not something that emerged suddenly. This dissatisfaction gradually accumulated. That is, it is an intra -Russian, dictated by the desire of citizens to change the political system of the country and to cause the bloody war that the Kremlin has solved, ”said Anna Malyar.</text:p>
      <text:p text:style-name="P4">
News Source: <text:a xlink:type="simple" xlink:href="https://armyinform.com.ua/2023/05/23/ganna-malyar-pro-sytuacziyu-na-byelgorodshhyni-cze-peredbachuvana-vnutrishnya-rosijska-kryza/" text:style-name="Internet_20_link" text:visited-style-name="Visited_20_Internet_20_Link">
https://armyinform.com.ua/2023/05/23/ganna-malyar-pro-sytuacziyu-na-byelgorodshhyni-cze-peredbachuvana-vnutrishnya-rosijska-kryza/</text:a>
</text:p>
      <!--NEWS-->
      <text:h text:style-name="P10" text:outline-level="1">
<text:span text:style-name="T4">
Due to the shelling of the Russian Federation in nine areas, two civilians were killed, 11 were injured</text:span>
</text:h>
      <text:p text:style-name="P4">
Author: ['АРМІЯINFORM']</text:p>
      <text:p text:style-name="P4">
Time: 2023-05-23T59:00:00-04:00</text:p>
      <text:p text:style-name="P4">
Description: The last passes of Rosiyski Vіsyska were shelled by the Terito of the Devonyati regions of Ukraine. ... War with Ukraine 2022, War with Ukraine latest news today, News War with Ukraine 2022 The last for today, will there be a war between Ukraine and Russia and when, the war with Ukraine in 2022 will be or not, will there be a war with Ukraine in In the near future they say, the war with Ukraine, Ukrainian news today, Ukrainian news in Ukrainian media in Russian</text:p>
      <text:p text:style-name="P4">
Images: ['<text:a xlink:type="simple" xlink:href="https://armyinform.com.ua/wp-content/uploads/2023/05/photo_5431527604185321161_y-1.jpg" text:style-name="Internet_20_link" text:visited-style-name="Visited_20_Internet_20_Link">
photo_5431527604185321161_y-1.jpg</text:a>
']</text:p>
      <text:p text:style-name="P4">
Tags: ['ВІЙНА', 'ОБСТРІЛИ РФ', 'ХАРКІВСЬКИЙ ТРИБУНАЛ']</text:p>
      <text:p text:style-name="P4">
Category: News</text:p>
      <!--METADATA-->
      <text:p text:style-name="P4">
<draw:frame draw:style-name="fr1" draw:name="Image41" text:anchor-type="as-char" svg:width="6.9236in" svg:height="4.537578in" draw:z-index="0">
<draw:image xlink:href="../Images/AРМІЯINFORM/2023-05-23T59-00-00-04-00/photo_5431527604185321161_y-1.jpg" xlink:type="simple" xlink:show="embed" xlink:actuate="onLoad" draw:mime-type="image/jpeg"/>
</draw:frame>
During the last day, Russian troops fired at the territory of nine regions of Ukraine.</text:p>
      <text:p text:style-name="P4">
About it <text:a xlink:type="simple" xlink:href="https://t.me/militarymediacenter/2003" text:style-name="Internet_20_link" text:visited-style-name="Visited_20_Internet_20_Link">
reports</text:a>
Military Mediacenter.</text:p>
      <text:p text:style-name="P4">
“In general of different types of weapons(mortars, tanks, artillery, RSZV, SCR, UAV, tactical aviation)121 settlements and 49 infrastructure objects were fired, ”the message reads.</text:p>
      <text:p text:style-name="P4">
According to preliminary information, in Russian shelling two civilians were killed, 11.</text:p>
      <text:p text:style-name="P4">
News Source: <text:a xlink:type="simple" xlink:href="https://armyinform.com.ua/2023/05/23/cherez-obstrily-rf-u-devyatoh-oblastyah-dvoye-lyudej-zagynulo-11-poraneno/" text:style-name="Internet_20_link" text:visited-style-name="Visited_20_Internet_20_Link">
https://armyinform.com.ua/2023/05/23/cherez-obstrily-rf-u-devyatoh-oblastyah-dvoye-lyudej-zagynulo-11-poraneno/</text:a>
</text:p>
      <!--NEWS-->
      <text:h text:style-name="P10" text:outline-level="1">
<text:span text:style-name="T4">
Three -day military exercises have begun in Kyiv region: do not report the movement of equipment</text:span>
</text:h>
      <text:p text:style-name="P4">
Author: ['АРМІЯINFORM']</text:p>
      <text:p text:style-name="P4">
Time: 2023-05-23T60:00:00-04:00</text:p>
      <text:p text:style-name="P4">
Description: Kiwi Tu Kiwskiye Z 23 to 25 ADS TRIVATIMOTIMU NAISKOVI for ... War with Ukraine 2022, War with Ukraine Latest news today, News War with Ukraine 2022 Last for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5/86ed782-41bac08f-d096-453f-87f1-f0c9de2e5576.jpg" text:style-name="Internet_20_link" text:visited-style-name="Visited_20_Internet_20_Link">
86ed782-41bac08f-d096-453f-87f1-f0c9de2e5576.jpg</text:a>
']</text:p>
      <text:p text:style-name="P4">
Tags: ['ВІЙСЬКОВІ НАВЧАННЯ', 'КИЇВЩИНА']</text:p>
      <text:p text:style-name="P4">
Category: News</text:p>
      <!--METADATA-->
      <text:p text:style-name="P4">
<draw:frame draw:style-name="fr1" draw:name="Image42" text:anchor-type="as-char" svg:width="6.9236in" svg:height="3.883237in" draw:z-index="0">
<draw:image xlink:href="../Images/AРМІЯINFORM/2023-05-23T60-00-00-04-00/86ed782-41bac08f-d096-453f-87f1-f0c9de2e5576.jpg" xlink:type="simple" xlink:show="embed" xlink:actuate="onLoad" draw:mime-type="image/jpeg"/>
</draw:frame>
In Kyiv and Kyiv region <text:span text:style-name="T4">
 </text:span>
 <text:span text:style-name="T4">
 </text:span>
 23 to 25 May ** military training will continue with the participation of units of the Kyiv Defense Group.</text:p>
      <text:p text:style-name="P4">
About it <text:a xlink:type="simple" xlink:href="https://www.facebook.com/UALandForces/posts/pfbid0fAdHBZ3CAfMcKLCbeUbhj2EAxwqjsWGpvwUyPWi85yMxnZkzW6fiLDWrKSnjdX2xl" text:style-name="Internet_20_link" text:visited-style-name="Visited_20_Internet_20_Link">
reported</text:a>
in the command of the Armed Forces of the Armed Forces.</text:p>
      <text:p text:style-name="P4">
Practical actions will take place during training with personnel, staffing equipment and weapons.</text:p>
      <text:p text:style-name="P4">
The purpose of the event is to build up combat(operational)capabilities during preparation and defense operation.</text:p>
      <text:p text:style-name="P4">
_ <text:span text:style-name="T4">
 In connection with the exercises will be carried out of the personnel and movement of heavy equipment. </text:span>
 _</text:p>
      <text:p text:style-name="P4">
"We ask citizens to keep calm and not report on social networks to proportion of equipment and personnel," - emphasized the commanding troops of the Armed Forces.</text:p>
      <text:p text:style-name="P4">
News Source: <text:a xlink:type="simple" xlink:href="https://armyinform.com.ua/2023/05/23/na-kyyivshhyni-rozpochalysya-trydenni-vijskovi-navchannya-ne-povidomlyajte-pro-peremishhennya-tehniky/" text:style-name="Internet_20_link" text:visited-style-name="Visited_20_Internet_20_Link">
https://armyinform.com.ua/2023/05/23/na-kyyivshhyni-rozpochalysya-trydenni-vijskovi-navchannya-ne-povidomlyajte-pro-peremishhennya-tehniky/</text:a>
</text:p>
      <!--NEWS-->
      <text:h text:style-name="P10" text:outline-level="1">
<text:span text:style-name="T4">
In Ukraine, the Corps of Marines - Volodymyr Zelenskyy is created</text:span>
</text:h>
      <text:p text:style-name="P4">
Author: ['АРМІЯINFORM']</text:p>
      <text:p text:style-name="P4">
Time: 2023-05-23T61:00:00-04:00</text:p>
      <text:p text:style-name="P4">
Description: Taku by the President of Ukraine Volodimir Zelensky Zelensky, PID Hour of the Transfiguration Hour ... War with Ukraine 2022, War with Ukraine Latest News Today, News War with Ukraine 2022 Last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5/b22f02cbb0ed965ddea1d3f0950a785a_1684828117_extra_large-1.jpeg" text:style-name="Internet_20_link" text:visited-style-name="Visited_20_Internet_20_Link">
b22f02cbb0ed965ddea1d3f0950a785a_1684828117_extra_large-1.jpeg</text:a>
']</text:p>
      <text:p text:style-name="P4">
Tags: ['ВОЛОДИМИР ЗЕЛЕНСЬКИЙ', 'ДЕНЬ МОРСЬКОЇ ПІХОТИ', 'КОРПУС МОРСЬКОЇ ПІХОТИ']</text:p>
      <text:p text:style-name="P4">
Category: News</text:p>
      <!--METADATA-->
      <text:p text:style-name="P4">
<draw:frame draw:style-name="fr1" draw:name="Image43" text:anchor-type="as-char" svg:width="6.9236in" svg:height="4.617948in" draw:z-index="0">
<draw:image xlink:href="../Images/AРМІЯINFORM/2023-05-23T61-00-00-04-00/b22f02cbb0ed965ddea1d3f0950a785a_1684828117_extra_large-1.jpeg" xlink:type="simple" xlink:show="embed" xlink:actuate="onLoad" draw:mime-type="image/jpeg"/>
</draw:frame>
This statement was made by President of Ukraine Volodymyr Zelensky during the trip to the positions of the Armed Forces of Ukraine in the defense lane of Coal - Marinka to the Donetsk region.</text:p>
      <text:p text:style-name="P4">
About it <text:a xlink:type="simple" xlink:href="https://t.me/V_Zelenskiy_official/6341" text:style-name="Internet_20_link" text:visited-style-name="Visited_20_Internet_20_Link">
reports</text:a>
President.</text:p>
      <text:p text:style-name="P4">
“Today I have the honor to declare that it is decided to significantly increase the potential of Ukrainian Marines - to create a corps of marine infantry. The state will produce everything for the development of an important, strong kind of troops. To equip our porthole with modern weapons, equipment and to create new brigades of marine infantry, ”the President said.</text:p>
      <text:p text:style-name="P4">
The Commander -in -Chief also congratulated the Marines on their saint <text:a xlink:type="simple" xlink:href="https://armyinform.com.ua/2023/05/23/verhovnyj-golovnokomanduvach-prysvoyiv-zvannya-geroya-ukrayiny-dvom-oficzeram-morskoyi-pihoty/" text:style-name="Internet_20_link" text:visited-style-name="Visited_20_Internet_20_Link">
assigned</text:a>
The title of Hero of Ukraine to two marine infantry officers. The head of the states of buildings of the Marines of Bohdan Khmelnitsky I, II and III degrees, "Measurement" of the II and III degrees, Princess Olga III degree and the Order of Danilagalitsky.</text:p>
      <text:p text:style-name="P4">
News Source: <text:a xlink:type="simple" xlink:href="https://armyinform.com.ua/2023/05/23/v-ukrayini-stvoryuyut-korpus-morskoyi-pihoty-volodymyr-zelenskyj/" text:style-name="Internet_20_link" text:visited-style-name="Visited_20_Internet_20_Link">
https://armyinform.com.ua/2023/05/23/v-ukrayini-stvoryuyut-korpus-morskoyi-pihoty-volodymyr-zelenskyj/</text:a>
</text:p>
      <!--NEWS-->
      <text:h text:style-name="P10" text:outline-level="1">
<text:span text:style-name="T4">
Norwegian instructors work with our warriors with fundamental actions using NLAW</text:span>
</text:h>
      <text:p text:style-name="P4">
Author: ['АРМІЯINFORM']</text:p>
      <text:p text:style-name="P4">
Time: 2023-05-23T62:00:00-04:00</text:p>
      <text:p text:style-name="P4">
Description: Instruktori Norwegian guards heimevernet Forsvaret, vidprait ... War with Ukraine 2022, war with Ukraine Latest news today, News War with Ukraine 2022 Last today, there will be a war between Ukraine and Russia and when, the war with Ukraine will be either in 2022 No, will there be a war with Ukraine in the near future, they say, the war with Ukraine, Ukrainian news today, Ukrainian news in Ukrainian media in Russian</text:p>
      <text:p text:style-name="P4">
Images: ['<text:a xlink:type="simple" xlink:href="https://armyinform.com.ua/wp-content/uploads/2023/05/348574520_1615419945613539_7538370471957158398_n.jpg" text:style-name="Internet_20_link" text:visited-style-name="Visited_20_Internet_20_Link">
348574520_1615419945613539_7538370471957158398_n.jpg</text:a>
', '<text:a xlink:type="simple" xlink:href="https://armyinform.com.ua/wp-content/uploads/2023/05/348557995_259272826588402_4169231660657390455_n-–-kopiya-150x150.jpg" text:style-name="Internet_20_link" text:visited-style-name="Visited_20_Internet_20_Link">
348557995_259272826588402_4169231660657390455_n-–-kopiya-150x150.jpg</text:a>
', '<text:a xlink:type="simple" xlink:href="https://armyinform.com.ua/wp-content/uploads/2023/05/348621041_585008213697138_5044517131084127584_n-–-kopiya-150x150.jpg" text:style-name="Internet_20_link" text:visited-style-name="Visited_20_Internet_20_Link">
348621041_585008213697138_5044517131084127584_n-–-kopiya-150x150.jpg</text:a>
', '<text:a xlink:type="simple" xlink:href="https://armyinform.com.ua/wp-content/uploads/2023/05/348820445_1579247339267701_7123790562918821101_n-–-kopiya-150x150.jpg" text:style-name="Internet_20_link" text:visited-style-name="Visited_20_Internet_20_Link">
348820445_1579247339267701_7123790562918821101_n-–-kopiya-150x150.jpg</text:a>
', '<text:a xlink:type="simple" xlink:href="https://armyinform.com.ua/wp-content/uploads/2023/05/348871680_240175198654341_5519556128731491202_n-–-kopiya-150x150.jpg" text:style-name="Internet_20_link" text:visited-style-name="Visited_20_Internet_20_Link">
348871680_240175198654341_5519556128731491202_n-–-kopiya-150x150.jpg</text:a>
', '<text:a xlink:type="simple" xlink:href="https://armyinform.com.ua/wp-content/uploads/2023/05/348896331_1288664138733792_6211850704269034450_n-–-kopiya-150x150.jpg" text:style-name="Internet_20_link" text:visited-style-name="Visited_20_Internet_20_Link">
348896331_1288664138733792_6211850704269034450_n-–-kopiya-150x150.jpg</text:a>
', '<text:a xlink:type="simple" xlink:href="https://armyinform.com.ua/wp-content/uploads/2023/05/348925130_1199259034084780_5839084625869553326_n-–-kopiya-150x150.jpg" text:style-name="Internet_20_link" text:visited-style-name="Visited_20_Internet_20_Link">
348925130_1199259034084780_5839084625869553326_n-–-kopiya-150x150.jpg</text:a>
']</text:p>
      <text:p text:style-name="P4">
Tags: ['NLAW', 'STOPRUSSIA', 'ВЕЛИКА БРИТАНІЯ', 'ВТОРГНЕННЯ РФ', 'НОРВЕГІЯ']</text:p>
      <text:p text:style-name="P4">
Category: News</text:p>
      <!--METADATA-->
      <text:p text:style-name="P4">
<draw:frame draw:style-name="fr1" draw:name="Image44" text:anchor-type="as-char" svg:width="6.9236in" svg:height="4.615733in" draw:z-index="0">
<draw:image xlink:href="../Images/AРМІЯINFORM/2023-05-23T62-00-00-04-00/348574520_1615419945613539_7538370471957158398_n.jpg" xlink:type="simple" xlink:show="embed" xlink:actuate="onLoad" draw:mime-type="image/jpeg"/>
</draw:frame>
Instructors of the Norwegian National Guard Heimevernet Fersvaret, work out with Ukrainian warriors the basic action on the enemy's technique is used(https://www.facebook.com/GeneralStaff.ua/posts/pfbid0mSqpGgig7p34CHrfUPoYHgEny4DftbkSLGc7UCmrsSGKqyrmtngqvrPF7rGcvdhKl)The General Staff of the Armed Forces of Ukraine.</text:p>
      <text:p text:style-name="P4">
«Norwegian National Guard Instructors Heimevernet Fersvaret, within the framework of the Multinational Educational Operation" Interflex "on Basagal -Military Training , the basic The enemy technique, the fire using a portable anti -tanned NLAW missile for the successful destruction of the enemy armored vehicles in the melee, ”the message reads.</text:p>
      <text:p text:style-name="P4">
<text:a xlink:type="simple" xlink:href="https://armyinform.com.ua/wp-content/uploads/2023/05/348557995_259272826588402_4169231660657390455_n-–-kopiya.jpg" text:style-name="Internet_20_link" text:visited-style-name="Visited_20_Internet_20_Link">
!(Images/AРМІЯINFORM/2023-05-23T62-00-00-04-00/348557995_259272826588402_4169231660657390455_n-–-kopiya-150x150.jpg)</text:a>
</text:p>
      <text:p text:style-name="P4">
<text:a xlink:type="simple" xlink:href="https://armyinform.com.ua/wp-content/uploads/2023/05/348621041_585008213697138_5044517131084127584_n-–-kopiya.jpg" text:style-name="Internet_20_link" text:visited-style-name="Visited_20_Internet_20_Link">
<draw:frame draw:style-name="fr1" draw:name="Image45" text:anchor-type="as-char" svg:width="6.9236in" svg:height="6.9236in" draw:z-index="0">
<draw:image xlink:href="../Images/AРМІЯINFORM/2023-05-23T62-00-00-04-00/348621041_585008213697138_5044517131084127584_n-–-kopiya-150x150.jpg" xlink:type="simple" xlink:show="embed" xlink:actuate="onLoad" draw:mime-type="image/jpeg"/>
</draw:frame>
</text:a>
</text:p>
      <text:p text:style-name="P4">
<text:a xlink:type="simple" xlink:href="https://armyinform.com.ua/wp-content/uploads/2023/05/348820445_1579247339267701_7123790562918821101_n-–-kopiya.jpg" text:style-name="Internet_20_link" text:visited-style-name="Visited_20_Internet_20_Link">
<draw:frame draw:style-name="fr1" draw:name="Image46" text:anchor-type="as-char" svg:width="6.9236in" svg:height="6.9236in" draw:z-index="0">
<draw:image xlink:href="../Images/AРМІЯINFORM/2023-05-23T62-00-00-04-00/348820445_1579247339267701_7123790562918821101_n-–-kopiya-150x150.jpg" xlink:type="simple" xlink:show="embed" xlink:actuate="onLoad" draw:mime-type="image/jpeg"/>
</draw:frame>
</text:a>
</text:p>
      <text:p text:style-name="P4">
<text:a xlink:type="simple" xlink:href="https://armyinform.com.ua/wp-content/uploads/2023/05/348871680_240175198654341_5519556128731491202_n-–-kopiya.jpg" text:style-name="Internet_20_link" text:visited-style-name="Visited_20_Internet_20_Link">
<draw:frame draw:style-name="fr1" draw:name="Image47" text:anchor-type="as-char" svg:width="6.9236in" svg:height="6.9236in" draw:z-index="0">
<draw:image xlink:href="../Images/AРМІЯINFORM/2023-05-23T62-00-00-04-00/348871680_240175198654341_5519556128731491202_n-–-kopiya-150x150.jpg" xlink:type="simple" xlink:show="embed" xlink:actuate="onLoad" draw:mime-type="image/jpeg"/>
</draw:frame>
</text:a>
</text:p>
      <text:p text:style-name="P4">
<text:a xlink:type="simple" xlink:href="https://armyinform.com.ua/wp-content/uploads/2023/05/348896331_1288664138733792_6211850704269034450_n-–-kopiya.jpg" text:style-name="Internet_20_link" text:visited-style-name="Visited_20_Internet_20_Link">
<draw:frame draw:style-name="fr1" draw:name="Image48" text:anchor-type="as-char" svg:width="6.9236in" svg:height="6.9236in" draw:z-index="0">
<draw:image xlink:href="../Images/AРМІЯINFORM/2023-05-23T62-00-00-04-00/348896331_1288664138733792_6211850704269034450_n-–-kopiya-150x150.jpg" xlink:type="simple" xlink:show="embed" xlink:actuate="onLoad" draw:mime-type="image/jpeg"/>
</draw:frame>
</text:a>
</text:p>
      <text:p text:style-name="P4">
It is noted that such training makes it possible to improve the acquired combat skills to increase the personal security and security of the unit during various scenarios of actions of the Armed Forces of Ukraine so that servicemen can skill the necessary tactical knowledge to protect Ukraine.</text:p>
      <text:p text:style-name="P4">
Under the expert guidance of the instructors of the Armed Forces of the Kingdom, the Norwegian District Armed Forces of Ukraine became prepared for combat conditions.</text:p>
      <text:p text:style-name="P4">
It is also reported that the Kingdom of Norway and the United Kingdom of Grand Britain and Northern Ireland continue to support the people of Ukraine melting with our international partners in order to provide constant support to Ukraine in response to continuing violations of Russia , independent and democratic state.</text:p>
      <text:p text:style-name="P4">
The Ministry of Internal Affairs of Ukraine reminded that, having arrived in the United Kingdom of 2022, the contingent of servicemen and servicemen of the Armed Forces of the King of the Kingdomsanorway participates in the program of preparation of Ukrainian recruits by sub-heading of UK together with other partner countries.</text:p>
      <text:p text:style-name="P4">
News Source: <text:a xlink:type="simple" xlink:href="https://armyinform.com.ua/2023/05/23/norvezki-instruktory-vidpraczovuyut-z-nashymy-voyinamy-zasadni-diyi-z-vykorystannyam-nlaw/" text:style-name="Internet_20_link" text:visited-style-name="Visited_20_Internet_20_Link">
https://armyinform.com.ua/2023/05/23/norvezki-instruktory-vidpraczovuyut-z-nashymy-voyinamy-zasadni-diyi-z-vykorystannyam-nlaw/</text:a>
</text:p>
      <!--NEWS-->
      <text:h text:style-name="P10" text:outline-level="1">
<text:span text:style-name="T4">
In 2023, social payments will be saved for internally displaced persons</text:span>
</text:h>
      <text:p text:style-name="P4">
Author: ['АРМІЯINFORM']</text:p>
      <text:p text:style-name="P4">
Time: 2023-05-23T63:00:00-04:00</text:p>
      <text:p text:style-name="P4">
Description: Yak Rear Portal, on Tsomo was voted in vikacre'har-minigra-Minigra Zwan ... War with Ukraine 2022, War with Ukraine Latest news today, News War with Ukraine 2022 Last today, will there be a war between Ukraine and Russia and when , The war with Ukraine in 2022 will be or not, will there be a war with Ukraine in the near future, the war with Ukraine, Ukrainian news today, Ukrainian news in Ukrainian media in Russian</text:p>
      <text:p text:style-name="P4">
Images: ['<text:a xlink:type="simple" xlink:href="https://armyinform.com.ua/wp-content/uploads/2022/04/vereshhuk-4.jpg" text:style-name="Internet_20_link" text:visited-style-name="Visited_20_Internet_20_Link">
vereshhuk-4.jpg</text:a>
']</text:p>
      <text:p text:style-name="P4">
Tags: ['ВНУТРІШНЬО ПЕРЕМІЩЕНІ ОСОБИ', 'ІРИНА ВЕРЕЩУК', 'МІНРЕІНТЕГРАЦІЇ', 'СОЦІАЛЬНА ДОПОМОГА']</text:p>
      <text:p text:style-name="P4">
Category: News</text:p>
      <!--METADATA-->
      <text:p text:style-name="P4">
<draw:frame draw:style-name="fr1" draw:name="Image49" text:anchor-type="as-char" svg:width="6.9236in" svg:height="4.615733in" draw:z-index="0">
<draw:image xlink:href="../Images/AРМІЯINFORM/2023-05-23T63-00-00-04-00/vereshhuk-4.jpg" xlink:type="simple" xlink:show="embed" xlink:actuate="onLoad" draw:mime-type="image/jpeg"/>
</draw:frame>
As <text:a xlink:type="simple" xlink:href="https://www.kmu.gov.ua/news/u-2023-rotsi-budut-zberezheni-sotsialni-vyplaty-dlia-vnutrishno-peremishchenykh-osib" text:style-name="Internet_20_link" text:visited-style-name="Visited_20_Internet_20_Link">
transmits</text:a>
The Government Portal, this was emphasized by Viceremier-Minister-Minister of Reintegration of Temporarily-Coiled Territories Irina Vereshchuk on the air of one of the TV channels.</text:p>
      <text:p text:style-name="P4">
According to her, it cannot be argued that most IDPs have already received financial independence. Therefore, it is very important to continue to pay their own hooks and give your feet.</text:p>
      <text:p text:style-name="P4">
-My position remains unchanged-this year we have to keep the IIVPAC of IDPs,-said Viceremier-Minister.</text:p>
      <text:p text:style-name="P4">
The Ministry of Reintegration of the Temporarily Occupied Territories of Ukraine also reminds that the Ministry was developed by the Ministry and approved by the Government of the State Public Policy on Internal Movement for the period up to 2025, in particular, provides for IDPs from the state.</text:p>
      <text:p text:style-name="P4">
News Source: <text:a xlink:type="simple" xlink:href="https://armyinform.com.ua/2023/05/23/u-2023-roczi-budut-zberezheni-soczialni-vyplaty-dlya-vnutrishno-peremishhenyh-osib/" text:style-name="Internet_20_link" text:visited-style-name="Visited_20_Internet_20_Link">
https://armyinform.com.ua/2023/05/23/u-2023-roczi-budut-zberezheni-soczialni-vyplaty-dlya-vnutrishno-peremishhenyh-osib/</text:a>
</text:p>
      <!--NEWS-->
      <text:h text:style-name="P10" text:outline-level="1">
<text:span text:style-name="T4">
More than 400 Marines received storm berets in Nikolaev</text:span>
</text:h>
      <text:p text:style-name="P4">
Author: ['Дмитро Завтонов']</text:p>
      <text:p text:style-name="P4">
Time: 2023-05-23T64:00:00-04:00</text:p>
      <text:p text:style-name="P4">
Description: At the VIISKOVIKH PARNES TO PIDRODILS PIKHOTYA KOSARYASYA SOGODNI, 23 Herbalists, ... War with Ukraine 2022, War with Ukraine Latest news today, News War with Ukraine 2022 Last today, will there be a war between Ukraine and Russia and when,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5/golovna-70.jpg" text:style-name="Internet_20_link" text:visited-style-name="Visited_20_Internet_20_Link">
golovna-70.jpg</text:a>
', '<text:a xlink:type="simple" xlink:href="https://armyinform.com.ua/wp-content/uploads/2023/05/1-95-150x150.jpg" text:style-name="Internet_20_link" text:visited-style-name="Visited_20_Internet_20_Link">
1-95-150x150.jpg</text:a>
', '<text:a xlink:type="simple" xlink:href="https://armyinform.com.ua/wp-content/uploads/2023/05/2-81-150x150.jpg" text:style-name="Internet_20_link" text:visited-style-name="Visited_20_Internet_20_Link">
2-81-150x150.jpg</text:a>
', '<text:a xlink:type="simple" xlink:href="https://armyinform.com.ua/wp-content/uploads/2023/05/3-81-150x150.jpg" text:style-name="Internet_20_link" text:visited-style-name="Visited_20_Internet_20_Link">
3-81-150x150.jpg</text:a>
', '<text:a xlink:type="simple" xlink:href="https://armyinform.com.ua/wp-content/uploads/2023/05/4-74-150x150.jpg" text:style-name="Internet_20_link" text:visited-style-name="Visited_20_Internet_20_Link">
4-74-150x150.jpg</text:a>
', '<text:a xlink:type="simple" xlink:href="https://armyinform.com.ua/wp-content/uploads/2023/05/5-57-150x150.jpg" text:style-name="Internet_20_link" text:visited-style-name="Visited_20_Internet_20_Link">
5-57-150x150.jpg</text:a>
', '<text:a xlink:type="simple" xlink:href="https://armyinform.com.ua/wp-content/uploads/2023/05/6-48-150x150.jpg" text:style-name="Internet_20_link" text:visited-style-name="Visited_20_Internet_20_Link">
6-48-150x150.jpg</text:a>
', '<text:a xlink:type="simple" xlink:href="https://armyinform.com.ua/wp-content/uploads/2023/05/7-42-150x150.jpg" text:style-name="Internet_20_link" text:visited-style-name="Visited_20_Internet_20_Link">
7-42-150x150.jpg</text:a>
', '<text:a xlink:type="simple" xlink:href="https://armyinform.com.ua/wp-content/uploads/2023/05/8-31-150x150.jpg" text:style-name="Internet_20_link" text:visited-style-name="Visited_20_Internet_20_Link">
8-31-150x150.jpg</text:a>
', '<text:a xlink:type="simple" xlink:href="https://armyinform.com.ua/wp-content/uploads/2023/05/9-31-150x150.jpg" text:style-name="Internet_20_link" text:visited-style-name="Visited_20_Internet_20_Link">
9-31-150x150.jpg</text:a>
', '<text:a xlink:type="simple" xlink:href="https://armyinform.com.ua/wp-content/uploads/2023/05/10-32-150x150.jpg" text:style-name="Internet_20_link" text:visited-style-name="Visited_20_Internet_20_Link">
10-32-150x150.jpg</text:a>
', '<text:a xlink:type="simple" xlink:href="https://armyinform.com.ua/wp-content/uploads/2023/05/11-27-150x150.jpg" text:style-name="Internet_20_link" text:visited-style-name="Visited_20_Internet_20_Link">
11-27-150x150.jpg</text:a>
', '<text:a xlink:type="simple" xlink:href="https://armyinform.com.ua/wp-content/uploads/2023/05/12-20-150x150.jpg" text:style-name="Internet_20_link" text:visited-style-name="Visited_20_Internet_20_Link">
12-20-150x150.jpg</text:a>
']</text:p>
      <text:p text:style-name="P4">
Tags: ['ВМС ЗС УКРАЇНИ', 'МОРСЬКА ПІХОТА']</text:p>
      <text:p text:style-name="P4">
Category: News</text:p>
      <!--METADATA-->
      <text:p text:style-name="P4">
<draw:frame draw:style-name="fr1" draw:name="Image50" text:anchor-type="as-char" svg:width="6.9236in" svg:height="4.615733in" draw:z-index="0">
<draw:image xlink:href="../Images/AРМІЯINFORM/2023-05-23T64-00-00-04-00/golovna-70.jpg" xlink:type="simple" xlink:show="embed" xlink:actuate="onLoad" draw:mime-type="image/jpeg"/>
</draw:frame>
In the military units and units of the Marines of Ukraine today, on May 23, there were solemn events on the occasion of the Marine Corps of Ukraine.</text:p>
      <text:p text:style-name="P4">
The right to wear a storm beret Marpichi was obtained after the psychological obstacle course and as a result of the stability, courage, professionalism and courage in the performance of combat missions regarding the protection of repeling and restraining a full -scale invasion of the Armed Forces of Ukraine.</text:p>
      <text:p text:style-name="P4">
<text:a xlink:type="simple" xlink:href="https://armyinform.com.ua/wp-content/uploads/2023/05/1-95.jpg" text:style-name="Internet_20_link" text:visited-style-name="Visited_20_Internet_20_Link">
!(Images/AРМІЯINFORM/2023-05-23T64-00-00-04-00/1-95-150x150.jpg)</text:a>
</text:p>
      <text:p text:style-name="P4">
<text:a xlink:type="simple" xlink:href="https://armyinform.com.ua/wp-content/uploads/2023/05/2-81.jpg" text:style-name="Internet_20_link" text:visited-style-name="Visited_20_Internet_20_Link">
<draw:frame draw:style-name="fr1" draw:name="Image51" text:anchor-type="as-char" svg:width="6.9236in" svg:height="6.9236in" draw:z-index="0">
<draw:image xlink:href="../Images/AРМІЯINFORM/2023-05-23T64-00-00-04-00/2-81-150x150.jpg" xlink:type="simple" xlink:show="embed" xlink:actuate="onLoad" draw:mime-type="image/jpeg"/>
</draw:frame>
</text:a>
</text:p>
      <text:p text:style-name="P4">
<text:a xlink:type="simple" xlink:href="https://armyinform.com.ua/wp-content/uploads/2023/05/3-81.jpg" text:style-name="Internet_20_link" text:visited-style-name="Visited_20_Internet_20_Link">
<draw:frame draw:style-name="fr1" draw:name="Image52" text:anchor-type="as-char" svg:width="6.9236in" svg:height="6.9236in" draw:z-index="0">
<draw:image xlink:href="../Images/AРМІЯINFORM/2023-05-23T64-00-00-04-00/3-81-150x150.jpg" xlink:type="simple" xlink:show="embed" xlink:actuate="onLoad" draw:mime-type="image/jpeg"/>
</draw:frame>
</text:a>
</text:p>
      <text:p text:style-name="P4">
<text:a xlink:type="simple" xlink:href="https://armyinform.com.ua/wp-content/uploads/2023/05/4-74.jpg" text:style-name="Internet_20_link" text:visited-style-name="Visited_20_Internet_20_Link">
<draw:frame draw:style-name="fr1" draw:name="Image53" text:anchor-type="as-char" svg:width="6.9236in" svg:height="6.9236in" draw:z-index="0">
<draw:image xlink:href="../Images/AРМІЯINFORM/2023-05-23T64-00-00-04-00/4-74-150x150.jpg" xlink:type="simple" xlink:show="embed" xlink:actuate="onLoad" draw:mime-type="image/jpeg"/>
</draw:frame>
</text:a>
</text:p>
      <text:p text:style-name="P4">
<text:a xlink:type="simple" xlink:href="https://armyinform.com.ua/wp-content/uploads/2023/05/5-57.jpg" text:style-name="Internet_20_link" text:visited-style-name="Visited_20_Internet_20_Link">
<draw:frame draw:style-name="fr1" draw:name="Image54" text:anchor-type="as-char" svg:width="6.9236in" svg:height="6.9236in" draw:z-index="0">
<draw:image xlink:href="../Images/AРМІЯINFORM/2023-05-23T64-00-00-04-00/5-57-150x150.jpg" xlink:type="simple" xlink:show="embed" xlink:actuate="onLoad" draw:mime-type="image/jpeg"/>
</draw:frame>
</text:a>
</text:p>
      <text:p text:style-name="P4">
<text:a xlink:type="simple" xlink:href="https://armyinform.com.ua/wp-content/uploads/2023/05/6-48.jpg" text:style-name="Internet_20_link" text:visited-style-name="Visited_20_Internet_20_Link">
<draw:frame draw:style-name="fr1" draw:name="Image55" text:anchor-type="as-char" svg:width="6.9236in" svg:height="6.9236in" draw:z-index="0">
<draw:image xlink:href="../Images/AРМІЯINFORM/2023-05-23T64-00-00-04-00/6-48-150x150.jpg" xlink:type="simple" xlink:show="embed" xlink:actuate="onLoad" draw:mime-type="image/jpeg"/>
</draw:frame>
</text:a>
</text:p>
      <text:p text:style-name="P4">
<text:a xlink:type="simple" xlink:href="https://armyinform.com.ua/wp-content/uploads/2023/05/7-42.jpg" text:style-name="Internet_20_link" text:visited-style-name="Visited_20_Internet_20_Link">
<draw:frame draw:style-name="fr1" draw:name="Image56" text:anchor-type="as-char" svg:width="6.9236in" svg:height="6.9236in" draw:z-index="0">
<draw:image xlink:href="../Images/AРМІЯINFORM/2023-05-23T64-00-00-04-00/7-42-150x150.jpg" xlink:type="simple" xlink:show="embed" xlink:actuate="onLoad" draw:mime-type="image/jpeg"/>
</draw:frame>
</text:a>
</text:p>
      <text:p text:style-name="P4">
<text:a xlink:type="simple" xlink:href="https://armyinform.com.ua/wp-content/uploads/2023/05/8-31.jpg" text:style-name="Internet_20_link" text:visited-style-name="Visited_20_Internet_20_Link">
<draw:frame draw:style-name="fr1" draw:name="Image57" text:anchor-type="as-char" svg:width="6.9236in" svg:height="6.9236in" draw:z-index="0">
<draw:image xlink:href="../Images/AРМІЯINFORM/2023-05-23T64-00-00-04-00/8-31-150x150.jpg" xlink:type="simple" xlink:show="embed" xlink:actuate="onLoad" draw:mime-type="image/jpeg"/>
</draw:frame>
</text:a>
</text:p>
      <text:p text:style-name="P4">
<text:a xlink:type="simple" xlink:href="https://armyinform.com.ua/wp-content/uploads/2023/05/9-31.jpg" text:style-name="Internet_20_link" text:visited-style-name="Visited_20_Internet_20_Link">
<draw:frame draw:style-name="fr1" draw:name="Image58" text:anchor-type="as-char" svg:width="6.9236in" svg:height="6.9236in" draw:z-index="0">
<draw:image xlink:href="../Images/AРМІЯINFORM/2023-05-23T64-00-00-04-00/9-31-150x150.jpg" xlink:type="simple" xlink:show="embed" xlink:actuate="onLoad" draw:mime-type="image/jpeg"/>
</draw:frame>
</text:a>
</text:p>
      <text:p text:style-name="P4">
<text:a xlink:type="simple" xlink:href="https://armyinform.com.ua/wp-content/uploads/2023/05/10-32.jpg" text:style-name="Internet_20_link" text:visited-style-name="Visited_20_Internet_20_Link">
<draw:frame draw:style-name="fr1" draw:name="Image59" text:anchor-type="as-char" svg:width="6.9236in" svg:height="6.9236in" draw:z-index="0">
<draw:image xlink:href="../Images/AРМІЯINFORM/2023-05-23T64-00-00-04-00/10-32-150x150.jpg" xlink:type="simple" xlink:show="embed" xlink:actuate="onLoad" draw:mime-type="image/jpeg"/>
</draw:frame>
</text:a>
</text:p>
      <text:p text:style-name="P4">
<text:a xlink:type="simple" xlink:href="https://armyinform.com.ua/wp-content/uploads/2023/05/11-27.jpg" text:style-name="Internet_20_link" text:visited-style-name="Visited_20_Internet_20_Link">
<draw:frame draw:style-name="fr1" draw:name="Image60" text:anchor-type="as-char" svg:width="6.9236in" svg:height="6.9236in" draw:z-index="0">
<draw:image xlink:href="../Images/AРМІЯINFORM/2023-05-23T64-00-00-04-00/11-27-150x150.jpg" xlink:type="simple" xlink:show="embed" xlink:actuate="onLoad" draw:mime-type="image/jpeg"/>
</draw:frame>
</text:a>
</text:p>
      <text:p text:style-name="P4">
<text:a xlink:type="simple" xlink:href="https://armyinform.com.ua/wp-content/uploads/2023/05/12-20.jpg" text:style-name="Internet_20_link" text:visited-style-name="Visited_20_Internet_20_Link">
<draw:frame draw:style-name="fr1" draw:name="Image61" text:anchor-type="as-char" svg:width="6.9236in" svg:height="6.9236in" draw:z-index="0">
<draw:image xlink:href="../Images/AРМІЯINFORM/2023-05-23T64-00-00-04-00/12-20-150x150.jpg" xlink:type="simple" xlink:show="embed" xlink:actuate="onLoad" draw:mime-type="image/jpeg"/>
</draw:frame>
</text:a>
Celebrations began in the city to honor those who laid their lives for the freedom and integrity of Ukraine. After that, the commanders of the united storm berets of more than 400 marines.</text:p>
      <text:p text:style-name="P4">
Also, during the event, the best servicemen were encouraged by state -owned Nongorod, departmental honors, valuable gifts and certificates.</text:p>
      <text:p text:style-name="P4">
News Source: <text:a xlink:type="simple" xlink:href="https://armyinform.com.ua/2023/05/23/ponad-400-morpihiv-otrymaly-shtormovi-berety-v-mykolayevi/" text:style-name="Internet_20_link" text:visited-style-name="Visited_20_Internet_20_Link">
https://armyinform.com.ua/2023/05/23/ponad-400-morpihiv-otrymaly-shtormovi-berety-v-mykolayevi/</text:a>
</text:p>
      <!--NEWS-->
      <text:h text:style-name="P10" text:outline-level="1">
<text:span text:style-name="T4">
The CPD has published a forecast for misinformation campaigns of the Russian Federation</text:span>
</text:h>
      <text:p text:style-name="P4">
Author: ['АРМІЯINFORM']</text:p>
      <text:p text:style-name="P4">
Time: 2023-05-23T65:00:00-04:00</text:p>
      <text:p text:style-name="P4">
Description: INFORMANINE WEARTH MIZHAYA, that is not in Ukraine to be in the way at MITH, SHILOKA KLAYNITS ... War with Ukraine 2022, War with Ukraine Latest News today, News War with Ukraine 2022 Last for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5/1-94.jpg" text:style-name="Internet_20_link" text:visited-style-name="Visited_20_Internet_20_Link">
1-94.jpg</text:a>
', '<text:a xlink:type="simple" xlink:href="https://armyinform.com.ua/wp-content/uploads/2023/05/2-80-150x150.jpg" text:style-name="Internet_20_link" text:visited-style-name="Visited_20_Internet_20_Link">
2-80-150x150.jpg</text:a>
', '<text:a xlink:type="simple" xlink:href="https://armyinform.com.ua/wp-content/uploads/2023/05/3-80-150x150.jpg" text:style-name="Internet_20_link" text:visited-style-name="Visited_20_Internet_20_Link">
3-80-150x150.jpg</text:a>
', '<text:a xlink:type="simple" xlink:href="https://armyinform.com.ua/wp-content/uploads/2023/05/4-73-150x150.jpg" text:style-name="Internet_20_link" text:visited-style-name="Visited_20_Internet_20_Link">
4-73-150x150.jpg</text:a>
', '<text:a xlink:type="simple" xlink:href="https://armyinform.com.ua/wp-content/uploads/2023/05/5-56-150x150.jpg" text:style-name="Internet_20_link" text:visited-style-name="Visited_20_Internet_20_Link">
5-56-150x150.jpg</text:a>
', '<text:a xlink:type="simple" xlink:href="https://armyinform.com.ua/wp-content/uploads/2023/05/6-47-150x150.jpg" text:style-name="Internet_20_link" text:visited-style-name="Visited_20_Internet_20_Link">
6-47-150x150.jpg</text:a>
', '<text:a xlink:type="simple" xlink:href="https://armyinform.com.ua/wp-content/uploads/2023/05/7-41-150x150.jpg" text:style-name="Internet_20_link" text:visited-style-name="Visited_20_Internet_20_Link">
7-41-150x150.jpg</text:a>
']</text:p>
      <text:p text:style-name="P4">
Tags: ['РОСІЙСЬКА ПРОПАГАНДА', 'РОСІЙСЬКІ ФЕЙКИ', 'ЦПД РНБО']</text:p>
      <text:p text:style-name="P4">
Category: News</text:p>
      <!--METADATA-->
      <text:p text:style-name="P4">
<draw:frame draw:style-name="fr1" draw:name="Image62" text:anchor-type="as-char" svg:width="6.9236in" svg:height="3.894525in" draw:z-index="0">
<draw:image xlink:href="../Images/AРМІЯINFORM/2023-05-23T65-00-00-04-00/1-94.jpg" xlink:type="simple" xlink:show="embed" xlink:actuate="onLoad" draw:mime-type="image/jpeg"/>
</draw:frame>
The information confrontation between Russia and Ukraine does not subside for a moment, every day Ukrainian is under the media fake fade.</text:p>
      <text:p text:style-name="P4">
About it <text:a xlink:type="simple" xlink:href="https://www.facebook.com/protydiyadezinformatsiyi.cpd/posts/pfbid0k5mqgiek9ANSsSty7bYorHKEp1sGki7bC36QWTgC3F9Kv1FTXWgQU9mocYTKnA7wl" text:style-name="Internet_20_link" text:visited-style-name="Visited_20_Internet_20_Link">
reports</text:a>
Center for Combating Misinformation at NSDC Ukraine.</text:p>
      <text:p text:style-name="P4">
"Having analyzed the basic information and psychological special operations, as well as dezidformation campaigns of the Russian Federation, analysts of the Center for Combating Misinformation, they define the directions of development of rostropaganda, which the enemy can use to the integrity,"-said in the Center's message.</text:p>
      <text:p text:style-name="P4">
<text:a xlink:type="simple" xlink:href="https://armyinform.com.ua/wp-content/uploads/2023/05/2-80.jpg" text:style-name="Internet_20_link" text:visited-style-name="Visited_20_Internet_20_Link">
!(Images/AРМІЯINFORM/2023-05-23T65-00-00-04-00/2-80-150x150.jpg)</text:a>
</text:p>
      <text:p text:style-name="P4">
<text:a xlink:type="simple" xlink:href="https://armyinform.com.ua/wp-content/uploads/2023/05/3-80.jpg" text:style-name="Internet_20_link" text:visited-style-name="Visited_20_Internet_20_Link">
<draw:frame draw:style-name="fr1" draw:name="Image63" text:anchor-type="as-char" svg:width="6.9236in" svg:height="6.9236in" draw:z-index="0">
<draw:image xlink:href="../Images/AРМІЯINFORM/2023-05-23T65-00-00-04-00/3-80-150x150.jpg" xlink:type="simple" xlink:show="embed" xlink:actuate="onLoad" draw:mime-type="image/jpeg"/>
</draw:frame>
</text:a>
</text:p>
      <text:p text:style-name="P4">
<text:a xlink:type="simple" xlink:href="https://armyinform.com.ua/wp-content/uploads/2023/05/4-73.jpg" text:style-name="Internet_20_link" text:visited-style-name="Visited_20_Internet_20_Link">
<draw:frame draw:style-name="fr1" draw:name="Image64" text:anchor-type="as-char" svg:width="6.9236in" svg:height="6.9236in" draw:z-index="0">
<draw:image xlink:href="../Images/AРМІЯINFORM/2023-05-23T65-00-00-04-00/4-73-150x150.jpg" xlink:type="simple" xlink:show="embed" xlink:actuate="onLoad" draw:mime-type="image/jpeg"/>
</draw:frame>
</text:a>
</text:p>
      <text:p text:style-name="P4">
<text:a xlink:type="simple" xlink:href="https://armyinform.com.ua/wp-content/uploads/2023/05/5-56.jpg" text:style-name="Internet_20_link" text:visited-style-name="Visited_20_Internet_20_Link">
<draw:frame draw:style-name="fr1" draw:name="Image65" text:anchor-type="as-char" svg:width="6.9236in" svg:height="6.9236in" draw:z-index="0">
<draw:image xlink:href="../Images/AРМІЯINFORM/2023-05-23T65-00-00-04-00/5-56-150x150.jpg" xlink:type="simple" xlink:show="embed" xlink:actuate="onLoad" draw:mime-type="image/jpeg"/>
</draw:frame>
</text:a>
</text:p>
      <text:p text:style-name="P4">
<text:a xlink:type="simple" xlink:href="https://armyinform.com.ua/wp-content/uploads/2023/05/6-47.jpg" text:style-name="Internet_20_link" text:visited-style-name="Visited_20_Internet_20_Link">
<draw:frame draw:style-name="fr1" draw:name="Image66" text:anchor-type="as-char" svg:width="6.9236in" svg:height="6.9236in" draw:z-index="0">
<draw:image xlink:href="../Images/AРМІЯINFORM/2023-05-23T65-00-00-04-00/6-47-150x150.jpg" xlink:type="simple" xlink:show="embed" xlink:actuate="onLoad" draw:mime-type="image/jpeg"/>
</draw:frame>
</text:a>
</text:p>
      <text:p text:style-name="P4">
<text:a xlink:type="simple" xlink:href="https://armyinform.com.ua/wp-content/uploads/2023/05/7-41.jpg" text:style-name="Internet_20_link" text:visited-style-name="Visited_20_Internet_20_Link">
<draw:frame draw:style-name="fr1" draw:name="Image67" text:anchor-type="as-char" svg:width="6.9236in" svg:height="6.9236in" draw:z-index="0">
<draw:image xlink:href="../Images/AРМІЯINFORM/2023-05-23T65-00-00-04-00/7-41-150x150.jpg" xlink:type="simple" xlink:show="embed" xlink:actuate="onLoad" draw:mime-type="image/jpeg"/>
</draw:frame>
</text:a>
</text:p>
      <text:p text:style-name="P4">
News Source: <text:a xlink:type="simple" xlink:href="https://armyinform.com.ua/2023/05/23/czpd-opublikuvav-prognoz-shhodo-dezinformaczijnyh-kampanij-rf/" text:style-name="Internet_20_link" text:visited-style-name="Visited_20_Internet_20_Link">
https://armyinform.com.ua/2023/05/23/czpd-opublikuvav-prognoz-shhodo-dezinformaczijnyh-kampanij-rf/</text:a>
</text:p>
      <!--NEWS-->
      <text:h text:style-name="P10" text:outline-level="1">
<text:span text:style-name="T4">
The Russians have struck a flight strike on Avdiivka, are wounded</text:span>
</text:h>
      <text:p text:style-name="P4">
Author: ['АРМІЯINFORM']</text:p>
      <text:p text:style-name="P4">
Time: 2023-05-23T66:00:00-04:00</text:p>
      <text:p text:style-name="P4">
Description: Vnaslikov Aviaraketnaya Project of the RF ZS on Avdіvtski, Shonaimen of the two people denied ... War with Ukraine 2022, War with Ukraine Latest News today,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5/kkoop.jpg" text:style-name="Internet_20_link" text:visited-style-name="Visited_20_Internet_20_Link">
kkoop.jpg</text:a>
', '<text:a xlink:type="simple" xlink:href="https://armyinform.com.ua/wp-content/uploads/2023/05/345599155_261313073048008_1418522272360842694_n-150x150.jpg" text:style-name="Internet_20_link" text:visited-style-name="Visited_20_Internet_20_Link">
345599155_261313073048008_1418522272360842694_n-150x150.jpg</text:a>
', '<text:a xlink:type="simple" xlink:href="https://armyinform.com.ua/wp-content/uploads/2023/05/345642330_168121272871131_4858895058470257507_n-150x150.jpg" text:style-name="Internet_20_link" text:visited-style-name="Visited_20_Internet_20_Link">
345642330_168121272871131_4858895058470257507_n-150x150.jpg</text:a>
', '<text:a xlink:type="simple" xlink:href="https://armyinform.com.ua/wp-content/uploads/2023/05/346501277_235076469140544_2179700375271512136_n-150x150.jpg" text:style-name="Internet_20_link" text:visited-style-name="Visited_20_Internet_20_Link">
346501277_235076469140544_2179700375271512136_n-150x150.jpg</text:a>
', '<text:a xlink:type="simple" xlink:href="https://armyinform.com.ua/wp-content/uploads/2023/05/346654327_1291726928218397_5097083726230333704_n-150x150.jpg" text:style-name="Internet_20_link" text:visited-style-name="Visited_20_Internet_20_Link">
346654327_1291726928218397_5097083726230333704_n-150x150.jpg</text:a>
', '<text:a xlink:type="simple" xlink:href="https://armyinform.com.ua/wp-content/uploads/2023/05/347643818_1924602081230458_7723491690235333803_n-150x150.jpg" text:style-name="Internet_20_link" text:visited-style-name="Visited_20_Internet_20_Link">
347643818_1924602081230458_7723491690235333803_n-150x150.jpg</text:a>
']</text:p>
      <text:p text:style-name="P4">
Tags: ['STOPRUSSIA', 'АВДІЇВКА', 'ВОЄННІ ЗЛОЧИНИ ЗС РФ', 'ВТОРГНЕННЯ РФ']</text:p>
      <text:p text:style-name="P4">
Category: News</text:p>
      <!--METADATA-->
      <text:p text:style-name="P4">
<draw:frame draw:style-name="fr1" draw:name="Image68" text:anchor-type="as-char" svg:width="6.9236in" svg:height="5.771144in" draw:z-index="0">
<draw:image xlink:href="../Images/AРМІЯINFORM/2023-05-23T66-00-00-04-00/kkoop.jpg" xlink:type="simple" xlink:show="embed" xlink:actuate="onLoad" draw:mime-type="image/jpeg"/>
</draw:frame>
As a result of the airport of the Armed Forces of the Russian Federation in Avdiivka, at least two people kept injuries.</text:p>
      <text:p text:style-name="P4">
About it <text:a xlink:type="simple" xlink:href="https://t.me/pavlokyrylenko_donoda/8107" text:style-name="Internet_20_link" text:visited-style-name="Visited_20_Internet_20_Link">
reported D</text:a>
Pavel Kirilenko, Donetsk Regional Military Administration.</text:p>
      <text:p text:style-name="P4">
"At least two people are injured as a result of a flight strike in Avdiivka. You see the consequences in the photos," the statement said.</text:p>
      <text:p text:style-name="P4">
<text:a xlink:type="simple" xlink:href="https://armyinform.com.ua/wp-content/uploads/2023/05/345599155_261313073048008_1418522272360842694_n.jpg" text:style-name="Internet_20_link" text:visited-style-name="Visited_20_Internet_20_Link">
!(Images/AРМІЯINFORM/2023-05-23T66-00-00-04-00/345599155_261313073048008_1418522272360842694_n-150x150.jpg)</text:a>
</text:p>
      <text:p text:style-name="P4">
<text:a xlink:type="simple" xlink:href="https://armyinform.com.ua/wp-content/uploads/2023/05/345642330_168121272871131_4858895058470257507_n.jpg" text:style-name="Internet_20_link" text:visited-style-name="Visited_20_Internet_20_Link">
<draw:frame draw:style-name="fr1" draw:name="Image69" text:anchor-type="as-char" svg:width="6.9236in" svg:height="6.9236in" draw:z-index="0">
<draw:image xlink:href="../Images/AРМІЯINFORM/2023-05-23T66-00-00-04-00/345642330_168121272871131_4858895058470257507_n-150x150.jpg" xlink:type="simple" xlink:show="embed" xlink:actuate="onLoad" draw:mime-type="image/jpeg"/>
</draw:frame>
</text:a>
</text:p>
      <text:p text:style-name="P4">
<text:a xlink:type="simple" xlink:href="https://armyinform.com.ua/wp-content/uploads/2023/05/346501277_235076469140544_2179700375271512136_n.jpg" text:style-name="Internet_20_link" text:visited-style-name="Visited_20_Internet_20_Link">
<draw:frame draw:style-name="fr1" draw:name="Image70" text:anchor-type="as-char" svg:width="6.9236in" svg:height="6.9236in" draw:z-index="0">
<draw:image xlink:href="../Images/AРМІЯINFORM/2023-05-23T66-00-00-04-00/346501277_235076469140544_2179700375271512136_n-150x150.jpg" xlink:type="simple" xlink:show="embed" xlink:actuate="onLoad" draw:mime-type="image/jpeg"/>
</draw:frame>
</text:a>
</text:p>
      <text:p text:style-name="P4">
<text:a xlink:type="simple" xlink:href="https://armyinform.com.ua/wp-content/uploads/2023/05/346654327_1291726928218397_5097083726230333704_n.jpg" text:style-name="Internet_20_link" text:visited-style-name="Visited_20_Internet_20_Link">
<draw:frame draw:style-name="fr1" draw:name="Image71" text:anchor-type="as-char" svg:width="6.9236in" svg:height="6.9236in" draw:z-index="0">
<draw:image xlink:href="../Images/AРМІЯINFORM/2023-05-23T66-00-00-04-00/346654327_1291726928218397_5097083726230333704_n-150x150.jpg" xlink:type="simple" xlink:show="embed" xlink:actuate="onLoad" draw:mime-type="image/jpeg"/>
</draw:frame>
</text:a>
</text:p>
      <text:p text:style-name="P4">
<text:a xlink:type="simple" xlink:href="https://armyinform.com.ua/wp-content/uploads/2023/05/347643818_1924602081230458_7723491690235333803_n.jpg" text:style-name="Internet_20_link" text:visited-style-name="Visited_20_Internet_20_Link">
<draw:frame draw:style-name="fr1" draw:name="Image72" text:anchor-type="as-char" svg:width="6.9236in" svg:height="6.9236in" draw:z-index="0">
<draw:image xlink:href="../Images/AРМІЯINFORM/2023-05-23T66-00-00-04-00/347643818_1924602081230458_7723491690235333803_n-150x150.jpg" xlink:type="simple" xlink:show="embed" xlink:actuate="onLoad" draw:mime-type="image/jpeg"/>
</draw:frame>
</text:a>
It is also noted that Russian occupation and terrorist troops continue to destroy the city systematically and methodically.</text:p>
      <text:p text:style-name="P4">
“Avdiivka has been with a dignity and steadily standing rashist invasion since 2014. In their pragmatism, the rashists resort to the tactics of the scorched earth. And the people who stay there - which are more than 1700 people - daily, they cause themselves to be a danger, ”Pavel Kirilenko said, calling for civilians. - There are opportunities and means for evacuation. All civilians have to indulge an area of active fighting. Life is invaluable. Evacuate!”.</text:p>
      <text:p text:style-name="P4">
News Source: <text:a xlink:type="simple" xlink:href="https://armyinform.com.ua/2023/05/23/rosiyany-zavdaly-aviaraketnogo-udaru-po-avdiyivczi-ye-poraneni/" text:style-name="Internet_20_link" text:visited-style-name="Visited_20_Internet_20_Link">
https://armyinform.com.ua/2023/05/23/rosiyany-zavdaly-aviaraketnogo-udaru-po-avdiyivczi-ye-poraneni/</text:a>
</text:p>
      <!--NEWS-->
      <text:h text:style-name="P10" text:outline-level="1">
<text:span text:style-name="T4">
Russians actively change the left bank of the Dnieper and set a barrier against fuel</text:span>
</text:h>
      <text:p text:style-name="P4">
Author: ['АРМІЯINFORM']</text:p>
      <text:p text:style-name="P4">
Time: 2023-05-23T67:00:00-04:00</text:p>
      <text:p text:style-name="P4">
Description: About the tsee in the Etermarathon “єini News” Rospovyv Rechnik Opennaya Prevocent of forces ... War with Ukraine 2022, War with Ukraine Latest News Today, News War with Ukraine 2022 Last today, will there be a war between Ukraine and Russia and when, when, when, when, when, when, when, when, when The war with Ukraine in 2022 will be or not, will there be a war with Ukraine in the near future, the war with Ukraine, Ukraine’s news today, Ukrainian news in Ukrainian media in Russian</text:p>
      <text:p text:style-name="P4">
Images: ['<text:a xlink:type="simple" xlink:href="https://armyinform.com.ua/wp-content/uploads/2023/05/3bedd4a4-30a3-4f3e-997a-3915b94cc789.jpg" text:style-name="Internet_20_link" text:visited-style-name="Visited_20_Internet_20_Link">
3bedd4a4-30a3-4f3e-997a-3915b94cc789.jpg</text:a>
']</text:p>
      <text:p text:style-name="P4">
Tags: ['STOPRUSSIA', 'ВТОРГНЕННЯ РФ', 'ТАВРІЙСЬКИЙ НАПРЯМОК']</text:p>
      <text:p text:style-name="P4">
Category: News</text:p>
      <!--METADATA-->
      <text:p text:style-name="P4">
<draw:frame draw:style-name="fr1" draw:name="Image73" text:anchor-type="as-char" svg:width="6.9236in" svg:height="4.615733in" draw:z-index="0">
<draw:image xlink:href="../Images/AРМІЯINFORM/2023-05-23T67-00-00-04-00/3bedd4a4-30a3-4f3e-997a-3915b94cc789.jpg" xlink:type="simple" xlink:show="embed" xlink:actuate="onLoad" draw:mime-type="image/jpeg"/>
</draw:frame>
About it in the Ether of the Telelorphone <text:a xlink:type="simple" xlink:href="https://www.youtube.com/watch" text:style-name="Internet_20_link" text:visited-style-name="Visited_20_Internet_20_Link">
"Unin"</text:a>
Valery Shershn, a contorted Press Center of Tavriysk Defense Forces, told Valery Shershn.</text:p>
      <ul>
        <li>
In the Zaporizhzhya direction, Russian invaders lead the so -called active defense on the Novopavlovsk and Orikhiv region. In addition to the active mining of the left bank of the Dnieper, we see the establishment of barriers and craft barriers, - said Valery Shershn.</li>
      </ul>
      <text:p text:style-name="P4">
He added that in the area of his responsibility, the main effort is the enemy concentrates the 19th and Marine directions.</text:p>
      <ul>
        <li>
In total, in the Tavriysk direction the enemy made 410 shelling, 9 aircraft, - summed up Valery Shershn.</li>
      </ul>
      <text:p text:style-name="P4">
News Source: <text:a xlink:type="simple" xlink:href="https://armyinform.com.ua/2023/05/23/rosiyany-aktyvno-minuyut-livyj-bereg-dnipra-ta-vstanovlyuyut-zagorodzhennya-proty-plavzasobiv/" text:style-name="Internet_20_link" text:visited-style-name="Visited_20_Internet_20_Link">
https://armyinform.com.ua/2023/05/23/rosiyany-aktyvno-minuyut-livyj-bereg-dnipra-ta-vstanovlyuyut-zagorodzhennya-proty-plavzasobiv/</text:a>
</text:p>
      <!--NEWS-->
      <text:h text:style-name="P10" text:outline-level="1">
<text:span text:style-name="T4">
Not only pilots but also aviation engineers and combat officers will be captured by F-16</text:span>
</text:h>
      <text:p text:style-name="P4">
Author: ['Дмитро Горбунов']</text:p>
      <text:p text:style-name="P4">
Time: 2023-05-23T68:00:00-04:00</text:p>
      <text:p text:style-name="P4">
Description: About the Pidogotovka of Ukrainian Pilotiv for Cordon Rospovyv Rechnik commandannya ... War with Ukraine 2022, War with Ukraine Latest news today, News War with Ukraine 2022 Last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2/11/yurij-ignat-1.jpg" text:style-name="Internet_20_link" text:visited-style-name="Visited_20_Internet_20_Link">
yurij-ignat-1.jpg</text:a>
']</text:p>
      <text:p text:style-name="P4">
Tags: ['F-16', 'ПС ЗС УКРАЇНИ', 'ЮРІЙ ІГНАТ']</text:p>
      <text:p text:style-name="P4">
Category: News</text:p>
      <!--METADATA-->
      <text:p text:style-name="P4">
<draw:frame draw:style-name="fr1" draw:name="Image74" text:anchor-type="as-char" svg:width="6.9236in" svg:height="4.361868in" draw:z-index="0">
<draw:image xlink:href="../Images/AРМІЯINFORM/2023-05-23T68-00-00-04-00/yurij-ignat-1.jpg" xlink:type="simple" xlink:show="embed" xlink:actuate="onLoad" draw:mime-type="image/jpeg"/>
</draw:frame>
Colonel Yuri Ignatius Air Force Command of the Air Force of Ukraine.</text:p>
      <text:p text:style-name="P4">
Colonel Yuri Ignatus in the Ether of the Televahorfon ["Unin"] told about the preparation of Ukrainian pilots abroad.(https://www.youtube.com/watch?v=WY8sDvZdWEA).</text:p>
      <text:p text:style-name="P4">
— Авіаційна коаліція широка, українських пілотів навчатиме низка країн. Наразітриває процес підготовки людей до навчання на F-16. Створено передові групи,які виїхали до тих країн, що надали нам навчальні майданчики. Вивчається, яксаме відбуватиметься дана підготовка, кількість пілотів, часові терміни тощо.У відрядження направлятимуть не лише льотчиків, а й авіаційних інженерів таофіцерів бойових управлінь. Старт навчанню даний — і це головне, — зауваживармієць.</text:p>
      <text:p text:style-name="P4">
Він уточнив, що всіх військових пілотів одразу ж відправити не можна. Аджекомусь треба забезпечувати дії Сил оборони України. За час війни льотчикиздобули певних професійних висот. Тому поїдуть за кордон підготовленими.</text:p>
      <text:p text:style-name="P4">
— Кожен курсант Харківського національно університету Повітряних Сил післявипуску у своєму активі вже має по 200 годин нальоту. Далі в бойових бригадахвони вже опановують різні навички пілотування. Наразі ж іде мова про їхнєперенавчання на інший тип літака. Як порівняти з радянським МіГ-29,закордонний F-16 є більш автоматизованим. Але це не означає, що буде легко, —розповів речник Командування Повітряних Сил.</text:p>
      <text:p text:style-name="P4">
Говорячи про терміни підготовки на F-16, офіцер зауважив, що підготовкукожного льотчика варто розглядати індивідуально, враховуючи ті завдання, щовиконуватиме його авіаційна бригада.</text:p>
      <text:p text:style-name="P4">
News Source: <text:a xlink:type="simple" xlink:href="https://armyinform.com.ua/2023/05/23/opanovuvatymut-f-16-ne-lyshe-lotchyky-a-j-aviaczijni-inzhenery-ta-oficzery-bojovyh-upravlin-2/" text:style-name="Internet_20_link" text:visited-style-name="Visited_20_Internet_20_Link">
https://armyinform.com.ua/2023/05/23/opanovuvatymut-f-16-ne-lyshe-lotchyky-a-j-aviaczijni-inzhenery-ta-oficzery-bojovyh-upravlin-2/</text:a>
</text:p>
      <!--NEWS-->
      <text:h text:style-name="P10" text:outline-level="1">
<text:span text:style-name="T4">
Alexei Reznikov wrote an appeal to the Bashkir people</text:span>
</text:h>
      <text:p text:style-name="P4">
Author: ['АРМІЯINFORM']</text:p>
      <text:p text:style-name="P4">
Time: 2023-05-23T69:00:00-04:00</text:p>
      <text:p text:style-name="P4">
Description: Ministra defense of Ukraine Oleksiy Reznikov, having written a jovennya to the Bashkirskoy people of the Yogo ... War with Ukraine 2022, war with Ukraine Latest news today, News War with Ukraine 2022 Last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5/342766690_1074355996857011_2143908671959222673_n.jpg" text:style-name="Internet_20_link" text:visited-style-name="Visited_20_Internet_20_Link">
342766690_1074355996857011_2143908671959222673_n.jpg</text:a>
']</text:p>
      <text:p text:style-name="P4">
Tags: ['БАШКИРІЯ', 'ЗВЕРНЕННЯ', 'МІНІСТР ОБОРОНИ', 'ОЛЕКСІЙ РЕЗНІКОВ', 'ОФІЦІЙНО']</text:p>
      <text:p text:style-name="P4">
Category: News</text:p>
      <!--METADATA-->
      <text:p text:style-name="P4">
<draw:frame draw:style-name="fr1" draw:name="Image75" text:anchor-type="as-char" svg:width="6.9236in" svg:height="4.808056in" draw:z-index="0">
<draw:image xlink:href="../Images/AРМІЯINFORM/2023-05-23T69-00-00-04-00/342766690_1074355996857011_2143908671959222673_n.jpg" xlink:type="simple" xlink:show="embed" xlink:actuate="onLoad" draw:mime-type="image/jpeg"/>
</draw:frame>
Alexei Reznikov. Photo: Interfax-Ukraine</text:p>
      <text:p text:style-name="P4">
Minister of Defense of Ukraine Alexei Reznikov <text:a xlink:type="simple" xlink:href="https://www.facebook.com/reznikovoleksii/posts/pfbid0yUobmwEKL1r5SnCVd11uQuhhCCjeaMQ1CdL7ACAyzbQEDmQthqUb99Gh5Bbiq2MGl" text:style-name="Internet_20_link" text:visited-style-name="Visited_20_Internet_20_Link">
wrote</text:a>
Appeal to the Bashkir people and their true leaders. Next is a quote:</text:p>
      <text:p text:style-name="P4">
"When I was serving in the army, one of my best comrades was Bashkir.</text:p>
      <text:p text:style-name="P4">
Thousands of men from Bashkirria were killed or crippled.</text:p>
      <text:p text:style-name="P4">
The situation impressed me with my absurdity. And she pushed her to write a native to my friend, the whole Bashkir people and his true leaders.</text:p>
      <text:p text:style-name="P4">
Today's Ufa authorities, taking care of personal gain and working in the interests of Kreml, send its people to death.</text:p>
      <text:p text:style-name="P4">
Bashkiri is one of the largest peoples of Russia, which is at the same time a uniform situation.</text:p>
      <text:p text:style-name="P4">
In modern Bashkiria there are three commemorative national groups - Russian, Bashkir and Tatars. The Republic of Bashkortostan has huge natural resources and developed industry. There is everything there to guarantee a high level of pre -production.</text:p>
      <text:p text:style-name="P4">
The main interest of Bashkir is obvious - to ensure national development in itself in itself, including - through the exercise of the right to self -determination of the truthful distribution of considerable resources in favor of the region.</text:p>
      <text:p text:style-name="P4">
To do this, you need to concentrate all efforts within Bashkirria and the protection of Moscow.</text:p>
      <text:p text:style-name="P4">
If you list the problems and threats to the Bashkir people, the cause of them is not Ukraine or Ukrainians. The roots of all reasons - in Moscow and in Ufa.</text:p>
      <text:p text:style-name="P4">
Instead, Bashkir is sent to die for a thousand kilometers for what.</text:p>
      <text:p text:style-name="P4">
No one but the Kremlin and its lackeys are interested in it.</text:p>
      <text:p text:style-name="P4">
This should be stopped as soon as possible.</text:p>
      <text:p text:style-name="P4">
_Kraine halҡin tower orttarҙyң үҙ үҙmystarin ҡan һәm һәm үҙ hali өsbm what kind of artery</text:p>
      <text:p text:style-name="P4">
_Әmmә beadң өn Ukraine tүgel, ә ә ә ҙә ҙә өrәshergәkrәkrәk, Kremlin ҡArshi.__</text:p>
      <text:p text:style-name="P4">
_Bel dөrөҫ. Ә Kem Dә Kum bey aңbi qihn - Ular үҙ Halҡin Khyiangat ә.__</text:p>
      <text:p text:style-name="P4">
_Үҙ Keshelәregeҙҙe Ukrainian Alap Chitegeҙ. Beҙgә Xәrbi Enәtsselәrҙetapshiyshiiғ. Tick Shunan һuң ғinna beҙ үҙ Halҡibyҙ өs өn өshiraҡ kilәsәgebeҙҙebeҡeoeҙa Bergәlәlә alabiaҙ.___Rapident of weekly, in a comaight, in the same way, in the same way. And in the same way, the touch of the touch and the road to the road is due to the road.</text:p>
      <text:p text:style-name="P4">
All-dedicated text text hard - <text:a xlink:type="simple" xlink:href="https://interfax.com.ua/news/blog/911796.html" text:style-name="Internet_20_link" text:visited-style-name="Visited_20_Internet_20_Link">
Tut</text:a>
.</text:p>
      <text:p text:style-name="P4">
Дякую башкирським друзям за допомогу.</text:p>
      <text:p text:style-name="P4">
Вірогідно, це перший текст Міністра оборони башкирською мовою».</text:p>
      <text:p text:style-name="P4">
News Source: <text:a xlink:type="simple" xlink:href="https://armyinform.com.ua/2023/05/23/oleksij-reznikov-napysav-zvernennya-do-bashkyrskogo-narodu/" text:style-name="Internet_20_link" text:visited-style-name="Visited_20_Internet_20_Link">
https://armyinform.com.ua/2023/05/23/oleksij-reznikov-napysav-zvernennya-do-bashkyrskogo-narodu/</text:a>
</text:p>
      <!--NEWS-->
      <text:h text:style-name="P10" text:outline-level="1">
<text:span text:style-name="T4">
The occupiers of Crimea from fear of the Counfield of the Armed Forces create the so -called PVC - GUR</text:span>
</text:h>
      <text:p text:style-name="P4">
Author: ['АРМІЯINFORM']</text:p>
      <text:p text:style-name="P4">
Time: 2023-05-23T70:00:00-04:00</text:p>
      <text:p text:style-name="P4">
Description: The beliefs are low in the same calls of the Setriyskovikh compani from Timchasovo perpowed Crim ... War with Ukraine 2022, war with Ukraine Latest news today, News War with Ukraine 2022 Last today, will there be a war between Ukraine and Russia and when, a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5/20230523-2.jpg" text:style-name="Internet_20_link" text:visited-style-name="Visited_20_Internet_20_Link">
20230523-2.jpg</text:a>
']</text:p>
      <text:p text:style-name="P4">
Tags: ['АНДРІЙ ЧЕРНЯК', 'ГУР МОУ', 'КРИМ', 'ПВК']</text:p>
      <text:p text:style-name="P4">
Category: News</text:p>
      <!--METADATA-->
      <text:p text:style-name="P4">
<draw:frame draw:style-name="fr1" draw:name="Image76" text:anchor-type="as-char" svg:width="6.9236in" svg:height="4.615733in" draw:z-index="0">
<draw:image xlink:href="../Images/AРМІЯINFORM/2023-05-23T70-00-00-04-00/20230523-2.jpg" xlink:type="simple" xlink:show="embed" xlink:actuate="onLoad" draw:mime-type="image/jpeg"/>
</draw:frame>
The emergence of a number of so -called private military companies in the temporarily occupied Crimea is primarily associated with the increase in fear among the Russian occupiers of the hardware of the Armed Forces of Ukraine.</text:p>
      <text:p text:style-name="P4">
The representative of the Main Directorate of Intelligence of the Ministry of Defense of Ukraine Andriy Chernyak told about it, <text:a xlink:type="simple" xlink:href="https://gur.gov.ua/content/strakh-pered-kontrnastupom-zs-ukrainy.html" text:style-name="Internet_20_link" text:visited-style-name="Visited_20_Internet_20_Link">
reports</text:a>
GUR MOU.</text:p>
      <text:p text:style-name="P4">
"The invaders clearly understand that the fighting in the Crimea will be, and they will build fortifications, defensive lines - not only in the Crimea, but also in the Soviet Farms," - explained Andrey Chernyak.</text:p>
      <text:p text:style-name="P4">
The representative of the Ministry of Defense of Ukraine added that the leaders of the occupying power to the peninsula will worry because of disappointment by the Russian army: who knows whether it will be waded to protect their families and looted property in Crimea.</text:p>
      <text:p text:style-name="P4">
“These private armies have been designed to protect occupation administrations because of the realization that Russia's armed forces will be able to protect them. And secondly, they are not sure of the integrity of the Russian Federation. If Russia begins to "fall", then they will have "PVC", which will protect their wealth, families, " - said a representative of Ukraine's military intelligence.</text:p>
      <text:p text:style-name="P4">
According to Andriy Chernyak, the so -called Crimean PECs from various sources are financed: for example, the leader of the occupation administration of Crimea was collected by Aksyonov there and forced money to allocate money for his private army.</text:p>
      <text:p text:style-name="P4">
“On the one hand, Crimean businessmen are forced to do it, but on the other, they also want to protect themselves and their wealth. The invaders guarantee them that they are evacuated if they are evacuated, and everything will be well, ”Andrey Chernyak said.</text:p>
      <text:p text:style-name="P4">
The representative of the GUR of the Ministry of Defense of Ukraine reported that the so-called "Aksionovtsi" fighters receive from 200 to 250 thousand rubles a month, train mainly on the bases of preference and temporarily occupied Kherson region, and the instructors for them are professionally trained by Russian military with combat experience: Several times a higher salary - from $ 5,000 or more.</text:p>
      <text:p text:style-name="P4">
Novens to the Crimean PVC are recruited so as not to compete with his "Wagner": "They are recruited among the mobilized, created double -contraints with PVK and the Ministry of Defense. They are trying to attract the Krym population first, but in addition, they take measures throughout Russia, ” - said the representative of the GUR of Ukraine."In totalitarian Russia, there can be no paramilitary formations that would be subordinate to the power structures," the representative of Ukraine's military intelligence emphasized.</text:p>
      <text:p text:style-name="P4">
News Source: <text:a xlink:type="simple" xlink:href="https://armyinform.com.ua/2023/05/23/okupanty-krymu-vid-strahu-pered-kontrnastupom-zsu-stvoryuyut-tak-zvani-pvk-gur/" text:style-name="Internet_20_link" text:visited-style-name="Visited_20_Internet_20_Link">
https://armyinform.com.ua/2023/05/23/okupanty-krymu-vid-strahu-pered-kontrnastupom-zsu-stvoryuyut-tak-zvani-pvk-gur/</text:a>
</text:p>
      <!--NEWS-->
      <text:h text:style-name="P10" text:outline-level="1">
<text:span text:style-name="T4">
Ukraine received macro -financial assistance from the EU of 1.5 billion euros</text:span>
</text:h>
      <text:p text:style-name="P4">
Author: ['АРМІЯINFORM']</text:p>
      <text:p text:style-name="P4">
Time: 2023-05-23T71:00:00-04:00</text:p>
      <text:p text:style-name="P4">
Description: Ukrainian detonated the quarters of the tranche at Rosiri 1.5 billion єvro in the framework of large -scale ... War with Ukraine 2022, war with Ukraine Latest news today, News War with Ukraine 2022 Last for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5/52_main-v1668003600.jpg" text:style-name="Internet_20_link" text:visited-style-name="Visited_20_Internet_20_Link">
52_main-v1668003600.jpg</text:a>
']</text:p>
      <text:p text:style-name="P4">
Tags: ['ВІЙНА', 'ДОПОМОГА УКРАЇНІ', 'ЄВРОПЕЙСЬКИЙ СОЮЗ', 'МАКРОФІНАНСОВА ДОПОМОГА', 'ПІДТРИМКА УКРАЇНИ']</text:p>
      <text:p text:style-name="P4">
Category: News</text:p>
      <!--METADATA-->
      <text:p text:style-name="P4">
<draw:frame draw:style-name="fr1" draw:name="Image77" text:anchor-type="as-char" svg:width="6.9236in" svg:height="4.61903in" draw:z-index="0">
<draw:image xlink:href="../Images/AРМІЯINFORM/2023-05-23T71-00-00-04-00/52_main-v1668003600.jpg" xlink:type="simple" xlink:show="embed" xlink:actuate="onLoad" draw:mime-type="image/jpeg"/>
</draw:frame>
Ukraine has received the fourth tranche of € 1.5 billion in terms of large -scale macro -financial assistance(Mphd)from the European Union for 2023.</text:p>
      <text:p text:style-name="P4">
About it <text:a xlink:type="simple" xlink:href="https://www.kmu.gov.ua/news/ukraina-otrymala-chetvertyi-transh-masshtabnoi-makrofinansovoi-dopomohy-vid-ies-u-rozmiri-15-mlrd-ievro" text:style-name="Internet_20_link" text:visited-style-name="Visited_20_Internet_20_Link">
reports</text:a>
Government portal.</text:p>
      <text:p text:style-name="P4">
Funds are provided on preferential terms for Ukraine and are directed to finance the priority expenditures of the state budget.</text:p>
      <text:p text:style-name="P4">
According to the Minister of Finance of Ukraine Serhiy Marchenko, preferential funds are allowed to make priority exchanges on time and in full, in particular to support Ukrainian citizens.</text:p>
      <text:p text:style-name="P4">
“The EU's financial assistance is a significant contribution to the victory of Ukraine by a superstacre. I am grateful to European colleagues for understanding the financial needs of the state, ”he said.</text:p>
      <text:p text:style-name="P4">
Thus, in 2023, the State Budget of Ukraine had already received 7.5 billions of preferential funds from the EU.</text:p>
      <text:p text:style-name="P4">
Previously(https://armyinform.com.ua/2022/10/22/yevrosoyuz-rozglyadaye-mozhlyvist-vydilyaty-ukrayini-po-15-milyardy-yevro-shhomisyaczya-ursula-fon-der-lyayen/)The opportunity to allocate 1.5 billion euros to Ukraine a month.</text:p>
      <text:p text:style-name="P4">
News Source: <text:a xlink:type="simple" xlink:href="https://armyinform.com.ua/2023/05/23/ukrayina-otrymala-makrofinansovu-dopomogy-vid-yes-u-rozmiri-15-mlrd-yevro/" text:style-name="Internet_20_link" text:visited-style-name="Visited_20_Internet_20_Link">
https://armyinform.com.ua/2023/05/23/ukrayina-otrymala-makrofinansovu-dopomogy-vid-yes-u-rozmiri-15-mlrd-yevro/</text:a>
</text:p>
      <!--NEWS-->
      <text:h text:style-name="P10" text:outline-level="1">
<text:span text:style-name="T4">
Alexei Zhpapa: Marines should return to the point of constant dislocation - Crimea</text:span>
</text:h>
      <text:p text:style-name="P4">
Author: ['АРМІЯINFORM']</text:p>
      <text:p text:style-name="P4">
Time: 2023-05-23T72:00:00-04:00</text:p>
      <text:p text:style-name="P4">
Description: Syogodnі, 23 injuries, commander of the Mornskikovo forces of Ukraine Vitseadmіla Oleksiy ... War with Ukraine 2022, war with Ukraine latest news today, news War with Ukraine 2022 Last for today, will there be a war between Ukraine and Russia and when, a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5/348923335_257201823532125_8023094629692388360_n.jpg" text:style-name="Internet_20_link" text:visited-style-name="Visited_20_Internet_20_Link">
348923335_257201823532125_8023094629692388360_n.jpg</text:a>
', '<text:a xlink:type="simple" xlink:href="https://armyinform.com.ua/wp-content/uploads/2023/05/348588271_151674484438026_5234506770751100002_n-150x150.jpg" text:style-name="Internet_20_link" text:visited-style-name="Visited_20_Internet_20_Link">
348588271_151674484438026_5234506770751100002_n-150x150.jpg</text:a>
', '<text:a xlink:type="simple" xlink:href="https://armyinform.com.ua/wp-content/uploads/2023/05/349061151_6274504329309987_5021555534811452514_n-150x150.jpg" text:style-name="Internet_20_link" text:visited-style-name="Visited_20_Internet_20_Link">
349061151_6274504329309987_5021555534811452514_n-150x150.jpg</text:a>
', '<text:a xlink:type="simple" xlink:href="https://armyinform.com.ua/wp-content/uploads/2023/05/348682820_1405096680344829_661447084438283003_n-150x150.jpg" text:style-name="Internet_20_link" text:visited-style-name="Visited_20_Internet_20_Link">
348682820_1405096680344829_661447084438283003_n-150x150.jpg</text:a>
']</text:p>
      <text:p text:style-name="P4">
Tags: ['ДЕНЬ МОРСЬКОЇ ПІХОТИ УКРАЇНИ', 'ОЛЕКСІЙ НЕЇЖПАПА']</text:p>
      <text:p text:style-name="P4">
Category: News</text:p>
      <!--METADATA-->
      <text:p text:style-name="P4">
<draw:frame draw:style-name="fr1" draw:name="Image78" text:anchor-type="as-char" svg:width="6.9236in" svg:height="4.615733in" draw:z-index="0">
<draw:image xlink:href="../Images/AРМІЯINFORM/2023-05-23T72-00-00-04-00/348923335_257201823532125_8023094629692388360_n.jpg" xlink:type="simple" xlink:show="embed" xlink:actuate="onLoad" draw:mime-type="image/jpeg"/>
</draw:frame>
Today, May 23, the commander of the Navy of Ukraine Viceadmiralolexies of her Zhpapa in honor of Marine Corps Day awarded the personnel Regions from the occupation. And the main thing is that the Marines should return and release our permanent location-Crimea.</text:p>
      <text:p text:style-name="P4">
About it <text:a xlink:type="simple" xlink:href="https://www.facebook.com/navy.mil.gov.ua/posts/pfbid02GoknLtJSBsnWhdw86bVLaUiTgCARSTmW2DTNVwQf7YwpzprH2arJoG8A8dj7SqwAl" text:style-name="Internet_20_link" text:visited-style-name="Visited_20_Internet_20_Link">
reports</text:a>
The Public Relations Service of the Navy Command.</text:p>
      <text:p text:style-name="P4">
"Everyone knows and respects the Marines - it brings a high plate to the victory of Ukraine over the enemy," said Viceadmiral Alexei Shepap.</text:p>
      <text:p text:style-name="P4">
<text:a xlink:type="simple" xlink:href="https://armyinform.com.ua/wp-content/uploads/2023/05/348588271_151674484438026_5234506770751100002_n.jpg" text:style-name="Internet_20_link" text:visited-style-name="Visited_20_Internet_20_Link">
!(Images/AРМІЯINFORM/2023-05-23T72-00-00-04-00/348588271_151674484438026_5234506770751100002_n-150x150.jpg)</text:a>
</text:p>
      <text:p text:style-name="P4">
<text:a xlink:type="simple" xlink:href="https://armyinform.com.ua/wp-content/uploads/2023/05/349061151_6274504329309987_5021555534811452514_n.jpg" text:style-name="Internet_20_link" text:visited-style-name="Visited_20_Internet_20_Link">
<draw:frame draw:style-name="fr1" draw:name="Image79" text:anchor-type="as-char" svg:width="6.9236in" svg:height="6.9236in" draw:z-index="0">
<draw:image xlink:href="../Images/AРМІЯINFORM/2023-05-23T72-00-00-04-00/349061151_6274504329309987_5021555534811452514_n-150x150.jpg" xlink:type="simple" xlink:show="embed" xlink:actuate="onLoad" draw:mime-type="image/jpeg"/>
</draw:frame>
</text:a>
</text:p>
      <text:p text:style-name="P4">
<text:a xlink:type="simple" xlink:href="https://armyinform.com.ua/wp-content/uploads/2023/05/348682820_1405096680344829_661447084438283003_n.jpg" text:style-name="Internet_20_link" text:visited-style-name="Visited_20_Internet_20_Link">
<draw:frame draw:style-name="fr1" draw:name="Image80" text:anchor-type="as-char" svg:width="6.9236in" svg:height="6.9236in" draw:z-index="0">
<draw:image xlink:href="../Images/AРМІЯINFORM/2023-05-23T72-00-00-04-00/348682820_1405096680344829_661447084438283003_n-150x150.jpg" xlink:type="simple" xlink:show="embed" xlink:actuate="onLoad" draw:mime-type="image/jpeg"/>
</draw:frame>
</text:a>
We will remind that today President of Ukraine Volodymyr Zelenskyy <text:a xlink:type="simple" xlink:href="https://armyinform.com.ua/2023/05/23/verhovnyj-golovnokomanduvach-prysvoyiv-zvannya-geroya-ukrayiny-dvom-oficzeram-morskoyi-pihoty/" text:style-name="Internet_20_link" text:visited-style-name="Visited_20_Internet_20_Link">
assigned</text:a>
The title of Hero of Ukraine and presented the Order of the Golden Star to the commander of a separate infantry named after the counter-Admiral Mikhail Ostrograd Colonel Yuruandrient.</text:p>
      <text:p text:style-name="P4">
For diligence, high professionalism, dedication and sustainability revealed during the military service, the Navy Commander awarded the Morpivival Gifts.</text:p>
      <text:p text:style-name="P4">
News Source: <text:a xlink:type="simple" xlink:href="https://armyinform.com.ua/2023/05/23/oleksij-neyizhpapa-morski-pihotynczi-mayut-povernutysya-u-punkt-postijnoyi-dyslokacziyi-krym/" text:style-name="Internet_20_link" text:visited-style-name="Visited_20_Internet_20_Link">
https://armyinform.com.ua/2023/05/23/oleksij-neyizhpapa-morski-pihotynczi-mayut-povernutysya-u-punkt-postijnoyi-dyslokacziyi-krym/</text:a>
</text:p>
      <!--NEWS-->
      <text:h text:style-name="P10" text:outline-level="1">
<text:span text:style-name="T4">
Dmytro Kuleba and OSCE Chairman discussed the directions of work in the coming weeks</text:span>
</text:h>
      <text:p text:style-name="P4">
Author: ['АРМІЯINFORM']</text:p>
      <text:p text:style-name="P4">
Time: 2023-05-23T73:00:00-04:00</text:p>
      <text:p text:style-name="P4">
Description: Minist of the law enforcement agencies of Ukraine Dmitro Kuleb that head is OBS, Min -Star of the Lawless Assembly ... War with Ukraine 2022, War with Ukraine Latest News Today, News War with Ukraine 2022 Last for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5/2022-02-10-dmytro-kuleba-ta-diyuchyj-golova-obsye1.jpg" text:style-name="Internet_20_link" text:visited-style-name="Visited_20_Internet_20_Link">
2022-02-10-dmytro-kuleba-ta-diyuchyj-golova-obsye1.jpg</text:a>
']</text:p>
      <text:p text:style-name="P4">
Tags: ['ДМИТРО КУЛЕБА', 'ЗБІҐНЄВ РАУ', 'САМІТ НАТО']</text:p>
      <text:p text:style-name="P4">
Category: News</text:p>
      <!--METADATA-->
      <text:p text:style-name="P4">
<draw:frame draw:style-name="fr1" draw:name="Image81" text:anchor-type="as-char" svg:width="6.9236in" svg:height="4.60941in" draw:z-index="0">
<draw:image xlink:href="../Images/AРМІЯINFORM/2023-05-23T73-00-00-04-00/2022-02-10-dmytro-kuleba-ta-diyuchyj-golova-obsye1.jpg" xlink:type="simple" xlink:show="embed" xlink:actuate="onLoad" draw:mime-type="image/jpeg"/>
</draw:frame>
Illustrative photo</text:p>
      <text:p text:style-name="P4">
Foreign Minister of Ukraine Dmytro Kuleba and OSCE Chairman, the Minister of Law of the Republic of Poland, Zbignyev RAU coordinated the positions and steps before NATO Summit in Vilnius.</text:p>
      <text:p text:style-name="P4">
The head of Ukrainian diplomacy <text:a xlink:type="simple" xlink:href="https://twitter.com/DmytroKuleba/status/1660976091538784257" text:style-name="Internet_20_link" text:visited-style-name="Visited_20_Internet_20_Link">
reported</text:a>
In his tweet.</text:p>
      <text:p text:style-name="P4">
"Over the next weeks, we need to work closely on the achievement of a consensus to make solid decisions in three directions: strengthening institutional relations between Ukraine and NATO, steps to Ukraine's membership, security guarantees," he wrote.</text:p>
      <text:p text:style-name="P4">
NATO Summit is known in Vilnius(Lithuania)<text:a xlink:type="simple" xlink:href="https://armyinform.com.ua/2022/11/09/nastupnyj-samit-nato-vidbudetsya-vlitku-2023-roku-v-lytvi/" text:style-name="Internet_20_link" text:visited-style-name="Visited_20_Internet_20_Link">
will take place</text:a>
On July 11-12, it will be an opportunity for the heads of the Alliance to revise a significant increase in defense expenses and to continue to continue Ukraine's support.</text:p>
      <text:p text:style-name="P4">
News Source: <text:a xlink:type="simple" xlink:href="https://armyinform.com.ua/2023/05/23/dmytro-kuleba-ta-golova-obsye-obgovoryly-napryamky-roboty-na-najblyzhchi-tyzhni/" text:style-name="Internet_20_link" text:visited-style-name="Visited_20_Internet_20_Link">
https://armyinform.com.ua/2023/05/23/dmytro-kuleba-ta-golova-obsye-obgovoryly-napryamky-roboty-na-najblyzhchi-tyzhni/</text:a>
</text:p>
      <!--NEWS-->
      <text:h text:style-name="P10" text:outline-level="1">
<text:span text:style-name="T4">
Germany is planning to prepare up to 9,000 Ukrainian military by the end of the year</text:span>
</text:h>
      <text:p text:style-name="P4">
Author: ['АРМІЯINFORM']</text:p>
      <text:p text:style-name="P4">
Time: 2023-05-23T74:00:00-04:00</text:p>
      <text:p text:style-name="P4">
Description: Office Berlin Plan PIDGOTOVATI to Kinzi Roku up to 9 TISHISKOVIKH ZSU. ... War with Ukraine 2022, War with Ukraine latest news today, News War with Ukraine 2022 The last for today, will there be a war between Ukraine and Russia and when, the war with Ukraine in 2022 will be or not, will there be a war with Ukraine in In the near future they say, the war with Ukraine, Ukrainian news today, Ukrainian news in Ukrainian media in Russian</text:p>
      <text:p text:style-name="P4">
Images: ['<text:a xlink:type="simple" xlink:href="https://armyinform.com.ua/wp-content/uploads/2023/05/bundeswehr.jpg" text:style-name="Internet_20_link" text:visited-style-name="Visited_20_Internet_20_Link">
bundeswehr.jpg</text:a>
']</text:p>
      <text:p text:style-name="P4">
Tags: ['БОРИС ПІСТОРІУС', 'МІНОБОРОНИ НІМЕЧЧИНИ', 'НАВЧАННЯ ВІЙСЬКОВИХ', 'ФРН']</text:p>
      <text:p text:style-name="P4">
Category: News</text:p>
      <!--METADATA-->
      <text:p text:style-name="P4">
<draw:frame draw:style-name="fr1" draw:name="Image82" text:anchor-type="as-char" svg:width="6.9236in" svg:height="3.894525in" draw:z-index="0">
<draw:image xlink:href="../Images/AРМІЯINFORM/2023-05-23T74-00-00-04-00/bundeswehr.jpg" xlink:type="simple" xlink:show="embed" xlink:actuate="onLoad" draw:mime-type="image/jpeg"/>
</draw:frame>
Official Berlin plans to prepare for the end of this year to the 9,000 -military Armed Forces.</text:p>
      <text:p text:style-name="P4">
About this before meeting with the heads of defense agencies of EU countries <text:a xlink:type="simple" xlink:href="https://newsroom.consilium.europa.eu/permalink/245445" text:style-name="Internet_20_link" text:visited-style-name="Visited_20_Internet_20_Link">
declared</text:a>
German Ministry Boris Pistorius on April 23.</text:p>
      <text:p text:style-name="P4">
"By the end of the year, Germany, which is leading to the EU on the preparation of the Ukrainian military, will teach up to 9,000 servicemen," said Boris Pistorius.</text:p>
      <text:p text:style-name="P4">
In addition, the head of the Ministry of Defense of Germany has promised to provide a weapon that will help Ukraine to win.</text:p>
      <text:p text:style-name="P4">
News Source: <text:a xlink:type="simple" xlink:href="https://armyinform.com.ua/2023/05/23/nimechchyna-do-kinczya-roku-planuye-pidgotuvaty-do-9-tysyach-ukrayinskyh-vijskovyh/" text:style-name="Internet_20_link" text:visited-style-name="Visited_20_Internet_20_Link">
https://armyinform.com.ua/2023/05/23/nimechchyna-do-kinczya-roku-planuye-pidgotuvaty-do-9-tysyach-ukrayinskyh-vijskovyh/</text:a>
</text:p>
      <!--NEWS-->
      <text:h text:style-name="P10" text:outline-level="1">
<text:span text:style-name="T4">
Priority to occupy positions in military administrations in the deocal territories will be given to veterans of war</text:span>
</text:h>
      <text:p text:style-name="P4">
Author: ['АРМІЯINFORM']</text:p>
      <text:p text:style-name="P4">
Time: 2023-05-23T75:00:00-04:00</text:p>
      <text:p text:style-name="P4">
Description: Kabmin PIDTRIMAV HEAD “About the realization of the expert -permanent Procho Shto Kodo Store ... War with Ukraine 2022, War with Ukraine Latest news today, News War with Ukraine 2022 Last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1/06/kabmin.jpg" text:style-name="Internet_20_link" text:visited-style-name="Visited_20_Internet_20_Link">
kabmin.jpg</text:a>
']</text:p>
      <text:p text:style-name="P4">
Tags: ['ВІЙСЬКОВІ АДМІНІСТРАЦІЇ', 'ДЕОКУПАЦІЯ', 'ДОТ']</text:p>
      <text:p text:style-name="P4">
Category: News</text:p>
      <!--METADATA-->
      <text:p text:style-name="P4">
<draw:frame draw:style-name="fr1" draw:name="Image83" text:anchor-type="as-char" svg:width="6.9236in" svg:height="4.269553in" draw:z-index="0">
<draw:image xlink:href="../Images/AРМІЯINFORM/2023-05-23T75-00-00-04-00/kabmin.jpg" xlink:type="simple" xlink:show="embed" xlink:actuate="onLoad" draw:mime-type="image/jpeg"/>
</draw:frame>
The Cabinet of Ministers supported the resolution "On the implementation of the experimental project to create a reserve of employees of state bodies for work on the territories of Ukraine". This will allow the military administrations and other state bodies in the territories of the military administrations.</text:p>
      <text:p text:style-name="P4">
About it <text:a xlink:type="simple" xlink:href="https://minre.gov.ua/2023/05/23/uryad-shvalyv-mehanizm-formuvannya-rezervu-praczivnykiv-dlya-roboty-na-deokupovanyh-terytoriyah/" text:style-name="Internet_20_link" text:visited-style-name="Visited_20_Internet_20_Link">
reports</text:a>
Ministry of Reintegration of Temporarily Occupied Territories of Ukraine.</text:p>
      <text:p text:style-name="P4">
Persons wishing to work in the de -industrial territories will fill the electronic questionnaire. Next, NADS will consider the completed questionnaires and check the preparation of candidates.</text:p>
      <text:p text:style-name="P4">
The following citizens will have a priority right to assign to positions:</text:p>
      <ul>
        <li>
war veterans; * internally displaced persons; * persons who have previously held these positions; * Persons who have experience in reintegration of temporarily occupied territories.</li>
      </ul>
      <text:p text:style-name="P4">
In addition, professional training of persons enrolled in the reserve will be conducted.</text:p>
      <text:p text:style-name="P4">
Such a principle of formation of reserve of restoration will allow to restore the work of state bodies in the deocal territories in the shortest possible time to ensure their accelerated reintegration.</text:p>
      <text:p text:style-name="P4">
News Source: <text:a xlink:type="simple" xlink:href="https://armyinform.com.ua/2023/05/23/priorytet-obijmaty-posady-u-vijskovyh-administracziyah-na-deokupovanyh-terytoriyah-nadadut-veteranam-vijny/" text:style-name="Internet_20_link" text:visited-style-name="Visited_20_Internet_20_Link">
https://armyinform.com.ua/2023/05/23/priorytet-obijmaty-posady-u-vijskovyh-administracziyah-na-deokupovanyh-terytoriyah-nadadut-veteranam-vijny/</text:a>
</text:p>
      <!--NEWS-->
      <text:h text:style-name="P10" text:outline-level="1">
<text:span text:style-name="T4">
NATO Secretary General: Learning Ukrainian Pilots on F-16 fighters does not make NATO side of conflict</text:span>
</text:h>
      <text:p text:style-name="P4">
Author: ['АРМІЯINFORM']</text:p>
      <text:p text:style-name="P4">
Time: 2023-05-23T76:00:00-04:00</text:p>
      <text:p text:style-name="P4">
Description: Forever Ukrainian Pilotiv on the Vinishchychi F-16 of the American Vobrnitvva cannot be robbed ... War with Ukraine 2022, the war with Ukraine is the latest news today, news war with Ukraine 2022 The last ones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5/f16-3.jpg" text:style-name="Internet_20_link" text:visited-style-name="Visited_20_Internet_20_Link">
f16-3.jpg</text:a>
']</text:p>
      <text:p text:style-name="P4">
Tags: ['F-16', 'ДЕРЖДЕП США', 'ЄНС СТОЛТЕНБЕРГ', 'НАТО']</text:p>
      <text:p text:style-name="P4">
Category: News</text:p>
      <!--METADATA-->
      <text:p text:style-name="P4">
<draw:frame draw:style-name="fr1" draw:name="Image84" text:anchor-type="as-char" svg:width="6.9236in" svg:height="3.894525in" draw:z-index="0">
<draw:image xlink:href="../Images/AРМІЯINFORM/2023-05-23T76-00-00-04-00/f16-3.jpg" xlink:type="simple" xlink:show="embed" xlink:actuate="onLoad" draw:mime-type="image/jpeg"/>
</draw:frame>
The training of Ukrainian pilots on F-16 fighters of American production will not produce NATO by conflict.</text:p>
      <text:p text:style-name="P4">
About this before the meeting of the Ministers of Defense of the EU countries <text:a xlink:type="simple" xlink:href="https://newsroom.consilium.europa.eu/permalink/245473" text:style-name="Internet_20_link" text:visited-style-name="Visited_20_Internet_20_Link">
stated</text:a>
Secretary of the North Atlantic Alliance Jens Stoltenberg.</text:p>
      <text:p text:style-name="P4">
“Ukraine has the right to self -defense. We help Ukraine to defend the right. This does not do NATO and NATO allies by conflict, ” - said Stoltenberg.</text:p>
      <text:p text:style-name="P4">
We will remind, earlier in the US State Department <text:a xlink:type="simple" xlink:href="https://armyinform.com.ua/2023/05/23/peredacha-vynyshhuvachiv-f-16-ukrayini-ta-pidgotovka-ukrayinskyh-pilotiv-ye-priorytetom-dlya-ssha-derzhdep/" text:style-name="Internet_20_link" text:visited-style-name="Visited_20_Internet_20_Link">
declared</text:a>
on the high priority of the transfer of f-16 Ukraine fighter jets and preparation of Ukrainian pilots.</text:p>
      <text:p text:style-name="P4">
News Source: <text:a xlink:type="simple" xlink:href="https://armyinform.com.ua/2023/05/23/gensek-nato-navchannya-ukrayinskyh-pilotiv-na-vynyshhuvachah-f-16-ne-robyt-nato-storonoyu-konfliktu/" text:style-name="Internet_20_link" text:visited-style-name="Visited_20_Internet_20_Link">
https://armyinform.com.ua/2023/05/23/gensek-nato-navchannya-ukrayinskyh-pilotiv-na-vynyshhuvachah-f-16-ne-robyt-nato-storonoyu-konfliktu/</text:a>
</text:p>
      <!--NEWS-->
      <text:h text:style-name="P10" text:outline-level="1">
<text:span text:style-name="T4">
The Ukrainian team with the operating military in the won won the first place at the European Championships in martial arts</text:span>
</text:h>
      <text:p text:style-name="P4">
Author: ['АРМІЯINFORM']</text:p>
      <text:p text:style-name="P4">
Time: 2023-05-23T77:00:00-04:00</text:p>
      <text:p text:style-name="P4">
Description: Zbirna team of Ukrainian Boyovikh Mistztv All -Ukrainian Sports Associas “Combat ... War with Ukraine 2022, War with Ukraine Latest News Today, News War with Ukraine 2022 Last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5/348822174_763171711924081_8631446850496742321_n-e1684848729447.jpg" text:style-name="Internet_20_link" text:visited-style-name="Visited_20_Internet_20_Link">
348822174_763171711924081_8631446850496742321_n-e1684848729447.jpg</text:a>
']</text:p>
      <text:p text:style-name="P4">
Tags: ['ВІЙСЬКОВІ СПОРТСМЕНИ', 'КОМБАТ САМОЗАХИСТ ICO', 'ЧЕМПІОНАТ ЄВРОПИ З ЄДИНОБОРСТВ']</text:p>
      <text:p text:style-name="P4">
Category: News</text:p>
      <!--METADATA-->
      <text:p text:style-name="P4">
<draw:frame draw:style-name="fr1" draw:name="Image85" text:anchor-type="as-char" svg:width="6.9236in" svg:height="4.096463in" draw:z-index="0">
<draw:image xlink:href="../Images/AРМІЯINFORM/2023-05-23T77-00-00-04-00/348822174_763171711924081_8631446850496742321_n-e1684848729447.jpg" xlink:type="simple" xlink:show="embed" xlink:actuate="onLoad" draw:mime-type="image/jpeg"/>
</draw:frame>
The national team of Ukraine on the Martial Arts of the All -Ukrainian Sports Association "Combat of Self -Defender ICO" participated in the European Combatselfdefense International Combat Organization Championships, which took place in the Hungarian Misinadkanizh.</text:p>
      <text:p text:style-name="P4">
About it <text:a xlink:type="simple" xlink:href="https://www.facebook.com/GeneralStaff.ua/posts/pfbid02kUbef68aaPhXwiLZCTMTjj7ou8Xdd5SHj4aBVrFqznvPin7PbJXFcnFxCuxUdjdal" text:style-name="Internet_20_link" text:visited-style-name="Visited_20_Internet_20_Link">
informs</text:a>
The General Staff of the Armed Forces.</text:p>
      <text:p text:style-name="P4">
464 athletes from 14 countries competed for the European Championship title in 14 species.</text:p>
      <text:p text:style-name="P4">
The Ukrainian team was represented by 48 athletes, 25 of whom children and juniors, and three athletes-active representatives of law enforcement agencies, including landing and assault troops of the Armed Forces, forces of the Armed Forces of Ukraine and the Ministry of Internal Affairs of Ukraine.</text:p>
      <text:p text:style-name="P4">
At the European Championships 2023, the Ukrainian national team won the first team place, collecting 118 awards of different grades in the total standings.</text:p>
      <text:p text:style-name="P4">
It is especially necessary to note the serviceman of the Armed Forces of the Armed Forces Command of the Armed Forces of Ukraine <text:span text:style-name="T4">
 Illya Wilman </text:span>
, who, after contusion <text:span text:style-name="T4">
 and two -time Finalist of the Championship </text:span>
 Semen Maximov **.</text:p>
      <text:p text:style-name="P4">
The President of the Sports Association Major-General Zentsev Mykola noted that this is an extraordinary case since the beginning of the large-scale Russian-Ukrainian war, the scrape of the Commander-in-Chief .</text:p>
      <text:p text:style-name="P4">
Unfortunately, a number of athletes and coaches of the Ukrainian Kombatsam defense Association were killed, protecting our country from the Russian aggressor. Some Ukrainian athletes dedicated their woning to the European Championships for their martial arts champions, Mikhail Pavlushka, Vladimir Galayko, Sergey Grekhovka, Mykola Vovka, Michael Greekhovka, Mikhail Galayko, Sergey Greekhovka, Bogdanubka, Bogdanubrukh.</text:p>
      <text:p text:style-name="P4">
_Dear, Russia was expelled from all kinds of international competitions on the version of "Kombatsam -protection ICO" by the decision of the Council of National Presidents of the Sports Association.__</text:p>
      <text:p text:style-name="P4">
News Source: <text:a xlink:type="simple" xlink:href="https://armyinform.com.ua/2023/05/23/ukrayinska-zbirna-z-diyuchymy-vijskovymy-u-skladi-vyborola-pershe-miscze-na-chempionati-yevropy/" text:style-name="Internet_20_link" text:visited-style-name="Visited_20_Internet_20_Link">
https://armyinform.com.ua/2023/05/23/ukrayinska-zbirna-z-diyuchymy-vijskovymy-u-skladi-vyborola-pershe-miscze-na-chempionati-yevropy/</text:a>
</text:p>
      <!--NEWS-->
      <text:h text:style-name="P10" text:outline-level="1">
<text:span text:style-name="T4">
Bakhmut's Defense: At present, the occupiers are not mentioned - more than 400 shelling in the day</text:span>
</text:h>
      <text:p text:style-name="P4">
Author: ['Дмитро Горбунов']</text:p>
      <text:p text:style-name="P4">
Time: 2023-05-23T78:00:00-04:00</text:p>
      <text:p text:style-name="P4">
Description: About Tse Rospovyv Rechnik SCIDARY UGRASK ZSU Colonel Sergey Chervatiy in Efiri ... War with Ukraine 2022, War with Ukraine Latest news today, News War with Ukraine 2022 Last today, there will be a war between Ukraine and Russia and when,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5/f4f44853-ff62-4e4d-86df-a0e53954e950.jpg" text:style-name="Internet_20_link" text:visited-style-name="Visited_20_Internet_20_Link">
f4f44853-ff62-4e4d-86df-a0e53954e950.jpg</text:a>
']</text:p>
      <text:p text:style-name="P4">
Tags: ['СЕРГІЙ ЧЕРЕВАТИЙ']</text:p>
      <text:p text:style-name="P4">
Category: News</text:p>
      <!--METADATA-->
      <text:p text:style-name="P4">
<draw:frame draw:style-name="fr1" draw:name="Image86" text:anchor-type="as-char" svg:width="6.9236in" svg:height="3.894525in" draw:z-index="0">
<draw:image xlink:href="../Images/AРМІЯINFORM/2023-05-23T78-00-00-04-00/f4f44853-ff62-4e4d-86df-a0e53954e950.jpg" xlink:type="simple" xlink:show="embed" xlink:actuate="onLoad" draw:mime-type="image/jpeg"/>
</draw:frame>
The spokesman of the Eastern Group of the Armed Forces Colonel Sergeycheriev on the broadcast of the TEMACHONPON told this <text:a xlink:type="simple" xlink:href="https://www.youtube.com/watch" text:style-name="Internet_20_link" text:visited-style-name="Visited_20_Internet_20_Link">
"Unin"</text:a>
.</text:p>
      <text:p text:style-name="P4">
— На Бахмутському напрямку протягом минулої доби було лише три бойовізіткнення. Щоправда, ворог був активний у плані артилерійських ударів — 404рази. Тож про снарядний голод у них не йдеться. У цих боях було знищено 79окупантів, дві самохідні артустановки «Гіацинт» та «Гвоздика», а також 9гармат типу «Мста», Д-20 і Д-30. Окрім цього, знищено 7 БПЛА різних типів, —повідомив офіцер.</text:p>
      <text:p text:style-name="P4">
Він уточнив, що «вагнерівці» щодня зазнають величезних втрат: до 100 осібвбитими та стільки ж — пораненими. Тому вони давно б відступили, але їхніватажки гонять їх на українські кулі, виставляють за ними «загороджувальнізагони» тощо. Тож усі гучні «заяви» євгена пригожина слід розглядати вконтексті гри на публіку.</text:p>
      <text:p text:style-name="P4">
— Усі ці місяці ми проводили ефективну оборонну операцію зі сточуванняможливостей ворога, знищували його бойовий потенціал. Не маючи переваги вособовому складі, ми успішно використовували слабкі місця ворога, нестандартнітактичні прийоми. В ході такої активної оборони за найменшої можливості миконтратакували противника. Іноді ми просувалися на 250–1000 метрів, але це бувреальний успіх, а не вигадана пропагандистська брехня, як в окупантів, —зауважив полковник Сергій Череватий.</text:p>
      <text:p text:style-name="P4">
News Source: <text:a xlink:type="simple" xlink:href="https://armyinform.com.ua/2023/05/23/oborona-bahmuta-narazi-pro-snaryadnyj-golod-v-okupantiv-ne-jdetsya-za-dobu-ponad-400-artobstriliv/" text:style-name="Internet_20_link" text:visited-style-name="Visited_20_Internet_20_Link">
https://armyinform.com.ua/2023/05/23/oborona-bahmuta-narazi-pro-snaryadnyj-golod-v-okupantiv-ne-jdetsya-za-dobu-ponad-400-artobstriliv/</text:a>
</text:p>
      <!--NEWS-->
      <text:h text:style-name="P10" text:outline-level="1">
<text:span text:style-name="T4">
Defense purchases in Ukraine switch to a model of NATO member states-Alexey Reznikov</text:span>
</text:h>
      <text:p text:style-name="P4">
Author: ['АРМІЯINFORM']</text:p>
      <text:p text:style-name="P4">
Time: 2023-05-23T90:00:00-04:00</text:p>
      <text:p text:style-name="P4">
Description: Purchaslovli Ozbrinnya Tie Technikovyki for the Zbroyshny forces of Ukraine conducted agents ... War with Ukraine 2022, War with Ukraine Latest News today, News War with Ukraine 2022 Last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2/12/oleksij-reznikov-garantuye.jpg" text:style-name="Internet_20_link" text:visited-style-name="Visited_20_Internet_20_Link">
oleksij-reznikov-garantuye.jpg</text:a>
']</text:p>
      <text:p text:style-name="P4">
Tags: ['ЗАКУПІВЛІ', 'НАТО', 'ОЛЕКСІЙ РЕЗНІКОВ', 'ОФІЦІЙНО']</text:p>
      <text:p text:style-name="P4">
Category: News</text:p>
      <!--METADATA-->
      <text:p text:style-name="P4">
<draw:frame draw:style-name="fr1" draw:name="Image87" text:anchor-type="as-char" svg:width="6.9236in" svg:height="4.030323in" draw:z-index="0">
<draw:image xlink:href="../Images/AРМІЯINFORM/2023-05-23T90-00-00-04-00/oleksij-reznikov-garantuye.jpg" xlink:type="simple" xlink:show="embed" xlink:actuate="onLoad" draw:mime-type="image/jpeg"/>
</draw:frame>
Procurement of weapons and military equipment for the Armed Forces of Ukraine to carry out the emergence of defense purchases. The resolution, which defines the agency of the State Customer of the Ministry of Defense of Ukraine, approved the Cabinet of Ministers of Ukraine. This was reported by the Minister of Defense of Ukraine Alexei Reznikov, <text:a xlink:type="simple" xlink:href="https://www.mil.gov.ua/news/2023/05/23/oboronni-zakupivli-v-ukraini-perehodyat-na-model-derzhav-chleniv-nato-oleksij-reznikov/" text:style-name="Internet_20_link" text:visited-style-name="Visited_20_Internet_20_Link">
informs</text:a>
Pressur service.</text:p>
      <ul>
        <li>
The agency we created in 2022 is separated from the Ministry's apparatus, which minimizes corruption risks. This decision makes a step -by -step defense, NATO's implementation of NATO standards and procedures will help to use budgetary funds and reduce the supply of goods for the needs of the Armed Forces, - Alexei Reznikov said.</li>
      </ul>
      <text:p text:style-name="P4">
In his turn, the Deputy Minister of Defense of Ukraine Denis Sharapov noted that now the centralized purchase of goods, works and services intended for the implementation of state programs in the field of national security and defense will protect a single national agency.</text:p>
      <text:p text:style-name="P4">
According to him, it will be purchased within the limits of the funds provided by the need for the needs, which is determined by the Armed Forces of Ukraine.</text:p>
      <text:p text:style-name="P4">
Currently, the Ministry of Defense of Ukraine is attracting partners from the United Kingdom, Norway and NATO support and supply agencies to assist in the development of mechanisms of the Defense Procurement Agency and to evaluate the NATO State Customer Service.</text:p>
      <text:p text:style-name="P4">
News Source: <text:a xlink:type="simple" xlink:href="https://armyinform.com.ua/2023/05/23/oboronni-zakupivli-v-ukrayini-perehodyat-na-model-derzhav-chleniv-nato-oleksij-reznikov/" text:style-name="Internet_20_link" text:visited-style-name="Visited_20_Internet_20_Link">
https://armyinform.com.ua/2023/05/23/oboronni-zakupivli-v-ukrayini-perehodyat-na-model-derzhav-chleniv-nato-oleksij-reznikov/</text:a>
</text:p>
      <!--NEWS-->
      <text:h text:style-name="P10" text:outline-level="1">
<text:span text:style-name="T4">
The occupiers plan the abduction of children from the occupied Luhansk region under the pretext of "medical examinations"</text:span>
</text:h>
      <text:p text:style-name="P4">
Author: ['АРМІЯINFORM']</text:p>
      <text:p text:style-name="P4">
Time: 2023-05-23T96:00:00-04:00</text:p>
      <text:p text:style-name="P4">
Description: Piacants were planned by the new “Medic Catrages” for the dial that Luhansk region, Shchob ... War with Ukraine 2022, War with Ukraine Latest news today, News War with Ukraine 2022 Last for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5/czentr-propagandystiv.jpg" text:style-name="Internet_20_link" text:visited-style-name="Visited_20_Internet_20_Link">
czentr-propagandystiv.jpg</text:a>
']</text:p>
      <text:p text:style-name="P4">
Tags: ['STOPRUSSIA', 'ВОЄННІ ЗЛОЧИНИ ЗС РФ', 'ВТОРГНЕННЯ РФ', 'ЛУГАНЩИНА']</text:p>
      <text:p text:style-name="P4">
Category: News</text:p>
      <!--METADATA-->
      <text:p text:style-name="P4">
<draw:frame draw:style-name="fr1" draw:name="Image88" text:anchor-type="as-char" svg:width="6.9236in" svg:height="4.615733in" draw:z-index="0">
<draw:image xlink:href="../Images/AРМІЯINFORM/2023-05-23T96-00-00-04-00/czentr-propagandystiv.jpg" xlink:type="simple" xlink:show="embed" xlink:actuate="onLoad" draw:mime-type="image/jpeg"/>
</draw:frame>
The occupiers planned to conduct new "medical examinations" for children of Totlugansk to prepare them for further export to the territory of the Russian Federation, <text:a xlink:type="simple" xlink:href="https://sprotyv.mod.gov.ua/okupanty-vykradayut-ditej-z-tot-luganshhyny/" text:style-name="Internet_20_link" text:visited-style-name="Visited_20_Internet_20_Link">
reports</text:a>
Center for National Resistance.</text:p>
      <text:p text:style-name="P4">
"The so -called medical examinations in temporarily occupied territories are only a fiction that Russians use as an excuse for further export of children to the Russian Federation. Make medical examinations are not actually conducted, but children are put invented and use it to take them out" for treatment " Federation, ”the message reads.</text:p>
      <text:p text:style-name="P4">
Is stated. That this procedure is a component of the state policy of the Russian Federation, directed by the genocide of Ukrainians. Thus, the Government of the Russian Federation has allocated more than 1.4 million rubles for "preventive medical examinations" in 2023. The process is managed by Putin for the rights of children Maria Lviv-Belov. On March 17, 2023, the International Criminal Court in the Hague issued a warrant for the arrest of Lviv-Belova and Putin for illegal deportation of Ukrainian children.</text:p>
      <text:p text:style-name="P4">
The National Resistance Center calls the residents of the Tot in no way to let the children on any "medical examinations" conducted by the invaders. This is more likely that children will be forcibly taken out for treatment to the Russian Federation, where they will eventually get to the Russian children's homes.</text:p>
      <text:p text:style-name="P4">
News Source: <text:a xlink:type="simple" xlink:href="https://armyinform.com.ua/2023/05/23/okupanty-planuyut-vykradennya-ditej-z-okupovanoyi-luganshhyny-pid-vyglyadom-medychnyh-oglyadiv/" text:style-name="Internet_20_link" text:visited-style-name="Visited_20_Internet_20_Link">
https://armyinform.com.ua/2023/05/23/okupanty-planuyut-vykradennya-ditej-z-okupovanoyi-luganshhyny-pid-vyglyadom-medychnyh-oglyadiv/</text:a>
</text:p>
      <!--NEWS-->
      <text:h text:style-name="P10" text:outline-level="1">
<text:span text:style-name="T4">
Virgin Orbit will stop activity after selling assets</text:span>
</text:h>
      <text:p text:style-name="P4">
Authors: Ukrinform (Person)</text:p>
      <text:p text:style-name="P4">
Publisher: Укринформ (Organization)</text:p>
      <text:p text:style-name="P4">
Published Time: 2023-05-24T-100:59:50+03:00</text:p>
      <text:p text:style-name="P4">
Modified Time: 2023-05-24T18:59:50+03:00</text:p>
      <text:p text:style-name="P4">
Description: The Virgin Orbit Space Company said on Wednesday that after the auction conducted in accordance with the US Bankruptcy Code, the company will sell its assets to four trading winners and cease its activities. - Ukrinform.</text:p>
      <text:p text:style-name="P4">
Images: ['<text:a xlink:type="simple" xlink:href="https://static.ukrinform.com/photos/2023_01/thumb_files/630_360_1673337753-316.jpg" text:style-name="Internet_20_link" text:visited-style-name="Visited_20_Internet_20_Link">
630_360_16733...</text:a>
']</text:p>
      <text:p text:style-name="P4">
Tags: ['США', 'Банкрутство', 'Virgin Orbit']</text:p>
      <text:p text:style-name="P4">
Type: Article</text:p>
      <!--METADATA-->
      <text:p text:style-name="P4">
<draw:frame draw:style-name="fr1" draw:name="Image89" text:anchor-type="as-char" svg:width="6.9236in" svg:height="3.956343in" draw:z-index="0">
<draw:image xlink:href="../Images/yкринформ/2023-05-24T-100-59-50-03-00/630_360_1673337753-316.jpg" xlink:type="simple" xlink:show="embed" xlink:actuate="onLoad" draw:mime-type="image/jpeg"/>
</draw:frame>
The Virgin Orbit Space Company said on Wednesday that after the auction conducted in accordance with the US Bankruptcy Code, the company will sell its actual trading winners and cease its activities.</text:p>
      <text:p text:style-name="P4">
As Ukrinform reports, this is reported in <text:a xlink:type="simple" xlink:href="http://investors.virginorbit.com/news-events/press-releases/detail/74/statement-regarding-virgin-orbit" text:style-name="Internet_20_link" text:visited-style-name="Visited_20_Internet_20_Link">
</text:a>
companies.</text:p>
      <text:p text:style-name="P4">
“The Heritage of Virgin Orbit in the space industry will remain in memory forever. Its innovative technologies, a continuous desire for perfection and unwavering the widening of the borders of air launches left an unforgettable trace of Ugaluga, ”the company said.</text:p>
      <text:p text:style-name="P4">
Transactions are subject to court approval and certain other common conditions. The hearing for obtaining approval by the court is scheduled for February 24, 2023, and soon the agreements will be closed.</text:p>
      <text:p text:style-name="P4">
<text:span text:style-name="T4">
 Read also: </text:span>
 <text:a xlink:type="simple" xlink:href="https://www.ukrinform.ua/rubric-technology/3640983-mask-kaze-so-twitter-narazi-ne-zagrozue-bankrutstvo.html" text:style-name="Internet_20_link" text:visited-style-name="Visited_20_Internet_20_Link">
<text:span text:style-name="T4">
 bankruptcy </text:span>
</text:a>
As reported by Ukrinform, on April 4 this year, Virginorbit Aerospace Billionaire Richard Branson filed a bankruptcy statement.</text:p>
      <text:p text:style-name="P4">
It is noted that the company has filed a bankruptcy application in court <text:a xlink:type="simple" xlink:href="https://www.ukrinform.ua/tag-ssa" text:style-name="Internet_20_link" text:visited-style-name="Visited_20_Internet_20_Link">
</text:a>
Delawer County, according to Chapter 11 of the Bankruptcy Code for the purpose of selling business, after unable to provide the long -term funding necessary for the restoration of post -downtime launching of the missile in January.</text:p>
      <text:p text:style-name="P4">
<text:span text:style-name="T4">
 Read also: </text:span>
 <text:a xlink:type="simple" xlink:href="https://www.ukrinform.ua/rubric-economy/3703337-u-ssa-oficijno-zbankrutuvav-bank-kremnievoi-dolini-aktivi-vikupovue-jpmorgan.html" text:style-name="Internet_20_link" text:visited-style-name="Visited_20_Internet_20_Link">
</text:a>
The market value of Virgin Orbit was $ 65 million. As of April 3. Two years ago, the company was estimated at $ 3 billion.</text:p>
      <text:p text:style-name="P4">
News Source: <text:a xlink:type="simple" xlink:href="https://www.ukrinform.ua/rubric-technology/3713679-virgin-orbit-pripinit-dialnist-pisla-prodazu-aktiviv.html" text:style-name="Internet_20_link" text:visited-style-name="Visited_20_Internet_20_Link">
https://www.ukrinform.ua/rubric-technology/3713679-virgin-orbit-pripinit-dialnist-pisla-prodazu-aktiviv.html</text:a>
</text:p>
      <!--NEWS-->
      <text:h text:style-name="P10" text:outline-level="1">
<text:span text:style-name="T4">
In the accident suspected of a road accident, the deputy of the Kyiv City Council seized the rights for two months</text:span>
</text:h>
      <text:p text:style-name="P4">
Authors: Ukrinform (Person)</text:p>
      <text:p text:style-name="P4">
Publisher: Укринформ (Organization)</text:p>
      <text:p text:style-name="P4">
Published Time: 2023-05-24T-102:59:00+03:00</text:p>
      <text:p text:style-name="P4">
Modified Time: 2023-05-24T18:59:00+03:00</text:p>
      <text:p text:style-name="P4">
Description: The deputy of the Kyiv City Council, suspected of committing a traffic accident in a state of drug intoxication with serious consequences, withdrew the driver's license for 2 months. - Ukrinform.</text:p>
      <text:p text:style-name="P4">
Images: ['<text:a xlink:type="simple" xlink:href="https://static.ukrinform.com/photos/2017_12/thumb_files/630_360_1514464397-1884.jpg" text:style-name="Internet_20_link" text:visited-style-name="Visited_20_Internet_20_Link">
630_360_15144...</text:a>
']</text:p>
      <text:p text:style-name="P4">
Tags: ['Депутат', 'ДТП', 'Водійські права', 'Київрада']</text:p>
      <text:p text:style-name="P4">
Type: Article</text:p>
      <!--METADATA-->
      <text:p text:style-name="P4">
<draw:frame draw:style-name="fr1" draw:name="Image90" text:anchor-type="as-char" svg:width="6.9236in" svg:height="3.956343in" draw:z-index="0">
<draw:image xlink:href="../Images/yкринформ/2023-05-24T-102-59-00-03-00/630_360_1514464397-1884.jpg" xlink:type="simple" xlink:show="embed" xlink:actuate="onLoad" draw:mime-type="image/jpeg"/>
</draw:frame>
The Kyiv City Council, suspected of committing a traffic accident in a state of narcotic intoxication with serious consequences, seized the driver's license at 2 months.</text:p>
      <text:p text:style-name="P4">
According to Ukrinform, the Kyiv City Prosecutor's Office reports in <text:a xlink:type="simple" xlink:href="https://t.me/kyiv_pro_office/1982" text:style-name="Internet_20_link" text:visited-style-name="Visited_20_Internet_20_Link">
</text:a>
.</text:p>
      <text:p text:style-name="P4">
“At the request of the Kyiv City Prosecutor's Office, the court restricted the suspect in the vehicle for 2 months <text:a xlink:type="simple" xlink:href="https://www.ukrinform.ua/tag-dtp" text:style-name="Internet_20_link" text:visited-style-name="Visited_20_Internet_20_Link">
</text:a>
In a state of narcotic intoxication with serious consequences, a deputy of the Kyiv City Council, ”the message reads.</text:p>
      <text:p text:style-name="P4">
The decision was made by the Shevchenkivsky District Court of Kiev on Wednesday, May 24.</text:p>
      <text:p text:style-name="P4">
The court also decided to remove the driver's suspected license and submit to the investigator at the time of temporary restriction.</text:p>
      <text:p text:style-name="P4">
According to Ukrinform, the road accident happened on November 27, 2022.</text:p>
      <text:p text:style-name="P4">
The suspect, driving a Volkswagen Polo car in a state of narcotic burning, moved along Bandera Avenue in the direction of Bogatyrskaya Street.</text:p>
      <text:p text:style-name="P4">
<text:span text:style-name="T4">
 Read also: </text:span>
 <text:a xlink:type="simple" xlink:href="https://www.ukrinform.ua/rubric-regions/3709200-na-kiivsini-zatrimali-vodiavtikaca-akij-zbiv-4ricnu-ditinu.html" text:style-name="Internet_20_link" text:visited-style-name="Visited_20_Internet_20_Link">
</text:a>
Approaching the unregulated pedestrian crossing, the woman, realizing that she is in her attention and reaction, could not evaluate the change in the road situation and hit a woman-pedestrian woman, causing her severe bodily injuries.</text:p>
      <text:p text:style-name="P4">
May 23 <text:a xlink:type="simple" xlink:href="https://www.ukrinform.ua/rubric-kyiv/3713287-dtp-u-stani-narkoticnogo-spaninna-prokuratura-oskarzit-domasnij-arest-deputatci-kiivradi.html" text:style-name="Internet_20_link" text:visited-style-name="Visited_20_Internet_20_Link">
</text:a>
in the form of house arrest in the period from 20:00 to 06: 00 for 2 months. The prosecutor's office will challenge it.</text:p>
      <text:p text:style-name="P4">
News Source: <text:a xlink:type="simple" xlink:href="https://www.ukrinform.ua/rubric-kyiv/3713678-u-pidozruvanoi-v-dtp-deputatki-kiivradi-na-dva-misaci-vilucili-prava.html" text:style-name="Internet_20_link" text:visited-style-name="Visited_20_Internet_20_Link">
https://www.ukrinform.ua/rubric-kyiv/3713678-u-pidozruvanoi-v-dtp-deputatki-kiivradi-na-dva-misaci-vilucili-prava.html</text:a>
</text:p>
      <!--NEWS-->
      <text:h text:style-name="P10" text:outline-level="1">
<text:span text:style-name="T4">
Shmigal called five priorities in preparation for the new school year</text:span>
</text:h>
      <text:p text:style-name="P4">
Authors: Ukrinform (Person)</text:p>
      <text:p text:style-name="P4">
Publisher: Укринформ (Organization)</text:p>
      <text:p text:style-name="P4">
Published Time: 2023-05-24T-104:52:06+03:00</text:p>
      <text:p text:style-name="P4">
Modified Time: 2023-05-24T18:52:06+03:00</text:p>
      <text:p text:style-name="P4">
Description: Under the chairmanship of Prime Minister Denis Shmigal, a meeting was held to complete the 2022/23 academic year and to prepare educational institutions by the 2023/24 academic year. - Ukrinform.</text:p>
      <text:p text:style-name="P4">
Images: ['<text:a xlink:type="simple" xlink:href="https://static.ukrinform.com/photos/2023_05/thumb_files/630_360_1684943347-177.jpg" text:style-name="Internet_20_link" text:visited-style-name="Visited_20_Internet_20_Link">
630_360_16849...</text:a>
', '<text:a xlink:type="simple" xlink:href="https://static.ukrinform.com/photos/2023_05/1684943348-598.jpg" text:style-name="Internet_20_link" text:visited-style-name="Visited_20_Internet_20_Link">
1684943348-59...</text:a>
', '<text:a xlink:type="simple" xlink:href="https://static.ukrinform.com/photos/2023_05/1684943348-155.jpg" text:style-name="Internet_20_link" text:visited-style-name="Visited_20_Internet_20_Link">
1684943348-15...</text:a>
', '<text:a xlink:type="simple" xlink:href="https://static.ukrinform.com/photos/2023_05/1684943348-707.jpg" text:style-name="Internet_20_link" text:visited-style-name="Visited_20_Internet_20_Link">
1684943348-70...</text:a>
', '<text:a xlink:type="simple" xlink:href="https://static.ukrinform.com/photos/2023_05/1684943348-415.jpg" text:style-name="Internet_20_link" text:visited-style-name="Visited_20_Internet_20_Link">
1684943348-41...</text:a>
']</text:p>
      <text:p text:style-name="P4">
Tags: ['Освіта', 'Уряд', 'Шмигаль']</text:p>
      <text:p text:style-name="P4">
Type: Article</text:p>
      <!--METADATA-->
      <text:p text:style-name="P4">
<draw:frame draw:style-name="fr1" draw:name="Image91" text:anchor-type="as-char" svg:width="6.9236in" svg:height="3.956343in" draw:z-index="0">
<draw:image xlink:href="../Images/yкринформ/2023-05-24T-104-52-06-03-00/630_360_1684943347-177.jpg" xlink:type="simple" xlink:show="embed" xlink:actuate="onLoad" draw:mime-type="image/jpeg"/>
</draw:frame>
Prime Minister Denis Shmigal was a meeting on the completion of the 2022/23 academic year and the preparation of educational institutions by 2023/24.</text:p>
      <text:p text:style-name="P4">
About it reports <text:a xlink:type="simple" xlink:href="https://www.kmu.gov.ua/news/premier-ministr-nazvav-piat-priorytetnykh-napriamkiv-u-pidhotovtsi-do-nastupnoho-navchalnoho-roku" text:style-name="Internet_20_link" text:visited-style-name="Visited_20_Internet_20_Link">
</text:a>
, reports Ukrinform.</text:p>
      <text:p text:style-name="P4">
“We were faced with unprecedented challenges: the destruction of educational infrastructure, the mass movement of children domestically and abroad, the urgent need of vulpysl, the destruction of Ukrainian education by Russians in temporarily occupied territories and more. We must respond daily in 24/7 mode. Because the future of Ukraine is. About its human capital, about the ability to recover and develop further, ”Shmigal emphasized.</text:p>
      <text:p text:style-name="P4">
The head of government stressed that when preparing for the next school, the Ministry and OVA should focus on five priority areas: safety, maximum eye training where possible, accessibility, re -enlisted, continuation of the reform of the New Ukrainian School.</text:p>
      <text:p text:style-name="P4">
<draw:frame draw:style-name="fr1" draw:name="Image92" text:anchor-type="as-char" svg:width="6.9236in" svg:height="4.610104in" draw:z-index="0">
<draw:image xlink:href="../Images/yкринформ/2023-05-24T-104-52-06-03-00/1684943348-598.jpg" xlink:type="simple" xlink:show="embed" xlink:actuate="onLoad" draw:mime-type="image/jpeg"/>
</draw:frame>
The prime minister heard information on the Interior Minister Igor Klimenko to create a security environment in educational institutions. According to the Minister, the Ministry of Internal Affairs from the Ministry of Education and Science prepared changes to the resolution on the inclusion of educational establishments of ownership in the police protection system, in particular, equipment of cameras of concept, remote controls, etc. In addition, the safety passport, as Klimenko, will be extended to all educational institutions in Ukraine.</text:p>
      <text:p text:style-name="P4">
<draw:frame draw:style-name="fr1" draw:name="Image93" text:anchor-type="as-char" svg:width="6.9236in" svg:height="4.610104in" draw:z-index="0">
<draw:image xlink:href="../Images/yкринформ/2023-05-24T-104-52-06-03-00/1684943348-155.jpg" xlink:type="simple" xlink:show="embed" xlink:actuate="onLoad" draw:mime-type="image/jpeg"/>
</draw:frame>
Minister of Education and Science Oksen Lisovy, for his part, informed about the completion of the Educational Year and the start of the introductory campaign. Almost 75% of schools, according to him, are provided with shelters. Currently, 36% of schools work in the eye format, 29% in modeline and 35% in mixed format.</text:p>
      <text:p text:style-name="P4">
<draw:frame draw:style-name="fr1" draw:name="Image94" text:anchor-type="as-char" svg:width="6.9236in" svg:height="4.610104in" draw:z-index="0">
<draw:image xlink:href="../Images/yкринформ/2023-05-24T-104-52-06-03-00/1684943348-707.jpg" xlink:type="simple" xlink:show="embed" xlink:actuate="onLoad" draw:mime-type="image/jpeg"/>
</draw:frame>
According to the Prime Minister, the Government has already directed to local budgets a subsidiary of UAH 1.5 billion for the arrangement of safe conditions in schools.</text:p>
      <text:p text:style-name="P4">
The availability of civil protection structures will restore the eye training of the best quality of the educational process.</text:p>
      <text:p text:style-name="P4">
<text:span text:style-name="T4">
 Read also: </text:span>
 <text:a xlink:type="simple" xlink:href="https://www.ukrinform.ua/rubric-society/3698060-cerez-vijnu-ponad-770-tisac-ukrainskih-skolariv-perejsli-na-distancijnu-formu-navcanna.html" text:style-name="Internet_20_link" text:visited-style-name="Visited_20_Internet_20_Link">
</text:a>
</text:p>
      <text:p text:style-name="P4">
In this case, the course on digitalization of education remains, the remote form of education will be preserved where there is a threat to the life and health of children.</text:p>
      <text:p text:style-name="P4">
<draw:frame draw:style-name="fr1" draw:name="Image95" text:anchor-type="as-char" svg:width="6.9236in" svg:height="4.863407in" draw:z-index="0">
<draw:image xlink:href="../Images/yкринформ/2023-05-24T-104-52-06-03-00/1684943348-415.jpg" xlink:type="simple" xlink:show="embed" xlink:actuate="onLoad" draw:mime-type="image/jpeg"/>
</draw:frame>
The participants also raised the issue of repair of damaged and destroyed education, providing all institutions with textbooks, taps.</text:p>
      <text:p text:style-name="P4">
According to the results of the meeting, the Prime Minister gave the task of the Ministry of Education and Science, the Ministry of Infrastructure to Taugent Studies to develop and approve uniform parameters for the construction of storage facilities in all educational institutions and to audit the available.</text:p>
      <text:p text:style-name="P4">
In addition, <text:a xlink:type="simple" xlink:href="https://www.ukrinform.ua/tag-minosviti" text:style-name="Internet_20_link" text:visited-style-name="Visited_20_Internet_20_Link">
 </text:a>
And the regional military administrations are entrusted with measures to improve the available networking of education and to identify institutions that can enforce the educational process in the eye form in wartime. The Ministry of Education and Science should also be supervised by the fund of protective structures and improve the state of the access roads to establishments.</text:p>
      <text:p text:style-name="P4">
As reported by Ukrinform, Minister of Education and Science Oksen Lisovy <text:a xlink:type="simple" xlink:href="https://www.ukrinform.ua/rubric-society/3712999-lisovij-anonsuvav-zmini-vimog-do-disertacij-i-rozpoviv-comu-stav-kandidatom-nauk.html" text:style-name="Internet_20_link" text:visited-style-name="Visited_20_Internet_20_Link">
</text:a>
.  Photo: Government portal</text:p>
      <text:p text:style-name="P4">
News Source: <text:a xlink:type="simple" xlink:href="https://www.ukrinform.ua/rubric-society/3713675-smigal-nazvav-pat-prioritetiv-u-pidgotovci-do-novogo-navcalnogo-roku.html" text:style-name="Internet_20_link" text:visited-style-name="Visited_20_Internet_20_Link">
https://www.ukrinform.ua/rubric-society/3713675-smigal-nazvav-pat-prioritetiv-u-pidgotovci-do-novogo-navcalnogo-roku.html</text:a>
</text:p>
      <!--NEWS-->
      <text:h text:style-name="P10" text:outline-level="1">
<text:span text:style-name="T4">
AT Kupyansk Directive Russian Army Sheled Kamyanka, Topoli, Krasnaya Pershe, Novomolinsk, courtyards ...</text:span>
</text:h>
      <text:p text:style-name="P4">
Authors: liveuamap (Language: en)</text:p>
      <text:p text:style-name="P4">
Time: 2023-05-24T-11:31:00</text:p>
      <text:p text:style-name="P4">
Location: Kupiansk (Latitude:49.63006 Longtitude:37.90661)</text:p>
      <text:p text:style-name="P4">
Videos: []</text:p>
      <text:p text:style-name="P4">
Images: []</text:p>
      <text:p text:style-name="P4">
Tags: ["Russia"]</text:p>
      <text:p text:style-name="P4">
Id: 22565031</text:p>
      <!--METADATA-->
      <text:p text:style-name="P4">
At Kupiansk direction Russian army shelled Kamyanka, Topoli, Krasne Pershe,Novomlynsk, Dvorichna, Masutivka, Mala Shapkivka, Kindrashivka, Kupyansk,Tabayivka and Berestove of Kharkiv region and Stelmakhivka of Luhansk region.Russian aviation conducted airstrikes at Kyslivka and Kotlyarivka, - GeneralStaff of Armed Forces of Ukraine says in the morning report</text:p>
      <text:p text:style-name="P4">
News Collection Link: <text:a xlink:type="simple" xlink:href="https://liveuamap.com/en/2023/24-may-at-kupiansk-direction-russian-army-shelled-kamyanka" text:style-name="Internet_20_link" text:visited-style-name="Visited_20_Internet_20_Link">
https://liveuamap.com/en/2023/24-may-at-kupiansk-direction-russian-army-shelled-kamyanka</text:a>
</text:p>
      <text:p text:style-name="P4">
News Source: <text:a xlink:type="simple" xlink:href="https://t.me/lumsrc/4884" text:style-name="Internet_20_link" text:visited-style-name="Visited_20_Internet_20_Link">
https://t.me/lumsrc/4884</text:a>
</text:p>
      <!--NEWS-->
      <text:h text:style-name="P10" text:outline-level="1">
<text:span text:style-name="T4">
Bakhmut Directio Rusian Army Shelled Kramatorsk, Vasukivka, Orikhovo-Vasylivka, Grigoriv ...</text:span>
</text:h>
      <text:p text:style-name="P4">
Authors: liveuamap (Language: en)</text:p>
      <text:p text:style-name="P4">
Time: 2023-05-24T-13:31:00</text:p>
      <text:p text:style-name="P4">
Location: Kurdiumivka (Latitude:48.45311 Longtitude:37.94798)</text:p>
      <text:p text:style-name="P4">
Videos: []</text:p>
      <text:p text:style-name="P4">
Images: []</text:p>
      <text:p text:style-name="P4">
Tags: ["Russia"]</text:p>
      <text:p text:style-name="P4">
Id: 22565028</text:p>
      <!--METADATA-->
      <text:p text:style-name="P4">
At Bakhmut Direction Russian Army Shelled Kramatorsk, Vasukivka, Orikhovo-Vasylivka, Hryhorivka, Bakhmut, Ivanivske, Stupochky, KOSTYANTYANTYANTYKYKYKA Pivdne and New York of Donetsk Region. Russianivation Conducted Aircrakes at Bakhmut, Ivanivske, Bila Hora, Ozaryanivkaand Toresk, - General Staff of Armed Forces of Ukraine Says in the Morningreport</text:p>
      <text:p text:style-name="P4">
News Collection Link:(https://liveuamap.com/en/2023/24-may-at-bakhmut-direction-russian-army-shelled-kramatorsk)</text:p>
      <text:p text:style-name="P4">
News Source: <text:a xlink:type="simple" xlink:href="https://t.me/lumsrc/4886" text:style-name="Internet_20_link" text:visited-style-name="Visited_20_Internet_20_Link">
https://t.me/lumsrc/4886</text:a>
</text:p>
      <!--NEWS-->
      <text:h text:style-name="P10" text:outline-level="1">
<text:span text:style-name="T4">
"Inter" protected the title by breaking "Fiorentine" in the Italy Cup finals</text:span>
</text:h>
      <text:p text:style-name="P4">
Authors: Ukrinform (Person)</text:p>
      <text:p text:style-name="P4">
Publisher: Укринформ (Organization)</text:p>
      <text:p text:style-name="P4">
Published Time: 2023-05-24T-14:54:00+03:00</text:p>
      <text:p text:style-name="P4">
Modified Time: 2023-05-24T23:54:00+03:00</text:p>
      <text:p text:style-name="P4">
Description: The Italian Cup of Football for the second time in a row reached the Milan Inter. - Ukrinform.</text:p>
      <text:p text:style-name="P4">
Images: ['<text:a xlink:type="simple" xlink:href="https://static.ukrinform.com/photos/2023_05/thumb_files/630_360_1684963210-795.jpg" text:style-name="Internet_20_link" text:visited-style-name="Visited_20_Internet_20_Link">
630_360_16849...</text:a>
']</text:p>
      <text:p text:style-name="P4">
Tags: ['Футбол', 'Інтер Мілан']</text:p>
      <text:p text:style-name="P4">
Type: Article</text:p>
      <!--METADATA-->
      <text:p text:style-name="P4">
<draw:frame draw:style-name="fr1" draw:name="Image96" text:anchor-type="as-char" svg:width="6.9236in" svg:height="3.956343in" draw:z-index="0">
<draw:image xlink:href="../Images/yкринформ/2023-05-24T-14-54-00-03-00/630_360_1684963210-795.jpg" xlink:type="simple" xlink:show="embed" xlink:actuate="onLoad" draw:mime-type="image/jpeg"/>
</draw:frame>
For the second time in a row, the Kubitalia for the second time in a row.</text:p>
      <text:p text:style-name="P4">
In the decisive match at the Olympic Stadium in Rome, "Inter" won a volunteer over "Fiorentina" - 2: 1, reports Ukrinform.</text:p>
      <text:p text:style-name="P4">
Nicholas Gonzalez in the 3rd minute of the "black-blue" meeting on the head of the striker Lutaro Martinez in the 3rd minute of the "Black-blue" meeting in the 3rd minute(29, 37).</text:p>
      <text:p text:style-name="P4">
<text:span text:style-name="T4">
Читайте також:</text:span>
 <text:a xlink:type="simple" xlink:href="https://www.ukrinform.ua/rubric-sports/3710206-inter-vijsov-u-final-ligi-cempioniv-uefa-obigravsi-milan.html" text:style-name="Internet_20_link" text:visited-style-name="Visited_20_Internet_20_Link">
 <text:span text:style-name="T4">
Мілан</text:span>
 </text:a>
"Inter" won the Italian Cup, leveled by this indicator with "Roma". The most trophies collected Turin Juventus(14).</text:p>
      <text:p text:style-name="P4">
Фото: Getty Images/Global Images Ukraine.</text:p>
      <text:p text:style-name="P4">
News Source: <text:a xlink:type="simple" xlink:href="https://www.ukrinform.ua/rubric-sports/3713777-inter-zahistiv-titul-obigravsi-fiorentinu-u-finali-kubka-italii.html" text:style-name="Internet_20_link" text:visited-style-name="Visited_20_Internet_20_Link">
https://www.ukrinform.ua/rubric-sports/3713777-inter-zahistiv-titul-obigravsi-fiorentinu-u-finali-kubka-italii.html</text:a>
</text:p>
      <!--NEWS-->
      <text:h text:style-name="P10" text:outline-level="1">
<text:span text:style-name="T4">
JSC Avdiivka Directio Rusian of the Army Shelled Ceramics, Overite, Lastochkine, Avdiivka, SEV ...</text:span>
</text:h>
      <text:p text:style-name="P4">
Authors: liveuamap (Language: en)</text:p>
      <text:p text:style-name="P4">
Time: 2023-05-24T-16:31:00</text:p>
      <text:p text:style-name="P4">
Location: Donetsk Oblast (Latitude:48.12325 Longtitude:37.771)</text:p>
      <text:p text:style-name="P4">
Videos: []</text:p>
      <text:p text:style-name="P4">
Images: []</text:p>
      <text:p text:style-name="P4">
Tags: ["Russia"]</text:p>
      <text:p text:style-name="P4">
Id: 22565026</text:p>
      <!--METADATA-->
      <text:p text:style-name="P4">
At Avdiyivka direction Russian army shelled Keramik, Ocheretyne, Lastochkyne,Avdiyivka, Syeverne, Vodyane, Pervomayske, Netaylove, Karlivka and Nevelske ofDonetsk region. Russian aviation conducted airstrikes at Novokalynove andAvdiyivka, - General Staff of Armed Forces of Ukraine says in the morningreport</text:p>
      <text:p text:style-name="P4">
News Collection Link: <text:a xlink:type="simple" xlink:href="https://liveuamap.com/en/2023/24-may-at-avdiyivka-direction-russian-army-shelled-keramik" text:style-name="Internet_20_link" text:visited-style-name="Visited_20_Internet_20_Link">
https://liveuamap.com/en/2023/24-may-at-avdiyivka-direction-russian-army-shelled-keramik</text:a>
</text:p>
      <text:p text:style-name="P4">
News Source: <text:a xlink:type="simple" xlink:href="https://t.me/lumsrc/4887" text:style-name="Internet_20_link" text:visited-style-name="Visited_20_Internet_20_Link">
https://t.me/lumsrc/4887</text:a>
</text:p>
      <!--NEWS-->
      <text:h text:style-name="P10" text:outline-level="1">
<text:span text:style-name="T4">
The topic of Ukraine will become one of the top questions at Baiden and Fashion Meeting - State Department</text:span>
</text:h>
      <text:p text:style-name="P4">
Authors: Ukrinform (Person)</text:p>
      <text:p text:style-name="P4">
Publisher: Укринформ (Organization)</text:p>
      <text:p text:style-name="P4">
Published Time: 2023-05-24T-16:42:00+03:00</text:p>
      <text:p text:style-name="P4">
Modified Time: 2023-05-24T23:42:00+03:00</text:p>
      <text:p text:style-name="P4">
Description: US President Joe Biden intends to discuss the issue of war in Ukraine during a meeting with India Prime Minister Narendra Modi next month in Washington. - Ukrinform.</text:p>
      <text:p text:style-name="P4">
Images: ['<text:a xlink:type="simple" xlink:href="https://static.ukrinform.com/photos/2023_05/thumb_files/630_360_1684960314-113.jpg" text:style-name="Internet_20_link" text:visited-style-name="Visited_20_Internet_20_Link">
630_360_16849...</text:a>
']</text:p>
      <text:p text:style-name="P4">
Tags: ['Байден', 'Індія', 'США', 'Україна', 'Агресія РФ', 'Держдеп']</text:p>
      <text:p text:style-name="P4">
Type: Article</text:p>
      <!--METADATA-->
      <text:p text:style-name="P4">
<draw:frame draw:style-name="fr1" draw:name="Image97" text:anchor-type="as-char" svg:width="6.9236in" svg:height="3.956343in" draw:z-index="0">
<draw:image xlink:href="../Images/yкринформ/2023-05-24T-16-42-00-03-00/630_360_1684960314-113.jpg" xlink:type="simple" xlink:show="embed" xlink:actuate="onLoad" draw:mime-type="image/jpeg"/>
</draw:frame>
Presidential Joe Biden intends to discuss the issue of war in Ukraine during the meeting of India by India Narendra Modi next month in Washington.</text:p>
      <text:p text:style-name="P4">
This was confirmed by US Department of State Department Matthew Miller on Wednesday, Ukrinform correspondent reports.</text:p>
      <text:p text:style-name="P4">
"Undoubtedly, the war in Ukraine will be one of the topics to be discussed," the US State Department's representative commented on the Prime Minister's scheduled visit <text:a xlink:type="simple" xlink:href="https://www.ukrinform.ua/tag-india" text:style-name="Internet_20_link" text:visited-style-name="Visited_20_Internet_20_Link">
</text:a>
to Washington and his landing with US government.</text:p>
      <text:p text:style-name="P4">
He noted that it will be announced in more detail to the date of the visit.</text:p>
      <text:p text:style-name="P4">
At the same time, Miller recalled that the Ukrainian topics were violated by the American plot with the prime minister and other world leaders during the previous waters.</text:p>
      <text:p text:style-name="P4">
<text:span text:style-name="T4">
 Read also: </text:span>
 <text:a xlink:type="simple" xlink:href="https://www.ukrinform.ua/rubric-world/3713133-moskva-tisne-na-indiu-ta-insi-kraini-sob-ii-ne-vnesli-do-cornogo-spisku-fatf-bloomberg.html" text:style-name="Internet_20_link" text:visited-style-name="Visited_20_Internet_20_Link">
</text:a>
India Prime Minister Narendra Modi plans to make a state visit to the United States on June 22, 2023. In particular, his meeting with President Joe Biden is planned. Earlier this week fashion <text:a xlink:type="simple" xlink:href="https://www.ukrinform.ua/rubric-world/3712511-premer-indii-ta-derzsekretar-ssa-zustrilisa-z-liderami-tihookeanskih-ostroviv-u-papuanovij-gvinei.html" text:style-name="Internet_20_link" text:visited-style-name="Visited_20_Internet_20_Link">
</text:a>
US Anthony Blinky in Papua-Nova Guinea.  Photo from ukrainian.voanews.com_</text:p>
      <text:p text:style-name="P4">
News Source: <text:a xlink:type="simple" xlink:href="https://www.ukrinform.ua/rubric-world/3713774-tema-ukraini-stane-odnim-iz-toppitan-na-zustrici-bajdena-j-modi-derzdep.html" text:style-name="Internet_20_link" text:visited-style-name="Visited_20_Internet_20_Link">
https://www.ukrinform.ua/rubric-world/3713774-tema-ukraini-stane-odnim-iz-toppitan-na-zustrici-bajdena-j-modi-derzdep.html</text:a>
</text:p>
      <!--NEWS-->
      <text:h text:style-name="P10" text:outline-level="1">
<text:span text:style-name="T4">
JSC Marinka Direcion Rusian Army Shelled Krasnogorivka, St. George, Maximilanivka, Krak ...</text:span>
</text:h>
      <text:p text:style-name="P4">
Authors: liveuamap (Language: en)</text:p>
      <text:p text:style-name="P4">
Time: 2023-05-24T-18:31:00</text:p>
      <text:p text:style-name="P4">
Location: Marinka, Donetsk Oblast (Latitude:47.96579 Longtitude:37.43025)</text:p>
      <text:p text:style-name="P4">
Videos: []</text:p>
      <text:p text:style-name="P4">
Images: []</text:p>
      <text:p text:style-name="P4">
Tags: ["Russia"]</text:p>
      <text:p text:style-name="P4">
Id: 22565025</text:p>
      <!--METADATA-->
      <text:p text:style-name="P4">
At Maryinka direction Russian army shelled Krasnohorivka, Heorhiyivka,Maksymilyanivka, Kurakhove and Pobyeda of Donetsk region, - General Staff ofArmed Forces of Ukraine says in the morning report</text:p>
      <text:p text:style-name="P4">
News Collection Link: <text:a xlink:type="simple" xlink:href="https://liveuamap.com/en/2023/24-may-at-maryinka-direction-russian-army-shelled-krasnohorivka" text:style-name="Internet_20_link" text:visited-style-name="Visited_20_Internet_20_Link">
https://liveuamap.com/en/2023/24-may-at-maryinka-direction-russian-army-shelled-krasnohorivka</text:a>
</text:p>
      <text:p text:style-name="P4">
News Source: <text:a xlink:type="simple" xlink:href="https://t.me/lumsrc/4888" text:style-name="Internet_20_link" text:visited-style-name="Visited_20_Internet_20_Link">
https://t.me/lumsrc/4888</text:a>
</text:p>
      <!--NEWS-->
      <text:h text:style-name="P10" text:outline-level="1">
<text:span text:style-name="T4">
Japanese researchers are the first in the world completely sequennated the fungus gene</text:span>
</text:h>
      <text:p text:style-name="P4">
Authors: Ukrinform (Person)</text:p>
      <text:p text:style-name="P4">
Publisher: Укринформ (Organization)</text:p>
      <text:p text:style-name="P4">
Published Time: 2023-05-24T-18:32:00+03:00</text:p>
      <text:p text:style-name="P4">
Modified Time: 2023-05-24T23:32:00+03:00</text:p>
      <text:p text:style-name="P4">
Description: A group of scientists under the guidance of Professor Sirasawa Kent of the DNA Cadzus research institute in Tiba prefecture stated that they were completely sequencing the Matsutake fungus gene. - Ukrinform.</text:p>
      <text:p text:style-name="P4">
Images: ['<text:a xlink:type="simple" xlink:href="https://static.ukrinform.com/photos/2023_05/thumb_files/630_360_1684931248-298.jpg" text:style-name="Internet_20_link" text:visited-style-name="Visited_20_Internet_20_Link">
630_360_16849...</text:a>
']</text:p>
      <text:p text:style-name="P4">
Tags: ['Японія', 'вчені', 'Генетика']</text:p>
      <text:p text:style-name="P4">
Type: Article</text:p>
      <!--METADATA-->
      <text:p text:style-name="P4">
<draw:frame draw:style-name="fr1" draw:name="Image98" text:anchor-type="as-char" svg:width="6.9236in" svg:height="3.956343in" draw:z-index="0">
<draw:image xlink:href="../Images/yкринформ/2023-05-24T-18-32-00-03-00/630_360_1684931248-298.jpg" xlink:type="simple" xlink:show="embed" xlink:actuate="onLoad" draw:mime-type="image/jpeg"/>
</draw:frame>
Groups under the guidance of Professor Sirasawa Kent from the DNNCCUSUS Institute of Research in Tiba prefecture stated that they were completely sequencing the Gribamacutak gene.</text:p>
      <text:p text:style-name="P4">
As Ukrinform reports, it reports <text:a xlink:type="simple" xlink:href="https://www3.nhk.or.jp/nhkworld/ru/news/427486/" text:style-name="Internet_20_link" text:visited-style-name="Visited_20_Internet_20_Link">
</text:a>
.</text:p>
      <text:p text:style-name="P4">
The International Union of Nature Conservation has introduced Matsutak's mushrooms to its list of species that are threatened. These mushrooms are considered a valuable delicacy in Japan.</text:p>
      <text:p text:style-name="P4">
According to scientists, they used the new technology to analyze the long -heyomous sequence to obtain genetic information of Matsutake fungi.</text:p>
      <text:p text:style-name="P4">
They found that mushrooms have 13 chromosomes and about 160 million nucleotide pairs, as well as about 22,000 genes that determine their shape, taste and aroma.</text:p>
      <text:p text:style-name="P4">
<text:span text:style-name="T4">
 Read also: </text:span>
 <text:a xlink:type="simple" xlink:href="https://www.ukrinform.ua/rubric-regions/3686733-u-lvovi-vidkrili-laboratoriu-geneticnih-doslidzen.html" text:style-name="Internet_20_link" text:visited-style-name="Visited_20_Internet_20_Link">
</text:a>
Scientists have also stated that genomic data will help identify the substances that need to grow mushroom growth, as well as genes that are responsible for their specific taste.</text:p>
      <text:p text:style-name="P4">
Sirasava noted that the complete sequencing of the genome of any mushrooms was performed first in the world. According to him, the work done by his group will help Matsutake in the future.</text:p>
      <text:p text:style-name="P4">
According to Ukrinform, a group of scientists from the Academy of Sciences of China <text:a xlink:type="simple" xlink:href="https://www.ukrinform.ua/rubric-technology/3529583-u-kitai-sekvenuvali-genom-ludini-aka-zila-14-tisac-rokiv-tomu.html" text:style-name="Internet_20_link" text:visited-style-name="Visited_20_Internet_20_Link">
</text:a>
From the southwestern region of Ukraine.</text:p>
      <text:p text:style-name="P4">
News Source: <text:a xlink:type="simple" xlink:href="https://www.ukrinform.ua/rubric-technology/3713572-aponski-doslidniki-persimi-u-sviti-povnistu-sekvenuvali-genom-griba.html" text:style-name="Internet_20_link" text:visited-style-name="Visited_20_Internet_20_Link">
https://www.ukrinform.ua/rubric-technology/3713572-aponski-doslidniki-persimi-u-sviti-povnistu-sekvenuvali-genom-griba.html</text:a>
</text:p>
      <!--NEWS-->
      <text:h text:style-name="P10" text:outline-level="1">
<text:span text:style-name="T4">
The State Department is concerned about the meeting of the UN Secretary General with Lviv</text:span>
</text:h>
      <text:p text:style-name="P4">
Authors: Ukrinform (Person)</text:p>
      <text:p text:style-name="P4">
Publisher: Укринформ (Organization)</text:p>
      <text:p text:style-name="P4">
Published Time: 2023-05-24T-20:14:00+03:00</text:p>
      <text:p text:style-name="P4">
Modified Time: 2023-05-24T23:14:00+03:00</text:p>
      <text:p text:style-name="P4">
Description: Official Washington expressed anxiety in connection with the official meeting of a special representative of the UN Secretary General with the Russian Children's Ombudsvumen Maria Lviv-Belova, which is searched by the International Criminal Court (ICS). - Ukrinform.</text:p>
      <text:p text:style-name="P4">
Images: ['<text:a xlink:type="simple" xlink:href="https://static.ukrinform.com/photos/2023_05/thumb_files/630_360_1684954769-443.jpg" text:style-name="Internet_20_link" text:visited-style-name="Visited_20_Internet_20_Link">
630_360_16849...</text:a>
']</text:p>
      <text:p text:style-name="P4">
Tags: ['Гутерреш', 'ООН', 'Путін', 'США', 'Держдеп', 'Росія', 'Міжнародний кримінальний суд']</text:p>
      <text:p text:style-name="P4">
Type: Article</text:p>
      <!--METADATA-->
      <text:p text:style-name="P4">
<draw:frame draw:style-name="fr1" draw:name="Image99" text:anchor-type="as-char" svg:width="6.9236in" svg:height="3.956343in" draw:z-index="0">
<draw:image xlink:href="../Images/yкринформ/2023-05-24T-20-14-00-03-00/630_360_1684954769-443.jpg" xlink:type="simple" xlink:show="embed" xlink:actuate="onLoad" draw:mime-type="image/jpeg"/>
</draw:frame>
Official Vashington expressed anxiety in connection with the official meeting of the UN Secretary General with the Russian Children's Ombudsvumen Marialvo-Belova, which is searched by the International Criminal Court(MKS).</text:p>
      <text:p text:style-name="P4">
Про це заявив у середу речник Держдепартаменту США Метью Міллер, передаєвласний кореспондент Укрінформу.</text:p>
      <text:p text:style-name="P4">
«Ми глибоко стурбовані тим, що високопоставлений дипломат <text:a xlink:type="simple" xlink:href="https://www.ukrinform.ua/tag-oon" text:style-name="Internet_20_link" text:visited-style-name="Visited_20_Internet_20_Link">
</text:a>
She met with a person who hides the departure and against whom the ISS issued a warrant for arrest for committing military crimes in the place of children, ”the US foreign policy said.</text:p>
      <text:p text:style-name="P4">
He stressed that this undermines a common obligation to protect children in zones.</text:p>
      <text:p text:style-name="P4">
Miller recalled that the Russian authorities consciously conduct the forced deportation of dates from Ukraine, denies parents in access to them and tries to change their identity by issuing Russian passports.</text:p>
      <text:p text:style-name="P4">
<text:span text:style-name="T4">
 Read also: </text:span>
 <text:a xlink:type="simple" xlink:href="https://www.ukrinform.ua/rubric-polytics/3712825-v-ofisi-genprokurora-zasudili-vidacu-rosieu-orderu-na-arest-prokurora-mks.html" text:style-name="Internet_20_link" text:visited-style-name="Visited_20_Internet_20_Link">
<text:span text:style-name="T4">
 MKS </text:span>
</text:a>
“Children belong to the most vulnerable groups, and they need to be protected, especially during the war. So, we continue to call for a military personality, ”the State Department representative said.</text:p>
      <text:p text:style-name="P4">
As reported, last week, the Russian Ombudsman Maria Lviv-Belova held an official meeting with the UN Secretary-General Special Representative for questions and armed conflicts by Virginia Gamba. On March 17 this year, the International Criminal Court in Hague issued warrants for the arrest of Mary Lviv-Belova and Vladimir Putin in connection with war crimes, and self -portation and illegal movement of the population, including children, from the occupied territory of Ukraine.</text:p>
      <text:p text:style-name="P4">
News Source: <text:a xlink:type="simple" xlink:href="https://www.ukrinform.ua/rubric-world/3713770-derzdep-sturbovanij-zustriccu-predstavnici-genseka-oon-zi-lvovoubelovou.html" text:style-name="Internet_20_link" text:visited-style-name="Visited_20_Internet_20_Link">
https://www.ukrinform.ua/rubric-world/3713770-derzdep-sturbovanij-zustriccu-predstavnici-genseka-oon-zi-lvovoubelovou.html</text:a>
</text:p>
      <!--NEWS-->
      <text:h text:style-name="P10" text:outline-level="1">
<text:span text:style-name="T4">
JSC Shakhtar Directio Rusian Army Shelled Paraskovivka, Novomykhailivka, Village, God ...</text:span>
</text:h>
      <text:p text:style-name="P4">
Authors: liveuamap (Language: en)</text:p>
      <text:p text:style-name="P4">
Time: 2023-05-24T-20:31:00</text:p>
      <text:p text:style-name="P4">
Location: Zaporizhzhia (Latitude:47.77856 Longtitude:37.06324)</text:p>
      <text:p text:style-name="P4">
Videos: []</text:p>
      <text:p text:style-name="P4">
Images: []</text:p>
      <text:p text:style-name="P4">
Tags: ["Russia"]</text:p>
      <text:p text:style-name="P4">
Id: 22565023</text:p>
      <!--METADATA-->
      <text:p text:style-name="P4">
At Shakhtarske direction Russian army shelled Paraskoviyivka, Novomykhaylivka,Vuhledar, Bohoyavlenka, Zolota Nyva and Velyka Novosilka. Russian aviationconducted airstrikes at Prechystivka, - General Staff of Armed Forces ofUkraine says in the morning report</text:p>
      <text:p text:style-name="P4">
News Collection Link: <text:a xlink:type="simple" xlink:href="https://liveuamap.com/en/2023/24-may-at-shakhtarske-direction-russian-army-shelled-paraskoviyivka" text:style-name="Internet_20_link" text:visited-style-name="Visited_20_Internet_20_Link">
https://liveuamap.com/en/2023/24-may-at-shakhtarske-direction-russian-army-shelled-paraskoviyivka</text:a>
</text:p>
      <text:p text:style-name="P4">
News Source: <text:a xlink:type="simple" xlink:href="https://t.me/lumsrc/4889" text:style-name="Internet_20_link" text:visited-style-name="Visited_20_Internet_20_Link">
https://t.me/lumsrc/4889</text:a>
</text:p>
      <!--NEWS-->
      <text:h text:style-name="P10" text:outline-level="1">
<text:span text:style-name="T4">
NATO expects Georgia to comply with international sanctions against Russia - Stoltenberg</text:span>
</text:h>
      <text:p text:style-name="P4">
Authors: Ukrinform (Person)</text:p>
      <text:p text:style-name="P4">
Publisher: Укринформ (Organization)</text:p>
      <text:p text:style-name="P4">
Published Time: 2023-05-24T-22:05:00+03:00</text:p>
      <text:p text:style-name="P4">
Modified Time: 2023-05-24T23:05:00+03:00</text:p>
      <text:p text:style-name="P4">
Description: NATO expects Georgia, as well as from other partner countries, respect for democratic values and the implementation of international sanctions that restrict Russia to the Ware of the Tanger War against Ukraine. - Ukrinform.</text:p>
      <text:p text:style-name="P4">
Images: ['<text:a xlink:type="simple" xlink:href="https://static.ukrinform.com/photos/2023_04/thumb_files/630_360_1682000894-466.jpeg" text:style-name="Internet_20_link" text:visited-style-name="Visited_20_Internet_20_Link">
630_360_16820...</text:a>
']</text:p>
      <text:p text:style-name="P4">
Tags: ['Антиросійські санкції', 'Грузія', 'НАТО', 'Війна з Росією']</text:p>
      <text:p text:style-name="P4">
Type: Article</text:p>
      <!--METADATA-->
      <text:p text:style-name="P4">
<draw:frame draw:style-name="fr1" draw:name="Image100" text:anchor-type="as-char" svg:width="6.9236in" svg:height="3.956343in" draw:z-index="0">
<draw:image xlink:href="../Images/yкринформ/2023-05-24T-22-05-00-03-00/630_360_1682000894-466.jpeg" xlink:type="simple" xlink:show="embed" xlink:actuate="onLoad" draw:mime-type="image/jpeg"/>
</draw:frame>
Natovias from Georgia, as well as from other partner countries, respect for democratic values and implementation of international sanctions that restrict the ability to wage the invading war against Ukraine.</text:p>
      <text:p text:style-name="P4">
This was where this is during the discussion within the annual Brussels Forum, NATO Secretary General Jens Stoltenberg, Correspondenttukinform reports.</text:p>
      <text:p text:style-name="P4">
“It is important that <text:a xlink:type="simple" xlink:href="https://www.ukrinform.ua/tag-gruzia" text:style-name="Internet_20_link" text:visited-style-name="Visited_20_Internet_20_Link">
</text:a>
It is governed by democratic values that we all believe in. We are expecting NATO -noting countries, compliance with sanctions that complicate Russia's financing for the Torganization of its Incentive War against Ukraine, ”said the Alliance head, answering the questions of Georgia's representatives about the Euro -Atlantic prospects of this country.</text:p>
      <text:p text:style-name="P4">
The NATO Secretary General reminded that the Alliance has supported the Partnership with Georgia for many years, helps in implementing reforms and implements political and practical cooperation. In this case, Georgia is the most vulnerable among countries that are "intervals" of the harmful influence of Russia by the Tesecratic world. It was in Georgia that in 2008 the tendency of Russian aggressive behavior against neighbors was manifested when Russia invaded this country and seized some of its territories.</text:p>
      <text:p text:style-name="P4">
“Such countries(As Georgia - Ed.). намагаються чинити спротив російськійагресії. Саме тому на Мадридському саміті ми вирішили наростити допомогу дляцих країн, і Грузія є найбільш показовим прикладом», - зауважив ЄнсСтолтенберг.</text:p>
      <text:p text:style-name="P4">
<text:span text:style-name="T4">
Читайте також:</text:span>
 <text:a xlink:type="simple" xlink:href="https://www.ukrinform.ua/rubric-polytics/3712077-ukraina-pidtrimue-gruziu-i-podilitsa-z-neu-dosvidom-borotbi-iz-rosieu-danilov.html" text:style-name="Internet_20_link" text:visited-style-name="Visited_20_Internet_20_Link">
 <text:span text:style-name="T4">
Грузію</text:span>
 </text:a>
According to him, the situation around Georgia is one of the testimony, which Kremlin is being achieved by its hostile actions: to renew "spheres of influence", to control and deprive the independence of the neighbors of Russia and the country of the former Warsaw Treaty.</text:p>
      <text:p text:style-name="P4">
"This is not the world we would like to live in," the NATO leader emphasized.<text:span text:style-name="T5">
Foto: op</text:span>
</text:p>
      <text:p text:style-name="P4">
News Source: <text:a xlink:type="simple" xlink:href="https://www.ukrinform.ua/rubric-world/3713767-nato-ocikue-vid-gruzii-dotrimanna-miznarodnih-sankcij-proti-rosii-stoltenberg.html" text:style-name="Internet_20_link" text:visited-style-name="Visited_20_Internet_20_Link">
https://www.ukrinform.ua/rubric-world/3713767-nato-ocikue-vid-gruzii-dotrimanna-miznarodnih-sankcij-proti-rosii-stoltenberg.html</text:a>
</text:p>
      <!--NEWS-->
      <text:h text:style-name="P10" text:outline-level="1">
<text:span text:style-name="T4">
At Zaporizhzhia and Kherson directions Russian army shelled Vremivka, Burlatske, Novosilka, Z...</text:span>
</text:h>
      <text:p text:style-name="P4">
Authors: liveuamap (Language: en)</text:p>
      <text:p text:style-name="P4">
Time: 2023-05-24T-22:31:00</text:p>
      <text:p text:style-name="P4">
Location: Zaporizhzhia (Latitude:47.54085 Longtitude:35.46061)</text:p>
      <text:p text:style-name="P4">
Videos: []</text:p>
      <text:p text:style-name="P4">
Images: []</text:p>
      <text:p text:style-name="P4">
Tags: ["Russia"]</text:p>
      <text:p text:style-name="P4">
Id: 22565021</text:p>
      <!--METADATA-->
      <text:p text:style-name="P4">
At Zaporizhzhia and Kherson directions Russian army shelled Vremivka,Burlatske, Novosilka, Zelene Pole of Donetsk region; Olhivske, Huliaipole,Zaliznychne, Bilohirya, Mala Tokmachka, Mali Scherbaky and Kamyanske ofZaporizhzhia region, Zolota Balka, Vesele, Kozatske, Lvove, Antonivka,Kizomys, Stanislav of Kherson region and Kherson city. Russian aviationconducted airstrikes at Huliaipole, Mala Tokmachka and Stepove of Zaporizhzhiaregion, - General Staff of Armed Forces of Ukraine says in the morning report</text:p>
      <text:p text:style-name="P4">
News Collection Link: <text:a xlink:type="simple" xlink:href="https://liveuamap.com/en/2023/24-may-at-zaporizhzhia-and-kherson-directions-russian-army" text:style-name="Internet_20_link" text:visited-style-name="Visited_20_Internet_20_Link">
https://liveuamap.com/en/2023/24-may-at-zaporizhzhia-and-kherson-directions-russian-army</text:a>
</text:p>
      <text:p text:style-name="P4">
News Source: <text:a xlink:type="simple" xlink:href="https://t.me/lumsrc/4890" text:style-name="Internet_20_link" text:visited-style-name="Visited_20_Internet_20_Link">
https://t.me/lumsrc/4890</text:a>
</text:p>
      <!--NEWS-->
      <text:h text:style-name="P10" text:outline-level="1">
<text:span text:style-name="T4">
AEK became the winner</text:span>
</text:h>
      <text:p text:style-name="P4">
Authors: Ukrinform (Person)</text:p>
      <text:p text:style-name="P4">
Publisher: Укринформ (Organization)</text:p>
      <text:p text:style-name="P4">
Published Time: 2023-05-24T-25:56:11+03:00</text:p>
      <text:p text:style-name="P4">
Modified Time: 2023-05-24T22:56:11+03:00</text:p>
      <text:p text:style-name="P4">
Description: AECA players won the Greece Cup in their history. - Ukrinform.</text:p>
      <text:p text:style-name="P4">
Images: ['<text:a xlink:type="simple" xlink:href="https://static.ukrinform.com/photos/2023_05/thumb_files/630_360_1684957977-336.jpg" text:style-name="Internet_20_link" text:visited-style-name="Visited_20_Internet_20_Link">
630_360_16849...</text:a>
']</text:p>
      <text:p text:style-name="P4">
Tags: ['Футбол', 'Греція']</text:p>
      <text:p text:style-name="P4">
Type: Article</text:p>
      <!--METADATA-->
      <text:p text:style-name="P4">
<draw:frame draw:style-name="fr1" draw:name="Image101" text:anchor-type="as-char" svg:width="6.9236in" svg:height="3.956343in" draw:z-index="0">
<draw:image xlink:href="../Images/yкринформ/2023-05-24T-25-56-11-03-00/630_360_1684957977-336.jpg" xlink:type="simple" xlink:show="embed" xlink:actuate="onLoad" draw:mime-type="image/jpeg"/>
</draw:frame>
AECA players won the Greece Cup in their history.</text:p>
      <text:p text:style-name="P4">
In the finals of the 2022/23 season at the Pantesaliko stadium in the city of AEK, the defeat of PAOK - 2-0, Ukrinform reports.</text:p>
      <text:p text:style-name="P4">
Success to winners brought goals of Cameroon defender Arold Mukudi(26-Town)and Spanish forward Paul Fernandez(90+2).</text:p>
      <text:p text:style-name="P4">
АЕК майже всю зустріч грав у меншості після вилучення Лазароса Рота на 6-йхвилині.</text:p>
      <text:p text:style-name="P4">
<text:span text:style-name="T4">
Читайте також:</text:span>
 <text:a xlink:type="simple" xlink:href="https://www.ukrinform.ua/rubric-sports/3704740-kacaraba-zi-slavieu-vigrav-kubok-cehii.html" text:style-name="Internet_20_link" text:visited-style-name="Visited_20_Internet_20_Link">
 <text:span text:style-name="T4">
Кубок</text:span>
 </text:a>
Last year, the Greek Cup won Panatinaikos, which in the current draw appeared in the 1/4 finals of PAOK(0:2, 1:1).</text:p>
      <text:p text:style-name="P4">
Фото: aekfc.gr.</text:p>
      <text:p text:style-name="P4">
News Source: <text:a xlink:type="simple" xlink:href="https://www.ukrinform.ua/rubric-sports/3713766-aek-stav-volodarem-kubka-grecii-z-futbolu-obigravsi-paok.html" text:style-name="Internet_20_link" text:visited-style-name="Visited_20_Internet_20_Link">
https://www.ukrinform.ua/rubric-sports/3713766-aek-stav-volodarem-kubka-grecii-z-futbolu-obigravsi-paok.html</text:a>
</text:p>
      <!--NEWS-->
      <text:h text:style-name="P10" text:outline-level="1">
<text:span text:style-name="T4">
Florida Governor Airborne Officially announced participation in the presidential election</text:span>
</text:h>
      <text:p text:style-name="P4">
Authors: Ukrinform (Person)</text:p>
      <text:p text:style-name="P4">
Publisher: Укринформ (Organization)</text:p>
      <text:p text:style-name="P4">
Published Time: 2023-05-24T-27:48:00+03:00</text:p>
      <text:p text:style-name="P4">
Modified Time: 2023-05-24T22:48:00+03:00</text:p>
      <text:p text:style-name="P4">
Description: Florida Governor Ron Aryanis has officially announced the participation in the Priments from the Republican Party for nomination by a candidate for the post of President of the United States. - Ukrinform.</text:p>
      <text:p text:style-name="P4">
Images: ['<text:a xlink:type="simple" xlink:href="https://static.ukrinform.com/photos/2022_11/thumb_files/630_360_1669076951-634.jpg" text:style-name="Internet_20_link" text:visited-style-name="Visited_20_Internet_20_Link">
630_360_16690...</text:a>
']</text:p>
      <text:p text:style-name="P4">
Tags: ['Президент', 'Трамп', 'Вибори у США']</text:p>
      <text:p text:style-name="P4">
Type: Article</text:p>
      <!--METADATA-->
      <text:p text:style-name="P4">
<draw:frame draw:style-name="fr1" draw:name="Image102" text:anchor-type="as-char" svg:width="6.9236in" svg:height="3.956343in" draw:z-index="0">
<draw:image xlink:href="../Images/yкринформ/2023-05-24T-27-48-00-03-00/630_360_1669076951-634.jpg" xlink:type="simple" xlink:show="embed" xlink:actuate="onLoad" draw:mime-type="image/jpeg"/>
</draw:frame>
Florida Governor Ron Aryanis has officially announced the Republican Party for Presidential Presidents.</text:p>
      <text:p text:style-name="P4">
As Ukrinform reports, it reports <text:a xlink:type="simple" xlink:href="https://apnews.com/article/ron-desantis-2024-presidential-election-live-updates-0495d567326db1e760179d01f1f7c45e" text:style-name="Internet_20_link" text:visited-style-name="Visited_20_Internet_20_Link">
</text:a>
.</text:p>
      <text:p text:style-name="P4">
The 44-year-old Republican announced his decision in a statement to the Federal Election Commission, published on Wednesday.</text:p>
      <text:p text:style-name="P4">
Language is considered to be the strongest rival of Expatls Trump Republican Party on Presidential <text:a xlink:type="simple" xlink:href="https://www.ukrinform.ua/tag-vibori-v-ssa" text:style-name="Internet_20_link" text:visited-style-name="Visited_20_Internet_20_Link">
</text:a>
2024.</text:p>
      <text:p text:style-name="P4">
<text:span text:style-name="T4">
 Read also: </text:span>
 <text:a xlink:type="simple" xlink:href="https://www.ukrinform.ua/rubric-world/3710449-vibori-u-ssa-bajden-viperedzae-trampa-u-gipoteticnomu-drugomu-turi-na-6.html" text:style-name="Internet_20_link" text:visited-style-name="Visited_20_Internet_20_Link">
<text:span text:style-name="T4">
 Trump </text:span>
</text:a>
Earlier, Trump, a former UN Nikki Galei, from South Carolina Tim Scott, Arkansas Governor Arkansasa Gatchinson and an entrepreneur in the field of biotechnology Vivkramavami, said about participating in the Republicans. Former Vice president Mike Pence is also considered a probable presidential candidate, but has not yet announced his participation in the elections.</text:p>
      <text:p text:style-name="P4">
<text:span text:style-name="T5">
Foto: EPA-Efe/Dan Anderson</text:span>
</text:p>
      <text:p text:style-name="P4">
News Source: <text:a xlink:type="simple" xlink:href="https://www.ukrinform.ua/rubric-world/3713764-gubernator-floridi-desantis-oficijno-ogolosiv-pro-ucast-u-prezidentskih-viborah.html" text:style-name="Internet_20_link" text:visited-style-name="Visited_20_Internet_20_Link">
https://www.ukrinform.ua/rubric-world/3713764-gubernator-floridi-desantis-oficijno-ogolosiv-pro-ucast-u-prezidentskih-viborah.html</text:a>
</text:p>
      <!--NEWS-->
      <text:h text:style-name="P10" text:outline-level="1">
<text:span text:style-name="T4">
Zelensky turned to the people of Iran: you must be on the other side of history - not with evil</text:span>
</text:h>
      <text:p text:style-name="P4">
Authors: Ukrinform (Person)</text:p>
      <text:p text:style-name="P4">
Publisher: Укринформ (Organization)</text:p>
      <text:p text:style-name="P4">
Published Time: 2023-05-24T-29:40:00+03:00</text:p>
      <text:p text:style-name="P4">
Modified Time: 2023-05-24T22:40:00+03:00</text:p>
      <text:p text:style-name="P4">
Description: President Volodymyr Zelenskyy addressed the people of Iran, a country that supplies to Russia, weapons that kills peaceful Ukrainians. He urged Iran people to influence the decisions in their country. - Ukrinform.</text:p>
      <text:p text:style-name="P4">
Images: ['<text:a xlink:type="simple" xlink:href="https://static.ukrinform.com/photos/2023_01/thumb_files/630_360_1674870594-635.jpeg" text:style-name="Internet_20_link" text:visited-style-name="Visited_20_Internet_20_Link">
630_360_16748...</text:a>
']</text:p>
      <text:p text:style-name="P4">
Tags: ['Іран', 'Україна', 'Зеленський', 'Війна з Росією']</text:p>
      <text:p text:style-name="P4">
Type: Article</text:p>
      <!--METADATA-->
      <text:p text:style-name="P4">
<draw:frame draw:style-name="fr1" draw:name="Image103" text:anchor-type="as-char" svg:width="6.9236in" svg:height="3.956343in" draw:z-index="0">
<draw:image xlink:href="../Images/yкринформ/2023-05-24T-29-40-00-03-00/630_360_1674870594-635.jpeg" xlink:type="simple" xlink:show="embed" xlink:actuate="onLoad" draw:mime-type="image/jpeg"/>
</draw:frame>
President Volodymyr Zelenskyy addressed the people of Iran, a country that supplies weapons that kills peaceful Ukrainians. He urged the people to ignite the decision in their country.</text:p>
      <text:p text:style-name="P4">
About Volodymyr Zelenskyy said in <text:a xlink:type="simple" xlink:href="https://t.me/V_Zelenskiy_official/6355" text:style-name="Internet_20_link" text:visited-style-name="Visited_20_Internet_20_Link">
</text:a>
, reports Ukrinform.</text:p>
      <text:p text:style-name="P4">
"Today, given that such blows(Drons "Shaḫed", - Order.)ongoing in constant, would like to turn directly to the people <text:a xlink:type="simple" xlink:href="https://www.ukrinform.ua/tag-iran" text:style-name="Internet_20_link" text:visited-style-name="Visited_20_Internet_20_Link">
</text:a>
. To all - to society, to Iranian hills, to every Iranian family, to those people who are able to influence the adverse decisions in Iran. A simple question: why do you be complicit for Russian terror? Why are you on the side of the state? The world sees what is giving away, and you see all in Iran. The support of evil cannot be denied, "Zelensky said.</text:p>
      <text:p text:style-name="P4">
<text:span text:style-name="T5">
Viso: <text:a xlink:type="simple" xlink:href="https://t.me/OP_UA/9572" text:style-name="Internet_20_link" text:visited-style-name="Visited_20_Internet_20_Link">
</text:a>
</text:span>
</text:p>
      <text:p text:style-name="P4">
The President noted that despite the fact that Ukrainian defenders are beating the majority of Shahaneda, and there is a hit. In the home of peaceful people, schools, hospitals, prayer houses, churches, power plants, markets, even humanitarian aid punctures and bus stops.</text:p>
      <text:p text:style-name="P4">
"When the Iranian drone kills a pregnant Ukrainian girl with her husband at home, why is it for you, mothers and parents in Iran? And in a few minutes beats the second "Shahaned", taking away the life of those who saved the lives of others ... Why are cynical murders of Iran? Either Sakkezi, or in any other city of your country?</text:p>
      <text:p text:style-name="P4">
<text:span text:style-name="T4">
 Read also: </text:span>
 <text:a xlink:type="simple" xlink:href="https://www.ukrinform.ua/rubric-polytics/3711148-ukraina-namagaetsa-donesti-do-arabskih-krain-svou-formulu-miru-ermak.html" text:style-name="Internet_20_link" text:visited-style-name="Visited_20_Internet_20_Link">
</text:a>
Volodymyr Zelensky stressed that Russia launched a war against Ukraine for noun. But he noted that the people of Iran could have lived quite differently if they were put on one side with such evil as Russian aggression.</text:p>
      <text:p text:style-name="P4">
<text:span text:style-name="T5">
Foto: op</text:span>
</text:p>
      <text:p text:style-name="P4">
News Source: <text:a xlink:type="simple" xlink:href="https://www.ukrinform.ua/rubric-polytics/3713762-zelenskij-zvernuvsa-do-narodu-iranu-vi-maete-buti-na-insomu-boci-istorii-ne-zi-zlom.html" text:style-name="Internet_20_link" text:visited-style-name="Visited_20_Internet_20_Link">
https://www.ukrinform.ua/rubric-polytics/3713762-zelenskij-zvernuvsa-do-narodu-iranu-vi-maete-buti-na-insomu-boci-istorii-ne-zi-zlom.html</text:a>
</text:p>
      <!--NEWS-->
      <text:h text:style-name="P10" text:outline-level="1">
<text:span text:style-name="T4">
Prison terms received three more online agents of the Russian Federation</text:span>
</text:h>
      <text:p text:style-name="P4">
Authors: Ukrinform (Person)</text:p>
      <text:p text:style-name="P4">
Publisher: Укринформ (Organization)</text:p>
      <text:p text:style-name="P4">
Published Time: 2023-05-24T-31:38:00+03:00</text:p>
      <text:p text:style-name="P4">
Modified Time: 2023-05-24T22:38:00+03:00</text:p>
      <text:p text:style-name="P4">
Description: According to the materials of the SBU up to five half and five years in prison, three pro-Kremliv Internet agents were condemned, which conducted information and subversive activities against Ukraine. - Ukrinform.</text:p>
      <text:p text:style-name="P4">
Images: ['<text:a xlink:type="simple" xlink:href="https://static.ukrinform.com/photos/2023_05/thumb_files/630_360_1684946503-353.jpg" text:style-name="Internet_20_link" text:visited-style-name="Visited_20_Internet_20_Link">
630_360_16849...</text:a>
', '<text:a xlink:type="simple" xlink:href="https://static.ukrinform.com/photos/2023_05/1684946257-320.jpeg" text:style-name="Internet_20_link" text:visited-style-name="Visited_20_Internet_20_Link">
1684946257-32...</text:a>
', '<text:a xlink:type="simple" xlink:href="https://static.ukrinform.com/photos/2023_05/1684946264-524.jpeg" text:style-name="Internet_20_link" text:visited-style-name="Visited_20_Internet_20_Link">
1684946264-52...</text:a>
']</text:p>
      <text:p text:style-name="P4">
Tags: ['Інтернет', 'СБУ', 'Вирок', 'Агітація', 'Війна з Росією']</text:p>
      <text:p text:style-name="P4">
Type: Article</text:p>
      <!--METADATA-->
      <text:p text:style-name="P4">
<draw:frame draw:style-name="fr1" draw:name="Image104" text:anchor-type="as-char" svg:width="6.9236in" svg:height="3.956343in" draw:z-index="0">
<draw:image xlink:href="../Images/yкринформ/2023-05-24T-31-38-00-03-00/630_360_1684946503-353.jpg" xlink:type="simple" xlink:show="embed" xlink:actuate="onLoad" draw:mime-type="image/jpeg"/>
</draw:frame>
SBU's upgrades up to five half and five years in prison of condemnation of pro-Kremlin Internet agents who conducted information and undermining against Ukraine.</text:p>
      <text:p text:style-name="P4">
As Ukrinform reports, the SBU reports in <text:a xlink:type="simple" xlink:href="https://t.me/SBUkr/8420" text:style-name="Internet_20_link" text:visited-style-name="Visited_20_Internet_20_Link">
</text:a>
In the forbidden social networks, they publicly justified the military crimes of Russian invaders and questioned the existence of Ukrainian statehood.</text:p>
      <text:p text:style-name="P4">
According to the SBU, the court appointed them up to five and a half years in prison.</text:p>
      <text:p text:style-name="P4">
Thus, in the Cherkasy region, a recidivist was convicted, who, after the beginning of the full -scale invasion of Russia into Ukraine, was already prosecuted for criminal responsibility for the spread of hostile propaganda.</text:p>
      <text:p text:style-name="P4">
This time the attacker placed in Russian <text:a xlink:type="simple" xlink:href="https://www.ukrinform.ua/tag-socmerezi" text:style-name="Internet_20_link" text:visited-style-name="Visited_20_Internet_20_Link">
</text:a>
My Peace is a post to support the enemy of capture of part of the territory in the east and south of Ukraine.</text:p>
      <text:p text:style-name="P4">
In the Ivano-Frankivsk prison, a local resident, who was public heroted Russian invaders and distributed fakes about the actions of the Nafroront Defense Forces.</text:p>
      <text:p text:style-name="P4">
Most of the destructive content was taken from the pages of "media" propagandists of the Kremlin, including Yuri Kotenok and Tatiana Montyan.</text:p>
      <text:p text:style-name="P4">
Another enemy agitator was sentenced in Vinnitsa. He turned out to be a residential center, which on his own page in the forbidden social network "Classmates" approved the armed aggression of the Russian Federation and called on the offensive acts of Ukrainian defenders.</text:p>
      <text:p text:style-name="P4">
<text:span text:style-name="T4">
 Read also: </text:span>
 <text:a xlink:type="simple" xlink:href="https://www.ukrinform.ua/rubric-regions/3713415-sbu-zatrimala-rosijskogo-agenta-akij-zlivav-pozicii-zsu-pid-bahmutom-i-avdiivkou.html" text:style-name="Internet_20_link" text:visited-style-name="Visited_20_Internet_20_Link">
</text:a>
On the basis of the evidence collected all three intruders, the court found guilty under Article 436-2 of the Criminal Code of Ukraine(justification, recognition legitimate, denial of armed aggression of the Russian Federation against Ukraine, glorification of its participants).</text:p>
      <text:p text:style-name="P4">
За <text:a xlink:type="simple" xlink:href="https://www.gp.gov.ua/ua/posts/do-5-z-polovinoyu-ta-5-rokiv-tyurmi-zasudzeno-ziteliv-cerkashhini-ta-vinnici-yaki-vipravdovuvali-zbroinu-agresiyu-rf" text:style-name="Internet_20_link" text:visited-style-name="Visited_20_Internet_20_Link">
 </text:a>
, the court appointed a resident of Cherkasy region to five half -year -olds, from Vinnitsa to five years of imprisonment.</text:p>
      <text:p text:style-name="P4">
<draw:frame draw:style-name="fr1" draw:name="Image105" text:anchor-type="as-char" svg:width="6.9236in" svg:height="9.231467in" draw:z-index="0">
<draw:image xlink:href="../Images/yкринформ/2023-05-24T-31-38-00-03-00/1684946257-320.jpeg" xlink:type="simple" xlink:show="embed" xlink:actuate="onLoad" draw:mime-type="image/jpeg"/>
</draw:frame>
<draw:frame draw:style-name="fr1" draw:name="Image106" text:anchor-type="as-char" svg:width="6.9236in" svg:height="9.231467in" draw:z-index="0">
<draw:image xlink:href="../Images/yкринформ/2023-05-24T-31-38-00-03-00/1684946264-524.jpeg" xlink:type="simple" xlink:show="embed" xlink:actuate="onLoad" draw:mime-type="image/jpeg"/>
</draw:frame>
</text:p>
      <text:p text:style-name="P4">
The investigation was carried out by SBU staff in Vinnytsia, Ivano-Frankivsk and Cherkasy regions with procedural guidance of prosecutors.</text:p>
      <text:p text:style-name="P4">
As reported by Ukrinform, <text:a xlink:type="simple" xlink:href="https://www.ukrinform.ua/rubric-society/3713468-sbu-zatrimala-odnogo-z-organizatoriv-prokremlivskih-provokacij-u-kievopecerskij-lavri.html" text:style-name="Internet_20_link" text:visited-style-name="Visited_20_Internet_20_Link">
</text:a>
In Kyiv, the subversive activity of the Ukrainian religious blogger, who spread the Kremlin narratives, has organized custom "protest actions".</text:p>
      <text:p text:style-name="P4">
News Source: <text:a xlink:type="simple" xlink:href="https://www.ukrinform.ua/rubric-society/3713699-turemni-stroki-otrimali-se-tri-internetagenti-rf.html" text:style-name="Internet_20_link" text:visited-style-name="Visited_20_Internet_20_Link">
https://www.ukrinform.ua/rubric-society/3713699-turemni-stroki-otrimali-se-tri-internetagenti-rf.html</text:a>
</text:p>
      <!--NEWS-->
      <text:h text:style-name="P10" text:outline-level="1">
<text:span text:style-name="T4">
President: Our protection is improving faster than Russia has time to change tactics</text:span>
</text:h>
      <text:p text:style-name="P4">
Authors: Ukrinform (Person)</text:p>
      <text:p text:style-name="P4">
Publisher: Укринформ (Organization)</text:p>
      <text:p text:style-name="P4">
Published Time: 2023-05-24T-33:37:00+03:00</text:p>
      <text:p text:style-name="P4">
Modified Time: 2023-05-24T22:37:00+03:00</text:p>
      <text:p text:style-name="P4">
Description: Ukrainian defenders have knocked down 900 Shahmed from Ukraine running 1 160. We improve our protection faster than Russia has time to change the tactics of terror. - Ukrinform.</text:p>
      <text:p text:style-name="P4">
Images: ['<text:a xlink:type="simple" xlink:href="https://static.ukrinform.com/photos/2023_04/thumb_files/630_360_1682451261-591.jpeg" text:style-name="Internet_20_link" text:visited-style-name="Visited_20_Internet_20_Link">
630_360_16824...</text:a>
']</text:p>
      <text:p text:style-name="P4">
Tags: ['Зброя', 'ЗСУ', 'Зеленський', 'Війна з Росією', '#stoprussia', 'ППО', 'Дрон-камікадзе']</text:p>
      <text:p text:style-name="P4">
Type: Article</text:p>
      <!--METADATA-->
      <text:p text:style-name="P4">
<draw:frame draw:style-name="fr1" draw:name="Image107" text:anchor-type="as-char" svg:width="6.9236in" svg:height="3.956343in" draw:z-index="0">
<draw:image xlink:href="../Images/yкринформ/2023-05-24T-33-37-00-03-00/630_360_1682451261-591.jpeg" xlink:type="simple" xlink:show="embed" xlink:actuate="onLoad" draw:mime-type="image/jpeg"/>
</draw:frame>
Ukrainian defenders have knocked down 900 "Shahmed" from Ukraine running 1 160. We work faster than Russia has time to change the tactics of terror.</text:p>
      <text:p text:style-name="P4">
This was stated in the evening <text:a xlink:type="simple" xlink:href="https://www.youtube.com/watch" text:style-name="Internet_20_link" text:visited-style-name="Visited_20_Internet_20_Link">
</text:a>
President Volodymyr Zelenskyy, reports Ukrinform.</text:p>
      <text:p text:style-name="P4">
_ _</text:p>
      <text:p text:style-name="P4">
_ <text:span text:style-name="T4">
 Video </text:span>
: <text:a xlink:type="simple" xlink:href="https://t.me/OP_UA/9572" text:style-name="Internet_20_link" text:visited-style-name="Visited_20_Internet_20_Link">
</text:a>
_</text:p>
      <text:p text:style-name="P4">
"Now Russia is increasingly resorting to the so -called combined blows - different types of missiles, different types of drones. Thank you to our air forces, all our defects of the sky, our intelligence - for the fact that our protection is improving faster than Russia has time to change its tactics of terror. , for example, only one tool of Russian terror - Iranian "Shahda", then today the accrual of our soldiers nearly 900 of these whipped drones. In total, about 1160 [] were applied against Ukraine.(https://www.ukrinform.ua/tag-dronkamikadze). Більшість – збиваємо", - наголосив Зеленський.</text:p>
      <text:p text:style-name="P4">
<text:span text:style-name="T4">
Читайте також:</text:span>
 <text:a xlink:type="simple" xlink:href="https://www.ukrinform.ua/rubric-ato/3713334-na-12-ramstajni-obgovorat-peredacu-ukraini-f16.html" text:style-name="Internet_20_link" text:visited-style-name="Visited_20_Internet_20_Link">
 </text:a>
The President reported that on the rate that took place on May 24, he heard the departments, the head of the GUR, the head of the GUR on the current situation at the front, including rocket threats and constant terror Droam-Kamikadze.</text:p>
      <text:p text:style-name="P4">
"We are constantly looking for tools to make the amount of Iranian drone completely," the President said.</text:p>
      <text:p text:style-name="P4">
News Source: <text:a xlink:type="simple" xlink:href="https://www.ukrinform.ua/rubric-ato/3713761-prezident-nas-zahist-udoskonaluetsa-svidse-niz-rosia-vstigae-zminuvati-taktiku.html" text:style-name="Internet_20_link" text:visited-style-name="Visited_20_Internet_20_Link">
https://www.ukrinform.ua/rubric-ato/3713761-prezident-nas-zahist-udoskonaluetsa-svidse-niz-rosia-vstigae-zminuvati-taktiku.html</text:a>
</text:p>
      <!--NEWS-->
      <text:h text:style-name="P10" text:outline-level="1">
<text:span text:style-name="T4">
Under Bakhmut the champion of Ukraine in boxing Alexander Onishchenko was killed</text:span>
</text:h>
      <text:p text:style-name="P4">
Authors: Ukrinform (Person)</text:p>
      <text:p text:style-name="P4">
Publisher: Укринформ (Organization)</text:p>
      <text:p text:style-name="P4">
Published Time: 2023-05-24T-35:36:30+03:00</text:p>
      <text:p text:style-name="P4">
Modified Time: 2023-05-24T22:36:30+03:00</text:p>
      <text:p text:style-name="P4">
Description: Boxing Master of Sports of Ukraine Alexander Onishchenko died in Bakhmut's battles. - Ukrinform.</text:p>
      <text:p text:style-name="P4">
Images: ['<text:a xlink:type="simple" xlink:href="https://static.ukrinform.com/photos/2023_05/thumb_files/630_360_1684956820-106.jpg" text:style-name="Internet_20_link" text:visited-style-name="Visited_20_Internet_20_Link">
630_360_16849...</text:a>
']</text:p>
      <text:p text:style-name="P4">
Tags: ['Війна з Росією']</text:p>
      <text:p text:style-name="P4">
Type: Article</text:p>
      <!--METADATA-->
      <text:p text:style-name="P4">
<draw:frame draw:style-name="fr1" draw:name="Image108" text:anchor-type="as-char" svg:width="6.9236in" svg:height="3.956343in" draw:z-index="0">
<draw:image xlink:href="../Images/yкринформ/2023-05-24T-35-36-30-03-00/630_360_1684956820-106.jpg" xlink:type="simple" xlink:show="embed" xlink:actuate="onLoad" draw:mime-type="image/jpeg"/>
</draw:frame>
Boxing of Ukraine Master Alexander Onishchenko died in Bakhmut's battles.</text:p>
      <text:p text:style-name="P4">
This was reported on the page of the Boxing Federation of Ukraine in <text:a xlink:type="simple" xlink:href="https://www.facebook.com/BoxingFederationOfUkraine/posts/pfbid0WbcSugX4qQ5LmYtmgmnbJjEwVfNMFWJocEknqAwpqJZcEQLaWU71tBPwJR1MPD9il" text:style-name="Internet_20_link" text:visited-style-name="Visited_20_Internet_20_Link">
</text:a>
, reports Ukrinform.</text:p>
      <text:p text:style-name="P4">
Oleksandr Onishchenko was a master of sports of Ukraine in boxing, the champion of Ukraine Mid -Midnaks and Juniors, a member of the national team of Ukraine.</text:p>
      <text:p text:style-name="P4">
He represented the Boxing Federation of Sumy region and trained the subdivision of coach Dmitry Dubrov.</text:p>
      <text:p text:style-name="P4">
Alexander died on May 15, holding back the offensive of the Russians under Bakhmut.</text:p>
      <text:p text:style-name="P4">
<text:span text:style-name="T4">
 Read also: </text:span>
 <text:a xlink:type="simple" xlink:href="https://www.ukrinform.ua/rubric-ato/3711552-pamati-soldata-sturmovoi-brigadi-suhoputnih-vijsk-oleksandra-stankova-pozivnij-perun.html" text:style-name="Internet_20_link" text:visited-style-name="Visited_20_Internet_20_Link">
</text:a>
According to the Minister of Youth and Sports Vadim Gutzait, 293 athletes, trainers and physical education workers were killed during the Russo-Ukrainian War.</text:p>
      <text:p text:style-name="P4">
Photo: FBU</text:p>
      <text:p text:style-name="P4">
News Source: <text:a xlink:type="simple" xlink:href="https://www.ukrinform.ua/rubric-sports/3713760-pid-bahmutom-zaginuv-cempion-ukraini-z-boksu-oleksandr-onisenko.html" text:style-name="Internet_20_link" text:visited-style-name="Visited_20_Internet_20_Link">
https://www.ukrinform.ua/rubric-sports/3713760-pid-bahmutom-zaginuv-cempion-ukraini-z-boksu-oleksandr-onisenko.html</text:a>
</text:p>
      <!--NEWS-->
      <text:h text:style-name="P10" text:outline-level="1">
<text:span text:style-name="T4">
Legion "Freedom of Russia" during surgery in the Belgorod region lost two fighters</text:span>
</text:h>
      <text:p text:style-name="P4">
Authors: Ukrinform (Person)</text:p>
      <text:p text:style-name="P4">
Publisher: Укринформ (Organization)</text:p>
      <text:p text:style-name="P4">
Published Time: 2023-05-24T-37:31:00+03:00</text:p>
      <text:p text:style-name="P4">
Modified Time: 2023-05-24T22:31:00+03:00</text:p>
      <text:p text:style-name="P4">
Description: The Legion "Freedom of Russia" during an operation in the Belgorod region lost two fighters this week. - Ukrinform.</text:p>
      <text:p text:style-name="P4">
Images: ['<text:a xlink:type="simple" xlink:href="https://static.ukrinform.com/photos/2023_05/thumb_files/630_360_1684956523-355.jpg" text:style-name="Internet_20_link" text:visited-style-name="Visited_20_Internet_20_Link">
630_360_16849...</text:a>
']</text:p>
      <text:p text:style-name="P4">
Tags: ['Загибель', 'Війна з Росією', 'Бєлгород', 'Легіон «Свобода Росії» ']</text:p>
      <text:p text:style-name="P4">
Type: Article</text:p>
      <!--METADATA-->
      <text:p text:style-name="P4">
<draw:frame draw:style-name="fr1" draw:name="Image109" text:anchor-type="as-char" svg:width="6.9236in" svg:height="3.956343in" draw:z-index="0">
<draw:image xlink:href="../Images/yкринформ/2023-05-24T-37-31-00-03-00/630_360_1684956523-355.jpg" xlink:type="simple" xlink:show="embed" xlink:actuate="onLoad" draw:mime-type="image/jpeg"/>
</draw:frame>
Legion "Freedom of Russia" during surgery in the Belgorod region this week is lost two of the soldiers.</text:p>
      <text:p text:style-name="P4">
The Legion "Freedom of Russia" reported this in <text:a xlink:type="simple" xlink:href="https://t.me/legionoffreedom/811" text:style-name="Internet_20_link" text:visited-style-name="Visited_20_Internet_20_Link">
</text:a>
, reports Ukrinform.</text:p>
      <text:p text:style-name="P4">
"Total losses for the operation were 2 persons <text:a xlink:type="simple" xlink:href="https://www.ukrinform.ua/tag-zagibel" text:style-name="Internet_20_link" text:visited-style-name="Visited_20_Internet_20_Link">
</text:a>
and 10 wounded. In contrast to the hypocritical statements of propagandists, as they can win and therefore draw great losses to us, " - the testimony reads.</text:p>
      <text:p text:style-name="P4">
It is noted that Russian volunteers in the Belgorod region "have witnessed the notion and cruelty of the Putin troops."</text:p>
      <text:p text:style-name="P4">
"While the legionnaires passed the settlements without touching the locals, the artillery and aviation of the Armed Forces of the Russian Federation worked in peaceful cities. This is the Sammarbot about the citizens that they were talking about in the Kremlin? From the earth, their own lands, so as not to show weaknesses, " - said the apartment.</text:p>
      <text:p text:style-name="P4">
<text:span text:style-name="T4">
 Read also: </text:span>
 <text:a xlink:type="simple" xlink:href="https://www.ukrinform.ua/rubric-ato/3713639-rdk-ta-legion-svoboda-rosii-zajsli-u-belgorodsku-oblast-bils-ak-na-40-kilometriv-uglib.html" text:style-name="Internet_20_link" text:visited-style-name="Visited_20_Internet_20_Link">
<text:span text:style-name="T4">
 Legion </text:span>
</text:a>
As it was reported, the commander of the Russian Volunteer Corps today spoke to representatives of the Ukrainian and foreign media of the Russian Federation's statements about the allocation of their formation. According to him, the body has two wounded during the operation.</text:p>
      <text:p text:style-name="P4">
News Source: <text:a xlink:type="simple" xlink:href="https://www.ukrinform.ua/rubric-ato/3713759-legion-svoboda-rosii-pid-cas-operacii-v-belgorodskij-oblasti-vtrativ-dvoh-bijciv.html" text:style-name="Internet_20_link" text:visited-style-name="Visited_20_Internet_20_Link">
https://www.ukrinform.ua/rubric-ato/3713759-legion-svoboda-rosii-pid-cas-operacii-v-belgorodskij-oblasti-vtrativ-dvoh-bijciv.html</text:a>
</text:p>
      <!--NEWS-->
      <text:h text:style-name="P10" text:outline-level="1">
<text:span text:style-name="T4">
Real won the Rayo Vallekano in the Space Laiga match</text:span>
</text:h>
      <text:p text:style-name="P4">
Authors: Ukrinform (Person)</text:p>
      <text:p text:style-name="P4">
Publisher: Укринформ (Organization)</text:p>
      <text:p text:style-name="P4">
Published Time: 2023-05-24T-39:26:51+03:00</text:p>
      <text:p text:style-name="P4">
Modified Time: 2023-05-24T22:26:51+03:00</text:p>
      <text:p text:style-name="P4">
Description: Real Madrid won another victory in the Spanish Football Championships of the 20122/23. - Ukrinform.</text:p>
      <text:p text:style-name="P4">
Images: ['<text:a xlink:type="simple" xlink:href="https://static.ukrinform.com/photos/2023_05/thumb_files/630_360_1684956220-822.jpg" text:style-name="Internet_20_link" text:visited-style-name="Visited_20_Internet_20_Link">
630_360_16849...</text:a>
']</text:p>
      <text:p text:style-name="P4">
Tags: ['Футбол', 'Реал Мадрид']</text:p>
      <text:p text:style-name="P4">
Type: Article</text:p>
      <!--METADATA-->
      <text:p text:style-name="P4">
<draw:frame draw:style-name="fr1" draw:name="Image110" text:anchor-type="as-char" svg:width="6.9236in" svg:height="3.956343in" draw:z-index="0">
<draw:image xlink:href="../Images/yкринформ/2023-05-24T-39-26-51-03-00/630_360_1684956220-822.jpg" xlink:type="simple" xlink:show="embed" xlink:actuate="onLoad" draw:mime-type="image/jpeg"/>
</draw:frame>
Real Madrid won another victory in the Spanish Championships from the Football Season 2022/23.</text:p>
      <text:p text:style-name="P4">
In the match of the 36th round on Santiago Bernabeu in Madrid, "Crushov" beat "Raovovalkeano" - 2: 1, Ukrinform reports.</text:p>
      <text:p text:style-name="P4">
The account opened Karim Benzema, who was assisted by Federikovalverde in the 31st minute. After the break, parity restored the forward of the guests Raul de Thomas(84)However, Madrid helped Rodrigo, who scored the decisive ball in the 89th minute.</text:p>
      <text:p text:style-name="P4">
<text:span text:style-name="T4">
 Read also: </text:span>
 <text:a xlink:type="simple" xlink:href="https://www.ukrinform.ua/rubric-sports/3711922-la-liga-zirona-z-cigankovim-postupilasa-vilarrealu.html" text:style-name="Internet_20_link" text:visited-style-name="Visited_20_Internet_20_Link">
</text:a>
In La League's standings, Barcelona leads, with 85 points. "Real"(74)goes second, in third place - "Athletico"(72), which today plays Varcelon with "Espanyol".</text:p>
      <text:p text:style-name="P4">
Photo: AFP.</text:p>
      <text:p text:style-name="P4">
News Source: <text:a xlink:type="simple" xlink:href="https://www.ukrinform.ua/rubric-sports/3713756-real-peremig-rajo-valekano-u-matci-ispanskoi-la-ligi.html" text:style-name="Internet_20_link" text:visited-style-name="Visited_20_Internet_20_Link">
https://www.ukrinform.ua/rubric-sports/3713756-real-peremig-rajo-valekano-u-matci-ispanskoi-la-ligi.html</text:a>
</text:p>
      <!--NEWS-->
      <text:h text:style-name="P10" text:outline-level="1">
<text:span text:style-name="T4">
Lenovo reduced 5% of the total number of jobs</text:span>
</text:h>
      <text:p text:style-name="P4">
Authors: Ukrinform (Person)</text:p>
      <text:p text:style-name="P4">
Publisher: Укринформ (Organization)</text:p>
      <text:p text:style-name="P4">
Published Time: 2023-05-24T-41:22:00+03:00</text:p>
      <text:p text:style-name="P4">
Modified Time: 2023-05-24T22:22:00+03:00</text:p>
      <text:p text:style-name="P4">
Description: Lenovo Group, the largest manufacturer of computers in the world in terms of production, said on Wednesday about a reduction of approximately 5% of the total number of staff during January-March. - Ukrinform.</text:p>
      <text:p text:style-name="P4">
Images: ['<text:a xlink:type="simple" xlink:href="https://static.ukrinform.com/photos/2023_05/thumb_files/630_360_1684956048-911.jpg" text:style-name="Internet_20_link" text:visited-style-name="Visited_20_Internet_20_Link">
630_360_16849...</text:a>
']</text:p>
      <text:p text:style-name="P4">
Tags: ["Комп'ютер", 'Скорочення', 'Звільнення', 'Lenovo']</text:p>
      <text:p text:style-name="P4">
Type: Article</text:p>
      <!--METADATA-->
      <text:p text:style-name="P4">
<draw:frame draw:style-name="fr1" draw:name="Image111" text:anchor-type="as-char" svg:width="6.9236in" svg:height="3.956343in" draw:z-index="0">
<draw:image xlink:href="../Images/yкринформ/2023-05-24T-41-22-00-03-00/630_360_1684956048-911.jpg" xlink:type="simple" xlink:show="embed" xlink:actuate="onLoad" draw:mime-type="image/jpeg"/>
</draw:frame>
Lenovogroup, the largest manufacturer of computers in the world in terms of production, said on Wednesday about a reduction of approximately 5% of the total number of staff during January-March.</text:p>
      <text:p text:style-name="P4">
As Ukrinform reports, it reports <text:a xlink:type="simple" xlink:href="https://asia.nikkei.com/Location" text:style-name="Internet_20_link" text:visited-style-name="Visited_20_Internet_20_Link">
</text:a>
.</text:p>
      <text:p text:style-name="P4">
Значні скорочення робочих місць упродовж останнього кварталу фінансового року,який завершився в березні, відбулися на тлі тривалого спаду в комп’ютерномубізнесі, коли китайська компанія зафіксувала 249 мільйонів доларів витрат нареструктуризацію.</text:p>
      <text:p text:style-name="P4">
Масштаб <text:a xlink:type="simple" xlink:href="https://www.ukrinform.ua/tag-zvilnenna" text:style-name="Internet_20_link" text:visited-style-name="Visited_20_Internet_20_Link">
 </text:a>
Lenovo staff, published during a press conference on annual income, made less than 5%, said the chairman and executive director of the company Jan Yanuzincin.</text:p>
      <text:p text:style-name="P4">
However, before his speech, the Executive Vice President and the Chief Financial Director of Wong Wai Ming reported that this figure is 8-9%.</text:p>
      <text:p text:style-name="P4">
Both company representatives refused to name the exact figures of the conducted.</text:p>
      <text:p text:style-name="P4">
“The Lenovo intermediate report published in November states that the end of September was about 82,000 to the world. Based on this figure, a 5% reduction will mean 4,100 release, while the reduction by 8-9% will indicate from 6560 to 7380 liberation, ”the message reads.</text:p>
      <text:p text:style-name="P4">
<text:span text:style-name="T4">
 Read also: </text:span>
 <text:a xlink:type="simple" xlink:href="https://www.ukrinform.ua/rubric-technology/3704879-volvo-zvilnit-1300-spivrobitnikiv-dla-skorocenna-vitrat.html" text:style-name="Internet_20_link" text:visited-style-name="Visited_20_Internet_20_Link">
<text:span text:style-name="T4">
 will release </text:span>
</text:a>
The executive director of the company stressed that this one -time event, adding to the company, the company has already been carried out. He noted that the restructuring would take an annual cost of $ 850 million on the basis of current estimates, at the beginning of this financial year.</text:p>
      <text:p text:style-name="P4">
As reported by Ukrinform, the company <text:a xlink:type="simple" xlink:href="https://www.ukrinform.ua/rubric-technology/3713740-meta-provela-ostannij-etap-zvilnen-u-kompanii.html" text:style-name="Internet_20_link" text:visited-style-name="Visited_20_Internet_20_Link">
</text:a>
 .</text:p>
      <text:p text:style-name="P4">
News Source: <text:a xlink:type="simple" xlink:href="https://www.ukrinform.ua/rubric-technology/3713753-lenovo-skorotila-5-vid-zagalnoi-kilkosti-robocih-misc.html" text:style-name="Internet_20_link" text:visited-style-name="Visited_20_Internet_20_Link">
https://www.ukrinform.ua/rubric-technology/3713753-lenovo-skorotila-5-vid-zagalnoi-kilkosti-robocih-misc.html</text:a>
</text:p>
      <!--NEWS-->
      <text:h text:style-name="P10" text:outline-level="1">
<text:span text:style-name="T4">
Tina Tin Tin died died</text:span>
</text:h>
      <text:p text:style-name="P4">
Authors: Ukrinform (Person)</text:p>
      <text:p text:style-name="P4">
Publisher: Укринформ (Organization)</text:p>
      <text:p text:style-name="P4">
Published Time: 2023-05-24T-43:21:00+03:00</text:p>
      <text:p text:style-name="P4">
Modified Time: 2023-05-24T22:21:00+03:00</text:p>
      <text:p text:style-name="P4">
Description: At the age of 83, a singer Tina Turner died on May 24. - Ukrinform.</text:p>
      <text:p text:style-name="P4">
Images: ['<text:a xlink:type="simple" xlink:href="https://static.ukrinform.com/photos/2017_11/thumb_files/630_360_1511541505-7481.jpg" text:style-name="Internet_20_link" text:visited-style-name="Visited_20_Internet_20_Link">
630_360_15115...</text:a>
']</text:p>
      <text:p text:style-name="P4">
Tags: ['Музика', 'Смерть', 'Тіна Тернер']</text:p>
      <text:p text:style-name="P4">
Type: Article</text:p>
      <!--METADATA-->
      <text:p text:style-name="P4">
<draw:frame draw:style-name="fr1" draw:name="Image112" text:anchor-type="as-char" svg:width="6.9236in" svg:height="3.956343in" draw:z-index="0">
<draw:image xlink:href="../Images/yкринформ/2023-05-24T-43-21-00-03-00/630_360_1511541505-7481.jpg" xlink:type="simple" xlink:show="embed" xlink:actuate="onLoad" draw:mime-type="image/jpeg"/>
</draw:frame>
At the age of 83, a singer Tina Turner died on May 24.</text:p>
      <text:p text:style-name="P4">
As Ukrinform reports, it reports <text:a xlink:type="simple" xlink:href="https://www.reuters.com/world/singer-tina-turner-dies-aged-83-2023-05-24/" text:style-name="Internet_20_link" text:visited-style-name="Visited_20_Internet_20_Link">
</text:a>
.</text:p>
      <text:p text:style-name="P4">
The singer died after a long illness in her home in Kusnnaya near Tsyurik, Switzerland, her representative said.</text:p>
      <text:p text:style-name="P4">
Turner(Anna May Bullock)Born November 26, 1939 in the village of Natbush, Tennessee.</text:p>
      <text:p text:style-name="P4">
She began her career in the 1950s, at the dawn of rock and roll, later gained world glory as "Queen <text:a xlink:type="simple" xlink:href="https://www.ukrinform.ua/tag-muzika" text:style-name="Internet_20_link" text:visited-style-name="Visited_20_Internet_20_Link">
</text:a>
”.</text:p>
      <text:p text:style-name="P4">
In the 1980s, the singer received six Grammy awards.</text:p>
      <text:p text:style-name="P4">
News Source: <text:a xlink:type="simple" xlink:href="https://www.ukrinform.ua/rubric-culture/3713758-pomerla-koroleva-roknrolu-tina-terner.html" text:style-name="Internet_20_link" text:visited-style-name="Visited_20_Internet_20_Link">
https://www.ukrinform.ua/rubric-culture/3713758-pomerla-koroleva-roknrolu-tina-terner.html</text:a>
</text:p>
      <!--NEWS-->
      <text:h text:style-name="P10" text:outline-level="1">
<text:span text:style-name="T4">
Ukrainian F -16 will be a signal from the world that Russia will only lose - Zelensky</text:span>
</text:h>
      <text:p text:style-name="P4">
Authors: Ukrinform (Person)</text:p>
      <text:p text:style-name="P4">
Publisher: Укринформ (Organization)</text:p>
      <text:p text:style-name="P4">
Published Time: 2023-05-24T-45:12:00+03:00</text:p>
      <text:p text:style-name="P4">
Modified Time: 2023-05-24T22:12:00+03:00</text:p>
      <text:p text:style-name="P4">
Description: The first Ukrainian F-16 will become one of the strongest signals from the world that, due to its aggression, Russia will only lose-it will be weaker, it will become even more isolated. - Ukrinform.</text:p>
      <text:p text:style-name="P4">
Images: ['<text:a xlink:type="simple" xlink:href="https://static.ukrinform.com/photos/2023_04/thumb_files/630_360_1682862659-378.jpeg" text:style-name="Internet_20_link" text:visited-style-name="Visited_20_Internet_20_Link">
630_360_16828...</text:a>
']</text:p>
      <text:p text:style-name="P4">
Tags: ['Авіація', 'ЗСУ', 'Винищувач', 'Зеленський', 'Війна з Росією', '#stoprussia', 'F-16']</text:p>
      <text:p text:style-name="P4">
Type: Article</text:p>
      <!--METADATA-->
      <text:p text:style-name="P4">
<draw:frame draw:style-name="fr1" draw:name="Image113" text:anchor-type="as-char" svg:width="6.9236in" svg:height="3.956343in" draw:z-index="0">
<draw:image xlink:href="../Images/yкринформ/2023-05-24T-45-12-00-03-00/630_360_1682862659-378.jpeg" xlink:type="simple" xlink:show="embed" xlink:actuate="onLoad" draw:mime-type="image/jpeg"/>
</draw:frame>
The first Ukrainian F-16 will become one of the strongest signals from the world that Russia will only lose its aggression-it will be weaker, it will become even more isolated.</text:p>
      <text:p text:style-name="P4">
He emphasized this in the evening <text:a xlink:type="simple" xlink:href="https://www.youtube.com/watch" text:style-name="Internet_20_link" text:visited-style-name="Visited_20_Internet_20_Link">
</text:a>
President Volodymyr Zelenskyy, reports Ukrinform.</text:p>
      <text:p text:style-name="P4">
<text:span text:style-name="T5">
Viso: <text:a xlink:type="simple" xlink:href="https://t.me/OP_UA/9572" text:style-name="Internet_20_link" text:visited-style-name="Visited_20_Internet_20_Link">
</text:a>
</text:span>
</text:p>
      <text:p text:style-name="P4">
<text:span text:style-name="T4">
 _ I wish health, dear Ukrainians!_ </text:span>
</text:p>
      <text:p text:style-name="P4">
Today, the first meeting meeting after all important visits, a meeting of decisions - defensive decisions, which we worked for a long time and we have them in cooperation with partners.</text:p>
      <text:p text:style-name="P4">
First of all, it concerns the aviation coalition - coalitions of modern fighters for Ukraine.</text:p>
      <text:p text:style-name="P4">
We do our best to reduce the time to the result, before the appearance of Ukrainian pilots in the Ukrainian non -Ukrainian and powerful planes.</text:p>
      <text:p text:style-name="P4">
It is clear that this global step will enhance our defensiveness. For only with powerful <text:a xlink:type="simple" xlink:href="https://www.ukrinform.ua/tag-vinisuvac" text:style-name="Internet_20_link" text:visited-style-name="Visited_20_Internet_20_Link">
</text:a>
The air defense system becomes complete.</text:p>
      <text:p text:style-name="P4">
On the other hand, the first Ukrainian F-16 will become one of the strongest signals from the world that Russia will only lose its aggression because of its aggression-it will become even more isolated.</text:p>
      <text:p text:style-name="P4">
It will be a signal that Russian terror has lost, and our world, which is based on the substitute for independent nations and to the right of peoples to choose their own way, has stood.</text:p>
      <text:p text:style-name="P4">
We will prepare all the necessary base so that such aircraft transition happens measuresly quickly and efficiently.</text:p>
      <text:p text:style-name="P4">
Our warriors have already proven that they can capture modern weapons as effective as they did not even expect us. With planes, I'm sure it will be as successful.</text:p>
      <text:p text:style-name="P4">
The main thing is the speed of training and supply, that is, the time that will pass by the interruptions and the real protection of our sky.</text:p>
      <text:p text:style-name="P4">
Today, as always, he heard the reports of the commander, the head of the GUR, the head of the GUR about the current situation at the front, our counteraction to the occupier and the quietness that Russia is about to use against us.</text:p>
      <text:p text:style-name="P4">
We know what to answer. In particular, this applies to the rocket threat and the constant terror Droam-Kamikadze.</text:p>
      <text:p text:style-name="P4">
Now Russia is increasingly resorting to the so -called combined blows - different types of rockets, different types of drones.</text:p>
      <text:p text:style-name="P4">
I thank our air forces, all our defenders of the sky, our intelligence - but that our protection is being improved faster than Russia has time to change its tactics of terror.And we are constantly looking for tools to make the amount of Iranian drone.</text:p>
      <text:p text:style-name="P4">
But today, given that such strokes continue constantly, he wanted to blink directly to the Iran people. To all - to society, Doiran ulma, to every Iranian family, to those people who are able to bring to government decisions in Iran. A simple question: why do you have been the participants of Russian terror? Why are you on the side of the state?</text:p>
      <text:p text:style-name="P4">
The world sees what is happening and you see all in Iran. Support is denying the support.</text:p>
      <text:p text:style-name="P4">
Although we have learned to knock down most of your Kamikadze drones, which you are transmitting, but there is still a hit.</text:p>
      <text:p text:style-name="P4">
When the Iranian drone kills a pregnant Ukrainian girl with her husband at home, why is it for you, mothers and parents in Iran? When your "shahad" is a hostel with our students, people die, a fire begins, rescuers are harvested on the location, and in a few minutes the second "Shahped" beats, taking away the life of those who saved the lives Hands of Russia, but yours, your weapon.</text:p>
      <text:p text:style-name="P4">
What do you get from this, people in Tehran, or in Shiraz, or Saccoon, or any other city of your country?</text:p>
      <text:p text:style-name="P4">
Unfortunately, even greater isolation from the world, even greater problems.</text:p>
      <text:p text:style-name="P4">
For Russia, target is absolutely everything. Housing, schools, hospitals, prayer houses, churches, power plants, markets, even the issuance of humanitarian aid tape stops ... There are already thousands of such examples. Iran people!Russia beats everything without disassembling. Artillery and mortars, rockets and drones are what they are and what they give on your behalf.</text:p>
      <text:p text:style-name="P4">
I am sure you have to be on the other side of history - not with evil.</text:p>
      <text:p text:style-name="P4">
Russia began this war for enslavement. It is the war of the colonizer of the dissequent nation. Russia even steals people - our children!Thousands and thousands ... Only absolute evil can steal children of another people. And, going against Ukrainians, Russian invaders destroy all other national communities that will live on the land of Ukraine for centuries. Therefore, confirmation is burned by the Russians of the village of Greek-Christians and the systemic repression of Russia against the Crimean Tatar people-our Ukrainian Muslim community.</text:p>
      <text:p text:style-name="P4">
Iran's people could live quite differently if you were not put on one side with a break like Russian aggression.</text:p>
      <text:p text:style-name="P4">
Your "chess", which terrorizes Ukraine every night, means only that people are pushing even deeper and deeper on the dark side of history.</text:p>
      <text:p text:style-name="P4">
Glory to all who protect their lives!Let's be strong - we will live!</text:p>
      <text:p text:style-name="P4">
<text:span text:style-name="T4">
<text:span text:style-name="T5">
Glory to Ukraine!</text:span>
 </text:span>
</text:p>
      <text:p text:style-name="P4">
News Source: <text:a xlink:type="simple" xlink:href="https://www.ukrinform.ua/rubric-ato/3713752-ukrainskij-f16-stane-signalom-vid-svitu-so-rosia-lise-vtracatime-zelenskij.html" text:style-name="Internet_20_link" text:visited-style-name="Visited_20_Internet_20_Link">
https://www.ukrinform.ua/rubric-ato/3713752-ukrainskij-f16-stane-signalom-vid-svitu-so-rosia-lise-vtracatime-zelenskij.html</text:a>
</text:p>
      <!--NEWS-->
      <text:h text:style-name="P10" text:outline-level="1">
<text:span text:style-name="T4">
Sholtz promises to support municipalities who accept Ukrainian refugees</text:span>
</text:h>
      <text:p text:style-name="P4">
Authors: Ukrinform (Person)</text:p>
      <text:p text:style-name="P4">
Publisher: Укринформ (Organization)</text:p>
      <text:p text:style-name="P4">
Published Time: 2023-05-24T-47:08:00+03:00</text:p>
      <text:p text:style-name="P4">
Modified Time: 2023-05-24T22:08:00+03:00</text:p>
      <text:p text:style-name="P4">
Description: Germany provided more than a million refugees of war from Ukraine, and record amounts were allocated in support of them. - Ukrinform.</text:p>
      <text:p text:style-name="P4">
Images: ['<text:a xlink:type="simple" xlink:href="https://static.ukrinform.com/photos/2018_03/thumb_files/630_360_1520865366-1846.jpg" text:style-name="Internet_20_link" text:visited-style-name="Visited_20_Internet_20_Link">
630_360_15208...</text:a>
']</text:p>
      <text:p text:style-name="P4">
Tags: ['Німеччина', 'Біженці', 'допомога', 'Шольц']</text:p>
      <text:p text:style-name="P4">
Type: Article</text:p>
      <!--METADATA-->
      <text:p text:style-name="P4">
<draw:frame draw:style-name="fr1" draw:name="Image114" text:anchor-type="as-char" svg:width="6.9236in" svg:height="3.956343in" draw:z-index="0">
<draw:image xlink:href="../Images/yкринформ/2023-05-24T-47-08-00-03-00/630_360_1520865366-1846.jpg" xlink:type="simple" xlink:show="embed" xlink:actuate="onLoad" draw:mime-type="image/jpeg"/>
</draw:frame>
Germany provided more than a million refugees of war from Ukraine, and record amounts were allocated for their support.</text:p>
      <text:p text:style-name="P4">
This was stated by German Chancellor Olaf Solz at the General Assembly of German Association of Cities on Wednesday, Ukrinform correspondent reports.</text:p>
      <text:p text:style-name="P4">
"Everyone who participates, who has joined, deserves our greatest respect and support," Scholt said. Only this year, the Federal Government, according to the head, allocated more than 15 billion euros to federal lands and municipalities on questions related to refugees, which is much more than in 2015, 2016, when the "waves" of refugees were recorded.</text:p>
      <text:p text:style-name="P4">
However, the chancellor noted, all issues with migration and refugees do not have to be raised. He emphasized the need to streamline migration, in particular, the digitalization of immigration bodies in federal lands immunicipalities, as well as ensuring the deportation(https://www.ukrinform.ua/tag-nimeccina).</text:p>
      <text:p text:style-name="P4">
"Anyone who is not entitled to stay here must leave Germany," the politician emphasized.</text:p>
      <text:p text:style-name="P4">
At the same time, legal migrants in Germany are welcome, because the country needs working -class.</text:p>
      <text:p text:style-name="P4">
"We are a developing country and we want more innovations, more renewable energy and more infrastructure," Solz said. To achieve these goals, he noted, immigration of skilled workers is required.</text:p>
      <text:p text:style-name="P4">
"With the law on qualified immigration, we create one of the most progressive norms in the world and attract talented, motivated and qualified women of icholovik," the Federal Chancellor is convinced.</text:p>
      <text:p text:style-name="P4">
<text:span text:style-name="T4">
 Read also: </text:span>
 <text:a xlink:type="simple" xlink:href="https://www.ukrinform.ua/rubric-polytics/3713121-solc-vpevnenij-so-ukraina-peremoze-ta-stane-clenom-es.html" text:style-name="Internet_20_link" text:visited-style-name="Visited_20_Internet_20_Link">
<text:span text:style-name="T4">
 SHOLC </text:span>
</text:a>
He stopped in his speech on a variety of challenges that stand pre -Ukraine, among which one of the greatest are the consequences of Russian invaders in Ukraine.</text:p>
      <text:p text:style-name="P4">
There are 12,000 cities and communities in Germany. The German Association of Cities, as 3200 cities and municipalities, is collected every two years.</text:p>
      <text:p text:style-name="P4">
News Source: <text:a xlink:type="simple" xlink:href="https://www.ukrinform.ua/rubric-society/3713750-solc-obicae-pidtrimku-municipalitetam-aki-prijmaut-ukrainskih-bizenciv.html" text:style-name="Internet_20_link" text:visited-style-name="Visited_20_Internet_20_Link">
https://www.ukrinform.ua/rubric-society/3713750-solc-obicae-pidtrimku-municipalitetam-aki-prijmaut-ukrainskih-bizenciv.html</text:a>
</text:p>
      <!--NEWS-->
      <text:h text:style-name="P10" text:outline-level="1">
<text:span text:style-name="T4">
In Ukraine, more than 400,000 people die from cardiovascular disease every year</text:span>
</text:h>
      <text:p text:style-name="P4">
Authors: Ukrinform (Person)</text:p>
      <text:p text:style-name="P4">
Publisher: Укринформ (Organization)</text:p>
      <text:p text:style-name="P4">
Published Time: 2023-05-24T-50:57:23+03:00</text:p>
      <text:p text:style-name="P4">
Modified Time: 2023-05-24T21:57:23+03:00</text:p>
      <text:p text:style-name="P4">
Description: In Ukraine, about 400,000 people die from cardiovascular disease every year. - Ukrinform.</text:p>
      <text:p text:style-name="P4">
Images: ['<text:a xlink:type="simple" xlink:href="https://static.ukrinform.com/photos/2019_10/thumb_files/630_360_1572416895-344.jpg" text:style-name="Internet_20_link" text:visited-style-name="Visited_20_Internet_20_Link">
630_360_15724...</text:a>
']</text:p>
      <text:p text:style-name="P4">
Tags: ['Медицина', 'Україна', 'Інфаркт', 'Інсульт', 'Смертність']</text:p>
      <text:p text:style-name="P4">
Type: Article</text:p>
      <!--METADATA-->
      <text:p text:style-name="P4">
<draw:frame draw:style-name="fr1" draw:name="Image115" text:anchor-type="as-char" svg:width="6.9236in" svg:height="3.956343in" draw:z-index="0">
<draw:image xlink:href="../Images/yкринформ/2023-05-24T-50-57-23-03-00/630_360_1572416895-344.jpg" xlink:type="simple" xlink:show="embed" xlink:actuate="onLoad" draw:mime-type="image/jpeg"/>
</draw:frame>
In the Ukrainian year year, about 400 thousand people die from cardiovascular disease.</text:p>
      <text:p text:style-name="P4">
This was reported at a briefing by the head of the department of prevention of non -infectious diseases(Bottom), Head of Knowledge Center Irina Soroka, reports UKRINFORM.</text:p>
      <text:p text:style-name="P4">
"We have more than 400,000 people every year from cardiovascular disease, which is 60% of deaths," she said, adding to the list of deaths that lead to the highest mortality and diabetes.</text:p>
      <text:p text:style-name="P4">
She emphasized that strokes and myocardial heart attacks are most dying, which are the diseases that can and should be prevented.</text:p>
      <text:p text:style-name="P4">
<text:span text:style-name="T4">
 Read also: </text:span>
 <text:a xlink:type="simple" xlink:href="https://www.ukrinform.ua/rubric-society/3707071-nszu-viplatila-medzakladam-za-likuvanna-insultiv-majze-500-miljoniv.html" text:style-name="Internet_20_link" text:visited-style-name="Visited_20_Internet_20_Link">
<text:span text:style-name="T4">
 NSZU </text:span>
 <text:span text:style-name="T4">
 </text:span>
 paid <text:span text:style-name="T4">
 </text:span>
 <text:span text:style-name="T4">
 medical facilities </text:span>
 <text:span text:style-name="T4">
 Treatment </text:span>
<text:span text:style-name="T4">
 strokes </text:span>
 <text:span text:style-name="T4">
 </text:span>
 <text:span text:style-name="T4">
 </text:span>
 <text:span text:style-name="T4">
 500 </text:span>
 <text:span text:style-name="T4">
 </text:span>
 millions <text:span text:style-name="T4">
 </text:span>
</text:a>
According to the expert, whether these diseases will occur, 50% depends on a person - our physical activity, nutrition, etc.</text:p>
      <text:p text:style-name="P4">
"As research shows, we have more than 50% of the population are consumers <text:a xlink:type="simple" xlink:href="https://www.ukrinform.ua/tag-alkogol" text:style-name="Internet_20_link" text:visited-style-name="Visited_20_Internet_20_Link">
</text:a>
, more than 60% eat incorrectly. Everything is the risk factors that lead to diseases of the cardiovascular system and in the future - to mortality, " - said Soroka.</text:p>
      <text:p text:style-name="P4">
She added that a person can measure the pressure at home, and if he is not able, he can consult a doctor.</text:p>
      <text:p text:style-name="P4">
"Determining blood glucose levels is the first step to diagnosing a sugar dab.</text:p>
      <text:p text:style-name="P4">
The expert also urged the population not to self -medicate.</text:p>
      <text:p text:style-name="P4">
As reported by Ukrinform, more than 20% of the Russian war -person displaced <text:a xlink:type="simple" xlink:href="https://www.ukrinform.ua/rubric-society/3670784-kozen-patij-ukrainskij-bizenec-strazdae-na-sercevosudinni-zahvoruvanna.html" text:style-name="Internet_20_link" text:visited-style-name="Visited_20_Internet_20_Link">
</text:a>
, and every day - for diabetes.</text:p>
      <text:p text:style-name="P4">
News Source: <text:a xlink:type="simple" xlink:href="https://www.ukrinform.ua/rubric-society/3713749-v-ukraini-soroku-ponad-400-tisac-osib-pomiraut-vid-sercevosudinnih-zahvoruvan.html" text:style-name="Internet_20_link" text:visited-style-name="Visited_20_Internet_20_Link">
https://www.ukrinform.ua/rubric-society/3713749-v-ukraini-soroku-ponad-400-tisac-osib-pomiraut-vid-sercevosudinnih-zahvoruvan.html</text:a>
</text:p>
      <!--NEWS-->
      <text:h text:style-name="P10" text:outline-level="1">
<text:span text:style-name="T4">
Using US assistance must comply with US laws and requirements - State Department</text:span>
</text:h>
      <text:p text:style-name="P4">
Authors: Ukrinform (Person)</text:p>
      <text:p text:style-name="P4">
Publisher: Укринформ (Organization)</text:p>
      <text:p text:style-name="P4">
Published Time: 2023-05-24T-52:57:02+03:00</text:p>
      <text:p text:style-name="P4">
Modified Time: 2023-05-24T21:57:02+03:00</text:p>
      <text:p text:style-name="P4">
Description: Official Washington insists on the use of US assistance in accordance with applicable laws and requirements of the United States and will continue to consistently convey the Ukrainian side, which does not encourage attacks in the Russian territory. - Ukrinform.</text:p>
      <text:p text:style-name="P4">
Images: ['<text:a xlink:type="simple" xlink:href="https://static.ukrinform.com/photos/2018_02/thumb_files/630_360_1517552325-3537.jpg" text:style-name="Internet_20_link" text:visited-style-name="Visited_20_Internet_20_Link">
630_360_15175...</text:a>
']</text:p>
      <text:p text:style-name="P4">
Tags: ['США', 'Зброя', 'Держдеп', 'Війна з Росією', 'Бєлгородська область']</text:p>
      <text:p text:style-name="P4">
Type: Article</text:p>
      <!--METADATA-->
      <text:p text:style-name="P4">
<draw:frame draw:style-name="fr1" draw:name="Image116" text:anchor-type="as-char" svg:width="6.9236in" svg:height="3.956343in" draw:z-index="0">
<draw:image xlink:href="../Images/yкринформ/2023-05-24T-52-57-02-03-00/630_360_1517552325-3537.jpg" xlink:type="simple" xlink:show="embed" xlink:actuate="onLoad" draw:mime-type="image/jpeg"/>
</draw:frame>
Official Washington insists on the use of US assistance in accordance with the current laws and requirements of the United States and will continue to consistently convey the Ukrainian side, which does not encourage attacks in the Russian territory.</text:p>
      <text:p text:style-name="P4">
This was stated on Wednesday during a briefing in Washington by a spokesman for US Department of US Department Matthyumiller, Ukrinform correspondent reports.</text:p>
      <text:p text:style-name="P4">
“We will continue to work on the help we give them(Ukraine - ed.)complied with all US laws and other current requirements. And we continue to make our very clear policy to the Ukrainians, which is that we do not enforce and do not provide opportunities for attacks outside Ukraine, ”the State Department representative said.</text:p>
      <text:p text:style-name="P4">
He also noted that the Government of Ukraine demonstrated a serious attitude of reference to the preservation of the weapons provided. “It was the subject of dialogue between <text:a xlink:type="simple" xlink:href="https://www.ukrinform.ua/tag-ssa" text:style-name="Internet_20_link" text:visited-style-name="Visited_20_Internet_20_Link">
</text:a>
And Ukraine is before the conflict, and we have begun to give them the help they need to protect, ”Miller said.</text:p>
      <text:p text:style-name="P4">
<text:span text:style-name="T4">
 Read also: </text:span>
 <text:a xlink:type="simple" xlink:href="https://www.ukrinform.ua/rubric-world/3713317-ssa-skepticno-stavlatsa-do-pravdivosti-zobrazen-iz-nacebto-zahidnou-zbroeu-v-belgorodi.html" text:style-name="Internet_20_link" text:visited-style-name="Visited_20_Internet_20_Link">
</text:a>
As reported by Ukrinform, on Wednesday, the White House Representative John Kirby said that <text:a xlink:type="simple" xlink:href="https://www.ukrinform.ua/rubric-ato/3713730-bilij-dim-vivcae-povidomlenna-pro-mozlive-vikoristanna-ozbroen-ssa-na-teritorii-rosii.html" text:style-name="Internet_20_link" text:visited-style-name="Visited_20_Internet_20_Link">
</text:a>
The hip that indicate the possible involvement of American weapons and equipment in Russia.</text:p>
      <text:p text:style-name="P4">
News Source: <text:a xlink:type="simple" xlink:href="https://www.ukrinform.ua/rubric-ato/3713748-vikoristanna-dopomogi-ssa-mae-vidpovidati-amerikanskim-zakonam-ta-vimogam-derzdep.html" text:style-name="Internet_20_link" text:visited-style-name="Visited_20_Internet_20_Link">
https://www.ukrinform.ua/rubric-ato/3713748-vikoristanna-dopomogi-ssa-mae-vidpovidati-amerikanskim-zakonam-ta-vimogam-derzdep.html</text:a>
</text:p>
      <!--NEWS-->
      <text:h text:style-name="P10" text:outline-level="1">
<text:span text:style-name="T4">
Norway will help teach Ukrainian pilots to manage F-16</text:span>
</text:h>
      <text:p text:style-name="P4">
Authors: Ukrinform (Person)</text:p>
      <text:p text:style-name="P4">
Publisher: Укринформ (Organization)</text:p>
      <text:p text:style-name="P4">
Published Time: 2023-05-24T-54:43:00+03:00</text:p>
      <text:p text:style-name="P4">
Modified Time: 2023-05-24T21:43:00+03:00</text:p>
      <text:p text:style-name="P4">
Description: Norway will support the preparation of Ukrainian pilots for the management of F-16 fighters, said Norwegian Defense Minister Bjorn Arlde Gram on Wednesday. - Ukrinform.</text:p>
      <text:p text:style-name="P4">
Images: ['<text:a xlink:type="simple" xlink:href="https://static.ukrinform.com/photos/2023_05/thumb_files/630_360_1684923545-673.jpg" text:style-name="Internet_20_link" text:visited-style-name="Visited_20_Internet_20_Link">
630_360_16849...</text:a>
']</text:p>
      <text:p text:style-name="P4">
Tags: ['Норвегія', 'Україна', 'Винищувач', 'Падготовка пілотів', 'F-16']</text:p>
      <text:p text:style-name="P4">
Type: Article</text:p>
      <!--METADATA-->
      <text:p text:style-name="P4">
<draw:frame draw:style-name="fr1" draw:name="Image117" text:anchor-type="as-char" svg:width="6.9236in" svg:height="3.956343in" draw:z-index="0">
<draw:image xlink:href="../Images/yкринформ/2023-05-24T-54-43-00-03-00/630_360_1684923545-673.jpg" xlink:type="simple" xlink:show="embed" xlink:actuate="onLoad" draw:mime-type="image/jpeg"/>
</draw:frame>
Norway will support the preparation of Ukrainian pilots for the management of FIRMF-16, said Norwegian Defense Minister Bjorn Arlde Gram on Wednesday.</text:p>
      <text:p text:style-name="P4">
As Ukrinform reports, it reports <text:a xlink:type="simple" xlink:href="https://www.reuters.com/world/europe/norway-says-it-will-help-train-ukrainian-pilots-f-16-jets-2023-05-24/" text:style-name="Internet_20_link" text:visited-style-name="Visited_20_Internet_20_Link">
</text:a>
with reference to NRK.</text:p>
      <text:p text:style-name="P4">
“The government supports this initiative(Pilots training from Ukraine - ed.)He considers how Norway can contribute with allies and partners, ”Gram said.</text:p>
      <text:p text:style-name="P4">
However, the Government of Norwegian has not yet decided whether any of its aircraft is transmitted to Ukraine, said Norwegian Minister of NRK to the Norwegian Minister.</text:p>
      <text:p text:style-name="P4">
<text:span text:style-name="T4">
 Read also: </text:span>
 <text:a xlink:type="simple" xlink:href="https://www.ukrinform.ua/rubric-ato/3713733-ermak-pro-pocatok-trenuvanna-ukrainskih-pilotiv-na-f16-jdetsa-pro-dni-maksimum-tizni.html" text:style-name="Internet_20_link" text:visited-style-name="Visited_20_Internet_20_Link">
<text:span text:style-name="T4">
 Ermak </text:span>
</text:a>
As reported by Ukrinform, <text:a xlink:type="simple" xlink:href="https://www.ukrinform.ua/rubric-ato/3713040-portugalia-proponue-navcanna-ukrainskih-pilotiv-na-vinisuvacah-f16.html" text:style-name="Internet_20_link" text:visited-style-name="Visited_20_Internet_20_Link">
</text:a>
The F-16 fighters, but currently cannot be aircraft, said the Minister of Foreign Affairs Joau Homeshkravignino on Tuesday. Denmark has also expressed their readiness to teach Ukrainian pilots to navigate F-16 fighters.</text:p>
      <text:p text:style-name="P4">
<text:span text:style-name="T4">
 Read also: </text:span>
 <text:a xlink:type="simple" xlink:href="https://www.ukrinform.ua/rubric-ato/3713701-trenuvanna-ukrainskih-pilotiv-vidkrivae-slah-dla-postacanna-ukraini-f16-stoltenberg.html" text:style-name="Internet_20_link" text:visited-style-name="Visited_20_Internet_20_Link">
<text:span text:style-name="T4">
 Stoltenberg </text:span>
</text:a>
Italy is currently considering with the Allies the possibility of teaching Ukrainian pilots on the military <text:a xlink:type="simple" xlink:href="https://www.ukrinform.ua/tag-litak" text:style-name="Internet_20_link" text:visited-style-name="Visited_20_Internet_20_Link">
</text:a>
Western samples.  _ Photo: Getty Images _</text:p>
      <text:p text:style-name="P4">
News Source: <text:a xlink:type="simple" xlink:href="https://www.ukrinform.ua/rubric-ato/3713746-norvegia-dopomoze-navcati-ukrainskih-pilotiv-keruvati-f16.html" text:style-name="Internet_20_link" text:visited-style-name="Visited_20_Internet_20_Link">
https://www.ukrinform.ua/rubric-ato/3713746-norvegia-dopomoze-navcati-ukrainskih-pilotiv-keruvati-f16.html</text:a>
</text:p>
      <!--NEWS-->
      <text:h text:style-name="P10" text:outline-level="1">
<text:span text:style-name="T4">
The case of theft of funds at Dovzhenko's film studio was sent to court</text:span>
</text:h>
      <text:p text:style-name="P4">
Authors: Ukrinform (Person)</text:p>
      <text:p text:style-name="P4">
Publisher: Укринформ (Organization)</text:p>
      <text:p text:style-name="P4">
Published Time: 2023-05-24T-56:39:24+03:00</text:p>
      <text:p text:style-name="P4">
Modified Time: 2023-05-24T21:39:24+03:00</text:p>
      <text:p text:style-name="P4">
Description: Law enforcement officers sent a case to theft of more than UAH 4.4 million allocated for the purchase of equipment for the National Film Studio of Alexander Dovzhenko National Film Studio. - Ukrinform.</text:p>
      <text:p text:style-name="P4">
Images: ['<text:a xlink:type="simple" xlink:href="https://static.ukrinform.com/photos/2022_10/thumb_files/630_360_1664791948-678.jpg" text:style-name="Internet_20_link" text:visited-style-name="Visited_20_Internet_20_Link">
630_360_16647...</text:a>
']</text:p>
      <text:p text:style-name="P4">
Tags: ['НАБУ', 'Суд', 'Корупція', 'Кіностудія Довженка']</text:p>
      <text:p text:style-name="P4">
Type: Article</text:p>
      <!--METADATA-->
      <text:p text:style-name="P4">
<draw:frame draw:style-name="fr1" draw:name="Image118" text:anchor-type="as-char" svg:width="6.9236in" svg:height="3.956343in" draw:z-index="0">
<draw:image xlink:href="../Images/yкринформ/2023-05-24T-56-39-24-03-00/630_360_1664791948-678.jpg" xlink:type="simple" xlink:show="embed" xlink:actuate="onLoad" draw:mime-type="image/jpeg"/>
</draw:frame>
Law enforcement officers sent a case to the court about theft of more than UAH 4.4 million, allocated for the purchase of equipment for the National Film Studio of Art Films of Alexander Dovzhenko.</text:p>
      <text:p text:style-name="P4">
This was reported <text:a xlink:type="simple" xlink:href="https://nabu.gov.ua/news/spravu-shchodo-makh-natc-i-pri-zakup-vl-obladnannia-dlia-k-nostud-dovzhenka-skerovano-do-sudu/" text:style-name="Internet_20_link" text:visited-style-name="Visited_20_Internet_20_Link">
</text:a>
, reports Ukrinform.</text:p>
      <text:p text:style-name="P4">
The former chief engineer of the film studio and the general director of a private company are accused of the case.</text:p>
      <text:p text:style-name="P4">
The actions of both persons are qualified under Part 5 of Art. 191(misappropriation, disintegration of property or healed by abuse of office)Criminal Code of Ukraine. The expert of the company of the company is additionally charged with Part 1 of Art. 209(legalization(laundering)the property obtained by the crime)CCU.</text:p>
      <text:p text:style-name="P4">
As the investigation was established, in November 2018, the Film Studio announced the open-scale procurement of television and audio visual equipment.</text:p>
      <text:p text:style-name="P4">
By preliminary agreement, the company was won by the company. Despature was concluded a contract that did not provide <text:a xlink:type="simple" xlink:href="https://www.ukrinform.ua/tag-sankcii" text:style-name="Internet_20_link" text:visited-style-name="Visited_20_Internet_20_Link">
</text:a>
for violation of the terms of supply of equipment.</text:p>
      <text:p text:style-name="P4">
According to the conditions of bidding, the equipment of the film studio was to be put by the end of 2018, which never happened. Instead, the former chief engineer of the aid about another, as a result of which the state -owned enterprise paid a private company for equipment that it did not receive.</text:p>
      <text:p text:style-name="P4">
<text:span text:style-name="T4">
 Read also: </text:span>
 <text:a xlink:type="simple" xlink:href="https://www.ukrinform.ua/rubric-kyiv/3667259-rozkradanna-na-budivnictvi-podilskogo-mostu-slidstvu-vdalosa-povernuti-15-miljona.html" text:style-name="Internet_20_link" text:visited-style-name="Visited_20_Internet_20_Link">
</text:a>
The actual supply was only in April 2019, but not in full. The cost of unspoken and paid equipment is more than UAH 4.4 million. The seizure of these funds is charged with the accused.</text:p>
      <text:p text:style-name="P4">
As reported by Ukrinform, suspicions of fraud on the purchases for Kinento Studia Dovzhenko were announced in the fall of 2022. In March 2023, law enforcement officers declared <text:a xlink:type="simple" xlink:href="https://www.ukrinform.ua/rubric-culture/3682805-nabu-i-sap-zaversili-rozsliduvanna-sodo-rozkradanna-44-miljona-dla-kinostudii-dovzenka.html" text:style-name="Internet_20_link" text:visited-style-name="Visited_20_Internet_20_Link">
</text:a>
 .</text:p>
      <text:p text:style-name="P4">
News Source: <text:a xlink:type="simple" xlink:href="https://www.ukrinform.ua/rubric-culture/3713745-spravu-pro-rozkradanna-kostiv-na-kinostudii-dovzenka-skeruvali-do-sudu.html" text:style-name="Internet_20_link" text:visited-style-name="Visited_20_Internet_20_Link">
https://www.ukrinform.ua/rubric-culture/3713745-spravu-pro-rozkradanna-kostiv-na-kinostudii-dovzenka-skeruvali-do-sudu.html</text:a>
</text:p>
      <!--NEWS-->
      <text:h text:style-name="P10" text:outline-level="1">
<text:span text:style-name="T4">
Ukrainians have completed a speech on the 2023 Table Tennis</text:span>
</text:h>
      <text:p text:style-name="P4">
Authors: Ukrinform (Person)</text:p>
      <text:p text:style-name="P4">
Publisher: Укринформ (Organization)</text:p>
      <text:p text:style-name="P4">
Published Time: 2023-05-24T-58:31:56+03:00</text:p>
      <text:p text:style-name="P4">
Modified Time: 2023-05-24T21:31:56+03:00</text:p>
      <text:p text:style-name="P4">
Description: The Durban (South Africa) is the table tennis championship. - Ukrinform.</text:p>
      <text:p text:style-name="P4">
Images: ['<text:a xlink:type="simple" xlink:href="https://static.ukrinform.com/photos/2023_05/thumb_files/630_360_1684953031-855.jpg" text:style-name="Internet_20_link" text:visited-style-name="Visited_20_Internet_20_Link">
630_360_16849...</text:a>
']</text:p>
      <text:p text:style-name="P4">
Tags: ['Чемпіонат світу', 'настільний теніс']</text:p>
      <text:p text:style-name="P4">
Type: Article</text:p>
      <!--METADATA-->
      <text:p text:style-name="P4">
<draw:frame draw:style-name="fr1" draw:name="Image119" text:anchor-type="as-char" svg:width="6.9236in" svg:height="3.956343in" draw:z-index="0">
<draw:image xlink:href="../Images/yкринформ/2023-05-24T-58-31-56-03-00/630_360_1684953031-855.jpg" xlink:type="simple" xlink:show="embed" xlink:actuate="onLoad" draw:mime-type="image/jpeg"/>
</draw:frame>
In Durban(COUPLE)Table tennis championship continues.</text:p>
      <text:p text:style-name="P4">
Ukrainian athletes have completed the performance ahead of schedule, Ukrinform reports.</text:p>
      <text:p text:style-name="P4">
Anna Gaponova showed the best result, which reached the 1/16 finals. Solomiabraiko and Margarita Pesotskaya stopped fighting in the 1/32 finals.</text:p>
      <text:p text:style-name="P4">
Yaroslav Zhmudenko and Yevgeny Prishchepa, as well as Anton Lemonov and Solomiya Brother's smiled category, the rackets were mocked after the first circle of competitions.</text:p>
      <text:p text:style-name="P4">
<text:span text:style-name="T4">
 Read also: </text:span>
 <text:a xlink:type="simple" xlink:href="https://www.ukrinform.ua/rubric-sports/3713457-cetvero-ukrainok-potrapili-do-zaavki-osnovnoi-sitki-vimbldonskogo-turniru.html" text:style-name="Internet_20_link" text:visited-style-name="Visited_20_Internet_20_Link">
</text:a>
CS-2023 table tennis will end on May 28.</text:p>
      <text:p text:style-name="P4">
In the photo: Anna Gaponova(Getty Images/Global Images Ukraine).</text:p>
      <text:p text:style-name="P4">
News Source: <text:a xlink:type="simple" xlink:href="https://www.ukrinform.ua/rubric-sports/3713743-ukrainci-dostrokovo-zaversili-vistup-na-cs2023-z-nastilnogo-tenisu.html" text:style-name="Internet_20_link" text:visited-style-name="Visited_20_Internet_20_Link">
https://www.ukrinform.ua/rubric-sports/3713743-ukrainci-dostrokovo-zaversili-vistup-na-cs2023-z-nastilnogo-tenisu.html</text:a>
</text:p>
      <!--NEWS-->
      <text:h text:style-name="P10" text:outline-level="1">
<text:span text:style-name="T4">
ARMA plans to transfer 1.4 billion to the budget this year</text:span>
</text:h>
      <text:p text:style-name="P4">
Authors: Ukrinform (Person)</text:p>
      <text:p text:style-name="P4">
Publisher: Укринформ (Organization)</text:p>
      <text:p text:style-name="P4">
Published Time: 2023-05-24T-60:30:53+03:00</text:p>
      <text:p text:style-name="P4">
Modified Time: 2023-05-24T21:30:53+03:00</text:p>
      <text:p text:style-name="P4">
Description: The National Agency for Detection, Investigation and Management of Assets (ARMA) predicts that UAH 1.4 billion will be transferred to the state budget as of 2023. - Ukrinform.</text:p>
      <text:p text:style-name="P4">
Images: ['<text:a xlink:type="simple" xlink:href="https://static.ukrinform.com/photos/2022_08/thumb_files/630_360_1660553796-610.jpg" text:style-name="Internet_20_link" text:visited-style-name="Visited_20_Internet_20_Link">
630_360_16605...</text:a>
']</text:p>
      <text:p text:style-name="P4">
Tags: ['Бюджет', 'Гроші', 'АРМА']</text:p>
      <text:p text:style-name="P4">
Type: Article</text:p>
      <!--METADATA-->
      <text:p text:style-name="P4">
<draw:frame draw:style-name="fr1" draw:name="Image120" text:anchor-type="as-char" svg:width="6.9236in" svg:height="3.956343in" draw:z-index="0">
<draw:image xlink:href="../Images/yкринформ/2023-05-24T-60-30-53-03-00/630_360_1660553796-610.jpg" xlink:type="simple" xlink:show="embed" xlink:actuate="onLoad" draw:mime-type="image/jpeg"/>
</draw:frame>
National Agency for Detecting, Investigation and Asset Management(Arma)It predicts that UAH 1.4 billion will be transferred to the state budget as of 2023.</text:p>
      <text:p text:style-name="P4">
This was during the pressing of "Arrested assets management during the war: analytics, forecasts, innovations" told. at. the heads of the agency on the search of Tamenau assets(Arma)Dmitry Zhoravovich, reports correspondenttukinform.</text:p>
      <text:p text:style-name="P4">
"We find managers and conclude management contracts, while referring to branch -forming companies and companies of national scale. In the case of successful use of arrested assets in their economic activity, selected managers pay significant amounts of revenues to the state <text:a xlink:type="simple" xlink:href="https://www.ukrinform.ua/tag-budzet" text:style-name="Internet_20_link" text:visited-style-name="Visited_20_Internet_20_Link">
</text:a>
", - said Zhoravovich.</text:p>
      <text:p text:style-name="P4">
According to him, according to the programs provided by managers, the total budget revenues amount to UAH 117 million per month.</text:p>
      <text:p text:style-name="P4">
<text:span text:style-name="T4">
 Read also: </text:span>
 <text:a xlink:type="simple" xlink:href="https://www.ukrinform.ua/rubric-economy/3710537-arma-pererahuvala-derzavi-majze-90-miljoniv-aki-nalezali-rosijskomu-oligarhu.html" text:style-name="Internet_20_link" text:visited-style-name="Visited_20_Internet_20_Link">
<text:span text:style-name="T4">
 ARMA </text:span>
</text:a>
"Accordingly, in the annual dimension, we have the expected income at UAH 1.4 billion," the ARMA head added.</text:p>
      <text:p text:style-name="P4">
He specified that this amount would be able to transfer under the conditions of stability of arrests, a favorable situation in the market and in the absence of additional risks of inegative factors.</text:p>
      <text:p text:style-name="P4">
As reported by Ukrinform, the ARMA in 2022 transferred 1.2 billion to the state budget.</text:p>
      <text:p text:style-name="P4">
<text:span text:style-name="T5">
Foto: 24tv.ua</text:span>
</text:p>
      <text:p text:style-name="P4">
News Source: <text:a xlink:type="simple" xlink:href="https://www.ukrinform.ua/rubric-economy/3713742-arma-planue-cogoric-pererahuvati-do-budzetu-14-milarda.html" text:style-name="Internet_20_link" text:visited-style-name="Visited_20_Internet_20_Link">
https://www.ukrinform.ua/rubric-economy/3713742-arma-planue-cogoric-pererahuvati-do-budzetu-14-milarda.html</text:a>
</text:p>
      <!--NEWS-->
      <text:h text:style-name="P10" text:outline-level="1">
<text:span text:style-name="T4">
Meta has spent the last stage of dismissal in the company</text:span>
</text:h>
      <text:p text:style-name="P4">
Authors: Ukrinform (Person)</text:p>
      <text:p text:style-name="P4">
Publisher: Укринформ (Organization)</text:p>
      <text:p text:style-name="P4">
Published Time: 2023-05-24T-62:24:00+03:00</text:p>
      <text:p text:style-name="P4">
Modified Time: 2023-05-24T21:24:00+03:00</text:p>
      <text:p text:style-name="P4">
Description: Meta on Wednesday made the last of the three stages of reduction of employees. - Ukrinform.</text:p>
      <text:p text:style-name="P4">
Images: ['<text:a xlink:type="simple" xlink:href="https://static.ukrinform.com/photos/2021_10/thumb_files/630_360_1635502952-351.jpg" text:style-name="Internet_20_link" text:visited-style-name="Visited_20_Internet_20_Link">
630_360_16355...</text:a>
']</text:p>
      <text:p text:style-name="P4">
Tags: ['Скорочення', 'Звільнення', 'Соцмережі', 'Meta']</text:p>
      <text:p text:style-name="P4">
Type: Article</text:p>
      <!--METADATA-->
      <text:p text:style-name="P4">
<draw:frame draw:style-name="fr1" draw:name="Image121" text:anchor-type="as-char" svg:width="6.9236in" svg:height="3.956343in" draw:z-index="0">
<draw:image xlink:href="../Images/yкринформ/2023-05-24T-62-24-00-03-00/630_360_1635502952-351.jpg" xlink:type="simple" xlink:show="embed" xlink:actuate="onLoad" draw:mime-type="image/jpeg"/>
</draw:frame>
MMTA made the last of the three stages of employees' reduction on Wednesday.</text:p>
      <text:p text:style-name="P4">
As Ukrinform reports, it reports <text:a xlink:type="simple" xlink:href="https://www.reuters.com/technology/facebook-owner-meta-starts-final-round-layoffs-2023-05-24/" text:style-name="Internet_20_link" text:visited-style-name="Visited_20_Internet_20_Link">
</text:a>
.</text:p>
      <text:p text:style-name="P4">
At the beginning of this year, Meta became the first major technological company to be about the second round of mass <text:a xlink:type="simple" xlink:href="https://www.ukrinform.ua/tag-zvilnenna" text:style-name="Internet_20_link" text:visited-style-name="Visited_20_Internet_20_Link">
</text:a>
.</text:p>
      <text:p text:style-name="P4">
«Кілька співробітників, які працюють у таких командах як маркетинг, рекрутинг,інженерія та корпоративні комунікації, звернулися до LinkedIn (Platform for the search of work - ed.)On Wednesday, to announce your release, ”the message said.</text:p>
      <text:p text:style-name="P4">
In March, the executive director of Mark Zuckerberg stated that the main way of dismissals in the company in the second round will be held in three stages for several months, and should be completed mostly in May. He added that there may still be some smaller steps of contractions.</text:p>
      <text:p text:style-name="P4">
In general, the reduction concerned mainly non -engineering positions, strengthening the positions who work on writing codes in Meta.</text:p>
      <text:p text:style-name="P4">
During the April abbreviations, about 4,000 employees were fired, Zuckerberg said.</text:p>
      <text:p text:style-name="P4">
<text:span text:style-name="T4">
 Read also: </text:span>
 <text:a xlink:type="simple" xlink:href="https://www.ukrinform.ua/rubric-technology/3712598-regulator-es-ostrafuvav-meta-na-rekordni-12-milarda.html" text:style-name="Internet_20_link" text:visited-style-name="Visited_20_Internet_20_Link">
<text:span text:style-name="T4">
 Meta </text:span>
</text:a>
META reported that the latest reductions were likely to be affected by an approximately 490 employees in the international headquarters in Dublin, which is a 20% of the company's workforce in Ireland.</text:p>
      <text:p text:style-name="P4">
As reported <text:a xlink:type="simple" xlink:href="https://www.ukrinform.ua/rubric-technology/3610755-meta-zvilnae-ponad-11-tisac-pracivnikiv-cukerberg.html" text:style-name="Internet_20_link" text:visited-style-name="Visited_20_Internet_20_Link">
</text:a>
, in October 2022, Meta has released more than 11,000 employees within mass abbreviations.</text:p>
      <text:p text:style-name="P4">
News Source: <text:a xlink:type="simple" xlink:href="https://www.ukrinform.ua/rubric-technology/3713740-meta-provela-ostannij-etap-zvilnen-u-kompanii.html" text:style-name="Internet_20_link" text:visited-style-name="Visited_20_Internet_20_Link">
https://www.ukrinform.ua/rubric-technology/3713740-meta-provela-ostannij-etap-zvilnen-u-kompanii.html</text:a>
</text:p>
      <!--NEWS-->
      <text:h text:style-name="P10" text:outline-level="1">
<text:span text:style-name="T4">
Donetsk Oblast(08:11). Red Alert: aerial threat. Sirens sounding. Take cover now!</text:span>
</text:h>
      <text:p text:style-name="P4">
Authors: liveuamap (Language: en)</text:p>
      <text:p text:style-name="P4">
Time: 2023-05-24T02:11:00</text:p>
      <text:p text:style-name="P4">
Location: Donetsk Oblast (Latitude:48.72866 Longtitude:37.57807)</text:p>
      <text:p text:style-name="P4">
Videos: []</text:p>
      <text:p text:style-name="P4">
Images: []</text:p>
      <text:p text:style-name="P4">
Tags: ["Europe", "Central and Eastern Europe"]</text:p>
      <text:p text:style-name="P4">
Id: 22564928</text:p>
      <!--METADATA-->
      <text:p text:style-name="P4">
Donetsk Oblast(08:11). Red Alert: aerial threat. Sirens sounding. Take covernow!</text:p>
      <text:p text:style-name="P4">
News Collection Link: <text:a xlink:type="simple" xlink:href="https://liveuamap.com/en/2023/24-may-donetsk-oblast0811-red-alert-aerial-thg" text:style-name="Internet_20_link" text:visited-style-name="Visited_20_Internet_20_Link">
https://liveuamap.com/en/2023/24-may-donetsk-oblast0811-red-alert-aerial-thg</text:a>
</text:p>
      <text:p text:style-name="P4">
News Source: <text:a xlink:type="simple" xlink:href="https://t.me/air_alert_ua/46397" text:style-name="Internet_20_link" text:visited-style-name="Visited_20_Internet_20_Link">
https://t.me/air_alert_ua/46397</text:a>
</text:p>
      <!--NEWS-->
      <text:h text:style-name="P10" text:outline-level="1">
<text:span text:style-name="T4">
2 person wounded as result of Russian shelling in Kharkiv region yesterday</text:span>
</text:h>
      <text:p text:style-name="P4">
Authors: liveuamap (Language: en)</text:p>
      <text:p text:style-name="P4">
Time: 2023-05-24T02:41:00</text:p>
      <text:p text:style-name="P4">
Location: Kupyansk, Kharkiv (Latitude:49.71113 Longtitude:37.61358)</text:p>
      <text:p text:style-name="P4">
Videos: []</text:p>
      <text:p text:style-name="P4">
Images: ["<text:a xlink:type="simple" xlink:href="https://liveuamap.com/pics/2023/05/24/22564985_0.jpg" text:style-name="Internet_20_link" text:visited-style-name="Visited_20_Internet_20_Link">
22564985_0.jpg</text:a>
", "<text:a xlink:type="simple" xlink:href="https://liveuamap.com/pics/2023/05/24/22564985_1.jpg" text:style-name="Internet_20_link" text:visited-style-name="Visited_20_Internet_20_Link">
22564985_1.jpg</text:a>
", "<text:a xlink:type="simple" xlink:href="https://liveuamap.com/pics/2023/05/24/22564985_2.jpg" text:style-name="Internet_20_link" text:visited-style-name="Visited_20_Internet_20_Link">
22564985_2.jpg</text:a>
"]</text:p>
      <text:p text:style-name="P4">
Tags: ["Russia"]</text:p>
      <text:p text:style-name="P4">
Id: 22564985</text:p>
      <!--METADATA-->
      <text:p text:style-name="P4">
2 person wounded as result of Russian shelling in Kharkiv region yesterday</text:p>
      <text:p text:style-name="P4">
<draw:frame draw:style-name="fr1" draw:name="Image122" text:anchor-type="as-char" svg:width="4.5125in" svg:height="10.0in" draw:z-index="0">
<draw:image xlink:href="../Images/liveuamap/2023-05-24T02-41-00/22564985_0.jpg" xlink:type="simple" xlink:show="embed" xlink:actuate="onLoad" draw:mime-type="image/jpeg"/>
</draw:frame>
<draw:frame draw:style-name="fr1" draw:name="Image123" text:anchor-type="as-char" svg:width="6.9236in" svg:height="3.124275in" draw:z-index="0">
<draw:image xlink:href="../Images/liveuamap/2023-05-24T02-41-00/22564985_1.jpg" xlink:type="simple" xlink:show="embed" xlink:actuate="onLoad" draw:mime-type="image/jpeg"/>
</draw:frame>
<draw:frame draw:style-name="fr1" draw:name="Image124" text:anchor-type="as-char" svg:width="6.9236in" svg:height="5.1927in" draw:z-index="0">
<draw:image xlink:href="../Images/liveuamap/2023-05-24T02-41-00/22564985_2.jpg" xlink:type="simple" xlink:show="embed" xlink:actuate="onLoad" draw:mime-type="image/jpeg"/>
</draw:frame>
News Collection Link: <text:a xlink:type="simple" xlink:href="https://liveuamap.com/en/2023/24-may-2-person-wounded-as-result-of-russian-shelling-in" text:style-name="Internet_20_link" text:visited-style-name="Visited_20_Internet_20_Link">
https://liveuamap.com/en/2023/24-may-2-person-wounded-as-result-of-russian-shelling-in</text:a>
</text:p>
      <text:p text:style-name="P4">
News Source: <text:a xlink:type="simple" xlink:href="https://t.me/synegubov/6273" text:style-name="Internet_20_link" text:visited-style-name="Visited_20_Internet_20_Link">
https://t.me/synegubov/6273</text:a>
</text:p>
      <!--NEWS-->
      <text:h text:style-name="P10" text:outline-level="1">
<text:span text:style-name="T4">
Kharkiv, Kharkivska Oblast(08:50). Red Alert: aerial threat. Sirens sounding. Take cover now!</text:span>
</text:h>
      <text:p text:style-name="P4">
Authors: liveuamap (Language: en)</text:p>
      <text:p text:style-name="P4">
Time: 2023-05-24T02:51:00</text:p>
      <text:p text:style-name="P4">
Location: Kharkiv (Latitude:49.98124 Longtitude:36.25178)</text:p>
      <text:p text:style-name="P4">
Videos: []</text:p>
      <text:p text:style-name="P4">
Images: []</text:p>
      <text:p text:style-name="P4">
Tags: ["Europe", "Central and Eastern Europe"]</text:p>
      <text:p text:style-name="P4">
Id: 22564984</text:p>
      <!--METADATA-->
      <text:p text:style-name="P4">
Kharkiv, Kharkiv region(08:50). Red Alert: aerial threat. Sirens sounding.Take cover now!</text:p>
      <text:p text:style-name="P4">
News Collection Link: <text:a xlink:type="simple" xlink:href="https://liveuamap.com/en/2023/24-may-kharkiv-kharkivska-oblast0850-red-alerg" text:style-name="Internet_20_link" text:visited-style-name="Visited_20_Internet_20_Link">
https://liveuamap.com/en/2023/24-may-kharkiv-kharkivska-oblast0850-red-alerg</text:a>
</text:p>
      <text:p text:style-name="P4">
News Source: <text:a xlink:type="simple" xlink:href="https://t.me/suspilnekharkiv/25148" text:style-name="Internet_20_link" text:visited-style-name="Visited_20_Internet_20_Link">
https://t.me/suspilnekharkiv/25148</text:a>
</text:p>
      <!--NEWS-->
      <text:h text:style-name="P10" text:outline-level="1">
<text:span text:style-name="T4">
Sumska Oblast(09:07). Red Alert: aerial threat. Sirens sounding. Take cover now!</text:span>
</text:h>
      <text:p text:style-name="P4">
Authors: liveuamap (Language: en)</text:p>
      <text:p text:style-name="P4">
Time: 2023-05-24T03:08:00</text:p>
      <text:p text:style-name="P4">
Location: Sumska Oblast (Latitude:51.00000000 Longtitude:34.00000000)</text:p>
      <text:p text:style-name="P4">
Videos: []</text:p>
      <text:p text:style-name="P4">
Images: []</text:p>
      <text:p text:style-name="P4">
Tags: ["Europe", "Central and Eastern Europe"]</text:p>
      <text:p text:style-name="P4">
Id: 22564996</text:p>
      <!--METADATA-->
      <text:p text:style-name="P4">
Sumy region(09:07). Red Alert: aerial threat. Sirens sounding. Take covernow!</text:p>
      <text:p text:style-name="P4">
News Collection Link: <text:a xlink:type="simple" xlink:href="https://liveuamap.com/en/2023/24-may-sumska-oblast0907-red-alert-aerial-thrg" text:style-name="Internet_20_link" text:visited-style-name="Visited_20_Internet_20_Link">
https://liveuamap.com/en/2023/24-may-sumska-oblast0907-red-alert-aerial-thrg</text:a>
</text:p>
      <text:p text:style-name="P4">
News Source: <text:a xlink:type="simple" xlink:href="https://t.me/air_alert_ua/46400" text:style-name="Internet_20_link" text:visited-style-name="Visited_20_Internet_20_Link">
https://t.me/air_alert_ua/46400</text:a>
</text:p>
      <!--NEWS-->
      <text:h text:style-name="P10" text:outline-level="1">
<text:span text:style-name="T4">
Lavrov: We warn that Western participation in the conflict with Ukraine leads to the risk of ...</text:span>
</text:h>
      <text:p text:style-name="P4">
Authors: liveuamap (Language: en)</text:p>
      <text:p text:style-name="P4">
Time: 2023-05-24T03:39:59</text:p>
      <text:p text:style-name="P4">
Location: Moskva, Moscow (Latitude:55.74422 Longtitude:37.58577)</text:p>
      <text:p text:style-name="P4">
Videos: []</text:p>
      <text:p text:style-name="P4">
Images: []</text:p>
      <text:p text:style-name="P4">
Tags: ["Russia", "Central and Eastern Europe"]</text:p>
      <text:p text:style-name="P4">
Id: 22565002</text:p>
      <!--METADATA-->
      <text:p text:style-name="P4">
Lavrov: We warn that Western participation in the conflict with Ukraine leadsto the risk of nuclear war</text:p>
      <text:p text:style-name="P4">
News Collection Link: <text:a xlink:type="simple" xlink:href="https://liveuamap.com/en/2023/24-may-lavrov-we-warn-that-western-participation-in-the-conflict" text:style-name="Internet_20_link" text:visited-style-name="Visited_20_Internet_20_Link">
https://liveuamap.com/en/2023/24-may-lavrov-we-warn-that-western-participation-in-the-conflict</text:a>
</text:p>
      <text:p text:style-name="P4">
News Source: <text:a xlink:type="simple" xlink:href="https://twitter.com/AJABreaking/status/1661275296648110081" text:style-name="Internet_20_link" text:visited-style-name="Visited_20_Internet_20_Link">
https://twitter.com/AJABreaking/status/1661275296648110081</text:a>
</text:p>
      <!--NEWS-->
      <text:h text:style-name="P10" text:outline-level="1">
<text:span text:style-name="T4">
Kerch bridge was closed for traffic for a drill</text:span>
</text:h>
      <text:p text:style-name="P4">
Authors: liveuamap (Language: en)</text:p>
      <text:p text:style-name="P4">
Time: 2023-05-24T04:11:25</text:p>
      <text:p text:style-name="P4">
Location: Kerch Strait (Latitude:45.2802 Longtitude:36.53641)</text:p>
      <text:p text:style-name="P4">
Videos: []</text:p>
      <text:p text:style-name="P4">
Images: []</text:p>
      <text:p text:style-name="P4">
Tags: ["Central and Eastern Europe"]</text:p>
      <text:p text:style-name="P4">
Id: 22565005</text:p>
      <!--METADATA-->
      <text:p text:style-name="P4">
Kerch bridge was closed for traffic for a drill</text:p>
      <text:p text:style-name="P4">
News Collection Link: <text:a xlink:type="simple" xlink:href="https://liveuamap.com/en/2023/24-may-kerch-bridge-was-closed-for-traffic-for-a-drill" text:style-name="Internet_20_link" text:visited-style-name="Visited_20_Internet_20_Link">
https://liveuamap.com/en/2023/24-may-kerch-bridge-was-closed-for-traffic-for-a-drill</text:a>
</text:p>
      <text:p text:style-name="P4">
News Source: <text:a xlink:type="simple" xlink:href="https://t.me/rian_ru/203550" text:style-name="Internet_20_link" text:visited-style-name="Visited_20_Internet_20_Link">
https://t.me/rian_ru/203550</text:a>
</text:p>
      <!--NEWS-->
      <text:h text:style-name="P10" text:outline-level="1">
<text:span text:style-name="T4">
Sumska Oblast(10:14). Red Alert: aerial threat. Sirens sounding. Take cover now!</text:span>
</text:h>
      <text:p text:style-name="P4">
Authors: liveuamap (Language: en)</text:p>
      <text:p text:style-name="P4">
Time: 2023-05-24T04:16:00</text:p>
      <text:p text:style-name="P4">
Location: Sumska Oblast (Latitude:50.99886 Longtitude:33.99905)</text:p>
      <text:p text:style-name="P4">
Videos: []</text:p>
      <text:p text:style-name="P4">
Images: []</text:p>
      <text:p text:style-name="P4">
Tags: ["Europe", "Central and Eastern Europe"]</text:p>
      <text:p text:style-name="P4">
Id: 22565006</text:p>
      <!--METADATA-->
      <text:p text:style-name="P4">
Sumy region(10:14). Red Alert: aerial threat. Sirens sounding. Take covernow!</text:p>
      <text:p text:style-name="P4">
News Collection Link: <text:a xlink:type="simple" xlink:href="https://liveuamap.com/en/2023/24-may-sumska-oblast1014-red-alert-aerial-thrg" text:style-name="Internet_20_link" text:visited-style-name="Visited_20_Internet_20_Link">
https://liveuamap.com/en/2023/24-may-sumska-oblast1014-red-alert-aerial-thrg</text:a>
</text:p>
      <text:p text:style-name="P4">
News Source: <text:a xlink:type="simple" xlink:href="https://t.me/air_alert_ua/46404" text:style-name="Internet_20_link" text:visited-style-name="Visited_20_Internet_20_Link">
https://t.me/air_alert_ua/46404</text:a>
</text:p>
      <!--NEWS-->
      <text:h text:style-name="P10" text:outline-level="1">
<text:span text:style-name="T4">
At Sivershchyna and Slobozhanschyna directions Russian army shelled Khrinivka, Yeline and Hre...</text:span>
</text:h>
      <text:p text:style-name="P4">
Authors: liveuamap (Language: en)</text:p>
      <text:p text:style-name="P4">
Time: 2023-05-24T04:31:00</text:p>
      <text:p text:style-name="P4">
Location: Vovchansk (Latitude:50.1813 Longtitude:37.45857)</text:p>
      <text:p text:style-name="P4">
Videos: []</text:p>
      <text:p text:style-name="P4">
Images: []</text:p>
      <text:p text:style-name="P4">
Tags: ["Russia"]</text:p>
      <text:p text:style-name="P4">
Id: 22565034</text:p>
      <!--METADATA-->
      <text:p text:style-name="P4">
At sivershchyna and slbozhanschyna directions Russian army Shelled khrinivka, Yeline and Hremyach of Chernihiv Region and Hudove, Vovkivka, Bunyakyakyakyakyakyakyakya, Bunyka, VOVKIVKA, VOVKIVKA IVKA, Ryasne and Velyka Pysarivka of Sumyregion, Also Stohniyi, Udy, Strilecha, Hlyboke, Morokhovets, Lyptsi, Neskuchne , OhirtsEve, Hatysche, Pletenivka, Vovchansk, Varvarivka, Nesterne, Budarky and Zemlyanky of Kharkiv Region. Russian Aviation Conducted Airstrikeat Dovzhanka, General Staff of Armed Forces of Ukraine Says in the MorningReport</text:p>
      <text:p text:style-name="P4">
News Collection Link:(https://liveuamap.com/en/2023/24-may-at-sivershchyna-and-slobozhanschyna-directions-russian)</text:p>
      <text:p text:style-name="P4">
News Source: <text:a xlink:type="simple" xlink:href="https://t.me/lumsrc/4883" text:style-name="Internet_20_link" text:visited-style-name="Visited_20_Internet_20_Link">
https://t.me/lumsrc/4883</text:a>
</text:p>
      <!--NEWS-->
      <text:h text:style-name="P10" text:outline-level="1">
<text:span text:style-name="T4">
Russian forces conducting offensive actions at Lyman, Bakhmut, Avdiivka and Maryinka directio...</text:span>
</text:h>
      <text:p text:style-name="P4">
Authors: liveuamap (Language: en)</text:p>
      <text:p text:style-name="P4">
Time: 2023-05-24T04:53:01</text:p>
      <text:p text:style-name="P4">
Location: Marinka, Donetsk Oblast (Latitude:47.94337 Longtitude:37.5032)</text:p>
      <text:p text:style-name="P4">
Videos: []</text:p>
      <text:p text:style-name="P4">
Images: []</text:p>
      <text:p text:style-name="P4">
Tags: ["Russia"]</text:p>
      <text:p text:style-name="P4">
Id: 22565020</text:p>
      <!--METADATA-->
      <text:p text:style-name="P4">
Russian forces conducting offensive actions at Lyman, Bakhmut, Avdiivka andMaryinka directions. Ukrainian military had 26 combat engagements with Russianforces. Russian forces attempting to advance near Masutivka, Bilohorivka,Khromove, Pervomayske, Maryinka, - General Staff of Armed Forces of Ukrainesays in the morning report</text:p>
      <text:p text:style-name="P4">
News Collection Link: <text:a xlink:type="simple" xlink:href="https://liveuamap.com/en/2023/24-may-russian-forces-conducting-offensive-actions-at-lyman" text:style-name="Internet_20_link" text:visited-style-name="Visited_20_Internet_20_Link">
https://liveuamap.com/en/2023/24-may-russian-forces-conducting-offensive-actions-at-lyman</text:a>
</text:p>
      <text:p text:style-name="P4">
News Source: <text:a xlink:type="simple" xlink:href="https://t.me/lumsrc/4891" text:style-name="Internet_20_link" text:visited-style-name="Visited_20_Internet_20_Link">
https://t.me/lumsrc/4891</text:a>
</text:p>
      <!--NEWS-->
      <text:h text:style-name="P10" text:outline-level="1">
<text:span text:style-name="T4">
Secretary of State for Defence of the United Kingdom Ben Wallace has arrived in Ukraine</text:span>
</text:h>
      <text:p text:style-name="P4">
Authors: liveuamap (Language: en)</text:p>
      <text:p text:style-name="P4">
Time: 2023-05-24T05:05:13</text:p>
      <text:p text:style-name="P4">
Location: Kyiv, Kyiv city (Latitude:50.45073 Longtitude:30.51985)</text:p>
      <text:p text:style-name="P4">
Videos: []</text:p>
      <text:p text:style-name="P4">
Images: ["<text:a xlink:type="simple" xlink:href="https://liveuamap.com/pics/2023/05/24/22565027_0.jpg" text:style-name="Internet_20_link" text:visited-style-name="Visited_20_Internet_20_Link">
22565027_0.jpg</text:a>
"]</text:p>
      <text:p text:style-name="P4">
Tags: ["Europe"]</text:p>
      <text:p text:style-name="P4">
Id: 22565027</text:p>
      <!--METADATA-->
      <text:p text:style-name="P4">
Secretary of State for Defence of the United Kingdom Ben Wallace has arrivedin Ukraine</text:p>
      <text:p text:style-name="P4">
<draw:frame draw:style-name="fr1" draw:name="Image125" text:anchor-type="as-char" svg:width="6.9236in" svg:height="4.612849in" draw:z-index="0">
<draw:image xlink:href="../Images/liveuamap/2023-05-24T05-05-13/22565027_0.jpg" xlink:type="simple" xlink:show="embed" xlink:actuate="onLoad" draw:mime-type="image/jpeg"/>
</draw:frame>
News Collection Link: <text:a xlink:type="simple" xlink:href="https://liveuamap.com/en/2023/24-may-secretary-of-state-for-defence-of-the-united-kingdom" text:style-name="Internet_20_link" text:visited-style-name="Visited_20_Internet_20_Link">
https://liveuamap.com/en/2023/24-may-secretary-of-state-for-defence-of-the-united-kingdom</text:a>
</text:p>
      <text:p text:style-name="P4">
News Source: <text:a xlink:type="simple" xlink:href="https://t.me/UkraineNow/33508" text:style-name="Internet_20_link" text:visited-style-name="Visited_20_Internet_20_Link">
https://t.me/UkraineNow/33508</text:a>
</text:p>
      <!--NEWS-->
      <text:h text:style-name="P10" text:outline-level="1">
<text:span text:style-name="T4">
Donetsk Oblast(11:16). Red Alert: aerial threat. Sirens sounding. Take cover now!</text:span>
</text:h>
      <text:p text:style-name="P4">
Authors: liveuamap (Language: en)</text:p>
      <text:p text:style-name="P4">
Time: 2023-05-24T05:18:00</text:p>
      <text:p text:style-name="P4">
Location: Donetsk Oblast (Latitude:48.72744 Longtitude:37.5781)</text:p>
      <text:p text:style-name="P4">
Videos: []</text:p>
      <text:p text:style-name="P4">
Images: []</text:p>
      <text:p text:style-name="P4">
Tags: ["Europe", "Central and Eastern Europe"]</text:p>
      <text:p text:style-name="P4">
Id: 22565032</text:p>
      <!--METADATA-->
      <text:p text:style-name="P4">
Donetsk Oblast(11:16). Red Alert: aerial threat. Sirens sounding. Take covernow!</text:p>
      <text:p text:style-name="P4">
News Collection Link: <text:a xlink:type="simple" xlink:href="https://liveuamap.com/en/2023/24-may-donetsk-oblast1116-red-alert-aerial-thg" text:style-name="Internet_20_link" text:visited-style-name="Visited_20_Internet_20_Link">
https://liveuamap.com/en/2023/24-may-donetsk-oblast1116-red-alert-aerial-thg</text:a>
</text:p>
      <text:p text:style-name="P4">
News Source: <text:a xlink:type="simple" xlink:href="https://t.me/air_alert_ua/46407" text:style-name="Internet_20_link" text:visited-style-name="Visited_20_Internet_20_Link">
https://t.me/air_alert_ua/46407</text:a>
</text:p>
      <!--NEWS-->
      <text:h text:style-name="P10" text:outline-level="1">
<text:span text:style-name="T4">
Zaporizhzhya region, Kherson, Kherson region, Dnipro, Dnipropetrovsk region (11:18). Red Aller ...</text:span>
</text:h>
      <text:p text:style-name="P4">
Authors: liveuamap (Language: en)</text:p>
      <text:p text:style-name="P4">
Time: 2023-05-24T05:19:00</text:p>
      <text:p text:style-name="P4">
Location: Zaporizka Oblast (Latitude:47.611821 Longtitude:35.765871)</text:p>
      <text:p text:style-name="P4">
Videos: []</text:p>
      <text:p text:style-name="P4">
Images: []</text:p>
      <text:p text:style-name="P4">
Tags: ["Europe", "Central and Eastern Europe"]</text:p>
      <text:p text:style-name="P4">
Id: 22565033</text:p>
      <!--METADATA-->
      <text:p text:style-name="P4">
Zaporizhzhya region, Kherson, Kherson region, Dnipro, Dnipropetrovsk region(11:18). Red Alert: aerial threat. Sirens sounding. Take cover now!</text:p>
      <text:p text:style-name="P4">
News Collection Link: <text:a xlink:type="simple" xlink:href="https://liveuamap.com/en/2023/24-may-zaporizka-oblast-kherson-khersonska-obg" text:style-name="Internet_20_link" text:visited-style-name="Visited_20_Internet_20_Link">
https://liveuamap.com/en/2023/24-may-zaporizka-oblast-kherson-khersonska-obg</text:a>
</text:p>
      <text:p text:style-name="P4">
News Source: <text:a xlink:type="simple" xlink:href="https://t.me/air_alert_ua/46410" text:style-name="Internet_20_link" text:visited-style-name="Visited_20_Internet_20_Link">
https://t.me/air_alert_ua/46410</text:a>
</text:p>
      <!--NEWS-->
      <text:h text:style-name="P10" text:outline-level="1">
<text:span text:style-name="T4">
Kirovohradska Oblast(11:27). Red Alert: aerial threat. Sirens sounding. Take cover now!</text:span>
</text:h>
      <text:p text:style-name="P4">
Authors: liveuamap (Language: en)</text:p>
      <text:p text:style-name="P4">
Time: 2023-05-24T05:28:00</text:p>
      <text:p text:style-name="P4">
Location: Kirovohradska Oblast (Latitude:48.50000000 Longtitude:32.00000000)</text:p>
      <text:p text:style-name="P4">
Videos: []</text:p>
      <text:p text:style-name="P4">
Images: []</text:p>
      <text:p text:style-name="P4">
Tags: ["Europe", "Central and Eastern Europe"]</text:p>
      <text:p text:style-name="P4">
Id: 22565038</text:p>
      <!--METADATA-->
      <text:p text:style-name="P4">
Kirovohrad region(11:27). Red Alert: aerial threat. Sirens sounding. Takecover now!</text:p>
      <text:p text:style-name="P4">
News Collection Link: <text:a xlink:type="simple" xlink:href="https://liveuamap.com/en/2023/24-may-kirovohradska-oblast1127-red-alert-aerg" text:style-name="Internet_20_link" text:visited-style-name="Visited_20_Internet_20_Link">
https://liveuamap.com/en/2023/24-may-kirovohradska-oblast1127-red-alert-aerg</text:a>
</text:p>
      <text:p text:style-name="P4">
News Source: <text:a xlink:type="simple" xlink:href="https://t.me/air_alert_ua/46411" text:style-name="Internet_20_link" text:visited-style-name="Visited_20_Internet_20_Link">
https://t.me/air_alert_ua/46411</text:a>
</text:p>
      <!--NEWS-->
      <text:h text:style-name="P10" text:outline-level="1">
<text:span text:style-name="T4">
Mykolaiv, Mykolayivska Oblast(11:31). Red Alert: aerial threat. Sirens sounding. Take cover now!</text:span>
</text:h>
      <text:p text:style-name="P4">
Authors: liveuamap (Language: en)</text:p>
      <text:p text:style-name="P4">
Time: 2023-05-24T05:33:00</text:p>
      <text:p text:style-name="P4">
Location: Mykolaiv (Latitude:46.94866 Longtitude:32.00639)</text:p>
      <text:p text:style-name="P4">
Videos: []</text:p>
      <text:p text:style-name="P4">
Images: []</text:p>
      <text:p text:style-name="P4">
Tags: ["Europe", "Central and Eastern Europe"]</text:p>
      <text:p text:style-name="P4">
Id: 22565039</text:p>
      <!--METADATA-->
      <text:p text:style-name="P4">
Nikolaev, Mykolaiv region(11:31). Red Alert: aerial threat. Sirenssounding. Take cover now!</text:p>
      <text:p text:style-name="P4">
News Collection Link: <text:a xlink:type="simple" xlink:href="https://liveuamap.com/en/2023/24-may-mykolaiv-mykolayivska-oblast1131-red-ag" text:style-name="Internet_20_link" text:visited-style-name="Visited_20_Internet_20_Link">
https://liveuamap.com/en/2023/24-may-mykolaiv-mykolayivska-oblast1131-red-ag</text:a>
</text:p>
      <text:p text:style-name="P4">
News Source: <text:a xlink:type="simple" xlink:href="https://t.me/air_alert_ua/46412" text:style-name="Internet_20_link" text:visited-style-name="Visited_20_Internet_20_Link">
https://t.me/air_alert_ua/46412</text:a>
</text:p>
      <!--NEWS-->
      <text:h text:style-name="P10" text:outline-level="1">
<text:span text:style-name="T4">
Cherkaska Oblast(11:33). Red Alert: aerial threat. Sirens sounding. Take cover now!</text:span>
</text:h>
      <text:p text:style-name="P4">
Authors: liveuamap (Language: en)</text:p>
      <text:p text:style-name="P4">
Time: 2023-05-24T05:35:00</text:p>
      <text:p text:style-name="P4">
Location: Cherkaska Oblast (Latitude:49.25000000 Longtitude:31.33333000)</text:p>
      <text:p text:style-name="P4">
Videos: []</text:p>
      <text:p text:style-name="P4">
Images: []</text:p>
      <text:p text:style-name="P4">
Tags: ["Europe", "Central and Eastern Europe"]</text:p>
      <text:p text:style-name="P4">
Id: 22565040</text:p>
      <!--METADATA-->
      <text:p text:style-name="P4">
Cherkask region(11:33). Red Alert: aerial threat. Sirens sounding. Take covernow!</text:p>
      <text:p text:style-name="P4">
News Collection Link: <text:a xlink:type="simple" xlink:href="https://liveuamap.com/en/2023/24-may-cherkaska-oblast1133-red-alert-aerial-g" text:style-name="Internet_20_link" text:visited-style-name="Visited_20_Internet_20_Link">
https://liveuamap.com/en/2023/24-may-cherkaska-oblast1133-red-alert-aerial-g</text:a>
</text:p>
      <text:p text:style-name="P4">
News Source: <text:a xlink:type="simple" xlink:href="https://t.me/air_alert_ua/46413" text:style-name="Internet_20_link" text:visited-style-name="Visited_20_Internet_20_Link">
https://t.me/air_alert_ua/46413</text:a>
</text:p>
      <!--NEWS-->
      <text:h text:style-name="P10" text:outline-level="1">
<text:span text:style-name="T4">
Vinnytska Oblast(11:35). Red Alert: aerial threat. Sirens sounding. Take cover now!</text:span>
</text:h>
      <text:p text:style-name="P4">
Authors: liveuamap (Language: en)</text:p>
      <text:p text:style-name="P4">
Time: 2023-05-24T05:37:00</text:p>
      <text:p text:style-name="P4">
Location: Vinnytska Oblast (Latitude:48.91667000 Longtitude:28.66667000)</text:p>
      <text:p text:style-name="P4">
Videos: []</text:p>
      <text:p text:style-name="P4">
Images: []</text:p>
      <text:p text:style-name="P4">
Tags: ["Europe", "Central and Eastern Europe"]</text:p>
      <text:p text:style-name="P4">
Id: 22565041</text:p>
      <!--METADATA-->
      <text:p text:style-name="P4">
Vinnytsia region(11:35). Red Alert: aerial threat. Sirens sounding. Take covernow!</text:p>
      <text:p text:style-name="P4">
News Collection Link: <text:a xlink:type="simple" xlink:href="https://liveuamap.com/en/2023/24-may-vinnytska-oblast1135-red-alert-aerial-g" text:style-name="Internet_20_link" text:visited-style-name="Visited_20_Internet_20_Link">
https://liveuamap.com/en/2023/24-may-vinnytska-oblast1135-red-alert-aerial-g</text:a>
</text:p>
      <text:p text:style-name="P4">
News Source: <text:a xlink:type="simple" xlink:href="https://t.me/air_alert_ua/46414" text:style-name="Internet_20_link" text:visited-style-name="Visited_20_Internet_20_Link">
https://t.me/air_alert_ua/46414</text:a>
</text:p>
      <!--NEWS-->
      <text:h text:style-name="P10" text:outline-level="1">
<text:span text:style-name="T4">
Khmelnytsky region, Zhytomyr, Zhytomyr region, Kiev, Kiev region (12:00). Red Alrt: Aerial ...</text:span>
</text:h>
      <text:p text:style-name="P4">
Authors: liveuamap (Language: en)</text:p>
      <text:p text:style-name="P4">
Time: 2023-05-24T06:01:00</text:p>
      <text:p text:style-name="P4">
Location: Khmelnytska Oblast (Latitude:49.50000000 Longtitude:27.00000000)</text:p>
      <text:p text:style-name="P4">
Videos: []</text:p>
      <text:p text:style-name="P4">
Images: []</text:p>
      <text:p text:style-name="P4">
Tags: ["Europe", "Central and Eastern Europe"]</text:p>
      <text:p text:style-name="P4">
Id: 22565042</text:p>
      <!--METADATA-->
      <text:p text:style-name="P4">
Khmelnitsky region, Zhytomyr, Zhytomyr region, Kiev, Kiev region(12:00).Red Alert: aerial threat. Sirens sounding. Take cover now!</text:p>
      <text:p text:style-name="P4">
News Collection Link: <text:a xlink:type="simple" xlink:href="https://liveuamap.com/en/2023/24-may-khmelnytska-oblast-zhytomyr-zhytomyrskg" text:style-name="Internet_20_link" text:visited-style-name="Visited_20_Internet_20_Link">
https://liveuamap.com/en/2023/24-may-khmelnytska-oblast-zhytomyr-zhytomyrskg</text:a>
</text:p>
      <text:p text:style-name="P4">
News Source: <text:a xlink:type="simple" xlink:href="https://t.me/air_alert_ua/46417" text:style-name="Internet_20_link" text:visited-style-name="Visited_20_Internet_20_Link">
https://t.me/air_alert_ua/46417</text:a>
</text:p>
      <!--NEWS-->
      <text:h text:style-name="P10" text:outline-level="1">
<text:span text:style-name="T4">
Sumska Oblast, Chernihivska Oblast(13:34). Red Alert: aerial threat. Sirens sounding. Take co...</text:span>
</text:h>
      <text:p text:style-name="P4">
Authors: liveuamap (Language: en)</text:p>
      <text:p text:style-name="P4">
Time: 2023-05-24T07:35:00</text:p>
      <text:p text:style-name="P4">
Location: Sumska Oblast (Latitude:51.00075 Longtitude:33.99983)</text:p>
      <text:p text:style-name="P4">
Videos: []</text:p>
      <text:p text:style-name="P4">
Images: []</text:p>
      <text:p text:style-name="P4">
Tags: ["Europe", "Central and Eastern Europe"]</text:p>
      <text:p text:style-name="P4">
Id: 22565051</text:p>
      <!--METADATA-->
      <text:p text:style-name="P4">
Sumy region, Chernihiv region(13:34). Red Alert: aerial threat. Sirenssounding. Take cover now!</text:p>
      <text:p text:style-name="P4">
News Collection Link: <text:a xlink:type="simple" xlink:href="https://liveuamap.com/en/2023/24-may-sumska-oblast-chernihivska-oblast1334-g" text:style-name="Internet_20_link" text:visited-style-name="Visited_20_Internet_20_Link">
https://liveuamap.com/en/2023/24-may-sumska-oblast-chernihivska-oblast1334-g</text:a>
</text:p>
      <text:p text:style-name="P4">
News Source: <text:a xlink:type="simple" xlink:href="https://t.me/air_alert_ua/46430" text:style-name="Internet_20_link" text:visited-style-name="Visited_20_Internet_20_Link">
https://t.me/air_alert_ua/46430</text:a>
</text:p>
      <!--NEWS-->
      <text:h text:style-name="P10" text:outline-level="1">
<text:span text:style-name="T4">
Kharkiv, Kharkivska Oblast(13:37). Red Alert: aerial threat. Sirens sounding. Take cover now!</text:span>
</text:h>
      <text:p text:style-name="P4">
Authors: liveuamap (Language: en)</text:p>
      <text:p text:style-name="P4">
Time: 2023-05-24T07:38:00</text:p>
      <text:p text:style-name="P4">
Location: Kharkiv (Latitude:49.97994 Longtitude:36.25257)</text:p>
      <text:p text:style-name="P4">
Videos: []</text:p>
      <text:p text:style-name="P4">
Images: []</text:p>
      <text:p text:style-name="P4">
Tags: ["Europe", "Central and Eastern Europe"]</text:p>
      <text:p text:style-name="P4">
Id: 22565052</text:p>
      <!--METADATA-->
      <text:p text:style-name="P4">
Kharkiv, Kharkiv region(13:37). Red Alert: aerial threat. Sirens sounding.Take cover now!</text:p>
      <text:p text:style-name="P4">
News Collection Link: <text:a xlink:type="simple" xlink:href="https://liveuamap.com/en/2023/24-may-kharkiv-kharkivska-oblast1337-red-alerg" text:style-name="Internet_20_link" text:visited-style-name="Visited_20_Internet_20_Link">
https://liveuamap.com/en/2023/24-may-kharkiv-kharkivska-oblast1337-red-alerg</text:a>
</text:p>
      <text:p text:style-name="P4">
News Source: <text:a xlink:type="simple" xlink:href="https://t.me/suspilnekharkiv/25160" text:style-name="Internet_20_link" text:visited-style-name="Visited_20_Internet_20_Link">
https://t.me/suspilnekharkiv/25160</text:a>
</text:p>
      <!--NEWS-->
      <text:h text:style-name="P10" text:outline-level="1">
<text:span text:style-name="T4">
Kharkiv, Kharkivska Oblast(15:03). Red Alert: aerial threat. Sirens sounding. Take cover now!</text:span>
</text:h>
      <text:p text:style-name="P4">
Authors: liveuamap (Language: en)</text:p>
      <text:p text:style-name="P4">
Time: 2023-05-24T09:03:00</text:p>
      <text:p text:style-name="P4">
Location: Kharkiv (Latitude:49.98141 Longtitude:36.25273)</text:p>
      <text:p text:style-name="P4">
Videos: []</text:p>
      <text:p text:style-name="P4">
Images: []</text:p>
      <text:p text:style-name="P4">
Tags: ["Europe", "Central and Eastern Europe"]</text:p>
      <text:p text:style-name="P4">
Id: 22565057</text:p>
      <!--METADATA-->
      <text:p text:style-name="P4">
Kharkiv, Kharkiv region(15:03). Red Alert: aerial threat. Sirens sounding.Take cover now!</text:p>
      <text:p text:style-name="P4">
News Collection Link: <text:a xlink:type="simple" xlink:href="https://liveuamap.com/en/2023/24-may-kharkiv-kharkivska-oblast1503-red-alerg" text:style-name="Internet_20_link" text:visited-style-name="Visited_20_Internet_20_Link">
https://liveuamap.com/en/2023/24-may-kharkiv-kharkivska-oblast1503-red-alerg</text:a>
</text:p>
      <text:p text:style-name="P4">
News Source: <text:a xlink:type="simple" xlink:href="https://t.me/suspilnekharkiv/25164" text:style-name="Internet_20_link" text:visited-style-name="Visited_20_Internet_20_Link">
https://t.me/suspilnekharkiv/25164</text:a>
</text:p>
      <!--NEWS-->
      <text:h text:style-name="P10" text:outline-level="1">
<text:span text:style-name="T4">
Russian Ministry of Defense claimed Russian ship project 18280 Ivan Khurs of Black Sea Fleet ...</text:span>
</text:h>
      <text:p text:style-name="P4">
Authors: liveuamap (Language: en)</text:p>
      <text:p text:style-name="P4">
Time: 2023-05-24T10:47:37</text:p>
      <text:p text:style-name="P4">
Location: Black Sea (Latitude:41.52092 Longtitude:29.24011)</text:p>
      <text:p text:style-name="P4">
Videos: []</text:p>
      <text:p text:style-name="P4">
Images: []</text:p>
      <text:p text:style-name="P4">
Tags: ["Russia"]</text:p>
      <text:p text:style-name="P4">
Id: 22565059</text:p>
      <!--METADATA-->
      <text:p text:style-name="P4">
Russian Ministry of Defense claimed Russian ship project 18280 Ivan Khurs ofBlack Sea Fleet was attacked by 3 Ukrainian naval drones near BosphorusStrait. Drones were destroyed</text:p>
      <text:p text:style-name="P4">
News Collection Link: <text:a xlink:type="simple" xlink:href="https://liveuamap.com/en/2023/24-may-russian-ministry-of-defense-claimed-russian-ship-project" text:style-name="Internet_20_link" text:visited-style-name="Visited_20_Internet_20_Link">
https://liveuamap.com/en/2023/24-may-russian-ministry-of-defense-claimed-russian-ship-project</text:a>
</text:p>
      <text:p text:style-name="P4">
News Source: <text:a xlink:type="simple" xlink:href="https://t.me/rusbrief/119952" text:style-name="Internet_20_link" text:visited-style-name="Visited_20_Internet_20_Link">
https://t.me/rusbrief/119952</text:a>
</text:p>
      <!--NEWS-->
      <text:h text:style-name="P10" text:outline-level="1">
<text:span text:style-name="T4">
Kherson, Khersonska Oblast(17:36). Red Alert: aerial threat. Sirens sounding. Take cover now!</text:span>
</text:h>
      <text:p text:style-name="P4">
Authors: liveuamap (Language: en)</text:p>
      <text:p text:style-name="P4">
Time: 2023-05-24T11:38:00</text:p>
      <text:p text:style-name="P4">
Location: Kherson (Latitude:46.65581000 Longtitude:32.61780000)</text:p>
      <text:p text:style-name="P4">
Videos: []</text:p>
      <text:p text:style-name="P4">
Images: []</text:p>
      <text:p text:style-name="P4">
Tags: ["Europe", "Central and Eastern Europe"]</text:p>
      <text:p text:style-name="P4">
Id: 22565062</text:p>
      <!--METADATA-->
      <text:p text:style-name="P4">
Kherson, Kherson region(17:36). Red Alert: aerial threat. Sirens sounding.Take cover now!</text:p>
      <text:p text:style-name="P4">
News Collection Link: <text:a xlink:type="simple" xlink:href="https://liveuamap.com/en/2023/24-may-kherson-khersonska-oblast1736-red-alerg" text:style-name="Internet_20_link" text:visited-style-name="Visited_20_Internet_20_Link">
https://liveuamap.com/en/2023/24-may-kherson-khersonska-oblast1736-red-alerg</text:a>
</text:p>
      <text:p text:style-name="P4">
News Source: <text:a xlink:type="simple" xlink:href="https://t.me/air_alert_ua/46437" text:style-name="Internet_20_link" text:visited-style-name="Visited_20_Internet_20_Link">
https://t.me/air_alert_ua/46437</text:a>
</text:p>
      <!--NEWS-->
      <text:h text:style-name="P10" text:outline-level="1">
<text:span text:style-name="T4">
Explosions reported in Beryslav after Russian aviation bombardment with guided bombs</text:span>
</text:h>
      <text:p text:style-name="P4">
Authors: liveuamap (Language: en)</text:p>
      <text:p text:style-name="P4">
Time: 2023-05-24T12:45:00</text:p>
      <text:p text:style-name="P4">
Location: Kherson (Latitude:46.84056 Longtitude:33.41732)</text:p>
      <text:p text:style-name="P4">
Videos: []</text:p>
      <text:p text:style-name="P4">
Images: []</text:p>
      <text:p text:style-name="P4">
Tags: ["Europe", "Central and Eastern Europe"]</text:p>
      <text:p text:style-name="P4">
Id: 22565069</text:p>
      <!--METADATA-->
      <text:p text:style-name="P4">
Explosions reported in Beryslav after Russian aviation bombardment with guidedbombs</text:p>
      <text:p text:style-name="P4">
News Collection Link: <text:a xlink:type="simple" xlink:href="https://liveuamap.com/en/2023/24-may-explosions-reported-in-beryslav-after-russian-aviation" text:style-name="Internet_20_link" text:visited-style-name="Visited_20_Internet_20_Link">
https://liveuamap.com/en/2023/24-may-explosions-reported-in-beryslav-after-russian-aviation</text:a>
</text:p>
      <text:p text:style-name="P4">
News Source: <text:a xlink:type="simple" xlink:href="https://t.me/suspilnekherson/26682" text:style-name="Internet_20_link" text:visited-style-name="Visited_20_Internet_20_Link">
https://t.me/suspilnekherson/26682</text:a>
</text:p>
      <!--NEWS-->
      <text:h text:style-name="P10" text:outline-level="1">
<text:span text:style-name="T4">
Ukraine and the world are against Russian aggression. Sanctions in action</text:span>
</text:h>
      <text:p text:style-name="P4">
Author: ['АРМІЯINFORM']</text:p>
      <text:p text:style-name="P4">
Time: 2023-05-24T14:00:00-04:00</text:p>
      <text:p text:style-name="P4">
Description: Service of Cindlelings of the Ukrainians of Ukraine Rospovіdati about sanchi tu іnshі і іnshi ... War with Ukraine 2022, War with Ukraine Latest News Today, News War with Ukraine 2022 Last for today, will there be a war between Ukraine and Russia and when, a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5/sankcziyi-sumnyj-putin.jpg" text:style-name="Internet_20_link" text:visited-style-name="Visited_20_Internet_20_Link">
sankcziyi-sumnyj-putin.jpg</text:a>
']</text:p>
      <text:p text:style-name="P4">
Tags: ['STOPRUSSIA', 'АГРЕСІЯ РФ', 'АНТИРОСІЙСЬКІ САНКЦІЇ', 'СЛУЖБА ЗОВНІШНЬОЇ РОЗВІДКИ УКРАЇНИ']</text:p>
      <text:p text:style-name="P4">
Category: News</text:p>
      <!--METADATA-->
      <text:p text:style-name="P4">
<draw:frame draw:style-name="fr1" draw:name="Image126" text:anchor-type="as-char" svg:width="6.9236in" svg:height="4.32725in" draw:z-index="0">
<draw:image xlink:href="../Images/AРМІЯINFORM/2023-05-24T14-00-00-04-00/sankcziyi-sumnyj-putin.jpg" xlink:type="simple" xlink:show="embed" xlink:actuate="onLoad" draw:mime-type="image/jpeg"/>
</draw:frame>
Anti -Russian sanctions. Collage Armyinform</text:p>
      <text:p text:style-name="P4">
Ukraine's Foreign Intelligence Service <text:a xlink:type="simple" xlink:href="https://www.facebook.com/SZRUkraine/posts/pfbid0w49Aiu8bb8DMaNpKLYgaQHotrEWjvuaryQ2sfYZEgRzXMPdAepMNMFkTWwkYekGfl" text:style-name="Internet_20_link" text:visited-style-name="Visited_20_Internet_20_Link">
continues</text:a>
To talk about the sanctions and other actions of the international community directed by the anti-Ukraine terrorist.</text:p>
      <text:p text:style-name="P4">
<text:span text:style-name="T4">
 Situation as of May 23 2023 </text:span>
</text:p>
      <text:p text:style-name="P4">
The NATO Parliamentary Assembly recognized Russia's crimes against Ukraine as genocide.</text:p>
      <text:p text:style-name="P4">
“Pilot training has already started and I hope we will be able to give this weapon soon(F-16 fighters)”, - said the High Representative of the European Union for Foreign Affairs and Security Policy of Josepborrel.</text:p>
      <text:p text:style-name="P4">
"At this stage, I would like to urge that we do not give up our joint efforts to win Russia in Ukraine, and that they have been a violation of the rules of international order that is taking place in the Neshochi," said Czech President Peter Pavel.</text:p>
      <text:p text:style-name="P4">
The Lithuanian Foreign Minister Gabrielus Landsbergis at a meeting of foreign ministers was in charge that Ukraine needs more weapons than it receives, and Ukraine's support should be continuous.</text:p>
      <text:p text:style-name="P4">
The European Commission plans to oblige non-governmental organizations and has established other EU countries to disclose information about any funding obtained from the community. The European Commissioner for the Preserving of European Values and Transparency of Vera Yurov believes that cash flows from countries that are part of the EU aimed at influencing public opinion should be divided.</text:p>
      <text:p text:style-name="P4">
In Estonia, 3,859 Ukrainian refugees have completed the study of Estonian A1 A1, and 4 195 continue their training course.</text:p>
      <text:p text:style-name="P4">
The new package of EU sanctions against the Russian Federation will be agreed before the EU summit begins, - said France Minister of Foreign Affairs Catherine Kolons.</text:p>
      <text:p text:style-name="P4">
The Latvian government plans to stop the protection of the residence of the Russian Ambassador in Jurmala.</text:p>
      <text:p text:style-name="P4">
<text:span text:style-name="T4">
 RF </text:span>
</text:p>
      <text:p text:style-name="P4">
The Finnish State Wholesale Supplier of Gasum Gasum has declared a contract for the purchase of natural gas from Gazprom Export pipelines from Russia.</text:p>
      <text:p text:style-name="P4">
Google Play has deleted the Russian program of cartographic service 2gis.</text:p>
      <text:p text:style-name="P4">
The German manufacturer of car tires Continental has completed the sale of his businessun of the Russian Federation.The number of Russian companies that produce Teelectronics Telecom equipment has decreased by at least 10 %: Wendoras have moved to China, Vietnam and Turkey. The main reason is in the international sanction pressure of the tartain inspections of the components supplied to the Russian Federation.</text:p>
      <text:p text:style-name="P4">
The cost of goods transported by sea and railway containers from China has fallen from the beginning of the year by 30-35 %. Russian experts say that in Chinese goods there are insufficient goods for supply to the Russian Federation, the reason - economic domesticization, reducing the purchasing power of people both in the PRC and in other states. It is estimated that the rail rail rates will at least reduce by 5-10 % by the end of August.</text:p>
      <text:p text:style-name="P4">
Due to the depreciation of the ruble, Russian insurers are going to increase the tariffs of car insurance for persons traveling abroad by 20-40 %.</text:p>
      <text:p text:style-name="P4">
The latest study has shown that out of 264 major federal services, which are reached 62 by Russian agencies, 10 % received B+ estimates(«Okay»), 44% - p("satisfactorily"), 23 % - in("badly"), 23 % - d(“In critical condition”).Жодна з послуг не удостоїлася позначки «чудово» та «відмінно» (A+ and a).</text:p>
      <text:p text:style-name="P4">
російське мінвостокразвітія, заявило, що преференційний режим підтриманнянадходження інвестицій на дальній восток рф ускладнили міжнародні санкції —інвестори зазнають проблеми як у логістиці, так і з обмеженнями на постачанняобладнання. Нереалізовані та відтерміновані до 2024-2025 років інвестиції векономіку регіону становлять 150 млрд руб.</text:p>
      <text:p text:style-name="P4">
мінфін рф запропонував у 2024-2026 роках скоротити оцінку федеральнихнадходжень, необхідних соціальному фонду для виплати материнського капіталу.Сукупне зниження може становити 356 млрд руб, або 17 % щодо чинного закону пробюджет на 2024-2025 роки та бюджетного прогнозу на 2026 рік. За пропозицієюмінфіну прогнозні асигнування на надання коштів скоротяться: у 2024 році — до516,3 млрд руб (−109.7 billion rubles), 2025 - up to 561.5 billion rubles(-132.7 MLRD edge), 2026 - up to 608.3 billion rubles(−113.7 billion rubles in terms).</text:p>
      <text:p text:style-name="P4">
асоціація підприємців з розвитку «бізнес-патріотизму» «аванті» запропонувалазапровадити для росіян шестиденний робочий тиждень.</text:p>
      <text:p text:style-name="P4">
Глава МЗС Литви Габріелюс Ландсбергіс повідомив, що продовжить наполягати назапровадженні нового пакета санкцій проти білорусі.</text:p>
      <text:p text:style-name="P4">
In Belarus it is not possible to restore the pace of construction of new housing, which is in a noticeable disadvantage. According to Belstat, in January-April organization of all forms of ownership, they built 25.5 % less than the Zabanlogical period last year.</text:p>
      <text:p text:style-name="P4">
The Director of the Lithuanian Migration Department Evelyn Gudzinskite stated that in 2023, 309 Belarus citizens and 38 Russian citizens were denied the issuance of residence in Lithuania solely because of the threat of state security.</text:p>
      <text:p text:style-name="P4">
News Source: <text:a xlink:type="simple" xlink:href="https://armyinform.com.ua/2023/05/24/ukrayina-i-svit-proty-rosijskoyi-agresiyi-sankcziyi-v-diyi-13/" text:style-name="Internet_20_link" text:visited-style-name="Visited_20_Internet_20_Link">
https://armyinform.com.ua/2023/05/24/ukrayina-i-svit-proty-rosijskoyi-agresiyi-sankcziyi-v-diyi-13/</text:a>
</text:p>
      <!--NEWS-->
      <text:h text:style-name="P10" text:outline-level="1">
<text:span text:style-name="T4">
Short. War. Day 454. Videoodigest</text:span>
</text:h>
      <text:p text:style-name="P4">
Author: ['АРМІЯINFORM']</text:p>
      <text:p text:style-name="P4">
Time: 2023-05-24T15:00:00-04:00</text:p>
      <text:p text:style-name="P4">
Description: Jero: GS ZS Ukrainian War with Ukraine 2022, War with Ukraine Latest news today, News War with Ukraine 2022 The last for today, will there be a war between Ukraine and Russia and when, the war with Ukraine in 2022 will be or not, will there be a war with Ukraine in the near future says, the war with Ukraine, Ukraine’s news today, Ukrainian news in Ukrainian media in Russian</text:p>
      <text:p text:style-name="P4">
Images: []</text:p>
      <text:p text:style-name="P4">
Tags: ['STOPRUSSIA', 'ВІДЕОДАЙДЖЕСТ', 'ВТОРГНЕННЯ РФ', 'ГШ ЗС УКРАЇНИ']</text:p>
      <text:p text:style-name="P4">
Category: News</text:p>
      <!--METADATA-->
      <text:p text:style-name="P4">
Source: <text:a xlink:type="simple" xlink:href="https://www.facebook.com/GeneralStaff.ua/videos/1326820131548586/" text:style-name="Internet_20_link" text:visited-style-name="Visited_20_Internet_20_Link">
GSC of Ukraine</text:a>
</text:p>
      <text:p text:style-name="P4">
News Source: <text:a xlink:type="simple" xlink:href="https://armyinform.com.ua/2023/05/24/korotko-vijna-den-454-videodajdzhest/" text:style-name="Internet_20_link" text:visited-style-name="Visited_20_Internet_20_Link">
https://armyinform.com.ua/2023/05/24/korotko-vijna-den-454-videodajdzhest/</text:a>
</text:p>
      <!--NEWS-->
      <text:h text:style-name="P10" text:outline-level="1">
<text:span text:style-name="T4">
Luxembourg, Luxembourg has collected over 32 million in Ukrainian box office</text:span>
</text:h>
      <text:p text:style-name="P4">
Authors: Ukrinform (Person)</text:p>
      <text:p text:style-name="P4">
Publisher: Укринформ (Organization)</text:p>
      <text:p text:style-name="P4">
Published Time: 2023-05-24T15:41:00+03:00</text:p>
      <text:p text:style-name="P4">
Modified Time: 2023-05-24T15:41:00+03:00</text:p>
      <text:p text:style-name="P4">
Description: The movie "Luxembourg, Luxembourg" by director Antonio Lukich for six weeks of rental already saw 220 481 viewer, and the cash fees amounted to 32 788 798 hryvnias. - Ukrinform.</text:p>
      <text:p text:style-name="P4">
Images: ['<text:a xlink:type="simple" xlink:href="https://static.ukrinform.com/photos/2023_05/thumb_files/630_360_1684931929-159.jpg" text:style-name="Internet_20_link" text:visited-style-name="Visited_20_Internet_20_Link">
630_360_16849...</text:a>
', '<text:a xlink:type="simple" xlink:href="https://static.ukrinform.com/photos/2023_05/1684931969-453.jpg" text:style-name="Internet_20_link" text:visited-style-name="Visited_20_Internet_20_Link">
1684931969-45...</text:a>
']</text:p>
      <text:p text:style-name="P4">
Tags: ['Кіно', 'Люксембург', 'Україна', 'Кінотеатр']</text:p>
      <text:p text:style-name="P4">
Type: Article</text:p>
      <!--METADATA-->
      <text:p text:style-name="P4">
<draw:frame draw:style-name="fr1" draw:name="Image127" text:anchor-type="as-char" svg:width="6.9236in" svg:height="3.956343in" draw:z-index="0">
<draw:image xlink:href="../Images/yкринформ/2023-05-24T15-41-00-03-00/630_360_1684931929-159.jpg" xlink:type="simple" xlink:show="embed" xlink:actuate="onLoad" draw:mime-type="image/jpeg"/>
</draw:frame>
The movie "Luxembourg, Luxembourg" by director Antonio Lukich for six weeks of rental already had already been watched 220 481 viewer, and the cash meeting amounted to 32 788 798 hryvnias.</text:p>
      <text:p text:style-name="P4">
As Ukrinform reports, it reports <text:a xlink:type="simple" xlink:href="https://usfa.gov.ua/press-center/film-lyuksemburg-lyuksemburg-pislya-shostogo-vikendu-zibrav-32-788-798-gryven-i12975" text:style-name="Internet_20_link" text:visited-style-name="Visited_20_Internet_20_Link">
</text:a>
.</text:p>
      <text:p text:style-name="P4">
In <text:a xlink:type="simple" xlink:href="https://www.ukrinform.ua/tag-kino" text:style-name="Internet_20_link" text:visited-style-name="Visited_20_Internet_20_Link">
</text:a>
It is about twin brothers, who see that their long-disappeared father became ill in Luxembourg. They move on a journey to see it for the last time.</text:p>
      <text:p text:style-name="P4">
<draw:frame draw:style-name="fr1" draw:name="Image128" text:anchor-type="as-char" svg:width="6.9236in" svg:height="6.9236in" draw:z-index="0">
<draw:image xlink:href="../Images/yкринформ/2023-05-24T15-41-00-03-00/1684931969-453.jpg" xlink:type="simple" xlink:show="embed" xlink:actuate="onLoad" draw:mime-type="image/jpeg"/>
</draw:frame>
The tape was created by Forefilms film, producers of Volodymyr Yatsenko Yatsenko with the support of Derzhkino.</text:p>
      <text:p text:style-name="P4">
In May 2022, the film became one of the five participants of the program of support for the promotion of Ukrainian films "Promotion", started by the Ukrainian Institute. International promotion under the program is implemented with the help of the Göteborg Film Fund.</text:p>
      <text:p text:style-name="P4">
<text:span text:style-name="T4">
 Read also: </text:span>
 <text:a xlink:type="simple" xlink:href="https://www.ukrinform.ua/rubric-culture/3713547-kino-vistavi-ta-literatura-u-vidni-startuvav-ukrainskij-festival-ustream.html" text:style-name="Internet_20_link" text:visited-style-name="Visited_20_Internet_20_Link">
</text:a>
As reported <text:a xlink:type="simple" xlink:href="https://www.ukrinform.ua/rubric-culture/3706865-film-luksemburg-luksemburg-otrimav-nagorodi-na-dvoh-miznarodnih-festivalah.html" text:style-name="Internet_20_link" text:visited-style-name="Visited_20_Internet_20_Link">
</text:a>
, in April, Luxembourg, Luxembourg received awards at the Monte Carlo International Festival and the Private International Filibe Festival.</text:p>
      <text:p text:style-name="P4">
News Source: <text:a xlink:type="simple" xlink:href="https://www.ukrinform.ua/rubric-culture/3713584-luksemburg-luksemburg-zibrav-ponad-32-miljoni-v-ukrainskomu-prokati.html" text:style-name="Internet_20_link" text:visited-style-name="Visited_20_Internet_20_Link">
https://www.ukrinform.ua/rubric-culture/3713584-luksemburg-luksemburg-zibrav-ponad-32-miljoni-v-ukrainskomu-prokati.html</text:a>
</text:p>
      <!--NEWS-->
      <text:h text:style-name="P10" text:outline-level="1">
<text:span text:style-name="T4">
In Crimea, the invaders "nationalized" 57 objects</text:span>
</text:h>
      <text:p text:style-name="P4">
Authors: Ukrinform (Person)</text:p>
      <text:p text:style-name="P4">
Publisher: Укринформ (Organization)</text:p>
      <text:p text:style-name="P4">
Published Time: 2023-05-24T15:46:37+03:00</text:p>
      <text:p text:style-name="P4">
Modified Time: 2023-05-24T15:46:37+03:00</text:p>
      <text:p text:style-name="P4">
Description: Russian invaders in Crimea "nationalized" 57 real estate objects belonging to Ukrainians and Majlis. Among them is the building of the Majlis of the Crimean Tatar people in Simferopol. - Ukrinform.</text:p>
      <text:p text:style-name="P4">
Images: ['<text:a xlink:type="simple" xlink:href="https://static.ukrinform.com/photos/2023_05/thumb_files/630_360_1684932280-461.jpg" text:style-name="Internet_20_link" text:visited-style-name="Visited_20_Internet_20_Link">
630_360_16849...</text:a>
']</text:p>
      <text:p text:style-name="P4">
Tags: ['Меджліс', 'Націоналізація', 'Окупація Криму', 'Росія']</text:p>
      <text:p text:style-name="P4">
Type: Article</text:p>
      <!--METADATA-->
      <text:p text:style-name="P4">
<draw:frame draw:style-name="fr1" draw:name="Image129" text:anchor-type="as-char" svg:width="6.9236in" svg:height="3.956343in" draw:z-index="0">
<draw:image xlink:href="../Images/yкринформ/2023-05-24T15-46-37-03-00/630_360_1684932280-461.jpg" xlink:type="simple" xlink:show="embed" xlink:actuate="onLoad" draw:mime-type="image/jpeg"/>
</draw:frame>
The Russian -enchantments in the Crimea "nationalized" 57 real estate objects belonging to Ukrainian and Majlis. Among them - the building of the Majlis of the Crimean Tatar gave birth to Simferopol.</text:p>
      <text:p text:style-name="P4">
This was announced by Volodymyr Konstantinov, the head of the Parliament, Ukrinform reports with a reference to <text:a xlink:type="simple" xlink:href="https://www.interfax.ru/russia/902970" text:style-name="Internet_20_link" text:visited-style-name="Visited_20_Internet_20_Link">
</text:a>
.</text:p>
      <text:p text:style-name="P4">
"The list of property of foreign citizens and states that carry out the unlawful to Russia to be nationalized, 57 points are supplemented and specified," said.</text:p>
      <text:p text:style-name="P4">
Among the nationalized objects, Konstantinov listed the building <text:a xlink:type="simple" xlink:href="https://www.ukrinform.ua/tag-medzlis" text:style-name="Internet_20_link" text:visited-style-name="Visited_20_Internet_20_Link">
</text:a>
The Crimean Tatar people on Shmidt Street in Simferopol and, according to Russian media, the apartment of President of Ukraine Vladimir Zelensky.</text:p>
      <text:p text:style-name="P4">
Among other nationalized objects are the winery "Alef-Vinal-Crimea", which belongs to Vadim Yermolaev, the Sky Plaza retailers in Yalta, whose beneficiary Russian media is called Arseniy Yatsenyuk, agricultural enterprise "Semistok and Company" It is associated with the extent of the Ministry of Internal Affairs of the Ministry of Internal Affairs Arsen Avakov and others.</text:p>
      <text:p text:style-name="P4">
Majlis head Refat Chubarov <text:a xlink:type="simple" xlink:href="https://www.facebook.com/dogrujol/posts/pfbid035aeL2bK3ezoN7s3qthN5uDGKVw3k9Hwy7hEREmeyPPU826tULuHT3RD3mo8GpBSSl" text:style-name="Internet_20_link" text:visited-style-name="Visited_20_Internet_20_Link">
</text:a>
that the building of the Majlis of the Crimean Tatar people was illegally captured by Russian punitive bodies in September 2014. Since then, the house has been reinforced and inaccessible to its owner, which is why it was gradually reinforced without proper supervision.</text:p>
      <text:p text:style-name="P4">
"The Russian invaders did not stop the fact that now the claim of charitable organization of the Crimea Foundation on the illegal arrest of the building belonging to him and the proof of its use by the owner, communicated by the European Court of Justice of Human Right .</text:p>
      <text:p text:style-name="P4">
<text:span text:style-name="T4">
 Read also: </text:span>
 <text:a xlink:type="simple" xlink:href="https://www.ukrinform.ua/rubric-crimea/3695306-sud-u-gaazi-zobovazav-rosiu-splatiti-5-milardiv-kompensacii-za-zbitki-naftogazu-v-krimu.html" text:style-name="Internet_20_link" text:visited-style-name="Visited_20_Internet_20_Link">
<text:span text:style-name="T4">
 Court </text:span>
 <text:span text:style-name="T4">
 Hague </text:span>
 <text:span text:style-name="T4">
 Obligation </text:span>
 <text:span text:style-name="T4">
 ignited </text:span>
 <text:span text:style-name="T4">
 </text:span>
 ROSSE <text:span text:style-name="T4">
<text:span text:style-name="T5">
 PAY </text:span>
</text:span>
 <text:span text:style-name="T4">
 </text:span>
 billions <text:span text:style-name="T4">
 </text:span>
 <text:span text:style-name="T4">
 compensation </text:span>
 <text:span text:style-name="T4">
 </text:span>
 <text:span text:style-name="T4">
 </text:span>
 losses <text:span text:style-name="T4">
 </text:span>
 Naftogaz <text:span text:style-name="T4">
 </text:span>
 Crimea **</text:a>
It is noted that "nationalized" enterprises introduced "temporary management".</text:p>
      <text:p text:style-name="P4">
In a two -storey building on the street. Schmidt, 2 in Simferopol before the Russian tuning into the territory of the peninsula housed the Office of the Majlisukrim Tatar people, the Directorate of the Crimea Foundation and the editorial board of the Crym Tatar newspaper "Avdet". The invaders illegally seized this building in 2014.<text:span text:style-name="T5">
Foto: Refat Chubarov, Facebook</text:span>
</text:p>
      <text:p text:style-name="P4">
News Source: <text:a xlink:type="simple" xlink:href="https://www.ukrinform.ua/rubric-crimea/3713586-u-krimu-zagarbniki-nacionalizuvali-57-obektiv.html" text:style-name="Internet_20_link" text:visited-style-name="Visited_20_Internet_20_Link">
https://www.ukrinform.ua/rubric-crimea/3713586-u-krimu-zagarbniki-nacionalizuvali-57-obektiv.html</text:a>
</text:p>
      <!--NEWS-->
      <text:h text:style-name="P10" text:outline-level="1">
<text:span text:style-name="T4">
The KMVA assured that the shelters closed for Kyivans during anxiety will not be</text:span>
</text:h>
      <text:p text:style-name="P4">
Authors: Ukrinform (Person)</text:p>
      <text:p text:style-name="P4">
Publisher: Укринформ (Organization)</text:p>
      <text:p text:style-name="P4">
Published Time: 2023-05-24T15:46:38+03:00</text:p>
      <text:p text:style-name="P4">
Modified Time: 2023-05-24T15:46:38+03:00</text:p>
      <text:p text:style-name="P4">
Description: The KMVA assured that all the shelters closed during air alarm will be detected in a timely manner and unobstructed. - Ukrinform.</text:p>
      <text:p text:style-name="P4">
Images: ['<text:a xlink:type="simple" xlink:href="https://static.ukrinform.com/photos/2018_12/thumb_files/630_360_1543929001-282.jpg" text:style-name="Internet_20_link" text:visited-style-name="Visited_20_Internet_20_Link">
630_360_15439...</text:a>
']</text:p>
      <text:p text:style-name="P4">
Tags: ['Київ', 'Укриття', 'Повітряна тривога']</text:p>
      <text:p text:style-name="P4">
Type: Article</text:p>
      <!--METADATA-->
      <text:p text:style-name="P4">
<draw:frame draw:style-name="fr1" draw:name="Image130" text:anchor-type="as-char" svg:width="6.9236in" svg:height="3.956343in" draw:z-index="0">
<draw:image xlink:href="../Images/yкринформ/2023-05-24T15-46-38-03-00/630_360_1543929001-282.jpg" xlink:type="simple" xlink:show="embed" xlink:actuate="onLoad" draw:mime-type="image/jpeg"/>
</draw:frame>
The KMVAZAUDIVAUs that all closed during air alarm shelter will appear in a timely manner and will be accessible to access.</text:p>
      <text:p text:style-name="P4">
Local residents were qualified during the pressing on the inspections of the capital's shelters, said the deputy chief of the KMVA, Major-General of KMOVODIMIR Kidon, Ukrinform correspondent reports.</text:p>
      <text:p text:style-name="P4">
“At the last meeting of the Defense Council of Kyiv, the Chief of the KMVA Sergey Popko raised the issue of shelters for special control. The safety and life of people is the most important today. Any signals that come to the hot line of military administration will be immediately resolved, ”said Kikidon.</text:p>
      <text:p text:style-name="P4">
He noted that during the last such attacks it was found that not all shelters were open to the people of Kyivans.</text:p>
      <text:p text:style-name="P4">
<text:span text:style-name="T4">
 Read also: </text:span>
 <text:a xlink:type="simple" xlink:href="https://www.ukrinform.ua/rubric-kyiv/3711478-za-tizden-do-stolicnoi-vladi-nadijslo-ponad-20-skarg-na-zacineni-ukritta.html" text:style-name="Internet_20_link" text:visited-style-name="Visited_20_Internet_20_Link">
<text:span text:style-name="T4">
 shelter </text:span>
</text:a>
“The National Police have already checked 34 problematic shelters-have proved four non-functioning; five non -accounting objects and two that are absent; The rest operate in a regular mode, ”the Deputy Chief of the KMVA emphasized.</text:p>
      <text:p text:style-name="P4">
He stressed that this is not a systemic problem in Kiev, but point issues, the authorities are qualified and solved on the ground.</text:p>
      <text:p text:style-name="P4">
According to the speaker, according to the task, systematic work is conducted - non -medium trips to problem objects, together with district state administrations work with balancing holders of shelters. Also, civil protection structures are interviewed within the framework of military exercises by the participation of units of the group of forces and means of defense of Kiev, which are passing on May 23 to May 25, 2023.</text:p>
      <text:p text:style-name="P4">
<text:span text:style-name="T4">
 Read also: </text:span>
 <text:a xlink:type="simple" xlink:href="https://www.ukrinform.ua/rubric-kyiv/3710378-u-stolici-obicaut-pereviriti-ta-vidkriti-vsi-ukritta-pisla-skarg-kian.html" text:style-name="Internet_20_link" text:visited-style-name="Visited_20_Internet_20_Link">
<text:span text:style-name="T4">
 shelter </text:span>
</text:a>
In addition, Kidon reminded the algorithm in the event that the shelter is stacked during anxiety.</text:p>
      <text:p text:style-name="P4">
“You can call up to 101 or 1551, then rescuers will come and open the shelter on their own. There is no major task than life and safety. And the Kyiv City Military Administration will make and make an all -end so that every resident of Kiev feels protected!” , he assured.</text:p>
      <text:p text:style-name="P4">
News Source: <text:a xlink:type="simple" xlink:href="https://www.ukrinform.ua/rubric-kyiv/3713587-u-kmva-zapevnili-so-zakritih-dla-kian-ukrittiv-pid-cas-trivogi-ne-bude.html" text:style-name="Internet_20_link" text:visited-style-name="Visited_20_Internet_20_Link">
https://www.ukrinform.ua/rubric-kyiv/3713587-u-kmva-zapevnili-so-zakritih-dla-kian-ukrittiv-pid-cas-trivogi-ne-bude.html</text:a>
</text:p>
      <!--NEWS-->
      <text:h text:style-name="P10" text:outline-level="1">
<text:span text:style-name="T4">
Japan handed over 100 cars and 30,000 rations for the Armed Forces</text:span>
</text:h>
      <text:p text:style-name="P4">
Authors: Ukrinform (Person)</text:p>
      <text:p text:style-name="P4">
Publisher: Укринформ (Organization)</text:p>
      <text:p text:style-name="P4">
Published Time: 2023-05-24T15:53:00+03:00</text:p>
      <text:p text:style-name="P4">
Modified Time: 2023-05-24T15:53:00+03:00</text:p>
      <text:p text:style-name="P4">
Description: The Ministry of Defense of Japan has transferred 100 cars to Ukraine and 30,000 finished food rations for the needs of the Armed Forces. - Ukrinform.</text:p>
      <text:p text:style-name="P4">
Images: ['<text:a xlink:type="simple" xlink:href="https://static.ukrinform.com/photos/2023_05/thumb_files/630_360_1684932627-459.jpg" text:style-name="Internet_20_link" text:visited-style-name="Visited_20_Internet_20_Link">
630_360_16849...</text:a>
']</text:p>
      <text:p text:style-name="P4">
Tags: ['Японія', 'Автомобіль', 'ЗСУ']</text:p>
      <text:p text:style-name="P4">
Type: Article</text:p>
      <!--METADATA-->
      <text:p text:style-name="P4">
<draw:frame draw:style-name="fr1" draw:name="Image131" text:anchor-type="as-char" svg:width="6.9236in" svg:height="3.956343in" draw:z-index="0">
<draw:image xlink:href="../Images/yкринформ/2023-05-24T15-53-00-03-00/630_360_1684932627-459.jpg" xlink:type="simple" xlink:show="embed" xlink:actuate="onLoad" draw:mime-type="image/jpeg"/>
</draw:frame>
The Ministry of Defense of Japan has transferred 100 cars to Ukraine and 30,000 finished storage rations for the needs of the Armed Forces.</text:p>
      <text:p text:style-name="P4">
According to Ukrinform, the Ambassador of Ukraine to Japan Sergiy Korsun in [] said it(https://www.facebook.com/s.v.korsunsky/posts/pfbid0vbbz8tNTqLunFkYnXgCThZBAgvbH7rniKb3yc1tVEdcnvbT4qeSX5AXBA8Evt6Gfl).</text:p>
      <text:p text:style-name="P4">
«Сьогодні у Міністерстві оборони <text:a xlink:type="simple" xlink:href="https://www.ukrinform.ua/tag-aponia" text:style-name="Internet_20_link" text:visited-style-name="Visited_20_Internet_20_Link">
 </text:a>
The transmission ceremony of Ukraine 100 cars and 30,000 ready -made food sets took place for the needs of the Armed Forces. The first two cars are already on the way to Ukraine, they will go differently after the inspection and the necessary training. For the first time, the inherited history of Japan self -defense forces pass the military technician. Next will be, ”the diplomat said.</text:p>
      <text:p text:style-name="P4">
<text:span text:style-name="T4">
 Read also: </text:span>
 <text:a xlink:type="simple" xlink:href="https://www.ukrinform.ua/rubric-society/3710621-aponia-prijme-na-likuvanna-poranenih-ukrainskih-vijskovih-kyodo.html" text:style-name="Internet_20_link" text:visited-style-name="Visited_20_Internet_20_Link">
<text:span text:style-name="T4">
 Japan </text:span>
</text:a>
As it was reported, President Volodymyr Zelenskyy was recently held in Japanese participation in the 48th Summit Summit. Its participants considered the way to ensure the sustainability of the global economy, including the consequences of the Pandemia of Crownavirus and Russian aggression against Ukraine.</text:p>
      <text:p text:style-name="P4">
<text:span text:style-name="T5">
Foto: Sergey Korsun / Facebook</text:span>
</text:p>
      <text:p text:style-name="P4">
News Source: <text:a xlink:type="simple" xlink:href="https://www.ukrinform.ua/rubric-ato/3713592-aponia-peredala-100-avto-i-30-tisac-pajkiv-dla-zsu.html" text:style-name="Internet_20_link" text:visited-style-name="Visited_20_Internet_20_Link">
https://www.ukrinform.ua/rubric-ato/3713592-aponia-peredala-100-avto-i-30-tisac-pajkiv-dla-zsu.html</text:a>
</text:p>
      <!--NEWS-->
      <text:h text:style-name="P10" text:outline-level="1">
<text:span text:style-name="T4">
In the Zaporozhye direction, the number of Russian soldiers - the mayor of Melitopol increased</text:span>
</text:h>
      <text:p text:style-name="P4">
Authors: Ukrinform (Person)</text:p>
      <text:p text:style-name="P4">
Publisher: Укринформ (Organization)</text:p>
      <text:p text:style-name="P4">
Published Time: 2023-05-24T15:54:44+03:00</text:p>
      <text:p text:style-name="P4">
Modified Time: 2023-05-24T15:54:44+03:00</text:p>
      <text:p text:style-name="P4">
Description: In the Zaporizhzhya direction, in particular in the area of Vasylivka, Tokmak and Molochansk, the Russian Federation increased. - Ukrinform.</text:p>
      <text:p text:style-name="P4">
Images: ['<text:a xlink:type="simple" xlink:href="https://static.ukrinform.com/photos/2023_05/thumb_files/630_360_1684932580-531.jpg" text:style-name="Internet_20_link" text:visited-style-name="Visited_20_Internet_20_Link">
630_360_16849...</text:a>
']</text:p>
      <text:p text:style-name="P4">
Tags: ['Російські військові', 'Федоров', 'Запоріжжя', 'Війна з Росією']</text:p>
      <text:p text:style-name="P4">
Type: Article</text:p>
      <!--METADATA-->
      <text:p text:style-name="P4">
<draw:frame draw:style-name="fr1" draw:name="Image132" text:anchor-type="as-char" svg:width="6.9236in" svg:height="3.956343in" draw:z-index="0">
<draw:image xlink:href="../Images/yкринформ/2023-05-24T15-54-44-03-00/630_360_1684932580-531.jpg" xlink:type="simple" xlink:show="embed" xlink:actuate="onLoad" draw:mime-type="image/jpeg"/>
</draw:frame>
Nazapozhye, in particular in the area of Vasylivka, Tokmak and Molochansk, the Russian Federation has increased.</text:p>
      <text:p text:style-name="P4">
Ivan Fedorov said this during a briefing at the Media Center Ukraine - Ukrinform.</text:p>
      <text:p text:style-name="P4">
"We see a tendency that in the settlements from which the enemy made forced <text:a xlink:type="simple" xlink:href="https://www.ukrinform.ua/tag-evakuacia" text:style-name="Internet_20_link" text:visited-style-name="Visited_20_Internet_20_Link">
</text:a>
, Russian military arrives of petty homes. If we talk about the movement of the enemy's troops, it is in the bikzaposhi front, "he said.</text:p>
      <text:p text:style-name="P4">
<text:span text:style-name="T4">
 Read also: </text:span>
 <text:a xlink:type="simple" xlink:href="https://www.ukrinform.ua/rubric-ato/3713180-zagarbniki-minuut-livij-bereg-dnipra-na-zaporizkomu-napramku.html" text:style-name="Internet_20_link" text:visited-style-name="Visited_20_Internet_20_Link">
<text:span text:style-name="T4">
 Zaporizhzhya </text:span>
 <text:span text:style-name="T4">
 direction </text:span>
</text:a>
In addition, Fedorov noted that near the village of Bilozeri, nearby, a hostile group was destroyed. There are at least a dozen killed wounded who were delivered to a hospital that provides civilian services, as well as to a captured children's sanatorium, in which he has now Voroted his military hospital.</text:p>
      <text:p text:style-name="P4">
According to the mayor, the military group near Tokmak Hypologists was completely destroyed. From there, the killed were taken simply to the mass grave.</text:p>
      <text:p text:style-name="P4">
<text:span text:style-name="T4">
 Read also: </text:span>
 <text:a xlink:type="simple" xlink:href="https://www.ukrinform.ua/rubric-regions/3711841-rosiani-obstriluut-tokmak-ta-molocansk-abi-primusiti-ludej-evakuuvatisa-fedorov.html" text:style-name="Internet_20_link" text:visited-style-name="Visited_20_Internet_20_Link">
<text:span text:style-name="T4">
 Fedorov </text:span>
</text:a>
According to the General Staff, hostile air strikes were recorded by the gulfing points of Gulyaypole, a small Tokmachka and Steppe Zaporizhzhya region.</text:p>
      <text:p text:style-name="P4">
News Source: <text:a xlink:type="simple" xlink:href="https://www.ukrinform.ua/rubric-ato/3713593-na-zaporizkomu-napramku-zbilsilasa-kilkist-rosijskih-vijskovih-mer-melitopola.html" text:style-name="Internet_20_link" text:visited-style-name="Visited_20_Internet_20_Link">
https://www.ukrinform.ua/rubric-ato/3713593-na-zaporizkomu-napramku-zbilsilasa-kilkist-rosijskih-vijskovih-mer-melitopola.html</text:a>
</text:p>
      <!--NEWS-->
      <text:h text:style-name="P10" text:outline-level="1">
<text:span text:style-name="T4">
Germany sends its contingent to the mission of partnership in Moldova</text:span>
</text:h>
      <text:p text:style-name="P4">
Authors: Ukrinform (Person)</text:p>
      <text:p text:style-name="P4">
Publisher: Укринформ (Organization)</text:p>
      <text:p text:style-name="P4">
Published Time: 2023-05-24T15:55:00+03:00</text:p>
      <text:p text:style-name="P4">
Modified Time: 2023-05-24T15:55:00+03:00</text:p>
      <text:p text:style-name="P4">
Description: Germany sends its contingent to the European Union's partnership mission in Moldova (Eupm Moldova). - Ukrinform.</text:p>
      <text:p text:style-name="P4">
Images: ['<text:a xlink:type="simple" xlink:href="https://static.ukrinform.com/photos/2023_05/thumb_files/630_360_1684932813-884.jpg" text:style-name="Internet_20_link" text:visited-style-name="Visited_20_Internet_20_Link">
630_360_16849...</text:a>
']</text:p>
      <text:p text:style-name="P4">
Tags: ['Євросоюз', 'Молдова', 'Німеччина']</text:p>
      <text:p text:style-name="P4">
Type: Article</text:p>
      <!--METADATA-->
      <text:p text:style-name="P4">
<draw:frame draw:style-name="fr1" draw:name="Image133" text:anchor-type="as-char" svg:width="6.9236in" svg:height="3.956343in" draw:z-index="0">
<draw:image xlink:href="../Images/yкринформ/2023-05-24T15-55-00-03-00/630_360_1684932813-884.jpg" xlink:type="simple" xlink:show="embed" xlink:actuate="onLoad" draw:mime-type="image/jpeg"/>
</draw:frame>
Germanyauauae his contingent in the Mission of the European Union's partnership in Moldova(Eupm moldova).</text:p>
      <text:p text:style-name="P4">
Таке рішення було затверджено на засіданні федерального уряду 24 травня,повідомив на брифінгу речник уряду Штеффен Гебештрайт, передає кореспондентУкрінформу.</text:p>
      <text:p text:style-name="P4">
«Німецький контингент становитиме максимально 15 осіб», - сказав Гебештрайт.</text:p>
      <text:p text:style-name="P4">
Їх завданням є підтримка забезпечення національної безпеки. Мандат передбачаєстратегічні поради, при необхідності – заходи навчання та надання обладнаннядля посилання спроможностей <text:a xlink:type="simple" xlink:href="https://www.ukrinform.ua/tag-moldova" text:style-name="Internet_20_link" text:visited-style-name="Visited_20_Internet_20_Link">
 </text:a>
In such Galums as crisis management, cybersecurity and hybrid threats, the spokesman was informed.</text:p>
      <text:p text:style-name="P4">
"The Republic of Moldova is seriously influenced by the illegal aggressive war of Russia anti -Ukraine, in addition, Russian attempts are continued to destabilize the situation in the countries. Attachment of destabilization are aimed at sabotage of the course for reform and European integration," - said Gebestry.</text:p>
      <text:p text:style-name="P4">
The German Foreign Ministry spokeswoman Andrea was in turn added: “We see a continuation of the powerful efforts to destabilize, the campaigns for misinformation, the use of energy as weapons, and cyberattacks. The situation in the country is very difficult. ”</text:p>
      <text:p text:style-name="P4">
Partners are trying to support Moldova for the sake of completion of perennial conflict on the basis of territorial integrity and sovereignty.</text:p>
      <text:p text:style-name="P4">
"Of course, we recognize Transnistria as an integral part of Moldova," the diplomat said.</text:p>
      <text:p text:style-name="P4">
She also said that three nominations for the mission were approved by this time: police and two experts.</text:p>
      <text:p text:style-name="P4">
She also reminded that last year Germany, France and Romania was a bumped platform in order to mobilize the assistance of Moldova, which accepted multi -Ukrainian refugees. In 2022, three donor conferences were held, which only Germany assisted in the amount of 120 million euros. The work will be prestigious this year, promised a spokeswoman for German Foreign Ministry.</text:p>
      <text:p text:style-name="P4">
<text:span text:style-name="T4">
 Read also: </text:span>
 <text:a xlink:type="simple" xlink:href="https://www.ukrinform.ua/rubric-world/3713055-putina-zaarestuut-akso-vin-priide-do-moldovi-sandu.html" text:style-name="Internet_20_link" text:visited-style-name="Visited_20_Internet_20_Link">
<text:span text:style-name="T4">
 Moldova </text:span>
</text:a>
</text:p>
      <text:p text:style-name="P4">
Photo: moldpres.md</text:p>
      <text:p text:style-name="P4">
News Source: <text:a xlink:type="simple" xlink:href="https://www.ukrinform.ua/rubric-world/3713595-nimeccina-nadsilae-svij-kontingent-u-moldovu.html" text:style-name="Internet_20_link" text:visited-style-name="Visited_20_Internet_20_Link">
https://www.ukrinform.ua/rubric-world/3713595-nimeccina-nadsilae-svij-kontingent-u-moldovu.html</text:a>
</text:p>
      <!--NEWS-->
      <text:h text:style-name="P10" text:outline-level="1">
<text:span text:style-name="T4">
“In general, not very good news. Even there are no armor</text:span>
</text:h>
      <text:p text:style-name="P4">
Author: ['АРМІЯINFORM']</text:p>
      <text:p text:style-name="P4">
Time: 2023-05-24T16:00:00-04:00</text:p>
      <text:p text:style-name="P4">
Description: https://youtu.be/nsxgxp0_UX0 Golovnnya Rosavіnnya of the Ukrainian MOKLAYA was published ... The war with Ukraine 2022, the war with Ukraine is the latest news today, the news with Ukraine 2022 is the last today, will there be a war between Ukraine and Russia and when, war With Ukraine in 2022 it will be or not, will there be a war with Ukraine in the near future, they say, the war with Ukraine, Ukrainian news today, Ukrainian news in Ukrainian media in Russian</text:p>
      <text:p text:style-name="P4">
Images: []</text:p>
      <text:p text:style-name="P4">
Tags: ['STOPRUSSIA', 'АГРЕСІЯ РФ', 'ВТОРГНЕННЯ РФ', 'ГУР ПЕРЕХОПЛЕННЯ']</text:p>
      <text:p text:style-name="P4">
Category: News</text:p>
      <!--METADATA-->
      <text:p text:style-name="P4">
The Main Directorate of Intelligence of the Ministry of Defense of Ukraine has published another interception of the telephone conversation of the invaders, in which the serviceman of the Russian Federation tells the proofing to move on the forefront even under fear of receiving an article: “In P*nastynas, they send real!Ours, sorry for me, three shells, and they have ... ”.</text:p>
      <text:p text:style-name="P4">
News Source: <text:a xlink:type="simple" xlink:href="https://armyinform.com.ua/2023/05/24/zagalom-ne-duzhe-horoshi-novyny-navit-blindazhiv-nemaye-perehoplennya-gur-mou/" text:style-name="Internet_20_link" text:visited-style-name="Visited_20_Internet_20_Link">
https://armyinform.com.ua/2023/05/24/zagalom-ne-duzhe-horoshi-novyny-navit-blindazhiv-nemaye-perehoplennya-gur-mou/</text:a>
</text:p>
      <!--NEWS-->
      <text:h text:style-name="P10" text:outline-level="1">
<text:span text:style-name="T4">
NATO Summit should bring Ukraine's rapprochement with the Alliance - Marshal Senate RP</text:span>
</text:h>
      <text:p text:style-name="P4">
Authors: Ukrinform (Person)</text:p>
      <text:p text:style-name="P4">
Publisher: Укринформ (Organization)</text:p>
      <text:p text:style-name="P4">
Published Time: 2023-05-24T16:00:42+03:00</text:p>
      <text:p text:style-name="P4">
Modified Time: 2023-05-24T16:00:42+03:00</text:p>
      <text:p text:style-name="P4">
Description: NATO July Summit should bring Ukraine's rapprochement with the Alliance. - Ukrinform.</text:p>
      <text:p text:style-name="P4">
Images: ['<text:a xlink:type="simple" xlink:href="https://static.ukrinform.com/photos/2023_05/thumb_files/630_360_1684926862-334.jpg" text:style-name="Internet_20_link" text:visited-style-name="Visited_20_Internet_20_Link">
630_360_16849...</text:a>
']</text:p>
      <text:p text:style-name="P4">
Tags: ['Польща', 'Україна', 'Сенат']</text:p>
      <text:p text:style-name="P4">
Type: Article</text:p>
      <!--METADATA-->
      <text:p text:style-name="P4">
<draw:frame draw:style-name="fr1" draw:name="Image134" text:anchor-type="as-char" svg:width="6.9236in" svg:height="3.956343in" draw:z-index="0">
<draw:image xlink:href="../Images/yкринформ/2023-05-24T16-00-42-03-00/630_360_1684926862-334.jpg" xlink:type="simple" xlink:show="embed" xlink:actuate="onLoad" draw:mime-type="image/jpeg"/>
</draw:frame>
NATO July Samite should bring Ukraine's rapprochement with the Alliance.</text:p>
      <text:p text:style-name="P4">
Ruslan Stefanchuk said this during a joint briefing for the media in Warsaw from the head of the premiers of Ukraine, who put a Ukrainian embroidery with a Ukrainian embroidery for a meeting, Ukrinform's own correspondent reports.</text:p>
      <text:p text:style-name="P4">
According to the speaker of the upper house of the Polish Parliament, the Senate, like the N all -Polish people, invariably support Ukraine in the light of barbaric aggression.</text:p>
      <text:p text:style-name="P4">
"We do everything to the victory of Ukraine in this collision with the barbarians, and ended in full restoration of territorial integrity of Ukraine," Grodzky emphasized.</text:p>
      <text:p text:style-name="P4">
According to him, the Senate of the RP focuses considerable efforts to support Ukraine, in particular, adopting four resolutions in support of Ukraine lately: the statement of European and Euro -Atlantic aspirations of Ukraine, about the recognition of culturalism <text:a xlink:type="simple" xlink:href="https://www.ukrinform.ua/tag-rosia" text:style-name="Internet_20_link" text:visited-style-name="Visited_20_Internet_20_Link">
</text:a>
terrorist regime, prosecution of deportation of Ukrainian children deep into Russia and attempts to Russify them.</text:p>
      <text:p text:style-name="P4">
The Polish politician said that during the July NATO Summit, the next step would be taken to make Ukraine as soon as possible. "</text:p>
      <text:p text:style-name="P4">
According to him, Polish priorities in European policy are as high as possible integration and regular steps in Ukraine's membership in the EU.</text:p>
      <text:p text:style-name="P4">
"We are under a great impression that despite the war and the barbaric atamyrosis against the civilian population, Ukraine performs one by one one by one, so I hope that this process will quickly end with the accession of Ukraine to Ukraine," - emphasized the Marshal Senate of the RP.</text:p>
      <text:p text:style-name="P4">
He also thanked Ukraine for fulfilling its obligations to supply food to Asia and Africa in war.</text:p>
      <text:p text:style-name="P4">
“And this is not the fault of Ukraine that the transit of food through Poland has been violated. It is necessary to take out Ukrainian grain and open the elevator of the following harvests so that the world does not suffer from famine because of the war, because the samette was the intention of Putin: to call anti -Ukrainian sentiment in the countries that dubbed grain, ” - said Marshal of the Polish Senate.</text:p>
      <text:p text:style-name="P4">
He also stressed that it is necessary to do everything possible to stop the crime of Ukrainian children in Russia and that they return to the way as soon as possible.<text:span text:style-name="T4">
 Read also: </text:span>
 <text:a xlink:type="simple" xlink:href="https://www.ukrinform.ua/rubric-polytics/3713533-vidbudova-i-majbutnij-samit-nato-stefancuk-u-polsi-zustrivsa-iz-marsalkom-sejmu.html" text:style-name="Internet_20_link" text:visited-style-name="Visited_20_Internet_20_Link">
<text:span text:style-name="T4">
 Stefanchuk </text:span>
</text:a>
As reported by Ukrinform, on Thursday Stefanchuk will speak to the Polish lawyers in the Seimas.</text:p>
      <text:p text:style-name="P4">
News Source: <text:a xlink:type="simple" xlink:href="https://www.ukrinform.ua/rubric-polytics/3713596-samit-nato-mae-prinesti-zblizenna-ukraini-z-alansom-marsalok-senatu-rp.html" text:style-name="Internet_20_link" text:visited-style-name="Visited_20_Internet_20_Link">
https://www.ukrinform.ua/rubric-polytics/3713596-samit-nato-mae-prinesti-zblizenna-ukraini-z-alansom-marsalok-senatu-rp.html</text:a>
</text:p>
      <!--NEWS-->
      <text:h text:style-name="P10" text:outline-level="1">
<text:span text:style-name="T4">
The Ukrainian Basketball Team will hold five matches in preparation for the Olympic pre-qualification</text:span>
</text:h>
      <text:p text:style-name="P4">
Authors: Ukrinform (Person)</text:p>
      <text:p text:style-name="P4">
Publisher: Укринформ (Organization)</text:p>
      <text:p text:style-name="P4">
Published Time: 2023-05-24T16:07:00+03:00</text:p>
      <text:p text:style-name="P4">
Modified Time: 2023-05-24T16:07:00+03:00</text:p>
      <text:p text:style-name="P4">
Description: On July 15, the team will start a training fee in Riga. - Ukrinform.</text:p>
      <text:p text:style-name="P4">
Images: ['<text:a xlink:type="simple" xlink:href="https://static.ukrinform.com/photos/2023_05/thumb_files/630_360_1684933490-476.jpeg" text:style-name="Internet_20_link" text:visited-style-name="Visited_20_Internet_20_Link">
630_360_16849...</text:a>
']</text:p>
      <text:p text:style-name="P4">
Tags: ['Баскетбол']</text:p>
      <text:p text:style-name="P4">
Type: Article</text:p>
      <!--METADATA-->
      <text:p text:style-name="P4">
<draw:frame draw:style-name="fr1" draw:name="Image135" text:anchor-type="as-char" svg:width="6.9236in" svg:height="3.956343in" draw:z-index="0">
<draw:image xlink:href="../Images/yкринформ/2023-05-24T16-07-00-03-00/630_360_1684933490-476.jpeg" xlink:type="simple" xlink:show="embed" xlink:actuate="onLoad" draw:mime-type="image/jpeg"/>
</draw:frame>
July 15 will start a training fee in Riga.</text:p>
      <text:p text:style-name="P4">
The male national team of basketball in preparation for the Olympic pre-qualification in the summer will hold a number of control matches, <text:a xlink:type="simple" xlink:href="https://fbu.ua/news/vtaly-stepanovskiy--pro-plan-pdgotovki-zbrno-ukrani-do-pre-kvalfkac-olmpadi" text:style-name="Internet_20_link" text:visited-style-name="Visited_20_Internet_20_Link">
</text:a>
FBU press service, Ukrinform reports.</text:p>
      <text:p text:style-name="P4">
_ <text:span text:style-name="T4">
 Currently the schedule of control matches looks like this: </text:span>
 _</text:p>
      <text:p text:style-name="P4">
The opponent is determined(July 26. Riga, Latvia);</text:p>
      <text:p text:style-name="P4">
Lithuania - Ukraine(July 29. Paneling, Lithuania);</text:p>
      <text:p text:style-name="P4">
The opponent is determined(August 1. Riga, Latvia);</text:p>
      <text:p text:style-name="P4">
Ukraine is Israel(August 5th. Riga, Latvia);</text:p>
      <text:p text:style-name="P4">
Ukraine is the Netherlands(August 7th. Riga, Latvia).</text:p>
      <text:p text:style-name="P4">
Збірна України у групі пре-кваліфікації олімпійського турніру зіграє зТуреччиною, Болгарією та Ісландією. Для виходу до основного кваліфікаційноготурніру Україні потрібно стати однією з двох найкращих на груповому етапі, апотім виграти плей-офф, який стартує з півфіналу.</text:p>
      <text:p text:style-name="P4">
<text:span text:style-name="T4">
Читайте також:</text:span>
 <text:a xlink:type="simple" xlink:href="https://www.ukrinform.ua/rubric-sports/3702448-basketbol-prekvalifikacijnij-turnir-olimpiadi-ukraina-zigrae-u-tureccini.html" text:style-name="Internet_20_link" text:visited-style-name="Visited_20_Internet_20_Link">
 <text:span text:style-name="T4">
Баскетбол</text:span>
 </text:a>
As reported by Ukrinform, all matches of pre-qualifications of the Olympic tournament will be in Istanbul from 12 to 20 August 2023.</text:p>
      <text:p text:style-name="P4">
Photo: fbu.ua</text:p>
      <text:p text:style-name="P4">
News Source: <text:a xlink:type="simple" xlink:href="https://www.ukrinform.ua/rubric-sports/3713598-zbirna-ukraini-z-basketbolu-provede-5-matciv-u-ramkah-pidgotovki-do-olimpijskoi-prekvalifikacii.html" text:style-name="Internet_20_link" text:visited-style-name="Visited_20_Internet_20_Link">
https://www.ukrinform.ua/rubric-sports/3713598-zbirna-ukraini-z-basketbolu-provede-5-matciv-u-ramkah-pidgotovki-do-olimpijskoi-prekvalifikacii.html</text:a>
</text:p>
      <!--NEWS-->
      <text:h text:style-name="P10" text:outline-level="1">
<text:span text:style-name="T4">
Almost 400,000 displaced persons have registered in Kiev - what help they receive</text:span>
</text:h>
      <text:p text:style-name="P4">
Authors: Ukrinform (Person)</text:p>
      <text:p text:style-name="P4">
Publisher: Укринформ (Organization)</text:p>
      <text:p text:style-name="P4">
Published Time: 2023-05-24T16:11:00+03:00</text:p>
      <text:p text:style-name="P4">
Modified Time: 2023-05-24T16:11:00+03:00</text:p>
      <text:p text:style-name="P4">
Description: </text:p>
      <text:p text:style-name="P4">
У Києві Зареєстровані Майже 400 Тисяч Внутрішньо Переміщених Осіб, Понад 66 Тисяч З Них – Діти, Майже 14 Тисяч – Люди З Інвалідністю. — Укрінформ.: </text:p>
      <text:p text:style-name="P4">
Images: ['<text:a xlink:type="simple" xlink:href="https://static.ukrinform.com/photos/2023_05/thumb_files/630_360_1684933805-350.jpg" text:style-name="Internet_20_link" text:visited-style-name="Visited_20_Internet_20_Link">
630_360_16849...</text:a>
']</text:p>
      <text:p text:style-name="P4">
Tags: ['Переселенці', 'Київ', 'допомога']</text:p>
      <text:p text:style-name="P4">
Type: Article</text:p>
      <!--METADATA-->
      <text:p text:style-name="P4">
<draw:frame draw:style-name="fr1" draw:name="Image136" text:anchor-type="as-char" svg:width="6.9236in" svg:height="3.956343in" draw:z-index="0">
<draw:image xlink:href="../Images/yкринформ/2023-05-24T16-11-00-03-00/630_360_1684933805-350.jpg" xlink:type="simple" xlink:show="embed" xlink:actuate="onLoad" draw:mime-type="image/jpeg"/>
</draw:frame>
Almost 400,000 internally displaced persons are in Kyivvisovstaized, more than 66,000 children, and almost 14,000 people with disabilities.</text:p>
      <text:p text:style-name="P4">
According to Ukrinform, the Kyiv City State Administration reported this <text:a xlink:type="simple" xlink:href="https://www.facebook.com/kyivcity.gov.ua/posts/pfbid02UzTKuaq9WFdscWiYequJnpup2M6RayfusApWE372VrfQQSY4FixEia1qDcToiDHEl" text:style-name="Internet_20_link" text:visited-style-name="Visited_20_Internet_20_Link">
</text:a>
.</text:p>
      <text:p text:style-name="P4">
"Близько 250 тисяч переїхали до Києва з територій, на яких ведуться бойовідії. Тобто це люди, які лишилися практично без нічого", – зазначили в КМДА.</text:p>
      <text:p text:style-name="P4">
Наголошується, що переселенці, які зареєстрували місцем свого тимчасовогопроживання Київ, отримують усі пільги та допомоги, передбачені для відповіднихкатегорій киян. Для цього у столиці діє міська цільова програма "Турбота.Назустріч киянам", фінансування якої збільшене до 4 791 901,400 гривень.</text:p>
      <text:p text:style-name="P4">
<text:span text:style-name="T4">
Читайте також:</text:span>
 <text:a xlink:type="simple" xlink:href="https://www.ukrinform.ua/rubric-economy/3713528-miznarodni-donori-nadadut-ukraini-17-miljoniv-na-zitlo-dla-pereselenciv.html" text:style-name="Internet_20_link" text:visited-style-name="Visited_20_Internet_20_Link">
 <text:span text:style-name="T4">
переселенців</text:span>
 </text:a>
<text:span text:style-name="T4">
 Migrants have the right to receive: </text:span>
</text:p>
      <ul>
        <li>
one -time targeted financial assistance to low -income ones that are in difficult life circumstances(from 2 to 10 thousand UAH); * one -time targeted social financial assistance on the occasion of public holidays and landmarks(from 300 to 1 thousand UAH); * Aid to the burial of certain categories of persons to the performer of the will of the deceased or the person who pledged to bury the deceased(From 2 thousand UAH); * Monthly targeted social financial assistance to orphans and individual categories of persons with disabilities(from 1.2 to 2.5 thousand UAH); * Fund for detention <text:a xlink:type="simple" xlink:href="https://www.ukrinform.ua/tag-diti" text:style-name="Internet_20_link" text:visited-style-name="Visited_20_Internet_20_Link">
</text:a>
In the family of a patronage caregiver in Kiev(5 minimum wages that are equal to 35 thousand UAH); * one -time financial assistance to large families raising three or more children and are recipients of state social assistance(5 TIS. UAH); * financial assistance to women who gave birth to a triple and more children(Once upon a time 20 thousand UAH); * targeted financial assistance to students with disabilities, orphans deprived of parental care, from the families of Heavenly Hundred Heroes and from low -income families for partial payment of education in higher education at their choice(Until 19 TIS. UAH).</li>
      </ul>
      <text:p text:style-name="P4">
<text:span text:style-name="T4">
Читайте також:</text:span>
 <text:a xlink:type="simple" xlink:href="https://www.ukrinform.ua/rubric-society/3713339-u-minreintegracii-ne-prognozuut-kratnogo-zbilsenna-kilkosti-vpo.html" text:style-name="Internet_20_link" text:visited-style-name="Visited_20_Internet_20_Link">
 <text:span text:style-name="T4">
переселенців</text:span>
 </text:a>
</text:p>
      <text:p text:style-name="P4">
Photo: kyivcity.gov.ua</text:p>
      <text:p text:style-name="P4">
News Source: <text:a xlink:type="simple" xlink:href="https://www.ukrinform.ua/rubric-kyiv/3713599-u-kievi-zareestruvalisa-majze-400-tisac-pereselenciv-aku-dopomogu-otrimuut.html" text:style-name="Internet_20_link" text:visited-style-name="Visited_20_Internet_20_Link">
https://www.ukrinform.ua/rubric-kyiv/3713599-u-kievi-zareestruvalisa-majze-400-tisac-pereselenciv-aku-dopomogu-otrimuut.html</text:a>
</text:p>
      <!--NEWS-->
      <text:h text:style-name="P10" text:outline-level="1">
<text:span text:style-name="T4">
Beijing hopes for positive changes in dealing with the US where a new Ambassador of China arrived</text:span>
</text:h>
      <text:p text:style-name="P4">
Authors: Ukrinform (Person)</text:p>
      <text:p text:style-name="P4">
Publisher: Укринформ (Organization)</text:p>
      <text:p text:style-name="P4">
Published Time: 2023-05-24T16:14:00+03:00</text:p>
      <text:p text:style-name="P4">
Modified Time: 2023-05-24T16:14:00+03:00</text:p>
      <text:p text:style-name="P4">
Description: The Ministry of Foreign Affairs of the People's Republic of China hopes that the United States will work with China to regulate differences and improve the dialogue. - Ukrinform.</text:p>
      <text:p text:style-name="P4">
Images: ['<text:a xlink:type="simple" xlink:href="https://static.ukrinform.com/photos/2023_05/thumb_files/630_360_1684934281-582.jpg" text:style-name="Internet_20_link" text:visited-style-name="Visited_20_Internet_20_Link">
630_360_16849...</text:a>
']</text:p>
      <text:p text:style-name="P4">
Tags: ['Китай', 'Посол', 'США']</text:p>
      <text:p text:style-name="P4">
Type: Article</text:p>
      <!--METADATA-->
      <text:p text:style-name="P4">
<draw:frame draw:style-name="fr1" draw:name="Image137" text:anchor-type="as-char" svg:width="6.9236in" svg:height="3.956343in" draw:z-index="0">
<draw:image xlink:href="../Images/yкринформ/2023-05-24T16-14-00-03-00/630_360_1684934281-582.jpg" xlink:type="simple" xlink:show="embed" xlink:actuate="onLoad" draw:mime-type="image/jpeg"/>
</draw:frame>
The China's Foreign Ministry hopes that they will be connected to China to regulate differences and improve dialogue.</text:p>
      <text:p text:style-name="P4">
This was stated during a briefing by the Ministry of Foreign Affairs of the Ministry of Foreign Affairs of the PRC Mao Nin, commenting on the arrival of Ambassador Beijing to Washington, reports Ukrinform's own correspondent.</text:p>
      <text:p text:style-name="P4">
"We hope that the United States will take into account the common interests of people in two countries and work with China in order to improve the dialogue, to regulate differences and to increase cooperation, as well as to bring back -American relations on the right path of healthy and stable growth," Mao said.</text:p>
      <text:p text:style-name="P4">
According to her, the Chinese-American relations are "vital to both Ukraine and the world" and <text:a xlink:type="simple" xlink:href="https://www.ukrinform.ua/tag-kitaj" text:style-name="Internet_20_link" text:visited-style-name="Visited_20_Internet_20_Link">
</text:a>
Develops them in accordance with the principles of mutual respect, peaceful coexistence of a favorable cooperation.</text:p>
      <text:p text:style-name="P4">
<text:span text:style-name="T4">
 Read also: </text:span>
 <text:a xlink:type="simple" xlink:href="https://www.ukrinform.ua/rubric-ato/3692146-eksposol-ssa-poasniv-comu-kitaj-ne-navazivsa-vidpraviti-rosii-zbrou.html" text:style-name="Internet_20_link" text:visited-style-name="Visited_20_Internet_20_Link">
</text:a>
At the same time, the diplomat emphasized, China "remains devoted to protecting its consumerity, security and interests of development."</text:p>
      <text:p text:style-name="P4">
The spokeswoman also expressed his hope that the US side will support the Augustry of SE Feng, who arrived in Washington the day before, in the performance of his duties.</text:p>
      <text:p text:style-name="P4">
<text:span text:style-name="T4">
 Read also: </text:span>
 <text:a xlink:type="simple" xlink:href="https://www.ukrinform.ua/rubric-world/3644985-blinken-obgovoriv-vidnosini-vasingtona-z-pekinom-iz-novim-glavou-mzs-kitau.html" text:style-name="Internet_20_link" text:visited-style-name="Visited_20_Internet_20_Link">
</text:a>
As reported by Ukrinform, the countries of the Seven Groups at the Summit in Hiroshima agreed <text:a xlink:type="simple" xlink:href="https://www.ukrinform.ua/rubric-world/3712246-bajden-pro-pidhid-g7-do-vidnosin-iz-kitau-mi-hocemo-zmensiti-riziki-a-ne-vidednatisa.html" text:style-name="Internet_20_link" text:visited-style-name="Visited_20_Internet_20_Link">
</text:a>
that is not in the disconnection of their economies from Chinese, but in reducing the risk of diversification to avoid critical dependence.</text:p>
      <text:p text:style-name="P4">
News Source: <text:a xlink:type="simple" xlink:href="https://www.ukrinform.ua/rubric-world/3713600-pekin-spodivaetsa-na-pozitivni-zmini-u-vidnosinah-zi-ssa-kudi-pribuv-novij-posol-kitau.html" text:style-name="Internet_20_link" text:visited-style-name="Visited_20_Internet_20_Link">
https://www.ukrinform.ua/rubric-world/3713600-pekin-spodivaetsa-na-pozitivni-zmini-u-vidnosinah-zi-ssa-kudi-pribuv-novij-posol-kitau.html</text:a>
</text:p>
      <!--NEWS-->
      <text:h text:style-name="P10" text:outline-level="1">
<text:span text:style-name="T4">
The second part of the movie "Ma!" - Novel "Breathe with me"</text:span>
</text:h>
      <text:p text:style-name="P4">
Authors: Ukrinform (Person)</text:p>
      <text:p text:style-name="P4">
Publisher: Укринформ (Organization)</text:p>
      <text:p text:style-name="P4">
Published Time: 2023-05-24T16:19:00+03:00</text:p>
      <text:p text:style-name="P4">
Modified Time: 2023-05-24T16:19:00+03:00</text:p>
      <text:p text:style-name="P4">
Description: The authors of a short film about the Russian-Ukrainian war "MA!" They presented the second part of the movie almanac - the novel called "Breath with me". - Ukrinform.</text:p>
      <text:p text:style-name="P4">
Images: ['<text:a xlink:type="simple" xlink:href="https://static.ukrinform.com/photos/2023_05/thumb_files/630_360_1684934035-182.jpg" text:style-name="Internet_20_link" text:visited-style-name="Visited_20_Internet_20_Link">
630_360_16849...</text:a>
', '<text:a xlink:type="simple" xlink:href="https://static.ukrinform.com/photos/2023_05/1684934036-420.jpg" text:style-name="Internet_20_link" text:visited-style-name="Visited_20_Internet_20_Link">
1684934036-42...</text:a>
', '<text:a xlink:type="simple" xlink:href="https://static.ukrinform.com/photos/2023_05/1684933867-414.jpg" text:style-name="Internet_20_link" text:visited-style-name="Visited_20_Internet_20_Link">
1684933867-41...</text:a>
', '<text:a xlink:type="simple" xlink:href="https://static.ukrinform.com/photos/2023_05/1684933943-518.jpg" text:style-name="Internet_20_link" text:visited-style-name="Visited_20_Internet_20_Link">
1684933943-51...</text:a>
', '<text:a xlink:type="simple" xlink:href="https://static.ukrinform.com/photos/2023_05/1684934008-994.jpg" text:style-name="Internet_20_link" text:visited-style-name="Visited_20_Internet_20_Link">
1684934008-99...</text:a>
']</text:p>
      <text:p text:style-name="P4">
Tags: ['Короткометражне кіно', 'Війна з Росією', 'Медіацентр Україна - Укрінформ']</text:p>
      <text:p text:style-name="P4">
Type: Article</text:p>
      <!--METADATA-->
      <text:p text:style-name="P4">
<draw:frame draw:style-name="fr1" draw:name="Image138" text:anchor-type="as-char" svg:width="6.9236in" svg:height="3.956343in" draw:z-index="0">
<draw:image xlink:href="../Images/yкринформ/2023-05-24T16-19-00-03-00/630_360_1684934035-182.jpg" xlink:type="simple" xlink:show="embed" xlink:actuate="onLoad" draw:mime-type="image/jpeg"/>
</draw:frame>
Author's riot-competence film about the Russian-Ukrainian war "MA!" Present the second part of the movie almanac - the novel called "Breath with me".</text:p>
      <text:p text:style-name="P4">
The presentation took place in <text:a xlink:type="simple" xlink:href="http://www.youtube.com/live/rSTMTBENO9Y" text:style-name="Internet_20_link" text:visited-style-name="Visited_20_Internet_20_Link">
</text:a>
, the agency's correspondent reports.</text:p>
      <text:p text:style-name="P4">
At the heart of the plot is the history of the Ukrainian family, in which the man defends the state of the front.</text:p>
      <text:p text:style-name="P4">
<draw:frame draw:style-name="fr1" draw:name="Image139" text:anchor-type="as-char" svg:width="6.9236in" svg:height="4.615733in" draw:z-index="0">
<draw:image xlink:href="../Images/yкринформ/2023-05-24T16-19-00-03-00/1684934036-420.jpg" xlink:type="simple" xlink:show="embed" xlink:actuate="onLoad" draw:mime-type="image/jpeg"/>
</draw:frame>
"This movie is a small novel from the movie" MA!", Which we will issue, to shoot other parts, and once this picture will be collected, and we will truly be able to evaluate the extent of this horrific war," said the director Bogdan Zheleznyak.</text:p>
      <text:p text:style-name="P4">
<draw:frame draw:style-name="fr1" draw:name="Image140" text:anchor-type="as-char" svg:width="6.9236in" svg:height="4.615733in" draw:z-index="0">
<draw:image xlink:href="../Images/yкринформ/2023-05-24T16-19-00-03-00/1684933867-414.jpg" xlink:type="simple" xlink:show="embed" xlink:actuate="onLoad" draw:mime-type="image/jpeg"/>
</draw:frame>
He said that the purpose of the film is to remind people in the world that the Russian-Ukrainian war is ongoing, as well as "explain to all and our friends, to others, why we continue to fight, why we will never give up why we will never make concessions" .</text:p>
      <text:p text:style-name="P4">
"I hope that this movie will answer the question of what our people fight," Zheleznyak added.</text:p>
      <text:p text:style-name="P4">
According to the director "Breathe with me", no one has doubt why patriotic content is removed, about the war, because now you need to shoot "either about it or nothing else."</text:p>
      <text:p text:style-name="P4">
The film director emphasized: “We dedicate this movie to the unbreakable. It is not about our military, it is about all of us, about all who did not give up, who has left in the country, about doctors, about workers who work and lift the economy of the state, about the military who protect us, about mothers who give birth, About all people who did not give up. "</text:p>
      <text:p text:style-name="P4">
In turn, the film actors told about their experience and impressions of the film.</text:p>
      <text:p text:style-name="P4">
"I want to say that this short film, apparently, for all the films, series that were in my experience, it was probably the most responsible material," Ilya Ponomarenko said.</text:p>
      <text:p text:style-name="P4">
<draw:frame draw:style-name="fr1" draw:name="Image141" text:anchor-type="as-char" svg:width="6.9236in" svg:height="4.615733in" draw:z-index="0">
<draw:image xlink:href="../Images/yкринформ/2023-05-24T16-19-00-03-00/1684933943-518.jpg" xlink:type="simple" xlink:show="embed" xlink:actuate="onLoad" draw:mime-type="image/jpeg"/>
</draw:frame>
The actor also told that the shooting took place in a real trenches, and Nakadrah was heard explosions and shots from military training.</text:p>
      <text:p text:style-name="P4">
“It is very responsible for playing the military when you never collided with. I was also very responsible to play a woman who giving birth, because I did not do it. But it was so important for me that it was very true in the movie, ”Kateryna Chikina said.The actress emphasized that she wanted to convey the female power, but at the same time pain, the angry of the enemy, unreal excitement for the man on the front.</text:p>
      <text:p text:style-name="P4">
"These were the most difficult shootings in my life, but it is incredible experience," she added.</text:p>
      <text:p text:style-name="P4">
The team of short film "Breath with me" thanked the military, which would burn the Ukrainian state and anyone who does not give up.</text:p>
      <text:p text:style-name="P4">
The premiere of the second part of the movie "Ma!" - Novels under the name "Dikhai Zimnim" took place on May 24 on <text:a xlink:type="simple" xlink:href="http://www.youtube.com/watch" text:style-name="Internet_20_link" text:visited-style-name="Visited_20_Internet_20_Link">
</text:a>
.</text:p>
      <text:p text:style-name="P4">
<text:span text:style-name="T4">
 Read also: </text:span>
 <text:a xlink:type="simple" xlink:href="https://www.ukrinform.ua/rubric-culture/3712705-son-penn-zigrae-v-ukrainskomu-kinoalmanahu-vijna-ocima-tvarin.html" text:style-name="Internet_20_link" text:visited-style-name="Visited_20_Internet_20_Link">
<text:span text:style-name="T4">
 movie almanac </text:span>
</text:a>
As reported <text:a xlink:type="simple" xlink:href="https://www.ukrinform.ua/rubric-culture/3553831-vijsov-korotkometraznij-film-pro-vijnu-z-rosieu-ma.html" text:style-name="Internet_20_link" text:visited-style-name="Visited_20_Internet_20_Link">
</text:a>
, On August 19, 2022, a short film about the Russian-Ukrainian War "MA!" Was held. The main idea of the film is the answer to the question of why there is such a huge abyss between the Ukrainian Irosian peoples.</text:p>
      <text:p text:style-name="P4">
News Source: <text:a xlink:type="simple" xlink:href="https://www.ukrinform.ua/rubric-culture/3713602-u-kievi-prezentuvali-drugu-castinu-kinoalmanahu-ma-novelu-dihaj-zi-mnou.html" text:style-name="Internet_20_link" text:visited-style-name="Visited_20_Internet_20_Link">
https://www.ukrinform.ua/rubric-culture/3713602-u-kievi-prezentuvali-drugu-castinu-kinoalmanahu-ma-novelu-dihaj-zi-mnou.html</text:a>
</text:p>
      <!--NEWS-->
      <text:h text:style-name="P10" text:outline-level="1">
<text:span text:style-name="T4">
More than 6.3 thousand hectares of agricultural land remain flooded in three regions of Ukraine</text:span>
</text:h>
      <text:p text:style-name="P4">
Authors: Ukrinform (Person)</text:p>
      <text:p text:style-name="P4">
Publisher: Укринформ (Organization)</text:p>
      <text:p text:style-name="P4">
Published Time: 2023-05-24T16:19:08+03:00</text:p>
      <text:p text:style-name="P4">
Modified Time: 2023-05-24T16:19:08+03:00</text:p>
      <text:p text:style-name="P4">
Description: In Volyn, Cherkasy and Rivne regions, 6,373 hectares of agricultural land have been flooded. - Ukrinform.</text:p>
      <text:p text:style-name="P4">
Images: ['<text:a xlink:type="simple" xlink:href="https://static.ukrinform.com/photos/2023_04/thumb_files/630_360_1681800661-769.jpg" text:style-name="Internet_20_link" text:visited-style-name="Visited_20_Internet_20_Link">
630_360_16818...</text:a>
']</text:p>
      <text:p text:style-name="P4">
Tags: ['ДСНС', 'Вода', 'Регіони', 'Водопілля']</text:p>
      <text:p text:style-name="P4">
Type: Article</text:p>
      <!--METADATA-->
      <text:p text:style-name="P4">
<draw:frame draw:style-name="fr1" draw:name="Image142" text:anchor-type="as-char" svg:width="6.9236in" svg:height="3.956343in" draw:z-index="0">
<draw:image xlink:href="../Images/yкринформ/2023-05-24T16-19-08-03-00/630_360_1681800661-769.jpg" xlink:type="simple" xlink:show="embed" xlink:actuate="onLoad" draw:mime-type="image/jpeg"/>
</draw:frame>
The UVOLIN, Cherkasy and Rivne regions currently flooded 6 373 gonals of agricultural land.</text:p>
      <text:p text:style-name="P4">
This was informed <text:a xlink:type="simple" xlink:href="http://dsns.gov.ua/uk/news/nadzvicaini-podiyi/operativna-informaciia-shhodo-likvidaciyi-naslidkiv-castkovix-pidtoplen-na-teritoriyi-ukrayini-1" text:style-name="Internet_20_link" text:visited-style-name="Visited_20_Internet_20_Link">
</text:a>
, reports Ukrinform.</text:p>
      <text:p text:style-name="P4">
“There is a decline in spring water supply to all areas. 41 homes remain undermined(Dnipropetrovsk - 33 and Cherkasy - 8)and 304 Two farms(Zaporizhzhia - 250, Dnipropetrovsk - 46 and Cherkasy - 8).У Волинській, Черкаській та Рівненській областях підтоплено 6 тис. 373 гасільськогосподарських угідь”, - повідомили у <text:a xlink:type="simple" xlink:href="https://www.ukrinform.ua/tag-dsns" text:style-name="Internet_20_link" text:visited-style-name="Visited_20_Internet_20_Link">
 </text:a>
.</text:p>
      <text:p text:style-name="P4">
Rescuers were not involved in the work,(Since the beginning of the work, 1 thousand 905 people and 957 units have been recovered. techniques).</text:p>
      <text:p text:style-name="P4">
<text:span text:style-name="T4">
Читайте також:</text:span>
 <text:a xlink:type="simple" xlink:href="https://www.ukrinform.ua/rubric-kyiv/3713396-vodopilla-dla-kieva-vze-minulo-kmva.html" text:style-name="Internet_20_link" text:visited-style-name="Visited_20_Internet_20_Link">
 <text:span text:style-name="T4">
Водопілля</text:span>
 </text:a>
As reported, as of May 22, 8 thousand 638 hectares of agricultural land were flooded in Volyn, Rivne and Cherkasy region.</text:p>
      <text:p text:style-name="P4">
News Source: <text:a xlink:type="simple" xlink:href="https://www.ukrinform.ua/rubric-regions/3713601-u-troh-oblastah-ukraini-zalisautsa-pidtoplenimi-ponad-63-tisaci-gektariv-silgospugid.html" text:style-name="Internet_20_link" text:visited-style-name="Visited_20_Internet_20_Link">
https://www.ukrinform.ua/rubric-regions/3713601-u-troh-oblastah-ukraini-zalisautsa-pidtoplenimi-ponad-63-tisaci-gektariv-silgospugid.html</text:a>
</text:p>
      <!--NEWS-->
      <text:h text:style-name="P10" text:outline-level="1">
<text:span text:style-name="T4">
Odessa got four special vehicles from the US</text:span>
</text:h>
      <text:p text:style-name="P4">
Authors: Ukrinform (Person)</text:p>
      <text:p text:style-name="P4">
Publisher: Укринформ (Organization)</text:p>
      <text:p text:style-name="P4">
Published Time: 2023-05-24T16:24:00+03:00</text:p>
      <text:p text:style-name="P4">
Modified Time: 2023-05-24T16:24:00+03:00</text:p>
      <text:p text:style-name="P4">
Description: American philanthropists handed over three ambulances and one fire truck to the Odessa region. - Ukrinform.</text:p>
      <text:p text:style-name="P4">
Images: ['<text:a xlink:type="simple" xlink:href="https://static.ukrinform.com/photos/2023_05/thumb_files/630_360_1684934618-354.jpg" text:style-name="Internet_20_link" text:visited-style-name="Visited_20_Internet_20_Link">
630_360_16849...</text:a>
']</text:p>
      <text:p text:style-name="P4">
Tags: ['Автомобіль', 'Одещина', 'США', 'Швидка']</text:p>
      <text:p text:style-name="P4">
Type: Article</text:p>
      <!--METADATA-->
      <text:p text:style-name="P4">
<draw:frame draw:style-name="fr1" draw:name="Image143" text:anchor-type="as-char" svg:width="6.9236in" svg:height="3.956343in" draw:z-index="0">
<draw:image xlink:href="../Images/yкринформ/2023-05-24T16-24-00-03-00/630_360_1684934618-354.jpg" xlink:type="simple" xlink:show="embed" xlink:actuate="onLoad" draw:mime-type="image/jpeg"/>
</draw:frame>
American philanthropists handed over three ambulance cars and one fire truck to the Odessa region.</text:p>
      <text:p text:style-name="P4">
About it in <text:a xlink:type="simple" xlink:href="https://www.facebook.com/oblrada.didenko/posts/pfbid025Y2NJx6cocsLZdCvUEFCuEkWJCwnaAk27UwCLbi6oyqGtaWDH8dmRypkCSHWghH2l" text:style-name="Internet_20_link" text:visited-style-name="Visited_20_Internet_20_Link">
</text:a>
The head of the Odessa regional council Hryhoriy Didenko informed, Ukrinform reports.</text:p>
      <text:p text:style-name="P4">
"The great friend of Odessa Chris Manson, Vice -Cresident OSF HeaithCare, brought from the United States on duty <text:a xlink:type="simple" xlink:href="https://www.ukrinform.ua/tag-avtomobil" text:style-name="Internet_20_link" text:visited-style-name="Visited_20_Internet_20_Link">
</text:a>
An ambulance is a fire truck, ”Didenko wrote.</text:p>
      <text:p text:style-name="P4">
He added that three cars are sent for military units of Tacadian hospitals. A fire truck - for a volunteer fire brigade when the SES in Odessa region.</text:p>
      <text:p text:style-name="P4">
<text:span text:style-name="T4">
 Read also: </text:span>
 <text:a xlink:type="simple" xlink:href="https://www.ukrinform.ua/rubric-society/3713490-dania-peredala-ukraini-15-inkluzivnih-avtomobiliv.html" text:style-name="Internet_20_link" text:visited-style-name="Visited_20_Internet_20_Link">
<text:span text:style-name="T4">
 Inclusive </text:span>
</text:a>
As reported, <text:a xlink:type="simple" xlink:href="https://www.ukrinform.ua/rubric-regions/3704304-norvegia-peredala-specavtomobili-odeskim-ta-hersonskim-ratuvalnikam.html" text:style-name="Internet_20_link" text:visited-style-name="Visited_20_Internet_20_Link">
</text:a>
.</text:p>
      <text:p text:style-name="P4">
<text:span text:style-name="T5">
Foto: Grigory Didenko / Facebook</text:span>
</text:p>
      <text:p text:style-name="P4">
News Source: <text:a xlink:type="simple" xlink:href="https://www.ukrinform.ua/rubric-regions/3713603-odesina-otrimala-cotiri-specavtomobili-vid-ssa.html" text:style-name="Internet_20_link" text:visited-style-name="Visited_20_Internet_20_Link">
https://www.ukrinform.ua/rubric-regions/3713603-odesina-otrimala-cotiri-specavtomobili-vid-ssa.html</text:a>
</text:p>
      <!--NEWS-->
      <text:h text:style-name="P10" text:outline-level="1">
<text:span text:style-name="T4">
Black Sea beaches closed for bathing</text:span>
</text:h>
      <text:p text:style-name="P4">
Authors: Ukrinform (Person)</text:p>
      <text:p text:style-name="P4">
Publisher: Укринформ (Organization)</text:p>
      <text:p text:style-name="P4">
Published Time: 2023-05-24T16:28:53+03:00</text:p>
      <text:p text:style-name="P4">
Modified Time: 2023-05-24T16:28:53+03:00</text:p>
      <text:p text:style-name="P4">
Description: This year, Chernomorsk beaches will be closed again for bathing. - Ukrinform.</text:p>
      <text:p text:style-name="P4">
Images: ['<text:a xlink:type="simple" xlink:href="https://static.ukrinform.com/photos/2023_05/thumb_files/630_360_1684934802-976.png" text:style-name="Internet_20_link" text:visited-style-name="Visited_20_Internet_20_Link">
630_360_16849...</text:a>
']</text:p>
      <text:p text:style-name="P4">
Tags: ['Одещина', 'Пляжний сезон', 'Війна з Росією']</text:p>
      <text:p text:style-name="P4">
Type: Article</text:p>
      <!--METADATA-->
      <text:p text:style-name="P4">
<draw:frame draw:style-name="fr1" draw:name="Image144" text:anchor-type="as-char" svg:width="6.9236in" svg:height="3.956343in" draw:z-index="0">
<draw:image xlink:href="../Images/yкринформ/2023-05-24T16-28-53-03-00/630_360_1684934802-976.png" xlink:type="simple" xlink:show="embed" xlink:actuate="onLoad" draw:mime-type="image/png"/>
</draw:frame>
Chernomorsk will be closed again for bathing this year.</text:p>
      <text:p text:style-name="P4">
About it in <text:a xlink:type="simple" xlink:href="http://www.facebook.com/vasilgulyaev/posts/pfbid0SvDSufmSoUjzPPTFZkCnyQa2dpsB9aKPVmaVypfcsVWAfenjJ3Sko9vybeR9FwRbl" text:style-name="Internet_20_link" text:visited-style-name="Visited_20_Internet_20_Link">
</text:a>
The mayor of the city Vasyl Gulyaev reported, Ukrinform reports.</text:p>
      <text:p text:style-name="P4">
"Unfortunately, a ban on bathing in the sea in the Black Sea is valid," - said.</text:p>
      <text:p text:style-name="P4">
Gulyaev stressed that the ban was imposed by the military because there are no waleers on the beaches. Therefore, according to Gulyaev, the city considers the opening of the beaches for bathing, but there is no final decision.</text:p>
      <text:p text:style-name="P4">
“It can be driven at any time-it is necessary to put nets. There are no walers - it is impossible to put nets, ”Gulyaev explained.</text:p>
      <text:p text:style-name="P4">
Note that in <text:a xlink:type="simple" xlink:href="https://www.ukrinform.ua/tag-odesa" text:style-name="Internet_20_link" text:visited-style-name="Visited_20_Internet_20_Link">
</text:a>
Such nets are stretched between the traverses on the beach between 13 and 14 large fountain stations. At the entrance there is an information stand with rules of behavior on the coast. The attack is forbidden to be during air anxiety and from 21:00 to 7.00. You can swim only in a specially equipped area - the boundary is marked.</text:p>
      <text:p text:style-name="P4">
<text:span text:style-name="T4">
 Read also: </text:span>
 <text:a xlink:type="simple" xlink:href="https://www.ukrinform.ua/rubric-kyiv/3710998-u-kievi-ne-planuut-vidkrivati-plaznij-sezon.html" text:style-name="Internet_20_link" text:visited-style-name="Visited_20_Internet_20_Link">
<text:span text:style-name="T4">
 Beach </text:span>
 <text:span text:style-name="T4">
 season </text:span>
</text:a>
Military Command <text:a xlink:type="simple" xlink:href="https://www.ukrinform.ua/rubric-regions/3697451-vijskovi-poperedili-vladu-odesini-pro-nedocilnist-kurortnogo-sezonu.html" text:style-name="Internet_20_link" text:visited-style-name="Visited_20_Internet_20_Link">
</text:a>
which considers it inappropriate to open the resort season in the Odessa region. In turn, the chairman of the Public Council at the Odessa Ova Sergey Bratchuk <text:a xlink:type="simple" xlink:href="https://www.ukrinform.ua/rubric-regions/3703587-odeske-uzberezza-bude-zakritim-dla-vidpocivalnikiv-ova.html" text:style-name="Internet_20_link" text:visited-style-name="Visited_20_Internet_20_Link">
</text:a>
that the military expects from the Odessa Musicipality of the relevant proposals for the arrangement of the recreation zones of certain locations.</text:p>
      <text:p text:style-name="P4">
Ukrinform has commented on the opening of such locations to the Odessa meter. We were informed there that there is no information in the municipality at the moment, and we were not used to preparatory work on the beach between 13 and 14 fountain stations.</text:p>
      <text:p text:style-name="P4">
News Source: <text:a xlink:type="simple" xlink:href="https://www.ukrinform.ua/rubric-regions/3713606-plazi-cornomorska-zakriti-dla-kupanna.html" text:style-name="Internet_20_link" text:visited-style-name="Visited_20_Internet_20_Link">
https://www.ukrinform.ua/rubric-regions/3713606-plazi-cornomorska-zakriti-dla-kupanna.html</text:a>
</text:p>
      <!--NEWS-->
      <text:h text:style-name="P10" text:outline-level="1">
<text:span text:style-name="T4">
New Calendar: The transition period will protect the PCC from the inner split - Helensky</text:span>
</text:h>
      <text:p text:style-name="P4">
Authors: Ukrinform (Person)</text:p>
      <text:p text:style-name="P4">
Publisher: Укринформ (Organization)</text:p>
      <text:p text:style-name="P4">
Published Time: 2023-05-24T16:30:00+03:00</text:p>
      <text:p text:style-name="P4">
Modified Time: 2023-05-24T16:30:00+03:00</text:p>
      <text:p text:style-name="P4">
Description: The transition period during the introduction of the new Lanian calendar will protect the Orthodox Church of Ukraine from the inner split. - Ukrinform.</text:p>
      <text:p text:style-name="P4">
Images: ['<text:a xlink:type="simple" xlink:href="https://static.ukrinform.com/photos/2023_03/thumb_files/630_360_1678702752-153.jpg" text:style-name="Internet_20_link" text:visited-style-name="Visited_20_Internet_20_Link">
630_360_16787...</text:a>
']</text:p>
      <text:p text:style-name="P4">
Tags: ['Календар', 'Православна церква України', 'Єленський']</text:p>
      <text:p text:style-name="P4">
Type: Article</text:p>
      <!--METADATA-->
      <text:p text:style-name="P4">
<draw:frame draw:style-name="fr1" draw:name="Image145" text:anchor-type="as-char" svg:width="6.9236in" svg:height="3.956343in" draw:z-index="0">
<draw:image xlink:href="../Images/yкринформ/2023-05-24T16-30-00-03-00/630_360_1678702752-153.jpg" xlink:type="simple" xlink:show="embed" xlink:actuate="onLoad" draw:mime-type="image/jpeg"/>
</draw:frame>
The transitional period during the introduction of the newlyan calendar will protect the Orthodox church of Ukraine from internal split.</text:p>
      <text:p text:style-name="P4">
This was emphasized by the Head of the State Service for Ethnopolitics and Freedom of Soviet Saviator Helensky in a comment to Ukrinform correspondent.</text:p>
      <text:p text:style-name="P4">
"An important component of this decision(transition <text:a xlink:type="simple" xlink:href="https://www.ukrinform.ua/tag-pravoslavna-cerkva-ukraini" text:style-name="Internet_20_link" text:visited-style-name="Visited_20_Internet_20_Link">
</text:a>
On the Novoyan calendar from September 1, 2023 -ed.), it is that parishioners who decide to use the old calendar will be able to do so. This circumstance is very important because all transitions to the new Calendar in Orthodox churches were accompanied by a split(For example, in Greece and in a number of countries there are old -calendars). Таким чином, ПЦУ уникнула цього, як іУГКЦ", - сказав він.</text:p>
      <text:p text:style-name="P4">
На його думку, ухвалене рішення ПЦУ є більш коректним підходом до реалізаціїмісії християнина в світі.</text:p>
      <text:p text:style-name="P4">
"На мою думку, важливо, щоб календар церкви та календар, за яким ми живемопоза храмовими стінами, були суголосними. Хоча це дискутивна проблема: хтосьвважає, що плин часу у храмі має бути інакшим, аніж у світі, а хтось думає, щочас у церкві та поза нею має бути одним, мовляв, ми не можемо святкувати Новийрік під час посту. Тому рішення ПЦУ, мені здається, є більш адекватнимпідходом до реалізації місії християнина в світі", - зауважив Єленський.</text:p>
      <text:p text:style-name="P4">
Він також додав, що розмова про перехід на новий церковний календар існуваладавно, але повномасштабне вторгнення стало каталізатором: "релігійні спільнотиУкраїни відокремлюються від усього, пов'язаного з Росією".</text:p>
      <text:p text:style-name="P4">
<text:span text:style-name="T4">
Читайте також:</text:span>
 <text:a xlink:type="simple" xlink:href="https://www.ukrinform.ua/rubric-society/3692201-zakonoproekt-sodo-dialnosti-religijnih-organizacij-ubezpecit-ukrainu-elenskij.html" text:style-name="Internet_20_link" text:visited-style-name="Visited_20_Internet_20_Link">
 <text:span text:style-name="T4">
Єленський</text:span>
 </text:a>
As reported by Ukrinform, the Orthodox Church of Ukraine(Cursed)Officially informed about the decision <text:a xlink:type="simple" xlink:href="https://www.ukrinform.ua/rubric-society/3713534-pcu-oficijno-povidomila-pro-perehid-na-novij-kalendar.html" text:style-name="Internet_20_link" text:visited-style-name="Visited_20_Internet_20_Link">
</text:a>
.</text:p>
      <text:p text:style-name="P4">
On May 24, a meeting of the Bishops' Cathedral of the Orthodox Church of Ukraine took place, during which the issue of transition to a new calendar was considered.</text:p>
      <text:p text:style-name="P4">
News Source: <text:a xlink:type="simple" xlink:href="https://www.ukrinform.ua/rubric-society/3713608-novij-kalendar-perehidnij-period-ubezpecit-pcu-vid-vnutrisnogo-rozkolu-elenskij.html" text:style-name="Internet_20_link" text:visited-style-name="Visited_20_Internet_20_Link">
https://www.ukrinform.ua/rubric-society/3713608-novij-kalendar-perehidnij-period-ubezpecit-pcu-vid-vnutrisnogo-rozkolu-elenskij.html</text:a>
</text:p>
      <!--NEWS-->
      <text:h text:style-name="P10" text:outline-level="1">
<text:span text:style-name="T4">
In Germany, police conducts searches in eco -activists</text:span>
</text:h>
      <text:p text:style-name="P4">
Authors: Ukrinform (Person)</text:p>
      <text:p text:style-name="P4">
Publisher: Укринформ (Organization)</text:p>
      <text:p text:style-name="P4">
Published Time: 2023-05-24T16:36:00+03:00</text:p>
      <text:p text:style-name="P4">
Modified Time: 2023-05-24T16:36:00+03:00</text:p>
      <text:p text:style-name="P4">
Description: The State Criminal Police of Bavaria conducts investigations into seven people in the ecological movement "Last Generation" because of suspicion of creating and supporting a criminal organization. - Ukrinform.</text:p>
      <text:p text:style-name="P4">
Images: ['<text:a xlink:type="simple" xlink:href="https://static.ukrinform.com/photos/2017_06/thumb_files/630_360_1496609143-2898.jpg" text:style-name="Internet_20_link" text:visited-style-name="Visited_20_Internet_20_Link">
630_360_14966...</text:a>
']</text:p>
      <text:p text:style-name="P4">
Tags: ['Екологія', 'Поліція', 'активісти']</text:p>
      <text:p text:style-name="P4">
Type: Article</text:p>
      <!--METADATA-->
      <text:p text:style-name="P4">
<draw:frame draw:style-name="fr1" draw:name="Image146" text:anchor-type="as-char" svg:width="6.9236in" svg:height="3.956343in" draw:z-index="0">
<draw:image xlink:href="../Images/yкринформ/2023-05-24T16-36-00-03-00/630_360_1496609143-2898.jpg" xlink:type="simple" xlink:show="embed" xlink:actuate="onLoad" draw:mime-type="image/jpeg"/>
</draw:frame>
The State Administration of Bavaria Criminal Police is investigating the seven persons of the latter generation of the Simological Movement of the Last Generation because of suspicion of creating and supporting the organizational organization.</text:p>
      <text:p text:style-name="P4">
About it reports Ukrinform with reference to the presents of law enforcement.</text:p>
      <text:p text:style-name="P4">
“The Munich Prosecutor's Office, the Central Directorate for the Combating Bavaria Extremism Iterorism, conduct investigations into suspicion of committing criminal acts by representatives of the so -called“ last generation ”. Within the framework of this process, representatives of the Munich Prosecutor's Office, the State Department of Criminal Police of Bavaria and other federal lands are currently searching for 15 objects across Germany(In seven federal lands - ed). Водночасвиконуються дві постанови про конфіскацію рахунків та арешт майна», -поінформували поліцейські.</text:p>
      <text:p text:style-name="P4">
Прокуратура Мюнхена порушила розслідування проти семи підозрюваних віком від22 до 38 років за звинуваченням у створенні або підтримці злочинноїорганізації. Їм закидають організацію кампанії зі збору коштів дляфінансування «подальших злочинів». Зазначається, що активістам вдалося зібратищонайменше 1,4 мільйона євро пожертв.</text:p>
      <text:p text:style-name="P4">
«За наявною інформацією, ці гроші в основному використовувалися для вчиненнязлочинів», - зазначається у пресрелізі.</text:p>
      <text:p text:style-name="P4">
Окрім того, двох членів руху підозрюють і в спробі диверсії на нафтопроводіТрієст-Інгольштадт (Critical infrastructure in Bavaria)In April 2022.</text:p>
      <text:p text:style-name="P4">
At the instruction of the prosecutor, the site of the organization was closed, the spokesman said.</text:p>
      <text:p text:style-name="P4">
The detainees are not reported.</text:p>
      <text:p text:style-name="P4">
<text:span text:style-name="T4">
 Read also: </text:span>
 <text:a xlink:type="simple" xlink:href="https://www.ukrinform.ua/rubric-world/3713201-u-svejcarii-zatrimali-80-ekoaktivistiv.html" text:style-name="Internet_20_link" text:visited-style-name="Visited_20_Internet_20_Link">
<text:span text:style-name="T4">
 eco -activist </text:span>
</text:a>
Federal Minister of Internal Affairs Nancy Feser supported a large -scale raid. "Today's measures show that the rule of law cannot be deceived. Police and judicial bodies do not recognize crimes but act in accordance The minister declared.</text:p>
      <text:p text:style-name="P4">
The activists, meanwhile, severely condemned the raid and called on to marches.</text:p>
      <text:p text:style-name="P4">
Recently, eco -activists have been increasingly annoyed not only in their controversy but also for citizens. For the most part, young people with glue fix the sebum on highways, airports and other important sites, which leads to impaired traffic or facilities. <text:a xlink:type="simple" xlink:href="https://www.ukrinform.ua/tag-policia" text:style-name="Internet_20_link" text:visited-style-name="Visited_20_Internet_20_Link">
</text:a>
It is necessary to peel off with the help of chemical products.<text:span text:style-name="T4">
 Read also: </text:span>
 <text:a xlink:type="simple" xlink:href="https://www.ukrinform.ua/rubric-world/3645387-ekoaktivisti-v-nimeccini-vlastuvali-suticki-z-policieu.html" text:style-name="Internet_20_link" text:visited-style-name="Visited_20_Internet_20_Link">
<text:span text:style-name="T4">
 eco -activists </text:span>
</text:a>
It was reported that the US Climate Emergency Fund paid more than $ 3.5 million in different climatic groups in 2022. One of the recipients was the German "last generation". Money is used to pay for the participants of the Promotion, rent for them for the duration of the shares, etc.</text:p>
      <text:p text:style-name="P4">
News Source: <text:a xlink:type="simple" xlink:href="https://www.ukrinform.ua/rubric-world/3713611-u-nimeccini-policia-provodit-obsuki-v-ekoaktivistiv.html" text:style-name="Internet_20_link" text:visited-style-name="Visited_20_Internet_20_Link">
https://www.ukrinform.ua/rubric-world/3713611-u-nimeccini-policia-provodit-obsuki-v-ekoaktivistiv.html</text:a>
</text:p>
      <!--NEWS-->
      <text:h text:style-name="P10" text:outline-level="1">
<text:span text:style-name="T4">
The Khmelnytsky City Council transferred three land plots for the use of PCCU</text:span>
</text:h>
      <text:p text:style-name="P4">
Authors: Ukrinform (Person)</text:p>
      <text:p text:style-name="P4">
Publisher: Укринформ (Organization)</text:p>
      <text:p text:style-name="P4">
Published Time: 2023-05-24T16:41:22+03:00</text:p>
      <text:p text:style-name="P4">
Modified Time: 2023-05-24T16:41:22+03:00</text:p>
      <text:p text:style-name="P4">
Description: The Khmelnytsky City Council transferred three land to the use of religious communities that passed to the Orthodox Church of Ukraine. - Ukrinform.</text:p>
      <text:p text:style-name="P4">
Images: ['<text:a xlink:type="simple" xlink:href="https://static.ukrinform.com/photos/2021_04/thumb_files/630_360_1618502733-352.jpg" text:style-name="Internet_20_link" text:visited-style-name="Visited_20_Internet_20_Link">
630_360_16185...</text:a>
']</text:p>
      <text:p text:style-name="P4">
Tags: ['Земля', 'Хмельницький', 'Православна церква України']</text:p>
      <text:p text:style-name="P4">
Type: Article</text:p>
      <!--METADATA-->
      <text:p text:style-name="P4">
<draw:frame draw:style-name="fr1" draw:name="Image147" text:anchor-type="as-char" svg:width="6.9236in" svg:height="3.956343in" draw:z-index="0">
<draw:image xlink:href="../Images/yкринформ/2023-05-24T16-41-22-03-00/630_360_1618502733-352.jpg" xlink:type="simple" xlink:show="embed" xlink:actuate="onLoad" draw:mime-type="image/jpeg"/>
</draw:frame>
The Khmelnytsky City Council transferred three land to the use of religious communities that moved to the Orthodox Church of Ukraine.</text:p>
      <text:p text:style-name="P4">
As Ukrinform reports, about it in <text:a xlink:type="simple" xlink:href="https://t.me/symchyshyn_oleksandr/5544" text:style-name="Internet_20_link" text:visited-style-name="Visited_20_Internet_20_Link">
</text:a>
The mayor of Khmelnytsky Alexander Simchyshyn reported.</text:p>
      <text:p text:style-name="P4">
“He held an extraordinary session of the city council. They were transferred for permanent use permission for the development of land management documentation for sections of religious communities who have switched to <text:a xlink:type="simple" xlink:href="https://www.ukrinform.ua/tag-pravoslavna-cerkva-ukraini" text:style-name="Internet_20_link" text:visited-style-name="Visited_20_Internet_20_Link">
</text:a>
, officially registered, changed the charter and have all the correspondence. This applies to areas on the street. Trade union, 41 and ul. Vaizer, 15, Shukhevych, 11/2 ”, - Simchyshyn wrote.</text:p>
      <text:p text:style-name="P4">
<text:span text:style-name="T4">
 Read also: </text:span>
 <text:a xlink:type="simple" xlink:href="https://www.ukrinform.ua/rubric-regions/3712642-na-hmelniccini-se-devat-parafij-perejsli-do-pcu.html" text:style-name="Internet_20_link" text:visited-style-name="Visited_20_Internet_20_Link">
<text:span text:style-name="T4">
 PCC </text:span>
</text:a>
In addition, the deputies supported the division of the plot on the street. Vladimirskaya, 113, will be awarded to the religious community.</text:p>
      <text:p text:style-name="P4">
As reported by Ukrinform, the Khmelnytsky City Council has decided to impose the right to use thirteen land for the Churches of the Uptsomoskovsky Patriarchate.</text:p>
      <text:p text:style-name="P4">
News Source: <text:a xlink:type="simple" xlink:href="https://www.ukrinform.ua/rubric-regions/3713612-hmelnicka-miskrada-peredala-tri-zemelni-dilanki-u-koristuvanna-pcu.html" text:style-name="Internet_20_link" text:visited-style-name="Visited_20_Internet_20_Link">
https://www.ukrinform.ua/rubric-regions/3713612-hmelnicka-miskrada-peredala-tri-zemelni-dilanki-u-koristuvanna-pcu.html</text:a>
</text:p>
      <!--NEWS-->
      <text:h text:style-name="P10" text:outline-level="1">
<text:span text:style-name="T4">
Latvia will allocate € 2 million for Chernihiv's recovery</text:span>
</text:h>
      <text:p text:style-name="P4">
Authors: Ukrinform (Person)</text:p>
      <text:p text:style-name="P4">
Publisher: Укринформ (Organization)</text:p>
      <text:p text:style-name="P4">
Published Time: 2023-05-24T16:44:00+03:00</text:p>
      <text:p text:style-name="P4">
Modified Time: 2023-05-24T16:44:00+03:00</text:p>
      <text:p text:style-name="P4">
Description: Latvia will allocate 2 million euros for the restoration of Chernihiv. - Ukrinform.</text:p>
      <text:p text:style-name="P4">
Images: ['<text:a xlink:type="simple" xlink:href="https://static.ukrinform.com/photos/2023_05/thumb_files/630_360_1684935565-597.jpg" text:style-name="Internet_20_link" text:visited-style-name="Visited_20_Internet_20_Link">
630_360_16849...</text:a>
', '<text:a xlink:type="simple" xlink:href="https://static.ukrinform.com/photos/2023_05/1684935564-366.jpg" text:style-name="Internet_20_link" text:visited-style-name="Visited_20_Internet_20_Link">
1684935564-36...</text:a>
', '<text:a xlink:type="simple" xlink:href="https://static.ukrinform.com/photos/2023_05/1684935565-177.jpg" text:style-name="Internet_20_link" text:visited-style-name="Visited_20_Internet_20_Link">
1684935565-17...</text:a>
']</text:p>
      <text:p text:style-name="P4">
Tags: ['Латвія', 'Чернігів', 'Відбудова']</text:p>
      <text:p text:style-name="P4">
Type: Article</text:p>
      <!--METADATA-->
      <text:p text:style-name="P4">
<draw:frame draw:style-name="fr1" draw:name="Image148" text:anchor-type="as-char" svg:width="6.9236in" svg:height="3.956343in" draw:z-index="0">
<draw:image xlink:href="../Images/yкринформ/2023-05-24T16-44-00-03-00/630_360_1684935565-597.jpg" xlink:type="simple" xlink:show="embed" xlink:actuate="onLoad" draw:mime-type="image/jpeg"/>
</draw:frame>
Latvia will receive 2 million euros for Chernihiv's restoration.</text:p>
      <text:p text:style-name="P4">
As Ukrinform reports, this has reported <text:a xlink:type="simple" xlink:href="https://chernigiv-rada.gov.ua/news/id-156007/" text:style-name="Internet_20_link" text:visited-style-name="Visited_20_Internet_20_Link">
</text:a>
According to the results of the meeting Oleksandr Lomak, City Golovichirnigov with Latvia Minister Ilsa Indrixon, Taposl of the Republic of Latvia in Ukraine Ilgars Klyava.</text:p>
      <text:p text:style-name="P4">
“During the meeting, agreements on the allocation of 2 million euros this Ukraine were reached to restore our <text:a xlink:type="simple" xlink:href="https://www.ukrinform.ua/tag-cernigiv" text:style-name="Internet_20_link" text:visited-style-name="Visited_20_Internet_20_Link">
</text:a>
”, -goes in the message.</text:p>
      <text:p text:style-name="P4">
<draw:frame draw:style-name="fr1" draw:name="Image149" text:anchor-type="as-char" svg:width="6.9236in" svg:height="4.615733in" draw:z-index="0">
<draw:image xlink:href="../Images/yкринформ/2023-05-24T16-44-00-03-00/1684935564-366.jpg" xlink:type="simple" xlink:show="embed" xlink:actuate="onLoad" draw:mime-type="image/jpeg"/>
</draw:frame>
It is noted that the directions that are directed by this financing - equipment for educational institutions and restoration of capacities of KP "Chernihivvodokanal" are already determined.</text:p>
      <text:p text:style-name="P4">
<draw:frame draw:style-name="fr1" draw:name="Image150" text:anchor-type="as-char" svg:width="6.9236in" svg:height="4.615733in" draw:z-index="0">
<draw:image xlink:href="../Images/yкринформ/2023-05-24T16-44-00-03-00/1684935565-177.jpg" xlink:type="simple" xlink:show="embed" xlink:actuate="onLoad" draw:mime-type="image/jpeg"/>
</draw:frame>
Oleksandr Lomako spoke about the consequences of active fighting during the meeting that the city did not have the opportunity to restore everything on its own, so it actively cooperates with international donors, organizations to involve their assistance to restore Chernihiv.</text:p>
      <text:p text:style-name="P4">
<text:span text:style-name="T4">
 Read also: </text:span>
 <text:a xlink:type="simple" xlink:href="https://www.ukrinform.ua/rubric-vidbudova/3713405-vidnovlena-infrastruktura-v-ukraini-vze-do-2024-roku-mae-stati-bezbarernou-kubrakov.html" text:style-name="Internet_20_link" text:visited-style-name="Visited_20_Internet_20_Link">
</text:a>
In addition, he reported the priority for the city directions: spheres of transport, equipment for cleaning the city, establishing a liaison level of business.</text:p>
      <text:p text:style-name="P4">
As reported <text:a xlink:type="simple" xlink:href="https://www.ukrinform.ua/rubric-regions/3711536-cernigivsina-otrimala-gumanitarnu-dopomogu-vid-danskoi-kompanii.html" text:style-name="Internet_20_link" text:visited-style-name="Visited_20_Internet_20_Link">
</text:a>
, residents of Chernihiv region and critical infrastructure institutions held humanitarian aid from the Danish company Rockwool.</text:p>
      <text:p text:style-name="P4">
<text:span text:style-name="T5">
Foto: chernigiv-rada.gov.ua</text:span>
</text:p>
      <text:p text:style-name="P4">
News Source: <text:a xlink:type="simple" xlink:href="https://www.ukrinform.ua/rubric-vidbudova/3713614-latvia-vidilit-2-miljoni-na-vidnovlenna-cernigova.html" text:style-name="Internet_20_link" text:visited-style-name="Visited_20_Internet_20_Link">
https://www.ukrinform.ua/rubric-vidbudova/3713614-latvia-vidilit-2-miljoni-na-vidnovlenna-cernigova.html</text:a>
</text:p>
      <!--NEWS-->
      <text:h text:style-name="P10" text:outline-level="1">
<text:span text:style-name="T4">
Ukrainian pilots already successfully use Storm Shadow missiles - Reznikov</text:span>
</text:h>
      <text:p text:style-name="P4">
Authors: Ukrinform (Person)</text:p>
      <text:p text:style-name="P4">
Publisher: Укринформ (Organization)</text:p>
      <text:p text:style-name="P4">
Published Time: 2023-05-24T16:45:00+03:00</text:p>
      <text:p text:style-name="P4">
Modified Time: 2023-05-24T16:45:00+03:00</text:p>
      <text:p text:style-name="P4">
Description: The Minister of Defense of Ukraine Oleksiy Reznikov discussed with the British colleague Ben Volles, who is on a working visit to Ukraine, the issue of continuing the training of Ukrainian military in the United Kingdom. - Ukrinform.</text:p>
      <text:p text:style-name="P4">
Images: ['<text:a xlink:type="simple" xlink:href="https://static.ukrinform.com/photos/2023_05/thumb_files/630_360_1684935932-167.jpg" text:style-name="Internet_20_link" text:visited-style-name="Visited_20_Internet_20_Link">
630_360_16849...</text:a>
']</text:p>
      <text:p text:style-name="P4">
Tags: ['Британія', 'Війна', 'Резніков', 'Storm Shadow', 'Пілот']</text:p>
      <text:p text:style-name="P4">
Type: Article</text:p>
      <!--METADATA-->
      <text:p text:style-name="P4">
<draw:frame draw:style-name="fr1" draw:name="Image151" text:anchor-type="as-char" svg:width="6.9236in" svg:height="3.956343in" draw:z-index="0">
<draw:image xlink:href="../Images/yкринформ/2023-05-24T16-45-00-03-00/630_360_1684935932-167.jpg" xlink:type="simple" xlink:show="embed" xlink:actuate="onLoad" draw:mime-type="image/jpeg"/>
</draw:frame>
Ministry of Ministry of Ukraine Alexei Reznikov discussed with the British colleague Benomwolles, who is on a working visit to Ukraine, the issue of continuing the preparation of Ukrainian military in the United Kingdom.</text:p>
      <text:p text:style-name="P4">
This was discussed on <text:a xlink:type="simple" xlink:href="http://www.youtube.com/watch" text:style-name="Internet_20_link" text:visited-style-name="Visited_20_Internet_20_Link">
</text:a>
two -ministers, reports Ukrinform</text:p>
      <text:p text:style-name="P4">
"We talked about continuing the training of our military personnel, priorities and emphasis regarding these training. The opportunity to shake the hands of pilots who studied in the United Kingdom and use a weapon called Storm Shadow," Reznikov said.</text:p>
      <text:p text:style-name="P4">
<text:span text:style-name="T4">
 Read also: </text:span>
 <text:a xlink:type="simple" xlink:href="https://www.ukrinform.ua/rubric-ato/3713431-reznikov-obgovoriv-z-vollesom-perspektivi-vstupu-ukraini-v-nato.html" text:style-name="Internet_20_link" text:visited-style-name="Visited_20_Internet_20_Link">
<text:span text:style-name="T4">
 Wallace </text:span>
</text:a>
In turn, the UK Minister of Defense expressed his adherence to visits to Ukraine and communicating with the military. "I always get a business from visits to the capital, from communicating not only with my visa, but with the military, discussing their plans and ambitions and how I can get involved in helping these plans," Benvolles said.</text:p>
      <text:p text:style-name="P4">
<text:span text:style-name="T4">
 Read also: </text:span>
 <text:a xlink:type="simple" xlink:href="https://www.ukrinform.ua/rubric-ato/3699403-reznikov-obgovoriv-z-vollesom-podalse-navcanna-ukrainskih-vijskovih.html" text:style-name="Internet_20_link" text:visited-style-name="Visited_20_Internet_20_Link">
<text:span text:style-name="T4">
 Wallace </text:span>
</text:a>
As reported by Ukrinform, in <text:a xlink:type="simple" xlink:href="https://www.ukrinform.ua/tag-britania" text:style-name="Internet_20_link" text:visited-style-name="Visited_20_Internet_20_Link">
</text:a>
Ukrainian military, under the guidance of Norwegian instructors, work out the fire using a portable anti -tank controlled missile of NLAWDD successfully destroy the enemy's armor in the melee.</text:p>
      <text:p text:style-name="P4">
News Source: <text:a xlink:type="simple" xlink:href="https://www.ukrinform.ua/rubric-ato/3713615-ukrainski-piloti-vze-uspisno-zastosovuut-raketi-storm-shadow-reznikov.html" text:style-name="Internet_20_link" text:visited-style-name="Visited_20_Internet_20_Link">
https://www.ukrinform.ua/rubric-ato/3713615-ukrainski-piloti-vze-uspisno-zastosovuut-raketi-storm-shadow-reznikov.html</text:a>
</text:p>
      <!--NEWS-->
      <text:h text:style-name="P10" text:outline-level="1">
<text:span text:style-name="T4">
Copenhagen with the support of the Ministry of Defense is held charity Ukrainian evenings</text:span>
</text:h>
      <text:p text:style-name="P4">
Authors: Ukrinform (Person)</text:p>
      <text:p text:style-name="P4">
Publisher: Укринформ (Organization)</text:p>
      <text:p text:style-name="P4">
Published Time: 2023-05-24T16:50:17+03:00</text:p>
      <text:p text:style-name="P4">
Modified Time: 2023-05-24T16:50:17+03:00</text:p>
      <text:p text:style-name="P4">
Description: For two days on May 23 and 24, Copenhagen, on the initiative and organization of the Embassy of Ukraine in Denmark with the Foundation of the First Lady of Ukraine, Elena Zelenskaya with the support of the Ministry of Defense of Ukraine, are held on the stage of the Royal Theater of Copenhagen. - Ukrinform.</text:p>
      <text:p text:style-name="P4">
Images: ['<text:a xlink:type="simple" xlink:href="https://static.ukrinform.com/photos/2023_05/thumb_files/630_360_1684935822-388.jpeg" text:style-name="Internet_20_link" text:visited-style-name="Visited_20_Internet_20_Link">
630_360_16849...</text:a>
']</text:p>
      <text:p text:style-name="P4">
Tags: ['Данія', 'Концерт', 'Україна', 'Війна з Росією']</text:p>
      <text:p text:style-name="P4">
Type: Article</text:p>
      <!--METADATA-->
      <text:p text:style-name="P4">
<draw:frame draw:style-name="fr1" draw:name="Image152" text:anchor-type="as-char" svg:width="6.9236in" svg:height="3.956343in" draw:z-index="0">
<draw:image xlink:href="../Images/yкринформ/2023-05-24T16-50-17-03-00/630_360_1684935822-388.jpeg" xlink:type="simple" xlink:show="embed" xlink:actuate="onLoad" draw:mime-type="image/jpeg"/>
</draw:frame>
On May 23 and 24, on the stage of the Royal Theater of Copenhagen, interested and organization of the Embassy of Ukraine in Denmark with the Foundation of the First Ladyukraina Elena Zelenskaya with the support of the Ministry of Defense of Ukraine, there are harmful Ukrainian evenings.</text:p>
      <text:p text:style-name="P4">
This is stated on the site <text:a xlink:type="simple" xlink:href="http://www.mil.gov.ua/news/2023/05/24/zaradi-peremogi-u-kopengageni-za-pidtrimki-minoboroni-prohodyat-blagodijni-ukrainski-vechori/" text:style-name="Internet_20_link" text:visited-style-name="Visited_20_Internet_20_Link">
</text:a>
, reports Ukrinform.</text:p>
      <text:p text:style-name="P4">
Concerts of the National Presidential Orchestra, led by Maestrovister Maxim Husak, were attended by honorary guests, including representatives of the Denmark ministers. With her visit on May 23, the great honor of all participants in the concert was given by Queen of Denmark Margrace II.</text:p>
      <text:p text:style-name="P4">
The orchestra is the leading Ukrainian stars of the opera scene - People's Artist of Ukraine Sergey Mager(bass), unique counternair Yuri Mynenko, Olenabelkin(Medo-soprano), as well as the children's choreographic studio of the ensemble of names Virsky.</text:p>
      <text:p text:style-name="P4">
The staff was honored to be represented by her majesty Queen Margrace II to heav presentation gifts from Ukraine in gratitude for the support of hesolidarity in the fight against the Russian aggressor.</text:p>
      <text:p text:style-name="P4">
<text:span text:style-name="T4">
 Read also: </text:span>
 <text:a xlink:type="simple" xlink:href="https://www.ukrinform.ua/rubric-sports/3713179-celsi-gotue-blagodijnij-matc-na-pidtrimku-ukraini.html" text:style-name="Internet_20_link" text:visited-style-name="Visited_20_Internet_20_Link">
<text:span text:style-name="T4">
 charity </text:span>
</text:a>
Not only the musical talent and the original cultural heritage, but also the charitable meta in the center of attention of this event. All the funds raised from the sale of the tickets are sent directly to the Humanitarian Fund of the First Lady Olenizlenskaya, who supports orphans and promotes the reconstruction of Ukraine, reported <text:a xlink:type="simple" xlink:href="https://www.ukrinform.ua/tag-minoboroni" text:style-name="Internet_20_link" text:visited-style-name="Visited_20_Internet_20_Link">
</text:a>
.</text:p>
      <text:p text:style-name="P4">
“In the ominous shade of war, it is often easy not to notice the power of art. Come, come, come and look, for the sake of preserving what Ukrainians sacrifice their lives, ”the Copenhagen Royal Theater reads.</text:p>
      <text:p text:style-name="P4">
<text:span text:style-name="T5">
Foto: Ministry of Defense</text:span>
</text:p>
      <text:p text:style-name="P4">
News Source: <text:a xlink:type="simple" xlink:href="https://www.ukrinform.ua/rubric-culture/3713617-u-kopengageni-za-pidtrimki-minoboroni-prohodat-blagodijni-ukrainski-vecori.html" text:style-name="Internet_20_link" text:visited-style-name="Visited_20_Internet_20_Link">
https://www.ukrinform.ua/rubric-culture/3713617-u-kopengageni-za-pidtrimki-minoboroni-prohodat-blagodijni-ukrainski-vecori.html</text:a>
</text:p>
      <!--NEWS-->
      <text:h text:style-name="P10" text:outline-level="1">
<text:span text:style-name="T4">
Near Melitopol, the Russians dug trenches and charge heavy equipment</text:span>
</text:h>
      <text:p text:style-name="P4">
Authors: Ukrinform (Person)</text:p>
      <text:p text:style-name="P4">
Publisher: Укринформ (Organization)</text:p>
      <text:p text:style-name="P4">
Published Time: 2023-05-24T16:55:00+03:00</text:p>
      <text:p text:style-name="P4">
Modified Time: 2023-05-24T16:55:00+03:00</text:p>
      <text:p text:style-name="P4">
Description: Near the village of Semenivka, in the Melitopol district, the invaders dug trenches and charge heavy equipment. - Ukrinform.</text:p>
      <text:p text:style-name="P4">
Images: ['<text:a xlink:type="simple" xlink:href="https://static.ukrinform.com/photos/2023_05/thumb_files/630_360_1684936385-409.png" text:style-name="Internet_20_link" text:visited-style-name="Visited_20_Internet_20_Link">
630_360_16849...</text:a>
']</text:p>
      <text:p text:style-name="P4">
Tags: ['Мелітополь', 'Військова техніка', 'Війна з Росією']</text:p>
      <text:p text:style-name="P4">
Type: Article</text:p>
      <!--METADATA-->
      <text:p text:style-name="P4">
<draw:frame draw:style-name="fr1" draw:name="Image153" text:anchor-type="as-char" svg:width="6.9236in" svg:height="3.956343in" draw:z-index="0">
<draw:image xlink:href="../Images/yкринформ/2023-05-24T16-55-00-03-00/630_360_1684936385-409.png" xlink:type="simple" xlink:show="embed" xlink:actuate="onLoad" draw:mime-type="image/png"/>
</draw:frame>
Near Semenivka, in the Melitopol district, the invaders dug trenches and charged with a weighing equipment.</text:p>
      <text:p text:style-name="P4">
About it in <text:a xlink:type="simple" xlink:href="http://t.me/ivan_fedorov_melitopol/2081" text:style-name="Internet_20_link" text:visited-style-name="Visited_20_Internet_20_Link">
</text:a>
The city chairman of Melitopol Ivan Fedorov reports, Ukrinform reports.</text:p>
      <text:p text:style-name="P4">
"The racists were intensified near the occupied village of Semeniv Kamelitopol district - along the Wotan Defense Line of the Second World War," the post reads.</text:p>
      <text:p text:style-name="P4">
He added that a few weeks ago, the Russians had trenched there, and for several last hours they are charging heavy artillery, including a self -propelled Hyacinth gun.</text:p>
      <text:p text:style-name="P4">
<text:span text:style-name="T4">
 Read also: </text:span>
 <text:a xlink:type="simple" xlink:href="https://www.ukrinform.ua/rubric-crimea/3713439-okupanti-perekrili-krimskij-mist-nad-perepravou-zdijmaetsa-dim.html" text:style-name="Internet_20_link" text:visited-style-name="Visited_20_Internet_20_Link">
<text:span text:style-name="T4">
 occupants </text:span>
</text:a>
Earlier it was reported that in the Zaporozhye direction the enemy increased the number of military people.</text:p>
      <text:p text:style-name="P4">
_ Photo illustrative_</text:p>
      <text:p text:style-name="P4">
News Source: <text:a xlink:type="simple" xlink:href="https://www.ukrinform.ua/rubric-ato/3713620-poblizu-melitopola-rosiani-virili-okopi-ta-staguut-vazku-tehniku.html" text:style-name="Internet_20_link" text:visited-style-name="Visited_20_Internet_20_Link">
https://www.ukrinform.ua/rubric-ato/3713620-poblizu-melitopola-rosiani-virili-okopi-ta-staguut-vazku-tehniku.html</text:a>
</text:p>
      <!--NEWS-->
      <text:h text:style-name="P10" text:outline-level="1">
<text:span text:style-name="T4">
UPL: Heather and Alexandria played a draw</text:span>
</text:h>
      <text:p text:style-name="P4">
Authors: Ukrinform (Person)</text:p>
      <text:p text:style-name="P4">
Publisher: Укринформ (Organization)</text:p>
      <text:p text:style-name="P4">
Published Time: 2023-05-24T16:55:03+03:00</text:p>
      <text:p text:style-name="P4">
Modified Time: 2023-05-24T16:55:03+03:00</text:p>
      <text:p text:style-name="P4">
Description: Heather made Cambek. - Ukrinform.</text:p>
      <text:p text:style-name="P4">
Images: ['<text:a xlink:type="simple" xlink:href="https://static.ukrinform.com/photos/2023_05/thumb_files/630_360_1684935835-191.jpg" text:style-name="Internet_20_link" text:visited-style-name="Visited_20_Internet_20_Link">
630_360_16849...</text:a>
']</text:p>
      <text:p text:style-name="P4">
Tags: ['Футбол', 'Верес', 'Олександрія']</text:p>
      <text:p text:style-name="P4">
Type: Article</text:p>
      <!--METADATA-->
      <text:p text:style-name="P4">
<draw:frame draw:style-name="fr1" draw:name="Image154" text:anchor-type="as-char" svg:width="6.9236in" svg:height="3.956343in" draw:z-index="0">
<draw:image xlink:href="../Images/yкринформ/2023-05-24T16-55-03-03-00/630_360_1684935835-191.jpg" xlink:type="simple" xlink:show="embed" xlink:actuate="onLoad" draw:mime-type="image/jpeg"/>
</draw:frame>
Heather made Kambek.</text:p>
      <text:p text:style-name="P4">
"Heather" and "Alexandria" shared points(2:2)In the match of the 28th round of the Ukrainian Presremier-League, Ukrinform reports.</text:p>
      <text:p text:style-name="P4">
The score in the match was opened in the 10th minute of the meeting, the Kovalets was distinguished. For seven minutes, "Alexandria" doubled its advantage-a goal on the account.</text:p>
      <text:p text:style-name="P4">
"Heather" gave the number to his goals in the 26th minute of the match, scored Klec. Already in the second mutem Vovchenko leveled the score in the duel.</text:p>
      <text:p text:style-name="P4">
So, 2: 2, the teams divided points. "Alexandria" goes in the fifth position in UPL, they have 43 points, "Heather" - the twelfth, having 28 points in their asset.</text:p>
      <text:p text:style-name="P4">
<text:span text:style-name="T4">
 Read also: </text:span>
 <text:a xlink:type="simple" xlink:href="https://www.ukrinform.ua/rubric-sports/3713557-dnipro1-prograv-vorskli-u-startovomu-matci-28go-turu-upl.html" text:style-name="Internet_20_link" text:visited-style-name="Visited_20_Internet_20_Link">
<text:span text:style-name="T4">
 UPL </text:span>
</text:a>
As reported by Ukrinform, the game of Zorya - Shakhtar will close the game day, starting at 5:00 pm.</text:p>
      <text:p text:style-name="P4">
Photo: upl.ua</text:p>
      <text:p text:style-name="P4">
News Source: <text:a xlink:type="simple" xlink:href="https://www.ukrinform.ua/rubric-sports/3713619-upl-veres-ta-oleksandria-zigrali-vniciu.html" text:style-name="Internet_20_link" text:visited-style-name="Visited_20_Internet_20_Link">
https://www.ukrinform.ua/rubric-sports/3713619-upl-veres-ta-oleksandria-zigrali-vniciu.html</text:a>
</text:p>
      <!--NEWS-->
      <text:h text:style-name="P10" text:outline-level="1">
<text:span text:style-name="T4">
In Dnipro appeared the street of the UPA Heroes and the Guardian Sky</text:span>
</text:h>
      <text:p text:style-name="P4">
Authors: Ukrinform (Person)</text:p>
      <text:p text:style-name="P4">
Publisher: Укринформ (Organization)</text:p>
      <text:p text:style-name="P4">
Published Time: 2023-05-24T16:58:00+03:00</text:p>
      <text:p text:style-name="P4">
Modified Time: 2023-05-24T16:58:00+03:00</text:p>
      <text:p text:style-name="P4">
Description: In the Dnipro, about ten streets related to Russia were renamed at the session of the city council. - Ukrinform.</text:p>
      <text:p text:style-name="P4">
Images: ['<text:a xlink:type="simple" xlink:href="https://static.ukrinform.com/photos/2023_05/thumb_files/630_360_1684936570-735.jpg" text:style-name="Internet_20_link" text:visited-style-name="Visited_20_Internet_20_Link">
630_360_16849...</text:a>
']</text:p>
      <text:p text:style-name="P4">
Tags: ['Дніпро', 'УПА', 'Перейменування', '#stoprussia']</text:p>
      <text:p text:style-name="P4">
Type: Article</text:p>
      <!--METADATA-->
      <text:p text:style-name="P4">
<draw:frame draw:style-name="fr1" draw:name="Image155" text:anchor-type="as-char" svg:width="6.9236in" svg:height="3.956343in" draw:z-index="0">
<draw:image xlink:href="../Images/yкринформ/2023-05-24T16-58-00-03-00/630_360_1684936570-735.jpg" xlink:type="simple" xlink:show="embed" xlink:actuate="onLoad" draw:mime-type="image/jpeg"/>
</draw:frame>
In Dnipro, the session of the city council renamed about ten streets connected by the Section.</text:p>
      <text:p text:style-name="P4">
About it in <text:a xlink:type="simple" xlink:href="https://t.me/borys_filatovv/1012" text:style-name="Internet_20_link" text:visited-style-name="Visited_20_Internet_20_Link">
</text:a>
Boris Filatov, City Chief Main Work, reports, Ukrinform reports.</text:p>
      <text:p text:style-name="P4">
"Almost a dozen streets have been renamed at the session today to deprive them of the Russian yoke. Just as we did it with more than a hundred other toponyms. But this is not just a change of titles. This is also a great opportunity to dress our incredible air defense heroes. Borodinskaya in <text:a xlink:type="simple" xlink:href="https://www.ukrinform.ua/tag-dnipro" text:style-name="Internet_20_link" text:visited-style-name="Visited_20_Internet_20_Link">
</text:a>
There is a street sky street. And the Kamchatskaya Street is called the UPA Heroes, "the post reads.</text:p>
      <text:p text:style-name="P4">
In addition, Lvivska Street came to replace Levanevsky.</text:p>
      <text:p text:style-name="P4">
Filatov added that two years ago in the Dnieper, this would probably be difficult.</text:p>
      <text:p text:style-name="P4">
<text:span text:style-name="T4">
 Read also: </text:span>
 <text:a xlink:type="simple" xlink:href="https://www.ukrinform.ua/rubric-kyiv/3711099-u-kievi-bude-metro-plosa-ukrainskih-geroiv-i-vulica-cercilla-perejmenuvali-26-obektiv.html" text:style-name="Internet_20_link" text:visited-style-name="Visited_20_Internet_20_Link">
<text:span text:style-name="T4">
 renamed </text:span>
</text:a>
Earlier it was reported that last year in the Dnieper renamed more than 150 fans, about 300 more are in plan.</text:p>
      <text:p text:style-name="P4">
News Source: <text:a xlink:type="simple" xlink:href="https://www.ukrinform.ua/rubric-regions/3713623-u-dnipri-zavilas-vulica-geroiv-upa-ta-vartovih-neba.html" text:style-name="Internet_20_link" text:visited-style-name="Visited_20_Internet_20_Link">
https://www.ukrinform.ua/rubric-regions/3713623-u-dnipri-zavilas-vulica-geroiv-upa-ta-vartovih-neba.html</text:a>
</text:p>
      <!--NEWS-->
      <text:h text:style-name="P10" text:outline-level="1">
<text:span text:style-name="T4">
Switzerland will sell Germany 25 tanks Leopard 2 - Ukraine will be able to get more weapons</text:span>
</text:h>
      <text:p text:style-name="P4">
Authors: Ukrinform (Person)</text:p>
      <text:p text:style-name="P4">
Publisher: Укринформ (Organization)</text:p>
      <text:p text:style-name="P4">
Published Time: 2023-05-24T17:00:00+03:00</text:p>
      <text:p text:style-name="P4">
Modified Time: 2023-05-24T17:00:00+03:00</text:p>
      <text:p text:style-name="P4">
Description: The Swiss government supported the decommissioning of 25 advanced LEOPARD 2 combat tanks on Wednesday to sell Germany, which can allow Western countries to send more military assistance to Ukraine. - Ukrinform.</text:p>
      <text:p text:style-name="P4">
Images: ['<text:a xlink:type="simple" xlink:href="https://static.ukrinform.com/photos/2023_02/thumb_files/630_360_1677073795-317.jpg" text:style-name="Internet_20_link" text:visited-style-name="Visited_20_Internet_20_Link">
630_360_16770...</text:a>
']</text:p>
      <text:p text:style-name="P4">
Tags: ['Німеччина', 'Швейцарія', 'Україна', 'Війна з Росією', ' танк Leopard']</text:p>
      <text:p text:style-name="P4">
Type: Article</text:p>
      <!--METADATA-->
      <text:p text:style-name="P4">
<draw:frame draw:style-name="fr1" draw:name="Image156" text:anchor-type="as-char" svg:width="6.9236in" svg:height="3.956343in" draw:z-index="0">
<draw:image xlink:href="../Images/yкринформ/2023-05-24T17-00-00-03-00/630_360_1677073795-317.jpg" xlink:type="simple" xlink:show="embed" xlink:actuate="onLoad" draw:mime-type="image/jpeg"/>
</draw:frame>
On Wednesday, the government supported the decommissioning of 25 leading battlemen Leopard 2 with the purpose of their sale to Germany, which can allow Western Ukrainians to send more military assistance to Ukraine.</text:p>
      <text:p text:style-name="P4">
About it reports <text:a xlink:type="simple" xlink:href="https://www.reuters.com/business/aerospace-defense/switzerland-takes-step-towards-sale-25-leopard-2-tanks-back-germany-2023-05-24/" text:style-name="Internet_20_link" text:visited-style-name="Visited_20_Internet_20_Link">
</text:a>
, reports Ukrinform.</text:p>
      <text:p text:style-name="P4">
As it is noted, this issue is sensitive to Swiss authorities, since it is forbidden to send weapons directly to Ukraine to Switzerland.</text:p>
      <text:p text:style-name="P4">
Currently, Swiss soldiers have 134 LEOPARD 2 tanks and 96 more storage.</text:p>
      <text:p text:style-name="P4">
<text:span text:style-name="T4">
 Read also: </text:span>
 <text:a xlink:type="simple" xlink:href="https://www.ukrinform.ua/rubric-economy/3713159-bank-u-svejcarii-pocav-zamorozuvati-investicijni-rahunki-rosian-i-bilorusiv-roszmi.html" text:style-name="Internet_20_link" text:visited-style-name="Visited_20_Internet_20_Link">
</text:a>
The government statement states that their own military needs <text:a xlink:type="simple" xlink:href="https://www.ukrinform.ua/tag-svejcaria" text:style-name="Internet_20_link" text:visited-style-name="Visited_20_Internet_20_Link">
</text:a>
remain covered. The government has outlined that the Swiss Parliament should now make a decision on this question.</text:p>
      <text:p text:style-name="P4">
In February, Germany asked Switzerland to sell part of the tanks back by the manufacturer Rheinmetall, which would allow the company to fill the gaps in the weapons of the European Union and NATO member states.</text:p>
      <text:p text:style-name="P4">
Germany, Poland, Portugal, Finland and Sweden are among the countries that are inquired by Leopard tanks to help Ukraine defend themselves from the attack of Russia, creating gaps in their own arsenals.</text:p>
      <text:p text:style-name="P4">
Earlier, Bern blocked the requests of Germany, Spain and Denmark to re -export Ukraine ammunition of Swiss production they had previously purchased.</text:p>
      <text:p text:style-name="P4">
<text:span text:style-name="T4">
 Read also: </text:span>
 <text:a xlink:type="simple" xlink:href="https://www.ukrinform.ua/rubric-ato/3713575-posol-ukraini-v-nimeccini-anonsuvav-peredacu-110-tankiv-leopard.html" text:style-name="Internet_20_link" text:visited-style-name="Visited_20_Internet_20_Link">
<text:span text:style-name="T4">
 Leopard </text:span>
</text:a>
However, as the agency writes, this issue is becoming more and more controversial in Switzerland, since pro -Ukrainian changes in public and political sentiment make a pressure government to abolish the ban on the export of Swiss weapons to the zone of combat.</text:p>
      <text:p text:style-name="P4">
According to Ukrinform, the German industrial group Rink, which produces components for Leopard 2 and Leclerc tanks, increases capacity and increases the number of employees.</text:p>
      <text:p text:style-name="P4">
<text:span text:style-name="T5">
Foto: kmweg.com</text:span>
</text:p>
      <text:p text:style-name="P4">
News Source: <text:a xlink:type="simple" xlink:href="https://www.ukrinform.ua/rubric-ato/3713625-svejcaria-prodast-nimeccini-25-tankiv-leopard-2-ukraina-zmoze-otrimati-bilse-zbroi.html" text:style-name="Internet_20_link" text:visited-style-name="Visited_20_Internet_20_Link">
https://www.ukrinform.ua/rubric-ato/3713625-svejcaria-prodast-nimeccini-25-tankiv-leopard-2-ukraina-zmoze-otrimati-bilse-zbroi.html</text:a>
</text:p>
      <!--NEWS-->
      <text:h text:style-name="P10" text:outline-level="1">
<text:span text:style-name="T4">
Due to the polluted explosives of the territory in the risk zone are 6.1 million people - the Ministry of Economy</text:span>
</text:h>
      <text:p text:style-name="P4">
Author: ['АРМІЯINFORM']</text:p>
      <text:p text:style-name="P4">
Time: 2023-05-24T17:00:00-04:00</text:p>
      <text:p text:style-name="P4">
Description: Through the scruff of the Terudennya, Ukrainians Vibuhonebizhenspesky objects in the zone Rizika Rivy ... War with Ukraine 2022, War with Ukraine Latest News Today, News War with Ukraine 2022 The last ones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5/medium.jpg" text:style-name="Internet_20_link" text:visited-style-name="Visited_20_Internet_20_Link">
medium.jpg</text:a>
']</text:p>
      <text:p text:style-name="P4">
Tags: ['ГУМАНІТАРНЕ РОЗМІНУВАННЯ', 'МІНИ', 'ЮЛІЯ СВИРИДЕНКО']</text:p>
      <text:p text:style-name="P4">
Category: News</text:p>
      <!--METADATA-->
      <text:p text:style-name="P4">
<draw:frame draw:style-name="fr1" draw:name="Image157" text:anchor-type="as-char" svg:width="6.9236in" svg:height="3.89908in" draw:z-index="0">
<draw:image xlink:href="../Images/AРМІЯINFORM/2023-05-24T17-00-00-04-00/medium.jpg" xlink:type="simple" xlink:show="embed" xlink:actuate="onLoad" draw:mime-type="image/jpeg"/>
</draw:frame>
Due to the pollution of the territory of Ukraine, 6.1 million people are explosive objects in the zonerise.</text:p>
      <text:p text:style-name="P4">
About it <text:a xlink:type="simple" xlink:href="https://www.me.gov.ua/News/Detail" text:style-name="Internet_20_link" text:visited-style-name="Visited_20_Internet_20_Link">
reported</text:a>
The first Viceremier-Minister of Ukraine-Minister of Economy of Ukraine Yuliasviridenko.</text:p>
      <text:p text:style-name="P4">
“Technical examination requires 175 thousand km square. The territories of Ukraine, in particular, are at risk of 6.1 million people. We have asked our international partners to join the process of humanitarian mine. Therefore, the government searches the possibility of creating a "demining coalition" with countries that will help us to enter the global market for mine equipment, " - says the official.</text:p>
      <text:p text:style-name="P4">
She noted that the Defense Ministry has only 2,000 sappers, we need to train more specialists and attract sappers from other countries.</text:p>
      <text:p text:style-name="P4">
In Ukraine, the Humanitarian Demand Center has already been established, which will coordinate all participants in the process, attract funding and determine priorities. Also in Ukraine a plan for humanitarian demining agricultural land has been developed, priority among which are Dnipropetrovsk, Zaporizhia, Kyiv, Mykolaiv, Sumy, Kharkiv, Kherson, Chernihiv and Cherkasy regions.</text:p>
      <text:p text:style-name="P4">
“In the context of Ukraine's reconstruction, humanitarian demining is priority. First of all, it is about critical infrastructure, social infrastructure and residential buildings, agricultural land. In June, Vladon will take an important conference on restoration for Ukraine. One of the elements of the program will be a session dedicated to accelerating humanitarian designation, ”Yulia Sviridenko added.</text:p>
      <text:p text:style-name="P4">
News Source: <text:a xlink:type="simple" xlink:href="https://armyinform.com.ua/2023/05/24/cherez-zabrudneni-vybuhivkoyu-terytoriyi-v-zoni-ryzyku-perebuvayut-61-mln-lyudej-minekonomiky/" text:style-name="Internet_20_link" text:visited-style-name="Visited_20_Internet_20_Link">
https://armyinform.com.ua/2023/05/24/cherez-zabrudneni-vybuhivkoyu-terytoriyi-v-zoni-ryzyku-perebuvayut-61-mln-lyudej-minekonomiky/</text:a>
</text:p>
      <!--NEWS-->
      <text:h text:style-name="P10" text:outline-level="1">
<text:span text:style-name="T4">
Nadal will not play at Wimbledon-2023</text:span>
</text:h>
      <text:p text:style-name="P4">
Authors: Ukrinform (Person)</text:p>
      <text:p text:style-name="P4">
Publisher: Укринформ (Organization)</text:p>
      <text:p text:style-name="P4">
Published Time: 2023-05-24T17:03:53+03:00</text:p>
      <text:p text:style-name="P4">
Modified Time: 2023-05-24T17:03:53+03:00</text:p>
      <text:p text:style-name="P4">
Description: All because of the thigh injury. - Ukrinform.</text:p>
      <text:p text:style-name="P4">
Images: ['<text:a xlink:type="simple" xlink:href="https://static.ukrinform.com/photos/2023_05/thumb_files/630_360_1684936977-571.jpg" text:style-name="Internet_20_link" text:visited-style-name="Visited_20_Internet_20_Link">
630_360_16849...</text:a>
']</text:p>
      <text:p text:style-name="P4">
Tags: ['Теніс', 'Надаль', 'Вімблдон']</text:p>
      <text:p text:style-name="P4">
Type: Article</text:p>
      <!--METADATA-->
      <text:p text:style-name="P4">
<draw:frame draw:style-name="fr1" draw:name="Image158" text:anchor-type="as-char" svg:width="6.9236in" svg:height="3.956343in" draw:z-index="0">
<draw:image xlink:href="../Images/yкринформ/2023-05-24T17-03-53-03-00/630_360_1684936977-571.jpg" xlink:type="simple" xlink:show="embed" xlink:actuate="onLoad" draw:mime-type="image/jpeg"/>
</draw:frame>
All because of the trauma of the thigh.</text:p>
      <text:p text:style-name="P4">
22-time champion Grand Slemem Rafael Nadal starred from Wimbledon-2023, <text:a xlink:type="simple" xlink:href="https://twitter.com/EntryLists/status/1661027361708703749" text:style-name="Internet_20_link" text:visited-style-name="Visited_20_Internet_20_Link">
</text:a>
Entry lists are out of the skeleton, Ukrinform reports.</text:p>
      <text:p text:style-name="P4">
Nadal won Wimbledon twice(2008, 2010), this year's tournament will be held since July 3.</text:p>
      <text:p text:style-name="P4">
The Spaniard did not go to the court after Australian Open because of the thigh injury. There are only 4 played matches and one victory in his account.</text:p>
      <text:p text:style-name="P4">
Also, for the first time since 2004, Rolan Harros will not speak. He considers to complete his career after the 2024 season.</text:p>
      <text:p text:style-name="P4">
<text:span text:style-name="T4">
 Read also: </text:span>
 <text:a xlink:type="simple" xlink:href="https://www.ukrinform.ua/rubric-sports/3711034-nadal-uperse-z-2004-roku-propustit-rolan-garros.html" text:style-name="Internet_20_link" text:visited-style-name="Visited_20_Internet_20_Link">
<text:span text:style-name="T4">
 Nadal </text:span>
</text:a>
As reported by Ukrinform, in 2021 Nadal was injured in Rolan Harros and at the end of the season played only two matches, but in 2022 he returned to the court, spent 47 matches, winning "Australian Open" and "Rolan Garros".</text:p>
      <text:p text:style-name="P4">
Photo: Getty Images</text:p>
      <text:p text:style-name="P4">
News Source: <text:a xlink:type="simple" xlink:href="https://www.ukrinform.ua/rubric-sports/3713626-nadal-ne-zigrae-na-vimbldoni2023.html" text:style-name="Internet_20_link" text:visited-style-name="Visited_20_Internet_20_Link">
https://www.ukrinform.ua/rubric-sports/3713626-nadal-ne-zigrae-na-vimbldoni2023.html</text:a>
</text:p>
      <!--NEWS-->
      <text:h text:style-name="P10" text:outline-level="1">
<text:span text:style-name="T4">
Abu Dhabi took place a large-scale cultural event dedicated to Ukrainian embroidery</text:span>
</text:h>
      <text:p text:style-name="P4">
Authors: Ukrinform (Person)</text:p>
      <text:p text:style-name="P4">
Publisher: Укринформ (Organization)</text:p>
      <text:p text:style-name="P4">
Published Time: 2023-05-24T17:05:00+03:00</text:p>
      <text:p text:style-name="P4">
Modified Time: 2023-05-24T17:05:00+03:00</text:p>
      <text:p text:style-name="P4">
Description: The Ukrainian Women's Initiative in the UAE (Uzhi) held a cultural event "Ukrainian Embroidery: Through Ages to the present". - Ukrinform.</text:p>
      <text:p text:style-name="P4">
Images: ['<text:a xlink:type="simple" xlink:href="https://static.ukrinform.com/photos/2023_05/thumb_files/630_360_1684928762-421.jpg" text:style-name="Internet_20_link" text:visited-style-name="Visited_20_Internet_20_Link">
630_360_16849...</text:a>
', '<text:a xlink:type="simple" xlink:href="https://static.ukrinform.com/photos/2023_05/1684928810-648.jpg" text:style-name="Internet_20_link" text:visited-style-name="Visited_20_Internet_20_Link">
1684928810-64...</text:a>
', '<text:a xlink:type="simple" xlink:href="https://static.ukrinform.com/photos/2023_05/1684928861-765.jpg" text:style-name="Internet_20_link" text:visited-style-name="Visited_20_Internet_20_Link">
1684928861-76...</text:a>
', '<text:a xlink:type="simple" xlink:href="https://static.ukrinform.com/photos/2023_05/1684928922-685.jpg" text:style-name="Internet_20_link" text:visited-style-name="Visited_20_Internet_20_Link">
1684928922-68...</text:a>
', '<text:a xlink:type="simple" xlink:href="https://static.ukrinform.com/photos/2023_05/1684929133-744.jpg" text:style-name="Internet_20_link" text:visited-style-name="Visited_20_Internet_20_Link">
1684929133-74...</text:a>
', '<text:a xlink:type="simple" xlink:href="https://static.ukrinform.com/photos/2023_05/1684929197-175.jpg" text:style-name="Internet_20_link" text:visited-style-name="Visited_20_Internet_20_Link">
1684929197-17...</text:a>
', '<text:a xlink:type="simple" xlink:href="https://static.ukrinform.com/photos/2023_05/1684929235-401.jpg" text:style-name="Internet_20_link" text:visited-style-name="Visited_20_Internet_20_Link">
1684929235-40...</text:a>
', '<text:a xlink:type="simple" xlink:href="https://static.ukrinform.com/photos/2023_05/1684929262-269.jpg" text:style-name="Internet_20_link" text:visited-style-name="Visited_20_Internet_20_Link">
1684929262-26...</text:a>
', '<text:a xlink:type="simple" xlink:href="https://static.ukrinform.com/photos/2023_05/1684929275-558.jpg" text:style-name="Internet_20_link" text:visited-style-name="Visited_20_Internet_20_Link">
1684929275-55...</text:a>
', '<text:a xlink:type="simple" xlink:href="https://static.ukrinform.com/photos/2023_05/1684929293-734.jpg" text:style-name="Internet_20_link" text:visited-style-name="Visited_20_Internet_20_Link">
1684929293-73...</text:a>
', '<text:a xlink:type="simple" xlink:href="https://static.ukrinform.com/photos/2023_05/1684929309-342.jpg" text:style-name="Internet_20_link" text:visited-style-name="Visited_20_Internet_20_Link">
1684929309-34...</text:a>
', '<text:a xlink:type="simple" xlink:href="https://static.ukrinform.com/photos/2023_05/1684929420-800.jpg" text:style-name="Internet_20_link" text:visited-style-name="Visited_20_Internet_20_Link">
1684929420-80...</text:a>
']</text:p>
      <text:p text:style-name="P4">
Tags: ['Діаспора', 'Культура', 'ОАЕ', 'Вишиванка', 'День вишиванки']</text:p>
      <text:p text:style-name="P4">
Type: Article</text:p>
      <!--METADATA-->
      <text:p text:style-name="P4">
<draw:frame draw:style-name="fr1" draw:name="Image159" text:anchor-type="as-char" svg:width="6.9236in" svg:height="3.956343in" draw:z-index="0">
<draw:image xlink:href="../Images/yкринформ/2023-05-24T17-05-00-03-00/630_360_1684928762-421.jpg" xlink:type="simple" xlink:show="embed" xlink:actuate="onLoad" draw:mime-type="image/jpeg"/>
</draw:frame>
Ukrainian female initiative in the UAE(Uzhi)She held a cultural event in Abu Dhabi "Ukrainian Savings: Through Ages to the present".</text:p>
      <text:p text:style-name="P4">
The organizer of the event - co -founder of the public project of Uzhi Marian Evsyukova reported this.</text:p>
      <text:p text:style-name="P4">
<draw:frame draw:style-name="fr1" draw:name="Image160" text:anchor-type="as-char" svg:width="6.9236in" svg:height="4.615733in" draw:z-index="0">
<draw:image xlink:href="../Images/yкринформ/2023-05-24T17-05-00-03-00/1684928810-648.jpg" xlink:type="simple" xlink:show="embed" xlink:actuate="onLoad" draw:mime-type="image/jpeg"/>
</draw:frame>
Photo: Alyonakyonig</text:p>
      <text:p text:style-name="P4">
The event took place on May 21 in Creative Hub room(Youth hub)On the occasion of the Embroidery Day. The program included an exhibition of embroidered shirts, workshops, lectures, performances with the participation of children's and adult musical tachographic groups and individual performers, folk performances, through which, which were able to learn more about Ukrainian embroidery and embroidery, and the Ukrainian culture and traditions.</text:p>
      <text:p text:style-name="P4">
<draw:frame draw:style-name="fr1" draw:name="Image161" text:anchor-type="as-char" svg:width="6.9236in" svg:height="4.615733in" draw:z-index="0">
<draw:image xlink:href="../Images/yкринформ/2023-05-24T17-05-00-03-00/1684928861-765.jpg" xlink:type="simple" xlink:show="embed" xlink:actuate="onLoad" draw:mime-type="image/jpeg"/>
</draw:frame>
Photo: Alyonakyonig</text:p>
      <text:p text:style-name="P4">
“The idea of conducting such a cultural event arose some time ago. Abu Dhabi and Dubai took place in the previous years for Vyshivanka Day, and Tsybulo is wonderful. However, they were mostly aimed at the Ukrainian community. She dreamed to make focus on foreigners to more actively spread the information about the rich and ancient Ukrainian cultural heritage. The UAE is very approaching such events, because representatives of more than 200 nationalities live here, and the expresses make up 85% of the UAE population, ”Marianaeyevkova said.</text:p>
      <text:p text:style-name="P4">
<draw:frame draw:style-name="fr1" draw:name="Image162" text:anchor-type="as-char" svg:width="6.9236in" svg:height="4.615733in" draw:z-index="0">
<draw:image xlink:href="../Images/yкринформ/2023-05-24T17-05-00-03-00/1684928922-685.jpg" xlink:type="simple" xlink:show="embed" xlink:actuate="onLoad" draw:mime-type="image/jpeg"/>
</draw:frame>
Photo: Vladarokhina</text:p>
      <text:p text:style-name="P4">
The solemn opening of the event was held with the participation of the extraordinary and authority of Ukraine in the UAE of Dmitry Senik, his wife Eugene and respectable Emirates.</text:p>
      <text:p text:style-name="P4">
<draw:frame draw:style-name="fr1" draw:name="Image163" text:anchor-type="as-char" svg:width="6.9236in" svg:height="4.615733in" draw:z-index="0">
<draw:image xlink:href="../Images/yкринформ/2023-05-24T17-05-00-03-00/1684929133-744.jpg" xlink:type="simple" xlink:show="embed" xlink:actuate="onLoad" draw:mime-type="image/jpeg"/>
</draw:frame>
Photo: Alyonakyonig</text:p>
      <text:p text:style-name="P4">
About the origin and deep history of Ukrainian embroidery and embroidery, the symbolism of ornaments and the value of colors, various embroidery techniques for embroidery for Ukrainians were told in a lecture on the topic: "Embroidery - Ukrainian cultural heritage", as well as on separate information stands.</text:p>
      <text:p text:style-name="P4">
<draw:frame draw:style-name="fr1" draw:name="Image164" text:anchor-type="as-char" svg:width="6.9236in" svg:height="4.615733in" draw:z-index="0">
<draw:image xlink:href="../Images/yкринформ/2023-05-24T17-05-00-03-00/1684929197-175.jpg" xlink:type="simple" xlink:show="embed" xlink:actuate="onLoad" draw:mime-type="image/jpeg"/>
</draw:frame>
Photo: Alyonakyonig</text:p>
      <text:p text:style-name="P4">
<draw:frame draw:style-name="fr1" draw:name="Image165" text:anchor-type="as-char" svg:width="6.9236in" svg:height="4.615733in" draw:z-index="0">
<draw:image xlink:href="../Images/yкринформ/2023-05-24T17-05-00-03-00/1684929235-401.jpg" xlink:type="simple" xlink:show="embed" xlink:actuate="onLoad" draw:mime-type="image/jpeg"/>
</draw:frame>
Photo: Vladarokhina</text:p>
      <text:p text:style-name="P4">
In addition, Ukrainians put on their embroidery west - both from family guards and from well -known Ukrainian designers. The richness of national naming was also demonstrated by students of Divosvit and Sofia and adults during embroidery defile. So Creative Hub is blossomed on this day.</text:p>
      <text:p text:style-name="P4">
<draw:frame draw:style-name="fr1" draw:name="Image166" text:anchor-type="as-char" svg:width="6.664062in" svg:height="10.0in" draw:z-index="0">
<draw:image xlink:href="../Images/yкринформ/2023-05-24T17-05-00-03-00/1684929262-269.jpg" xlink:type="simple" xlink:show="embed" xlink:actuate="onLoad" draw:mime-type="image/jpeg"/>
</draw:frame>
Photo: Vladarokhina</text:p>
      <text:p text:style-name="P4">
The topic of embroidery was also present in the musical part of the program. In particular, the ensemble of Ukrainian song and dance in the UAE "Red Kalina" began his performance by the songs "Vyshivanka" and "Two Colors". And the teachers of choreography in the Ukrainian school day "Divosvit" presented a dance for the song "Vyshivanka". In addition, Ukrainian music was heard in the event performed by young performers and professional musicians(Kateryna Bushan, Eugene Ashulova and Valery Darnyaeva)On various musical instruments and during the dance numbers and performances of students of Ukrainian Saturday schools in the UAE and the Music School of Grazioso Music Institute.</text:p>
      <text:p text:style-name="P4">
<draw:frame draw:style-name="fr1" draw:name="Image167" text:anchor-type="as-char" svg:width="6.9236in" svg:height="4.615733in" draw:z-index="0">
<draw:image xlink:href="../Images/yкринформ/2023-05-24T17-05-00-03-00/1684929275-558.jpg" xlink:type="simple" xlink:show="embed" xlink:actuate="onLoad" draw:mime-type="image/jpeg"/>
</draw:frame>
Photo: Vladarokhina</text:p>
      <text:p text:style-name="P4">
The guests of the event also enthusiastically tried to master traditional Ukrainian embroidery. Participants of the relevant master class with the help of filaments of zerostics translated their names to the canvas, using printed schemes. Ukrainian embroidered patterns were also decorated with moto doll clothes, which were created in the next master class.</text:p>
      <text:p text:style-name="P4">
<draw:frame draw:style-name="fr1" draw:name="Image168" text:anchor-type="as-char" svg:width="6.9236in" svg:height="4.615733in" draw:z-index="0">
<draw:image xlink:href="../Images/yкринформ/2023-05-24T17-05-00-03-00/1684929293-734.jpg" xlink:type="simple" xlink:show="embed" xlink:actuate="onLoad" draw:mime-type="image/jpeg"/>
</draw:frame>
Photo: Vladarokhina</text:p>
      <text:p text:style-name="P4">
“The reviews we received from our guests, and there were more than 120 people from more than 14 countries, showed that the correct format of the event was chosen. He was visited by the Yemiratians, and foreigners, and our fellow citizens. The Ukrainians came to this event from all the emirates and turned the event into a real holiday of Ukrainian culture. We have demonstrated the power of the Ukrainian spirit, the love of the Motherland, the unity and the ability to honor our values even in difficult times. On the day of our Creative Hub, Ukraine became the center of Ukraine in the UAE, where foreigners were able to make a road to our country, to plunge into its rich and unique culture, Aukraini - to rest with his soul, ”Mariana Yevsyukova said.</text:p>
      <text:p text:style-name="P4">
<draw:frame draw:style-name="fr1" draw:name="Image169" text:anchor-type="as-char" svg:width="6.9236in" svg:height="4.615733in" draw:z-index="0">
<draw:image xlink:href="../Images/yкринформ/2023-05-24T17-05-00-03-00/1684929309-342.jpg" xlink:type="simple" xlink:show="embed" xlink:actuate="onLoad" draw:mime-type="image/jpeg"/>
</draw:frame>
Photo: Vladarokhina</text:p>
      <text:p text:style-name="P4">
<draw:frame draw:style-name="fr1" draw:name="Image170" text:anchor-type="as-char" svg:width="6.9236in" svg:height="4.615733in" draw:z-index="0">
<draw:image xlink:href="../Images/yкринформ/2023-05-24T17-05-00-03-00/1684929420-800.jpg" xlink:type="simple" xlink:show="embed" xlink:actuate="onLoad" draw:mime-type="image/jpeg"/>
</draw:frame>
Photo: Alyonakyonig</text:p>
      <text:p text:style-name="P4">
As reported by Ukrinform, Ukrainian schools in Abu Dhabi and Dubai <text:a xlink:type="simple" xlink:href="https://www.ukrinform.ua/rubric-diaspora/3698054-v-abudabi-ta-dubai-ukrainski-skoli-proveli-majsterklasi-pisankarstva.html" text:style-name="Internet_20_link" text:visited-style-name="Visited_20_Internet_20_Link">
</text:a>
Master-class.</text:p>
      <text:p text:style-name="P4">
<text:span text:style-name="T5">
Foto: power of Yerokhina, Alona Kionig</text:span>
</text:p>
      <text:p text:style-name="P4">
News Source: <text:a xlink:type="simple" xlink:href="https://www.ukrinform.ua/rubric-diaspora/3713550-v-abudabi-vidbuvsa-masstabnij-kulturnij-zahid-prisvacenij-ukrainskij-visivci.html" text:style-name="Internet_20_link" text:visited-style-name="Visited_20_Internet_20_Link">
https://www.ukrinform.ua/rubric-diaspora/3713550-v-abudabi-vidbuvsa-masstabnij-kulturnij-zahid-prisvacenij-ukrainskij-visivci.html</text:a>
</text:p>
      <!--NEWS-->
      <text:h text:style-name="P10" text:outline-level="1">
<text:span text:style-name="T4">
Nikolaev alumina plant is preparing to restore work - Kim</text:span>
</text:h>
      <text:p text:style-name="P4">
Authors: Ukrinform (Person)</text:p>
      <text:p text:style-name="P4">
Publisher: Укринформ (Organization)</text:p>
      <text:p text:style-name="P4">
Published Time: 2023-05-24T17:08:00+03:00</text:p>
      <text:p text:style-name="P4">
Modified Time: 2023-05-24T17:08:00+03:00</text:p>
      <text:p text:style-name="P4">
Description: The Nikolaev alumina plant is preparing to restore work. - Ukrinform.</text:p>
      <text:p text:style-name="P4">
Images: ['<text:a xlink:type="simple" xlink:href="https://static.ukrinform.com/photos/2022_05/thumb_files/630_360_1651666581-310.jpg" text:style-name="Internet_20_link" text:visited-style-name="Visited_20_Internet_20_Link">
630_360_16516...</text:a>
']</text:p>
      <text:p text:style-name="P4">
Tags: ['Економіка', 'Миколаїв', 'Завод', 'Віталій Кім']</text:p>
      <text:p text:style-name="P4">
Type: Article</text:p>
      <!--METADATA-->
      <text:p text:style-name="P4">
<draw:frame draw:style-name="fr1" draw:name="Image171" text:anchor-type="as-char" svg:width="6.9236in" svg:height="3.956343in" draw:z-index="0">
<draw:image xlink:href="../Images/yкринформ/2023-05-24T17-08-00-03-00/630_360_1651666581-310.jpg" xlink:type="simple" xlink:show="embed" xlink:actuate="onLoad" draw:mime-type="image/jpeg"/>
</draw:frame>
The Nikolaev alumina plant is preparing to restore work.</text:p>
      <text:p text:style-name="P4">
About it, answering the question of Ukrinform correspondent, said Vitaliy Kim at a briefing at the Regional State Administration on May 24.</text:p>
      <text:p text:style-name="P4">
“There are good news on the MHZ, but about it a little later. Currently, the task of conducting his work is, people there need to work and receive a salary. The owner's appeal is still being examined, then the enterprise has a demendum, and after some time it must be operational. Of course, there is nothing Russian, ”Kim said.</text:p>
      <text:p text:style-name="P4">
According to him, today on <text:a xlink:type="simple" xlink:href="https://www.ukrinform.ua/tag-zavod" text:style-name="Internet_20_link" text:visited-style-name="Visited_20_Internet_20_Link">
</text:a>
There are about 300 people out of 6,000 who were before the war. They are mostly employed and service for sludge fields.</text:p>
      <text:p text:style-name="P4">
Kim also noted that during the transition of the state -owned plant, there may be some problems with the sludge fields whose safe operation requires serious financial costs. It is possible that during hot windy weather from them can be emissions of dust again(As a Tsybulo more than once before the war, when the surrounding villages were covered with red dust.). Проте це питання влада тримає на контролі.</text:p>
      <text:p text:style-name="P4">
<text:span text:style-name="T4">
Читайте також:</text:span>
 <text:a xlink:type="simple" xlink:href="https://www.ukrinform.ua/rubric-vidbudova/3712647-na-deokupovanij-snigurivsini-ponovlue-robotu-zavod-kompanii-agrofusion.html" text:style-name="Internet_20_link" text:visited-style-name="Visited_20_Internet_20_Link">
 <text:span text:style-name="T4">
Agro</text:span>
 </text:a>
Also, according to the chairman of the OVA, the question of the loading of another large enterprise of Nikolaev - SE NVKG "Zorya -Mashproet" is discussed.</text:p>
      <text:p text:style-name="P4">
As it was reported, the Supreme Anti -Corruption Court satisfied the claim of the Ministry of Justice on the transfer to the state ownership of Ukraine of enterprises belonging to the Russian oligarch Oleg Deripaska, among them the Nikolaev alumina plant. It is one of the largest non -ferrous metallurgy enterprises in Europe.</text:p>
      <text:p text:style-name="P4">
News Source: <text:a xlink:type="simple" xlink:href="https://www.ukrinform.ua/rubric-economy/3713627-mikolaivskij-glinozemnij-zavod-gotuetsa-vidnoviti-robotu-kim.html" text:style-name="Internet_20_link" text:visited-style-name="Visited_20_Internet_20_Link">
https://www.ukrinform.ua/rubric-economy/3713627-mikolaivskij-glinozemnij-zavod-gotuetsa-vidnoviti-robotu-kim.html</text:a>
</text:p>
      <!--NEWS-->
      <text:h text:style-name="P10" text:outline-level="1">
<text:span text:style-name="T4">
The "nationalization" of Ukrainian property in Crimea has no legal force - the presidential representation in the ARC</text:span>
</text:h>
      <text:p text:style-name="P4">
Authors: Ukrinform (Person)</text:p>
      <text:p text:style-name="P4">
Publisher: Укринформ (Organization)</text:p>
      <text:p text:style-name="P4">
Published Time: 2023-05-24T17:14:00+03:00</text:p>
      <text:p text:style-name="P4">
Modified Time: 2023-05-24T17:14:00+03:00</text:p>
      <text:p text:style-name="P4">
Description: The so -called nationalization of Ukrainian property in the temporarily occupied Crimea has no legal force, the rights of property owners will be restored. - Ukrinform.</text:p>
      <text:p text:style-name="P4">
Images: ['<text:a xlink:type="simple" xlink:href="https://static.ukrinform.com/photos/2019_11/thumb_files/630_360_1574934374-733.jpg" text:style-name="Internet_20_link" text:visited-style-name="Visited_20_Internet_20_Link">
630_360_15749...</text:a>
', '<text:a xlink:type="simple" xlink:href="https://static.ukrinform.com/photos/2023_05/1684937491-891.jpg" text:style-name="Internet_20_link" text:visited-style-name="Visited_20_Internet_20_Link">
1684937491-89...</text:a>
']</text:p>
      <text:p text:style-name="P4">
Tags: ['Націоналізація', 'Окупація Криму', 'Майно', 'Війна з Росією']</text:p>
      <text:p text:style-name="P4">
Type: Article</text:p>
      <!--METADATA-->
      <text:p text:style-name="P4">
<draw:frame draw:style-name="fr1" draw:name="Image172" text:anchor-type="as-char" svg:width="6.9236in" svg:height="3.956343in" draw:z-index="0">
<draw:image xlink:href="../Images/yкринформ/2023-05-24T17-14-00-03-00/630_360_1574934374-733.jpg" xlink:type="simple" xlink:show="embed" xlink:actuate="onLoad" draw:mime-type="image/jpeg"/>
</draw:frame>
The so -called Ukrainian property in the temporarily occupied Crimea has no legal force, the rights of property owners will be restored.</text:p>
      <text:p text:style-name="P4">
This was informed in <text:a xlink:type="simple" xlink:href="https://www.facebook.com/ppu.gov.ua/posts/pfbid02QrjmDVYjtvBaRNu88WNgWd8r7L35q6UnuTi5ke1D9fq1P9zqHyC48bHsX34DCQNbl" text:style-name="Internet_20_link" text:visited-style-name="Visited_20_Internet_20_Link">
</text:a>
Representation of the President of Ukraine to the Autonomous Republic of Crimea, Ukrinform reports.</text:p>
      <text:p text:style-name="P4">
"Committed as a result of such illegal acts of transactions with" <text:a xlink:type="simple" xlink:href="https://www.ukrinform.ua/tag-nacionalizacia" text:style-name="Internet_20_link" text:visited-style-name="Visited_20_Internet_20_Link">
</text:a>
"The property of the state, Ukrainian business and citizens of Ukraine or the seizure of property from the legal owners is not legal and will not be verified after the de -occupation. Similarly, no transactions will be recognized where the citizens of the Russian Federation, occupation administrations or Russian business will not be.</text:p>
      <text:p text:style-name="P4">
<draw:frame draw:style-name="fr1" draw:name="Image173" text:anchor-type="as-char" svg:width="6.9236in" svg:height="6.9236in" draw:z-index="0">
<draw:image xlink:href="../Images/yкринформ/2023-05-24T17-14-00-03-00/1684937491-891.jpg" xlink:type="simple" xlink:show="embed" xlink:actuate="onLoad" draw:mime-type="image/jpeg"/>
</draw:frame>
The representative office emphasized that such "decisions" of occupation administrations do not recognize.</text:p>
      <text:p text:style-name="P4">
"The rights of the victims of property owners will be restored by returning such a hamim or by compensation from the aggressor state, in particular in the form of reparations that will pay the Russian Federation," - said in the department.</text:p>
      <text:p text:style-name="P4">
<text:span text:style-name="T4">
 Read also: </text:span>
 <text:a xlink:type="simple" xlink:href="https://www.ukrinform.ua/rubric-crimea/3712722-okupanti-vivozat-iz-krimu-dokumenti-so-pidtverdzuut-ihnu-nezakonnu-dialnist-gumenuk.html" text:style-name="Internet_20_link" text:visited-style-name="Visited_20_Internet_20_Link">
<text:span text:style-name="T4">
 Crimea </text:span>
</text:a>
As <text:a xlink:type="simple" xlink:href="https://www.ukrinform.ua/rubric-crimea/3713586-u-krimu-zagarbniki-nacionalizuvali-57-obektiv.html" text:style-name="Internet_20_link" text:visited-style-name="Visited_20_Internet_20_Link">
 </text:a>
, Russian invaders in Crimea "nationalized" 57 real estate objects belonging to Ukrainians and Majlis.</text:p>
      <text:p text:style-name="P4">
News Source: <text:a xlink:type="simple" xlink:href="https://www.ukrinform.ua/rubric-crimea/3713629-nacionalizacia-ukrainskogo-majna-u-krimu-ne-mae-uridicnoi-sili-predstavnictvo-prezidenta-v-ark.html" text:style-name="Internet_20_link" text:visited-style-name="Visited_20_Internet_20_Link">
https://www.ukrinform.ua/rubric-crimea/3713629-nacionalizacia-ukrainskogo-majna-u-krimu-ne-mae-uridicnoi-sili-predstavnictvo-prezidenta-v-ark.html</text:a>
</text:p>
      <!--NEWS-->
      <text:h text:style-name="P10" text:outline-level="1">
<text:span text:style-name="T4">
Zaluzhny's fake death: Danilov told about the meetings and "winked" to the Hates</text:span>
</text:h>
      <text:p text:style-name="P4">
Authors: Ukrinform (Person)</text:p>
      <text:p text:style-name="P4">
Publisher: Укринформ (Organization)</text:p>
      <text:p text:style-name="P4">
Published Time: 2023-05-24T17:14:12+03:00</text:p>
      <text:p text:style-name="P4">
Modified Time: 2023-05-24T17:14:12+03:00</text:p>
      <text:p text:style-name="P4">
Description: The secretary of the National Security and Defense Council Alexei Danilov reported that at the morning meeting the rates of the Supreme Commander -in -Chief Volodymyr Zelenskyy heard the Commander -in -Chief of the Armed Forces Valery Zaluzhny. - Ukrinform.</text:p>
      <text:p text:style-name="P4">
Images: ['<text:a xlink:type="simple" xlink:href="https://static.ukrinform.com/photos/2023_03/thumb_files/630_360_1677948274-404.jpg" text:style-name="Internet_20_link" text:visited-style-name="Visited_20_Internet_20_Link">
630_360_16779...</text:a>
', '<text:a xlink:type="simple" xlink:href="https://static.ukrinform.com/photos/2023_05/1684937380-608.png" text:style-name="Internet_20_link" text:visited-style-name="Visited_20_Internet_20_Link">
1684937380-60...</text:a>
']</text:p>
      <text:p text:style-name="P4">
Tags: ['Данілов', 'Валерій Залужний', 'Війна з Росією', 'Ставка Верховного головнокомандувача']</text:p>
      <text:p text:style-name="P4">
Type: Article</text:p>
      <!--METADATA-->
      <text:p text:style-name="P4">
<draw:frame draw:style-name="fr1" draw:name="Image174" text:anchor-type="as-char" svg:width="6.9236in" svg:height="3.956343in" draw:z-index="0">
<draw:image xlink:href="../Images/yкринформ/2023-05-24T17-14-12-03-00/630_360_1677948274-404.jpg" xlink:type="simple" xlink:show="embed" xlink:actuate="onLoad" draw:mime-type="image/jpeg"/>
</draw:frame>
Oleksiy Danilov, Secretaries of National Security and Defense, reported that at the morning rates of the Supreme Commander -in -Chief Volodymyr Zelenskyy Hearer of the Armed Forces of the Armed Forces Valery Zaluzhny.</text:p>
      <text:p text:style-name="P4">
As Ukrinform reports, this is reported in his post in <text:a xlink:type="simple" xlink:href="http://twitter.com/OleksiyDanilov/status/1661362834503004160" text:style-name="Internet_20_link" text:visited-style-name="Visited_20_Internet_20_Link">
</text:a>
"President of Ukraine, Supreme Commander -in -Chief of the Armed Forces Volodymyr Zelensky24.05.2023 at 10.00 heard at the rate of the report of the Commander -in -Chief of the Armed Forces Valeriazaluzhny and other members of the rate," Danilov said.</text:p>
      <text:p text:style-name="P4">
In his post near the name of Zaluzhny stands a winking smiley.</text:p>
      <text:p text:style-name="P4">
<draw:frame draw:style-name="fr1" draw:name="Image175" text:anchor-type="as-char" svg:width="6.9236in" svg:height="2.42326in" draw:z-index="0">
<draw:image xlink:href="../Images/yкринформ/2023-05-24T17-14-12-03-00/1684937380-608.png" xlink:type="simple" xlink:show="embed" xlink:actuate="onLoad" draw:mime-type="image/png"/>
</draw:frame>
<text:span text:style-name="T4">
 Read also: </text:span>
 <text:a xlink:type="simple" xlink:href="https://www.ukrinform.ua/rubric-ato/3712001-rosijskij-fejk-pro-zniknenna-zaluznogo-povazanij-iz-pikom-naprugi-v-bahmuti-malar.html" text:style-name="Internet_20_link" text:visited-style-name="Visited_20_Internet_20_Link">
<text:span text:style-name="T4">
 Zaluzhny </text:span>
</text:a>
As reported, a number of propaganda Russian media reported, that is, death(Others are about a serious injury)Zaluzhny, Commander -in -Chief.  May 24 <text:a xlink:type="simple" xlink:href="https://www.ukrinform.ua/tag-zelenskij" text:style-name="Internet_20_link" text:visited-style-name="Visited_20_Internet_20_Link">
</text:a>
held another meeting of the Supreme Commander -in -Chief on the operational military situation, providing ammunition and working on the concept of aviation development.</text:p>
      <text:p text:style-name="P4">
<text:span text:style-name="T5">
Foto: op</text:span>
</text:p>
      <text:p text:style-name="P4">
News Source: <text:a xlink:type="simple" xlink:href="https://www.ukrinform.ua/rubric-ato/3713628-fejkova-smert-zaluznogo-danilov-rozpoviv-pro-zasidanna-stavki-ta-pidmorgnuv-hejteram.html" text:style-name="Internet_20_link" text:visited-style-name="Visited_20_Internet_20_Link">
https://www.ukrinform.ua/rubric-ato/3713628-fejkova-smert-zaluznogo-danilov-rozpoviv-pro-zasidanna-stavki-ta-pidmorgnuv-hejteram.html</text:a>
</text:p>
      <!--NEWS-->
      <text:h text:style-name="P10" text:outline-level="1">
<text:span text:style-name="T4">
The Russian Air Bank has destroyed the kindergarten in Sumy region</text:span>
</text:h>
      <text:p text:style-name="P4">
Authors: Ukrinform (Person)</text:p>
      <text:p text:style-name="P4">
Publisher: Укринформ (Organization)</text:p>
      <text:p text:style-name="P4">
Published Time: 2023-05-24T17:22:28+03:00</text:p>
      <text:p text:style-name="P4">
Modified Time: 2023-05-24T17:22:28+03:00</text:p>
      <text:p text:style-name="P4">
Description: The enemy struck the community in the Sumy region, in another community after fire damage to the CB destroyed kindergarten. - Ukrinform.</text:p>
      <text:p text:style-name="P4">
Images: ['<text:a xlink:type="simple" xlink:href="https://static.ukrinform.com/photos/2023_05/thumb_files/630_360_1684938027-855.jpg" text:style-name="Internet_20_link" text:visited-style-name="Visited_20_Internet_20_Link">
630_360_16849...</text:a>
']</text:p>
      <text:p text:style-name="P4">
Tags: ['Обстріл', 'Сумщина', 'Війна з Росією']</text:p>
      <text:p text:style-name="P4">
Type: Article</text:p>
      <!--METADATA-->
      <text:p text:style-name="P4">
<draw:frame draw:style-name="fr1" draw:name="Image176" text:anchor-type="as-char" svg:width="6.9236in" svg:height="3.956343in" draw:z-index="0">
<draw:image xlink:href="../Images/yкринформ/2023-05-24T17-22-28-03-00/630_360_1684938027-855.jpg" xlink:type="simple" xlink:show="embed" xlink:actuate="onLoad" draw:mime-type="image/jpeg"/>
</draw:frame>
He was a miserable blow to the community in Sumy region, in another community after a fire, the Caban destroyed kindergarten.</text:p>
      <text:p text:style-name="P4">
About it reports in <text:a xlink:type="simple" xlink:href="http://t.me/Sumy_news_ODA/16380" text:style-name="Internet_20_link" text:visited-style-name="Visited_20_Internet_20_Link">
</text:a>
Sumy Ova, reports Ukrinform.</text:p>
      <text:p text:style-name="P4">
"Today, the enemy was carried out by the Air Force- a 1-rated explosion.</text:p>
      <text:p text:style-name="P4">
It is also reported that the Russians have inflicted fire damage approximately(1Vibuḫ)by kindergarten in the young community.</text:p>
      <text:p text:style-name="P4">
The shelling details are clarified.</text:p>
      <text:p text:style-name="P4">
<text:span text:style-name="T4">
 Read also: </text:span>
 <text:a xlink:type="simple" xlink:href="https://www.ukrinform.ua/rubric-ato/3713593-na-zaporizkomu-napramku-zbilsilasa-kilkist-rosijskih-vijskovih-mer-melitopola.html" text:style-name="Internet_20_link" text:visited-style-name="Visited_20_Internet_20_Link">
</text:a>
As it was reported, in the morning the enemy fired at the border community on <text:a xlink:type="simple" xlink:href="https://www.ukrinform.ua/tag-sumsina" text:style-name="Internet_20_link" text:visited-style-name="Visited_20_Internet_20_Link">
</text:a>
From mortars.</text:p>
      <text:p text:style-name="P4">
News Source: <text:a xlink:type="simple" xlink:href="https://www.ukrinform.ua/rubric-ato/3713630-rosijska-aviabomba-zrujnuvala-ditacij-sadok-na-sumsini.html" text:style-name="Internet_20_link" text:visited-style-name="Visited_20_Internet_20_Link">
https://www.ukrinform.ua/rubric-ato/3713630-rosijska-aviabomba-zrujnuvala-ditacij-sadok-na-sumsini.html</text:a>
</text:p>
      <!--NEWS-->
      <text:h text:style-name="P10" text:outline-level="1">
<text:span text:style-name="T4">
Dmytro Kuleba met with the leadership of the African Union</text:span>
</text:h>
      <text:p text:style-name="P4">
Authors: Ukrinform (Person)</text:p>
      <text:p text:style-name="P4">
Publisher: Укринформ (Organization)</text:p>
      <text:p text:style-name="P4">
Published Time: 2023-05-24T17:26:05+03:00</text:p>
      <text:p text:style-name="P4">
Modified Time: 2023-05-24T17:26:05+03:00</text:p>
      <text:p text:style-name="P4">
Description: The intensification of relations with the countries of Africa was the focus during the meetings of the Foreign Minister Dmitry Kuleba with the chairman of the African Union, the President of the Union of the Comoral Islands Azali Ascene, and the chairman of the African Union Commission, Masha Mahamote in Addis-Ababa, Ethiopia. - Ukrinform.</text:p>
      <text:p text:style-name="P4">
Images: ['<text:a xlink:type="simple" xlink:href="https://static.ukrinform.com/photos/2023_05/thumb_files/630_360_1684938075-982.jpeg" text:style-name="Internet_20_link" text:visited-style-name="Visited_20_Internet_20_Link">
630_360_16849...</text:a>
', '<text:a xlink:type="simple" xlink:href="https://static.ukrinform.com/photos/2023_05/1684938075-525.jpeg" text:style-name="Internet_20_link" text:visited-style-name="Visited_20_Internet_20_Link">
1684938075-52...</text:a>
', '<text:a xlink:type="simple" xlink:href="https://static.ukrinform.com/photos/2023_05/1684938093-558.jpeg" text:style-name="Internet_20_link" text:visited-style-name="Visited_20_Internet_20_Link">
1684938093-55...</text:a>
', '<text:a xlink:type="simple" xlink:href="https://static.ukrinform.com/photos/2023_05/1684938075-943.jpeg" text:style-name="Internet_20_link" text:visited-style-name="Visited_20_Internet_20_Link">
1684938075-94...</text:a>
']</text:p>
      <text:p text:style-name="P4">
Tags: ['Африка', 'Дмитро Кулеба', 'МЗС', 'Україна']</text:p>
      <text:p text:style-name="P4">
Type: Article</text:p>
      <!--METADATA-->
      <text:p text:style-name="P4">
<draw:frame draw:style-name="fr1" draw:name="Image177" text:anchor-type="as-char" svg:width="6.9236in" svg:height="3.956343in" draw:z-index="0">
<draw:image xlink:href="../Images/yкринформ/2023-05-24T17-26-05-03-00/630_360_1684938075-982.jpeg" xlink:type="simple" xlink:show="embed" xlink:actuate="onLoad" draw:mime-type="image/jpeg"/>
</draw:frame>
The intensification of relations with the countries of Africa was the focus during the Foreign Ministry meeting Dmitry Kuleba with the head of the African Union, the President of the Soyuzoma Islands Azali Asumani, and the chairman of the African Union Faki Mahamote commission in Addis-Ababeb, Ethiopia.</text:p>
      <text:p text:style-name="P4">
This is stated in the message <text:a xlink:type="simple" xlink:href="https://mfa.gov.ua/news/dmitro-kuleba-ukrayina-zapochatkovuye-sistemnu-spivpracyu-iz-afrikanskim-soyuzom" text:style-name="Internet_20_link" text:visited-style-name="Visited_20_Internet_20_Link">
</text:a>
, reports Ukrinform.</text:p>
      <text:p text:style-name="P4">
As it is noted, the meetings took place on the eve of Africa Day, celebrated on May 22, during the Minister's visit to Ethiopia.</text:p>
      <text:p text:style-name="P4">
Kuleba told Azali Asumani and Musi Faki Mahamata about the course of Ukraine to accurate relations with Africa, which will create new benefits for our states, business and citizens, noted in the Undership.</text:p>
      <text:p text:style-name="P4">
<draw:frame draw:style-name="fr1" draw:name="Image178" text:anchor-type="as-char" svg:width="6.9236in" svg:height="4.60941in" draw:z-index="0">
<draw:image xlink:href="../Images/yкринформ/2023-05-24T17-26-05-03-00/1684938075-525.jpeg" xlink:type="simple" xlink:show="embed" xlink:actuate="onLoad" draw:mime-type="image/jpeg"/>
</draw:frame>
"The active dialogue of President Zelensky with African leaders and my first history of Turno, the African continent in the fall, gave the Startranezens of Ukrainian -African Relations last fall," he said.</text:p>
      <text:p text:style-name="P4">
<draw:frame draw:style-name="fr1" draw:name="Image179" text:anchor-type="as-char" svg:width="6.9236in" svg:height="5.548364in" draw:z-index="0">
<draw:image xlink:href="../Images/yкринформ/2023-05-24T17-26-05-03-00/1684938093-558.jpeg" xlink:type="simple" xlink:show="embed" xlink:actuate="onLoad" draw:mime-type="image/jpeg"/>
</draw:frame>
The Minister stressed that Ukraine has already intensified interaction with the countries of the Africa in international organizations, increases cooperation in the field of food security, actively shared the experience of Ukrainian military diplomacy and counter -information threats.</text:p>
      <text:p text:style-name="P4">
“My visit to the African Union headquarters on the eve of Africa has a tent to open Ukraine in a new way to Africa and Africa for Ukraine. We will make our dialogue more systematic and regular so that Ukraine of Takraine Africa is even better understood by each other, ”Dmytro Kuleba said.</text:p>
      <text:p text:style-name="P4">
<draw:frame draw:style-name="fr1" draw:name="Image180" text:anchor-type="as-char" svg:width="6.9236in" svg:height="4.618895in" draw:z-index="0">
<draw:image xlink:href="../Images/yкринформ/2023-05-24T17-26-05-03-00/1684938075-943.jpeg" xlink:type="simple" xlink:show="embed" xlink:actuate="onLoad" draw:mime-type="image/jpeg"/>
</draw:frame>
In this regard, the parties agreed to translate into the systematic basis of the contacts of the following levels at all levels between the Government of Ukraine and the Commission of the African Union.</text:p>
      <text:p text:style-name="P4">
The head of Ukrainian diplomacy has drawn attention to the negative consequences of aggression against Ukraine on the situation in Africa: raising the prices of products for foodstuffs, intensification of the activity of PEC "Wagner", falling socio-economic indicators.</text:p>
      <text:p text:style-name="P4">
“Russia's war against Ukraine is felt around the world, in particular the Naffritan continent. It is critical to combine efforts to put Russian aggression on the basis of the principles of the UN Charter and the Ukrainian formular, ”the minister emphasized.Kuleba emphasized that any peaceful initiative should be consistent with the logic of the President of Zelensky's peace, which was, in particular, reflected in the Consequences of the relevant resolution of the UN General Assembly.</text:p>
      <text:p text:style-name="P4">
Food safety in Africa was a separate theme of meetings. The Ukrainian Minister noted that, within the framework of the Humanitarian Program of the President of Ukraine Grainfrom Ukraine, during December 2022 - March 2023, the Ukrainian Public Officer See 6 ships with a load of 170,000 tons of wheat to Somalia, Kenya, Ethiopia and Yemen. Ethiopia received 90 thousand tons, Kenya - 25 thousand tons, Somalia - 25 thousand tons, Yemen - 30 thousand tons. According to him, the departure of vessels with agricultural products and to other countries that re -regist assistance will be planned in the near future.</text:p>
      <text:p text:style-name="P4">
The Foreign Minister stressed that thanks to the functioning of the Black Sea grain initiative, as of early May, the countries of Africa were exported from 3.3 million tons of agricultural products. This in particular allowed stabilization with food in a number of African countries.</text:p>
      <text:p text:style-name="P4">
<text:span text:style-name="T4">
 Read also: </text:span>
 <text:a xlink:type="simple" xlink:href="https://www.ukrinform.ua/rubric-polytics/3712782-mirotvorca-misia-afrikanskih-lideriv-kuleba-vkazav-na-vazlivu-detal.html" text:style-name="Internet_20_link" text:visited-style-name="Visited_20_Internet_20_Link">
<text:span text:style-name="T4">
 Africa </text:span>
</text:a>
In this context, the Minister called on the African Union to demand from Russia, Abivon stopped interfeating with the work of the grain corridor in the Black Sea in the black sea stopped the blockade of Ukrainian ports.</text:p>
      <text:p text:style-name="P4">
“Russia should not use food as weapons. The unobstructed exports of Ukrainian grain will help African countries to receive the farm products they need. We urge the African Union to clearly declare Russia about the inability of its destructive policy, ”Kuleba summed up.</text:p>
      <text:p text:style-name="P4">
As it was reported, the Minister of Foreign Affairs of Ukraine visits countries <text:a xlink:type="simple" xlink:href="https://www.ukrinform.ua/tag-afrika" text:style-name="Internet_20_link" text:visited-style-name="Visited_20_Internet_20_Link">
</text:a>
To promote the formula of Peace of Presidentialolodemir Zelensky and to open new prospects for the country.</text:p>
      <text:p text:style-name="P4">
<text:span text:style-name="T5">
Foto: Foreign</text:span>
</text:p>
      <text:p text:style-name="P4">
News Source: <text:a xlink:type="simple" xlink:href="https://www.ukrinform.ua/rubric-polytics/3713632-dmitro-kuleba-zustrivsa-z-kerivnictvom-afrikanskogo-souzu.html" text:style-name="Internet_20_link" text:visited-style-name="Visited_20_Internet_20_Link">
https://www.ukrinform.ua/rubric-polytics/3713632-dmitro-kuleba-zustrivsa-z-kerivnictvom-afrikanskogo-souzu.html</text:a>
</text:p>
      <!--NEWS-->
      <text:h text:style-name="P10" text:outline-level="1">
<text:span text:style-name="T4">
There is no loss in volunteer formations that entered the Belgorod region - the RDC commander</text:span>
</text:h>
      <text:p text:style-name="P4">
Authors: Ukrinform (Person)</text:p>
      <text:p text:style-name="P4">
Publisher: Укринформ (Organization)</text:p>
      <text:p text:style-name="P4">
Published Time: 2023-05-24T17:29:00+03:00</text:p>
      <text:p text:style-name="P4">
Modified Time: 2023-05-24T17:29:00+03:00</text:p>
      <text:p text:style-name="P4">
Description: There are no losses in the Belgorod region this week in the Belgorod region. - Ukrinform.</text:p>
      <text:p text:style-name="P4">
Images: ['<text:a xlink:type="simple" xlink:href="https://static.ukrinform.com/photos/2023_05/thumb_files/630_360_1684938632-354.jpg" text:style-name="Internet_20_link" text:visited-style-name="Visited_20_Internet_20_Link">
630_360_16849...</text:a>
', '<text:a xlink:type="simple" xlink:href="https://static.ukrinform.com/photos/2023_05/1684939076-3799.jpeg" text:style-name="Internet_20_link" text:visited-style-name="Visited_20_Internet_20_Link">
1684939076-37...</text:a>
', '<text:a xlink:type="simple" xlink:href="https://static.ukrinform.com/photos/2023_05/1684938868-910.jpg" text:style-name="Internet_20_link" text:visited-style-name="Visited_20_Internet_20_Link">
1684938868-91...</text:a>
', '<text:a xlink:type="simple" xlink:href="https://static.ukrinform.com/photos/2023_05/1684939078-4756.jpeg" text:style-name="Internet_20_link" text:visited-style-name="Visited_20_Internet_20_Link">
1684939078-47...</text:a>
']</text:p>
      <text:p text:style-name="P4">
Tags: ['Війна з Росією', 'Бєлгород', 'РДК']</text:p>
      <text:p text:style-name="P4">
Type: Article</text:p>
      <!--METADATA-->
      <text:p text:style-name="P4">
<draw:frame draw:style-name="fr1" draw:name="Image181" text:anchor-type="as-char" svg:width="6.9236in" svg:height="3.956343in" draw:z-index="0">
<draw:image xlink:href="../Images/yкринформ/2023-05-24T17-29-00-03-00/630_360_1684938632-354.jpg" xlink:type="simple" xlink:show="embed" xlink:actuate="onLoad" draw:mime-type="image/jpeg"/>
</draw:frame>
There are no fertile formations that came this week to the Belgorod region.</text:p>
      <text:p text:style-name="P4">
About it at a briefing, which passed near the border in the north of Ukraine, the RDC commander Denis White Rex said, Ukrinform correspondent reports.</text:p>
      <text:p text:style-name="P4">
<draw:frame draw:style-name="fr1" draw:name="Image182" text:anchor-type="as-char" svg:width="6.9236in" svg:height="4.615733in" draw:z-index="0">
<draw:image xlink:href="../Images/yкринформ/2023-05-24T17-29-00-03-00/1684939076-3799.jpeg" xlink:type="simple" xlink:show="embed" xlink:actuate="onLoad" draw:mime-type="image/jpeg"/>
</draw:frame>
"We have two 300th only," Denis said.</text:p>
      <text:p text:style-name="P4">
<draw:frame draw:style-name="fr1" draw:name="Image183" text:anchor-type="as-char" svg:width="6.9236in" svg:height="4.615733in" draw:z-index="0">
<draw:image xlink:href="../Images/yкринформ/2023-05-24T17-29-00-03-00/1684938868-910.jpg" xlink:type="simple" xlink:show="embed" xlink:actuate="onLoad" draw:mime-type="image/jpeg"/>
</draw:frame>
It was reported that explosions occurred in Russian Belgorod this week. In particular, the building of Russian telegrams, in particular, was damaged by the building <text:a xlink:type="simple" xlink:href="https://www.ukrinform.ua/tag-fsb-rf" text:style-name="Internet_20_link" text:visited-style-name="Visited_20_Internet_20_Link">
</text:a>
. Subsequently, social networks appeared to the "Russian Volunteer Corps" and the Legion "Freedom of Russia" the liberation of some settlements and the West of their forces in the town of Grayvoron in the Ubelgorod region.</text:p>
      <text:p text:style-name="P4">
<text:span text:style-name="T4">
 Read also: </text:span>
 <text:a xlink:type="simple" xlink:href="https://www.ukrinform.ua/rubric-ato/3713568-ukrainska-rozvidka-povnistu-volodie-informacieu-pro-podii-v-belgorodskij-oblasti-rf-usov.html" text:style-name="Internet_20_link" text:visited-style-name="Visited_20_Internet_20_Link">
</text:a>
Advisor to the head of the Presidential Office Mikhail Podolyak stated that Ukraine is not involved in events in the Belgorod region.</text:p>
      <text:p text:style-name="P4">
<draw:frame draw:style-name="fr1" draw:name="Image184" text:anchor-type="as-char" svg:width="6.9236in" svg:height="4.615733in" draw:z-index="0">
<draw:image xlink:href="../Images/yкринформ/2023-05-24T17-29-00-03-00/1684939078-4756.jpeg" xlink:type="simple" xlink:show="embed" xlink:actuate="onLoad" draw:mime-type="image/jpeg"/>
</draw:frame>
The Main Directorate of Intelligence of the Ministry of Defense of Ukraine stated that the Liberty of Russia and RDCs began an operation to liberate Putin's dismissal of Russia in order to create a certain strip of safety to protect the Ukrainian population.</text:p>
      <text:p text:style-name="P4">
<text:span text:style-name="T4">
 Read also: </text:span>
 <text:a xlink:type="simple" xlink:href="https://www.ukrinform.ua/rubric-ato/3713567-vivezeni-aderni-boepripasi-z-belgorod-22-ne-povernuli-na-misce-zberiganna-rozvidka.html" text:style-name="Internet_20_link" text:visited-style-name="Visited_20_Internet_20_Link">
</text:a>
Ukrainian intelligence also learned that the Russian Federation urgently conducts the evacuation of nuclear ammunition "Belgorod-22", located in the Belgorod region.</text:p>
      <text:p text:style-name="P4">
News Source: <text:a xlink:type="simple" xlink:href="https://www.ukrinform.ua/rubric-ato/3713635-u-dobrovolcih-formuvan-aki-zajsli-dnami-do-belgorodskoi-oblasti-vtrat-nemae-komandir-rdk.html" text:style-name="Internet_20_link" text:visited-style-name="Visited_20_Internet_20_Link">
https://www.ukrinform.ua/rubric-ato/3713635-u-dobrovolcih-formuvan-aki-zajsli-dnami-do-belgorodskoi-oblasti-vtrat-nemae-komandir-rdk.html</text:a>
</text:p>
      <!--NEWS-->
      <text:h text:style-name="P10" text:outline-level="1">
<text:span text:style-name="T4">
Xi Jinping has promised Russia's support for China in matters concerning its basic interests</text:span>
</text:h>
      <text:p text:style-name="P4">
Authors: Ukrinform (Person)</text:p>
      <text:p text:style-name="P4">
Publisher: Укринформ (Organization)</text:p>
      <text:p text:style-name="P4">
Published Time: 2023-05-24T17:35:00+03:00</text:p>
      <text:p text:style-name="P4">
Modified Time: 2023-05-24T17:35:00+03:00</text:p>
      <text:p text:style-name="P4">
Description: Chinese leader Xi Jinping during a meeting in Beijing with the head of the Russian government, Mikhail Mishustin, stated that China was ready to cooperate with Russia in providing support to each other in matters concerning their basic interests. - Ukrinform.</text:p>
      <text:p text:style-name="P4">
Images: ['<text:a xlink:type="simple" xlink:href="https://static.ukrinform.com/photos/2023_05/thumb_files/630_360_1684938902-690.jpg" text:style-name="Internet_20_link" text:visited-style-name="Visited_20_Internet_20_Link">
630_360_16849...</text:a>
', '<text:a xlink:type="simple" xlink:href="https://static.ukrinform.com/photos/2023_05/1684938902-582.jpg" text:style-name="Internet_20_link" text:visited-style-name="Visited_20_Internet_20_Link">
1684938902-58...</text:a>
']</text:p>
      <text:p text:style-name="P4">
Tags: ['Китай', 'Сі Цзіньпін', 'Росія']</text:p>
      <text:p text:style-name="P4">
Type: Article</text:p>
      <!--METADATA-->
      <text:p text:style-name="P4">
<draw:frame draw:style-name="fr1" draw:name="Image185" text:anchor-type="as-char" svg:width="6.9236in" svg:height="3.946452in" draw:z-index="0">
<draw:image xlink:href="../Images/yкринформ/2023-05-24T17-35-00-03-00/630_360_1684938902-690.jpg" xlink:type="simple" xlink:show="embed" xlink:actuate="onLoad" draw:mime-type="image/jpeg"/>
</draw:frame>
Chinese leader Xi Jinping during a meeting in Beijing with the head of the Russian government Mishustin stated that China was ready to cooperate with Russia in giving each other to support each other in matters concerning their basic interests.</text:p>
      <text:p text:style-name="P4">
This was reported in the Ministry of Foreign Affairs of the PRC, reports its own correspondent of Ukrinform.</text:p>
      <text:p text:style-name="P4">
“<text:a xlink:type="simple" xlink:href="https://www.ukrinform.ua/tag-kitaj" text:style-name="Internet_20_link" text:visited-style-name="Visited_20_Internet_20_Link">
</text:a>
Ready to cooperate with Russia with strong support for each other in matters concerning their basic interests, and to strengthen cooperation on multilateral sites, such as Khano, Shanghai organization of cooperation, Brix and G20, ”SI said, adding that the Chinese -Russian -Russian is strengthened and development 'The will of "are the will and the trend of time."</text:p>
      <text:p text:style-name="P4">
<draw:frame draw:style-name="fr1" draw:name="Image186" text:anchor-type="as-char" svg:width="6.9236in" svg:height="4.67343in" draw:z-index="0">
<draw:image xlink:href="../Images/yкринформ/2023-05-24T17-35-00-03-00/1684938902-582.jpg" xlink:type="simple" xlink:show="embed" xlink:actuate="onLoad" draw:mime-type="image/jpeg"/>
</draw:frame>
China's leader noted the availability of wide space and vivid prospects for two -way cooperation and called on both parties to "take advantage of and raise comprehensive cooperation to a higher level", however, did not specify what the advantages were in mind.</text:p>
      <text:p text:style-name="P4">
He stated that both parties should continue to increase the level of economic, trade and investment cooperation and consolidate expand cooperation in energy and communication.</text:p>
      <text:p text:style-name="P4">
"China is ready to cooperate with the Russian side and the Eurasian Economic Union… to form a more open regional market for the stability and uninterruptedness of global supply chains and industrial chains," SI said.</text:p>
      <text:p text:style-name="P4">
Prior to the visit of Mishustin to China, May 23-24, the flags of the Russian Federation were placed by the UKRAINE Square of Beijing Tiananmen. However, the central Chinese media practically unmotivated the presence of a high guest from the Russian Federation, giving only a few short news in two days, while Russian propagandists have become a top news. Only the negotiations of the Russian Prime Minister with these Chinese meadia have released spreading material with quotes of their leader.</text:p>
      <text:p text:style-name="P4">
<text:span text:style-name="T4">
 Read also: </text:span>
 <text:a xlink:type="simple" xlink:href="https://www.ukrinform.ua/rubric-world/3711252-kitaj-iniciue-masstabnu-programu-rozsirenna-spivpraci-z-patma-krainami-centralnoi-azii.html" text:style-name="Internet_20_link" text:visited-style-name="Visited_20_Internet_20_Link">
</text:a>
</text:p>
      <text:p text:style-name="P4">
As reported <text:a xlink:type="simple" xlink:href="https://www.ukrinform.ua/rubric-polytics/3713282-glava-mzs-niderlandiv-rosijska-agresia-v-ukraini-mae-buti-pripinena.html" text:style-name="Internet_20_link" text:visited-style-name="Visited_20_Internet_20_Link">
</text:a>
, the Minister of Law of the Netherlands Vopke Gucstra, who is visiting China, stressed that Russian aggression in Ukraine should be stopped.</text:p>
      <text:p text:style-name="P4">
<text:span text:style-name="T5">
Foto: www.mfa.gov.cn</text:span>
</text:p>
      <text:p text:style-name="P4">
News Source: <text:a xlink:type="simple" xlink:href="https://www.ukrinform.ua/rubric-world/3713640-si-czinpin-poobicav-rosii-pidtrimku-kitau-v-pitannah-so-stosuutsa-ii-osnovnih-interesiv.html" text:style-name="Internet_20_link" text:visited-style-name="Visited_20_Internet_20_Link">
https://www.ukrinform.ua/rubric-world/3713640-si-czinpin-poobicav-rosii-pidtrimku-kitau-v-pitannah-so-stosuutsa-ii-osnovnih-interesiv.html</text:a>
</text:p>
      <!--NEWS-->
      <text:h text:style-name="P10" text:outline-level="1">
<text:span text:style-name="T4">
Yastremskaya made his way to the final round of Rolan Harros qualification</text:span>
</text:h>
      <text:p text:style-name="P4">
Authors: Ukrinform (Person)</text:p>
      <text:p text:style-name="P4">
Publisher: Укринформ (Organization)</text:p>
      <text:p text:style-name="P4">
Published Time: 2023-05-24T17:35:53+03:00</text:p>
      <text:p text:style-name="P4">
Modified Time: 2023-05-24T17:35:53+03:00</text:p>
      <text:p text:style-name="P4">
Description: In the second round of qualification, the Ukrainian won by American Sachy Viceri. - Ukrinform.</text:p>
      <text:p text:style-name="P4">
Images: ['<text:a xlink:type="simple" xlink:href="https://static.ukrinform.com/photos/2023_05/thumb_files/630_360_1684938844-490.jpg" text:style-name="Internet_20_link" text:visited-style-name="Visited_20_Internet_20_Link">
630_360_16849...</text:a>
']</text:p>
      <text:p text:style-name="P4">
Tags: ['Теніс', 'Даяна Ястремська']</text:p>
      <text:p text:style-name="P4">
Type: Article</text:p>
      <!--METADATA-->
      <text:p text:style-name="P4">
<draw:frame draw:style-name="fr1" draw:name="Image187" text:anchor-type="as-char" svg:width="6.9236in" svg:height="3.956343in" draw:z-index="0">
<draw:image xlink:href="../Images/yкринформ/2023-05-24T17-35-53-03-00/630_360_1684938844-490.jpg" xlink:type="simple" xlink:show="embed" xlink:actuate="onLoad" draw:mime-type="image/jpeg"/>
</draw:frame>
In the second qualification, the Ukrainian won by American Sachy Viceri.</text:p>
      <text:p text:style-name="P4">
Ukrainian tennis player Diana Yastremskaya(№144 WTA)She continued to win the Open French Championship from tennis, Ukrinform reports.</text:p>
      <text:p text:style-name="P4">
In the second round of selection, the Ukrainian overcame Sachy Viceri from the United States(№169 WTA)-6: 2, 5: 7, 6: 3.</text:p>
      <text:p text:style-name="P4">
It was the first meeting of the tennis player.</text:p>
      <text:p text:style-name="P4">
In the next round Yastremskaya will play against Gret Minnen(№119 WTA). У 2020році українка поступилася представниці Бельгії на хардовому турнірі WTA 250 уЛінці, а в попередньому сезоні вони зустрічалися на турнірі WTA 1000 уМадриді, де Міннен не змогла дограти матч через травму плеча.</text:p>
      <text:p text:style-name="P4">
<text:span text:style-name="T4">
Читайте також:</text:span>
 <text:a xlink:type="simple" xlink:href="https://www.ukrinform.ua/rubric-sports/3713626-nadal-ne-zigrae-na-vimbldoni2023.html" text:style-name="Internet_20_link" text:visited-style-name="Visited_20_Internet_20_Link">
 <text:span text:style-name="T4">
Надаль</text:span>
 </text:a>
As reported by Ukrinform, Raphael Nadal will miss "Wimbledon-2023" through the Trauma.</text:p>
      <text:p text:style-name="P4">
Photo: btu.org.ua</text:p>
      <text:p text:style-name="P4">
News Source: <text:a xlink:type="simple" xlink:href="https://www.ukrinform.ua/rubric-sports/3713638-astremska-probilas-do-finalnogo-raundu-kvalifikacii-rolan-garros.html" text:style-name="Internet_20_link" text:visited-style-name="Visited_20_Internet_20_Link">
https://www.ukrinform.ua/rubric-sports/3713638-astremska-probilas-do-finalnogo-raundu-kvalifikacii-rolan-garros.html</text:a>
</text:p>
      <!--NEWS-->
      <text:h text:style-name="P10" text:outline-level="1">
<text:span text:style-name="T4">
RDC and Legion "Freedom of Russia" entered the Belgorod region for more than 40 kilometers deep</text:span>
</text:h>
      <text:p text:style-name="P4">
Authors: Ukrinform (Person)</text:p>
      <text:p text:style-name="P4">
Publisher: Укринформ (Organization)</text:p>
      <text:p text:style-name="P4">
Published Time: 2023-05-24T17:36:00+03:00</text:p>
      <text:p text:style-name="P4">
Modified Time: 2023-05-24T17:36:00+03:00</text:p>
      <text:p text:style-name="P4">
Description: The Russian Volunteer Corps and Legion "Freedom of Russia" entered the Belgorod region of the Russian Federation for 42 km deep, the most active phase of their actions behind, but the operation is still ongoing. - Ukrinform.</text:p>
      <text:p text:style-name="P4">
Images: ['<text:a xlink:type="simple" xlink:href="https://static.ukrinform.com/photos/2023_05/thumb_files/630_360_1684938982-535.jpg" text:style-name="Internet_20_link" text:visited-style-name="Visited_20_Internet_20_Link">
630_360_16849...</text:a>
', '<text:a xlink:type="simple" xlink:href="https://static.ukrinform.com/photos/2023_05/1684939075-4962.jpeg" text:style-name="Internet_20_link" text:visited-style-name="Visited_20_Internet_20_Link">
1684939075-49...</text:a>
', '<text:a xlink:type="simple" xlink:href="https://static.ukrinform.com/photos/2023_05/1684939076-4345.jpeg" text:style-name="Internet_20_link" text:visited-style-name="Visited_20_Internet_20_Link">
1684939076-43...</text:a>
', '<text:a xlink:type="simple" xlink:href="https://static.ukrinform.com/photos/2023_05/thumb_files/630_360_1684939075-6109.jpeg" text:style-name="Internet_20_link" text:visited-style-name="Visited_20_Internet_20_Link">
630_360_16849...</text:a>
', '<text:a xlink:type="simple" xlink:href="https://static.ukrinform.com/photos/2023_05/thumb_files/630_360_1684939075-4641.jpeg" text:style-name="Internet_20_link" text:visited-style-name="Visited_20_Internet_20_Link">
630_360_16849...</text:a>
', '<text:a xlink:type="simple" xlink:href="https://static.ukrinform.com/photos/2023_05/thumb_files/630_360_1684939075-1275.jpeg" text:style-name="Internet_20_link" text:visited-style-name="Visited_20_Internet_20_Link">
630_360_16849...</text:a>
', '<text:a xlink:type="simple" xlink:href="https://static.ukrinform.com/photos/2023_05/thumb_files/630_360_1684939075-4962.jpeg" text:style-name="Internet_20_link" text:visited-style-name="Visited_20_Internet_20_Link">
630_360_16849...</text:a>
', '<text:a xlink:type="simple" xlink:href="https://static.ukrinform.com/photos/2023_05/thumb_files/630_360_1684939075-2253.jpeg" text:style-name="Internet_20_link" text:visited-style-name="Visited_20_Internet_20_Link">
630_360_16849...</text:a>
', '<text:a xlink:type="simple" xlink:href="https://static.ukrinform.com/photos/2023_05/thumb_files/630_360_1684939075-8701.jpeg" text:style-name="Internet_20_link" text:visited-style-name="Visited_20_Internet_20_Link">
630_360_16849...</text:a>
', '<text:a xlink:type="simple" xlink:href="https://static.ukrinform.com/photos/2023_05/thumb_files/630_360_1684939076-4345.jpeg" text:style-name="Internet_20_link" text:visited-style-name="Visited_20_Internet_20_Link">
630_360_16849...</text:a>
', '<text:a xlink:type="simple" xlink:href="https://static.ukrinform.com/photos/2023_05/thumb_files/630_360_1684939076-4235.jpeg" text:style-name="Internet_20_link" text:visited-style-name="Visited_20_Internet_20_Link">
630_360_16849...</text:a>
', '<text:a xlink:type="simple" xlink:href="https://static.ukrinform.com/photos/2023_05/thumb_files/630_360_1684939076-3799.jpeg" text:style-name="Internet_20_link" text:visited-style-name="Visited_20_Internet_20_Link">
630_360_16849...</text:a>
', '<text:a xlink:type="simple" xlink:href="https://static.ukrinform.com/photos/2023_05/thumb_files/630_360_1684939076-1531.jpeg" text:style-name="Internet_20_link" text:visited-style-name="Visited_20_Internet_20_Link">
630_360_16849...</text:a>
', '<text:a xlink:type="simple" xlink:href="https://static.ukrinform.com/photos/2023_05/thumb_files/630_360_1684939077-6829.jpeg" text:style-name="Internet_20_link" text:visited-style-name="Visited_20_Internet_20_Link">
630_360_16849...</text:a>
', '<text:a xlink:type="simple" xlink:href="https://static.ukrinform.com/photos/2023_05/thumb_files/630_360_1684939077-1808.jpeg" text:style-name="Internet_20_link" text:visited-style-name="Visited_20_Internet_20_Link">
630_360_16849...</text:a>
', '<text:a xlink:type="simple" xlink:href="https://static.ukrinform.com/photos/2023_05/thumb_files/630_360_1684939077-2194.jpeg" text:style-name="Internet_20_link" text:visited-style-name="Visited_20_Internet_20_Link">
630_360_16849...</text:a>
', '<text:a xlink:type="simple" xlink:href="https://static.ukrinform.com/photos/2023_05/thumb_files/630_360_1684939077-8675.jpeg" text:style-name="Internet_20_link" text:visited-style-name="Visited_20_Internet_20_Link">
630_360_16849...</text:a>
', '<text:a xlink:type="simple" xlink:href="https://static.ukrinform.com/photos/2023_05/thumb_files/630_360_1684939077-1068.jpeg" text:style-name="Internet_20_link" text:visited-style-name="Visited_20_Internet_20_Link">
630_360_16849...</text:a>
', '<text:a xlink:type="simple" xlink:href="https://static.ukrinform.com/photos/2023_05/thumb_files/630_360_1684939077-1071.jpeg" text:style-name="Internet_20_link" text:visited-style-name="Visited_20_Internet_20_Link">
630_360_16849...</text:a>
', '<text:a xlink:type="simple" xlink:href="https://static.ukrinform.com/photos/2023_05/thumb_files/630_360_1684939078-4756.jpeg" text:style-name="Internet_20_link" text:visited-style-name="Visited_20_Internet_20_Link">
630_360_16849...</text:a>
', '<text:a xlink:type="simple" xlink:href="https://static.ukrinform.com/photos/2023_05/1684939076-1531.jpeg" text:style-name="Internet_20_link" text:visited-style-name="Visited_20_Internet_20_Link">
1684939076-15...</text:a>
', '<text:a xlink:type="simple" xlink:href="https://static.ukrinform.com/photos/2023_05/1684939075-4641.jpeg" text:style-name="Internet_20_link" text:visited-style-name="Visited_20_Internet_20_Link">
1684939075-46...</text:a>
', '<text:a xlink:type="simple" xlink:href="https://static.ukrinform.com/photos/2023_05/1684939077-2194.jpeg" text:style-name="Internet_20_link" text:visited-style-name="Visited_20_Internet_20_Link">
1684939077-21...</text:a>
']</text:p>
      <text:p text:style-name="P4">
Tags: ['Холодна війна', 'Легіон «Свобода Росії» ', 'РДК', 'Бєлгородська область']</text:p>
      <text:p text:style-name="P4">
Type: Article</text:p>
      <!--METADATA-->
      <text:p text:style-name="P4">
<draw:frame draw:style-name="fr1" draw:name="Image188" text:anchor-type="as-char" svg:width="6.9236in" svg:height="3.956343in" draw:z-index="0">
<draw:image xlink:href="../Images/yкринформ/2023-05-24T17-36-00-03-00/630_360_1684938982-535.jpg" xlink:type="simple" xlink:show="embed" xlink:actuate="onLoad" draw:mime-type="image/jpeg"/>
</draw:frame>
The Russian Volunteer Corps and Legion "Freedom of Russia" entered the Belgorod region of RFNU 42 km deep, the most active phase of their actions behind, but the operation is still ongoing.</text:p>
      <text:p text:style-name="P4">
About it at a briefing, which passed near the border in the north of Ukraine, the RDC commander Denis White Rex said, Ukrinform correspondent reports.</text:p>
      <text:p text:style-name="P4">
According to him, some settlements of the Belgorod region voluntess controlled the day - so long active phase of the operation, which is still ongoing.</text:p>
      <text:p text:style-name="P4">
<draw:frame draw:style-name="fr1" draw:name="Image189" text:anchor-type="as-char" svg:width="6.9236in" svg:height="4.615733in" draw:z-index="0">
<draw:image xlink:href="../Images/yкринформ/2023-05-24T17-36-00-03-00/1684939075-4962.jpeg" xlink:type="simple" xlink:show="embed" xlink:actuate="onLoad" draw:mime-type="image/jpeg"/>
</draw:frame>
"Once again when we cross <text:a xlink:type="simple" xlink:href="https://www.ukrinform.ua/tag-kordon" text:style-name="Internet_20_link" text:visited-style-name="Visited_20_Internet_20_Link">
</text:a>
Russian Federation, we see that military-political leadership is not ready for such. They have told a lot that strengthen the line(border - ed.), spend billions of dragon's teeth, posts, some super-observation. When it comes to business, it will all pour. The more powerful we go, the more time they need to make decisions, "he said.</text:p>
      <text:p text:style-name="P4">
<draw:frame draw:style-name="fr1" draw:name="Image190" text:anchor-type="as-char" svg:width="6.9236in" svg:height="4.529188in" draw:z-index="0">
<draw:image xlink:href="../Images/yкринформ/2023-05-24T17-36-00-03-00/1684939076-4345.jpeg" xlink:type="simple" xlink:show="embed" xlink:actuate="onLoad" draw:mime-type="image/jpeg"/>
</draw:frame>
At the same time, the RDC commander emphasized that until its formation has no resources, inquisit and fully control certain Russian territories, however, this variety has trophies - armored vehicles and weapons, and also managed to destroy some equipment in the Russian Federation.He noted that every intersection of the Russian border considers success.</text:p>
      <text:p text:style-name="P4">
"Because it is the territory of the enemy, temporarily occupied by the territory of our Motherland. It is a michover to show that the power of the tyrant is not limitless, that it can be resisted," Denis said.</text:p>
      <text:p text:style-name="P4">
<text:span text:style-name="T4">
 Read also: </text:span>
 <text:a xlink:type="simple" xlink:href="https://www.ukrinform.ua/rubric-ato/3713568-ukrainska-rozvidka-povnistu-volodie-informacieu-pro-podii-v-belgorodskij-oblasti-rf-usov.html" text:style-name="Internet_20_link" text:visited-style-name="Visited_20_Internet_20_Link">
</text:a>
As for the photo of American technology, which was alleged by the Russian military, trying to destroy the forces of RDC and Legion "Freedom of Russia", the commander urges to believe in Russian propaganda.</text:p>
      <text:p text:style-name="P4">
<draw:frame draw:style-name="fr1" draw:name="Image191" text:anchor-type="as-char" svg:width="6.9236in" svg:height="4.615733in" draw:z-index="0">
<draw:image xlink:href="../Images/yкринформ/2023-05-24T17-36-00-03-00/1684939076-1531.jpeg" xlink:type="simple" xlink:show="embed" xlink:actuate="onLoad" draw:mime-type="image/jpeg"/>
</draw:frame>
"As Vladimir Putin said at one time, any warrior can be purchased in any kind of war.</text:p>
      <text:p text:style-name="P4">
For his <text:a xlink:type="simple" xlink:href="https://www.ukrinform.ua/rubric-ato/3713635-u-dobrovolcih-formuvan-aki-zajsli-dnami-do-belgorodskoi-oblasti-vtrat-nemae-komandir-rdk.html" text:style-name="Internet_20_link" text:visited-style-name="Visited_20_Internet_20_Link">
</text:a>
, volunteer formations that came this week to the Belgorod region, there are no losses during combat clashes.</text:p>
      <text:p text:style-name="P4">
<draw:frame draw:style-name="fr1" draw:name="Image192" text:anchor-type="as-char" svg:width="6.9236in" svg:height="4.615733in" draw:z-index="0">
<draw:image xlink:href="../Images/yкринформ/2023-05-24T17-36-00-03-00/1684939075-4641.jpeg" xlink:type="simple" xlink:show="embed" xlink:actuate="onLoad" draw:mime-type="image/jpeg"/>
</draw:frame>
It was reported that explosions occurred in Russian Belgorod this week. Information of Russian telegrams-channels, in particular, was damaged by the FSB building on social networks appeared statements of "Russian Volunteer Corps" and the Legion "Freedom of Russia" on the liberation of some settlements of Zakhid of their forces in the town of Grayvoron in Belgorod region.</text:p>
      <text:p text:style-name="P4">
Advisor to the head of the Presidential Office Mikhail Podolyak stated that Ukraine is not involved in events in the Belgorod region.</text:p>
      <text:p text:style-name="P4">
<text:span text:style-name="T4">
 Read also: </text:span>
 <text:a xlink:type="simple" xlink:href="https://www.ukrinform.ua/rubric-ato/3713567-vivezeni-aderni-boepripasi-z-belgorod-22-ne-povernuli-na-misce-zberiganna-rozvidka.html" text:style-name="Internet_20_link" text:visited-style-name="Visited_20_Internet_20_Link">
</text:a>
The Main Directorate of Intelligence of the Ministry of Defense of Ukraine stated that the Liberty of Russia and RDCs began an operation to liberate Putin's dismissal of Russia in order to create a certain strip of safety to protect the Ukrainian population.</text:p>
      <text:p text:style-name="P4">
<draw:frame draw:style-name="fr1" draw:name="Image193" text:anchor-type="as-char" svg:width="6.9236in" svg:height="4.615733in" draw:z-index="0">
<draw:image xlink:href="../Images/yкринформ/2023-05-24T17-36-00-03-00/1684939077-2194.jpeg" xlink:type="simple" xlink:show="embed" xlink:actuate="onLoad" draw:mime-type="image/jpeg"/>
</draw:frame>
Ukrainian intelligence also learned that the Russian Federation urgently conducts the evacuation of nuclear ammunition "Belgorod 22", located in the Belgorod region of Russia.</text:p>
      <text:p text:style-name="P4">
News Source: <text:a xlink:type="simple" xlink:href="https://www.ukrinform.ua/rubric-ato/3713639-rdk-ta-legion-svoboda-rosii-zajsli-u-belgorodsku-oblast-bils-ak-na-40-kilometriv-uglib.html" text:style-name="Internet_20_link" text:visited-style-name="Visited_20_Internet_20_Link">
https://www.ukrinform.ua/rubric-ato/3713639-rdk-ta-legion-svoboda-rosii-zajsli-u-belgorodsku-oblast-bils-ak-na-40-kilometriv-uglib.html</text:a>
</text:p>
      <!--NEWS-->
      <text:h text:style-name="P10" text:outline-level="1">
<text:span text:style-name="T4">
The Ministry of Deviation and the EIB start selection of reconstruction projects</text:span>
</text:h>
      <text:p text:style-name="P4">
Authors: Ukrinform (Person)</text:p>
      <text:p text:style-name="P4">
Publisher: Укринформ (Organization)</text:p>
      <text:p text:style-name="P4">
Published Time: 2023-05-24T17:41:00+03:00</text:p>
      <text:p text:style-name="P4">
Modified Time: 2023-05-24T17:41:00+03:00</text:p>
      <text:p text:style-name="P4">
Description: The Ministry of Community Development, Territories and Infrastructure of Ukraine and the European Investment Bank have announced the start of the selection of projects for the reconstruction, reconstruction and major repairs of schools, kindergartens, administrative centers and housing and communal services, as well as providing housing for internally displaced persons. - Ukrinform.</text:p>
      <text:p text:style-name="P4">
Images: ['<text:a xlink:type="simple" xlink:href="https://static.ukrinform.com/photos/2016_11/thumb_files/630_360_1480512845-6479.jpg" text:style-name="Internet_20_link" text:visited-style-name="Visited_20_Internet_20_Link">
630_360_14805...</text:a>
']</text:p>
      <text:p text:style-name="P4">
Tags: ['ЄІБ', 'Україна', 'Ремонт', 'Відбудова']</text:p>
      <text:p text:style-name="P4">
Type: Article</text:p>
      <!--METADATA-->
      <text:p text:style-name="P4">
<draw:frame draw:style-name="fr1" draw:name="Image194" text:anchor-type="as-char" svg:width="6.9236in" svg:height="3.956343in" draw:z-index="0">
<draw:image xlink:href="../Images/yкринформ/2023-05-24T17-41-00-03-00/630_360_1480512845-6479.jpg" xlink:type="simple" xlink:show="embed" xlink:actuate="onLoad" draw:mime-type="image/jpeg"/>
</draw:frame>
The Ministry of Community Development, Territories and Infrastructure of Ukraine, Tai -European Investment Bank, has announced the start of the selection of projects for the reconstruction, reconstruction and overhaul of schools, kindergartens, administrative centers and housing facilities, as well as for housing internally displaced persons.</text:p>
      <text:p text:style-name="P4">
According to Ukrinform, the Ministry's press service in [] reports it(https://www.facebook.com/Ministry.for.restoration/posts/pfbid0faeshqzuvexCh2t7tGEX7Le2icuCfWK8SHYb1uQEQkRjYxuKH6SnMVvNnYfbN9PMl).</text:p>
      <text:p text:style-name="P4">
Зазначається, що проєкти будуть фінансуватися на підставі угод між Україною та<text:a xlink:type="simple" xlink:href="https://www.ukrinform.ua/tag-eib" text:style-name="Internet_20_link" text:visited-style-name="Visited_20_Internet_20_Link">
 </text:a>
- under the Ukraine's renewal program with an extraordinary credit program for the restoration of Ukraine.</text:p>
      <text:p text:style-name="P4">
Organization of self -government will be able to obtain funding under the restoration program of Ukraine.</text:p>
      <text:p text:style-name="P4">
Utility enterprises and municipalities will be able to submit projects within the normal credit program for the restoration of Ukraine.</text:p>
      <text:p text:style-name="P4">
The projects will be implemented in the regions affected by armed aggression and those who have been built on social infrastructure due to the considerableness of internally displaced persons.</text:p>
      <text:p text:style-name="P4">
<text:span text:style-name="T4">
 Read also: </text:span>
 <text:a xlink:type="simple" xlink:href="https://www.ukrinform.ua/rubric-vidbudova/3699050-kabmin-spramuvav-zaliski-kostiv-eib-na-vidnovlenna-obektiv-budivnictva-ta-infrastrukturi.html" text:style-name="Internet_20_link" text:visited-style-name="Visited_20_Internet_20_Link">
<text:span text:style-name="T4">
 EIB </text:span>
</text:a>
The term of implementation of the projects - from 1 to 3 years depending on the program. The funds will be funded by communities in the form of a subsidy from the state budget.</text:p>
      <text:p text:style-name="P4">
Projects for participation in the Ukraine's restoration program can be sent by June 25, 2023, in an extraordinary credit program - by June 2, 2023.</text:p>
      <text:p text:style-name="P4">
As reported <text:a xlink:type="simple" xlink:href="https://www.ukrinform.ua/rubric-vidbudova/3713175-urad-vidilae-588-miljoniv-budzetam-semi-oblastej-na-proekti-z-vidnovlenna-smigal.html" text:style-name="Internet_20_link" text:visited-style-name="Visited_20_Internet_20_Link">
</text:a>
, Cabinet of Ministers at a meeting on May 23, 2023, distribution of more than UAH 588 million from the State Budget for the implementation of projects in the Emergency Credit Program for the Restoration of Ukraine for the Restoration of Ukraine.</text:p>
      <text:p text:style-name="P4">
News Source: <text:a xlink:type="simple" xlink:href="https://www.ukrinform.ua/rubric-vidbudova/3713642-minvidnovlenna-ta-eib-rozpocinaut-vidbir-proektiv-z-vidbudovi.html" text:style-name="Internet_20_link" text:visited-style-name="Visited_20_Internet_20_Link">
https://www.ukrinform.ua/rubric-vidbudova/3713642-minvidnovlenna-ta-eib-rozpocinaut-vidbir-proektiv-z-vidbudovi.html</text:a>
</text:p>
      <!--NEWS-->
      <text:h text:style-name="P10" text:outline-level="1">
<text:span text:style-name="T4">
Yusov: Creating a PVC in Crimea is preparation for a possible evacuation scenario "VIP-Person"</text:span>
</text:h>
      <text:p text:style-name="P4">
Authors: Ukrinform (Person)</text:p>
      <text:p text:style-name="P4">
Publisher: Укринформ (Organization)</text:p>
      <text:p text:style-name="P4">
Published Time: 2023-05-24T17:42:49+03:00</text:p>
      <text:p text:style-name="P4">
Modified Time: 2023-05-24T17:42:49+03:00</text:p>
      <text:p text:style-name="P4">
Description: The main purpose of private military companies in temporarily occupied Crimea is to protect VIP -persons from among Russian invaders, their property, families and rapid departure from the peninsula. - Ukrinform.</text:p>
      <text:p text:style-name="P4">
Images: ['<text:a xlink:type="simple" xlink:href="https://static.ukrinform.com/photos/2023_02/thumb_files/630_360_1676285387-262.jpg" text:style-name="Internet_20_link" text:visited-style-name="Visited_20_Internet_20_Link">
630_360_16762...</text:a>
']</text:p>
      <text:p text:style-name="P4">
Tags: ['Крим', 'Розвідка', 'Втеча']</text:p>
      <text:p text:style-name="P4">
Type: Article</text:p>
      <!--METADATA-->
      <text:p text:style-name="P4">
<draw:frame draw:style-name="fr1" draw:name="Image195" text:anchor-type="as-char" svg:width="6.9236in" svg:height="3.956343in" draw:z-index="0">
<draw:image xlink:href="../Images/yкринформ/2023-05-24T17-42-49-03-00/630_360_1676285387-262.jpg" xlink:type="simple" xlink:show="embed" xlink:actuate="onLoad" draw:mime-type="image/jpeg"/>
</draw:frame>
The chief of private military companies in the temporarily occupied Crimea - the protection of VIP -persons from among Russian invaders, their property, families and the rapid departure of the territory of the peninsula.</text:p>
      <text:p text:style-name="P4">
About it on the air of the channel <text:a xlink:type="simple" xlink:href="http://www.youtube.com/watch" text:style-name="Internet_20_link" text:visited-style-name="Visited_20_Internet_20_Link">
</text:a>
The representative of the Main Directorate of Intelligence of the Ministry of Defense of Ukraine Andriyusov said, Ukrinform reports.</text:p>
      <text:p text:style-name="P4">
“The creation and functioning of such mini -private military companies with the occupied Crimea and other areas is to prepare for a possible rapid evacuation host. The main goal, including these companies, protection of confident VIP-persons, their property, families and rapid departure from the territory <text:a xlink:type="simple" xlink:href="https://www.ukrinform.ua/tag-krim" text:style-name="Internet_20_link" text:visited-style-name="Visited_20_Internet_20_Link">
</text:a>
. This is an evacuation building. These mini -PVCs do not constitute any serious measures and difficulties for the Ukrainian security and defense forces, ”Yusov said.</text:p>
      <text:p text:style-name="P4">
He also confirmed that the evacuation of invaders from Crimea has been ongoing for a while, and noted that "there is no confidence in the Russian army in the invaders."</text:p>
      <text:p text:style-name="P4">
<text:span text:style-name="T4">
 Read also: </text:span>
 <text:a xlink:type="simple" xlink:href="https://www.ukrinform.ua/rubric-crimea/3713439-okupanti-perekrili-krimskij-mist-nad-perepravou-zdijmaetsa-dim.html" text:style-name="Internet_20_link" text:visited-style-name="Visited_20_Internet_20_Link">
</text:a>
As it was reported, the Kremlin's "Head" of the temporarily occupied Crimesergiy Aksyonov created on the peninsula his own private military company "Convoy", which is managed by the "right hand" of the founder of PEC "Wagner" Yevgeny Prigoginyakostyantin Pikalov.</text:p>
      <text:p text:style-name="P4">
News Source: <text:a xlink:type="simple" xlink:href="https://www.ukrinform.ua/rubric-crimea/3713643-usov-stvorenna-pvk-v-krimu-ce-pidgotovka-do-mozlivogo-scenariu-evakuacii-vipperson.html" text:style-name="Internet_20_link" text:visited-style-name="Visited_20_Internet_20_Link">
https://www.ukrinform.ua/rubric-crimea/3713643-usov-stvorenna-pvk-v-krimu-ce-pidgotovka-do-mozlivogo-scenariu-evakuacii-vipperson.html</text:a>
</text:p>
      <!--NEWS-->
      <text:h text:style-name="P10" text:outline-level="1">
<text:span text:style-name="T4">
Germany should help Ukraine and take care of its own army - Pistorius</text:span>
</text:h>
      <text:p text:style-name="P4">
Authors: Ukrinform (Person)</text:p>
      <text:p text:style-name="P4">
Publisher: Укринформ (Organization)</text:p>
      <text:p text:style-name="P4">
Published Time: 2023-05-24T17:54:13+03:00</text:p>
      <text:p text:style-name="P4">
Modified Time: 2023-05-24T17:54:13+03:00</text:p>
      <text:p text:style-name="P4">
Description: Germany and other partners stand on the side of Ukraine because Russia is leading a completely human -hatenn war against it. - Ukrinform.</text:p>
      <text:p text:style-name="P4">
Images: ['<text:a xlink:type="simple" xlink:href="https://static.ukrinform.com/photos/2023_05/thumb_files/630_360_1684939851-703.jpg" text:style-name="Internet_20_link" text:visited-style-name="Visited_20_Internet_20_Link">
630_360_16849...</text:a>
']</text:p>
      <text:p text:style-name="P4">
Tags: ['Бундесвер', 'Німеччина', 'Україна', 'Пісторіус']</text:p>
      <text:p text:style-name="P4">
Type: Article</text:p>
      <!--METADATA-->
      <text:p text:style-name="P4">
<draw:frame draw:style-name="fr1" draw:name="Image196" text:anchor-type="as-char" svg:width="6.9236in" svg:height="3.956343in" draw:z-index="0">
<draw:image xlink:href="../Images/yкринформ/2023-05-24T17-54-13-03-00/630_360_1684939851-703.jpg" xlink:type="simple" xlink:show="embed" xlink:actuate="onLoad" draw:mime-type="image/jpeg"/>
</draw:frame>
Germany other partners stand on the side of Ukraine because Russia is leading against its absolutely human -hatred war.</text:p>
      <text:p text:style-name="P4">
This was stated by German Defense Minister Boris Pistorius during the "Hours of Questions of Ivid reports" in the Bundestag on Wednesday, Ukrinform correspondent reports.</text:p>
      <text:p text:style-name="P4">
Pistorius stated that the "time of peaceful dividends" for Europe behind, it is a clarity of the aggressive war of Russia against Ukraine.</text:p>
      <text:p text:style-name="P4">
“One thing should be clearly clear: Putin cannot succeed in his contrast and human -hatennial aggression. Therefore, we stand on the side of Ukraine will stand unwavering until we need, ”the politician assured.</text:p>
      <text:p text:style-name="P4">
He recalled the recently approved by the Government of military assistance for the sum of 2.7 billion euros, which, in particular, includes air defense, artillery, armored vehicles and more.</text:p>
      <text:p text:style-name="P4">
At the same time, the head of the Ministry of Defense noted, it is necessary to take care of being able to protect your own country, if necessary. This requires efficient, fast, well equipped and well -equipped personnel. To do this, it is necessary to invest in the army. The allocation of 100 billions for defense needs closes individual gaps, but in the long -term percentage of 2 percent of GDP for these purposes is absolute necessity, Pistorius emphasized.</text:p>
      <text:p text:style-name="P4">
“I ask for your support. It's well spent on our safety, ”the official said to the legislators.</text:p>
      <text:p text:style-name="P4">
Answering questions about a marriage of ammunition, Pistorius assured that there are partially signed for the production of ammunition, and new preparations are prepared "in the near future, approximately next month. The ammunition lasts up to a few years, so you should not expect everything to happen quickly.</text:p>
      <text:p text:style-name="P4">
<text:span text:style-name="T4">
 Read also: </text:span>
 <text:a xlink:type="simple" xlink:href="https://www.ukrinform.ua/rubric-ato/3713625-svejcaria-prodast-nimeccini-25-tankiv-leopard-2-ukraina-zmoze-otrimati-bilse-zbroi.html" text:style-name="Internet_20_link" text:visited-style-name="Visited_20_Internet_20_Link">
</text:a>
As reported, the government <text:a xlink:type="simple" xlink:href="https://www.ukrinform.ua/tag-nimeccina" text:style-name="Internet_20_link" text:visited-style-name="Visited_20_Internet_20_Link">
</text:a>
updated the list of military equipment and materials transferred to Ukraine.</text:p>
      <text:p text:style-name="P4">
News Source: <text:a xlink:type="simple" xlink:href="https://www.ukrinform.ua/rubric-world/3713646-nimeccina-mae-dopomogti-ukraini-ta-podbati-pro-vlasnu-armiu-pistorius.html" text:style-name="Internet_20_link" text:visited-style-name="Visited_20_Internet_20_Link">
https://www.ukrinform.ua/rubric-world/3713646-nimeccina-mae-dopomogti-ukraini-ta-podbati-pro-vlasnu-armiu-pistorius.html</text:a>
</text:p>
      <!--NEWS-->
      <text:h text:style-name="P10" text:outline-level="1">
<text:span text:style-name="T4">
Legion "Freedom of Russia": If we set a deeper goal, could reach Belgorod</text:span>
</text:h>
      <text:p text:style-name="P4">
Authors: Ukrinform (Person)</text:p>
      <text:p text:style-name="P4">
Publisher: Укринформ (Organization)</text:p>
      <text:p text:style-name="P4">
Published Time: 2023-05-24T17:58:00+03:00</text:p>
      <text:p text:style-name="P4">
Modified Time: 2023-05-24T17:58:00+03:00</text:p>
      <text:p text:style-name="P4">
Description: The Russian troops were confused for several hours and could not resist volunteers who entered the territory of the Belgorod region of Russia. - Ukrinform.</text:p>
      <text:p text:style-name="P4">
Images: ['<text:a xlink:type="simple" xlink:href="https://static.ukrinform.com/photos/2023_05/thumb_files/630_360_1684940322-337.jpg" text:style-name="Internet_20_link" text:visited-style-name="Visited_20_Internet_20_Link">
630_360_16849...</text:a>
', '<text:a xlink:type="simple" xlink:href="https://static.ukrinform.com/photos/2023_05/thumb_files/630_360_1684939075-6109.jpeg" text:style-name="Internet_20_link" text:visited-style-name="Visited_20_Internet_20_Link">
630_360_16849...</text:a>
', '<text:a xlink:type="simple" xlink:href="https://static.ukrinform.com/photos/2023_05/thumb_files/630_360_1684939075-4641.jpeg" text:style-name="Internet_20_link" text:visited-style-name="Visited_20_Internet_20_Link">
630_360_16849...</text:a>
', '<text:a xlink:type="simple" xlink:href="https://static.ukrinform.com/photos/2023_05/thumb_files/630_360_1684939075-1275.jpeg" text:style-name="Internet_20_link" text:visited-style-name="Visited_20_Internet_20_Link">
630_360_16849...</text:a>
', '<text:a xlink:type="simple" xlink:href="https://static.ukrinform.com/photos/2023_05/thumb_files/630_360_1684939075-4962.jpeg" text:style-name="Internet_20_link" text:visited-style-name="Visited_20_Internet_20_Link">
630_360_16849...</text:a>
', '<text:a xlink:type="simple" xlink:href="https://static.ukrinform.com/photos/2023_05/thumb_files/630_360_1684939075-2253.jpeg" text:style-name="Internet_20_link" text:visited-style-name="Visited_20_Internet_20_Link">
630_360_16849...</text:a>
', '<text:a xlink:type="simple" xlink:href="https://static.ukrinform.com/photos/2023_05/thumb_files/630_360_1684939075-8701.jpeg" text:style-name="Internet_20_link" text:visited-style-name="Visited_20_Internet_20_Link">
630_360_16849...</text:a>
', '<text:a xlink:type="simple" xlink:href="https://static.ukrinform.com/photos/2023_05/thumb_files/630_360_1684939076-4345.jpeg" text:style-name="Internet_20_link" text:visited-style-name="Visited_20_Internet_20_Link">
630_360_16849...</text:a>
', '<text:a xlink:type="simple" xlink:href="https://static.ukrinform.com/photos/2023_05/thumb_files/630_360_1684939076-4235.jpeg" text:style-name="Internet_20_link" text:visited-style-name="Visited_20_Internet_20_Link">
630_360_16849...</text:a>
', '<text:a xlink:type="simple" xlink:href="https://static.ukrinform.com/photos/2023_05/thumb_files/630_360_1684939076-3799.jpeg" text:style-name="Internet_20_link" text:visited-style-name="Visited_20_Internet_20_Link">
630_360_16849...</text:a>
', '<text:a xlink:type="simple" xlink:href="https://static.ukrinform.com/photos/2023_05/thumb_files/630_360_1684939076-1531.jpeg" text:style-name="Internet_20_link" text:visited-style-name="Visited_20_Internet_20_Link">
630_360_16849...</text:a>
', '<text:a xlink:type="simple" xlink:href="https://static.ukrinform.com/photos/2023_05/thumb_files/630_360_1684939077-6829.jpeg" text:style-name="Internet_20_link" text:visited-style-name="Visited_20_Internet_20_Link">
630_360_16849...</text:a>
', '<text:a xlink:type="simple" xlink:href="https://static.ukrinform.com/photos/2023_05/thumb_files/630_360_1684939077-1808.jpeg" text:style-name="Internet_20_link" text:visited-style-name="Visited_20_Internet_20_Link">
630_360_16849...</text:a>
', '<text:a xlink:type="simple" xlink:href="https://static.ukrinform.com/photos/2023_05/thumb_files/630_360_1684939077-2194.jpeg" text:style-name="Internet_20_link" text:visited-style-name="Visited_20_Internet_20_Link">
630_360_16849...</text:a>
', '<text:a xlink:type="simple" xlink:href="https://static.ukrinform.com/photos/2023_05/thumb_files/630_360_1684939077-8675.jpeg" text:style-name="Internet_20_link" text:visited-style-name="Visited_20_Internet_20_Link">
630_360_16849...</text:a>
', '<text:a xlink:type="simple" xlink:href="https://static.ukrinform.com/photos/2023_05/thumb_files/630_360_1684939077-1068.jpeg" text:style-name="Internet_20_link" text:visited-style-name="Visited_20_Internet_20_Link">
630_360_16849...</text:a>
', '<text:a xlink:type="simple" xlink:href="https://static.ukrinform.com/photos/2023_05/thumb_files/630_360_1684939077-1071.jpeg" text:style-name="Internet_20_link" text:visited-style-name="Visited_20_Internet_20_Link">
630_360_16849...</text:a>
', '<text:a xlink:type="simple" xlink:href="https://static.ukrinform.com/photos/2023_05/thumb_files/630_360_1684939078-4756.jpeg" text:style-name="Internet_20_link" text:visited-style-name="Visited_20_Internet_20_Link">
630_360_16849...</text:a>
']</text:p>
      <text:p text:style-name="P4">
Tags: ['Легіон «Свобода Росії» ', 'РДК', 'Бєлгородська область']</text:p>
      <text:p text:style-name="P4">
Type: Article</text:p>
      <!--METADATA-->
      <text:p text:style-name="P4">
<draw:frame draw:style-name="fr1" draw:name="Image197" text:anchor-type="as-char" svg:width="6.9236in" svg:height="3.956343in" draw:z-index="0">
<draw:image xlink:href="../Images/yкринформ/2023-05-24T17-58-00-03-00/630_360_1684940322-337.jpg" xlink:type="simple" xlink:show="embed" xlink:actuate="onLoad" draw:mime-type="image/jpeg"/>
</draw:frame>
The RFPROGRAGE troops were lost for several hours and could not do the supporters who entered the territory of the Belgorod region of Russia.</text:p>
      <text:p text:style-name="P4">
He said this at a briefing that passed near the border in the north of Ukraine, the deputy commander of the military-civil cooperation of the Legion "Freedomy" on the call sign "Caesar", reports Ukrinform correspondent.</text:p>
      <text:p text:style-name="P4">
"The reaction was very slow, the reaction was very panic, the reaction was absolutely adequate. It was a few hours before some organized proceeds.</text:p>
      <text:p text:style-name="P4">
<text:span text:style-name="T4">
 Read also: </text:span>
 <text:a xlink:type="simple" xlink:href="https://www.ukrinform.ua/rubric-ato/3713639-rdk-ta-legion-svoboda-rosii-zajsli-u-belgorodsku-oblast-bils-ak-na-40-kilometriv-uglib.html" text:style-name="Internet_20_link" text:visited-style-name="Visited_20_Internet_20_Link">
</text:a>
According to him, the participants of the volunteer formations set themselves the purpose of carrying out the intelligence of the battle. In the combat collision, they opposed about 200 militaryrfs that had two dozen armored vehicles.</text:p>
      <text:p text:style-name="P4">
"Caesar" claims that at least one <text:a xlink:type="simple" xlink:href="https://www.ukrinform.ua/tag-rosijski-vijskovi" text:style-name="Internet_20_link" text:visited-style-name="Visited_20_Internet_20_Link">
</text:a>
 .</text:p>
      <text:p text:style-name="P4">
It was reported that explosions occurred in Russian Belgorod this week. Information of Russian telegrams-channels, in particular, was damaged by the FSB building on social networks appeared statements of "Russian Volunteer Corps" and the Legion "Freedom of Russia" on the liberation of some settlements of Zakhid of their forces in the town of Grayvoron in Belgorod region.</text:p>
      <text:p text:style-name="P4">
<text:span text:style-name="T4">
 Read also: </text:span>
 <text:a xlink:type="simple" xlink:href="https://www.ukrinform.ua/rubric-ato/3713635-u-dobrovolcih-formuvan-aki-zajsli-dnami-do-belgorodskoi-oblasti-vtrat-nemae-komandir-rdk.html" text:style-name="Internet_20_link" text:visited-style-name="Visited_20_Internet_20_Link">
</text:a>
Advisor to the head of the Presidential Office Mikhail Podolyak stated that Ukraine is not involved in events in the Belgorod region.</text:p>
      <text:p text:style-name="P4">
The Main Directorate of Intelligence of the Ministry of Defense of Ukraine stated that the Liberty of Russia and RDCs began an operation to liberate Putin's dismissal of Russia in order to create a certain strip of safety to protect the Ukrainian population.</text:p>
      <text:p text:style-name="P4">
<text:span text:style-name="T4">
 Read also: </text:span>
 <text:a xlink:type="simple" xlink:href="https://www.ukrinform.ua/rubric-ato/3713567-vivezeni-aderni-boepripasi-z-belgorod-22-ne-povernuli-na-misce-zberiganna-rozvidka.html" text:style-name="Internet_20_link" text:visited-style-name="Visited_20_Internet_20_Link">
</text:a>
Ukrainian intelligence also learned that the Russian Federation urgently conducts evacuation of nuclear ammunition "Belgorod 22", located in the Belgorod region of Russia.</text:p>
      <text:p text:style-name="P4">
News Source: <text:a xlink:type="simple" xlink:href="https://www.ukrinform.ua/rubric-ato/3713647-vijska-rf-kilka-godin-buli-rozgubleni-ta-ne-mogli-ciniti-sprotiv-legion-svoboda-rosii.html" text:style-name="Internet_20_link" text:visited-style-name="Visited_20_Internet_20_Link">
https://www.ukrinform.ua/rubric-ato/3713647-vijska-rf-kilka-godin-buli-rozgubleni-ta-ne-mogli-ciniti-sprotiv-legion-svoboda-rosii.html</text:a>
</text:p>
      <!--NEWS-->
      <text:h text:style-name="P10" text:outline-level="1">
<text:span text:style-name="T4">
In the Virgin Mary in Donetsk, the bodies of dead local residents have been exhumed</text:span>
</text:h>
      <text:p text:style-name="P4">
Author: ['АРМІЯINFORM']</text:p>
      <text:p text:style-name="P4">
Time: 2023-05-24T18:00:00-04:00</text:p>
      <text:p text:style-name="P4">
Description: PID Hour Kound to the settlement of the Svyatogirsko Gromadi Kramatorsky District, ShO U ... War with Ukraine 2022, War with Ukraine Latest News Today, News War with Ukraine 2022 The last ones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5/slayd1_57.jpg" text:style-name="Internet_20_link" text:visited-style-name="Visited_20_Internet_20_Link">
slayd1_57.jpg</text:a>
', '<text:a xlink:type="simple" xlink:href="https://armyinform.com.ua/wp-content/uploads/2023/05/slayd3_38-150x150.jpg" text:style-name="Internet_20_link" text:visited-style-name="Visited_20_Internet_20_Link">
slayd3_38-150x150.jpg</text:a>
', '<text:a xlink:type="simple" xlink:href="https://armyinform.com.ua/wp-content/uploads/2023/05/slayd6_16-150x150.jpg" text:style-name="Internet_20_link" text:visited-style-name="Visited_20_Internet_20_Link">
slayd6_16-150x150.jpg</text:a>
', '<text:a xlink:type="simple" xlink:href="https://armyinform.com.ua/wp-content/uploads/2023/05/slayd8_13-150x150.jpg" text:style-name="Internet_20_link" text:visited-style-name="Visited_20_Internet_20_Link">
slayd8_13-150x150.jpg</text:a>
', '<text:a xlink:type="simple" xlink:href="https://armyinform.com.ua/wp-content/uploads/2023/05/9872_2-150x150.jpg" text:style-name="Internet_20_link" text:visited-style-name="Visited_20_Internet_20_Link">
9872_2-150x150.jpg</text:a>
', '<text:a xlink:type="simple" xlink:href="https://armyinform.com.ua/wp-content/uploads/2023/05/9872_3-150x150.jpg" text:style-name="Internet_20_link" text:visited-style-name="Visited_20_Internet_20_Link">
9872_3-150x150.jpg</text:a>
']</text:p>
      <text:p text:style-name="P4">
Tags: ['STOPRUSSIA', 'ВОЄННІ ЗЛОЧИНИ ЗС РФ', 'ВТОРГНЕННЯ РФ']</text:p>
      <text:p text:style-name="P4">
Category: News</text:p>
      <!--METADATA-->
      <text:p text:style-name="P4">
<draw:frame draw:style-name="fr1" draw:name="Image198" text:anchor-type="as-char" svg:width="6.9236in" svg:height="5.1927in" draw:z-index="0">
<draw:image xlink:href="../Images/AРМІЯINFORM/2023-05-24T18-00-00-04-00/slayd1_57.jpg" xlink:type="simple" xlink:show="embed" xlink:actuate="onLoad" draw:mime-type="image/jpeg"/>
</draw:frame>
During the survey of the settlement of the Svyatogorsk community of the Kramatorsk district, which in 2022 was partially under the temporary control of Russian -owners, the location of 8 burglary of civilians was established, <text:a xlink:type="simple" xlink:href="https://don.gp.gov.ua/ua/news.html" text:style-name="Internet_20_link" text:visited-style-name="Visited_20_Internet_20_Link">
informs</text:a>
Department of Information Policy of the Donetsk Regional Prosecutor's Office.</text:p>
      <text:p text:style-name="P4">
“It is about the deocal village. The Virgin Mary, which borders on Svyatogorsk, Taturgeal time was one of the most important borders of defense of Ukrainian defenserants. The settlement is almost completely destroyed by the occupiers. The crowds did not survive shelling and destruction and were buried by relatives or neighbors on the streets and yards in their own cut pits wrapped in carpets. From such graves, "dated" in May-July last year, law enforcement was exposed to the bodies of five men and two women who were from 60 to 72 at the time of death. The persons of two more dead are set, ”the law enforcement officers say.</text:p>
      <text:p text:style-name="P4">
<text:a xlink:type="simple" xlink:href="https://armyinform.com.ua/wp-content/uploads/2023/05/slayd3_38.jpg" text:style-name="Internet_20_link" text:visited-style-name="Visited_20_Internet_20_Link">
!(Images/AРМІЯINFORM/2023-05-24T18-00-00-04-00/slayd3_38-150x150.jpg)</text:a>
</text:p>
      <text:p text:style-name="P4">
<text:a xlink:type="simple" xlink:href="https://armyinform.com.ua/wp-content/uploads/2023/05/slayd6_16.jpg" text:style-name="Internet_20_link" text:visited-style-name="Visited_20_Internet_20_Link">
<draw:frame draw:style-name="fr1" draw:name="Image199" text:anchor-type="as-char" svg:width="6.9236in" svg:height="6.9236in" draw:z-index="0">
<draw:image xlink:href="../Images/AРМІЯINFORM/2023-05-24T18-00-00-04-00/slayd6_16-150x150.jpg" xlink:type="simple" xlink:show="embed" xlink:actuate="onLoad" draw:mime-type="image/jpeg"/>
</draw:frame>
</text:a>
</text:p>
      <text:p text:style-name="P4">
<text:a xlink:type="simple" xlink:href="https://armyinform.com.ua/wp-content/uploads/2023/05/slayd8_13.jpg" text:style-name="Internet_20_link" text:visited-style-name="Visited_20_Internet_20_Link">
<draw:frame draw:style-name="fr1" draw:name="Image200" text:anchor-type="as-char" svg:width="6.9236in" svg:height="6.9236in" draw:z-index="0">
<draw:image xlink:href="../Images/AРМІЯINFORM/2023-05-24T18-00-00-04-00/slayd8_13-150x150.jpg" xlink:type="simple" xlink:show="embed" xlink:actuate="onLoad" draw:mime-type="image/jpeg"/>
</draw:frame>
</text:a>
Currently, the body is taken to the venue of the forensic examination, after which they will be reburied at the local cemetery, where relatives will be able to say goodbye to their loved ones.</text:p>
      <text:p text:style-name="P4">
<text:a xlink:type="simple" xlink:href="https://armyinform.com.ua/wp-content/uploads/2023/05/9872_2.jpg" text:style-name="Internet_20_link" text:visited-style-name="Visited_20_Internet_20_Link">
!(Images/AРМІЯINFORM/2023-05-24T18-00-00-04-00/9872_2-150x150.jpg)</text:a>
</text:p>
      <text:p text:style-name="P4">
<text:a xlink:type="simple" xlink:href="https://armyinform.com.ua/wp-content/uploads/2023/05/9872_3.jpg" text:style-name="Internet_20_link" text:visited-style-name="Visited_20_Internet_20_Link">
<draw:frame draw:style-name="fr1" draw:name="Image201" text:anchor-type="as-char" svg:width="6.9236in" svg:height="6.9236in" draw:z-index="0">
<draw:image xlink:href="../Images/AРМІЯINFORM/2023-05-24T18-00-00-04-00/9872_3-150x150.jpg" xlink:type="simple" xlink:show="embed" xlink:actuate="onLoad" draw:mime-type="image/jpeg"/>
</draw:frame>
</text:a>
Pre -trial investigation is carried out under Part 2 of Art. 438 of the Criminal Code of Ukraine "Violations of laws and customs of war".</text:p>
      <text:p text:style-name="P4">
News Source: <text:a xlink:type="simple" xlink:href="https://armyinform.com.ua/2023/05/24/u-bogorodychnomu-na-donechchyni-eksgumovano-tila-zagyblyh-misczevyh-meshkancziv/" text:style-name="Internet_20_link" text:visited-style-name="Visited_20_Internet_20_Link">
https://armyinform.com.ua/2023/05/24/u-bogorodychnomu-na-donechchyni-eksgumovano-tila-zagyblyh-misczevyh-meshkancziv/</text:a>
</text:p>
      <!--NEWS-->
      <text:h text:style-name="P10" text:outline-level="1">
<text:span text:style-name="T4">
There are 29 foreign vessels in the Nikolaev ports since the beginning of the war - Kim</text:span>
</text:h>
      <text:p text:style-name="P4">
Authors: Ukrinform (Person)</text:p>
      <text:p text:style-name="P4">
Publisher: Укринформ (Organization)</text:p>
      <text:p text:style-name="P4">
Published Time: 2023-05-24T18:04:00+03:00</text:p>
      <text:p text:style-name="P4">
Modified Time: 2023-05-24T18:04:00+03:00</text:p>
      <text:p text:style-name="P4">
Description: In the Nikolaev ports, since the beginning of a full -scale war, there are 29 foreign ships with loads that are expected to enter the sea. - Ukrinform.</text:p>
      <text:p text:style-name="P4">
Images: ['<text:a xlink:type="simple" xlink:href="https://static.ukrinform.com/photos/2022_08/thumb_files/630_360_1661863347-457.jpg" text:style-name="Internet_20_link" text:visited-style-name="Visited_20_Internet_20_Link">
630_360_16618...</text:a>
']</text:p>
      <text:p text:style-name="P4">
Tags: ['Миколаїв', 'Порт', 'Корабель', 'Віталій Кім']</text:p>
      <text:p text:style-name="P4">
Type: Article</text:p>
      <!--METADATA-->
      <text:p text:style-name="P4">
<draw:frame draw:style-name="fr1" draw:name="Image202" text:anchor-type="as-char" svg:width="6.9236in" svg:height="3.956343in" draw:z-index="0">
<draw:image xlink:href="../Images/yкринформ/2023-05-24T18-04-00-03-00/630_360_1661863347-457.jpg" xlink:type="simple" xlink:show="embed" xlink:actuate="onLoad" draw:mime-type="image/jpeg"/>
</draw:frame>
Since the beginning of a full -scale war, the Mimikov ports have been 29 foreign ships with loads that are expected to go to sea.</text:p>
      <text:p text:style-name="P4">
This was stated by the head of the regional military administration Vitaliy Kim on the briefing of the Regional State Administration, Ukrinform correspondent reports.</text:p>
      <text:p text:style-name="P4">
"In Nikolaev <text:a xlink:type="simple" xlink:href="https://www.ukrinform.ua/tag-mikolaiv" text:style-name="Internet_20_link" text:visited-style-name="Visited_20_Internet_20_Link">
</text:a>
There are currently 29 foreign ships with cargo, including 6 Turkish. All of them were ready to get the sea as soon as the decision to join Nikolaev to "Grain Koridor", - said Kim.</text:p>
      <text:p text:style-name="P4">
According to him, the situation on these vessels is very different. Most of them are evacuated on others, and individual loads are threatened. Therefore, Ova keeps these issues on control, some vessels of delivery and provision, on others - the owners did it on their own.</text:p>
      <text:p text:style-name="P4">
<text:span text:style-name="T5">
!Kim </text:span>
*](https://www.ukrinform.ua/rubric-regions/3712631-vse-gotovo-sob-porti-mikolaeva-priednalisa-do-zernovogo-koridoru-kim.html)Also, he said, there is no official information on the joining of the Grain Agreement, and, in his opinion, this will become more real only after the de -occupation of the Kinburn Spit.</text:p>
      <text:p text:style-name="P4">
As it was reported, on May 17, Turkish President Recep Tayyip Erdogan stated that the "Grain Agreement" was extended for two months, until July 18, 2023. In words, the Russian side promised not to interfere with the Turkish Suden's event in the ports of "Nikolaev" and "Olbia".</text:p>
      <text:p text:style-name="P4">
News Source: <text:a xlink:type="simple" xlink:href="https://www.ukrinform.ua/rubric-economy/3713651-u-mikolaivskih-portah-z-pocatku-vijni-perebuvaut-29-inozemnih-suden-kim.html" text:style-name="Internet_20_link" text:visited-style-name="Visited_20_Internet_20_Link">
https://www.ukrinform.ua/rubric-economy/3713651-u-mikolaivskih-portah-z-pocatku-vijni-perebuvaut-29-inozemnih-suden-kim.html</text:a>
</text:p>
      <!--NEWS-->
      <text:h text:style-name="P10" text:outline-level="1">
<text:span text:style-name="T4">
Jarilgach became a fully militarized zone - local government</text:span>
</text:h>
      <text:p text:style-name="P4">
Authors: Ukrinform (Person)</text:p>
      <text:p text:style-name="P4">
Publisher: Укринформ (Organization)</text:p>
      <text:p text:style-name="P4">
Published Time: 2023-05-24T18:05:18+03:00</text:p>
      <text:p text:style-name="P4">
Modified Time: 2023-05-24T18:05:18+03:00</text:p>
      <text:p text:style-name="P4">
Description: From the island of Jarilgach, which is captured by the Russians of the Kherson region, heard explosions and shots, is a fully militarized zone. - Ukrinform.</text:p>
      <text:p text:style-name="P4">
Images: ['<text:a xlink:type="simple" xlink:href="https://static.ukrinform.com/photos/2023_05/thumb_files/630_360_1684513749-580.jpg" text:style-name="Internet_20_link" text:visited-style-name="Visited_20_Internet_20_Link">
630_360_16845...</text:a>
', '<text:a xlink:type="simple" xlink:href="https://static.ukrinform.com/photos/2023_05/1684940479-987.jpg" text:style-name="Internet_20_link" text:visited-style-name="Visited_20_Internet_20_Link">
1684940479-98...</text:a>
', '<text:a xlink:type="simple" xlink:href="https://static.ukrinform.com/photos/2023_05/1684940478-965.jpg" text:style-name="Internet_20_link" text:visited-style-name="Visited_20_Internet_20_Link">
1684940478-96...</text:a>
']</text:p>
      <text:p text:style-name="P4">
Tags: ['Херсонщина', 'Окупація', 'Джарилгач', 'Війна з Росією']</text:p>
      <text:p text:style-name="P4">
Type: Article</text:p>
      <!--METADATA-->
      <text:p text:style-name="P4">
<draw:frame draw:style-name="fr1" draw:name="Image203" text:anchor-type="as-char" svg:width="6.9236in" svg:height="3.956343in" draw:z-index="0">
<draw:image xlink:href="../Images/yкринформ/2023-05-24T18-05-18-03-00/630_360_1684513749-580.jpg" xlink:type="simple" xlink:show="embed" xlink:actuate="onLoad" draw:mime-type="image/jpeg"/>
</draw:frame>
From the Ostrovagarilgach, which is captured by the Russian territory of Kherson region, the explosions of the thampils are heard, it is a fully militarized zone.</text:p>
      <text:p text:style-name="P4">
As Ukrinform reports, it reports <text:a xlink:type="simple" xlink:href="http://www.facebook.com/skadovskrada/posts/pfbid02cSvgNuwa1X5LaGo8ByiAdRmDokhDoUnab7MU5txZU4fyVQMxbP8Vb3MipkKAdqcel" text:style-name="Internet_20_link" text:visited-style-name="Visited_20_Internet_20_Link">
</text:a>
.</text:p>
      <text:p text:style-name="P4">
«Зі зведення Генштабу стало відомо, що окупанти засипали перешийок міжостровом Джарилгач та материком. Перешийок між островом та материкомзнаходиться поблизу селища Лазурне Скадовського району. Ця місцевість відомавсім жителям Скадовщини», - йдеться у повідомленні.</text:p>
      <text:p text:style-name="P4">
Як зазначається, місцеві жителі й раніше повідомляли про рух техніки доперешийку, а також про активність військових на острові.</text:p>
      <text:p text:style-name="P4">
У міськраді зазначають, що наразі жителі не можуть підтвердити наскількизасипано перешийок, адже не мають доступу до місцевості. Візуально, зісупутникових знімків, перешийок виглядає засипаним.</text:p>
      <text:p text:style-name="P4">
<draw:frame draw:style-name="fr1" draw:name="Image204" text:anchor-type="as-char" svg:width="6.9236in" svg:height="3.555557in" draw:z-index="0">
<draw:image xlink:href="../Images/yкринформ/2023-05-24T18-05-18-03-00/1684940479-987.jpg" xlink:type="simple" xlink:show="embed" xlink:actuate="onLoad" draw:mime-type="image/jpeg"/>
</draw:frame>
</text:p>
      <text:p text:style-name="P4">
<draw:frame draw:style-name="fr1" draw:name="Image205" text:anchor-type="as-char" svg:width="6.9236in" svg:height="3.872889in" draw:z-index="0">
<draw:image xlink:href="../Images/yкринформ/2023-05-24T18-05-18-03-00/1684940478-965.jpg" xlink:type="simple" xlink:show="embed" xlink:actuate="onLoad" draw:mime-type="image/jpeg"/>
</draw:frame>
“We know that appliances are still going to the isthmus. From the island heard <text:a xlink:type="simple" xlink:href="https://www.ukrinform.ua/tag-vibuh" text:style-name="Internet_20_link" text:visited-style-name="Visited_20_Internet_20_Link">
</text:a>
and shots, ”the message reads.</text:p>
      <text:p text:style-name="P4">
<text:span text:style-name="T4">
 Read also: </text:span>
 <text:a xlink:type="simple" xlink:href="https://www.ukrinform.ua/rubric-regions/3704762-nablizenna-linii-frontu-oznacatime-nevidvorotni-vtrati-u-zapovidniku-askanianova-direktor.html" text:style-name="Internet_20_link" text:visited-style-name="Visited_20_Internet_20_Link">
<text:span text:style-name="T4">
 Askania </text:span>
</text:a>
As it is emphasized, Jarilgach is currently under the control of the occupiers, it is a completely millivated zone. The island is forbidden any navigation, overgrowth and local fishermen.</text:p>
      <text:p text:style-name="P4">
The City Council emphasizes that the use of the island by the Russian military suffers from the conservation flora and fauna, in the near future the actions of the clubs can have negative consequences not only for the Jarilgach, but also the whole ecosystem of the Skadovshchina.</text:p>
      <text:p text:style-name="P4">
<text:span text:style-name="T4">
 Read also: </text:span>
 <text:a xlink:type="simple" xlink:href="https://www.ukrinform.ua/rubric-economy/3713489-rosia-zavdala-zbitkiv-ukrainskomu-dovkillu-na-visim-triljoniv-griven.html" text:style-name="Internet_20_link" text:visited-style-name="Visited_20_Internet_20_Link">
<text:span text:style-name="T4">
 environment </text:span>
</text:a>
As <text:a xlink:type="simple" xlink:href="https://www.ukrinform.ua/rubric-regions/3712998-ekspert-stvorenna-poligonu-ta-zednanna-rosianami-dzarilgaca-z-materikom-katastrofa-dla-prirodi.html" text:style-name="Internet_20_link" text:visited-style-name="Visited_20_Internet_20_Link">
 </text:a>
According to a member of the board of the Ukrainian nature conservation group, Professor of Kherson State University Ivan Moisienko, the creation of a military training ground with invaders and the union of the Russians Jarilgacaz will have catastrophic consequences for natural ecosystems.</text:p>
      <text:p text:style-name="P4">
News Source: <text:a xlink:type="simple" xlink:href="https://www.ukrinform.ua/rubric-regions/3713652-dzarilgac-stav-povnistu-militarizovanou-zonou-misceva-vlada.html" text:style-name="Internet_20_link" text:visited-style-name="Visited_20_Internet_20_Link">
https://www.ukrinform.ua/rubric-regions/3713652-dzarilgac-stav-povnistu-militarizovanou-zonou-misceva-vlada.html</text:a>
</text:p>
      <!--NEWS-->
      <text:h text:style-name="P10" text:outline-level="1">
<text:span text:style-name="T4">
Heavy weapons for Ukraine and pilots training: Stefanchuk met with Moravtsky</text:span>
</text:h>
      <text:p text:style-name="P4">
Authors: Ukrinform (Person)</text:p>
      <text:p text:style-name="P4">
Publisher: Укринформ (Organization)</text:p>
      <text:p text:style-name="P4">
Published Time: 2023-05-24T18:12:00+03:00</text:p>
      <text:p text:style-name="P4">
Modified Time: 2023-05-24T18:12:00+03:00</text:p>
      <text:p text:style-name="P4">
Description: The Chairman of the Verkhovna Rada Ruslan Stefanchuk discussed with the Prime Minister of Poland Mateusz Moravtsky supply of heavy weapons to Ukraine and the training of pilots. - Ukrinform.</text:p>
      <text:p text:style-name="P4">
Images: ['<text:a xlink:type="simple" xlink:href="https://static.ukrinform.com/photos/2023_05/thumb_files/630_360_1684942032-248.jpg" text:style-name="Internet_20_link" text:visited-style-name="Visited_20_Internet_20_Link">
630_360_16849...</text:a>
', '<text:a xlink:type="simple" xlink:href="https://static.ukrinform.com/photos/2023_05/1684942043-330.jpg" text:style-name="Internet_20_link" text:visited-style-name="Visited_20_Internet_20_Link">
1684942043-33...</text:a>
', '<text:a xlink:type="simple" xlink:href="https://static.ukrinform.com/photos/2023_05/1684942037-890.jpg" text:style-name="Internet_20_link" text:visited-style-name="Visited_20_Internet_20_Link">
1684942037-89...</text:a>
']</text:p>
      <text:p text:style-name="P4">
Tags: ['Польща', 'Зброя', 'Моравецький', 'Стефанчук']</text:p>
      <text:p text:style-name="P4">
Type: Article</text:p>
      <!--METADATA-->
      <text:p text:style-name="P4">
<draw:frame draw:style-name="fr1" draw:name="Image206" text:anchor-type="as-char" svg:width="6.9236in" svg:height="3.956343in" draw:z-index="0">
<draw:image xlink:href="../Images/yкринформ/2023-05-24T18-12-00-03-00/630_360_1684942032-248.jpg" xlink:type="simple" xlink:show="embed" xlink:actuate="onLoad" draw:mime-type="image/jpeg"/>
</draw:frame>
Ruslan Stefanchuk, the head of the Polish Prime Minister Mateusmomorovtsky supply of heavy weapons to Ukraine and pilots, discussed the Prime Minister of Poland.</text:p>
      <text:p text:style-name="P4">
The speaker of the BP in [] reported this(https://www.facebook.com/story.php?story_fbid=pfbid02qjx4Qz1Y8wJZYteayJoaYec7PArzusA5UVZ4VpsS7bnh5BhSCbeDtWrBX3q8n1M9l&amp;id=100058105416952), reports Ukrinform.</text:p>
      <text:p text:style-name="P4">
“During the meeting, he spoke first and foremost about increasing security support and growing heavy weapons. He greeted Poland's willingness to teach Ukrainian pilots. I hope this process will start soon, ”the testimony is said.</text:p>
      <text:p text:style-name="P4">
Stefanchuk also called on <text:a xlink:type="simple" xlink:href="https://www.ukrinform.ua/tag-polsa" text:style-name="Internet_20_link" text:visited-style-name="Visited_20_Internet_20_Link">
</text:a>
Purchasing sanctions against the Russian Federation.</text:p>
      <text:p text:style-name="P4">
<draw:frame draw:style-name="fr1" draw:name="Image207" text:anchor-type="as-char" svg:width="6.9236in" svg:height="4.615733in" draw:z-index="0">
<draw:image xlink:href="../Images/yкринформ/2023-05-24T18-12-00-03-00/1684942043-330.jpg" xlink:type="simple" xlink:show="embed" xlink:actuate="onLoad" draw:mime-type="image/jpeg"/>
</draw:frame>
"It is important to resolve the issue of Russian sanctions, introduce a complete embargo on Nagnexity and impose sanctions against Rosatom, - said the Verkhovna Rada Chairman.</text:p>
      <text:p text:style-name="P4">
<text:span text:style-name="T4">
 Read also: </text:span>
 <text:a xlink:type="simple" xlink:href="https://www.ukrinform.ua/rubric-polytics/3713596-samit-nato-mae-prinesti-zblizenna-ukraini-z-alansom-marsalok-senatu-rp.html" text:style-name="Internet_20_link" text:visited-style-name="Visited_20_Internet_20_Link">
</text:a>
At the same time, he urged Poland to support the formula of peace of the President of Ukraine of the Vladimir Zelensky.</text:p>
      <text:p text:style-name="P4">
<draw:frame draw:style-name="fr1" draw:name="Image208" text:anchor-type="as-char" svg:width="6.9236in" svg:height="4.615733in" draw:z-index="0">
<draw:image xlink:href="../Images/yкринформ/2023-05-24T18-12-00-03-00/1684942037-890.jpg" xlink:type="simple" xlink:show="embed" xlink:actuate="onLoad" draw:mime-type="image/jpeg"/>
</draw:frame>
"After all, Ukraine seeks comprehensive, just and sustainable peace, as well as security for the whole world," the speaker of the Ukrainian Parliament added.</text:p>
      <text:p text:style-name="P4">
<text:span text:style-name="T4">
 Read also: </text:span>
 <text:a xlink:type="simple" xlink:href="https://www.ukrinform.ua/rubric-polytics/3713533-vidbudova-i-majbutnij-samit-nato-stefancuk-u-polsi-zustrivsa-iz-marsalkom-sejmu.html" text:style-name="Internet_20_link" text:visited-style-name="Visited_20_Internet_20_Link">
<text:span text:style-name="T4">
 Stefanchuk </text:span>
</text:a>
Stefanchuk also thanked the Government of the Republic of Poland for the comprehensive assistance of Ukraine to support Russian aggression.</text:p>
      <text:p text:style-name="P4">
As reported by Ukrinform, Ruslan Stefanchuk Chairman Ruslan Stefanchuk <text:a xlink:type="simple" xlink:href="https://www.ukrinform.ua/rubric-polytics/3713402-ctefancuk-rozpocinae-dvodennij-vizit-do-polsi.html" text:style-name="Internet_20_link" text:visited-style-name="Visited_20_Internet_20_Link">
</text:a>
.</text:p>
      <text:p text:style-name="P4">
<text:span text:style-name="T5">
Foto: Ruslan Stefanchuk, Facebook</text:span>
</text:p>
      <text:p text:style-name="P4">
News Source: <text:a xlink:type="simple" xlink:href="https://www.ukrinform.ua/rubric-polytics/3713662-vazke-ozbroenna-dla-ukraini-i-navcanna-pilotiv-stefancuk-zustrivsa-z-moraveckim.html" text:style-name="Internet_20_link" text:visited-style-name="Visited_20_Internet_20_Link">
https://www.ukrinform.ua/rubric-polytics/3713662-vazke-ozbroenna-dla-ukraini-i-navcanna-pilotiv-stefancuk-zustrivsa-z-moraveckim.html</text:a>
</text:p>
      <!--NEWS-->
      <text:h text:style-name="P10" text:outline-level="1">
<text:span text:style-name="T4">
The Bukovina completes the arrangement of six siltering for displaced persons</text:span>
</text:h>
      <text:p text:style-name="P4">
Authors: Ukrinform (Person)</text:p>
      <text:p text:style-name="P4">
Publisher: Укринформ (Organization)</text:p>
      <text:p text:style-name="P4">
Published Time: 2023-05-24T18:15:00+03:00</text:p>
      <text:p text:style-name="P4">
Modified Time: 2023-05-24T18:15:00+03:00</text:p>
      <text:p text:style-name="P4">
Description: In the Chernivtsi region, for 30 million hryvnias allocated from the regional budget, they complete the arrangement of six objects for living internally displaced persons. About 440 people will be able to settle in shelters. - Ukrinform.</text:p>
      <text:p text:style-name="P4">
Images: ['<text:a xlink:type="simple" xlink:href="https://static.ukrinform.com/photos/2023_05/thumb_files/630_360_1684941350-318.jpeg" text:style-name="Internet_20_link" text:visited-style-name="Visited_20_Internet_20_Link">
630_360_16849...</text:a>
']</text:p>
      <text:p text:style-name="P4">
Tags: ['Буковина', 'Переселенці', 'Житло', 'Шелтер']</text:p>
      <text:p text:style-name="P4">
Type: Article</text:p>
      <!--METADATA-->
      <text:p text:style-name="P4">
<draw:frame draw:style-name="fr1" draw:name="Image209" text:anchor-type="as-char" svg:width="6.9236in" svg:height="3.956343in" draw:z-index="0">
<draw:image xlink:href="../Images/yкринформ/2023-05-24T18-15-00-03-00/630_360_1684941350-318.jpeg" xlink:type="simple" xlink:show="embed" xlink:actuate="onLoad" draw:mime-type="image/jpeg"/>
</draw:frame>
The Uchernovetsky region for 30 million hryvnias allocated from the regional budget complete the arrangement of six objects for living internally. About 440 people will be able to settle in shelters.</text:p>
      <text:p text:style-name="P4">
The head of Chernivtsi Ova Ruslanzaparanyuk told this during the press conference, Ukrinform correspondent reports.</text:p>
      <text:p text:style-name="P4">
"Today we are completing work on the arrangement of six objects in which we can place more than 440 displaced persons. These are such shelters with improved residence. There are quite comfortable conditions with the possibility of long -lasting residence, furnished <text:a xlink:type="simple" xlink:href="https://www.ukrinform.ua/tag-zitlo" text:style-name="Internet_20_link" text:visited-style-name="Visited_20_Internet_20_Link">
</text:a>
. Щоб люди не відчували ні в чому потреби, щоб могли нормально і вільнопроживати у нас, ходити на роботу, водити дітей у садки і школи", - сказавЗапаранюк.</text:p>
      <text:p text:style-name="P4">
На ці роботи з обласного бюджету були виділені близько 30 мільйонів гривень.</text:p>
      <text:p text:style-name="P4">
Крім того, зараз завершують підготовчі роботи щодо переоблаштування станціїпереливання крові у Хотині під багатоквартирний житловий будинок для вимушенихпереселенців. Він буде розрахований на 32 квартири.</text:p>
      <text:p text:style-name="P4">
<text:span text:style-name="T4">
Читайте також:</text:span>
 <text:a xlink:type="simple" xlink:href="https://www.ukrinform.ua/rubric-regions/3681205-u-kosovi-na-prikarpatti-vidkrili-selter-dla-pereselenciv.html" text:style-name="Internet_20_link" text:visited-style-name="Visited_20_Internet_20_Link">
 <text:span text:style-name="T4">
шелтер</text:span>
 </text:a>
"Our task is to provide them with all the most comfortable living conditions for people to remain with us and possibly, Bukovina becomes a second one for them," the head of the Chernivtsi Ova added.</text:p>
      <text:p text:style-name="P4">
The official noted that according to unofficial data, about 220 thousand internally displaced persons moved to the region. Now according to official data, it is constantly to live on Bukovizhnihni.</text:p>
      <text:p text:style-name="P4">
News Source: <text:a xlink:type="simple" xlink:href="https://www.ukrinform.ua/rubric-regions/3713656-na-bukovini-zaversuut-oblastuvanna-sesti-selteriv-dla-pereselenciv.html" text:style-name="Internet_20_link" text:visited-style-name="Visited_20_Internet_20_Link">
https://www.ukrinform.ua/rubric-regions/3713656-na-bukovini-zaversuut-oblastuvanna-sesti-selteriv-dla-pereselenciv.html</text:a>
</text:p>
      <!--NEWS-->
      <text:h text:style-name="P10" text:outline-level="1">
<text:span text:style-name="T4">
The national team of Ukraine learned the following rivals in Billy Cup Gin King</text:span>
</text:h>
      <text:p text:style-name="P4">
Authors: Ukrinform (Person)</text:p>
      <text:p text:style-name="P4">
Publisher: Укринформ (Organization)</text:p>
      <text:p text:style-name="P4">
Published Time: 2023-05-24T18:17:51+03:00</text:p>
      <text:p text:style-name="P4">
Modified Time: 2023-05-24T18:17:51+03:00</text:p>
      <text:p text:style-name="P4">
Description: In November, Ukrainians will play against the Netherlands national team. - Ukrinform.</text:p>
      <text:p text:style-name="P4">
Images: ['<text:a xlink:type="simple" xlink:href="https://static.ukrinform.com/photos/2023_05/thumb_files/630_360_1684941379-667.jpeg" text:style-name="Internet_20_link" text:visited-style-name="Visited_20_Internet_20_Link">
630_360_16849...</text:a>
']</text:p>
      <text:p text:style-name="P4">
Tags: ['Теніс']</text:p>
      <text:p text:style-name="P4">
Type: Article</text:p>
      <!--METADATA-->
      <text:p text:style-name="P4">
<draw:frame draw:style-name="fr1" draw:name="Image210" text:anchor-type="as-char" svg:width="6.9236in" svg:height="3.956343in" draw:z-index="0">
<draw:image xlink:href="../Images/yкринформ/2023-05-24T18-17-51-03-00/630_360_1684941379-667.jpeg" xlink:type="simple" xlink:show="embed" xlink:actuate="onLoad" draw:mime-type="image/jpeg"/>
</draw:frame>
Ukrainian women will play against the Netherlands national team.</text:p>
      <text:p text:style-name="P4">
In London there was a draw of matches of playoffs Billy Gin King, <text:a xlink:type="simple" xlink:href="https://btu.org.ua/ua/golovne/45117-kubok-billi-dzhin-king-zbirna-ukrayini-diznalasya-supernic-u-matchi-plej-.html" text:style-name="Internet_20_link" text:visited-style-name="Visited_20_Internet_20_Link">
</text:a>
BTU, Ukrinform reports.</text:p>
      <text:p text:style-name="P4">
At this stage, Michael Filima's team will play against the Netherlands national team. In this release, the Ukrainians will fight for the right to play at the stage of qualification of the tank season.</text:p>
      <text:p text:style-name="P4">
The match will take place on November 10-11 or 11-12, Ukraine will play as a part.</text:p>
      <text:p text:style-name="P4">
<text:span text:style-name="T4">
 Read also: </text:span>
 <text:a xlink:type="simple" xlink:href="https://www.ukrinform.ua/rubric-sports/3697289-ukrainski-tenisistki-pidnalisa-u-rejtingu-kubka-billi-dzin-king.html" text:style-name="Internet_20_link" text:visited-style-name="Visited_20_Internet_20_Link">
<text:span text:style-name="T4">
 Billy </text:span>
 <text:span text:style-name="T4">
 Gin </text:span>
</text:a>
As reported by Ukrinform, in the previous match for the right to play in the World Finally Ukrainka gave way to the Czech Republic.</text:p>
      <text:p text:style-name="P4">
Photo: btu.org.ua</text:p>
      <text:p text:style-name="P4">
News Source: <text:a xlink:type="simple" xlink:href="https://www.ukrinform.ua/rubric-sports/3713655-zbirna-ukraini-diznalasa-nastupnih-supernic-u-kubku-billi-dzin-king.html" text:style-name="Internet_20_link" text:visited-style-name="Visited_20_Internet_20_Link">
https://www.ukrinform.ua/rubric-sports/3713655-zbirna-ukraini-diznalasa-nastupnih-supernic-u-kubku-billi-dzin-king.html</text:a>
</text:p>
      <!--NEWS-->
      <text:h text:style-name="P10" text:outline-level="1">
<text:span text:style-name="T4">
Netflix banned users for free share accounts</text:span>
</text:h>
      <text:p text:style-name="P4">
Authors: Ukrinform (Person)</text:p>
      <text:p text:style-name="P4">
Publisher: Укринформ (Organization)</text:p>
      <text:p text:style-name="P4">
Published Time: 2023-05-24T18:21:00+03:00</text:p>
      <text:p text:style-name="P4">
Modified Time: 2023-05-24T18:21:00+03:00</text:p>
      <text:p text:style-name="P4">
Description: Netflix has warned users from 100 countries today that their accounts can no longer be provided free of charge. - Ukrinform.</text:p>
      <text:p text:style-name="P4">
Images: ['<text:a xlink:type="simple" xlink:href="https://static.ukrinform.com/photos/2018_05/thumb_files/630_360_1527230300-2285.jpg" text:style-name="Internet_20_link" text:visited-style-name="Visited_20_Internet_20_Link">
630_360_15272...</text:a>
']</text:p>
      <text:p text:style-name="P4">
Tags: ['Кіно', 'Технології', 'Netflix']</text:p>
      <text:p text:style-name="P4">
Type: Article</text:p>
      <!--METADATA-->
      <text:p text:style-name="P4">
<draw:frame draw:style-name="fr1" draw:name="Image211" text:anchor-type="as-char" svg:width="6.9236in" svg:height="3.956343in" draw:z-index="0">
<draw:image xlink:href="../Images/yкринформ/2023-05-24T18-21-00-03-00/630_360_1527230300-2285.jpg" xlink:type="simple" xlink:show="embed" xlink:actuate="onLoad" draw:mime-type="image/jpeg"/>
</draw:frame>
ServiceNetflix has warned users from 100 countries today that their bonds can no longer be provided for free.</text:p>
      <text:p text:style-name="P4">
As Ukrinform reports, it reports <text:a xlink:type="simple" xlink:href="https://www.reuters.com/business/media-telecom/netflix-updates-policy-user-account-sharing-2023-05-23/" text:style-name="Internet_20_link" text:visited-style-name="Visited_20_Internet_20_Link">
</text:a>
Netflix reported that he had sent emails to ban joint use of accounts to clients in 103 countries and territories, in particular <text:a xlink:type="simple" xlink:href="https://www.ukrinform.ua/tag-ssa" text:style-name="Internet_20_link" text:visited-style-name="Visited_20_Internet_20_Link">
</text:a>
, Great Britain, France, Germany, Australia, Singapore, Mexico and Brazil.</text:p>
      <text:p text:style-name="P4">
As it is noted, the Netflix platform is looking for new ways to make money because it is with signs of market saturation.</text:p>
      <text:p text:style-name="P4">
<text:span text:style-name="T4">
 Read also: </text:span>
 <text:a xlink:type="simple" xlink:href="https://www.ukrinform.ua/rubric-world/3686938-u-francii-derzsluzbovcam-zaboronili-vikoristanna-mobilnih-dodatkiv-tiktok-ta-netflix.html" text:style-name="Internet_20_link" text:visited-style-name="Visited_20_Internet_20_Link">
<text:span text:style-name="T4">
 Netflix </text:span>
</text:a>
Last year, Netflix stated that it was going to restrict joint access to complement records and tested different approaches in some markets.</text:p>
      <text:p text:style-name="P4">
According to the company, more than 100 million users have provided their account for their entrance to the platform to friends and relatives.</text:p>
      <text:p text:style-name="P4">
It is noted that Netflix will offer users an alternative - pay 8 dollar(Tariff for users in the US - ed.)per month for each additional viewer to your account.</text:p>
      <text:p text:style-name="P4">
<text:span text:style-name="T4">
 Read also: </text:span>
 <text:a xlink:type="simple" xlink:href="https://www.ukrinform.ua/rubric-culture/3689342-netflix-nadast-granti-na-pidtrimku-ukrainskogo-kino.html" text:style-name="Internet_20_link" text:visited-style-name="Visited_20_Internet_20_Link">
<text:span text:style-name="T4">
 Netflix </text:span>
</text:a>
Users can also transfer the person's profile to the user to save their views and recommendations.</text:p>
      <text:p text:style-name="P4">
In information transmitted by Ukrinform, Netflix emphasizes that "the account can be used by all members of the household. Anyone who lives in the way has the opportunity to watch Netflix anywhere-at home, on the road, to be identified with new features such as "profile transfer" and "control and devices".</text:p>
      <text:p text:style-name="P4">
At the same time, the company advises subscribers to check the use of Netflix accounting records: “Look at which devices the login is made to your account. Get out on devices that should not have access to it if you should change your password. "As of the end of March, the number of paid Netflix subscribers was 232.5 million clients worldwide.</text:p>
      <text:p text:style-name="P4">
<text:span text:style-name="T5">
Foto: Andrew Harreer / Bloomberg through Getty Images</text:span>
</text:p>
      <text:p text:style-name="P4">
News Source: <text:a xlink:type="simple" xlink:href="https://www.ukrinform.ua/rubric-technology/3713657-netflix-zaboroniv-koristuvacam-bezkostovno-dilitisa-akauntami.html" text:style-name="Internet_20_link" text:visited-style-name="Visited_20_Internet_20_Link">
https://www.ukrinform.ua/rubric-technology/3713657-netflix-zaboroniv-koristuvacam-bezkostovno-dilitisa-akauntami.html</text:a>
</text:p>
      <!--NEWS-->
      <text:h text:style-name="P10" text:outline-level="1">
<text:span text:style-name="T4">
Gutzait: International Judo Federation did all the opposite recommendations of the Olympic Committee</text:span>
</text:h>
      <text:p text:style-name="P4">
Authors: Ukrinform (Person)</text:p>
      <text:p text:style-name="P4">
Publisher: Укринформ (Organization)</text:p>
      <text:p text:style-name="P4">
Published Time: 2023-05-24T18:25:08+03:00</text:p>
      <text:p text:style-name="P4">
Modified Time: 2023-05-24T18:25:08+03:00</text:p>
      <text:p text:style-name="P4">
Description: Minister of Youth and Sports of Ukraine and President of the National Olympic Committee Vadim Gutzait assessed the situation with the admission of Russian and Belarusian athletes to international competitions.</text:p>
      <text:p text:style-name="P4">
— Укрінформ.: </text:p>
      <text:p text:style-name="P4">
Images: ['<text:a xlink:type="simple" xlink:href="https://static.ukrinform.com/photos/2023_05/thumb_files/630_360_1684941755-894.jpeg" text:style-name="Internet_20_link" text:visited-style-name="Visited_20_Internet_20_Link">
630_360_16849...</text:a>
']</text:p>
      <text:p text:style-name="P4">
Tags: None</text:p>
      <text:p text:style-name="P4">
Type: Article</text:p>
      <!--METADATA-->
      <text:p text:style-name="P4">
<draw:frame draw:style-name="fr1" draw:name="Image212" text:anchor-type="as-char" svg:width="6.9236in" svg:height="3.956343in" draw:z-index="0">
<draw:image xlink:href="../Images/yкринформ/2023-05-24T18-25-08-03-00/630_360_1684941755-894.jpeg" xlink:type="simple" xlink:show="embed" xlink:actuate="onLoad" draw:mime-type="image/jpeg"/>
</draw:frame>
The Minister of Youth and Sports of Ukraine and the President of the National Olympic Committee Gutzait assessed the situation with the admission of Russian and Belarussian athletes to international competitions.</text:p>
      <text:p text:style-name="P4">
He told about it in a comment to Ukrinform correspondent.</text:p>
      <text:p text:style-name="P4">
“The situation is difficult. There are federations that have admitted Russians and Belarusians, and regret. For example, the International Judo Federation has done everything on the Olympic Committee. In contrast, it is the Fencing Federation, which was the first to return the Russians, but it works according to the conditions. Now we see as all the first numbers of the Russian national team do not fall into international competitions. The executive committee of the International Federation, in which I enter, works in detail on every sports export: we look at who works in sports clubs "CSKA" or "Dynamo", and we do not allow. Therefore, now the Federation of Fencing Russia wants to refuse a rejection to participate in international competitions. There is a weightlifting Federation that has admitted Russians and Belarusians, but prescribed such criteria that every permit should sign a declaration where he says that against war in Ukraine. We see that Russian athletes do not sign this declaration. I want to dress other federations that do not allow Russians and Belarussians to do in international competitions - these are the Federations of Athletics, Kiorling, Hockey, Basketball, Badminton, Equestrian Sports. Now the situation is difficult, but I am seeing that we are moving properly. It is necessary to work further and do everything for the Russians and Belarusians, ”Gutzait said.</text:p>
      <text:p text:style-name="P4">
He also thanked the Polish partners who did not allow the Russians and Belarusian to participate in European Games.</text:p>
      <text:p text:style-name="P4">
“Because the Russians and Belarusians were not allowed to go to European games in Poland, I want to thank our brothers - Poles and the European Olympic Committee, and all of us. This is the work that we do the whole year, ”Gutzait added.</text:p>
      <text:p text:style-name="P4">
<text:span text:style-name="T4">
 Read also: </text:span>
 <text:a xlink:type="simple" xlink:href="https://www.ukrinform.ua/rubric-sports/3710173-rosianam-i-bilorusam-zaboronili-ucast-v-evroigrah2023.html" text:style-name="Internet_20_link" text:visited-style-name="Visited_20_Internet_20_Link">
</text:a>
As reported by Ukrinform, European Games will be held from June 21 to July 2 by Upolsky Krakow.</text:p>
      <text:p text:style-name="P4">
Photo: ua.tribuna.com</text:p>
      <text:p text:style-name="P4">
News Source: <text:a xlink:type="simple" xlink:href="https://www.ukrinform.ua/rubric-sports/3713659-gutcajt-miznarodna-federacia-dzudo-zrobila-vse-navpaki-rekomendaciam-olimpijskogo-komitetu.html" text:style-name="Internet_20_link" text:visited-style-name="Visited_20_Internet_20_Link">
https://www.ukrinform.ua/rubric-sports/3713659-gutcajt-miznarodna-federacia-dzudo-zrobila-vse-navpaki-rekomendaciam-olimpijskogo-komitetu.html</text:a>
</text:p>
      <!--NEWS-->
      <text:h text:style-name="P10" text:outline-level="1">
<text:span text:style-name="T4">
As SBU Special Forces Droam-Kamikadze destroy the heavy equipment of the Russians</text:span>
</text:h>
      <text:p text:style-name="P4">
Authors: Ukrinform (Person)</text:p>
      <text:p text:style-name="P4">
Publisher: Укринформ (Organization)</text:p>
      <text:p text:style-name="P4">
Published Time: 2023-05-24T18:28:31+03:00</text:p>
      <text:p text:style-name="P4">
Modified Time: 2023-05-24T18:28:31+03:00</text:p>
      <text:p text:style-name="P4">
Description: Fighters of the Center for Special Operations "A" of the Security Service of Ukraine with the help of drones-Kamikadze destroyed heavy armored enemy equipment. - Ukrinform.</text:p>
      <text:p text:style-name="P4">
Images: ['<text:a xlink:type="simple" xlink:href="https://static.ukrinform.com/photos/2022_12/thumb_files/630_360_1669983394-548.jpg" text:style-name="Internet_20_link" text:visited-style-name="Visited_20_Internet_20_Link">
630_360_16699...</text:a>
']</text:p>
      <text:p text:style-name="P4">
Tags: ['СБУ', 'Війна з Росією', 'Дрон-камікадзе']</text:p>
      <text:p text:style-name="P4">
Type: Article</text:p>
      <!--METADATA-->
      <text:p text:style-name="P4">
<draw:frame draw:style-name="fr1" draw:name="Image213" text:anchor-type="as-char" svg:width="6.9236in" svg:height="3.956343in" draw:z-index="0">
<draw:image xlink:href="../Images/yкринформ/2023-05-24T18-28-31-03-00/630_360_1669983394-548.jpg" xlink:type="simple" xlink:show="embed" xlink:actuate="onLoad" draw:mime-type="image/jpeg"/>
</draw:frame>
The fight of the special operations "A" of the Security Service of Ukraine with the help of drones-Kamikadze destroyed the heavy armored equipment of the enemy.</text:p>
      <text:p text:style-name="P4">
As Ukrinform reports, the SBU reports in <text:a xlink:type="simple" xlink:href="https://www.facebook.com/SecurSerUkraine/videos/618492813522685/" text:style-name="Internet_20_link" text:visited-style-name="Visited_20_Internet_20_Link">
</text:a>
 <text:a xlink:type="simple" xlink:href="https://t.me/SBUkr/8422" text:style-name="Internet_20_link" text:visited-style-name="Visited_20_Internet_20_Link">
</text:a>
"Specialists of the Center for Special Operations" A "of the Security Service conducted another series of strikes of the occupiers with the help of drones -Kamikadze," - the message reads.</text:p>
      <text:p text:style-name="P4">
As noted in <text:a xlink:type="simple" xlink:href="https://www.ukrinform.ua/tag-sbu" text:style-name="Internet_20_link" text:visited-style-name="Visited_20_Internet_20_Link">
</text:a>
, the Russians are lost in the infantry and ammunition trucks, even a drone.</text:p>
      <text:p text:style-name="P4">
<text:span text:style-name="T4">
 Read also: </text:span>
 <text:a xlink:type="simple" xlink:href="https://www.ukrinform.ua/rubric-ato/3713112-artileristi-pokazali-znisenna-rosijskogo-gradu.html" text:style-name="Internet_20_link" text:visited-style-name="Visited_20_Internet_20_Link">
</text:a>
As reported by Ukrinform, <text:a xlink:type="simple" xlink:href="https://www.ukrinform.ua/rubric-ato/3713355-sili-oboroni-znisili-vze-204-760-vijskovih-rf.html" text:style-name="Internet_20_link" text:visited-style-name="Visited_20_Internet_20_Link">
</text:a>
From February 24, 2022 to 24th 2023, about 204 thousand 760 Russian invaders were liquidated.</text:p>
      <text:p text:style-name="P4">
News Source: <text:a xlink:type="simple" xlink:href="https://www.ukrinform.ua/rubric-ato/3713660-ak-specpriznacenci-sbu-dronamikamikadze-znisuut-vazku-tehniku-rosian.html" text:style-name="Internet_20_link" text:visited-style-name="Visited_20_Internet_20_Link">
https://www.ukrinform.ua/rubric-ato/3713660-ak-specpriznacenci-sbu-dronamikamikadze-znisuut-vazku-tehniku-rosian.html</text:a>
</text:p>
      <!--NEWS-->
      <text:h text:style-name="P10" text:outline-level="1">
<text:span text:style-name="T4">
Krutykh completed the struggle in the selection grid of the Open Championship of France</text:span>
</text:h>
      <text:p text:style-name="P4">
Authors: Ukrinform (Person)</text:p>
      <text:p text:style-name="P4">
Publisher: Укринформ (Organization)</text:p>
      <text:p text:style-name="P4">
Published Time: 2023-05-24T18:31:00+03:00</text:p>
      <text:p text:style-name="P4">
Modified Time: 2023-05-24T18:31:00+03:00</text:p>
      <text:p text:style-name="P4">
Description: The Ukrainian gave way to the Dias of the Aconst's Dias. - Ukrinform.</text:p>
      <text:p text:style-name="P4">
Images: ['<text:a xlink:type="simple" xlink:href="https://static.ukrinform.com/photos/2023_05/thumb_files/630_360_1684942215-421.jpg" text:style-name="Internet_20_link" text:visited-style-name="Visited_20_Internet_20_Link">
630_360_16849...</text:a>
']</text:p>
      <text:p text:style-name="P4">
Tags: ['Теніс']</text:p>
      <text:p text:style-name="P4">
Type: Article</text:p>
      <!--METADATA-->
      <text:p text:style-name="P4">
<draw:frame draw:style-name="fr1" draw:name="Image214" text:anchor-type="as-char" svg:width="6.9236in" svg:height="3.956343in" draw:z-index="0">
<draw:image xlink:href="../Images/yкринформ/2023-05-24T18-31-00-03-00/630_360_1684942215-421.jpg" xlink:type="simple" xlink:show="embed" xlink:actuate="onLoad" draw:mime-type="image/jpeg"/>
</draw:frame>
The Ukrainian Dias Acousta from Argentina took place.</text:p>
      <text:p text:style-name="P4">
Ukrainian tennis player Alexei Krutykh completed the performances on Rolao Garros-2023, Ukrinform reports.</text:p>
      <text:p text:style-name="P4">
In the semifinals of the qualification of steep in two rounds, Facundo Dias Acostiz Argentina - 5: 7, 5: 7. The meeting lasted two hours and one minute. During this time, he managed to make five breaks, and he lost seven games in a lot.</text:p>
      <text:p text:style-name="P4">
The Ukrainian first played on Rolan Harros and was unable to interrupt the victorious series of Acosta, who before this tournament became a champion on Chelengers, Zavana and Oyrashi.</text:p>
      <text:p text:style-name="P4">
Thus, the single male category "Rolan Harros-2023" will be held by the Untillordians. Women in the main grid will perform at least five Ukrainian tanisists.</text:p>
      <text:p text:style-name="P4">
<text:span text:style-name="T4">
 Read also: </text:span>
 <text:a xlink:type="simple" xlink:href="https://www.ukrinform.ua/rubric-sports/3713638-astremska-probilas-do-finalnogo-raundu-kvalifikacii-rolan-garros.html" text:style-name="Internet_20_link" text:visited-style-name="Visited_20_Internet_20_Link">
<text:span text:style-name="T4">
 Yastremskaya </text:span>
</text:a>
As reported by Ukrinform, Yastremskaya will play in the final round of Rolan Harros qualification</text:p>
      <text:p text:style-name="P4">
Photo: btu.org.ua</text:p>
      <text:p text:style-name="P4">
News Source: <text:a xlink:type="simple" xlink:href="https://www.ukrinform.ua/rubric-sports/3713663-krutih-zaversiv-borotbu-u-vidbirkovij-sitci-vidkritogo-cempionatu-francii.html" text:style-name="Internet_20_link" text:visited-style-name="Visited_20_Internet_20_Link">
https://www.ukrinform.ua/rubric-sports/3713663-krutih-zaversiv-borotbu-u-vidbirkovij-sitci-vidkritogo-cempionatu-francii.html</text:a>
</text:p>
      <!--NEWS-->
      <text:h text:style-name="P10" text:outline-level="1">
<text:span text:style-name="T4">
Rape at the Kagarlytsky Police Department: Experts were sentenced to 11 years in the lattice</text:span>
</text:h>
      <text:p text:style-name="P4">
Authors: Ukrinform (Person)</text:p>
      <text:p text:style-name="P4">
Publisher: Укринформ (Organization)</text:p>
      <text:p text:style-name="P4">
Published Time: 2023-05-24T18:33:09+03:00</text:p>
      <text:p text:style-name="P4">
Modified Time: 2023-05-24T18:33:09+03:00</text:p>
      <text:p text:style-name="P4">
Description: The Obukhov District Court has imposed a sentence of 11 years in prison for two former law enforcement officers from the Kagarlytsky Police Department, who during 2020 tortured detainees and raped a woman. - Ukrinform.</text:p>
      <text:p text:style-name="P4">
Images: ['<text:a xlink:type="simple" xlink:href="https://static.ukrinform.com/photos/2020_02/thumb_files/630_360_1582135276-970.jpg" text:style-name="Internet_20_link" text:visited-style-name="Visited_20_Internet_20_Link">
630_360_15821...</text:a>
', '<text:a xlink:type="simple" xlink:href="https://static.ukrinform.com/photos/2023_05/1684942241-249.jpg" text:style-name="Internet_20_link" text:visited-style-name="Visited_20_Internet_20_Link">
1684942241-24...</text:a>
']</text:p>
      <text:p text:style-name="P4">
Tags: ['Поліція', 'Суд', 'Катування', 'Згвалтування', 'Кагарлик']</text:p>
      <text:p text:style-name="P4">
Type: Article</text:p>
      <!--METADATA-->
      <text:p text:style-name="P4">
<draw:frame draw:style-name="fr1" draw:name="Image215" text:anchor-type="as-char" svg:width="6.9236in" svg:height="3.956343in" draw:z-index="0">
<draw:image xlink:href="../Images/yкринформ/2023-05-24T18-33-09-03-00/630_360_1582135276-970.jpg" xlink:type="simple" xlink:show="embed" xlink:actuate="onLoad" draw:mime-type="image/jpeg"/>
</draw:frame>
The Obukhov District Court imposed a sentence of 11 years deprivation for two former law enforcement officers from the Kagarlytsky Police Department, who were tortured detainees and raped a woman by 2020.</text:p>
      <text:p text:style-name="P4">
The press service informs this <text:a xlink:type="simple" xlink:href="http://t.me/pgo_gov_ua/12485" text:style-name="Internet_20_link" text:visited-style-name="Visited_20_Internet_20_Link">
</text:a>
, reports Ukrinform.</text:p>
      <text:p text:style-name="P4">
"Obukhov District Court found guilty of two former employees of the Kharlytsky Police Department of the Obukhiv Department of the State Security Service <text:a xlink:type="simple" xlink:href="https://www.ukrinform.ua/tag-policia" text:style-name="Internet_20_link" text:visited-style-name="Visited_20_Internet_20_Link">
</text:a>
in the Kiev region in torture, violent disappearance and rape. Under the principled position of the prosecutor, he judged the exchanger of the criminal police and the operative punishment of the response of 11 years of imprisonment, " - the message reads.</text:p>
      <text:p text:style-name="P4">
As it is noted, OGP prosecutors in court proved that these officials had been illegally detained.</text:p>
      <text:p text:style-name="P4">
In particular, in May 2020, law enforcement officers applied torture to a woman who was awarded to the police department as a witness. They put on a gas mask, the shackles shot from the plate weapons above her head. Thereafter, the victims were released several times.</text:p>
      <text:p text:style-name="P4">
The investigation revealed a number of cases of torture in the specified department. In the same month, another victim was beaten and tortured for confession.</text:p>
      <text:p text:style-name="P4">
<text:span text:style-name="T4">
 Read also: </text:span>
 <text:a xlink:type="simple" xlink:href="https://www.ukrinform.ua/rubric-regions/3688585-zgvaltuvanna-14ricnoi-divcini-na-zakarpatti-prokuratura-oskarzila-virok-sudu.html" text:style-name="Internet_20_link" text:visited-style-name="Visited_20_Internet_20_Link">
<text:span text:style-name="T4">
 rape </text:span>
</text:a>
In addition, in January 2020, the defendants were, in order to obtain recognizable shows for the probable committing theft, struck two victims of injuries, took them out in the trunk behind the city, tortured electric stream. After that, they were shaded in the battery in the hallway, where the victim was interrupted until the next day.</text:p>
      <text:p text:style-name="P4">
The head of the department knew about the existence of such practice, but did not take action as to terminate the illegal actions of subordinates and did not report to competent -bars about these crimes.</text:p>
      <text:p text:style-name="P4">
During the pre -trial investigation, all the victims and witnesses were questioned, all the evidence of the prosecution and the evidence of the guards were investigated, the prosecutor's office was informed.</text:p>
      <text:p text:style-name="P4">
<text:span text:style-name="T4">
 Read also: </text:span>
 <text:a xlink:type="simple" xlink:href="https://www.ukrinform.ua/rubric-regions/3707329-zgvaltuvanna-nepovnolitnoi-u-cerkasah-pidozruvanih-policejskih-vzali-pid-vartu.html" text:style-name="Internet_20_link" text:visited-style-name="Visited_20_Internet_20_Link">
<text:span text:style-name="T4">
 rape </text:span>
</text:a>
</text:p>
      <text:p text:style-name="P4">
<draw:frame draw:style-name="fr1" draw:name="Image216" text:anchor-type="as-char" svg:width="6.9236in" svg:height="6.522877in" draw:z-index="0">
<draw:image xlink:href="../Images/yкринформ/2023-05-24T18-33-09-03-00/1684942241-249.jpg" xlink:type="simple" xlink:show="embed" xlink:actuate="onLoad" draw:mime-type="image/jpeg"/>
</draw:frame>
The head of the department, in turn, knew about the existence of such practice, but did not take any measures to respond to the misconduct of subordinates.</text:p>
      <text:p text:style-name="P4">
In December 2020 the prosecutor's office <text:a xlink:type="simple" xlink:href="https://www.ukrinform.ua/rubric-regions/3147456-spravu-pro-zgvaltuvanna-u-kagarliku-napravili-do-sudu.html" text:style-name="Internet_20_link" text:visited-style-name="Visited_20_Internet_20_Link">
</text:a>
The Kagarlytsky Police Department, who tortured the crimes were tortured Tazaobuonically.</text:p>
      <text:p text:style-name="P4">
News Source: <text:a xlink:type="simple" xlink:href="https://www.ukrinform.ua/rubric-regions/3713664-zgvaltuvanna-u-kagarlickomu-viddilku-policii-ekspravoohoronciv-zasudili-do-11-rokiv-za-gratami.html" text:style-name="Internet_20_link" text:visited-style-name="Visited_20_Internet_20_Link">
https://www.ukrinform.ua/rubric-regions/3713664-zgvaltuvanna-u-kagarlickomu-viddilku-policii-ekspravoohoronciv-zasudili-do-11-rokiv-za-gratami.html</text:a>
</text:p>
      <!--NEWS-->
      <text:h text:style-name="P10" text:outline-level="1">
<text:span text:style-name="T4">
In the Luhansk region, the Russians increased the number of checkpoints and make barriers - ova</text:span>
</text:h>
      <text:p text:style-name="P4">
Authors: Ukrinform (Person)</text:p>
      <text:p text:style-name="P4">
Publisher: Укринформ (Organization)</text:p>
      <text:p text:style-name="P4">
Published Time: 2023-05-24T18:34:00+03:00</text:p>
      <text:p text:style-name="P4">
Modified Time: 2023-05-24T18:34:00+03:00</text:p>
      <text:p text:style-name="P4">
Description: In the temporarily occupied territory of the Luhansk region, the invaders are preparing for the defense, and the collaborators increased panic. - Ukrinform.</text:p>
      <text:p text:style-name="P4">
Images: ['<text:a xlink:type="simple" xlink:href="https://static.ukrinform.com/photos/2022_11/thumb_files/630_360_1668461240-442.jpg" text:style-name="Internet_20_link" text:visited-style-name="Visited_20_Internet_20_Link">
630_360_16684...</text:a>
']</text:p>
      <text:p text:style-name="P4">
Tags: ['Луганщина', 'Російські військові', 'Війна з Росією']</text:p>
      <text:p text:style-name="P4">
Type: Article</text:p>
      <!--METADATA-->
      <text:p text:style-name="P4">
<draw:frame draw:style-name="fr1" draw:name="Image217" text:anchor-type="as-char" svg:width="6.9236in" svg:height="3.956343in" draw:z-index="0">
<draw:image xlink:href="../Images/yкринформ/2023-05-24T18-34-00-03-00/630_360_1668461240-442.jpg" xlink:type="simple" xlink:show="embed" xlink:actuate="onLoad" draw:mime-type="image/jpeg"/>
</draw:frame>
At the time of the occupied territory of the Luhansk region, the invaders are preparing a refurbishment, and the collaborators increased panic.</text:p>
      <text:p text:style-name="P4">
This was reported in <text:a xlink:type="simple" xlink:href="http://t.me/luganska_oda/10247" text:style-name="Internet_20_link" text:visited-style-name="Visited_20_Internet_20_Link">
</text:a>
The head of Lugansk Artem Lisogor, reports Ukrinform.</text:p>
      <text:p text:style-name="P4">
"The enemy is preparing for defense and is very worried about our offensive, there are panic moods. The Russians have increased the number of checkpoints, a little intensified, they make barrier ditches. The enemy is constantly moving, turning over," - informed Lisogor.</text:p>
      <text:p text:style-name="P4">
He noted that the Russians are trying to step on Bigorivka, but the Ukrainian military keep the territory and inflict fire. "Hot" is also now in Nevsky and other settlements.</text:p>
      <text:p text:style-name="P4">
<text:span text:style-name="T4">
 Read also: </text:span>
 <text:a xlink:type="simple" xlink:href="https://www.ukrinform.ua/rubric-regions/3711746-na-lugansini-partizani-pidrivaut-zaliznicni-kolii.html" text:style-name="Internet_20_link" text:visited-style-name="Visited_20_Internet_20_Link">
</text:a>
According to the chief of the Ova, the humanitarian situation in the occupied part of the Luhansk region is extremely difficult, even critical. Only in some territories there is light, there is no water at all, the invaders are not going to be restored. Medical assistance to the civilian population is provided on a residual principle, it is received by the Russian military.</text:p>
      <text:p text:style-name="P4">
However, as Lisogor emphasized, in such difficult conditions on <text:a xlink:type="simple" xlink:href="https://www.ukrinform.ua/tag-lugansina" text:style-name="Internet_20_link" text:visited-style-name="Visited_20_Internet_20_Link">
</text:a>
There are resistance cells that are enemy in search.</text:p>
      <text:p text:style-name="P4">
<text:span text:style-name="T4">
 Read also: </text:span>
 <text:a xlink:type="simple" xlink:href="https://www.ukrinform.ua/rubric-ato/3713593-na-zaporizkomu-napramku-zbilsilasa-kilkist-rosijskih-vijskovih-mer-melitopola.html" text:style-name="Internet_20_link" text:visited-style-name="Visited_20_Internet_20_Link">
</text:a>
As reported by Ukrinform, in Swativ district at the temporarily occupied territory of Luhansk region <text:a xlink:type="simple" xlink:href="https://www.ukrinform.ua/rubric-regions/3713571-na-lugansini-za-proukrainsku-poziciu-zagarbniki-povisili-colovika.html" text:style-name="Internet_20_link" text:visited-style-name="Visited_20_Internet_20_Link">
</text:a>
who had a pro -Ukrainian position.</text:p>
      <text:p text:style-name="P4">
News Source: <text:a xlink:type="simple" xlink:href="https://www.ukrinform.ua/rubric-regions/3713671-na-lugansini-rosiani-zbilsili-kilkist-blokpostiv-ta-roblat-zagorodzuvalni-rovi-ova.html" text:style-name="Internet_20_link" text:visited-style-name="Visited_20_Internet_20_Link">
https://www.ukrinform.ua/rubric-regions/3713671-na-lugansini-rosiani-zbilsili-kilkist-blokpostiv-ta-roblat-zagorodzuvalni-rovi-ova.html</text:a>
</text:p>
      <!--NEWS-->
      <text:h text:style-name="P10" text:outline-level="1">
<text:span text:style-name="T4">
Painter - about the situation around Bakhmut: Ukrainian troops manage to move gradually</text:span>
</text:h>
      <text:p text:style-name="P4">
Authors: Ukrinform (Person)</text:p>
      <text:p text:style-name="P4">
Publisher: Укринформ (Organization)</text:p>
      <text:p text:style-name="P4">
Published Time: 2023-05-24T18:39:00+03:00</text:p>
      <text:p text:style-name="P4">
Modified Time: 2023-05-24T18:39:00+03:00</text:p>
      <text:p text:style-name="P4">
Description: In the suburbs of Bakhmut, Russian troops try to intensify on the flanks and bet on artillery fire. - Ukrinform.</text:p>
      <text:p text:style-name="P4">
Images: ['<text:a xlink:type="simple" xlink:href="https://static.ukrinform.com/photos/2023_05/thumb_files/630_360_1684691970-341.jpg" text:style-name="Internet_20_link" text:visited-style-name="Visited_20_Internet_20_Link">
630_360_16846...</text:a>
']</text:p>
      <text:p text:style-name="P4">
Tags: ['Бахмут', 'Схід України', 'Війна з Росією', 'Ганна Маляр']</text:p>
      <text:p text:style-name="P4">
Type: Article</text:p>
      <!--METADATA-->
      <text:p text:style-name="P4">
<draw:frame draw:style-name="fr1" draw:name="Image218" text:anchor-type="as-char" svg:width="6.9236in" svg:height="3.956343in" draw:z-index="0">
<draw:image xlink:href="../Images/yкринформ/2023-05-24T18-39-00-03-00/630_360_1684691970-341.jpg" xlink:type="simple" xlink:show="embed" xlink:actuate="onLoad" draw:mime-type="image/jpeg"/>
</draw:frame>
Bakhmut's forward, Russian troops are trying to intensify on flanks and bet on artillery fire.</text:p>
      <text:p text:style-name="P4">
This was reported in <text:a xlink:type="simple" xlink:href="https://t.me/annamaliar/792" text:style-name="Internet_20_link" text:visited-style-name="Visited_20_Internet_20_Link">
</text:a>
Deputy Minister of Defense Anna Malyar.</text:p>
      <text:p text:style-name="P4">
"During the day, there is a decrease in the intensity of battles on the flanks of Bakhmut. But that does not mean that the enemy is weaker. On the contrary, it is a managing to intensify on the flanks and bet on artillery fire, carrying out constant shelling," she wrote.</text:p>
      <text:p text:style-name="P4">
At the same time, Ukrainian troops manage to move gradually, added a painter.</text:p>
      <text:p text:style-name="P4">
According to her, the city of Bakhmut reduces the number of hostile assault actions, since the enemy replaces the units. At the same time, the Ukrainian defaults control some of the "plane" area in the southwestern part of the city.</text:p>
      <text:p text:style-name="P4">
<text:span text:style-name="T4">
 Read also: </text:span>
 <text:a xlink:type="simple" xlink:href="https://www.ukrinform.ua/rubric-ato/3713270-bahmut-pid-vognevim-kontrolem-ukraini-danilov.html" text:style-name="Internet_20_link" text:visited-style-name="Visited_20_Internet_20_Link">
<text:span text:style-name="T4">
 Bakhmut </text:span>
</text:a>
Earlier the commander of the Land Forces <text:a xlink:type="simple" xlink:href="https://www.ukrinform.ua/tag-zsu" text:style-name="Internet_20_link" text:visited-style-name="Visited_20_Internet_20_Link">
</text:a>
Colonel-General Alexander Sirsky <text:a xlink:type="simple" xlink:href="https://www.ukrinform.ua/rubric-ato/3713428-sili-oboroni-maut-uspihi-na-flangah-bahmuta-sirskij.html" text:style-name="Internet_20_link" text:visited-style-name="Visited_20_Internet_20_Link">
</text:a>
The Ukrainian defenders are successful in the flanks of Bakhmut, the defense operation is stored.</text:p>
      <text:p text:style-name="P4">
<text:span text:style-name="T5">
Foto: Constantine Liber</text:span>
</text:p>
      <text:p text:style-name="P4">
News Source: <text:a xlink:type="simple" xlink:href="https://www.ukrinform.ua/rubric-ato/3713666-malar-pro-situaciu-navkolo-bahmuta-ukrainskim-vijskam-vdaetsa-potrohu-prosuvatis.html" text:style-name="Internet_20_link" text:visited-style-name="Visited_20_Internet_20_Link">
https://www.ukrinform.ua/rubric-ato/3713666-malar-pro-situaciu-navkolo-bahmuta-ukrainskim-vijskam-vdaetsa-potrohu-prosuvatis.html</text:a>
</text:p>
      <!--NEWS-->
      <text:h text:style-name="P10" text:outline-level="1">
<text:span text:style-name="T4">
Netherlands want to start training Ukrainian pilots quickly on F-16</text:span>
</text:h>
      <text:p text:style-name="P4">
Authors: Ukrinform (Person)</text:p>
      <text:p text:style-name="P4">
Publisher: Укринформ (Organization)</text:p>
      <text:p text:style-name="P4">
Published Time: 2023-05-24T18:41:48+03:00</text:p>
      <text:p text:style-name="P4">
Modified Time: 2023-05-24T18:41:48+03:00</text:p>
      <text:p text:style-name="P4">
Description: The Netherlands are working on a plan for rapid beginning of training in Ukrainian pilots on F-16 fighters. - Ukrinform.</text:p>
      <text:p text:style-name="P4">
Images: ['<text:a xlink:type="simple" xlink:href="https://static.ukrinform.com/photos/2023_05/thumb_files/630_360_1684942618-203.jpg" text:style-name="Internet_20_link" text:visited-style-name="Visited_20_Internet_20_Link">
630_360_16849...</text:a>
']</text:p>
      <text:p text:style-name="P4">
Tags: ['Нідерланди', 'Україна', 'Винищувач']</text:p>
      <text:p text:style-name="P4">
Type: Article</text:p>
      <!--METADATA-->
      <text:p text:style-name="P4">
<draw:frame draw:style-name="fr1" draw:name="Image219" text:anchor-type="as-char" svg:width="6.9236in" svg:height="3.956343in" draw:z-index="0">
<draw:image xlink:href="../Images/yкринформ/2023-05-24T18-41-48-03-00/630_360_1684942618-203.jpg" xlink:type="simple" xlink:show="embed" xlink:actuate="onLoad" draw:mime-type="image/jpeg"/>
</draw:frame>
The Netherlands will work on the plan for rapid beginning of training in Ukrainian pilots F-16.</text:p>
      <text:p text:style-name="P4">
About it reports the Ministry of Defense of the Netherlands, reports Ukrinform.</text:p>
      <text:p text:style-name="P4">
“The Netherlands is working on the plan for the start of preparation of Ukrainian pilots for the F-16. This is done with a number of partner countries, ”the testimony reads.</text:p>
      <text:p text:style-name="P4">
As it is noted, the Netherlands cooperate in this matter with Denmark, Belgium Tavel Britain. More countries are expected.</text:p>
      <text:p text:style-name="P4">
“Today I informed the House of Representatives about recent deliveries in Ukraine and the intention to quickly start the preparation of Ukrainian pilots for the F-16. We will make it with Denmark, Belgium and the United Kingdom, ”she wrote in her <text:a xlink:type="simple" xlink:href="http://twitter.com/DefensieMin/status/1661360048335904772" text:style-name="Internet_20_link" text:visited-style-name="Visited_20_Internet_20_Link">
</text:a>
Minister of Defense of the Netherlands Kaisa Ollongren.</text:p>
      <text:p text:style-name="P4">
The total cost of military assistance provided to Ukraine is now 1,6 billion euros.</text:p>
      <text:p text:style-name="P4">
<text:span text:style-name="T4">
 Read also: </text:span>
 <text:a xlink:type="simple" xlink:href="https://www.ukrinform.ua/rubric-ato/3713325-dania-pocinae-navcati-ukrainskih-pilotiv-na-f16-stefancuk.html" text:style-name="Internet_20_link" text:visited-style-name="Visited_20_Internet_20_Link">
</text:a>
As reported by Ukrinform, <text:a xlink:type="simple" xlink:href="https://www.ukrinform.ua/tag-niderlandi" text:style-name="Internet_20_link" text:visited-style-name="Visited_20_Internet_20_Link">
</text:a>
It will allocate 260 million euros for the purchase of 155 mm of artillery ammunition for Ukraine.</text:p>
      <text:p text:style-name="P4">
It is a joint procurement for Ukraine by EU countries, and the efforts were paid to March this year.</text:p>
      <text:p text:style-name="P4">
A large number of Ukrainian military is currently undergoing training within the EU Local Educational Mission.</text:p>
      <text:p text:style-name="P4">
At the end of May, about 15.2 thousand Ukrainian soldiers have already been prepared, and part was prepared in the Netherlands.</text:p>
      <text:p text:style-name="P4">
<text:span text:style-name="T5">
Foto: defensie.nl</text:span>
</text:p>
      <text:p text:style-name="P4">
News Source: <text:a xlink:type="simple" xlink:href="https://www.ukrinform.ua/rubric-ato/3713669-niderlandi-hocut-svidko-rozpocati-navcanna-ukrainskih-pilotiv-na-f16.html" text:style-name="Internet_20_link" text:visited-style-name="Visited_20_Internet_20_Link">
https://www.ukrinform.ua/rubric-ato/3713669-niderlandi-hocut-svidko-rozpocati-navcanna-ukrainskih-pilotiv-na-f16.html</text:a>
</text:p>
      <!--NEWS-->
      <text:h text:style-name="P10" text:outline-level="1">
<text:span text:style-name="T4">
Japanese writer Haruki Murakami received the literary prize of the Spanish Princess of Asturian</text:span>
</text:h>
      <text:p text:style-name="P4">
Authors: Ukrinform (Person)</text:p>
      <text:p text:style-name="P4">
Publisher: Укринформ (Organization)</text:p>
      <text:p text:style-name="P4">
Published Time: 2023-05-24T18:42:00+03:00</text:p>
      <text:p text:style-name="P4">
Modified Time: 2023-05-24T18:42:00+03:00</text:p>
      <text:p text:style-name="P4">
Description: The Japanese bestsellers of Haruki Murakami became the winner of this year's Princess Asturian Literary Prize, the Spanish Foundation, which is engaged in the organization, said on Wednesday. - Ukrinform.</text:p>
      <text:p text:style-name="P4">
Images: ['<text:a xlink:type="simple" xlink:href="https://static.ukrinform.com/photos/2023_05/thumb_files/630_360_1684942833-457.jpg" text:style-name="Internet_20_link" text:visited-style-name="Visited_20_Internet_20_Link">
630_360_16849...</text:a>
']</text:p>
      <text:p text:style-name="P4">
Tags: ['Японія', 'Іспанія', 'Премія', 'Харукі Муракамі']</text:p>
      <text:p text:style-name="P4">
Type: Article</text:p>
      <!--METADATA-->
      <text:p text:style-name="P4">
<draw:frame draw:style-name="fr1" draw:name="Image220" text:anchor-type="as-char" svg:width="6.9236in" svg:height="3.946786in" draw:z-index="0">
<draw:image xlink:href="../Images/yкринформ/2023-05-24T18-42-00-03-00/630_360_1684942833-457.jpg" xlink:type="simple" xlink:show="embed" xlink:actuate="onLoad" draw:mime-type="image/jpeg"/>
</draw:frame>
The Japanese Author of the bestsellers Haruki Murakami became the laureate of this year's literary book Princess Asturian, said the Spanish Foundation on Wednesday.</text:p>
      <text:p text:style-name="P4">
As Ukrinform reports, it reports <text:a xlink:type="simple" xlink:href="https://apnews.com/article/spain-princess-asturias-award-literature-murakami-fd6b828432ab1c42518df1b5b65eaede" text:style-name="Internet_20_link" text:visited-style-name="Visited_20_Internet_20_Link">
</text:a>
.</text:p>
      <text:p text:style-name="P4">
Журі премії Принцеси Астурійської високо оцінили унікальність нарисів,оповідань та романів 72-річного письменника, який народився у Кіото.</text:p>
      <text:p text:style-name="P4">
Група експертів підкреслила «здатність Муракамі примирити японську традицію таспадщину західної <text:a xlink:type="simple" xlink:href="https://www.ukrinform.ua/tag-kultura" text:style-name="Internet_20_link" text:visited-style-name="Visited_20_Internet_20_Link">
 </text:a>
In the ambitious Tai -innovative story. " The jury members added that the work of the writer expresses some big topics and conflicts of our time, a separate loneliness, existential noruality, dehumanization in major cities and terrorism.</text:p>
      <text:p text:style-name="P4">
Murakami was elected from 37 candidates of different nationalities. The $ 50,000 in size is one of the eight awards that cover art, communication, science and other areas that are awarded the Fund annually.</text:p>
      <text:p text:style-name="P4">
These are some of the most prestigious in the Spanish -speaking world. Ceremony is taking place every year in October in Ovido in northern Spain.</text:p>
      <text:p text:style-name="P4">
<text:span text:style-name="T4">
 Read also: </text:span>
 <text:a xlink:type="simple" xlink:href="https://www.ukrinform.ua/rubric-kyiv/3707862-lini-kostenko-proponuut-nadati-zvanna-pocesnij-gromadanin-mista-kieva.html" text:style-name="Internet_20_link" text:visited-style-name="Visited_20_Internet_20_Link">
</text:a>
Murakami's literary works have been translated into more than 40 languages and sedimelion circulations. The Japanese writer wrote several dozen books, and also translated the works of such authors as R. Carver, F. Scott Fitzgerald, T. Kapot, JD Slinger and D. Irving.</text:p>
      <text:p text:style-name="P4">
The most likely are his novels "Norwegian Forest", "Kafka on the shore", "1Q84" and "After the onset of darkness".</text:p>
      <text:p text:style-name="P4">
As reported <text:a xlink:type="simple" xlink:href="https://www.ukrinform.ua/rubric-culture/3713323-miznarodnu-bukerivsku-premiu-vigrav-bolgarskij-pismennik.html" text:style-name="Internet_20_link" text:visited-style-name="Visited_20_Internet_20_Link">
</text:a>
, on Tuesday, Bulgarian writer George's mistress and translator Angela Rodel received the International Bukker Prize for the novel "Time" novel "(Time Shelter).</text:p>
      <text:p text:style-name="P4">
News Source: <text:a xlink:type="simple" xlink:href="https://www.ukrinform.ua/rubric-culture/3713670-aponskij-pismennik-haruki-murakami-otrimav-literaturnu-premiu-ispanskoi-princesi-asturijskoi.html" text:style-name="Internet_20_link" text:visited-style-name="Visited_20_Internet_20_Link">
https://www.ukrinform.ua/rubric-culture/3713670-aponskij-pismennik-haruki-murakami-otrimav-literaturnu-premiu-ispanskoi-princesi-asturijskoi.html</text:a>
</text:p>
      <!--NEWS-->
      <text:h text:style-name="P10" text:outline-level="1">
<text:span text:style-name="T4">
In Luhansk region border guards destroyed Russian drone</text:span>
</text:h>
      <text:p text:style-name="P4">
Authors: Ukrinform (Person)</text:p>
      <text:p text:style-name="P4">
Publisher: Укринформ (Organization)</text:p>
      <text:p text:style-name="P4">
Published Time: 2023-05-24T18:49:00+03:00</text:p>
      <text:p text:style-name="P4">
Modified Time: 2023-05-24T18:49:00+03:00</text:p>
      <text:p text:style-name="P4">
Description: In the Luhansk region, border guards destroyed the Russian unmanned aircraft. - Ukrinform.</text:p>
      <text:p text:style-name="P4">
Images: ['<text:a xlink:type="simple" xlink:href="https://static.ukrinform.com/photos/2023_05/thumb_files/630_360_1684943299-956.jpg" text:style-name="Internet_20_link" text:visited-style-name="Visited_20_Internet_20_Link">
630_360_16849...</text:a>
']</text:p>
      <text:p text:style-name="P4">
Tags: ['Безпілотник', 'Луганщина', 'Прикордонники', 'Війна з Росією']</text:p>
      <text:p text:style-name="P4">
Type: Article</text:p>
      <!--METADATA-->
      <text:p text:style-name="P4">
<draw:frame draw:style-name="fr1" draw:name="Image221" text:anchor-type="as-char" svg:width="6.9236in" svg:height="3.956343in" draw:z-index="0">
<draw:image xlink:href="../Images/yкринформ/2023-05-24T18-49-00-03-00/630_360_1684943299-956.jpg" xlink:type="simple" xlink:show="embed" xlink:actuate="onLoad" draw:mime-type="image/jpeg"/>
</draw:frame>
The Ulugan region border guards destroyed the Russian unmanned aircraft.</text:p>
      <text:p text:style-name="P4">
According to Ukrinform, the State Border Service of Ukraine reports in <text:a xlink:type="simple" xlink:href="http://t.me/DPSUkr/11432" text:style-name="Internet_20_link" text:visited-style-name="Visited_20_Internet_20_Link">
</text:a>
.</text:p>
      <text:p text:style-name="P4">
“The Russian drone explored and corrected the artillery fire on the positions of our military. Border Guard Antironous rifle violated the Directorate Directorate <text:a xlink:type="simple" xlink:href="https://www.ukrinform.ua/tag-bezpilotnik" text:style-name="Internet_20_link" text:visited-style-name="Visited_20_Internet_20_Link">
</text:a>
», - the testimony reads.</text:p>
      <text:p text:style-name="P4">
The drone fell in the inaccessible terrain.</text:p>
      <text:p text:style-name="P4">
<text:span text:style-name="T4">
 Read also: </text:span>
 <text:a xlink:type="simple" xlink:href="https://www.ukrinform.ua/rubric-ato/3713294-u-rosian-zakincuutsa-orlani-v-hid-pisli-bezpilotniki-z-faneri.html" text:style-name="Internet_20_link" text:visited-style-name="Visited_20_Internet_20_Link">
<text:span text:style-name="T4">
 drone </text:span>
</text:a>
As reported by Ukrinform, the fighters of the Center for Special Operations "A" of the Security Service of Ukraine with the help of drones-Kamikadze _ <text:a xlink:type="simple" xlink:href="https://www.ukrinform.ua/rubric-ato/3713660-ak-specpriznacenci-sbu-dronamikamikadze-znisuut-vazku-tehniku-rosian.html" text:style-name="Internet_20_link" text:visited-style-name="Visited_20_Internet_20_Link">
</text:a>
_</text:p>
      <text:p text:style-name="P4">
__Foto: DPSU_ _</text:p>
      <text:p text:style-name="P4">
News Source: <text:a xlink:type="simple" xlink:href="https://www.ukrinform.ua/rubric-ato/3713673-na-lugansini-prikordonniki-znisili-rosijskij-bezpilotnik.html" text:style-name="Internet_20_link" text:visited-style-name="Visited_20_Internet_20_Link">
https://www.ukrinform.ua/rubric-ato/3713673-na-lugansini-prikordonniki-znisili-rosijskij-bezpilotnik.html</text:a>
</text:p>
      <!--NEWS-->
      <text:h text:style-name="P10" text:outline-level="1">
<text:span text:style-name="T4">
NATO's accession can be the best security guarantee for Ukraine, but after the war - Stoltenberg</text:span>
</text:h>
      <text:p text:style-name="P4">
Authors: Ukrinform (Person)</text:p>
      <text:p text:style-name="P4">
Publisher: Укринформ (Organization)</text:p>
      <text:p text:style-name="P4">
Published Time: 2023-05-24T18:50:49+03:00</text:p>
      <text:p text:style-name="P4">
Modified Time: 2023-05-24T18:50:49+03:00</text:p>
      <text:p text:style-name="P4">
Description: NATO membership could be the best security guarantee for Ukraine, but this is impossible during the war because NATO allies have no consensus on this issue. - Ukrinform.</text:p>
      <text:p text:style-name="P4">
Images: ['<text:a xlink:type="simple" xlink:href="https://static.ukrinform.com/photos/2022_11/thumb_files/630_360_1668589929-696.jpg" text:style-name="Internet_20_link" text:visited-style-name="Visited_20_Internet_20_Link">
630_360_16685...</text:a>
']</text:p>
      <text:p text:style-name="P4">
Tags: ['НАТО', 'Столтенберг', 'Україна']</text:p>
      <text:p text:style-name="P4">
Type: Article</text:p>
      <!--METADATA-->
      <text:p text:style-name="P4">
<draw:frame draw:style-name="fr1" draw:name="Image222" text:anchor-type="as-char" svg:width="6.9236in" svg:height="3.956343in" draw:z-index="0">
<draw:image xlink:href="../Images/yкринформ/2023-05-24T18-50-49-03-00/630_360_1668589929-696.jpg" xlink:type="simple" xlink:show="embed" xlink:actuate="onLoad" draw:mime-type="image/jpeg"/>
</draw:frame>
NATO membership could be the best security for Ukraine, but this is not a non -consensus for NATO.</text:p>
      <text:p text:style-name="P4">
This was where this is during the discussion in the fields of the annual Brussels Forum, NATO Secretary General Jens Stoltenberg, correspondentation.</text:p>
      <text:p text:style-name="P4">
“Full security guarantees could be provided in NATO, but it is not something that can happen in the midst of war ... On this issue, Ukraine's membership of Ukraine is different views among the Allies, but the only way to make decisions by VNATO - through consensus is . Consultations are currently underway on how we can respond to the ambition of Ukraine on NATO membership. The Alliances are 31, soon - 32 members, and at this stage I cannot tell what the solution of the Vilnius summit on this issue will be, ”the Secretary General <text:a xlink:type="simple" xlink:href="https://www.ukrinform.ua/tag-nato" text:style-name="Internet_20_link" text:visited-style-name="Visited_20_Internet_20_Link">
</text:a>
.</text:p>
      <text:p text:style-name="P4">
At the same time, Jens Stoltenberg again confirmed that all the Alliance countries agree with that. that Ukraine will become a member of NATO in the future. It was very clearly stated by the Madrid Summit last year, and repeated many times from the moment when the Allies first made a Teke decision in 2008 during a summit of Vbuharest.</text:p>
      <text:p text:style-name="P4">
“We all agree that NATO's doors are open to new members. This is a matter that NATO allies should resolve - when it can join. Moscow has no veto in this matter. At the same time, the most important urgent business now is to ensure that Ukraine wins as a sovereign -dependent country. After all, if Ukraine does not win, then there will not be a question of membership that would be possible to discuss, ”the Alliance head said.</text:p>
      <text:p text:style-name="P4">
He recalled that the war is by nature unpredictable, so it is contagious to say how it would end and when. But when this war is important, it will be important to ensure that it no longer starts, to stop the trend of aggressive behavior of the Russian Federation and not to allow Putin president to destroy the European Security System.<text:span text:style-name="T4">
 Read also: </text:span>
 <text:a xlink:type="simple" xlink:href="https://www.ukrinform.ua/rubric-ato/3713431-reznikov-obgovoriv-z-vollesom-perspektivi-vstupu-ukraini-v-nato.html" text:style-name="Internet_20_link" text:visited-style-name="Visited_20_Internet_20_Link">
<text:span text:style-name="T4">
 Reznikov </text:span>
</text:a>
It was reported that since the beginning of the Russian military invasion of Ukraine last year, NATO and the Union countries have provided Ukraine with unprecedented political and military assistance, including the supply of modern weapons - machinery, tanks, artillery, air defense and anti -tank. To begin the liberation of their territories, which were occupied by Russian invaders.</text:p>
      <text:p text:style-name="P4">
News Source: <text:a xlink:type="simple" xlink:href="https://www.ukrinform.ua/rubric-polytics/3713674-vstup-do-nato-moze-stati-najkrasou-garantieu-bezpeki-dla-ukraini-ale-pisla-vijni-stoltenberg.html" text:style-name="Internet_20_link" text:visited-style-name="Visited_20_Internet_20_Link">
https://www.ukrinform.ua/rubric-polytics/3713674-vstup-do-nato-moze-stati-najkrasou-garantieu-bezpeki-dla-ukraini-ale-pisla-vijni-stoltenberg.html</text:a>
</text:p>
      <!--NEWS-->
      <text:h text:style-name="P10" text:outline-level="1">
<text:span text:style-name="T4">
UPL: Shakhtar defeated Zorya</text:span>
</text:h>
      <text:p text:style-name="P4">
Authors: Ukrinform (Person)</text:p>
      <text:p text:style-name="P4">
Publisher: Укринформ (Organization)</text:p>
      <text:p text:style-name="P4">
Published Time: 2023-05-24T18:52:00+03:00</text:p>
      <text:p text:style-name="P4">
Modified Time: 2023-05-24T18:52:00+03:00</text:p>
      <text:p text:style-name="P4">
Description: The Dawn could not impress the opponent's gate. - Ukrinform.</text:p>
      <text:p text:style-name="P4">
Images: ['<text:a xlink:type="simple" xlink:href="https://static.ukrinform.com/photos/2023_05/thumb_files/630_360_1684943328-427.jpg" text:style-name="Internet_20_link" text:visited-style-name="Visited_20_Internet_20_Link">
630_360_16849...</text:a>
']</text:p>
      <text:p text:style-name="P4">
Tags: ['Футбол', 'Зоря', 'Шахтар']</text:p>
      <text:p text:style-name="P4">
Type: Article</text:p>
      <!--METADATA-->
      <text:p text:style-name="P4">
<draw:frame draw:style-name="fr1" draw:name="Image223" text:anchor-type="as-char" svg:width="6.9236in" svg:height="3.956343in" draw:z-index="0">
<draw:image xlink:href="../Images/yкринформ/2023-05-24T18-52-00-03-00/630_360_1684943328-427.jpg" xlink:type="simple" xlink:show="embed" xlink:actuate="onLoad" draw:mime-type="image/jpeg"/>
</draw:frame>
The Dawn could not hit the opponent's gate.</text:p>
      <text:p text:style-name="P4">
Shakhtar overcame Dawn(3:0)In the central match of the 28th round of the Ukrainian Presremier-League, Ukrinform reports.</text:p>
      <text:p text:style-name="P4">
The score in the match was opened by Sudakov in the fifth minute, it is his tenth goal for Shakhtar.</text:p>
      <text:p text:style-name="P4">
At the beginning of the second half, Zorya remained in the minority, Snurnicin hit the Zubkov's feet, for which he received a red card. Miners were the advantage of players and doubled in the match, and Bondarenko scored goal.</text:p>
      <text:p text:style-name="P4">
At the end of the meeting, Kelsey made a scored score - 3: 0.</text:p>
      <text:p text:style-name="P4">
Shakhtar wins his birthday. Today is 87 years old Donetsk. This victory brings the Pitmen closer to the victory in the UPL, now the break from Dnipro -1 - five points. Zorya goes the third, with 61 points in his act and a retardation from Shakhtar in 8 points.</text:p>
      <text:p text:style-name="P4">
<text:span text:style-name="T4">
 Read also: </text:span>
 <text:a xlink:type="simple" xlink:href="https://www.ukrinform.ua/rubric-sports/3713557-dnipro1-prograv-vorskli-u-startovomu-matci-28go-turu-upl.html" text:style-name="Internet_20_link" text:visited-style-name="Visited_20_Internet_20_Link">
<text:span text:style-name="T4">
 Dnipro </text:span>
</text:a>
As reported by Ukrinform, in the next round of the Ukrainian Prime Minister Shakhtar will play an eye match with Dnipro-1, the match will take place on Sunday, May 28.</text:p>
      <text:p text:style-name="P4">
Photo: upl.ua</text:p>
      <text:p text:style-name="P4">
News Source: <text:a xlink:type="simple" xlink:href="https://www.ukrinform.ua/rubric-sports/3713676-upl-sahtar-peremig-zoru.html" text:style-name="Internet_20_link" text:visited-style-name="Visited_20_Internet_20_Link">
https://www.ukrinform.ua/rubric-sports/3713676-upl-sahtar-peremig-zoru.html</text:a>
</text:p>
      <!--NEWS-->
      <text:h text:style-name="P10" text:outline-level="1">
<text:span text:style-name="T4">
Shmigal called five priorities in preparation for the new school year</text:span>
</text:h>
      <text:p text:style-name="P4">
Authors: Ukrinform (Person)</text:p>
      <text:p text:style-name="P4">
Publisher: Укринформ (Organization)</text:p>
      <text:p text:style-name="P4">
Published Time: 2023-05-24T18:52:06+03:00</text:p>
      <text:p text:style-name="P4">
Modified Time: 2023-05-24T18:52:06+03:00</text:p>
      <text:p text:style-name="P4">
Description: Under the chairmanship of Prime Minister Denis Shmigal, a meeting was held to complete the 2022/23 academic year and to prepare educational institutions by the 2023/24 academic year. - Ukrinform.</text:p>
      <text:p text:style-name="P4">
Images: ['<text:a xlink:type="simple" xlink:href="https://static.ukrinform.com/photos/2023_05/thumb_files/630_360_1684943347-177.jpg" text:style-name="Internet_20_link" text:visited-style-name="Visited_20_Internet_20_Link">
630_360_16849...</text:a>
', '<text:a xlink:type="simple" xlink:href="https://static.ukrinform.com/photos/2023_05/1684943348-598.jpg" text:style-name="Internet_20_link" text:visited-style-name="Visited_20_Internet_20_Link">
1684943348-59...</text:a>
', '<text:a xlink:type="simple" xlink:href="https://static.ukrinform.com/photos/2023_05/1684943348-155.jpg" text:style-name="Internet_20_link" text:visited-style-name="Visited_20_Internet_20_Link">
1684943348-15...</text:a>
', '<text:a xlink:type="simple" xlink:href="https://static.ukrinform.com/photos/2023_05/1684943348-707.jpg" text:style-name="Internet_20_link" text:visited-style-name="Visited_20_Internet_20_Link">
1684943348-70...</text:a>
', '<text:a xlink:type="simple" xlink:href="https://static.ukrinform.com/photos/2023_05/1684943348-415.jpg" text:style-name="Internet_20_link" text:visited-style-name="Visited_20_Internet_20_Link">
1684943348-41...</text:a>
']</text:p>
      <text:p text:style-name="P4">
Tags: ['Освіта', 'Уряд', 'Шмигаль']</text:p>
      <text:p text:style-name="P4">
Type: Article</text:p>
      <!--METADATA-->
      <text:p text:style-name="P4">
<draw:frame draw:style-name="fr1" draw:name="Image224" text:anchor-type="as-char" svg:width="6.9236in" svg:height="3.956343in" draw:z-index="0">
<draw:image xlink:href="../Images/yкринформ/2023-05-24T18-52-06-03-00/630_360_1684943347-177.jpg" xlink:type="simple" xlink:show="embed" xlink:actuate="onLoad" draw:mime-type="image/jpeg"/>
</draw:frame>
Prime Minister Denis Shmigal was a meeting on the completion of the 2022/23 academic year and the preparation of educational institutions by 2023/24.</text:p>
      <text:p text:style-name="P4">
About it reports <text:a xlink:type="simple" xlink:href="https://www.kmu.gov.ua/news/premier-ministr-nazvav-piat-priorytetnykh-napriamkiv-u-pidhotovtsi-do-nastupnoho-navchalnoho-roku" text:style-name="Internet_20_link" text:visited-style-name="Visited_20_Internet_20_Link">
</text:a>
, reports Ukrinform.</text:p>
      <text:p text:style-name="P4">
“We were faced with unprecedented challenges: the destruction of educational infrastructure, the mass movement of children domestically and abroad, the urgent need of vulpysl, the destruction of Ukrainian education by Russians in temporarily occupied territories and more. We must respond daily in 24/7 mode. Because the future of Ukraine is. About its human capital, about the ability to recover and develop further, ”Shmigal emphasized.</text:p>
      <text:p text:style-name="P4">
The head of government stressed that when preparing for the next school, the Ministry and OVA should focus on five priority areas: safety, maximum eye training where possible, accessibility, re -enlisted, continuation of the reform of the New Ukrainian School.</text:p>
      <text:p text:style-name="P4">
<draw:frame draw:style-name="fr1" draw:name="Image225" text:anchor-type="as-char" svg:width="6.9236in" svg:height="4.610104in" draw:z-index="0">
<draw:image xlink:href="../Images/yкринформ/2023-05-24T18-52-06-03-00/1684943348-598.jpg" xlink:type="simple" xlink:show="embed" xlink:actuate="onLoad" draw:mime-type="image/jpeg"/>
</draw:frame>
The prime minister heard information on the Interior Minister Igor Klimenko to create a security environment in educational institutions. According to the Minister, the Ministry of Internal Affairs from the Ministry of Education and Science prepared changes to the resolution on the inclusion of educational establishments of ownership in the police protection system, in particular, equipment of cameras of concept, remote controls, etc. In addition, the safety passport, as Klimenko, will be extended to all educational institutions in Ukraine.</text:p>
      <text:p text:style-name="P4">
<draw:frame draw:style-name="fr1" draw:name="Image226" text:anchor-type="as-char" svg:width="6.9236in" svg:height="4.610104in" draw:z-index="0">
<draw:image xlink:href="../Images/yкринформ/2023-05-24T18-52-06-03-00/1684943348-155.jpg" xlink:type="simple" xlink:show="embed" xlink:actuate="onLoad" draw:mime-type="image/jpeg"/>
</draw:frame>
Minister of Education and Science Oksen Lisovy, for his part, informed about the completion of the Educational Year and the start of the introductory campaign. Almost 75% of schools, according to him, are provided with shelters. Currently, 36% of schools work in the eye format, 29% in modeline and 35% in mixed format.</text:p>
      <text:p text:style-name="P4">
<draw:frame draw:style-name="fr1" draw:name="Image227" text:anchor-type="as-char" svg:width="6.9236in" svg:height="4.610104in" draw:z-index="0">
<draw:image xlink:href="../Images/yкринформ/2023-05-24T18-52-06-03-00/1684943348-707.jpg" xlink:type="simple" xlink:show="embed" xlink:actuate="onLoad" draw:mime-type="image/jpeg"/>
</draw:frame>
According to the Prime Minister, the Government has already directed to local budgets a subsidiary of UAH 1.5 billion for the arrangement of safe conditions in schools.</text:p>
      <text:p text:style-name="P4">
The availability of civil protection structures will restore the eye training of the best quality of the educational process.</text:p>
      <text:p text:style-name="P4">
<text:span text:style-name="T4">
 Read also: </text:span>
 <text:a xlink:type="simple" xlink:href="https://www.ukrinform.ua/rubric-society/3698060-cerez-vijnu-ponad-770-tisac-ukrainskih-skolariv-perejsli-na-distancijnu-formu-navcanna.html" text:style-name="Internet_20_link" text:visited-style-name="Visited_20_Internet_20_Link">
</text:a>
</text:p>
      <text:p text:style-name="P4">
In this case, the course on digitalization of education remains, the remote form of education will be preserved where there is a threat to the life and health of children.</text:p>
      <text:p text:style-name="P4">
<draw:frame draw:style-name="fr1" draw:name="Image228" text:anchor-type="as-char" svg:width="6.9236in" svg:height="4.863407in" draw:z-index="0">
<draw:image xlink:href="../Images/yкринформ/2023-05-24T18-52-06-03-00/1684943348-415.jpg" xlink:type="simple" xlink:show="embed" xlink:actuate="onLoad" draw:mime-type="image/jpeg"/>
</draw:frame>
The participants also raised the issue of repair of damaged and destroyed education, providing all institutions with textbooks, taps.</text:p>
      <text:p text:style-name="P4">
According to the results of the meeting, the Prime Minister gave the task of the Ministry of Education and Science, the Ministry of Infrastructure to Taugent Studies to develop and approve uniform parameters for the construction of storage facilities in all educational institutions and to audit the available.</text:p>
      <text:p text:style-name="P4">
In addition, <text:a xlink:type="simple" xlink:href="https://www.ukrinform.ua/tag-minosviti" text:style-name="Internet_20_link" text:visited-style-name="Visited_20_Internet_20_Link">
 </text:a>
And the regional military administrations are entrusted with measures to improve the available networking of education and to identify institutions that can enforce the educational process in the eye form in wartime. The Ministry of Education and Science should also be supervised by the fund of protective structures and improve the state of the access roads to establishments.</text:p>
      <text:p text:style-name="P4">
As reported by Ukrinform, Minister of Education and Science Oksen Lisovy <text:a xlink:type="simple" xlink:href="https://www.ukrinform.ua/rubric-society/3712999-lisovij-anonsuvav-zmini-vimog-do-disertacij-i-rozpoviv-comu-stav-kandidatom-nauk.html" text:style-name="Internet_20_link" text:visited-style-name="Visited_20_Internet_20_Link">
</text:a>
.  Photo: Government portal</text:p>
      <text:p text:style-name="P4">
News Source: <text:a xlink:type="simple" xlink:href="https://www.ukrinform.ua/rubric-society/3713675-smigal-nazvav-pat-prioritetiv-u-pidgotovci-do-novogo-navcalnogo-roku.html" text:style-name="Internet_20_link" text:visited-style-name="Visited_20_Internet_20_Link">
https://www.ukrinform.ua/rubric-society/3713675-smigal-nazvav-pat-prioritetiv-u-pidgotovci-do-novogo-navcalnogo-roku.html</text:a>
</text:p>
      <!--NEWS-->
      <text:h text:style-name="P10" text:outline-level="1">
<text:span text:style-name="T4">
In the accident suspected of a road accident, the deputy of the Kyiv City Council seized the rights for two months</text:span>
</text:h>
      <text:p text:style-name="P4">
Authors: Ukrinform (Person)</text:p>
      <text:p text:style-name="P4">
Publisher: Укринформ (Organization)</text:p>
      <text:p text:style-name="P4">
Published Time: 2023-05-24T18:59:00+03:00</text:p>
      <text:p text:style-name="P4">
Modified Time: 2023-05-24T18:59:00+03:00</text:p>
      <text:p text:style-name="P4">
Description: The deputy of the Kyiv City Council, suspected of committing a traffic accident in a state of drug intoxication with serious consequences, withdrew the driver's license for 2 months. - Ukrinform.</text:p>
      <text:p text:style-name="P4">
Images: ['<text:a xlink:type="simple" xlink:href="https://static.ukrinform.com/photos/2017_12/thumb_files/630_360_1514464397-1884.jpg" text:style-name="Internet_20_link" text:visited-style-name="Visited_20_Internet_20_Link">
630_360_15144...</text:a>
']</text:p>
      <text:p text:style-name="P4">
Tags: ['Депутат', 'ДТП', 'Водійські права', 'Київрада']</text:p>
      <text:p text:style-name="P4">
Type: Article</text:p>
      <!--METADATA-->
      <text:p text:style-name="P4">
<draw:frame draw:style-name="fr1" draw:name="Image229" text:anchor-type="as-char" svg:width="6.9236in" svg:height="3.956343in" draw:z-index="0">
<draw:image xlink:href="../Images/yкринформ/2023-05-24T18-59-00-03-00/630_360_1514464397-1884.jpg" xlink:type="simple" xlink:show="embed" xlink:actuate="onLoad" draw:mime-type="image/jpeg"/>
</draw:frame>
The Kyiv City Council, suspected of committing a traffic accident in a state of narcotic intoxication with serious consequences, seized the driver's license at 2 months.</text:p>
      <text:p text:style-name="P4">
According to Ukrinform, the Kyiv City Prosecutor's Office reports in <text:a xlink:type="simple" xlink:href="https://t.me/kyiv_pro_office/1982" text:style-name="Internet_20_link" text:visited-style-name="Visited_20_Internet_20_Link">
</text:a>
.</text:p>
      <text:p text:style-name="P4">
“At the request of the Kyiv City Prosecutor's Office, the court restricted the suspect in the vehicle for 2 months <text:a xlink:type="simple" xlink:href="https://www.ukrinform.ua/tag-dtp" text:style-name="Internet_20_link" text:visited-style-name="Visited_20_Internet_20_Link">
</text:a>
In a state of narcotic intoxication with serious consequences, a deputy of the Kyiv City Council, ”the message reads.</text:p>
      <text:p text:style-name="P4">
The decision was made by the Shevchenkivsky District Court of Kiev on Wednesday, May 24.</text:p>
      <text:p text:style-name="P4">
The court also decided to remove the driver's suspected license and submit to the investigator at the time of temporary restriction.</text:p>
      <text:p text:style-name="P4">
According to Ukrinform, the road accident happened on November 27, 2022.</text:p>
      <text:p text:style-name="P4">
The suspect, driving a Volkswagen Polo car in a state of narcotic burning, moved along Bandera Avenue in the direction of Bogatyrskaya Street.</text:p>
      <text:p text:style-name="P4">
<text:span text:style-name="T4">
 Read also: </text:span>
 <text:a xlink:type="simple" xlink:href="https://www.ukrinform.ua/rubric-regions/3709200-na-kiivsini-zatrimali-vodiavtikaca-akij-zbiv-4ricnu-ditinu.html" text:style-name="Internet_20_link" text:visited-style-name="Visited_20_Internet_20_Link">
</text:a>
Approaching the unregulated pedestrian crossing, the woman, realizing that she is in her attention and reaction, could not evaluate the change in the road situation and hit a woman-pedestrian woman, causing her severe bodily injuries.</text:p>
      <text:p text:style-name="P4">
May 23 <text:a xlink:type="simple" xlink:href="https://www.ukrinform.ua/rubric-kyiv/3713287-dtp-u-stani-narkoticnogo-spaninna-prokuratura-oskarzit-domasnij-arest-deputatci-kiivradi.html" text:style-name="Internet_20_link" text:visited-style-name="Visited_20_Internet_20_Link">
</text:a>
in the form of house arrest in the period from 20:00 to 06: 00 for 2 months. The prosecutor's office will challenge it.</text:p>
      <text:p text:style-name="P4">
News Source: <text:a xlink:type="simple" xlink:href="https://www.ukrinform.ua/rubric-kyiv/3713678-u-pidozruvanoi-v-dtp-deputatki-kiivradi-na-dva-misaci-vilucili-prava.html" text:style-name="Internet_20_link" text:visited-style-name="Visited_20_Internet_20_Link">
https://www.ukrinform.ua/rubric-kyiv/3713678-u-pidozruvanoi-v-dtp-deputatki-kiivradi-na-dva-misaci-vilucili-prava.html</text:a>
</text:p>
      <!--NEWS-->
      <text:h text:style-name="P10" text:outline-level="1">
<text:span text:style-name="T4">
Virgin Orbit will stop activity after selling assets</text:span>
</text:h>
      <text:p text:style-name="P4">
Authors: Ukrinform (Person)</text:p>
      <text:p text:style-name="P4">
Publisher: Укринформ (Organization)</text:p>
      <text:p text:style-name="P4">
Published Time: 2023-05-24T18:59:50+03:00</text:p>
      <text:p text:style-name="P4">
Modified Time: 2023-05-24T18:59:50+03:00</text:p>
      <text:p text:style-name="P4">
Description: The Virgin Orbit Space Company said on Wednesday that after the auction conducted in accordance with the US Bankruptcy Code, the company will sell its assets to four trading winners and cease its activities. - Ukrinform.</text:p>
      <text:p text:style-name="P4">
Images: ['<text:a xlink:type="simple" xlink:href="https://static.ukrinform.com/photos/2023_01/thumb_files/630_360_1673337753-316.jpg" text:style-name="Internet_20_link" text:visited-style-name="Visited_20_Internet_20_Link">
630_360_16733...</text:a>
']</text:p>
      <text:p text:style-name="P4">
Tags: ['США', 'Банкрутство', 'Virgin Orbit']</text:p>
      <text:p text:style-name="P4">
Type: Article</text:p>
      <!--METADATA-->
      <text:p text:style-name="P4">
<draw:frame draw:style-name="fr1" draw:name="Image230" text:anchor-type="as-char" svg:width="6.9236in" svg:height="3.956343in" draw:z-index="0">
<draw:image xlink:href="../Images/yкринформ/2023-05-24T18-59-50-03-00/630_360_1673337753-316.jpg" xlink:type="simple" xlink:show="embed" xlink:actuate="onLoad" draw:mime-type="image/jpeg"/>
</draw:frame>
The Virgin Orbit Space Company said on Wednesday that after the auction conducted in accordance with the US Bankruptcy Code, the company will sell its actual trading winners and cease its activities.</text:p>
      <text:p text:style-name="P4">
As Ukrinform reports, this is reported in <text:a xlink:type="simple" xlink:href="http://investors.virginorbit.com/news-events/press-releases/detail/74/statement-regarding-virgin-orbit" text:style-name="Internet_20_link" text:visited-style-name="Visited_20_Internet_20_Link">
</text:a>
companies.</text:p>
      <text:p text:style-name="P4">
“The Heritage of Virgin Orbit in the space industry will remain in memory forever. Its innovative technologies, a continuous desire for perfection and unwavering the widening of the borders of air launches left an unforgettable trace of Ugaluga, ”the company said.</text:p>
      <text:p text:style-name="P4">
Transactions are subject to court approval and certain other common conditions. The hearing for obtaining approval by the court is scheduled for February 24, 2023, and soon the agreements will be closed.</text:p>
      <text:p text:style-name="P4">
<text:span text:style-name="T4">
 Read also: </text:span>
 <text:a xlink:type="simple" xlink:href="https://www.ukrinform.ua/rubric-technology/3640983-mask-kaze-so-twitter-narazi-ne-zagrozue-bankrutstvo.html" text:style-name="Internet_20_link" text:visited-style-name="Visited_20_Internet_20_Link">
<text:span text:style-name="T4">
 bankruptcy </text:span>
</text:a>
As reported by Ukrinform, on April 4 this year, Virginorbit Aerospace Billionaire Richard Branson filed a bankruptcy statement.</text:p>
      <text:p text:style-name="P4">
It is noted that the company has filed a bankruptcy application in court <text:a xlink:type="simple" xlink:href="https://www.ukrinform.ua/tag-ssa" text:style-name="Internet_20_link" text:visited-style-name="Visited_20_Internet_20_Link">
</text:a>
Delawer County, according to Chapter 11 of the Bankruptcy Code for the purpose of selling business, after unable to provide the long -term funding necessary for the restoration of post -downtime launching of the missile in January.</text:p>
      <text:p text:style-name="P4">
<text:span text:style-name="T4">
 Read also: </text:span>
 <text:a xlink:type="simple" xlink:href="https://www.ukrinform.ua/rubric-economy/3703337-u-ssa-oficijno-zbankrutuvav-bank-kremnievoi-dolini-aktivi-vikupovue-jpmorgan.html" text:style-name="Internet_20_link" text:visited-style-name="Visited_20_Internet_20_Link">
</text:a>
The market value of Virgin Orbit was $ 65 million. As of April 3. Two years ago, the company was estimated at $ 3 billion.</text:p>
      <text:p text:style-name="P4">
News Source: <text:a xlink:type="simple" xlink:href="https://www.ukrinform.ua/rubric-technology/3713679-virgin-orbit-pripinit-dialnist-pisla-prodazu-aktiviv.html" text:style-name="Internet_20_link" text:visited-style-name="Visited_20_Internet_20_Link">
https://www.ukrinform.ua/rubric-technology/3713679-virgin-orbit-pripinit-dialnist-pisla-prodazu-aktiviv.html</text:a>
</text:p>
      <!--NEWS-->
      <text:h text:style-name="P10" text:outline-level="1">
<text:span text:style-name="T4">
We count on the help of UN pyrotechnic units - Yulia Sviridenko</text:span>
</text:h>
      <text:p text:style-name="P4">
Author: ['АРМІЯINFORM']</text:p>
      <text:p text:style-name="P4">
Time: 2023-05-24T19:00:00-04:00</text:p>
      <text:p text:style-name="P4">
Description: Humanitarian is the Rosinovannya of the Ukrainian, to the zbillech of the demand for the demand ... War with Ukraine 2022, the war with Ukraine Latest news today, News War with Ukraine 2022 Last for today, will there be a war between Ukraine and Russia and when the war with Ukraine will be in 2022 Or not, will there be a war with Ukraine in the near future, they say, the war with Ukraine, Ukraine’s news today, Ukrainian news in Ukrainian media in Russian</text:p>
      <text:p text:style-name="P4">
Images: ['<text:a xlink:type="simple" xlink:href="https://armyinform.com.ua/wp-content/uploads/2023/05/image-5.jpg" text:style-name="Internet_20_link" text:visited-style-name="Visited_20_Internet_20_Link">
image-5.jpg</text:a>
']</text:p>
      <text:p text:style-name="P4">
Tags: ['ГУМАНІТАРНЕ РОЗМІНУВАННЯ', 'ООН', 'РОЗМІНУВАННЯ', 'ЮЛІЯ СВИРИДЕНКО']</text:p>
      <text:p text:style-name="P4">
Category: News</text:p>
      <!--METADATA-->
      <text:p text:style-name="P4">
<draw:frame draw:style-name="fr1" draw:name="Image231" text:anchor-type="as-char" svg:width="6.9236in" svg:height="4.615733in" draw:z-index="0">
<draw:image xlink:href="../Images/AРМІЯINFORM/2023-05-24T19-00-00-04-00/image-5.jpg" xlink:type="simple" xlink:show="embed" xlink:actuate="onLoad" draw:mime-type="image/jpeg"/>
</draw:frame>
Yuliasviridenko and Deniz Brown discussed the cooperation of Ukraine and the UN in spherric change</text:p>
      <text:p text:style-name="P4">
The humanitarian demining of the territory of Ukraine will restore and increase the capacity of the state in ensuring food security in the world.</text:p>
      <text:p text:style-name="P4">
As <text:a xlink:type="simple" xlink:href="https://www.me.gov.ua/News/Detail" text:style-name="Internet_20_link" text:visited-style-name="Visited_20_Internet_20_Link">
reports</text:a>
The Press Center of the Economy of Ukraine, this was discussed during the meeting of the First Viceremier-Minister of Ukraine-Minister of Economy of Ukraine Yulia Sviridenko with a constant coordinator of the UN system in Ukraine and humanitarian-friendly coordinator Deniz Brown.</text:p>
      <text:p text:style-name="P4">
“The result of a large -scale invasion of Russia was the destruction of production chains and capacity, locking logistics routes. In addition, Ukraine is doing everything to provide food to the countries that are extremely extremely drawn. Grain initiative is being implemented by the Grain Corridor today, more than 30 million tons of agricultural products have been sent. The humanitarian initiative of President Vladimir Zelensky Grain from Ukraine has world support, aimed at preventing a famine in the poorest countries and Asia. Ukraine is responsible for its mission to ensure the food security in the world and seeks to increase its role. Therefore, one of the key obstacles to this is the large -scale pollution of the territory of Ukraine with explosive objects, ”Yulia Sviridenko said.</text:p>
      <text:p text:style-name="P4">
The First Viceremier-Minister of Ukraine-Minister of Economy of Ukraine emphasized that about 174 thousand square kilometers, or about 30% of the territory of Ukraine, are potentially potential polluted. This area is a source of food for about 81 million people around the world.</text:p>
      <text:p text:style-name="P4">
According to her, the survey and purification of this territory, the return of agricultural land exploitation is and will be a priority task of Ukraine. Therefore, given the scale of the work, our country needs a powerful assistance to the international community and counts on the leading role of the UN organization and support of Ukraine.</text:p>
      <text:p text:style-name="P4">
News Source: <text:a xlink:type="simple" xlink:href="https://armyinform.com.ua/2023/05/24/my-rozrahovuyemo-na-dopomogu-pirotehnichnyh-pidrozdiliv-oon-yuliya-svyrydenko/" text:style-name="Internet_20_link" text:visited-style-name="Visited_20_Internet_20_Link">
https://armyinform.com.ua/2023/05/24/my-rozrahovuyemo-na-dopomogu-pirotehnichnyh-pidrozdiliv-oon-yuliya-svyrydenko/</text:a>
</text:p>
      <!--NEWS-->
      <text:h text:style-name="P10" text:outline-level="1">
<text:span text:style-name="T4">
In Russia, the developer of hypersonic missiles was accused of transferring secret data to China - Reuters</text:span>
</text:h>
      <text:p text:style-name="P4">
Authors: Ukrinform (Person)</text:p>
      <text:p text:style-name="P4">
Publisher: Укринформ (Organization)</text:p>
      <text:p text:style-name="P4">
Published Time: 2023-05-24T19:00:11+03:00</text:p>
      <text:p text:style-name="P4">
Modified Time: 2023-05-24T19:00:11+03:00</text:p>
      <text:p text:style-name="P4">
Description: The director of the Institute of Theoretical and Applied Mechanics of the Siberian Department of RES, Alexander Shiplyuk, arrested in the Russian Federation on suspicion of state community, is accused of transferring secret materials of China. - Ukrinform.</text:p>
      <text:p text:style-name="P4">
Images: ['<text:a xlink:type="simple" xlink:href="https://static.ukrinform.com/photos/2019_10/thumb_files/630_360_1570600638-882.jpg" text:style-name="Internet_20_link" text:visited-style-name="Visited_20_Internet_20_Link">
630_360_15706...</text:a>
']</text:p>
      <text:p text:style-name="P4">
Tags: ['Китай', 'Шпигун', 'Держзрада', 'Росія']</text:p>
      <text:p text:style-name="P4">
Type: Article</text:p>
      <!--METADATA-->
      <text:p text:style-name="P4">
<draw:frame draw:style-name="fr1" draw:name="Image232" text:anchor-type="as-char" svg:width="6.9236in" svg:height="3.956343in" draw:z-index="0">
<draw:image xlink:href="../Images/yкринформ/2023-05-24T19-00-11-03-00/630_360_1570600638-882.jpg" xlink:type="simple" xlink:show="embed" xlink:actuate="onLoad" draw:mime-type="image/jpeg"/>
</draw:frame>
The Director Institute of the theoretical and Applied Mechanics of the Siberian Branch of the wounds of Rusaliser Shiplyuk, arrested in the Russian Federation on suspicion of the state community, accused the transfer of secret materials to China.</text:p>
      <text:p text:style-name="P4">
About it reports <text:a xlink:type="simple" xlink:href="http://www.reuters.com/world/russian-hypersonic-scientist-accused-betraying-secrets-china-sources-2023-05-24/" text:style-name="Internet_20_link" text:visited-style-name="Visited_20_Internet_20_Link">
</text:a>
With references, the sources are recognized, Ukrinform reports.</text:p>
      <text:p text:style-name="P4">
According to sources, Shiplyuk allegedly transferred secret materials at a scientific conference in China in 2017.</text:p>
      <text:p text:style-name="P4">
The 56-year-old man insists on his innocence and emphasizes that the information, which was mentioned, was not secret and was on the Internet.</text:p>
      <text:p text:style-name="P4">
Presidential spokesman <text:a xlink:type="simple" xlink:href="https://www.ukrinform.ua/tag-rosia" text:style-name="Internet_20_link" text:visited-style-name="Visited_20_Internet_20_Link">
</text:a>
Dmitry Peskov in the inside told reporters that the Kremlin does not see the tendencies in the arrests of scientists, as a special service perform their function - "control the situation on possible accidents related to suspicion of betrayal of the Motherland." The FSB did not reply to call Reuters about comments on this occasion.</text:p>
      <text:p text:style-name="P4">
The Ministry of Foreign Affairs of China, answering questions about the accusations that Beijing was aiming for Russian scientists to obtain confidential research, said that Chinese-Russian relations were imprisoned for "non-configuring, non-confrontation and misapplication on third parties."</text:p>
      <text:p text:style-name="P4">
As Reuters writes, these cases, as well as previous arrests for state treason, are that Moscow shows vigilance to lose any technological advantage, including in favor of China, an ally, on which he is more and more dependent in the political and trade support of the commencement of the beginning a full -scale invasion of Ukraine.</text:p>
      <text:p text:style-name="P4">
<text:span text:style-name="T4">
 Read also: </text:span>
 <text:a xlink:type="simple" xlink:href="https://www.ukrinform.ua/rubric-world/3709921-u-rosii-zatrimali-kolisnogo-spivrobitnika-posolstva-ssa.html" text:style-name="Internet_20_link" text:visited-style-name="Visited_20_Internet_20_Link">
<text:span text:style-name="T4">
 Russia </text:span>
 <text:span text:style-name="T4">
 </text:span>
 delayed <text:span text:style-name="T4">
 </text:span>
 former <text:span text:style-name="T4">
 </text:span>
 employee <text:span text:style-name="T4">
<text:span text:style-name="T5">
* Embassy </text:span>
* </text:span>
 <text:span text:style-name="T4">
 USA </text:span>
</text:a>
As reported by Ukrinform, the director of ITPM Shiplyuk was arrested early August 2022. At the end of June last year, also on suspicion of the State Executive, the Chief Researcher of ITPM Anatoly Maslova was arrested. Both were replaced in the Lefort Sizo in Moscow. Shiplyuk headed the laboratory "hypersonic technologies", Maslov was engaged in research in industry -erogazodynamics.The Khristianovich theoretical and Applied Mechanics Institute was established in 1957. It has a series of aerodynamic installations, including a hypersonic aerodynamic pipe AT-303. The main directions of ITPM scientific activity-mathematical modeling in mechanics, airgasodamics, physico-chemical mechanics, solid mechanics, deformation and destruction.</text:p>
      <text:p text:style-name="P4">
News Source: <text:a xlink:type="simple" xlink:href="https://www.ukrinform.ua/rubric-world/3713680-u-rosii-rozrobnika-giperzvukovih-raket-zvinuvatili-u-peredaci-sekretnih-danih-kitau-reuters.html" text:style-name="Internet_20_link" text:visited-style-name="Visited_20_Internet_20_Link">
https://www.ukrinform.ua/rubric-world/3713680-u-rosii-rozrobnika-giperzvukovih-raket-zvinuvatili-u-peredaci-sekretnih-danih-kitau-reuters.html</text:a>
</text:p>
      <!--NEWS-->
      <text:h text:style-name="P10" text:outline-level="1">
<text:span text:style-name="T4">
Vashchuk: I have already gone on the task</text:span>
</text:h>
      <text:p text:style-name="P4">
Authors: Ukrinform (Person)</text:p>
      <text:p text:style-name="P4">
Publisher: Укринформ (Organization)</text:p>
      <text:p text:style-name="P4">
Published Time: 2023-05-24T19:02:35+03:00</text:p>
      <text:p text:style-name="P4">
Modified Time: 2023-05-24T19:02:35+03:00</text:p>
      <text:p text:style-name="P4">
Description: The former Dynamo and national team of Ukraine told about his decision to join the ranks of the National Guard of Ukraine. - Ukrinform.</text:p>
      <text:p text:style-name="P4">
Images: ['<text:a xlink:type="simple" xlink:href="https://static.ukrinform.com/photos/2023_05/thumb_files/630_360_1684944074-933.jpg" text:style-name="Internet_20_link" text:visited-style-name="Visited_20_Internet_20_Link">
630_360_16849...</text:a>
']</text:p>
      <text:p text:style-name="P4">
Tags: ['Футбол', 'Нацгвардія']</text:p>
      <text:p text:style-name="P4">
Type: Article</text:p>
      <!--METADATA-->
      <text:p text:style-name="P4">
<draw:frame draw:style-name="fr1" draw:name="Image233" text:anchor-type="as-char" svg:width="6.9236in" svg:height="3.956343in" draw:z-index="0">
<draw:image xlink:href="../Images/yкринформ/2023-05-24T19-02-35-03-00/630_360_1684944074-933.jpg" xlink:type="simple" xlink:show="embed" xlink:actuate="onLoad" draw:mime-type="image/jpeg"/>
</draw:frame>
The former Dynamo and the national team of Ukraine told about his decision to enter the National Guard of Ukraine.</text:p>
      <text:p text:style-name="P4">
He shared about it in conversation with Ukrinform correspondent.</text:p>
      <text:p text:style-name="P4">
“The time has come when I decided for myself what to go. Earlier, I organized a game in which the Burevia team, the national offensive, participated. Then the men were offered to come as a volunteer to this team. I decided to have time. What I can, I will help. Only a few days, as I am, I have already gone to the task. I can't tell anymore. My main learning is to do what the commander says. We are approaching our victory, ”says said.</text:p>
      <text:p text:style-name="P4">
At the beginning of a full -scale military invasion of Russia in Ukraine, Vashchuk interpreted with children in Gostomel, where active actions were at that moment. Soon he and his family managed to leave the humanitarian corridor.</text:p>
      <text:p text:style-name="P4">
<text:span text:style-name="T4">
 Read also: </text:span>
 <text:a xlink:type="simple" xlink:href="https://www.ukrinform.ua/rubric-sports/3711579-vasuk-vstupiv-do-lav-nacgvardii-ukraini.html" text:style-name="Internet_20_link" text:visited-style-name="Visited_20_Internet_20_Link">
<text:span text:style-name="T4">
 Vashchuk </text:span>
</text:a>
As reported by Ukrinform, Vashchuk joined the ranks of the National Guard of Ukraine.</text:p>
      <text:p text:style-name="P4">
Photo: facebook.com/vashchukvlad</text:p>
      <text:p text:style-name="P4">
News Source: <text:a xlink:type="simple" xlink:href="https://www.ukrinform.ua/rubric-sports/3713681-vasuk-a-vze-viizdzav-na-zavdanna.html" text:style-name="Internet_20_link" text:visited-style-name="Visited_20_Internet_20_Link">
https://www.ukrinform.ua/rubric-sports/3713681-vasuk-a-vze-viizdzav-na-zavdanna.html</text:a>
</text:p>
      <!--NEWS-->
      <text:h text:style-name="P10" text:outline-level="1">
<text:span text:style-name="T4">
From Langeron to 16 of the Great Fountain Station: Odessa beaches are prepared for partial access</text:span>
</text:h>
      <text:p text:style-name="P4">
Authors: Ukrinform (Person)</text:p>
      <text:p text:style-name="P4">
Publisher: Укринформ (Organization)</text:p>
      <text:p text:style-name="P4">
Published Time: 2023-05-24T19:09:00+03:00</text:p>
      <text:p text:style-name="P4">
Modified Time: 2023-05-24T19:09:00+03:00</text:p>
      <text:p text:style-name="P4">
Description: The Odessa District Military Administration reported preparations for partial access of holidaymakers on the beach from Langeron to 16 of the large fountain station. - Ukrinform.</text:p>
      <text:p text:style-name="P4">
Images: ['<text:a xlink:type="simple" xlink:href="https://static.ukrinform.com/photos/2023_05/thumb_files/630_360_1684947680-449.jpg" text:style-name="Internet_20_link" text:visited-style-name="Visited_20_Internet_20_Link">
630_360_16849...</text:a>
', '<text:a xlink:type="simple" xlink:href="https://static.ukrinform.com/photos/2023_05/1684947736-476.jpg" text:style-name="Internet_20_link" text:visited-style-name="Visited_20_Internet_20_Link">
1684947736-47...</text:a>
', '<text:a xlink:type="simple" xlink:href="https://static.ukrinform.com/photos/2023_05/1684947735-542.jpg" text:style-name="Internet_20_link" text:visited-style-name="Visited_20_Internet_20_Link">
1684947735-54...</text:a>
', '<text:a xlink:type="simple" xlink:href="https://static.ukrinform.com/photos/2023_05/1684947735-880.jpg" text:style-name="Internet_20_link" text:visited-style-name="Visited_20_Internet_20_Link">
1684947735-88...</text:a>
']</text:p>
      <text:p text:style-name="P4">
Tags: ['Одеса', 'Пляжний сезон', ' Чорне море', 'Пляж']</text:p>
      <text:p text:style-name="P4">
Type: Article</text:p>
      <!--METADATA-->
      <text:p text:style-name="P4">
<draw:frame draw:style-name="fr1" draw:name="Image234" text:anchor-type="as-char" svg:width="6.9236in" svg:height="3.956343in" draw:z-index="0">
<draw:image xlink:href="../Images/yкринформ/2023-05-24T19-09-00-03-00/630_360_1684947680-449.jpg" xlink:type="simple" xlink:show="embed" xlink:actuate="onLoad" draw:mime-type="image/jpeg"/>
</draw:frame>
The Odessa Military Administration reported preparations for the partial access of the holidaymakers on the beach from Langeron to 16 of the Great Fonthan station.</text:p>
      <text:p text:style-name="P4">
About it in <text:a xlink:type="simple" xlink:href="https://t.me/OdeskaRDA/6256" text:style-name="Internet_20_link" text:visited-style-name="Visited_20_Internet_20_Link">
</text:a>
The press service of the Odessa RVA reports, Ukrinform reports.</text:p>
      <text:p text:style-name="P4">
"The Chief of Odessa RVA and the commander of the Danube, a joint order was issued to carry out measures for preparation for partial access to the plot of the coast <text:a xlink:type="simple" xlink:href="https://www.ukrinform.ua/tag-corne-more" text:style-name="Internet_20_link" text:visited-style-name="Visited_20_Internet_20_Link">
</text:a>
Within the city of Odessa, the legal regime of martial law, " - the message reads.</text:p>
      <text:p text:style-name="P4">
<draw:frame draw:style-name="fr1" draw:name="Image235" text:anchor-type="as-char" svg:width="6.9236in" svg:height="5.209185in" draw:z-index="0">
<draw:image xlink:href="../Images/yкринформ/2023-05-24T19-09-00-03-00/1684947736-476.jpg" xlink:type="simple" xlink:show="embed" xlink:actuate="onLoad" draw:mime-type="image/jpeg"/>
</draw:frame>
It is noted that access to individual beach zones from Langeron up to 16 of the fountain station with the possibility of bathing in the sea will be provided after the complex of safety measures. The fulfillment of the terms of the order will be inspected by a special commission from the Odessa City Hall.</text:p>
      <text:p text:style-name="P4">
<draw:frame draw:style-name="fr1" draw:name="Image236" text:anchor-type="as-char" svg:width="6.9236in" svg:height="5.209185in" draw:z-index="0">
<draw:image xlink:href="../Images/yкринформ/2023-05-24T19-09-00-03-00/1684947735-542.jpg" xlink:type="simple" xlink:show="embed" xlink:actuate="onLoad" draw:mime-type="image/jpeg"/>
</draw:frame>
By June 5, the relevant acts will be provided. The final decision to make a manager of the Odessa Ova and the Odessa dawn, according to which changes will be made in the relevant last year's order for the work of the beaches, ”Yuri Kruk said.</text:p>
      <text:p text:style-name="P4">
<draw:frame draw:style-name="fr1" draw:name="Image237" text:anchor-type="as-char" svg:width="6.9236in" svg:height="5.209185in" draw:z-index="0">
<draw:image xlink:href="../Images/yкринформ/2023-05-24T19-09-00-03-00/1684947735-880.jpg" xlink:type="simple" xlink:show="embed" xlink:actuate="onLoad" draw:mime-type="image/jpeg"/>
</draw:frame>
<text:span text:style-name="T4">
 Read also: </text:span>
 <text:a xlink:type="simple" xlink:href="https://www.ukrinform.ua/rubric-kyiv/3710998-u-kievi-ne-planuut-vidkrivati-plaznij-sezon.html" text:style-name="Internet_20_link" text:visited-style-name="Visited_20_Internet_20_Link">
</text:a>
As it was reported, the nets between the traverses on the beach between 13 and 14 stations of the Great Fountain have already been stretched in Odessa. At the entrance to the beach there is an information stand with rules of conduct on the coast. It is forbidden to stay on the beach during air anxiety and from 21:00 to 7.00 daily. You can swim only in a well -equipped area - the border is marked with booes.</text:p>
      <text:p text:style-name="P4">
<text:a xlink:type="simple" xlink:href="https://www.ukrinform.ua/rubric-regions/3713606-plazi-cornomorska-zakriti-dla-kupanna.html" text:style-name="Internet_20_link" text:visited-style-name="Visited_20_Internet_20_Link">
</text:a>
 .</text:p>
      <text:p text:style-name="P4">
News Source: <text:a xlink:type="simple" xlink:href="https://www.ukrinform.ua/rubric-regions/3713684-vid-lanzerona-do-16-stancii-velikogo-fontanu-odeski-plazi-gotuut-do-castkovogo-dostupu.html" text:style-name="Internet_20_link" text:visited-style-name="Visited_20_Internet_20_Link">
https://www.ukrinform.ua/rubric-regions/3713684-vid-lanzerona-do-16-stancii-velikogo-fontanu-odeski-plazi-gotuut-do-castkovogo-dostupu.html</text:a>
</text:p>
      <!--NEWS-->
      <text:h text:style-name="P10" text:outline-level="1">
<text:span text:style-name="T4">
Gur: Putin and Prigogine head a list of people who want to eliminate Ukrainian special services</text:span>
</text:h>
      <text:p text:style-name="P4">
Authors: Ukrinform (Person)</text:p>
      <text:p text:style-name="P4">
Publisher: Укринформ (Organization)</text:p>
      <text:p text:style-name="P4">
Published Time: 2023-05-24T19:11:00+03:00</text:p>
      <text:p text:style-name="P4">
Modified Time: 2023-05-24T19:11:00+03:00</text:p>
      <text:p text:style-name="P4">
Description: Ukrainian special services "hunt" those Russians who give orders to kill Ukrainians and are guilty of numerous sacrifices. - Ukrinform.</text:p>
      <text:p text:style-name="P4">
Images: ['<text:a xlink:type="simple" xlink:href="https://static.ukrinform.com/photos/2022_08/thumb_files/630_360_1659359317-176.jpg" text:style-name="Internet_20_link" text:visited-style-name="Visited_20_Internet_20_Link">
630_360_16593...</text:a>
']</text:p>
      <text:p text:style-name="P4">
Tags: ['Путін', 'Розвідка', 'Україна']</text:p>
      <text:p text:style-name="P4">
Type: Article</text:p>
      <!--METADATA-->
      <text:p text:style-name="P4">
<draw:frame draw:style-name="fr1" draw:name="Image238" text:anchor-type="as-char" svg:width="6.9236in" svg:height="3.956343in" draw:z-index="0">
<draw:image xlink:href="../Images/yкринформ/2023-05-24T19-11-00-03-00/630_360_1659359317-176.jpg" xlink:type="simple" xlink:show="embed" xlink:actuate="onLoad" draw:mime-type="image/jpeg"/>
</draw:frame>
The Ukrainian -specific services "hunt" those Russians who give orders to kill Ukrainians and evapora for numerous victims.</text:p>
      <text:p text:style-name="P4">
About this in an interview with the German edition <text:a xlink:type="simple" xlink:href="http://www.welt.de/politik/ausland/plus245469316/Ukrainischer-Geheimdienst-Putin-steht-ganz-oben-auf-der-Liste-Wir-versuchen-ihn-zu-toeten.html" text:style-name="Internet_20_link" text:visited-style-name="Visited_20_Internet_20_Link">
</text:a>
Vadim Skibitsky, Head of GRU of Ukraine of Ukraine, said, Ukrinform reports.</text:p>
      <text:p text:style-name="P4">
Asked: "Who heads the list?" Sabytsky replied: "Putin, because it is a wedding and decides what is happening."</text:p>
      <text:p text:style-name="P4">
To another question of the same content: "Are you trying to kill Putin?"(Putin - ed.)He notices that we are getting closer to him, but maybe he is also afraid of being killed. "</text:p>
      <text:p text:style-name="P4">
As for the reproaches that are behind the attacks on Russian propagandists, Skibitsky stated that these were not the most important goals for Ukrainian special services and the assumption that the Russians were already fighting with each other, fighting for power. The middle, who seeks power, he called Yevgeny Prigogine and Igor Girkin.</text:p>
      <text:p text:style-name="P4">
The General confirmed that Ukrainian intelligence is trying to eliminate the leader of the Wagnerivtsi Yevgeny Prigogine.</text:p>
      <text:p text:style-name="P4">
"Our priority is to destroy the commander of the unit that orders its people to get it," he said.</text:p>
      <text:p text:style-name="P4">
When asked by the journalist of the publication, who is a relationship with the leader of the mercenary group Yevgeny Prigogin, Skibitsky replied: "We try to kill him."</text:p>
      <text:p text:style-name="P4">
But in the end, he continued the scout, everyone involved in aggression will have to answer for their actions, whether it be a commander, Russian commanders, important businessmen who finance or produce weapons.</text:p>
      <text:p text:style-name="P4">
"Their elimination would save the lives of many civilians .... According to the Front Conventions, it is a legitimate goal," he said.</text:p>
      <text:p text:style-name="P4">
Skibitsky at the same time confirmed that attacks on critical infrastructure in <text:a xlink:type="simple" xlink:href="https://www.ukrinform.ua/tag-rosia" text:style-name="Internet_20_link" text:visited-style-name="Visited_20_Internet_20_Link">
</text:a>
- the case of different Ukrainian agencies.</text:p>
      <text:p text:style-name="P4">
“All deliveries go from Rostov or through Crimea. They always go through these two -basic ways, and the Russians know exactly how important the regions of the land and Kherson are. The Mariupol Port is also rebuilt as soon as possible, which will be the third key point for logistics ... It is important to demolish object -infrastructure that would not allow them to use the logistics chain, ”said the deputy head of the GUR of the Ministry of Defense of Ukraine.<text:span text:style-name="T4">
 Read also: </text:span>
 <text:a xlink:type="simple" xlink:href="https://www.ukrinform.ua/rubric-ato/3712607-budanov-zaklikav-rosijskih-vijskovih-zdavatisa-u-polon.html" text:style-name="Internet_20_link" text:visited-style-name="Visited_20_Internet_20_Link">
<text:span text:style-name="T4">
 Budanov </text:span>
</text:a>
As it was reported, in a recent interview, the head of GUR Kirill Kirill Budanov stated that the Russian propagandists are the goals of Ukrainian special services.</text:p>
      <text:p text:style-name="P4">
News Source: <text:a xlink:type="simple" xlink:href="https://www.ukrinform.ua/rubric-ato/3713685-ukrainski-specsluzbi-poki-ne-vbili-putina-bo-vin-perehovuetsa-skibickij.html" text:style-name="Internet_20_link" text:visited-style-name="Visited_20_Internet_20_Link">
https://www.ukrinform.ua/rubric-ato/3713685-ukrainski-specsluzbi-poki-ne-vbili-putina-bo-vin-perehovuetsa-skibickij.html</text:a>
</text:p>
      <!--NEWS-->
      <text:h text:style-name="P10" text:outline-level="1">
<text:span text:style-name="T4">
In the Nikolaev area, because of the accident on the power grid, 58 settlements are de -adjacent</text:span>
</text:h>
      <text:p text:style-name="P4">
Authors: Ukrinform (Person)</text:p>
      <text:p text:style-name="P4">
Publisher: Укринформ (Organization)</text:p>
      <text:p text:style-name="P4">
Published Time: 2023-05-24T19:13:00+03:00</text:p>
      <text:p text:style-name="P4">
Modified Time: 2023-05-24T19:13:00+03:00</text:p>
      <text:p text:style-name="P4">
Description: In the Kazankiv district of Mykolaiv region there was an accident on the power grid - 58 settlements were deactivated. - Ukrinform.</text:p>
      <text:p text:style-name="P4">
Images: ['<text:a xlink:type="simple" xlink:href="https://static.ukrinform.com/photos/2016_02/thumb_files/630_360_1456760162-5290.jpg" text:style-name="Internet_20_link" text:visited-style-name="Visited_20_Internet_20_Link">
630_360_14567...</text:a>
']</text:p>
      <text:p text:style-name="P4">
Tags: ['Аварія', 'Електроенергія', 'Миколаївщина']</text:p>
      <text:p text:style-name="P4">
Type: Article</text:p>
      <!--METADATA-->
      <text:p text:style-name="P4">
<draw:frame draw:style-name="fr1" draw:name="Image239" text:anchor-type="as-char" svg:width="6.9236in" svg:height="3.956343in" draw:z-index="0">
<draw:image xlink:href="../Images/yкринформ/2023-05-24T19-13-00-03-00/630_360_1456760162-5290.jpg" xlink:type="simple" xlink:show="embed" xlink:actuate="onLoad" draw:mime-type="image/jpeg"/>
</draw:frame>
The Setanka district of Mykolaiv region has an accident on the power grid -58 settlements were launched.</text:p>
      <text:p text:style-name="P4">
This was reported by JSC "Mykolaivoblenergo" in <text:a xlink:type="simple" xlink:href="https://t.me/mk_energy_ua/479" text:style-name="Internet_20_link" text:visited-style-name="Visited_20_Internet_20_Link">
</text:a>
, reports Ukrinform.</text:p>
      <text:p text:style-name="P4">
"<text:a xlink:type="simple" xlink:href="https://www.ukrinform.ua/tag-avaria" text:style-name="Internet_20_link" text:visited-style-name="Visited_20_Internet_20_Link">
</text:a>
Situation in Kazanka region. 58 settlements have been recognized(The whole area)", - the message says.</text:p>
      <text:p text:style-name="P4">
<text:span text:style-name="T4">
 Read also: </text:span>
 <text:a xlink:type="simple" xlink:href="https://www.ukrinform.ua/rubric-vidbudova/3712577-zitelam-sela-na-harkivsini-vidnovili-elektriku-akoi-u-nih-ne-bulo-bilse-roku.html" text:style-name="Internet_20_link" text:visited-style-name="Visited_20_Internet_20_Link">
</text:a>
It is noted that experts are currently engaged in consumer restarting.</text:p>
      <text:p text:style-name="P4">
News Source: <text:a xlink:type="simple" xlink:href="https://www.ukrinform.ua/rubric-regions/3713682-na-mikolaivsini-cerez-avariu-na-energomerezi-znestrumleni-58-naselenih-punktiv.html" text:style-name="Internet_20_link" text:visited-style-name="Visited_20_Internet_20_Link">
https://www.ukrinform.ua/rubric-regions/3713682-na-mikolaivsini-cerez-avariu-na-energomerezi-znestrumleni-58-naselenih-punktiv.html</text:a>
</text:p>
      <!--NEWS-->
      <text:h text:style-name="P10" text:outline-level="1">
<text:span text:style-name="T4">
Front Situation: 23 collisions per day, the Armed Forces destroyed four "important goals"</text:span>
</text:h>
      <text:p text:style-name="P4">
Authors: Ukrinform (Person)</text:p>
      <text:p text:style-name="P4">
Publisher: Укринформ (Organization)</text:p>
      <text:p text:style-name="P4">
Published Time: 2023-05-24T19:14:00+03:00</text:p>
      <text:p text:style-name="P4">
Modified Time: 2023-05-24T19:14:00+03:00</text:p>
      <text:p text:style-name="P4">
Description: There were 23 combat clashes during the day of Kupyansk, Lymansky, Bakhmut, Avdiiv and Mariinsky. - Ukrinform.</text:p>
      <text:p text:style-name="P4">
Images: ['<text:a xlink:type="simple" xlink:href="https://static.ukrinform.com/photos/2023_04/thumb_files/630_360_1682620469-597.jpg" text:style-name="Internet_20_link" text:visited-style-name="Visited_20_Internet_20_Link">
630_360_16826...</text:a>
']</text:p>
      <text:p text:style-name="P4">
Tags: ['Генштаб', 'ЗСУ', 'Війна з Росією']</text:p>
      <text:p text:style-name="P4">
Type: Article</text:p>
      <!--METADATA-->
      <text:p text:style-name="P4">
<draw:frame draw:style-name="fr1" draw:name="Image240" text:anchor-type="as-char" svg:width="6.9236in" svg:height="3.956343in" draw:z-index="0">
<draw:image xlink:href="../Images/yкринформ/2023-05-24T19-14-00-03-00/630_360_1682620469-597.jpg" xlink:type="simple" xlink:show="embed" xlink:actuate="onLoad" draw:mime-type="image/jpeg"/>
</draw:frame>
The Nakupyansky, Lyman, Bakhmut, Avdiivsky and Marinskaya Napryamki took place 23 combat clashes during the day.</text:p>
      <text:p text:style-name="P4">
According to Ukrinform, the General Staff of the Armed Forces of Ukraine reported in <text:a xlink:type="simple" xlink:href="https://www.facebook.com/GeneralStaff.ua/posts/pfbid02K9HWQPvkHzXDWY4nfcB9cnvwCttq38k1LatPmjkMjieyMTWy7XAQHRxmwzSYYqejl" text:style-name="Internet_20_link" text:visited-style-name="Visited_20_Internet_20_Link">
</text:a>
Having published the prompt information as of 18:00 on May 24.</text:p>
      <text:p text:style-name="P4">
“During the day, the enemy struck 17 aircraft strikes, made about 20 latitude from the rocket launchers on the positions of our tansseline troops. The likelihood of missile and aviation strikes throughout Ukraine remains high, ”the message reads.</text:p>
      <text:p text:style-name="P4">
The General Staff notes that the enemy continues to concentrate the main efforts of Nakupyansky, Lyman, Bakhmut, Avdiivsky and Marinskaya. In total, 23 combat clashes were held during the day at the front of the front.</text:p>
      <text:p text:style-name="P4">
On <text:span text:style-name="T4">
 Volynsky </text:span>
 and <text:span text:style-name="T4">
 Polissya directions </text:span>
 Operational situation of non -significant changes, signs of formation of offensive groups were not detected. Defined units of the Armed Forces of the Republic of Belarus continue to fulfill the tasks of border areas with Ukraine.</text:p>
      <text:p text:style-name="P4">
On <text:span text:style-name="T4">
 Siverskyi </text:span>
 and <text:span text:style-name="T4">
 Slobozhansky directions </text:span>
 Russian invaders are to maintain military presence in border areas with Ukraine.</text:p>
      <text:p text:style-name="P4">
During the day, mortar and artillery shelling of the settlements of the Kututivulivka of Chernihiv region was carried out; Bunyakine, spire, Oleksiyivka of Sumy region, as well as UDI, veterinary, Lipka, green, Ogirtseve, Hatyshche, Vovchansk, Budarki, dugouts in Kharkiv region.</text:p>
      <text:p text:style-name="P4">
In the <text:span text:style-name="T4">
 Kupyansk direction </text:span>
 the enemy does not stop trying to improve tactical. During the day, unsuccessful offensive actions in the Masyutivka area. The artillery and mortar shellings were suffered by Stroiivka, Kamianka, Krasne, Ridkoodub, two -year, Western, Tabayivka, Berestovo, Kharkiv region Stelmakhivka of Lugansk region.</text:p>
      <text:p text:style-name="P4">
<text:span text:style-name="T4">
 Read also: </text:span>
 <text:a xlink:type="simple" xlink:href="https://t.me/ukrinform_news/99798" text:style-name="Internet_20_link" text:visited-style-name="Visited_20_Internet_20_Link">
<text:span text:style-name="T4">
 Bakhmut </text:span>
</text:a>
In the <text:span text:style-name="T4">
 Liman direction </text:span>
 during the day the aggressor of offensive actions was not. He struck the area in the area of Dibrova.On the <text:span text:style-name="T4">
 Avdeevsky direction </text:span>
 the enemy conducted unsuccessful offensive actions in the direction of the novokalin and <text:a xlink:type="simple" xlink:href="https://www.ukrinform.ua/tag-avdiivka" text:style-name="Internet_20_link" text:visited-style-name="Visited_20_Internet_20_Link">
</text:a>
.Cared aviation blows in the areas of Novokalin and Steppe. Rainbow firing on settlements Novokalinovo, Avdiivka, Karlovka, Pervomaisk and Netaylovo Donetsk region.</text:p>
      <text:p text:style-name="P4">
In the <text:span text:style-name="T4">
 Marinsky direction </text:span>
 the units of the Defense Forces repelled numerous attacks in the area of Marinka. At the same time, hostile shellings were exposed to Krasnogorovka, Marinka, Novomikhailivka and Victory of Donetsk region.</text:p>
      <text:p text:style-name="P4">
In the <text:span text:style-name="T4">
 Shakhtar direction </text:span>
 the enemy fired at the settlements of Vodyane, Vodka and Veliky Novosilka.</text:p>
      <text:p text:style-name="P4">
On <text:span text:style-name="T4">
 Zaporizhzhya </text:span>
 and <text:span text:style-name="T4">
 Kherson directions </text:span>
 Russians continue to be conducted. Fired at the settlements of Uremivka, Novosilkadonnets region; Olgivske, Malynivka, Gulyaipole, Gulyaypilskoye, Novoselivka, Omelnyk, Belogorye, Mala Tokmachka, Kamianske Zaporizhzhya region; Giant Kherson region and Kherson.</text:p>
      <text:p text:style-name="P4">
<text:span text:style-name="T4">
 Read also: </text:span>
 <text:a xlink:type="simple" xlink:href="https://www.ukrinform.ua/rubric-ato/3713660-ak-specpriznacenci-sbu-dronamikamikadze-znisuut-vazku-tehniku-rosian.html" text:style-name="Internet_20_link" text:visited-style-name="Visited_20_Internet_20_Link">
<text:span text:style-name="T4">
 destroy </text:span>
</text:a>
“Aviation of defense forces per day made 7 beats in the areas of concentration of personal staff and military equipment of the enemy. During this day, our defenders destroyed 2 hostile shock UAVs such as Shahd and one reconnaissance -like "Orlan -10", - informed in the General Staff.</text:p>
      <text:p text:style-name="P4">
In addition, the units of rocket troops and artillery were affected by 2 areas of living force, 4 ammunition depots, radio electronic fabric, 4 artillery units at firing positions and 4 more important whole -aged.</text:p>
      <text:p text:style-name="P4">
As reported by Ukrinform, the Defense Forces of Ukraine from February 24, 2022 to 24th 2023 <text:a xlink:type="simple" xlink:href="https://www.ukrinform.ua/rubric-ato/3713355-sili-oboroni-znisili-vze-204-760-vijskovih-rf.html" text:style-name="Internet_20_link" text:visited-style-name="Visited_20_Internet_20_Link">
</text:a>
, 400 of them - in the last day.</text:p>
      <text:p text:style-name="P4">
<text:span text:style-name="T5">
Foto: General Staff of the Armed Forces</text:span>
</text:p>
      <text:p text:style-name="P4">
News Source: <text:a xlink:type="simple" xlink:href="https://www.ukrinform.ua/rubric-ato/3713687-situacia-na-fronti-23-zitknenna-za-dobu-zsu-znisili-cotiri-vazlivi-cili-voroga.html" text:style-name="Internet_20_link" text:visited-style-name="Visited_20_Internet_20_Link">
https://www.ukrinform.ua/rubric-ato/3713687-situacia-na-fronti-23-zitknenna-za-dobu-zsu-znisili-cotiri-vazlivi-cili-voroga.html</text:a>
</text:p>
      <!--NEWS-->
      <text:h text:style-name="P10" text:outline-level="1">
<text:span text:style-name="T4">
The Ministerus summarized the activity of the Action. Business.</text:span>
</text:h>
      <text:p text:style-name="P4">
Authors: Ukrinform (Person)</text:p>
      <text:p text:style-name="P4">
Publisher: Укринформ (Organization)</text:p>
      <text:p text:style-name="P4">
Published Time: 2023-05-24T19:15:00+03:00</text:p>
      <text:p text:style-name="P4">
Modified Time: 2023-05-24T19:15:00+03:00</text:p>
      <text:p text:style-name="P4">
Description: The Ministry of Digital Transformation, within the framework of the Project "Act. Business", launched in May 2021, opened 14 centers of support of entrepreneurs, and provided 40 thousand free consultations for Ukrainians in 16 areas. - Ukrinform.</text:p>
      <text:p text:style-name="P4">
Images: ['<text:a xlink:type="simple" xlink:href="https://static.ukrinform.com/photos/2023_03/thumb_files/630_360_1679428598-222.jpg" text:style-name="Internet_20_link" text:visited-style-name="Visited_20_Internet_20_Link">
630_360_16794...</text:a>
', '<text:a xlink:type="simple" xlink:href="https://static.ukrinform.com/photos/2023_05/1684944807-303.png" text:style-name="Internet_20_link" text:visited-style-name="Visited_20_Internet_20_Link">
1684944807-30...</text:a>
', '<text:a xlink:type="simple" xlink:href="https://static.ukrinform.com/photos/2023_05/1684944805-772.png" text:style-name="Internet_20_link" text:visited-style-name="Visited_20_Internet_20_Link">
1684944805-77...</text:a>
']</text:p>
      <text:p text:style-name="P4">
Tags: ['Економіка', 'Мінцифри', 'Дія.Бізнес']</text:p>
      <text:p text:style-name="P4">
Type: Article</text:p>
      <!--METADATA-->
      <text:p text:style-name="P4">
<draw:frame draw:style-name="fr1" draw:name="Image241" text:anchor-type="as-char" svg:width="6.9236in" svg:height="3.956343in" draw:z-index="0">
<draw:image xlink:href="../Images/yкринформ/2023-05-24T19-15-00-03-00/630_360_1679428598-222.jpg" xlink:type="simple" xlink:show="embed" xlink:actuate="onLoad" draw:mime-type="image/jpeg"/>
</draw:frame>
The Ministry of Digital Transformation, within the framework of the Project "Act. Business", launched in 2021, opened 14 centers of support of entrepreneurs, and provided 40 thousand free consultations for Ukrainians in 16 directions.</text:p>
      <text:p text:style-name="P4">
According to Ukrinform, the press service of the Ministry of Digital Transformation reports.</text:p>
      <text:p text:style-name="P4">
“For two years, the Ministry of Development, together with the Office for Entrepreneurship Development and exported the project" Action. Business ". The online component of the project is a web portal, a deducted free consultation with more than 65 topics that have been used by almost 30 thousand. people. Offline component-Entrepreneurs' support centers. <text:a xlink:type="simple" xlink:href="https://www.ukrinform.ua/tag-biznes" text:style-name="Internet_20_link" text:visited-style-name="Visited_20_Internet_20_Link">
</text:a>
where hundreds of events have been conducted since the joint work of the super -prosect, which has come to more than 65,000 Ukrainians, ”the Deputy Minister of Digital Transformation on European Integration Ionana said.</text:p>
      <text:p text:style-name="P4">
<draw:frame draw:style-name="fr1" draw:name="Image242" text:anchor-type="as-char" svg:width="6.9236in" svg:height="3.89773in" draw:z-index="0">
<draw:image xlink:href="../Images/yкринформ/2023-05-24T19-15-00-03-00/1684944807-303.png" xlink:type="simple" xlink:show="embed" xlink:actuate="onLoad" draw:mime-type="image/png"/>
</draw:frame>
It is noted that during the work on the project, 14 centers of support of entrepreneurs "Action. Business" were opened: 12 - in large cities, one - on the basis of KNU. Shevchenko and one center abroad - in Warsaw. The opening of the centers has given Ukrainian business to get free consultations, visit educational activities and exchange experience with other entrepreneurs.</text:p>
      <text:p text:style-name="P4">
Within the range of "Action. Business" Ukrainians received more than 40 thousand free consultations in 16 areas: marketing, sales, support programs, finances, taxation, business process systematization, personnel management, legal support, scaling and export, regulatory rules for business, standards for business and technical regulations, temporary retocal, support for Ukrainians of Tukraine business, which was rebuilt to Poland, as well as launching and maintaining a activity by women and social entrepreneurs.</text:p>
      <text:p text:style-name="P4">
Over the course of 2 years, 47 international events have been implemented for the project for the project for over 1500 representatives of Ukrainian business from 14 industries. In addition, participation of 220 companies within the national pavilions of Ukraine for 16 international exhibition events was organized, 6 trade missions to the United States, the United Kingdom, Sweden, Norway, Finland and Asia for 79 companies were held for 79 companies. In general, Ukrainian business spent more with potential clients.</text:p>
      <text:p text:style-name="P4">
<draw:frame draw:style-name="fr1" draw:name="Image243" text:anchor-type="as-char" svg:width="6.9236in" svg:height="3.89773in" draw:z-index="0">
<draw:image xlink:href="../Images/yкринформ/2023-05-24T19-15-00-03-00/1684944805-772.png" xlink:type="simple" xlink:show="embed" xlink:actuate="onLoad" draw:mime-type="image/png"/>
</draw:frame>
</text:p>
      <text:p text:style-name="P4">
About 200 external markets studies have been developed(inclusive of sideline), 25 guides and 64 reviews of development of sectors of Ukraine, as well as 19 studies of the condition and needs of small and medium -sized businesses during full -scale.</text:p>
      <text:p text:style-name="P4">
<text:span text:style-name="T4">
 Read also: </text:span>
 <text:a xlink:type="simple" xlink:href="https://www.ukrinform.ua/rubric-economy/3673134-biznes-nazvav-osnovni-pereskodi-dla-svogo-vidnovlenna-v-umovah-vijni.html" text:style-name="Internet_20_link" text:visited-style-name="Visited_20_Internet_20_Link">
</text:a>
For Ukrainian business, a financial facility has been created-an online tool that contains 400+ financial support programs for businesses for 22 Banking institutions, as well as state and international programs.</text:p>
      <text:p text:style-name="P4">
As it was reported, the Ministry of Defense initiated the National Project "Act. Business" to Ulyuta in 2020, and a year later, in May 2021, cooperation began with a business and export development facility. It is a state institution aimed at the systematic development of Ukrainian entrepreneurship in the domestic and foreign market, in particular the promotion of exports of goods, works and services of Ukrainian producers.</text:p>
      <text:p text:style-name="P4">
News Source: <text:a xlink:type="simple" xlink:href="https://www.ukrinform.ua/rubric-economy/3713688-mincifri-pidsumuvalo-dialnist-proektu-diabiznes-za-dva-roki.html" text:style-name="Internet_20_link" text:visited-style-name="Visited_20_Internet_20_Link">
https://www.ukrinform.ua/rubric-economy/3713688-mincifri-pidsumuvalo-dialnist-proektu-diabiznes-za-dva-roki.html</text:a>
</text:p>
      <!--NEWS-->
      <text:h text:style-name="P10" text:outline-level="1">
<text:span text:style-name="T4">
National Guards showed how to defend Bigorivka - outpost of Luhansk region</text:span>
</text:h>
      <text:p text:style-name="P4">
Authors: Ukrinform (Person)</text:p>
      <text:p text:style-name="P4">
Publisher: Укринформ (Organization)</text:p>
      <text:p text:style-name="P4">
Published Time: 2023-05-24T19:26:34+03:00</text:p>
      <text:p text:style-name="P4">
Modified Time: 2023-05-24T19:26:34+03:00</text:p>
      <text:p text:style-name="P4">
Description: In the Lugansk direction, the situation in the last week was the most tense in Serebryansky Forestry and in Bigorivka. - Ukrinform.</text:p>
      <text:p text:style-name="P4">
Images: ['<text:a xlink:type="simple" xlink:href="https://static.ukrinform.com/photos/2023_05/thumb_files/630_360_1684945548-156.jpg" text:style-name="Internet_20_link" text:visited-style-name="Visited_20_Internet_20_Link">
630_360_16849...</text:a>
']</text:p>
      <text:p text:style-name="P4">
Tags: ['Луганщина', 'Нацгвардія', 'Війна з Росією']</text:p>
      <text:p text:style-name="P4">
Type: Article</text:p>
      <!--METADATA-->
      <text:p text:style-name="P4">
<draw:frame draw:style-name="fr1" draw:name="Image244" text:anchor-type="as-char" svg:width="6.9236in" svg:height="3.956343in" draw:z-index="0">
<draw:image xlink:href="../Images/yкринформ/2023-05-24T19-26-34-03-00/630_360_1684945548-156.jpg" xlink:type="simple" xlink:show="embed" xlink:actuate="onLoad" draw:mime-type="image/jpeg"/>
</draw:frame>
In the last week, the situation in the last week has been the most intense unrequited forestry and in Bigorivka.</text:p>
      <text:p text:style-name="P4">
About it in <text:a xlink:type="simple" xlink:href="https://www.facebook.com/NGUmainpage/posts/pfbid0seUKHJhd5b763q4TAsD8KNEmTLC5h7WLWrifLZd2oy4zds6bjN9cPXr4WumQW9jWl" text:style-name="Internet_20_link" text:visited-style-name="Visited_20_Internet_20_Link">
</text:a>
The press service of the National Guard of Ukraine informed, Ukrinform reports.</text:p>
      <text:p text:style-name="P4">
“The situation in the Luhansk direction in the last week is the most intense of the Varbryansky forestry and the actual Bigorivka itself. Today this inhabitant Luhansk region(Bigorivka - ed.)It is the last largest settlement controlled by the Ukrainian military, ”the NSU said.</text:p>
      <text:p text:style-name="P4">
It is noted that Bigorivka has been under the control of Ukrainian military since June 2022. It is specified that the defense of Bigorivka from November year is carried out(as part of the Guard of the offensive).</text:p>
      <text:p text:style-name="P4">
“Захисники називають її (Bigorivka - ed.)The outpost of the Luhansk region, since its control allows to dispersed a large number of Russians in several lands in the east, ”the press service was informed.</text:p>
      <text:p text:style-name="P4">
According to the NSU, Bigorivka is now almost erased, and defense actions are here to be very difficult to here, because almost all tall buildings that can be used for observation and fire were destroyed.</text:p>
      <text:p text:style-name="P4">
<text:span text:style-name="T4">
 Read also: </text:span>
 <text:a xlink:type="simple" xlink:href="https://www.ukrinform.ua/rubric-ato/3713673-na-lugansini-prikordonniki-znisili-rosijskij-bezpilotnik.html" text:style-name="Internet_20_link" text:visited-style-name="Visited_20_Internet_20_Link">
<text:span text:style-name="T4">
 Luhansk region </text:span>
</text:a>
As it was reported, the Deputy Minister of Defense Anna Malyar said that the Russian troops failed to capture Ukraine, so they have their efforts on attempting to go to the borders of Donetsk and <text:a xlink:type="simple" xlink:href="https://www.ukrinform.ua/tag-lugansina" text:style-name="Internet_20_link" text:visited-style-name="Visited_20_Internet_20_Link">
</text:a>
 .</text:p>
      <text:p text:style-name="P4">
News Source: <text:a xlink:type="simple" xlink:href="https://www.ukrinform.ua/rubric-ato/3713692-nacgvardijci-pokazali-ak-oboronaut-bilogorivku-forpost-lugansini.html" text:style-name="Internet_20_link" text:visited-style-name="Visited_20_Internet_20_Link">
https://www.ukrinform.ua/rubric-ato/3713692-nacgvardijci-pokazali-ak-oboronaut-bilogorivku-forpost-lugansini.html</text:a>
</text:p>
      <!--NEWS-->
      <text:h text:style-name="P10" text:outline-level="1">
<text:span text:style-name="T4">
In Truskavets - an exhibition of puppet "Ukrainian Dance" based on the works of artist Bilas</text:span>
</text:h>
      <text:p text:style-name="P4">
Authors: Ukrinform (Person)</text:p>
      <text:p text:style-name="P4">
Publisher: Укринформ (Organization)</text:p>
      <text:p text:style-name="P4">
Published Time: 2023-05-24T19:30:01+03:00</text:p>
      <text:p text:style-name="P4">
Modified Time: 2023-05-24T19:30:01+03:00</text:p>
      <text:p text:style-name="P4">
Description: In Truskavets there is an exhibition of dolls "Ukrainian Dance" based on the works of the People's Artist of Ukraine, master of tapestry Mikhail Bilas. The authors of the works - from different countries and different parts of Ukraine. - Ukrinform.</text:p>
      <text:p text:style-name="P4">
Images: ['<text:a xlink:type="simple" xlink:href="https://static.ukrinform.com/photos/2023_05/thumb_files/630_360_1684943744-6411.jpeg" text:style-name="Internet_20_link" text:visited-style-name="Visited_20_Internet_20_Link">
630_360_16849...</text:a>
', '<text:a xlink:type="simple" xlink:href="https://static.ukrinform.com/photos/2023_05/1684943745-5200.jpeg" text:style-name="Internet_20_link" text:visited-style-name="Visited_20_Internet_20_Link">
1684943745-52...</text:a>
', '<text:a xlink:type="simple" xlink:href="https://static.ukrinform.com/photos/2023_05/thumb_files/630_360_1684943745-2665.jpeg" text:style-name="Internet_20_link" text:visited-style-name="Visited_20_Internet_20_Link">
630_360_16849...</text:a>
', '<text:a xlink:type="simple" xlink:href="https://static.ukrinform.com/photos/2023_05/thumb_files/630_360_1684943743-6612.jpeg" text:style-name="Internet_20_link" text:visited-style-name="Visited_20_Internet_20_Link">
630_360_16849...</text:a>
', '<text:a xlink:type="simple" xlink:href="https://static.ukrinform.com/photos/2023_05/thumb_files/630_360_1684943743-1521.jpeg" text:style-name="Internet_20_link" text:visited-style-name="Visited_20_Internet_20_Link">
630_360_16849...</text:a>
', '<text:a xlink:type="simple" xlink:href="https://static.ukrinform.com/photos/2023_05/thumb_files/630_360_1684943744-6905.jpeg" text:style-name="Internet_20_link" text:visited-style-name="Visited_20_Internet_20_Link">
630_360_16849...</text:a>
', '<text:a xlink:type="simple" xlink:href="https://static.ukrinform.com/photos/2023_05/thumb_files/630_360_1684943744-9573.jpeg" text:style-name="Internet_20_link" text:visited-style-name="Visited_20_Internet_20_Link">
630_360_16849...</text:a>
', '<text:a xlink:type="simple" xlink:href="https://static.ukrinform.com/photos/2023_05/thumb_files/630_360_1684943744-3447.jpeg" text:style-name="Internet_20_link" text:visited-style-name="Visited_20_Internet_20_Link">
630_360_16849...</text:a>
', '<text:a xlink:type="simple" xlink:href="https://static.ukrinform.com/photos/2023_05/thumb_files/630_360_1684943745-7388.jpeg" text:style-name="Internet_20_link" text:visited-style-name="Visited_20_Internet_20_Link">
630_360_16849...</text:a>
', '<text:a xlink:type="simple" xlink:href="https://static.ukrinform.com/photos/2023_05/thumb_files/630_360_1684943745-2823.jpeg" text:style-name="Internet_20_link" text:visited-style-name="Visited_20_Internet_20_Link">
630_360_16849...</text:a>
', '<text:a xlink:type="simple" xlink:href="https://static.ukrinform.com/photos/2023_05/thumb_files/630_360_1684943745-5200.jpeg" text:style-name="Internet_20_link" text:visited-style-name="Visited_20_Internet_20_Link">
630_360_16849...</text:a>
']</text:p>
      <text:p text:style-name="P4">
Tags: ['Виставка', 'Трускавець', 'Ляльки']</text:p>
      <text:p text:style-name="P4">
Type: Article</text:p>
      <!--METADATA-->
      <text:p text:style-name="P4">
<draw:frame draw:style-name="fr1" draw:name="Image245" text:anchor-type="as-char" svg:width="6.9236in" svg:height="3.956343in" draw:z-index="0">
<draw:image xlink:href="../Images/yкринформ/2023-05-24T19-30-01-03-00/630_360_1684943744-6411.jpeg" xlink:type="simple" xlink:show="embed" xlink:actuate="onLoad" draw:mime-type="image/jpeg"/>
</draw:frame>
The Uruskavets are held an exhibition of puppet "Ukrainian Dance" based on the worker of the Ukrainian artist of Ukraine, master of tapestry Mikhail Bilas. The authors of the works are from different countries and different parts of Ukraine.</text:p>
      <text:p text:style-name="P4">
According to a correspondent of Ukrinform from Truskavets, in this exposition 70 dolls, Ivse, which is presented at the exhibition - the result of the work of masters of decorative and applied art of Ukraine, dolls from Brazil, Norway, Poland.</text:p>
      <text:p text:style-name="P4">
The organizer of the exhibition Nina Hagen, who has Ukrainian roots, but lives in the Unorvegia, said that the purpose of the exhibition is to promote the work of Michaellas, to promote decorative and applied arts, to reveal and support the artists of artists, it helps to preserve the puppetry in Ukraine.</text:p>
      <text:p text:style-name="P4">
“It is a volunteer project, it is a volunteer educational movement dedicated to the study of Ukrainian traditions. Because folk art is the soul of any native. We will not preserve folk art, then we will lose all the people, its ethnographic uniqueness, cultural identity. And it is possible to preserve nationality only when it lives and develops in new modern conversations, ”the organizer said.</text:p>
      <text:p text:style-name="P4">
<draw:frame draw:style-name="fr1" draw:name="Image246" text:anchor-type="as-char" svg:width="5.633333in" svg:height="10.0in" draw:z-index="0">
<draw:image xlink:href="../Images/yкринформ/2023-05-24T19-30-01-03-00/1684943745-5200.jpeg" xlink:type="simple" xlink:show="embed" xlink:actuate="onLoad" draw:mime-type="image/jpeg"/>
</draw:frame>
She recalled that the textile works of the Bilase folk artist show a non -expensive taste of their author, the perfect possession of color. Therefore, each puppet was more reliable in their works, in their dolls these shades of color, as close as possible to the textile drawings depicted by the navigations of Bilas.</text:p>
      <text:p text:style-name="P4">
Among the authors of the works presented in Truskavets, the craftsman: from Poland -Malgorzata dzialo, from Brazil - Vanessa Jerba, from Norway - Nina Hagen, Zeuzraine - Lyubov Podolin.(Marinka, Donetsk region), Natalia Kozlenko(M. Slavutich, Kyiv region), Tatiana Khodak(Netishin, Khmelnytsky region), Nataliapavuk(m. Kryvyi Rih), Yulia Solovyova(Kharkiv), Marina Protsenko(M. Dnipro), Natalia Tishchenko(The village. Klesiv, Rivne region)and other.</text:p>
      <text:p text:style-name="P4">
<text:span text:style-name="T4">
 Read also: </text:span>
 <text:a xlink:type="simple" xlink:href="https://www.ukrinform.ua/rubric-diaspora/3664675-u-netisini-vidkrili-vistavku-lalokmotanok-diasporskogo-proektu-knazivni-ta-knagini-ukraini.html" text:style-name="Internet_20_link" text:visited-style-name="Visited_20_Internet_20_Link">
<text:span text:style-name="T4">
 Doll </text:span>
</text:a>
</text:p>
      <text:p text:style-name="P4">
Master Lyubov Podolinna from Marinka, who now works in the Bohodukhiv district of the march region, noted that she was pleased to make her puppet composition based on the painting "Boyko Wedding". “I tried to pick the threads to be even closer to the artist's work, I decided to composition from the threads. The base and dolls and animals - wire frame, wrapped. All other elements - with a cardboard or wooden frame. She used felt and cotton fabric in clothes, ”Podolin said.</text:p>
      <text:p text:style-name="P4">
<draw:frame draw:style-name="fr1" draw:name="Image247" text:anchor-type="as-char" svg:width="6.9236in" svg:height="3.956343in" draw:z-index="0">
<draw:image xlink:href="../Images/yкринформ/2023-05-24T19-30-01-03-00/630_360_1684943745-2665.jpeg" xlink:type="simple" xlink:show="embed" xlink:actuate="onLoad" draw:mime-type="image/jpeg"/>
</draw:frame>
The Uruskavets passes an exhibition of Ukrainian dance dolls based(Images/yкринформ/2023-05-24T19-30-01-03-00/630_360_1684943745-2665.jpeg)](https://static.ukrinform.com/photos/2023_05/1684943745-2665.jpeg) <text:a xlink:type="simple" xlink:href="https://static.ukrinform.com/photos/2023_05/1684943743-6612.jpeg" text:style-name="Internet_20_link" text:visited-style-name="Visited_20_Internet_20_Link">
<draw:frame draw:style-name="fr1" draw:name="Image248" text:anchor-type="as-char" svg:width="6.9236in" svg:height="3.956343in" draw:z-index="0">
<draw:image xlink:href="../Images/yкринформ/2023-05-24T19-30-01-03-00/630_360_1684943743-6612.jpeg" xlink:type="simple" xlink:show="embed" xlink:actuate="onLoad" draw:mime-type="image/jpeg"/>
</draw:frame>
</text:a>
 <text:a xlink:type="simple" xlink:href="https://static.ukrinform.com/photos/2023_05/1684943743-1521.jpeg" text:style-name="Internet_20_link" text:visited-style-name="Visited_20_Internet_20_Link">
<draw:frame draw:style-name="fr1" draw:name="Image249" text:anchor-type="as-char" svg:width="6.9236in" svg:height="3.956343in" draw:z-index="0">
<draw:image xlink:href="../Images/yкринформ/2023-05-24T19-30-01-03-00/630_360_1684943743-1521.jpeg" xlink:type="simple" xlink:show="embed" xlink:actuate="onLoad" draw:mime-type="image/jpeg"/>
</draw:frame>
</text:a>
 <text:a xlink:type="simple" xlink:href="https://static.ukrinform.com/photos/2023_05/1684943744-6411.jpeg" text:style-name="Internet_20_link" text:visited-style-name="Visited_20_Internet_20_Link">
<draw:frame draw:style-name="fr1" draw:name="Image250" text:anchor-type="as-char" svg:width="6.9236in" svg:height="3.956343in" draw:z-index="0">
<draw:image xlink:href="../Images/yкринформ/2023-05-24T19-30-01-03-00/630_360_1684943744-6411.jpeg" xlink:type="simple" xlink:show="embed" xlink:actuate="onLoad" draw:mime-type="image/jpeg"/>
</draw:frame>
</text:a>
 <text:a xlink:type="simple" xlink:href="https://static.ukrinform.com/photos/2023_05/1684943744-6905.jpeg" text:style-name="Internet_20_link" text:visited-style-name="Visited_20_Internet_20_Link">
<draw:frame draw:style-name="fr1" draw:name="Image251" text:anchor-type="as-char" svg:width="6.9236in" svg:height="3.956343in" draw:z-index="0">
<draw:image xlink:href="../Images/yкринформ/2023-05-24T19-30-01-03-00/630_360_1684943744-6905.jpeg" xlink:type="simple" xlink:show="embed" xlink:actuate="onLoad" draw:mime-type="image/jpeg"/>
</draw:frame>
</text:a>
 <text:a xlink:type="simple" xlink:href="https://static.ukrinform.com/photos/2023_05/1684943744-9573.jpeg" text:style-name="Internet_20_link" text:visited-style-name="Visited_20_Internet_20_Link">
<draw:frame draw:style-name="fr1" draw:name="Image252" text:anchor-type="as-char" svg:width="6.9236in" svg:height="3.956343in" draw:z-index="0">
<draw:image xlink:href="../Images/yкринформ/2023-05-24T19-30-01-03-00/630_360_1684943744-9573.jpeg" xlink:type="simple" xlink:show="embed" xlink:actuate="onLoad" draw:mime-type="image/jpeg"/>
</draw:frame>
</text:a>
 <text:a xlink:type="simple" xlink:href="https://static.ukrinform.com/photos/2023_05/1684943744-3447.jpeg" text:style-name="Internet_20_link" text:visited-style-name="Visited_20_Internet_20_Link">
<draw:frame draw:style-name="fr1" draw:name="Image253" text:anchor-type="as-char" svg:width="6.9236in" svg:height="3.956343in" draw:z-index="0">
<draw:image xlink:href="../Images/yкринформ/2023-05-24T19-30-01-03-00/630_360_1684943744-3447.jpeg" xlink:type="simple" xlink:show="embed" xlink:actuate="onLoad" draw:mime-type="image/jpeg"/>
</draw:frame>
</text:a>
 <text:a xlink:type="simple" xlink:href="https://static.ukrinform.com/photos/2023_05/1684943745-7388.jpeg" text:style-name="Internet_20_link" text:visited-style-name="Visited_20_Internet_20_Link">
<draw:frame draw:style-name="fr1" draw:name="Image254" text:anchor-type="as-char" svg:width="6.9236in" svg:height="3.956343in" draw:z-index="0">
<draw:image xlink:href="../Images/yкринформ/2023-05-24T19-30-01-03-00/630_360_1684943745-7388.jpeg" xlink:type="simple" xlink:show="embed" xlink:actuate="onLoad" draw:mime-type="image/jpeg"/>
</draw:frame>
</text:a>
 <text:a xlink:type="simple" xlink:href="https://static.ukrinform.com/photos/2023_05/1684943745-2823.jpeg" text:style-name="Internet_20_link" text:visited-style-name="Visited_20_Internet_20_Link">
<draw:frame draw:style-name="fr1" draw:name="Image255" text:anchor-type="as-char" svg:width="6.9236in" svg:height="3.956343in" draw:z-index="0">
<draw:image xlink:href="../Images/yкринформ/2023-05-24T19-30-01-03-00/630_360_1684943745-2823.jpeg" xlink:type="simple" xlink:show="embed" xlink:actuate="onLoad" draw:mime-type="image/jpeg"/>
</draw:frame>
</text:a>
 <text:a xlink:type="simple" xlink:href="https://static.ukrinform.com/photos/2023_05/1684943745-5200.jpeg" text:style-name="Internet_20_link" text:visited-style-name="Visited_20_Internet_20_Link">
<draw:frame draw:style-name="fr1" draw:name="Image256" text:anchor-type="as-char" svg:width="6.9236in" svg:height="3.956343in" draw:z-index="0">
<draw:image xlink:href="../Images/yкринформ/2023-05-24T19-30-01-03-00/630_360_1684943745-5200.jpeg" xlink:type="simple" xlink:show="embed" xlink:actuate="onLoad" draw:mime-type="image/jpeg"/>
</draw:frame>
</text:a>
People's Master of Ukraine Marina Dubrovskaya emphasized that in general these puppy "not only fun, but also our inner state." And Nataliashchenko's craftsman added that she could not collect her hands for a long time, because the man went to the Armed Forces, and the excitement overcame her, but she copes.Mikhail Bilas - Ukrainian Master of Tapelene, fashion designer. People's artist of Ukraine, member of the Union of Artists of Ukraine.</text:p>
      <text:p text:style-name="P4">
News Source: <text:a xlink:type="simple" xlink:href="https://www.ukrinform.ua/rubric-culture/3713693-u-truskavci-vistavka-lalok-ukrainskij-tanok-za-motivami-robit-hudoznika-bilasa.html" text:style-name="Internet_20_link" text:visited-style-name="Visited_20_Internet_20_Link">
https://www.ukrinform.ua/rubric-culture/3713693-u-truskavci-vistavka-lalok-ukrainskij-tanok-za-motivami-robit-hudoznika-bilasa.html</text:a>
</text:p>
      <!--NEWS-->
      <text:h text:style-name="P10" text:outline-level="1">
<text:span text:style-name="T4">
The Kickboxing national team has won 10 medals on the World Cup-2023</text:span>
</text:h>
      <text:p text:style-name="P4">
Authors: Ukrinform (Person)</text:p>
      <text:p text:style-name="P4">
Publisher: Укринформ (Organization)</text:p>
      <text:p text:style-name="P4">
Published Time: 2023-05-24T19:35:00+03:00</text:p>
      <text:p text:style-name="P4">
Modified Time: 2023-05-24T19:35:00+03:00</text:p>
      <text:p text:style-name="P4">
Description: In Istanbul (Turkey), the World Cup-2023 was held with kickboxing. - Ukrinform.</text:p>
      <text:p text:style-name="P4">
Images: ['<text:a xlink:type="simple" xlink:href="https://static.ukrinform.com/photos/2023_05/thumb_files/630_360_1684945975-700.jpg" text:style-name="Internet_20_link" text:visited-style-name="Visited_20_Internet_20_Link">
630_360_16849...</text:a>
']</text:p>
      <text:p text:style-name="P4">
Tags: ['Кікбоксинг', 'Кубок світу']</text:p>
      <text:p text:style-name="P4">
Type: Article</text:p>
      <!--METADATA-->
      <text:p text:style-name="P4">
<draw:frame draw:style-name="fr1" draw:name="Image257" text:anchor-type="as-char" svg:width="6.9236in" svg:height="3.956343in" draw:z-index="0">
<draw:image xlink:href="../Images/yкринформ/2023-05-24T19-35-00-03-00/630_360_1684945975-700.jpg" xlink:type="simple" xlink:show="embed" xlink:actuate="onLoad" draw:mime-type="image/jpeg"/>
</draw:frame>
In Istanbul(Turkey)The world-2023 Cup has passed from kickboxing.</text:p>
      <text:p text:style-name="P4">
As <text:a xlink:type="simple" xlink:href="https://www.facebook.com/WAKOUkraine" text:style-name="Internet_20_link" text:visited-style-name="Visited_20_Internet_20_Link">
 </text:a>
The Kickboxing Federation of Ukraine, the national team of Ukraine at the tournament won 10 medals - 5 gold, 3 silver and 2 bronze, Ukrinform reports.</text:p>
      <text:p text:style-name="P4">
Paul Zamyatin won a full set of awards(“Gold”, “silver” and “bronze”).</text:p>
      <text:p text:style-name="P4">
Також переможцями стали Тимур Бриков, Артем Мельник, Матвій Куявець та АндрійМихайленко.</text:p>
      <text:p text:style-name="P4">
<text:span text:style-name="T4">
Читайте також:</text:span>
 <text:a xlink:type="simple" xlink:href="https://www.ukrinform.ua/rubric-regions/3689735-poranenij-u-bou-cotirirazovij-cempion-svitu-z-kikboksingu-vitalij-merinov-pomer-u-gospitali.html" text:style-name="Internet_20_link" text:visited-style-name="Visited_20_Internet_20_Link">
 <text:span text:style-name="T4">
кікбоксинг</text:span>
 </text:a>
Ivan Tkachenko and Alexander Drozd became silver medalists.</text:p>
      <text:p text:style-name="P4">
Matthew Kuyvets also won a bronze medal.</text:p>
      <text:p text:style-name="P4">
Photo: Facebook.</text:p>
      <text:p text:style-name="P4">
News Source: <text:a xlink:type="simple" xlink:href="https://www.ukrinform.ua/rubric-sports/3713696-zbirna-ukraini-z-kikboksingu-zdobula-10-medalej-na-kubku-svitu2023.html" text:style-name="Internet_20_link" text:visited-style-name="Visited_20_Internet_20_Link">
https://www.ukrinform.ua/rubric-sports/3713696-zbirna-ukraini-z-kikboksingu-zdobula-10-medalej-na-kubku-svitu2023.html</text:a>
</text:p>
      <!--NEWS-->
      <text:h text:style-name="P10" text:outline-level="1">
<text:span text:style-name="T4">
Tkachenko - About the new church calendar: most Ukrainians are ready to transfer dates</text:span>
</text:h>
      <text:p text:style-name="P4">
Authors: Ukrinform (Person)</text:p>
      <text:p text:style-name="P4">
Publisher: Укринформ (Organization)</text:p>
      <text:p text:style-name="P4">
Published Time: 2023-05-24T19:36:00+03:00</text:p>
      <text:p text:style-name="P4">
Modified Time: 2023-05-24T19:36:00+03:00</text:p>
      <text:p text:style-name="P4">
Description: The CCC decision to move to a new calendar raises the issue of changing the dates of official holidays. - Ukrinform.</text:p>
      <text:p text:style-name="P4">
Images: ['<text:a xlink:type="simple" xlink:href="https://static.ukrinform.com/photos/2023_03/thumb_files/630_360_1680089704-293.jpg" text:style-name="Internet_20_link" text:visited-style-name="Visited_20_Internet_20_Link">
630_360_16800...</text:a>
']</text:p>
      <text:p text:style-name="P4">
Tags: ['Ткаченко', 'Календар', 'Православна церква України', 'Єдині новини']</text:p>
      <text:p text:style-name="P4">
Type: Article</text:p>
      <!--METADATA-->
      <text:p text:style-name="P4">
<draw:frame draw:style-name="fr1" draw:name="Image258" text:anchor-type="as-char" svg:width="6.9236in" svg:height="3.956343in" draw:z-index="0">
<draw:image xlink:href="../Images/yкринформ/2023-05-24T19-36-00-03-00/630_360_1680089704-293.jpg" xlink:type="simple" xlink:show="embed" xlink:actuate="onLoad" draw:mime-type="image/jpeg"/>
</draw:frame>
The decision of the PSC on the transition to a new calendar raises the question of changing the dates of official holidays.</text:p>
      <text:p text:style-name="P4">
The Minister of Culture of and Information Policy Oleksandr Tkachenko said this on the air of the only news, Ukrinform reports.</text:p>
      <text:p text:style-name="P4">
“We had a conversation with deputies today because the decisions of the churches(transition <text:a xlink:type="simple" xlink:href="https://www.ukrinform.ua/tag-pravoslavna-cerkva-ukraini" text:style-name="Internet_20_link" text:visited-style-name="Visited_20_Internet_20_Link">
</text:a>
For the new calendar - ed.)We make challenges to change the official holidays. That is why we will get back with the proposals in the near future, "Tkachenko said.</text:p>
      <text:p text:style-name="P4">
He added that, according to sociological surveys, most Ukrainians have a year for such a transfer of dates of religious holidays. Including, as the Minister noted, this was facilitated by the understanding that we are moving away from the Russian world.</text:p>
      <text:p text:style-name="P4">
<text:span text:style-name="T4">
 Read also: </text:span>
 <text:a xlink:type="simple" xlink:href="https://www.ukrinform.ua/rubric-society/3713608-novij-kalendar-perehidnij-period-ubezpecit-pcu-vid-vnutrisnogo-rozkolu-elenskij.html" text:style-name="Internet_20_link" text:visited-style-name="Visited_20_Internet_20_Link">
<text:span text:style-name="T4">
 PCC </text:span>
</text:a>
“This calendar is used by the minority of the churches, except for the Russian, also - Serbian, Georgian, Jerusalem Church, and all other Orthodox churches use the new calendar. Much of the people celebrated Christmas on December 25. There is still the Holy, St. Vladimir's Day, from which we started celebrating the Day of State on July 28. Therefore, there is something to work on. It is important here how it will be reflected in official public holidays. How it will be reflected in the New Law, which we discussed today, ”the minister added.</text:p>
      <text:p text:style-name="P4">
As reported <text:a xlink:type="simple" xlink:href="https://www.ukrinform.ua/rubric-society/3713503-pcu-uhvalila-risenna-pro-perehid-na-novij-kalendar-zmi.html" text:style-name="Internet_20_link" text:visited-style-name="Visited_20_Internet_20_Link">
</text:a>
, Orthodox Church Ukraine on Wednesday, May 24, at the Bishops' Cathedral made a decision of a new calendar.</text:p>
      <text:p text:style-name="P4">
News Source: <text:a xlink:type="simple" xlink:href="https://www.ukrinform.ua/rubric-society/3713698-tkacenko-pro-novij-cerkovnij-kalendar-bilsist-ukrainciv-gotovi-do-perenesenna-dat.html" text:style-name="Internet_20_link" text:visited-style-name="Visited_20_Internet_20_Link">
https://www.ukrinform.ua/rubric-society/3713698-tkacenko-pro-novij-cerkovnij-kalendar-bilsist-ukrainciv-gotovi-do-perenesenna-dat.html</text:a>
</text:p>
      <!--NEWS-->
      <text:h text:style-name="P10" text:outline-level="1">
<text:span text:style-name="T4">
Training of Ukrainian pilots opens the way to supply Ukraine F-16-Stoltenberg</text:span>
</text:h>
      <text:p text:style-name="P4">
Authors: Ukrinform (Person)</text:p>
      <text:p text:style-name="P4">
Publisher: Укринформ (Organization)</text:p>
      <text:p text:style-name="P4">
Published Time: 2023-05-24T19:39:00+03:00</text:p>
      <text:p text:style-name="P4">
Modified Time: 2023-05-24T19:39:00+03:00</text:p>
      <text:p text:style-name="P4">
Description: NATO allies consistently assist Ukraine in its fight against aggression of the Russian Federation, so the readiness of some allies to start training Ukrainian pilots on F-16 fighters is a wise solution that allows to start supplies to Ukraine NATO combat aircraft in the future. - Ukrinform.</text:p>
      <text:p text:style-name="P4">
Images: ['<text:a xlink:type="simple" xlink:href="https://static.ukrinform.com/photos/2022_04/thumb_files/630_360_1649165705-470.jpg" text:style-name="Internet_20_link" text:visited-style-name="Visited_20_Internet_20_Link">
630_360_16491...</text:a>
']</text:p>
      <text:p text:style-name="P4">
Tags: ['Столтенберг', 'Україна', 'Винищувач']</text:p>
      <text:p text:style-name="P4">
Type: Article</text:p>
      <!--METADATA-->
      <text:p text:style-name="P4">
<draw:frame draw:style-name="fr1" draw:name="Image259" text:anchor-type="as-char" svg:width="6.9236in" svg:height="3.956343in" draw:z-index="0">
<draw:image xlink:href="../Images/yкринформ/2023-05-24T19-39-00-03-00/630_360_1649165705-470.jpg" xlink:type="simple" xlink:show="embed" xlink:actuate="onLoad" draw:mime-type="image/jpeg"/>
</draw:frame>
NATO Allies consistently assist Ukraine in its fight against the aggression of the Russian Federation, so the readiness of some allies to start training Ukrainian pilots F-16 is a wise solution that allows NATO combat aircraft to begin Ukraine in the future.</text:p>
      <text:p text:style-name="P4">
This was announced today in Brussels during a press conference as a result of the Zprimier Minister of Latvia Krishianis Karinsh, General's Secretary of the Jens Stoltenberg said, Ukrinform correspondent reports.</text:p>
      <text:p text:style-name="P4">
“Over the past days, several allies have announced the start of training for Ukrainian pilots. At some stage, it will also allow us to supply meltis, although when and how it happens, it must still be resolved. I think it would be wise to move forward: to start training, and to depend on the further development of this war and the situation on the ground, to make the steady decisions on the supply of aircraft, ”the Alliance head said.</text:p>
      <text:p text:style-name="P4">
He noted that this new initiative is another manifestation of the steps of Ukrainian drinking, which the Alliance Allies have taken over for several past months. In particular, it is about supplying heavy weapons to Ukraine, including LEOPARD, Abrams and Challenger tanks and other equipment. Over the past week, the United Kingdom has put modern winged rockets of the Great Radius action to Ukraine, which already bring important changes in the battlefield.</text:p>
      <text:p text:style-name="P4">
All this, according to Jens Stoltenberg, is a manifestation of long -term obligations. The Allies consider it necessary to provide Ukraine with such militaryity that its armed forces are capable of restraining any further aggression.</text:p>
      <text:p text:style-name="P4">
“We must ensure that the story does not happen again and deprive Presidentaputin's opportunities to fraud with European security. In this context, the Armed Forces of Ukraine, including their air forces, is a very important part of these efforts. Therefore, the 4th generation of NATO aircraft can be part of them. So it will happen, it is difficult to say- after the war, or even during the time, depending on its course- but it will be useful in any case, ”the Secretary General said <text:a xlink:type="simple" xlink:href="https://www.ukrinform.ua/tag-nato" text:style-name="Internet_20_link" text:visited-style-name="Visited_20_Internet_20_Link">
</text:a>
.</text:p>
      <text:p text:style-name="P4">
<text:span text:style-name="T4">
 Read also: </text:span>
 <text:a xlink:type="simple" xlink:href="https://www.ukrinform.ua/rubric-ato/3713669-niderlandi-hocut-svidko-rozpocati-navcanna-ukrainskih-pilotiv-na-f16.html" text:style-name="Internet_20_link" text:visited-style-name="Visited_20_Internet_20_Link">
<text:span text:style-name="T4">
 Netherlands </text:span>
</text:a>
</text:p>
      <text:p text:style-name="P4">
Photo: EFE/EPA</text:p>
      <text:p text:style-name="P4">
News Source: <text:a xlink:type="simple" xlink:href="https://www.ukrinform.ua/rubric-ato/3713701-trenuvanna-ukrainskih-pilotiv-vidkrivae-slah-dla-postacanna-ukraini-f16-stoltenberg.html" text:style-name="Internet_20_link" text:visited-style-name="Visited_20_Internet_20_Link">
https://www.ukrinform.ua/rubric-ato/3713701-trenuvanna-ukrainskih-pilotiv-vidkrivae-slah-dla-postacanna-ukraini-f16-stoltenberg.html</text:a>
</text:p>
      <!--NEWS-->
      <text:h text:style-name="P10" text:outline-level="1">
<text:span text:style-name="T4">
Transition Framework - Regulatory Basis for Reintegration of Liberated Territories</text:span>
</text:h>
      <text:p text:style-name="P4">
Author: ['АРМІЯINFORM']</text:p>
      <text:p text:style-name="P4">
Time: 2023-05-24T20:00:00-04:00</text:p>
      <text:p text:style-name="P4">
Description: Yak Doldomlya Freight of the Minіtystskiy of the Reintegrait Timchasovo perch ... War with Ukraine 2022, War with Ukraine Latest news today, News War with Ukraine 2022 Last for today, will there be a war between Ukraine and Russia and when the war with Ukraine will be in 2022 Or not, will there be a war with Ukraine in the near future, they say, the war with Ukraine, Ukraine’s news today, Ukrainian news in Ukrainian media in Russian</text:p>
      <text:p text:style-name="P4">
Images: ['<text:a xlink:type="simple" xlink:href="https://armyinform.com.ua/wp-content/uploads/2023/05/iryna-vereshhuk.jpg" text:style-name="Internet_20_link" text:visited-style-name="Visited_20_Internet_20_Link">
iryna-vereshhuk.jpg</text:a>
']</text:p>
      <text:p text:style-name="P4">
Tags: ['ЗАКОНОДАВСТВО', 'ІРИНА ВЕРЕЩУК', 'МІНРЕІНТЕГРАЦІЇ', 'РЕІНТЕГРАЦІЯ', 'ТИМЧАСОВО ОКУПОВАНІ ТЕРИТОРІЇ']</text:p>
      <text:p text:style-name="P4">
Category: News</text:p>
      <!--METADATA-->
      <text:p text:style-name="P4">
<draw:frame draw:style-name="fr1" draw:name="Image260" text:anchor-type="as-char" svg:width="6.9236in" svg:height="4.866549in" draw:z-index="0">
<draw:image xlink:href="../Images/AРМІЯINFORM/2023-05-24T20-00-00-04-00/iryna-vereshhuk.jpg" xlink:type="simple" xlink:show="embed" xlink:actuate="onLoad" draw:mime-type="image/jpeg"/>
</draw:frame>
As <text:a xlink:type="simple" xlink:href="https://minre.gov.ua/2023/05/23/ramkovyj-zakon-pro-perehidnyj-period-normatyvna-osnova-dlya-reintegracziyi-zvilnenyh-terytorij/" text:style-name="Internet_20_link" text:visited-style-name="Visited_20_Internet_20_Link">
reports</text:a>
Press service on reintegration of the temporarily occupied territories of Ukraine, Protess Viceremier-Minister Irina Vereshchuk declared on the air of the TV channel "We-Ukraine".</text:p>
      <text:p text:style-name="P4">
She said that a framework law is currently being developed with the President's office. It aims to comprehensively resolve the issues of reintegration of deocal territories.</text:p>
      <text:p text:style-name="P4">
Among other things, it is about the issue of restoration of justice, including the responsibility of collaborators, lustration. The law will also regulate issues, documents, court decisions, etc.</text:p>
      <text:p text:style-name="P4">
Transitional legislation will be applied primarily to the temporary -heated territories of Crimea, Donetsk and Luhansk regions.</text:p>
      <text:p text:style-name="P4">
“We, as a government, are to implement a stabilization and reintegration strategy for deducted territories. We already understand what to do. And we will move as quickly as the armed forces that liberate our lands, ” - added a business office.</text:p>
      <text:p text:style-name="P4">
News Source: <text:a xlink:type="simple" xlink:href="https://armyinform.com.ua/2023/05/24/ramkovyj-zakon-pro-perehidnyj-period-normatyvna-osnova-dlya-reintegracziyi-zvilnenyh-terytorij/" text:style-name="Internet_20_link" text:visited-style-name="Visited_20_Internet_20_Link">
https://armyinform.com.ua/2023/05/24/ramkovyj-zakon-pro-perehidnyj-period-normatyvna-osnova-dlya-reintegracziyi-zvilnenyh-terytorij/</text:a>
</text:p>
      <!--NEWS-->
      <text:h text:style-name="P10" text:outline-level="1">
<text:span text:style-name="T4">
Britain in the OSCE criticized the false "aspiration" of Russia for dialogue</text:span>
</text:h>
      <text:p text:style-name="P4">
Authors: Ukrinform (Person)</text:p>
      <text:p text:style-name="P4">
Publisher: Укринформ (Organization)</text:p>
      <text:p text:style-name="P4">
Published Time: 2023-05-24T20:07:33+03:00</text:p>
      <text:p text:style-name="P4">
Modified Time: 2023-05-24T20:07:33+03:00</text:p>
      <text:p text:style-name="P4">
Description: Russia declares its "desire" for dialogue and diplomacy, but all its actions before and now testify to the opposite. - Ukrinform.</text:p>
      <text:p text:style-name="P4">
Images: ['<text:a xlink:type="simple" xlink:href="https://static.ukrinform.com/photos/2023_05/thumb_files/630_360_1684947651-240.jpg" text:style-name="Internet_20_link" text:visited-style-name="Visited_20_Internet_20_Link">
630_360_16849...</text:a>
']</text:p>
      <text:p text:style-name="P4">
Tags: ['Британія', 'ОБСЄ', 'Росія', 'Війна']</text:p>
      <text:p text:style-name="P4">
Type: Article</text:p>
      <!--METADATA-->
      <text:p text:style-name="P4">
<draw:frame draw:style-name="fr1" draw:name="Image261" text:anchor-type="as-char" svg:width="6.9236in" svg:height="3.956343in" draw:z-index="0">
<draw:image xlink:href="../Images/yкринформ/2023-05-24T20-07-33-03-00/630_360_1684947651-240.jpg" xlink:type="simple" xlink:show="embed" xlink:actuate="onLoad" draw:mime-type="image/jpeg"/>
</draw:frame>
Russia is about her "desire" for dialogue and diplomacy, but all her actions are more present and now testify to the opposite.</text:p>
      <text:p text:style-name="P4">
This was stated by the Senior Military Advisor of the UK delegation to the OSCE Iensstabbs during a Wednesday Security Cooperation meeting, Ukrinform correspondent reports.</text:p>
      <text:p text:style-name="P4">
"Here, in Vienna, we can see how our Russian colleagues use thisforum as a platform in their attempts to justify unjustified. They are conducting a non -substantial campaign Colleagues are increasingly disrespectful to this forum, aggressiveness in relation to the chairman and threat towards the delegates, " - said.</text:p>
      <text:p text:style-name="P4">
In this context, the UK's representative called on to remember "how Russian was treating dialogue and diplomacy."</text:p>
      <text:p text:style-name="P4">
"<text:a xlink:type="simple" xlink:href="https://www.ukrinform.ua/tag-rosia" text:style-name="Internet_20_link" text:visited-style-name="Visited_20_Internet_20_Link">
</text:a>
She has been lied to this such multilateral forums about the true purpose of its extraordinary military presence at the borders of Ukraine and in the illegally -anexed Crimea. Russia not only ignored its obligations with the head document, but also used this event strengthening of trust and a security for support for its misinformation campaign. Russia has rejected the calls of Dialog and Defective and instead embarked on the path of confrontation. Russia stated that there would be no wars. Russia said that it did not intend to invade Ukraine, "Stabbs was re -replacing.</text:p>
      <text:p text:style-name="P4">
He added that after all this, "Russia made an uncontrollable, planned barbaric attack on a sovereign democratic state to conquer it," but has failed.</text:p>
      <text:p text:style-name="P4">
"Russia is constantly underestimating the strength and determination of the courageous Ukrainian people to protect its homeland. In addition, Russia has seriously underestimated its immeasurable determination to support Ukraine, together with our friends and partners, no matter how much time it takes," said the VOBSE military adviser.</text:p>
      <text:p text:style-name="P4">
He added that Russia also clearly underestimated NATO's determination. The aggressive actions of the RFFP was drawn to the fact that the Alliance has become stronger, "accepting new members, enhancing the pre -presence, transforming NATO response forces and enhancing its ability to protect every inch of the Alliance."</text:p>
      <text:p text:style-name="P4">
Stabbs has once again assured that the United Kingdom and its partners will make an all -need for Ukraine to win.<text:span text:style-name="T4">
 Read also: </text:span>
 <text:a xlink:type="simple" xlink:href="https://www.ukrinform.ua/rubric-ato/3710694-ukraina-rozpovila-v-obse-pro-200-000-znisenih-rosijskih-zagarbnikiv.html" text:style-name="Internet_20_link" text:visited-style-name="Visited_20_Internet_20_Link">
<text:span text:style-name="T4">
 OSCE </text:span>
</text:a>
As reported by Ukrinform, earlier the military adviser to the UK VabsCE Yen Stabbs <text:a xlink:type="simple" xlink:href="https://www.ukrinform.ua/rubric-ato/3710689-britania-v-obse-u-rosii-zaraz-sil-ak-i-24-lutogo-ale-ce-mobilizovani-na-zastarilij-tehnici.html" text:style-name="Internet_20_link" text:visited-style-name="Visited_20_Internet_20_Link">
</text:a>
that Russia has not been able to achieve military success in Ukraine by the professional army at the beginning of the invasion, and therefore it is now expected to be more defeated with the current army of mobilized and reservists equipped with outdated equipment.</text:p>
      <text:p text:style-name="P4">
News Source: <text:a xlink:type="simple" xlink:href="https://www.ukrinform.ua/rubric-polytics/3713708-britania-v-obse-rozkritikuvala-brehlive-pragnenna-rosii-do-dialogu.html" text:style-name="Internet_20_link" text:visited-style-name="Visited_20_Internet_20_Link">
https://www.ukrinform.ua/rubric-polytics/3713708-britania-v-obse-rozkritikuvala-brehlive-pragnenna-rosii-do-dialogu.html</text:a>
</text:p>
      <!--NEWS-->
      <text:h text:style-name="P10" text:outline-level="1">
<text:span text:style-name="T4">
The schedule</text:span>
</text:h>
      <text:p text:style-name="P4">
Authors: Ukrinform (Person)</text:p>
      <text:p text:style-name="P4">
Publisher: Укринформ (Organization)</text:p>
      <text:p text:style-name="P4">
Published Time: 2023-05-24T20:08:00+03:00</text:p>
      <text:p text:style-name="P4">
Modified Time: 2023-05-24T20:08:00+03:00</text:p>
      <text:p text:style-name="P4">
Description: The men's and women's team of Ukraine in volleyball will perform in the group stage of the Golden European Library. Warehouse groups among men and women are given by the European Volleyball Confederation. - Ukrinform.</text:p>
      <text:p text:style-name="P4">
Images: ['<text:a xlink:type="simple" xlink:href="https://static.ukrinform.com/photos/2023_05/thumb_files/630_360_1683017379-803.jpeg" text:style-name="Internet_20_link" text:visited-style-name="Visited_20_Internet_20_Link">
630_360_16830...</text:a>
']</text:p>
      <text:p text:style-name="P4">
Tags: ['Європа', 'Спорт', 'Волейбол', 'Збірна України']</text:p>
      <text:p text:style-name="P4">
Type: Article</text:p>
      <!--METADATA-->
      <text:p text:style-name="P4">
<draw:frame draw:style-name="fr1" draw:name="Image262" text:anchor-type="as-char" svg:width="6.9236in" svg:height="3.956343in" draw:z-index="0">
<draw:image xlink:href="../Images/yкринформ/2023-05-24T20-08-00-03-00/630_360_1683017379-803.jpeg" xlink:type="simple" xlink:show="embed" xlink:actuate="onLoad" draw:mime-type="image/jpeg"/>
</draw:frame>
The male women's team of Ukraine in volleyball will perform in the group stage of the goldenurovroliga. Warehouse groups among men and women are given by the European Volleyball Confederation.</text:p>
      <text:p text:style-name="P4">
12 male teams <text:a xlink:type="simple" xlink:href="http://https://suspilne.media/462395-zbirni-ukraini-z-volejbolu-zigraut-u-zolotij-evrolizi-hto-superniki-ta-koli-vidbudutsa-matci/" text:style-name="Internet_20_link" text:visited-style-name="Visited_20_Internet_20_Link">
</text:a>
divided into three groups by four teams. They will identify by the three participants of the final stage of the tournament, which will join the owners of the finals, reports Ukrinform.</text:p>
      <text:p text:style-name="P4">
According to the results of the draw, the male national team of Ukraine was in quartet in where its rivals were Belgium, Croatia and Northern Macedonia.</text:p>
      <text:p text:style-name="P4">
_Gature of matches: _</text:p>
      <text:p text:style-name="P4">
Saturday, May 27. Ukraine is northern Macedonia</text:p>
      <text:p text:style-name="P4">
Wednesday, May 31. Ukraine is Croatia</text:p>
      <text:p text:style-name="P4">
Saturday, June 3. Belgium - Ukraine</text:p>
      <text:p text:style-name="P4">
Sunday, June 11th. Croatia - Ukraine</text:p>
      <text:p text:style-name="P4">
Wednesday, June 14. Ukraine is Belgium</text:p>
      <text:p text:style-name="P4">
Sunday, June 18. Northern Macedonia - Ukraine.</text:p>
      <text:p text:style-name="P4">
<text:span text:style-name="T4">
 Read also: </text:span>
 <text:a xlink:type="simple" xlink:href="https://www.ukrinform.ua/rubric-sports/3702709-volejbolistki-zbirnoi-ukraini-do-matciv-evroligi-zigraut-z-nimkenami-ta-slovackami.html" text:style-name="Internet_20_link" text:visited-style-name="Visited_20_Internet_20_Link">
<text:span text:style-name="T4">
 volleyball </text:span>
</text:a>
Nine teams of women's golden European license were divided into three groups. They will also identify three participants in the final stage, who will join the hosters of four. The Ukrainians were trio with Hungary and France.</text:p>
      <text:p text:style-name="P4">
Saturday, May 27. Hungary - Ukraine</text:p>
      <text:p text:style-name="P4">
Sunday, May 28. Ukraine - Hungary</text:p>
      <text:p text:style-name="P4">
Wednesday, June 14. Ukraine is France</text:p>
      <text:p text:style-name="P4">
Sunday, June 18. France is Ukraine.</text:p>
      <text:p text:style-name="P4">
It should be noted that in 2017 Ukrainian volleyball players and volleyball players won the EUROSPACE.</text:p>
      <text:p text:style-name="P4">
Photo: Volleyball.ua.</text:p>
      <text:p text:style-name="P4">
News Source: <text:a xlink:type="simple" xlink:href="https://www.ukrinform.ua/rubric-sports/3703504-zbirni-ukraini-z-volejbolu-zigraut-u-zolotij-evrolizi2023.html" text:style-name="Internet_20_link" text:visited-style-name="Visited_20_Internet_20_Link">
https://www.ukrinform.ua/rubric-sports/3703504-zbirni-ukraini-z-volejbolu-zigraut-u-zolotij-evrolizi2023.html</text:a>
</text:p>
      <!--NEWS-->
      <text:h text:style-name="P10" text:outline-level="1">
<text:span text:style-name="T4">
Tkachenko invited representatives of telegrams to meet the ministry</text:span>
</text:h>
      <text:p text:style-name="P4">
Authors: Ukrinform (Person)</text:p>
      <text:p text:style-name="P4">
Publisher: Укринформ (Organization)</text:p>
      <text:p text:style-name="P4">
Published Time: 2023-05-24T20:09:00+03:00</text:p>
      <text:p text:style-name="P4">
Modified Time: 2023-05-24T20:09:00+03:00</text:p>
      <text:p text:style-name="P4">
Description: Minister of Culture and Information Policy Oleksandr Tkachenko invited representatives of TG-channels to the MKIP for a meeting. - Ukrinform.</text:p>
      <text:p text:style-name="P4">
Images: ['<text:a xlink:type="simple" xlink:href="https://static.ukrinform.com/photos/2023_03/thumb_files/630_360_1680089705-466.jpg" text:style-name="Internet_20_link" text:visited-style-name="Visited_20_Internet_20_Link">
630_360_16800...</text:a>
']</text:p>
      <text:p text:style-name="P4">
Tags: ['Ткаченко', 'ЗМІ', 'Telegram', 'МКІП ', 'Єдині новини']</text:p>
      <text:p text:style-name="P4">
Type: Article</text:p>
      <!--METADATA-->
      <text:p text:style-name="P4">
<draw:frame draw:style-name="fr1" draw:name="Image263" text:anchor-type="as-char" svg:width="6.9236in" svg:height="3.956343in" draw:z-index="0">
<draw:image xlink:href="../Images/yкринформ/2023-05-24T20-09-00-03-00/630_360_1680089705-466.jpg" xlink:type="simple" xlink:show="embed" xlink:actuate="onLoad" draw:mime-type="image/jpeg"/>
</draw:frame>
Minister of Culture and Information Policy Oleksandr Tkachenko invited representatives of TGG channels to the MCIP for a meeting.</text:p>
      <text:p text:style-name="P4">
He said this on the broadcast of the only news, Ukrinform reports.</text:p>
      <text:p text:style-name="P4">
“We have a separate story with a telegram, because with the purpose, with Google, we are a permanent dialogue. With the telegram, this story, to put it mildly, mysterious. Therefore, I, taking the opportunity, invite representatives of the so-called leading Anonomony TG channels, to us in <text:a xlink:type="simple" xlink:href="https://www.ukrinform.ua/tag-minkulturi" text:style-name="Internet_20_link" text:visited-style-name="Visited_20_Internet_20_Link">
</text:a>
Home, ”Tkachenko said.</text:p>
      <text:p text:style-name="P4">
According to him, the appearance in TG channels information on the capture of Bakhmut, unformation from the Ministry of Defense raises questions.</text:p>
      <text:p text:style-name="P4">
<text:span text:style-name="T4">
 Read also: </text:span>
 <text:a xlink:type="simple" xlink:href="https://www.ukrinform.ua/rubric-society/3701644-mkip-i-telekanal-belsat-tv-planuut-spilno-protidiati-dezinformacii-z-boku-bilorusi-ta-rf.html" text:style-name="Internet_20_link" text:visited-style-name="Visited_20_Internet_20_Link">
</text:a>
As it was reported, recently the Minister of Culture and Information Policy Oleksandr Tkachenko stated that <text:a xlink:type="simple" xlink:href="https://www.ukrinform.ua/rubric-society/3711864-tkacenko-nihto-ne-zbiraetsa-zakrivati-telegram.html" text:style-name="Internet_20_link" text:visited-style-name="Visited_20_Internet_20_Link">
</text:a>
. Earlier, MKIP in an interview with Interfax-Ukraine noted that there was a discussion about "certain regulation" of a telegram.</text:p>
      <text:p text:style-name="P4">
News Source: <text:a xlink:type="simple" xlink:href="https://www.ukrinform.ua/rubric-society/3713709-tkacenko-zaprosiv-predstavnikiv-telegramkanaliv-na-zustric-u-ministerstvo.html" text:style-name="Internet_20_link" text:visited-style-name="Visited_20_Internet_20_Link">
https://www.ukrinform.ua/rubric-society/3713709-tkacenko-zaprosiv-predstavnikiv-telegramkanaliv-na-zustric-u-ministerstvo.html</text:a>
</text:p>
      <!--NEWS-->
      <text:h text:style-name="P10" text:outline-level="1">
<text:span text:style-name="T4">
Bakhmut's offensive became a meat grinder for Russia - White House</text:span>
</text:h>
      <text:p text:style-name="P4">
Authors: Ukrinform (Person)</text:p>
      <text:p text:style-name="P4">
Publisher: Укринформ (Organization)</text:p>
      <text:p text:style-name="P4">
Published Time: 2023-05-24T20:12:00+03:00</text:p>
      <text:p text:style-name="P4">
Modified Time: 2023-05-24T20:12:00+03:00</text:p>
      <text:p text:style-name="P4">
Description: The United States believes that the losses of the Russians during their attempts on the offensive in the Bakhmut area, they cost them too high. - Ukrinform.</text:p>
      <text:p text:style-name="P4">
Images: ['<text:a xlink:type="simple" xlink:href="https://static.ukrinform.com/photos/2016_08/thumb_files/630_360_1472621188-8020.jpg" text:style-name="Internet_20_link" text:visited-style-name="Visited_20_Internet_20_Link">
630_360_14726...</text:a>
']</text:p>
      <text:p text:style-name="P4">
Tags: ['Бахмут', 'Україна', 'Білий дім', 'Війна з Росією']</text:p>
      <text:p text:style-name="P4">
Type: Article</text:p>
      <!--METADATA-->
      <text:p text:style-name="P4">
<draw:frame draw:style-name="fr1" draw:name="Image264" text:anchor-type="as-char" svg:width="6.9236in" svg:height="3.956343in" draw:z-index="0">
<draw:image xlink:href="../Images/yкринформ/2023-05-24T20-12-00-03-00/630_360_1472621188-8020.jpg" xlink:type="simple" xlink:show="embed" xlink:actuate="onLoad" draw:mime-type="image/jpeg"/>
</draw:frame>
The connection believes that the loss of Russians during their attempts in the Bakhmut area, they cost them too high.</text:p>
      <text:p text:style-name="P4">
John Kirby said this during a telephone briefing on a telephone briefing, Ukrinform correspondent reports.</text:p>
      <text:p text:style-name="P4">
“This offensive(On Bakhmut - Ed.), in fact, cost <text:a xlink:type="simple" xlink:href="https://www.ukrinform.ua/tag-rosia" text:style-name="Internet_20_link" text:visited-style-name="Visited_20_Internet_20_Link">
</text:a>
terribly expensive. And, as I said, it was a meat grinder for them in some way, ”the White House representative said.</text:p>
      <text:p text:style-name="P4">
He noted that the evaluation figures, voiced by Washington about the loss of the Russians Podbakhmut back in early May, are accurate. However, he said, since one day they lost even more strength.</text:p>
      <text:p text:style-name="P4">
Kirby also drew attention to the conflict relations of the leader of the Wagner group Yevgeny Prigogine with the Ministry of Defense of Russia.</text:p>
      <text:p text:style-name="P4">
<text:span text:style-name="T4">
 Read also: </text:span>
 <text:a xlink:type="simple" xlink:href="https://www.ukrinform.ua/rubric-ato/3713428-sili-oboroni-maut-uspihi-na-flangah-bahmuta-sirskij.html" text:style-name="Internet_20_link" text:visited-style-name="Visited_20_Internet_20_Link">
<text:span text:style-name="T4">
 Bakhmut </text:span>
</text:a>
As reported <text:a xlink:type="simple" xlink:href="https://www.ukrinform.ua/rubric-ato/3713666-malar-pro-situaciu-navkolo-bahmuta-ukrainskim-vijskam-vdaetsa-potrohu-prosuvatis.html" text:style-name="Internet_20_link" text:visited-style-name="Visited_20_Internet_20_Link">
</text:a>
According to the Deputy Minister of Defense of Ukraine Anna Malyar, there is a decrease in the intensity of battles in the Bakhmut. Moreover, the enemy tries to set his position on the flanks and bet on artillery fire. At the same time, Ukrainian troops manage to move gradually.</text:p>
      <text:p text:style-name="P4">
News Source: <text:a xlink:type="simple" xlink:href="https://www.ukrinform.ua/rubric-ato/3713714-nastup-na-bahmut-stav-dla-rosii-masorubkou-bilij-dim.html" text:style-name="Internet_20_link" text:visited-style-name="Visited_20_Internet_20_Link">
https://www.ukrinform.ua/rubric-ato/3713714-nastup-na-bahmut-stav-dla-rosii-masorubkou-bilij-dim.html</text:a>
</text:p>
      <!--NEWS-->
      <text:h text:style-name="P10" text:outline-level="1">
<text:span text:style-name="T4">
The Slovak Government will support Ukraine - Shmigal has spoken with the new prime minister</text:span>
</text:h>
      <text:p text:style-name="P4">
Authors: Ukrinform (Person)</text:p>
      <text:p text:style-name="P4">
Publisher: Укринформ (Organization)</text:p>
      <text:p text:style-name="P4">
Published Time: 2023-05-24T20:14:32+03:00</text:p>
      <text:p text:style-name="P4">
Modified Time: 2023-05-24T20:14:32+03:00</text:p>
      <text:p text:style-name="P4">
Description: Prime Minister of Ukraine Denis Shmigal talked with the newly appointed Prime Minister of Slovakia by the Odore Louis. - Ukrinform.</text:p>
      <text:p text:style-name="P4">
Images: ['<text:a xlink:type="simple" xlink:href="https://static.ukrinform.com/photos/2023_05/thumb_files/630_360_1684948259-683.jpg" text:style-name="Internet_20_link" text:visited-style-name="Visited_20_Internet_20_Link">
630_360_16849...</text:a>
']</text:p>
      <text:p text:style-name="P4">
Tags: ["Прем'єр", 'Уряд', 'Словаччина', 'Шмигаль']</text:p>
      <text:p text:style-name="P4">
Type: Article</text:p>
      <!--METADATA-->
      <text:p text:style-name="P4">
<draw:frame draw:style-name="fr1" draw:name="Image265" text:anchor-type="as-char" svg:width="6.9236in" svg:height="3.956343in" draw:z-index="0">
<draw:image xlink:href="../Images/yкринформ/2023-05-24T20-14-32-03-00/630_360_1684948259-683.jpg" xlink:type="simple" xlink:show="embed" xlink:actuate="onLoad" draw:mime-type="image/jpeg"/>
</draw:frame>
Prime Minister of Ukraine Denis Shmigal talked with the newly appointed Prime Minister of Slovakia by the Odore Louis.</text:p>
      <text:p text:style-name="P4">
As Ukrinform reports, Shmigal reported in <text:a xlink:type="simple" xlink:href="https://t.me/Denys_Smyhal/5287" text:style-name="Internet_20_link" text:visited-style-name="Visited_20_Internet_20_Link">
</text:a>
.</text:p>
      <text:p text:style-name="P4">
“Talking to the newly appointed Prime Minister <text:a xlink:type="simple" xlink:href="https://www.ukrinform.ua/tag-slovaccina" text:style-name="Internet_20_link" text:visited-style-name="Visited_20_Internet_20_Link">
</text:a>
Odore. He became convinced of the surrounding support of Ukraine by the new government, ”Shmigal said.</text:p>
      <text:p text:style-name="P4">
The head of the Ukrainian government also thanked for providing the MiG-29. The further development of the Air Force of Ukraine and touched on the cooperation of energy and restoration.</text:p>
      <text:p text:style-name="P4">
<text:span text:style-name="T4">
 Read also: </text:span>
 <text:a xlink:type="simple" xlink:href="https://www.ukrinform.ua/rubric-polytics/3711496-glavi-mzs-cehii-i-slovaccini-obgovorili-pidtrimku-ukraini.html" text:style-name="Internet_20_link" text:visited-style-name="Visited_20_Internet_20_Link">
<text:span text:style-name="T4">
 Slovakia </text:span>
</text:a>
"The development of logistics and border infrastructure was also discussed. The construction of new ones and the reconstruction of existing border crossing points will have a positive impact and open up new opportunities for both countries," Smigal said.</text:p>
      <text:p text:style-name="P4">
As reported by Ukrinform, <text:a xlink:type="simple" xlink:href="https://www.ukrinform.ua/rubric-world/3706030-urad-slovaccini-do-viboriv-ocoluvatime-zastupnik-golovi-nacbanku.html" text:style-name="Internet_20_link" text:visited-style-name="Visited_20_Internet_20_Link">
</text:a>
.</text:p>
      <text:p text:style-name="P4">
<text:span text:style-name="T5">
Foto: Denis Schmigal, telegram</text:span>
</text:p>
      <text:p text:style-name="P4">
News Source: <text:a xlink:type="simple" xlink:href="https://www.ukrinform.ua/rubric-polytics/3713711-urad-slovaccini-pidtrimuvatime-ukrainu-smigal-pogovoriv-iz-novim-premerom.html" text:style-name="Internet_20_link" text:visited-style-name="Visited_20_Internet_20_Link">
https://www.ukrinform.ua/rubric-polytics/3713711-urad-slovaccini-pidtrimuvatime-ukrainu-smigal-pogovoriv-iz-novim-premerom.html</text:a>
</text:p>
      <!--NEWS-->
      <text:h text:style-name="P10" text:outline-level="1">
<text:span text:style-name="T4">
Konashevich-Sahaidachny can bring to Ukraine</text:span>
</text:h>
      <text:p text:style-name="P4">
Authors: Ukrinform (Person)</text:p>
      <text:p text:style-name="P4">
Publisher: Укринформ (Organization)</text:p>
      <text:p text:style-name="P4">
Published Time: 2023-05-24T20:15:05+03:00</text:p>
      <text:p text:style-name="P4">
Modified Time: 2023-05-24T20:15:05+03:00</text:p>
      <text:p text:style-name="P4">
Description: Within the meeting of the Minister of Culture Oleksandr Tkachenko with the Ministers of Culture of Poland and Lithuania Pyotr Glinsky and Simonas Kairis, a conversation about a temporary exhibition in Ukraine Konashevich-Sahaidachny was renewed. - Ukrinform.</text:p>
      <text:p text:style-name="P4">
Images: ['<text:a xlink:type="simple" xlink:href="https://static.ukrinform.com/photos/2023_05/thumb_files/630_360_1684947590-705.jpg" text:style-name="Internet_20_link" text:visited-style-name="Visited_20_Internet_20_Link">
630_360_16849...</text:a>
']</text:p>
      <text:p text:style-name="P4">
Tags: ['Музей', 'Ткаченко', 'Гетьман Сагайдачний', 'Єдині новини']</text:p>
      <text:p text:style-name="P4">
Type: Article</text:p>
      <!--METADATA-->
      <text:p text:style-name="P4">
<draw:frame draw:style-name="fr1" draw:name="Image266" text:anchor-type="as-char" svg:width="6.9236in" svg:height="3.956343in" draw:z-index="0">
<draw:image xlink:href="../Images/yкринформ/2023-05-24T20-15-05-03-00/630_360_1684947590-705.jpg" xlink:type="simple" xlink:show="embed" xlink:actuate="onLoad" draw:mime-type="image/jpeg"/>
</draw:frame>
Within the Minister of Culture Oleksandr Tkachenko with the Ministers of Culture of Poland, Talitva Pyotr Glinsky and Simonas Kairis renewed a conversation with an antimal exhibition in Ukraine Konashevich-Sahaidachny.</text:p>
      <text:p text:style-name="P4">
The Minister of Culture of and Information Policy Oleksandr Tkachenko told this on the air of the only news, Ukrinform reports.</text:p>
      <text:p text:style-name="P4">
"We have renewed a conversation about bringing to Ukraine to the temporary exhibition of Konashevich-Sahaidachny, which is located in Vuelsky Zam in Krakow. I will not remind the story of why it was symbolic where the sword or other swords of Sahaidachny, as they defended the Hug's values," , - said <text:a xlink:type="simple" xlink:href="https://www.ukrinform.ua/tag-tkacenko" text:style-name="Internet_20_link" text:visited-style-name="Visited_20_Internet_20_Link">
</text:a>
.</text:p>
      <text:p text:style-name="P4">
<text:span text:style-name="T4">
 Read also: </text:span>
 <text:a xlink:type="simple" xlink:href="https://www.ukrinform.ua/rubric-culture/3713485-polsa-dolucitsa-do-inventarizacii-vtrat-kulturnoi-spadsini-vnaslidok-vijni-v-ukraini.html" text:style-name="Internet_20_link" text:visited-style-name="Visited_20_Internet_20_Link">
</text:a>
As reported by Ukrinform, Minister of Culture of Ukraine Oleksandr Tkachenko with his colleagues from Poland and Lithuania Pyotr Glinsky and Simonas Kairis <text:a xlink:type="simple" xlink:href="https://www.ukrinform.ua/rubric-culture/3713248-ministri-kulturi-ukraini-polsi-ta-litvi-pidpisali-deklaraciu-lublinskogo-trikutnika.html" text:style-name="Internet_20_link" text:visited-style-name="Visited_20_Internet_20_Link">
</text:a>
"Lublin triangle", which provides for the support of Ukraine in various international formats for protecting its cultural heritage and values, exchange of knowledge, support of Ukrainian artists and cultural specialists, facilitating the restoration of Ukraine for the Tasting of the European Fund for the protection and restoration of the cultural such sector.</text:p>
      <text:p text:style-name="P4">
Peter Sahaidachny's sword is stored in the Vawel Royal Castle of the School. In 1621, the future king of the Commonwealth, Queen, Vase IV, presented Sahaidachny for the contribution of the Cossacks to the victory of the Vichotin battle with the army of the Ottoman Empire.</text:p>
      <text:p text:style-name="P4">
<text:span text:style-name="T5">
Foto: paweł czarnecki</text:span>
</text:p>
      <text:p text:style-name="P4">
News Source: <text:a xlink:type="simple" xlink:href="https://www.ukrinform.ua/rubric-culture/3713713-v-ukrainu-mozut-privezti-mec-konasevicasagajdacnogo.html" text:style-name="Internet_20_link" text:visited-style-name="Visited_20_Internet_20_Link">
https://www.ukrinform.ua/rubric-culture/3713713-v-ukrainu-mozut-privezti-mec-konasevicasagajdacnogo.html</text:a>
</text:p>
      <!--NEWS-->
      <text:h text:style-name="P10" text:outline-level="1">
<text:span text:style-name="T4">
Ukraine is predicted Thursday with rains, warms up to +26 °</text:span>
</text:h>
      <text:p text:style-name="P4">
Authors: Ukrinform (Person)</text:p>
      <text:p text:style-name="P4">
Publisher: Укринформ (Organization)</text:p>
      <text:p text:style-name="P4">
Published Time: 2023-05-24T20:21:00+03:00</text:p>
      <text:p text:style-name="P4">
Modified Time: 2023-05-24T20:21:00+03:00</text:p>
      <text:p text:style-name="P4">
Description: On Thursday, May 25, in Ukraine changing cloudiness, on the Left Bank, south of the country, in the Carpathians and in Transcarpathia - short -term rains, thunderstorms; In the rest of the territory - at night without precipitation, in the afternoon in places little short -term rain. - Ukrinform.</text:p>
      <text:p text:style-name="P4">
Images: ['<text:a xlink:type="simple" xlink:href="https://static.ukrinform.com/photos/2023_02/thumb_files/630_360_1675777256-557.jpg" text:style-name="Internet_20_link" text:visited-style-name="Visited_20_Internet_20_Link">
630_360_16757...</text:a>
']</text:p>
      <text:p text:style-name="P4">
Tags: ['Дощ', 'Гроза', 'Погода', 'Весна']</text:p>
      <text:p text:style-name="P4">
Type: Article</text:p>
      <!--METADATA-->
      <text:p text:style-name="P4">
<draw:frame draw:style-name="fr1" draw:name="Image267" text:anchor-type="as-char" svg:width="6.9236in" svg:height="3.956343in" draw:z-index="0">
<draw:image xlink:href="../Images/yкринформ/2023-05-24T20-21-00-03-00/630_360_1675777256-557.jpg" xlink:type="simple" xlink:show="embed" xlink:actuate="onLoad" draw:mime-type="image/jpeg"/>
</draw:frame>
On Thursday, May 25, in Ukraine, changing cloudiness, on the Left Bank, south of the country, Vitarpathia and Transcarpathia - short -term rains, thunderstorms; In the rest of the territory - no precipitation, in the afternoon, a little short -term rain.</text:p>
      <text:p text:style-name="P4">
Ukrinform was reported at the Ukrainian Hydrometeorological Center.</text:p>
      <text:p text:style-name="P4">
According to the forecasters, the wind tomorrow is north, northwest, 5-10 m/C. temperature at night 11-16 °, in the western regions 8-13 °, in the afternoon 21-26 °; In the Carpathian Mountains 5-10 ° heat, in the afternoon 13-18 °.</text:p>
      <text:p text:style-name="P4">
In the capital region on Thursday, it is changing cloudy, at night without precipitation, in daytime a light short -term rain. North wind, 5-10 m/s. The temperature of the time is 13-15 ° at night, 24-26 ° in the afternoon; In the area at night 11-16 °, in the afternoon 21-26 °.</text:p>
      <text:p text:style-name="P4">
On May 26-27, forecasters predict cloudy with clear weather, short-term rains with thunderstorms(At night - in places), in the afternoon in the southern and easthoblasts in some areas-hail and squalls 15-20 m/s(in most northern, May 27 and western regions without precipitation). Вітер північний, північно-західний(May 26 in the eastern regions Southwestern), 5-10 m/s. Temperature at night 11-16 °, in the western regions 8-13 °; In the afternoon 21-26 °, May 27 in the western tailoring regions 17-22 °.</text:p>
      <text:p text:style-name="P4">
<text:span text:style-name="T4">
 Read also: </text:span>
 <text:a xlink:type="simple" xlink:href="https://www.ukrinform.ua/rubric-world/3699440-naselenna-u-vsomu-sviti-strazdae-vid-ekstremalnih-pogodnih-i-klimaticnih-avis-vmo.html" text:style-name="Internet_20_link" text:visited-style-name="Visited_20_Internet_20_Link">
</text:a>
In the capital and on <text:a xlink:type="simple" xlink:href="https://www.ukrinform.ua/tag-kiivsina" text:style-name="Internet_20_link" text:visited-style-name="Visited_20_Internet_20_Link">
</text:a>
May 26-27-Khmarno with clear, without precipitation. North wind, 5-10 m/s. The temperature of the time: at night 14-16 °; In the afternoon of May 26, about 25 °, May 27 20-22 °. Pass: at night 11-16 °; In the afternoon of May 26, 21-26 °, May 27 17-22 °.</text:p>
      <text:p text:style-name="P4">
According to the Ukrhydromet Center, May 28-29 in the Crimea, in places in the southern, on the night of May 22 and in the eastern regions, in the afternoon on May 29 and in the Carpathians-short-term days, thunderstorms, in the rest of the territory without precipitation. The night temperature in the western, northern and most central regions 6-12 °, in the rest of the territory 9-15 °; in the afternoon 18-24 °, in the southern regions-up to 26 °.</text:p>
      <text:p text:style-name="P4">
<text:span text:style-name="T4">
 Read also: </text:span>
 <text:a xlink:type="simple" xlink:href="https://www.ukrinform.ua/rubric-technology/3662460-klimat-dosagne-kriticnogo-porogu-poteplinna-za-1012-rokiv-stucnij-intelekt.html" text:style-name="Internet_20_link" text:visited-style-name="Visited_20_Internet_20_Link">
</text:a>
In Kiev and in the region on May 28-29 without precipitation. The temperature in Kiev at night9-11 °, in the afternoon 20-22 °; In the area at night 6-11 °, in the afternoon 18-23 °.</text:p>
      <text:p text:style-name="P4">
News Source: <text:a xlink:type="simple" xlink:href="https://www.ukrinform.ua/rubric-regions/3713613-ukraini-prognozuut-cetver-z-dosami-progrie-do-26.html" text:style-name="Internet_20_link" text:visited-style-name="Visited_20_Internet_20_Link">
https://www.ukrinform.ua/rubric-regions/3713613-ukraini-prognozuut-cetver-z-dosami-progrie-do-26.html</text:a>
</text:p>
      <!--NEWS-->
      <text:h text:style-name="P10" text:outline-level="1">
<text:span text:style-name="T4">
In Belarus, a unit for counteracting DRGs all over the border line was created</text:span>
</text:h>
      <text:p text:style-name="P4">
Authors: Ukrinform (Person)</text:p>
      <text:p text:style-name="P4">
Publisher: Укринформ (Organization)</text:p>
      <text:p text:style-name="P4">
Published Time: 2023-05-24T20:25:27+03:00</text:p>
      <text:p text:style-name="P4">
Modified Time: 2023-05-24T20:25:27+03:00</text:p>
      <text:p text:style-name="P4">
Description: A new special unit for combating sabotage and intelligence groups in the border was created in Belarus, the Ministry of Internal Affairs Ivan Kubrakov said. - Ukrinform.</text:p>
      <text:p text:style-name="P4">
Images: ['<text:a xlink:type="simple" xlink:href="https://static.ukrinform.com/photos/2023_05/thumb_files/630_360_1684948887-258.jpg" text:style-name="Internet_20_link" text:visited-style-name="Visited_20_Internet_20_Link">
630_360_16849...</text:a>
']</text:p>
      <text:p text:style-name="P4">
Tags: ['Білорусь', 'Кордон', 'ДРГ']</text:p>
      <text:p text:style-name="P4">
Type: Article</text:p>
      <!--METADATA-->
      <text:p text:style-name="P4">
<draw:frame draw:style-name="fr1" draw:name="Image268" text:anchor-type="as-char" svg:width="6.9236in" svg:height="3.956343in" draw:z-index="0">
<draw:image xlink:href="../Images/yкринформ/2023-05-24T20-25-27-03-00/630_360_1684948887-258.jpg" xlink:type="simple" xlink:show="embed" xlink:actuate="onLoad" draw:mime-type="image/jpeg"/>
</draw:frame>
Biloruside has a new special unit for combating sabotage and intelligence groups and the border, the head of the Ministry of Internal Affairs Ivan Kubrakov said.</text:p>
      <text:p text:style-name="P4">
According to Ukrinform, this is reported in the Prescribe of the Belarusian Ministry of Internal Affairs.</text:p>
      <text:p text:style-name="P4">
"Our employees today carry out the service of public order in the border areas - not only with Ukraine, but also in general around the perimetrorder," said the head of the Belarusian Ministry.</text:p>
      <text:p text:style-name="P4">
As it is noted, the new special unit of combating sabotage and intelligence groups was created at the internal troops of the Ministry of Internal Affairs <text:a xlink:type="simple" xlink:href="https://www.ukrinform.ua/tag-bilorus" text:style-name="Internet_20_link" text:visited-style-name="Visited_20_Internet_20_Link">
</text:a>
, he has already started serving.</text:p>
      <text:p text:style-name="P4">
Kubrakov also announced the creation of another special unit that will ensure the safety of the Belarusian NPP. It is located in the city of Ostrovets, 18 kilometers from the nuclear power plant.</text:p>
      <text:p text:style-name="P4">
<text:span text:style-name="T4">
 Read also: </text:span>
 <text:a xlink:type="simple" xlink:href="https://www.ukrinform.ua/rubric-ato/3712551-na-aerodromah-bilorusi-zalisaetsa-13-litakiv-ta-12-gelikopteriv-rf-naev.html" text:style-name="Internet_20_link" text:visited-style-name="Visited_20_Internet_20_Link">
<text:span text:style-name="T4">
 Belarus </text:span>
</text:a>
“This direction is under special control. We see that the purpose of terrorist acts that take place outside our country are such objects, as well as socially significant, including schools and kindergartens. And now we do everything to protect them, ”Kubrakov said.</text:p>
      <text:p text:style-name="P4">
As reported by Ukrinform, on the Polish-Belarusian border <text:a xlink:type="simple" xlink:href="https://www.ukrinform.ua/rubric-world/3712768-na-polskobiloruskomu-kordoni-zrosla-kilkist-agresivnih-dij-nelegaliv.html" text:style-name="Internet_20_link" text:visited-style-name="Visited_20_Internet_20_Link">
</text:a>
who are trying to get pretty with the support of the special services of Russia and Belarus.</text:p>
      <text:p text:style-name="P4">
<text:span text:style-name="T5">
Foto: Radio Liberty</text:span>
</text:p>
      <text:p text:style-name="P4">
News Source: <text:a xlink:type="simple" xlink:href="https://www.ukrinform.ua/rubric-world/3713718-u-bilorusi-stvorili-pidrozdil-dla-protidii-drg-po-vsij-linii-kordonu.html" text:style-name="Internet_20_link" text:visited-style-name="Visited_20_Internet_20_Link">
https://www.ukrinform.ua/rubric-world/3713718-u-bilorusi-stvorili-pidrozdil-dla-protidii-drg-po-vsij-linii-kordonu.html</text:a>
</text:p>
      <!--NEWS-->
      <text:h text:style-name="P10" text:outline-level="1">
<text:span text:style-name="T4">
Determined Svitolina's rival in 1/4 of WTA tournament in France</text:span>
</text:h>
      <text:p text:style-name="P4">
Authors: Ukrinform (Person)</text:p>
      <text:p text:style-name="P4">
Publisher: Укринформ (Organization)</text:p>
      <text:p text:style-name="P4">
Published Time: 2023-05-24T20:27:06+03:00</text:p>
      <text:p text:style-name="P4">
Modified Time: 2023-05-24T20:27:06+03:00</text:p>
      <text:p text:style-name="P4">
Description: Ukrainian Elina Svitolina will meet with Russian Varvara Grasov in the quarterfinals of the Women's Tennis Association (WTA) - Internationaux de Strasbourg - in Strasbourg (France) with a $ 259.3 prize fund. - Ukrinform.</text:p>
      <text:p text:style-name="P4">
Images: ['<text:a xlink:type="simple" xlink:href="https://static.ukrinform.com/photos/2023_05/thumb_files/630_360_1684949022-240.jpg" text:style-name="Internet_20_link" text:visited-style-name="Visited_20_Internet_20_Link">
630_360_16849...</text:a>
']</text:p>
      <text:p text:style-name="P4">
Tags: ['Світоліна', 'Теніс']</text:p>
      <text:p text:style-name="P4">
Type: Article</text:p>
      <!--METADATA-->
      <text:p text:style-name="P4">
<draw:frame draw:style-name="fr1" draw:name="Image269" text:anchor-type="as-char" svg:width="6.9236in" svg:height="3.956343in" draw:z-index="0">
<draw:image xlink:href="../Images/yкринформ/2023-05-24T20-27-06-03-00/630_360_1684949022-240.jpg" xlink:type="simple" xlink:show="embed" xlink:actuate="onLoad" draw:mime-type="image/jpeg"/>
</draw:frame>
Ukrainianelina Svitolina will meet with Russian Varvara Grachova in the quarterfinalurror of the Women's Tennis Association(WTA)- Internationaux de Strasbourg - Strasbourg content(France)With a $ 259.3 prize fund.</text:p>
      <text:p text:style-name="P4">
Svitolina passed to the 1/4 final of the competition through the failure of Erin Ruthliffe, Ukrinform reports.</text:p>
      <text:p text:style-name="P4">
The sown under the 6th number of Grachov, in turn, beat France Selenia Yanitsievich in the second Kolippl. 6: 2, 6: 1.</text:p>
      <text:p text:style-name="P4">
<text:span text:style-name="T4">
 Read also: </text:span>
 <text:a xlink:type="simple" xlink:href="https://www.ukrinform.ua/rubric-sports/3713457-cetvero-ukrainok-potrapili-do-zaavki-osnovnoi-sitki-vimbldonskogo-turniru.html" text:style-name="Internet_20_link" text:visited-style-name="Visited_20_Internet_20_Link">
</text:a>
Internationaux de strasbourg will last until May 27.</text:p>
      <text:p text:style-name="P4">
In the photo: Elina Svitolina(Christoph the barry).</text:p>
      <text:p text:style-name="P4">
News Source: <text:a xlink:type="simple" xlink:href="https://www.ukrinform.ua/rubric-sports/3713721-viznacilasa-supernica-svitolinoi-v-14-finalu-turniru-wta-u-francii.html" text:style-name="Internet_20_link" text:visited-style-name="Visited_20_Internet_20_Link">
https://www.ukrinform.ua/rubric-sports/3713721-viznacilasa-supernica-svitolinoi-v-14-finalu-turniru-wta-u-francii.html</text:a>
</text:p>
      <!--NEWS-->
      <text:h text:style-name="P10" text:outline-level="1">
<text:span text:style-name="T4">
Discussions with Ukraine on the future security model continue - White House</text:span>
</text:h>
      <text:p text:style-name="P4">
Authors: Ukrinform (Person)</text:p>
      <text:p text:style-name="P4">
Publisher: Укринформ (Organization)</text:p>
      <text:p text:style-name="P4">
Published Time: 2023-05-24T20:30:45+03:00</text:p>
      <text:p text:style-name="P4">
Modified Time: 2023-05-24T20:30:45+03:00</text:p>
      <text:p text:style-name="P4">
Description: The United States, together with allies and partners, continue to discuss with the Ukrainian side about which model of security will be selected for Ukraine in the future. - Ukrinform.</text:p>
      <text:p text:style-name="P4">
Images: ['<text:a xlink:type="simple" xlink:href="https://static.ukrinform.com/photos/2023_04/thumb_files/630_360_1682353688-758.jpg" text:style-name="Internet_20_link" text:visited-style-name="Visited_20_Internet_20_Link">
630_360_16823...</text:a>
']</text:p>
      <text:p text:style-name="P4">
Tags: ['НАТО', 'Україна', 'Білий дім']</text:p>
      <text:p text:style-name="P4">
Type: Article</text:p>
      <!--METADATA-->
      <text:p text:style-name="P4">
<draw:frame draw:style-name="fr1" draw:name="Image270" text:anchor-type="as-char" svg:width="6.9236in" svg:height="3.956343in" draw:z-index="0">
<draw:image xlink:href="../Images/yкринформ/2023-05-24T20-30-45-03-00/630_360_1682353688-758.jpg" xlink:type="simple" xlink:show="embed" xlink:actuate="onLoad" draw:mime-type="image/jpeg"/>
</draw:frame>
The US unanswells and partners continue to discuss with the Ukrainian side about which model of security will be chosen for Ukraine in the future.</text:p>
      <text:p text:style-name="P4">
So commented on the latest reports on the preparation of the "Israeli" security model for Ukraine, a representative of the White House John Kirby, reports Ukrinform's own correspondent.</text:p>
      <text:p text:style-name="P4">
“We are discussing with Ukraine and our allies and partners, including famous allies by <text:a xlink:type="simple" xlink:href="https://www.ukrinform.ua/tag-nato" text:style-name="Internet_20_link" text:visited-style-name="Visited_20_Internet_20_Link">
</text:a>
, on the long -term safety of Ukraine, ” - said the representative of the National Security Council of Bigolot.</text:p>
      <text:p text:style-name="P4">
He noted that currently cannot formally confirm specific messages about this that has emerged recently. At the same time, Kirby assured that Ukraine will have long-term safety, and this is one of the reasons why the President Baiden has burned for the training of Ukrainian pilots at the F-16, as well as on the potential for Ukraine's aircraft in the future.</text:p>
      <text:p text:style-name="P4">
“We know what is needed for long -term defense needs of Ukraine. Therefore, we are talking about the question of them about what their long-term security in the field of security will be, ”Kirby said.</text:p>
      <text:p text:style-name="P4">
<text:span text:style-name="T4">
 Read also: </text:span>
 <text:a xlink:type="simple" xlink:href="https://www.ukrinform.ua/rubric-polytics/3713674-vstup-do-nato-moze-stati-najkrasou-garantieu-bezpeki-dla-ukraini-ale-pisla-vijni-stoltenberg.html" text:style-name="Internet_20_link" text:visited-style-name="Visited_20_Internet_20_Link">
<text:span text:style-name="T4">
 Stoltenberg </text:span>
</text:a>
As reported by Ukrinform, on the eve of WSJ published <text:a xlink:type="simple" xlink:href="https://www.ukrinform.ua/rubric-polytics/3712818-ukraina-moze-otrimati-ugodu-pro-garantii-bezpeki-v-lipni-cogo-roku-wsj.html" text:style-name="Internet_20_link" text:visited-style-name="Visited_20_Internet_20_Link">
</text:a>
with President of Poland Duda, in which he indicated that NATO countries consider signing a security agreement for Ukraine as an example of an Israeli model. Moreover, according to Duda, this can happen in July this year, following the results of NATO summit in Vilnius.</text:p>
      <text:p text:style-name="P4">
News Source: <text:a xlink:type="simple" xlink:href="https://www.ukrinform.ua/rubric-polytics/3713723-diskusii-z-ukrainou-sodo-majbutnoi-modeli-bezpeki-trivaut-bilij-dim.html" text:style-name="Internet_20_link" text:visited-style-name="Visited_20_Internet_20_Link">
https://www.ukrinform.ua/rubric-polytics/3713723-diskusii-z-ukrainou-sodo-majbutnoi-modeli-bezpeki-trivaut-bilij-dim.html</text:a>
</text:p>
      <!--NEWS-->
      <text:h text:style-name="P10" text:outline-level="1">
<text:span text:style-name="T4">
"Kiev warehouse": in the center of the capital opened the forty minisculture of the project "Search!"</text:span>
</text:h>
      <text:p text:style-name="P4">
Authors: Ukrinform (Person)</text:p>
      <text:p text:style-name="P4">
Publisher: Укринформ (Organization)</text:p>
      <text:p text:style-name="P4">
Published Time: 2023-05-24T20:41:15+03:00</text:p>
      <text:p text:style-name="P4">
Modified Time: 2023-05-24T20:41:15+03:00</text:p>
      <text:p text:style-name="P4">
Description: On the eve of Kyiv Day on the Titlenaya Street, a bronze minisculture "Kyiv warehouse" was installed, dedicated to the people of Kiev. - Ukrinform.</text:p>
      <text:p text:style-name="P4">
Images: ['<text:a xlink:type="simple" xlink:href="https://static.ukrinform.com/photos/2023_05/thumb_files/630_360_1684947983-951.jpg" text:style-name="Internet_20_link" text:visited-style-name="Visited_20_Internet_20_Link">
630_360_16849...</text:a>
', '<text:a xlink:type="simple" xlink:href="https://static.ukrinform.com/photos/2023_05/1684949705-579.jpg" text:style-name="Internet_20_link" text:visited-style-name="Visited_20_Internet_20_Link">
1684949705-57...</text:a>
', '<text:a xlink:type="simple" xlink:href="https://static.ukrinform.com/photos/2023_05/1684949655-430.jpg" text:style-name="Internet_20_link" text:visited-style-name="Visited_20_Internet_20_Link">
1684949655-43...</text:a>
', '<text:a xlink:type="simple" xlink:href="https://static.ukrinform.com/photos/2023_05/1684949562-121.jpg" text:style-name="Internet_20_link" text:visited-style-name="Visited_20_Internet_20_Link">
1684949562-12...</text:a>
']</text:p>
      <text:p text:style-name="P4">
Tags: ['Київ', 'Проєкт «Шукай»', 'Мініскульптура ']</text:p>
      <text:p text:style-name="P4">
Type: Article</text:p>
      <!--METADATA-->
      <text:p text:style-name="P4">
<draw:frame draw:style-name="fr1" draw:name="Image271" text:anchor-type="as-char" svg:width="6.9236in" svg:height="3.956343in" draw:z-index="0">
<draw:image xlink:href="../Images/yкринформ/2023-05-24T20-41-15-03-00/630_360_1684947983-951.jpg" xlink:type="simple" xlink:show="embed" xlink:actuate="onLoad" draw:mime-type="image/jpeg"/>
</draw:frame>
On the eve of Kyiv Day on the Titlenaya Street, a bronze minisculture "Kyiv warehouse" was installed, dedicated to the people of Kiev.</text:p>
      <text:p text:style-name="P4">
This was reported by Ukrinform correspondent.</text:p>
      <text:p text:style-name="P4">
On the eve of Kyiv Day on Litnaynaya Street, 12 installed bronze -mmin. It is a forty, anniversary, minisculture of the manager of Kiev Yulia Bevzenko "Search". It is dedicated to all the people of Kiev who lived, live and live in the city.</text:p>
      <text:p text:style-name="P4">
<draw:frame draw:style-name="fr1" draw:name="Image272" text:anchor-type="as-char" svg:width="6.9236in" svg:height="4.615733in" draw:z-index="0">
<draw:image xlink:href="../Images/yкринформ/2023-05-24T20-41-15-03-00/1684949705-579.jpg" xlink:type="simple" xlink:show="embed" xlink:actuate="onLoad" draw:mime-type="image/jpeg"/>
</draw:frame>
The pad is a Ukrainian correspondent to the word "puzzle". It symbolizes the unity of Kiyev. Fragments of "Kiev warehouse" are formed by the people of Kiev, as well as those for the Housewives became a home.</text:p>
      <text:p text:style-name="P4">
“For five years we have been told to residents and guests of the capital about its history. However, every resident of the city writes the history of Kiev. Therefore, the "Kiev warehouse" is a non -Kyiv resident. Those who live here for generations and those who have moved here. To those who left with <text:a xlink:type="simple" xlink:href="https://www.ukrinform.ua/tag-kiiv" text:style-name="Internet_20_link" text:visited-style-name="Visited_20_Internet_20_Link">
</text:a>
It will return to the waive and necessarily. Those who defended Kiev and continue to protect it. As a sign that Kiev consists of all of us, everyone can press your finger to the print at the minisculture, ”Yulia Bevzenko said.</text:p>
      <text:p text:style-name="P4">
<draw:frame draw:style-name="fr1" draw:name="Image273" text:anchor-type="as-char" svg:width="6.9236in" svg:height="4.615733in" draw:z-index="0">
<draw:image xlink:href="../Images/yкринформ/2023-05-24T20-41-15-03-00/1684949655-430.jpg" xlink:type="simple" xlink:show="embed" xlink:actuate="onLoad" draw:mime-type="image/jpeg"/>
</draw:frame>
The "Kiev warehouse" was created by sculptor Yuri Bilyavsky. The Institute of Vertebrology and Rehabilitation was made by the Methodominomin Security.</text:p>
      <text:p text:style-name="P4">
"Kiev warehouse" conveys the essence of the whole project "Look!". It is a dedication to all the kids, each of whom is a co -creator of the history of the city. It is a symbol of unity and support of each other, especially now - in the most difficult period for our country. The inability of every Ukrainian citizen and every business in the development of the city is equally, ” - said the director of the Institute of Vertebrology and Rehabilitation.</text:p>
      <text:p text:style-name="P4">
<draw:frame draw:style-name="fr1" draw:name="Image274" text:anchor-type="as-char" svg:width="6.9236in" svg:height="4.615733in" draw:z-index="0">
<draw:image xlink:href="../Images/yкринформ/2023-05-24T20-41-15-03-00/1684949562-121.jpg" xlink:type="simple" xlink:show="embed" xlink:actuate="onLoad" draw:mime-type="image/jpeg"/>
</draw:frame>
It is possible to find the bronze minisculture "Kyiv warehouse" on the facadibudin at: ul. Tithe, 12. A QR code is located next to it, which will be on the site "Search!"</text:p>
      <text:p text:style-name="P4">
<text:span text:style-name="T4">
 Read also: </text:span>
 <text:a xlink:type="simple" xlink:href="https://www.ukrinform.ua/rubric-kyiv/3694906-u-kievi-zavilasa-nova-miniskulptura-cukrovij-buracok.html" text:style-name="Internet_20_link" text:visited-style-name="Visited_20_Internet_20_Link">
</text:a>
</text:p>
      <text:p text:style-name="P4">
_ Photo: rubryka.com, oleg pereverziev _</text:p>
      <text:p text:style-name="P4">
News Source: <text:a xlink:type="simple" xlink:href="https://www.ukrinform.ua/rubric-kyiv/3713725-kiivska-skladanka-u-centri-stolici-vidkrili-sorokovu-miniskulpturu-proektu-sukaj.html" text:style-name="Internet_20_link" text:visited-style-name="Visited_20_Internet_20_Link">
https://www.ukrinform.ua/rubric-kyiv/3713725-kiivska-skladanka-u-centri-stolici-vidkrili-sorokovu-miniskulpturu-proektu-sukaj.html</text:a>
</text:p>
      <!--NEWS-->
      <text:h text:style-name="P10" text:outline-level="1">
<text:span text:style-name="T4">
In Mariupol a loud explosion - Andryushchenko</text:span>
</text:h>
      <text:p text:style-name="P4">
Authors: Ukrinform (Person)</text:p>
      <text:p text:style-name="P4">
Publisher: Укринформ (Organization)</text:p>
      <text:p text:style-name="P4">
Published Time: 2023-05-24T20:43:00+03:00</text:p>
      <text:p text:style-name="P4">
Modified Time: 2023-05-24T20:43:00+03:00</text:p>
      <text:p text:style-name="P4">
Description: A loud explosion came in a temporarily captured Mariupol army. The details are clarified. - Ukrinform.</text:p>
      <text:p text:style-name="P4">
Images: ['<text:a xlink:type="simple" xlink:href="https://static.ukrinform.com/photos/2022_12/thumb_files/630_360_1669987737-966.jpg" text:style-name="Internet_20_link" text:visited-style-name="Visited_20_Internet_20_Link">
630_360_16699...</text:a>
']</text:p>
      <text:p text:style-name="P4">
Tags: ['Маріуполь', 'Вибух']</text:p>
      <text:p text:style-name="P4">
Type: Article</text:p>
      <!--METADATA-->
      <text:p text:style-name="P4">
<draw:frame draw:style-name="fr1" draw:name="Image275" text:anchor-type="as-char" svg:width="6.9236in" svg:height="3.956343in" draw:z-index="0">
<draw:image xlink:href="../Images/yкринформ/2023-05-24T20-43-00-03-00/630_360_1669987737-966.jpg" xlink:type="simple" xlink:show="embed" xlink:actuate="onLoad" draw:mime-type="image/jpeg"/>
</draw:frame>
Timely captured by the Russian army of Mariupol a loud explosion. Detals are clarified.</text:p>
      <text:p text:style-name="P4">
As Ukrinform reports, about it in <text:a xlink:type="simple" xlink:href="http://t.me/andriyshTime/10041" text:style-name="Internet_20_link" text:visited-style-name="Visited_20_Internet_20_Link">
</text:a>
The mayor of Mariupol informed Petro Andryushchenko.</text:p>
      <text:p text:style-name="P4">
“A loud explosion in the city. Heard in all areas. We find out the details, ” - writes.</text:p>
      <text:p text:style-name="P4">
<text:span text:style-name="T4">
 Read also: </text:span>
 <text:a xlink:type="simple" xlink:href="https://www.ukrinform.ua/rubric-crimea/3713439-okupanti-perekrili-krimskij-mist-nad-perepravou-zdijmaetsa-dim.html" text:style-name="Internet_20_link" text:visited-style-name="Visited_20_Internet_20_Link">
<text:span text:style-name="T4">
 Crimea </text:span>
</text:a>
As it was reported, on the evening of May 19 <text:a xlink:type="simple" xlink:href="https://www.ukrinform.ua/rubric-ato/3711623-v-rajoni-aeroportu-mariupola-prolunali-vibuhi.html" text:style-name="Internet_20_link" text:visited-style-name="Visited_20_Internet_20_Link">
</text:a>
At least 150 Russian invaders were based in the area of Mariupol, where at least 150 Russian invaders were based.</text:p>
      <text:p text:style-name="P4">
News Source: <text:a xlink:type="simple" xlink:href="https://www.ukrinform.ua/rubric-regions/3713726-u-mariupoli-prolunav-gucnij-vibuh-andrusenko.html" text:style-name="Internet_20_link" text:visited-style-name="Visited_20_Internet_20_Link">
https://www.ukrinform.ua/rubric-regions/3713726-u-mariupoli-prolunav-gucnij-vibuh-andrusenko.html</text:a>
</text:p>
      <!--NEWS-->
      <text:h text:style-name="P10" text:outline-level="1">
<text:span text:style-name="T4">
The enemy fired Tokmak in Zaporozhye to blame the Armed Forces - a painter</text:span>
</text:h>
      <text:p text:style-name="P4">
Authors: Ukrinform (Person)</text:p>
      <text:p text:style-name="P4">
Publisher: Укринформ (Organization)</text:p>
      <text:p text:style-name="P4">
Published Time: 2023-05-24T20:51:00+03:00</text:p>
      <text:p text:style-name="P4">
Modified Time: 2023-05-24T20:51:00+03:00</text:p>
      <text:p text:style-name="P4">
Description: The enemy fired at temporarily occupied territories for the purpose of provocation, trying to issue shelling for the actions of the Armed Forces of Ukraine. - Ukrinform.</text:p>
      <text:p text:style-name="P4">
Images: ['<text:a xlink:type="simple" xlink:href="https://static.ukrinform.com/photos/2022_08/thumb_files/630_360_1660222321-926.jpg" text:style-name="Internet_20_link" text:visited-style-name="Visited_20_Internet_20_Link">
630_360_16602...</text:a>
']</text:p>
      <text:p text:style-name="P4">
Tags: ['Обстріл', 'Запоріжжя', 'Війна з Росією', 'Ганна Маляр']</text:p>
      <text:p text:style-name="P4">
Type: Article</text:p>
      <!--METADATA-->
      <text:p text:style-name="P4">
<draw:frame draw:style-name="fr1" draw:name="Image276" text:anchor-type="as-char" svg:width="6.9236in" svg:height="3.956343in" draw:z-index="0">
<draw:image xlink:href="../Images/yкринформ/2023-05-24T20-51-00-03-00/630_360_1660222321-926.jpg" xlink:type="simple" xlink:show="embed" xlink:actuate="onLoad" draw:mime-type="image/jpeg"/>
</draw:frame>
It is enemy to shoot temporarily occupied territories for the purpose of provocation, trying to issue a fire for the actions of the Armed Forces of Ukraine.</text:p>
      <text:p text:style-name="P4">
This was reported in her <text:a xlink:type="simple" xlink:href="https://t.me/annamaliar/793" text:style-name="Internet_20_link" text:visited-style-name="Visited_20_Internet_20_Link">
</text:a>
Deputy Minister of Defense Anna Malyar.</text:p>
      <text:p text:style-name="P4">
“This week the enemy has performed provocative <text:a xlink:type="simple" xlink:href="https://www.ukrinform.ua/tag-obstril" text:style-name="Internet_20_link" text:visited-style-name="Visited_20_Internet_20_Link">
</text:a>
NP Tokmak of Zaporizhzhya region by the demand of the further accusation of the Armed Forces of destruction of civil infrastructure.</text:p>
      <text:p text:style-name="P4">
At the same time, at the scene of one of the Russian rockets, the local residents of discovering a fragment, which wrote the slogan: "For the brother and for the victory", the provocation of the provocation exposed themselves.</text:p>
      <text:p text:style-name="P4">
In order to hide the crime, the rocket was prohibited from the video records, and witnesses to the incident were prevented of criminal responsibility for the distribution of any comment, ”the minister's writer.</text:p>
      <text:p text:style-name="P4">
According to the painter, the enemy also deliberately destroyed the equipment of mobile communication in the areas of N. Mr. Gladkivka, a breakdown, a new beacon, a grape, a Tavriya Kherson region to limit the opportunities of a civilian population.</text:p>
      <text:p text:style-name="P4">
"Mobile electrical equipment is dismantled, and the towers are overthrown. In addition Minister of Defense.</text:p>
      <text:p text:style-name="P4">
<text:span text:style-name="T4">
 Read also: </text:span>
 <text:a xlink:type="simple" xlink:href="https://www.ukrinform.ua/rubric-ato/3713593-na-zaporizkomu-napramku-zbilsilasa-kilkist-rosijskih-vijskovih-mer-melitopola.html" text:style-name="Internet_20_link" text:visited-style-name="Visited_20_Internet_20_Link">
</text:a>
Earlier, the mayor of Melitopol Ivan Fedorov <text:a xlink:type="simple" xlink:href="https://www.ukrinform.ua/rubric-regions/3711841-rosiani-obstriluut-tokmak-ta-molocansk-abi-primusiti-ludej-evakuuvatisa-fedorov.html" text:style-name="Internet_20_link" text:visited-style-name="Visited_20_Internet_20_Link">
</text:a>
that the hostile army arranges Tokmak and Molochansk in the Zaporozhye region in order to force people to go.</text:p>
      <text:p text:style-name="P4">
According to him, the local population does not want to evacuate, everyone is waiting for pre -emptation. According to Fedorov, even those who evacuated to Berdyansk return home.</text:p>
      <text:p text:style-name="P4">
News Source: <text:a xlink:type="simple" xlink:href="https://www.ukrinform.ua/rubric-ato/3713728-vorog-obstrilav-tokmak-na-zaporizzi-sob-zvinuvatiti-zsu-malar.html" text:style-name="Internet_20_link" text:visited-style-name="Visited_20_Internet_20_Link">
https://www.ukrinform.ua/rubric-ato/3713728-vorog-obstrilav-tokmak-na-zaporizzi-sob-zvinuvatiti-zsu-malar.html</text:a>
</text:p>
      <!--NEWS-->
      <text:h text:style-name="P10" text:outline-level="1">
<text:span text:style-name="T4">
The White House studies reports on the possible use of US weapons in the territory of</text:span>
</text:h>
      <text:p text:style-name="P4">
Authors: Ukrinform (Person)</text:p>
      <text:p text:style-name="P4">
Publisher: Укринформ (Organization)</text:p>
      <text:p text:style-name="P4">
Published Time: 2023-05-24T20:57:33+03:00</text:p>
      <text:p text:style-name="P4">
Modified Time: 2023-05-24T20:57:33+03:00</text:p>
      <text:p text:style-name="P4">
Description: Official Washington said he was studying messages and images that indicate the possible involvement of American weapons and equipment in Russia. - Ukrinform.</text:p>
      <text:p text:style-name="P4">
Images: ['<text:a xlink:type="simple" xlink:href="https://static.ukrinform.com/photos/2023_04/thumb_files/630_360_1682353688-641.jpg" text:style-name="Internet_20_link" text:visited-style-name="Visited_20_Internet_20_Link">
630_360_16823...</text:a>
']</text:p>
      <text:p text:style-name="P4">
Tags: ['США', 'Зброя', 'Росія', 'Білий дім']</text:p>
      <text:p text:style-name="P4">
Type: Article</text:p>
      <!--METADATA-->
      <text:p text:style-name="P4">
<draw:frame draw:style-name="fr1" draw:name="Image277" text:anchor-type="as-char" svg:width="6.9236in" svg:height="3.956343in" draw:z-index="0">
<draw:image xlink:href="../Images/yкринформ/2023-05-24T20-57-33-03-00/630_360_1682353688-641.jpg" xlink:type="simple" xlink:show="embed" xlink:actuate="onLoad" draw:mime-type="image/jpeg"/>
</draw:frame>
Official Vashington stated that he was studying messages and images that indicate the winding of American weapons and equipment in Russia.</text:p>
      <text:p text:style-name="P4">
This was stated on Wednesday during a telephone briefing by the Coordinator of the White House Council, John Kirby, Ukrinform reports his own correspondent.</text:p>
      <text:p text:style-name="P4">
“We are studying the report that US equipment and transport facilities could be involved(Prior to the operation in the Belgorod region - ed.)»,-the representative of the White House.</text:p>
      <text:p text:style-name="P4">
At the same time, according to him, <text:a xlink:type="simple" xlink:href="https://www.ukrinform.ua/tag-ssa" text:style-name="Internet_20_link" text:visited-style-name="Visited_20_Internet_20_Link">
</text:a>
It was clear that they did not support the use of US equipment to carry out attacks in the Russian territory.</text:p>
      <text:p text:style-name="P4">
<text:span text:style-name="T4">
 Read also: </text:span>
 <text:a xlink:type="simple" xlink:href="https://www.ukrinform.ua/rubric-ato/3713635-u-dobrovolcih-formuvan-aki-zajsli-dnami-do-belgorodskoi-oblasti-vtrat-nemae-komandir-rdk.html" text:style-name="Internet_20_link" text:visited-style-name="Visited_20_Internet_20_Link">
<text:span text:style-name="T4">
 Belgorod </text:span>
</text:a>
As reported by Ukrinform, on Monday, May 22, explosions appeared in the Belgorod region of Russian. Subsequently, the Russian Volunteer Corps(RDC)But the Legion of Freedom of Russia, they stated that they were conducting a liberation struggle for the overthrow of the Putin regime and for freedom for their people. In this connection, the State Department noted that the United States does not provide Ukraine with the task of strikes outside its territory and do not encourage the Ukrainian leadership before. At the same time, the State Department emphasized that Ukrainianasam decides how to conduct combat operations.</text:p>
      <text:p text:style-name="P4">
News Source: <text:a xlink:type="simple" xlink:href="https://www.ukrinform.ua/rubric-ato/3713730-bilij-dim-vivcae-povidomlenna-pro-mozlive-vikoristanna-ozbroen-ssa-na-teritorii-rosii.html" text:style-name="Internet_20_link" text:visited-style-name="Visited_20_Internet_20_Link">
https://www.ukrinform.ua/rubric-ato/3713730-bilij-dim-vivcae-povidomlenna-pro-mozlive-vikoristanna-ozbroen-ssa-na-teritorii-rosii.html</text:a>
</text:p>
      <!--NEWS-->
      <text:h text:style-name="P10" text:outline-level="1">
<text:span text:style-name="T4">
Defense forces destroyed enemy Ka-52 and four drones-Kamikadze</text:span>
</text:h>
      <text:p text:style-name="P4">
Author: ['АРМІЯINFORM']</text:p>
      <text:p text:style-name="P4">
Time: 2023-05-24T21:00:00-04:00</text:p>
      <text:p text:style-name="P4">
Description: Avіaatsіya defense forces for Dob took 15 strikes in the districts of Zserdzhennya of Especially ... War with Ukraine 2022, war with Ukraine Latest news today, News War with Ukraine 2022 Last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2/06/ka-52.jpg" text:style-name="Internet_20_link" text:visited-style-name="Visited_20_Internet_20_Link">
ka-52.jpg</text:a>
']</text:p>
      <text:p text:style-name="P4">
Tags: ['STOPRUSSIA', 'АГРЕСІЯ РФ', 'ВІЙНА', 'ВТОРГНЕННЯ РФ', 'ВТРАТИ ВОРОГА', 'ГШ ЗСУ', 'ОПЕРАТИВНА ІНФОРМАЦІЯ', 'РАНКОВЕ ЗВЕДЕННЯ', 'ХРОНІКА ОБОРОНИ']</text:p>
      <text:p text:style-name="P4">
Category: News</text:p>
      <!--METADATA-->
      <text:p text:style-name="P4">
<draw:frame draw:style-name="fr1" draw:name="Image278" text:anchor-type="as-char" svg:width="6.9236in" svg:height="4.15416in" draw:z-index="0">
<draw:image xlink:href="../Images/AРМІЯINFORM/2023-05-24T21-00-00-04-00/ka-52.jpg" xlink:type="simple" xlink:show="embed" xlink:actuate="onLoad" draw:mime-type="image/jpeg"/>
</draw:frame>
Illustrative Photo <text:span text:style-name="T4">
 🔥 Situation on Russian invasion </text:span>
</text:p>
      <text:p text:style-name="P4">
Aviation of defense forces per day made 15 beats in the areas of concentration of personal staff and military equipment of the enemy, of which 3 were on anti-aircraft missile complexes.</text:p>
      <text:p text:style-name="P4">
About it <text:a xlink:type="simple" xlink:href="https://www.facebook.com/GeneralStaff.ua/posts/pfbid02VsPKGcJn98E6s23tkQnsGprSxu9RdWebJyZCerNNYf1e9NXhYPdPxy5bbvfisE6l" text:style-name="Internet_20_link" text:visited-style-name="Visited_20_Internet_20_Link">
reports</text:a>
General Staff of the Armed Forces of Ukraine.</text:p>
      <text:p text:style-name="P4">
"Also last day, our warriors destroyed the enemy shock-scoring helicopter-52, 4 shock UAVs of the Shahd type and 1 reconnaissance drone of the Zala type," the message goes.</text:p>
      <text:p text:style-name="P4">
According to the Armed Forces of the Armed Forces, in addition, the departments of missile troops and artillery were lasted 3 management points, 4 areas of concentration of weapons and military equipment, 1 ammunition warehouse, 2 artillery units in fire positions 3 more important goals of the enemy.</text:p>
      <text:p text:style-name="P4">
News Source: <text:a xlink:type="simple" xlink:href="https://armyinform.com.ua/2023/05/24/syly-oborony-znyshhyly-vorozhyj-ka-52-ta-chotyry-drony-kamikadze/" text:style-name="Internet_20_link" text:visited-style-name="Visited_20_Internet_20_Link">
https://armyinform.com.ua/2023/05/24/syly-oborony-znyshhyly-vorozhyj-ka-52-ta-chotyry-drony-kamikadze/</text:a>
</text:p>
      <!--NEWS-->
      <text:h text:style-name="P10" text:outline-level="1">
<text:span text:style-name="T4">
Yermak about the start of Ukrainian pilots training on F-16: it is about days, maximum weeks</text:span>
</text:h>
      <text:p text:style-name="P4">
Authors: Ukrinform (Person)</text:p>
      <text:p text:style-name="P4">
Publisher: Укринформ (Organization)</text:p>
      <text:p text:style-name="P4">
Published Time: 2023-05-24T21:01:00+03:00</text:p>
      <text:p text:style-name="P4">
Modified Time: 2023-05-24T21:01:00+03:00</text:p>
      <text:p text:style-name="P4">
Description: Training of Ukrainian pilots on F-16 fighters will start very soon, it is a maximum of a week. - Ukrinform.</text:p>
      <text:p text:style-name="P4">
Images: ['<text:a xlink:type="simple" xlink:href="https://static.ukrinform.com/photos/2022_11/thumb_files/630_360_1669798236-525.jpeg" text:style-name="Internet_20_link" text:visited-style-name="Visited_20_Internet_20_Link">
630_360_16697...</text:a>
']</text:p>
      <text:p text:style-name="P4">
Tags: ['Винищувач', 'Єрмак', 'Війна з Росією', 'Єдині новини', 'Падготовка пілотів', 'F-16']</text:p>
      <text:p text:style-name="P4">
Type: Article</text:p>
      <!--METADATA-->
      <text:p text:style-name="P4">
<draw:frame draw:style-name="fr1" draw:name="Image279" text:anchor-type="as-char" svg:width="6.9236in" svg:height="3.956343in" draw:z-index="0">
<draw:image xlink:href="../Images/yкринформ/2023-05-24T21-01-00-03-00/630_360_1669798236-525.jpeg" xlink:type="simple" xlink:show="embed" xlink:actuate="onLoad" draw:mime-type="image/jpeg"/>
</draw:frame>
Training of Ukrainian pilots on F-16 fighters will start very soon, it is a maximum of a week.</text:p>
      <text:p text:style-name="P4">
Presidential office Andriy Yermak said this on the national telephone "Unified News" on the nationwide TV.</text:p>
      <text:p text:style-name="P4">
“With regard to Ukraine's receipt of aircraft. First, it is about the beginning of training, and these workouts will start very, very soon, and it is about days, maximum weeks. As for the provision of aircraft. First, <text:a xlink:type="simple" xlink:href="https://www.ukrinform.ua/tag-litak" text:style-name="Internet_20_link" text:visited-style-name="Visited_20_Internet_20_Link">
</text:a>
We will be given to us by partner countries that have already declared the readiness of supplying these aircraft, the US will join the US, ”Yermak said.</text:p>
      <text:p text:style-name="P4">
He added that President Volodymyr Zelenskyy thanked US President Georgubiden for his assistance in receiving the F-16 Ukraine.</text:p>
      <text:p text:style-name="P4">
<text:span text:style-name="T4">
 Read also: </text:span>
 <text:a xlink:type="simple" xlink:href="https://www.ukrinform.ua/rubric-ato/3713701-trenuvanna-ukrainskih-pilotiv-vidkrivae-slah-dla-postacanna-ukraini-f16-stoltenberg.html" text:style-name="Internet_20_link" text:visited-style-name="Visited_20_Internet_20_Link">
<text:span text:style-name="T4">
 pilots </text:span>
</text:a>
“What our presidents said about Baiden's visit to Kiev, Hlywin said that he would do everything for Ukraine to get planes. It is really a great gratitude to the President and the US Congress, and both wards, Ibilya home, and all Americans, because we have great support for the American people, ”Yermak said.</text:p>
      <text:p text:style-name="P4">
The head of the Presidential Office also noted that the issue of the counter -offensive remains in the sphere of the rate of the Supreme Commander, the military.</text:p>
      <text:p text:style-name="P4">
<text:span text:style-name="T4">
 Read also: </text:span>
 <text:a xlink:type="simple" xlink:href="https://www.ukrinform.ua/rubric-ato/3713334-na-12-ramstajni-obgovorat-peredacu-ukraini-f16.html" text:style-name="Internet_20_link" text:visited-style-name="Visited_20_Internet_20_Link">
</text:a>
“First, by time(counter -offensive - ed.), let's leave the question to the counter -warriors, the rates of the Supreme Commander, we all wait for the contrast, we all do our best to make it successful, but all other details will officially inform when it will be time, ”Yermak said.</text:p>
      <text:p text:style-name="P4">
As it was reported, President Volodymyr Zelenskyy thanked the leaders of the G7 countries to promptly defense for the Ukrainian sky. He said this in the speech of the nomination of the Samy Seven and Ukraine Group.</text:p>
      <text:p text:style-name="P4">
<text:span text:style-name="T5">
Foto: op</text:span>
</text:p>
      <text:p text:style-name="P4">
News Source: <text:a xlink:type="simple" xlink:href="https://www.ukrinform.ua/rubric-ato/3713733-ermak-pro-pocatok-trenuvanna-ukrainskih-pilotiv-na-f16-jdetsa-pro-dni-maksimum-tizni.html" text:style-name="Internet_20_link" text:visited-style-name="Visited_20_Internet_20_Link">
https://www.ukrinform.ua/rubric-ato/3713733-ermak-pro-pocatok-trenuvanna-ukrainskih-pilotiv-na-f16-jdetsa-pro-dni-maksimum-tizni.html</text:a>
</text:p>
      <!--NEWS-->
      <text:h text:style-name="P10" text:outline-level="1">
<text:span text:style-name="T4">
The Czech Republic buys 246 caterpillars CV90 infantry fighting vehicles</text:span>
</text:h>
      <text:p text:style-name="P4">
Authors: Ukrinform (Person)</text:p>
      <text:p text:style-name="P4">
Publisher: Укринформ (Organization)</text:p>
      <text:p text:style-name="P4">
Published Time: 2023-05-24T21:09:00+03:00</text:p>
      <text:p text:style-name="P4">
Modified Time: 2023-05-24T21:09:00+03:00</text:p>
      <text:p text:style-name="P4">
Description: The Czech Republic Government approved on Wednesday the purchase of 246 caterpillars of CV90 infantry vehicles worth 59.7 billion kroons (over 2.5 billion euros). - Ukrinform.</text:p>
      <text:p text:style-name="P4">
Images: ['<text:a xlink:type="simple" xlink:href="https://static.ukrinform.com/photos/2023_05/thumb_files/630_360_1684951140-786.jpg" text:style-name="Internet_20_link" text:visited-style-name="Visited_20_Internet_20_Link">
630_360_16849...</text:a>
']</text:p>
      <text:p text:style-name="P4">
Tags: ['Чехія', 'Швеція', 'Військова техніка']</text:p>
      <text:p text:style-name="P4">
Type: Article</text:p>
      <!--METADATA-->
      <text:p text:style-name="P4">
<draw:frame draw:style-name="fr1" draw:name="Image280" text:anchor-type="as-char" svg:width="6.9236in" svg:height="3.956343in" draw:z-index="0">
<draw:image xlink:href="../Images/yкринформ/2023-05-24T21-09-00-03-00/630_360_1684951140-786.jpg" xlink:type="simple" xlink:show="embed" xlink:actuate="onLoad" draw:mime-type="image/jpeg"/>
</draw:frame>
The Government Republic approved on Wednesday the purchase of 246 tracked caterpillars of CV90 worth 59.7 billion kroons(over 2.5 billion euros).</text:p>
      <text:p text:style-name="P4">
Про це на пресконференції після засідання уряду повідомили його очільник ПетрФіала та міністерка оборони Яна Чернохова, передає Укрінформ.</text:p>
      <text:p text:style-name="P4">
«Ми сьогодні ухвалили закупівлю 246 гусеничних бойових машин піхоти CV90 за59,7 мільярда крон», - поінформував Фіала, додавши, що до проєкту виробництвабудуть залучені значною мірою чеські фірми.</text:p>
      <text:p text:style-name="P4">
Прем’єр зауважив, що за сучасних умов модернізація армії є пріоритетом, арішення щодо БМП назвав дуже важливим для майбутнього країни.</text:p>
      <text:p text:style-name="P4">
«Перший БМП може прибути у 2026 році, до 2030 року всі машини повинні бутитут», — сказала Чернохова.</text:p>
      <text:p text:style-name="P4">
Чехія закупить машини у компанії BAE Systems Hägglunds AB, Швеція. Довиробництва, за умовами угоди, будуть залучені близько трьох десятків чеськихкомпаній. Частка чеських компаній у виробництві має сягати не менше 40%вартості замовлення, але, за словами Фіали, це буде навіть більше. Чорноховадодала, що ця співпраця відкриває подальші можливості для чеських компаній.</text:p>
      <text:p text:style-name="P4">
Відповідні контракти зі шведською стороною вже підписані.</text:p>
      <text:p text:style-name="P4">
Переговори почалися ще 9 років тому, від початку планувалися закупити 210машин за 51,7 мільярда крон, однак через постійне здорожчання технікиМіноборони вирішило скористатися пропозицією закупити додатково 36 машин зпевною знижкою.</text:p>
      <text:p text:style-name="P4">
Це найбільша закупівля військового обладнання в сучасній історії <text:a xlink:type="simple" xlink:href="https://www.ukrinform.ua/tag-cehia" text:style-name="Internet_20_link" text:visited-style-name="Visited_20_Internet_20_Link">
</text:a>
and one of the biggest state contractors in history.</text:p>
      <text:p text:style-name="P4">
<text:span text:style-name="T4">
 Read also: </text:span>
 <text:a xlink:type="simple" xlink:href="https://www.ukrinform.ua/rubric-ato/3713625-svejcaria-prodast-nimeccini-25-tankiv-leopard-2-ukraina-zmoze-otrimati-bilse-zbroi.html" text:style-name="Internet_20_link" text:visited-style-name="Visited_20_Internet_20_Link">
<text:span text:style-name="T4">
 Switzerland </text:span>
</text:a>
The CV90 is created for difficult conditions and difficult terrain and has passed combat.</text:p>
      <text:p text:style-name="P4">
<text:span text:style-name="T5">
Foto: čtk/Šálek václav</text:span>
</text:p>
      <text:p text:style-name="P4">
News Source: <text:a xlink:type="simple" xlink:href="https://www.ukrinform.ua/rubric-world/3713734-cehia-kupue-246-gusenicnih-bojovih-masin-pihoti-cv90.html" text:style-name="Internet_20_link" text:visited-style-name="Visited_20_Internet_20_Link">
https://www.ukrinform.ua/rubric-world/3713734-cehia-kupue-246-gusenicnih-bojovih-masin-pihoti-cv90.html</text:a>
</text:p>
      <!--NEWS-->
      <text:h text:style-name="P10" text:outline-level="1">
<text:span text:style-name="T4">
Ukraine in the OSCE: Without modern fighter air shields will be defective</text:span>
</text:h>
      <text:p text:style-name="P4">
Authors: Ukrinform (Person)</text:p>
      <text:p text:style-name="P4">
Publisher: Укринформ (Organization)</text:p>
      <text:p text:style-name="P4">
Published Time: 2023-05-24T21:11:00+03:00</text:p>
      <text:p text:style-name="P4">
Modified Time: 2023-05-24T21:11:00+03:00</text:p>
      <text:p text:style-name="P4">
Description: Providing Ukraine with reliable air defense systems has helped protect civil and strategic infrastructure from Russian missile attacks, but modern fighters are needed to complete the creation of a full air shield. - Ukrinform.</text:p>
      <text:p text:style-name="P4">
Images: ['<text:a xlink:type="simple" xlink:href="https://static.ukrinform.com/photos/2019_07/thumb_files/630_360_1562480147-217.jpg" text:style-name="Internet_20_link" text:visited-style-name="Visited_20_Internet_20_Link">
630_360_15624...</text:a>
']</text:p>
      <text:p text:style-name="P4">
Tags: ['ОБСЄ', 'Україна', 'Винищувач', 'Війна з Росією']</text:p>
      <text:p text:style-name="P4">
Type: Article</text:p>
      <!--METADATA-->
      <text:p text:style-name="P4">
<draw:frame draw:style-name="fr1" draw:name="Image281" text:anchor-type="as-char" svg:width="6.9236in" svg:height="3.956343in" draw:z-index="0">
<draw:image xlink:href="../Images/yкринформ/2023-05-24T21-11-00-03-00/630_360_1562480147-217.jpg" xlink:type="simple" xlink:show="embed" xlink:actuate="onLoad" draw:mime-type="image/jpeg"/>
</draw:frame>
The provision of reliable air defense systems has helped protect civilian and strategic infrastructure from Russian rocket attacks, but modern fighters are needed to complete the creation of a full air shield.</text:p>
      <text:p text:style-name="P4">
According to the Ukrinform correspondent, the deputy -stable representative of Ukraine in international organizations in Vienna Nataliakostenko stated this during a meeting of the OSCE Security Cooperation Forum on Wednesday of the Austria Capital.</text:p>
      <text:p text:style-name="P4">
"Providing Ukraine with reliable air defense systems has helped protect the civilian and strategic infrastructure from Russian rocket attacks and to and Ukraine's life is deeply grateful to partners for already assistance, as well as for the decision to train our pilots in modern <text:a xlink:type="simple" xlink:href="https://www.ukrinform.ua/tag-litak" text:style-name="Internet_20_link" text:visited-style-name="Visited_20_Internet_20_Link">
</text:a>
. The Ukrainian air shield cannot be complete without modern aircraft. And their appearance in the Ukrainian sky is a historical moment, "she said.</text:p>
      <text:p text:style-name="P4">
Kostenko emphasized that the Russian Federation was "deprived of the instrument for committing a crime of aggression against Ukraine" and that "the aggressor state could never use force against any other country."</text:p>
      <text:p text:style-name="P4">
"In this context, the principle of preventive safety, in our opinion, is extremely relevant to restrain and prevent possible acts of aggression to the UMIBUM.</text:p>
      <text:p text:style-name="P4">
<text:span text:style-name="T4">
 Read also: </text:span>
 <text:a xlink:type="simple" xlink:href="https://www.ukrinform.ua/rubric-polytics/3712655-stefancuk-zaklikav-sveciu-peredati-ukraini-vinisuvaci-gripen.html" text:style-name="Internet_20_link" text:visited-style-name="Visited_20_Internet_20_Link">
<text:span text:style-name="T4">
 fighters </text:span>
</text:a>
She stressed that the war is taking place on Ukrainian land, and it is the Ukrainians who have their right to independence, territorial integrity, safe and successful future. "Any peaceful initiative and negotiations should be based on the formula of peace proposed by Ukraine. We expect that the details of its implementation will be discussed at the Global Peace Summit," Donalakostenko.</text:p>
      <text:p text:style-name="P4">
As reported <text:a xlink:type="simple" xlink:href="https://www.ukrinform.ua/rubric-ato/3712798-derzdep-zabezpecenna-ukraini-f16-e-prioritetom-dla-ssa.html" text:style-name="Internet_20_link" text:visited-style-name="Visited_20_Internet_20_Link">
</text:a>
, The United States is a priority task to provide Ukraine with F-16 aircraft, and this is beginning to be reconnected in cooperation with the allies and partners during the nearby months.</text:p>
      <text:p text:style-name="P4">
News Source: <text:a xlink:type="simple" xlink:href="https://www.ukrinform.ua/rubric-ato/3713735-ukraina-v-obse-bez-sucasnih-vinisuvaciv-povitranij-sit-bude-nepovnocinnim.html" text:style-name="Internet_20_link" text:visited-style-name="Visited_20_Internet_20_Link">
https://www.ukrinform.ua/rubric-ato/3713735-ukraina-v-obse-bez-sucasnih-vinisuvaciv-povitranij-sit-bude-nepovnocinnim.html</text:a>
</text:p>
      <!--NEWS-->
      <text:h text:style-name="P10" text:outline-level="1">
<text:span text:style-name="T4">
New York showed a movie about the first months of the Russian Federation against Ukraine</text:span>
</text:h>
      <text:p text:style-name="P4">
Authors: Ukrinform (Person)</text:p>
      <text:p text:style-name="P4">
Publisher: Укринформ (Organization)</text:p>
      <text:p text:style-name="P4">
Published Time: 2023-05-24T21:19:00+03:00</text:p>
      <text:p text:style-name="P4">
Modified Time: 2023-05-24T21:19:00+03:00</text:p>
      <text:p text:style-name="P4">
Description: New York showed a Ukrainian documentary about volunteers who rescued people in the first months of a full-scale Russian war against Ukraine, the Heroes Region. - Ukrinform.</text:p>
      <text:p text:style-name="P4">
Images: ['<text:a xlink:type="simple" xlink:href="https://static.ukrinform.com/photos/2023_05/thumb_files/630_360_1684951846-289.jpg" text:style-name="Internet_20_link" text:visited-style-name="Visited_20_Internet_20_Link">
630_360_16849...</text:a>
', '<text:a xlink:type="simple" xlink:href="https://static.ukrinform.com/photos/2023_05/1684951846-739.jpg" text:style-name="Internet_20_link" text:visited-style-name="Visited_20_Internet_20_Link">
1684951846-73...</text:a>
']</text:p>
      <text:p text:style-name="P4">
Tags: ['Нью-Йорк', 'США', 'Україна', 'Документальне кіно', 'Війна з Росією']</text:p>
      <text:p text:style-name="P4">
Type: Article</text:p>
      <!--METADATA-->
      <text:p text:style-name="P4">
<draw:frame draw:style-name="fr1" draw:name="Image282" text:anchor-type="as-char" svg:width="6.9236in" svg:height="3.956343in" draw:z-index="0">
<draw:image xlink:href="../Images/yкринформ/2023-05-24T21-19-00-03-00/630_360_1684951846-289.jpg" xlink:type="simple" xlink:show="embed" xlink:actuate="onLoad" draw:mime-type="image/jpeg"/>
</draw:frame>
New York showed a Ukrainian documentary about volunteers who rescued people in the first months of a full-scale Russian war against Ukraine, the region of heroes.</text:p>
      <text:p text:style-name="P4">
According to Ukrinform correspondent in New York, the film shows the film in the movie room of the Institute of Theater and Cinema by Lee Strasberg.</text:p>
      <text:p text:style-name="P4">
<draw:frame draw:style-name="fr1" draw:name="Image283" text:anchor-type="as-char" svg:width="6.9236in" svg:height="5.1927in" draw:z-index="0">
<draw:image xlink:href="../Images/yкринформ/2023-05-24T21-19-00-03-00/1684951846-739.jpg" xlink:type="simple" xlink:show="embed" xlink:actuate="onLoad" draw:mime-type="image/jpeg"/>
</draw:frame>
As the author and producer explained in the video.(https://www.ukrinform.ua/tag-kino)Alexei Komarovsky, "Heroes Region" is the first large -scale reconstruction of real events with the participation of Ukrainians who rescued thousands of years "in the hell of occupation - in Bucha, Vorzel, Gostomel, Irpen and other places and villages."</text:p>
      <text:p text:style-name="P4">
The tape includes several episodes in which the participants of those events themselves: men who exported residents from enemy shelling, two veterinarians, stifling their lives in the wounded, a 15-year-old teenager who, with the help of his Dronoda, was augmented by Ukrainian defenders. Evacuulatory people with disabilities.</text:p>
      <text:p text:style-name="P4">
<text:span text:style-name="T4">
 Read also: </text:span>
 <text:a xlink:type="simple" xlink:href="https://www.ukrinform.ua/rubric-crimea/3712802-u-kievi-proveli-blagodijnij-pokaz-filmu-pro-deportaciu-krimskih-tatar.html" text:style-name="Internet_20_link" text:visited-style-name="Visited_20_Internet_20_Link">
<text:span text:style-name="T4">
 movie </text:span>
</text:a>
"It is very symbolic that we show a Ukrainian movie at the Institute founded by the most prominent countryman Lee Strasberg, who was born in Ternopil region. Students, future Hollywood stars, looking at our movie, have to be able to convince that Ukraine is a country of heroes, which they are more aware of" - said Komarovsky.</text:p>
      <text:p text:style-name="P4">
According to the producer, the movie "The Heroes Area" is making a world tour. It was renovated in Israel, Portugal, Poland, the Baltic States, Turkey, Germany, India, the United Kingdom, Tunisia, Sweden and other countries.</text:p>
      <text:p text:style-name="P4">
<text:span text:style-name="T4">
 Read also: </text:span>
 <text:a xlink:type="simple" xlink:href="https://www.ukrinform.ua/rubric-culture/3711990-u-kievi-pokazali-vistavu-azovstal-golosi.html" text:style-name="Internet_20_link" text:visited-style-name="Visited_20_Internet_20_Link">
<text:span text:style-name="T4">
 Azovstal </text:span>
</text:a>
Komarovsky also noted that the tape is preparing to participate in several khinofestivals.</text:p>
      <text:p text:style-name="P4">
The film was created by the Ukrainian IDEAFILMS film company in partnership with Kyivov and with the assistance of Derzhkino of Ukraine. The film director is Arthur Lerman. It was awarded in November 2022.</text:p>
      <text:p text:style-name="P4">
News Source: <text:a xlink:type="simple" xlink:href="https://www.ukrinform.ua/rubric-society/3713739-u-nujorku-pokazali-film-pro-persi-misaci-povnomasstabnoi-vijni-rf-proti-ukraini.html" text:style-name="Internet_20_link" text:visited-style-name="Visited_20_Internet_20_Link">
https://www.ukrinform.ua/rubric-society/3713739-u-nujorku-pokazali-film-pro-persi-misaci-povnomasstabnoi-vijni-rf-proti-ukraini.html</text:a>
</text:p>
      <!--NEWS-->
      <text:h text:style-name="P10" text:outline-level="1">
<text:span text:style-name="T4">
Meta has spent the last stage of dismissal in the company</text:span>
</text:h>
      <text:p text:style-name="P4">
Authors: Ukrinform (Person)</text:p>
      <text:p text:style-name="P4">
Publisher: Укринформ (Organization)</text:p>
      <text:p text:style-name="P4">
Published Time: 2023-05-24T21:24:00+03:00</text:p>
      <text:p text:style-name="P4">
Modified Time: 2023-05-24T21:24:00+03:00</text:p>
      <text:p text:style-name="P4">
Description: Meta on Wednesday made the last of the three stages of reduction of employees. - Ukrinform.</text:p>
      <text:p text:style-name="P4">
Images: ['<text:a xlink:type="simple" xlink:href="https://static.ukrinform.com/photos/2021_10/thumb_files/630_360_1635502952-351.jpg" text:style-name="Internet_20_link" text:visited-style-name="Visited_20_Internet_20_Link">
630_360_16355...</text:a>
']</text:p>
      <text:p text:style-name="P4">
Tags: ['Скорочення', 'Звільнення', 'Соцмережі', 'Meta']</text:p>
      <text:p text:style-name="P4">
Type: Article</text:p>
      <!--METADATA-->
      <text:p text:style-name="P4">
<draw:frame draw:style-name="fr1" draw:name="Image284" text:anchor-type="as-char" svg:width="6.9236in" svg:height="3.956343in" draw:z-index="0">
<draw:image xlink:href="../Images/yкринформ/2023-05-24T21-24-00-03-00/630_360_1635502952-351.jpg" xlink:type="simple" xlink:show="embed" xlink:actuate="onLoad" draw:mime-type="image/jpeg"/>
</draw:frame>
MMTA made the last of the three stages of employees' reduction on Wednesday.</text:p>
      <text:p text:style-name="P4">
As Ukrinform reports, it reports <text:a xlink:type="simple" xlink:href="https://www.reuters.com/technology/facebook-owner-meta-starts-final-round-layoffs-2023-05-24/" text:style-name="Internet_20_link" text:visited-style-name="Visited_20_Internet_20_Link">
</text:a>
.</text:p>
      <text:p text:style-name="P4">
At the beginning of this year, Meta became the first major technological company to be about the second round of mass <text:a xlink:type="simple" xlink:href="https://www.ukrinform.ua/tag-zvilnenna" text:style-name="Internet_20_link" text:visited-style-name="Visited_20_Internet_20_Link">
</text:a>
.</text:p>
      <text:p text:style-name="P4">
«Кілька співробітників, які працюють у таких командах як маркетинг, рекрутинг,інженерія та корпоративні комунікації, звернулися до LinkedIn (Platform for the search of work - ed.)On Wednesday, to announce your release, ”the message said.</text:p>
      <text:p text:style-name="P4">
In March, the executive director of Mark Zuckerberg stated that the main way of dismissals in the company in the second round will be held in three stages for several months, and should be completed mostly in May. He added that there may still be some smaller steps of contractions.</text:p>
      <text:p text:style-name="P4">
In general, the reduction concerned mainly non -engineering positions, strengthening the positions who work on writing codes in Meta.</text:p>
      <text:p text:style-name="P4">
During the April abbreviations, about 4,000 employees were fired, Zuckerberg said.</text:p>
      <text:p text:style-name="P4">
<text:span text:style-name="T4">
 Read also: </text:span>
 <text:a xlink:type="simple" xlink:href="https://www.ukrinform.ua/rubric-technology/3712598-regulator-es-ostrafuvav-meta-na-rekordni-12-milarda.html" text:style-name="Internet_20_link" text:visited-style-name="Visited_20_Internet_20_Link">
<text:span text:style-name="T4">
 Meta </text:span>
</text:a>
META reported that the latest reductions were likely to be affected by an approximately 490 employees in the international headquarters in Dublin, which is a 20% of the company's workforce in Ireland.</text:p>
      <text:p text:style-name="P4">
As reported <text:a xlink:type="simple" xlink:href="https://www.ukrinform.ua/rubric-technology/3610755-meta-zvilnae-ponad-11-tisac-pracivnikiv-cukerberg.html" text:style-name="Internet_20_link" text:visited-style-name="Visited_20_Internet_20_Link">
</text:a>
, in October 2022, Meta has released more than 11,000 employees within mass abbreviations.</text:p>
      <text:p text:style-name="P4">
News Source: <text:a xlink:type="simple" xlink:href="https://www.ukrinform.ua/rubric-technology/3713740-meta-provela-ostannij-etap-zvilnen-u-kompanii.html" text:style-name="Internet_20_link" text:visited-style-name="Visited_20_Internet_20_Link">
https://www.ukrinform.ua/rubric-technology/3713740-meta-provela-ostannij-etap-zvilnen-u-kompanii.html</text:a>
</text:p>
      <!--NEWS-->
      <text:h text:style-name="P10" text:outline-level="1">
<text:span text:style-name="T4">
ARMA plans to transfer 1.4 billion to the budget this year</text:span>
</text:h>
      <text:p text:style-name="P4">
Authors: Ukrinform (Person)</text:p>
      <text:p text:style-name="P4">
Publisher: Укринформ (Organization)</text:p>
      <text:p text:style-name="P4">
Published Time: 2023-05-24T21:30:53+03:00</text:p>
      <text:p text:style-name="P4">
Modified Time: 2023-05-24T21:30:53+03:00</text:p>
      <text:p text:style-name="P4">
Description: The National Agency for Detection, Investigation and Management of Assets (ARMA) predicts that UAH 1.4 billion will be transferred to the state budget as of 2023. - Ukrinform.</text:p>
      <text:p text:style-name="P4">
Images: ['<text:a xlink:type="simple" xlink:href="https://static.ukrinform.com/photos/2022_08/thumb_files/630_360_1660553796-610.jpg" text:style-name="Internet_20_link" text:visited-style-name="Visited_20_Internet_20_Link">
630_360_16605...</text:a>
']</text:p>
      <text:p text:style-name="P4">
Tags: ['Бюджет', 'Гроші', 'АРМА']</text:p>
      <text:p text:style-name="P4">
Type: Article</text:p>
      <!--METADATA-->
      <text:p text:style-name="P4">
<draw:frame draw:style-name="fr1" draw:name="Image285" text:anchor-type="as-char" svg:width="6.9236in" svg:height="3.956343in" draw:z-index="0">
<draw:image xlink:href="../Images/yкринформ/2023-05-24T21-30-53-03-00/630_360_1660553796-610.jpg" xlink:type="simple" xlink:show="embed" xlink:actuate="onLoad" draw:mime-type="image/jpeg"/>
</draw:frame>
National Agency for Detecting, Investigation and Asset Management(Arma)It predicts that UAH 1.4 billion will be transferred to the state budget as of 2023.</text:p>
      <text:p text:style-name="P4">
This was during the pressing of "Arrested assets management during the war: analytics, forecasts, innovations" told. at. the heads of the agency on the search of Tamenau assets(Arma)Dmitry Zhoravovich, reports correspondenttukinform.</text:p>
      <text:p text:style-name="P4">
"We find managers and conclude management contracts, while referring to branch -forming companies and companies of national scale. In the case of successful use of arrested assets in their economic activity, selected managers pay significant amounts of revenues to the state <text:a xlink:type="simple" xlink:href="https://www.ukrinform.ua/tag-budzet" text:style-name="Internet_20_link" text:visited-style-name="Visited_20_Internet_20_Link">
</text:a>
", - said Zhoravovich.</text:p>
      <text:p text:style-name="P4">
According to him, according to the programs provided by managers, the total budget revenues amount to UAH 117 million per month.</text:p>
      <text:p text:style-name="P4">
<text:span text:style-name="T4">
 Read also: </text:span>
 <text:a xlink:type="simple" xlink:href="https://www.ukrinform.ua/rubric-economy/3710537-arma-pererahuvala-derzavi-majze-90-miljoniv-aki-nalezali-rosijskomu-oligarhu.html" text:style-name="Internet_20_link" text:visited-style-name="Visited_20_Internet_20_Link">
<text:span text:style-name="T4">
 ARMA </text:span>
</text:a>
"Accordingly, in the annual dimension, we have the expected income at UAH 1.4 billion," the ARMA head added.</text:p>
      <text:p text:style-name="P4">
He specified that this amount would be able to transfer under the conditions of stability of arrests, a favorable situation in the market and in the absence of additional risks of inegative factors.</text:p>
      <text:p text:style-name="P4">
As reported by Ukrinform, the ARMA in 2022 transferred 1.2 billion to the state budget.</text:p>
      <text:p text:style-name="P4">
<text:span text:style-name="T5">
Foto: 24tv.ua</text:span>
</text:p>
      <text:p text:style-name="P4">
News Source: <text:a xlink:type="simple" xlink:href="https://www.ukrinform.ua/rubric-economy/3713742-arma-planue-cogoric-pererahuvati-do-budzetu-14-milarda.html" text:style-name="Internet_20_link" text:visited-style-name="Visited_20_Internet_20_Link">
https://www.ukrinform.ua/rubric-economy/3713742-arma-planue-cogoric-pererahuvati-do-budzetu-14-milarda.html</text:a>
</text:p>
      <!--NEWS-->
      <text:h text:style-name="P10" text:outline-level="1">
<text:span text:style-name="T4">
Ukrainians have completed a speech on the 2023 Table Tennis</text:span>
</text:h>
      <text:p text:style-name="P4">
Authors: Ukrinform (Person)</text:p>
      <text:p text:style-name="P4">
Publisher: Укринформ (Organization)</text:p>
      <text:p text:style-name="P4">
Published Time: 2023-05-24T21:31:56+03:00</text:p>
      <text:p text:style-name="P4">
Modified Time: 2023-05-24T21:31:56+03:00</text:p>
      <text:p text:style-name="P4">
Description: The Durban (South Africa) is the table tennis championship. - Ukrinform.</text:p>
      <text:p text:style-name="P4">
Images: ['<text:a xlink:type="simple" xlink:href="https://static.ukrinform.com/photos/2023_05/thumb_files/630_360_1684953031-855.jpg" text:style-name="Internet_20_link" text:visited-style-name="Visited_20_Internet_20_Link">
630_360_16849...</text:a>
']</text:p>
      <text:p text:style-name="P4">
Tags: ['Чемпіонат світу', 'настільний теніс']</text:p>
      <text:p text:style-name="P4">
Type: Article</text:p>
      <!--METADATA-->
      <text:p text:style-name="P4">
<draw:frame draw:style-name="fr1" draw:name="Image286" text:anchor-type="as-char" svg:width="6.9236in" svg:height="3.956343in" draw:z-index="0">
<draw:image xlink:href="../Images/yкринформ/2023-05-24T21-31-56-03-00/630_360_1684953031-855.jpg" xlink:type="simple" xlink:show="embed" xlink:actuate="onLoad" draw:mime-type="image/jpeg"/>
</draw:frame>
In Durban(COUPLE)Table tennis championship continues.</text:p>
      <text:p text:style-name="P4">
Ukrainian athletes have completed the performance ahead of schedule, Ukrinform reports.</text:p>
      <text:p text:style-name="P4">
Anna Gaponova showed the best result, which reached the 1/16 finals. Solomiabraiko and Margarita Pesotskaya stopped fighting in the 1/32 finals.</text:p>
      <text:p text:style-name="P4">
Yaroslav Zhmudenko and Yevgeny Prishchepa, as well as Anton Lemonov and Solomiya Brother's smiled category, the rackets were mocked after the first circle of competitions.</text:p>
      <text:p text:style-name="P4">
<text:span text:style-name="T4">
 Read also: </text:span>
 <text:a xlink:type="simple" xlink:href="https://www.ukrinform.ua/rubric-sports/3713457-cetvero-ukrainok-potrapili-do-zaavki-osnovnoi-sitki-vimbldonskogo-turniru.html" text:style-name="Internet_20_link" text:visited-style-name="Visited_20_Internet_20_Link">
</text:a>
CS-2023 table tennis will end on May 28.</text:p>
      <text:p text:style-name="P4">
In the photo: Anna Gaponova(Getty Images/Global Images Ukraine).</text:p>
      <text:p text:style-name="P4">
News Source: <text:a xlink:type="simple" xlink:href="https://www.ukrinform.ua/rubric-sports/3713743-ukrainci-dostrokovo-zaversili-vistup-na-cs2023-z-nastilnogo-tenisu.html" text:style-name="Internet_20_link" text:visited-style-name="Visited_20_Internet_20_Link">
https://www.ukrinform.ua/rubric-sports/3713743-ukrainci-dostrokovo-zaversili-vistup-na-cs2023-z-nastilnogo-tenisu.html</text:a>
</text:p>
      <!--NEWS-->
      <text:h text:style-name="P10" text:outline-level="1">
<text:span text:style-name="T4">
The case of theft of funds at Dovzhenko's film studio was sent to court</text:span>
</text:h>
      <text:p text:style-name="P4">
Authors: Ukrinform (Person)</text:p>
      <text:p text:style-name="P4">
Publisher: Укринформ (Organization)</text:p>
      <text:p text:style-name="P4">
Published Time: 2023-05-24T21:39:24+03:00</text:p>
      <text:p text:style-name="P4">
Modified Time: 2023-05-24T21:39:24+03:00</text:p>
      <text:p text:style-name="P4">
Description: Law enforcement officers sent a case to theft of more than UAH 4.4 million allocated for the purchase of equipment for the National Film Studio of Alexander Dovzhenko National Film Studio. - Ukrinform.</text:p>
      <text:p text:style-name="P4">
Images: ['<text:a xlink:type="simple" xlink:href="https://static.ukrinform.com/photos/2022_10/thumb_files/630_360_1664791948-678.jpg" text:style-name="Internet_20_link" text:visited-style-name="Visited_20_Internet_20_Link">
630_360_16647...</text:a>
']</text:p>
      <text:p text:style-name="P4">
Tags: ['НАБУ', 'Суд', 'Корупція', 'Кіностудія Довженка']</text:p>
      <text:p text:style-name="P4">
Type: Article</text:p>
      <!--METADATA-->
      <text:p text:style-name="P4">
<draw:frame draw:style-name="fr1" draw:name="Image287" text:anchor-type="as-char" svg:width="6.9236in" svg:height="3.956343in" draw:z-index="0">
<draw:image xlink:href="../Images/yкринформ/2023-05-24T21-39-24-03-00/630_360_1664791948-678.jpg" xlink:type="simple" xlink:show="embed" xlink:actuate="onLoad" draw:mime-type="image/jpeg"/>
</draw:frame>
Law enforcement officers sent a case to the court about theft of more than UAH 4.4 million, allocated for the purchase of equipment for the National Film Studio of Art Films of Alexander Dovzhenko.</text:p>
      <text:p text:style-name="P4">
This was reported <text:a xlink:type="simple" xlink:href="https://nabu.gov.ua/news/spravu-shchodo-makh-natc-i-pri-zakup-vl-obladnannia-dlia-k-nostud-dovzhenka-skerovano-do-sudu/" text:style-name="Internet_20_link" text:visited-style-name="Visited_20_Internet_20_Link">
</text:a>
, reports Ukrinform.</text:p>
      <text:p text:style-name="P4">
The former chief engineer of the film studio and the general director of a private company are accused of the case.</text:p>
      <text:p text:style-name="P4">
The actions of both persons are qualified under Part 5 of Art. 191(misappropriation, disintegration of property or healed by abuse of office)Criminal Code of Ukraine. The expert of the company of the company is additionally charged with Part 1 of Art. 209(legalization(laundering)the property obtained by the crime)CCU.</text:p>
      <text:p text:style-name="P4">
As the investigation was established, in November 2018, the Film Studio announced the open-scale procurement of television and audio visual equipment.</text:p>
      <text:p text:style-name="P4">
By preliminary agreement, the company was won by the company. Despature was concluded a contract that did not provide <text:a xlink:type="simple" xlink:href="https://www.ukrinform.ua/tag-sankcii" text:style-name="Internet_20_link" text:visited-style-name="Visited_20_Internet_20_Link">
</text:a>
for violation of the terms of supply of equipment.</text:p>
      <text:p text:style-name="P4">
According to the conditions of bidding, the equipment of the film studio was to be put by the end of 2018, which never happened. Instead, the former chief engineer of the aid about another, as a result of which the state -owned enterprise paid a private company for equipment that it did not receive.</text:p>
      <text:p text:style-name="P4">
<text:span text:style-name="T4">
 Read also: </text:span>
 <text:a xlink:type="simple" xlink:href="https://www.ukrinform.ua/rubric-kyiv/3667259-rozkradanna-na-budivnictvi-podilskogo-mostu-slidstvu-vdalosa-povernuti-15-miljona.html" text:style-name="Internet_20_link" text:visited-style-name="Visited_20_Internet_20_Link">
</text:a>
The actual supply was only in April 2019, but not in full. The cost of unspoken and paid equipment is more than UAH 4.4 million. The seizure of these funds is charged with the accused.</text:p>
      <text:p text:style-name="P4">
As reported by Ukrinform, suspicions of fraud on the purchases for Kinento Studia Dovzhenko were announced in the fall of 2022. In March 2023, law enforcement officers declared <text:a xlink:type="simple" xlink:href="https://www.ukrinform.ua/rubric-culture/3682805-nabu-i-sap-zaversili-rozsliduvanna-sodo-rozkradanna-44-miljona-dla-kinostudii-dovzenka.html" text:style-name="Internet_20_link" text:visited-style-name="Visited_20_Internet_20_Link">
</text:a>
 .</text:p>
      <text:p text:style-name="P4">
News Source: <text:a xlink:type="simple" xlink:href="https://www.ukrinform.ua/rubric-culture/3713745-spravu-pro-rozkradanna-kostiv-na-kinostudii-dovzenka-skeruvali-do-sudu.html" text:style-name="Internet_20_link" text:visited-style-name="Visited_20_Internet_20_Link">
https://www.ukrinform.ua/rubric-culture/3713745-spravu-pro-rozkradanna-kostiv-na-kinostudii-dovzenka-skeruvali-do-sudu.html</text:a>
</text:p>
      <!--NEWS-->
      <text:h text:style-name="P10" text:outline-level="1">
<text:span text:style-name="T4">
Norway will help teach Ukrainian pilots to manage F-16</text:span>
</text:h>
      <text:p text:style-name="P4">
Authors: Ukrinform (Person)</text:p>
      <text:p text:style-name="P4">
Publisher: Укринформ (Organization)</text:p>
      <text:p text:style-name="P4">
Published Time: 2023-05-24T21:43:00+03:00</text:p>
      <text:p text:style-name="P4">
Modified Time: 2023-05-24T21:43:00+03:00</text:p>
      <text:p text:style-name="P4">
Description: Norway will support the preparation of Ukrainian pilots for the management of F-16 fighters, said Norwegian Defense Minister Bjorn Arlde Gram on Wednesday. - Ukrinform.</text:p>
      <text:p text:style-name="P4">
Images: ['<text:a xlink:type="simple" xlink:href="https://static.ukrinform.com/photos/2023_05/thumb_files/630_360_1684923545-673.jpg" text:style-name="Internet_20_link" text:visited-style-name="Visited_20_Internet_20_Link">
630_360_16849...</text:a>
']</text:p>
      <text:p text:style-name="P4">
Tags: ['Норвегія', 'Україна', 'Винищувач', 'Падготовка пілотів', 'F-16']</text:p>
      <text:p text:style-name="P4">
Type: Article</text:p>
      <!--METADATA-->
      <text:p text:style-name="P4">
<draw:frame draw:style-name="fr1" draw:name="Image288" text:anchor-type="as-char" svg:width="6.9236in" svg:height="3.956343in" draw:z-index="0">
<draw:image xlink:href="../Images/yкринформ/2023-05-24T21-43-00-03-00/630_360_1684923545-673.jpg" xlink:type="simple" xlink:show="embed" xlink:actuate="onLoad" draw:mime-type="image/jpeg"/>
</draw:frame>
Norway will support the preparation of Ukrainian pilots for the management of FIRMF-16, said Norwegian Defense Minister Bjorn Arlde Gram on Wednesday.</text:p>
      <text:p text:style-name="P4">
As Ukrinform reports, it reports <text:a xlink:type="simple" xlink:href="https://www.reuters.com/world/europe/norway-says-it-will-help-train-ukrainian-pilots-f-16-jets-2023-05-24/" text:style-name="Internet_20_link" text:visited-style-name="Visited_20_Internet_20_Link">
</text:a>
with reference to NRK.</text:p>
      <text:p text:style-name="P4">
“The government supports this initiative(Pilots training from Ukraine - ed.)He considers how Norway can contribute with allies and partners, ”Gram said.</text:p>
      <text:p text:style-name="P4">
However, the Government of Norwegian has not yet decided whether any of its aircraft is transmitted to Ukraine, said Norwegian Minister of NRK to the Norwegian Minister.</text:p>
      <text:p text:style-name="P4">
<text:span text:style-name="T4">
 Read also: </text:span>
 <text:a xlink:type="simple" xlink:href="https://www.ukrinform.ua/rubric-ato/3713733-ermak-pro-pocatok-trenuvanna-ukrainskih-pilotiv-na-f16-jdetsa-pro-dni-maksimum-tizni.html" text:style-name="Internet_20_link" text:visited-style-name="Visited_20_Internet_20_Link">
<text:span text:style-name="T4">
 Ermak </text:span>
</text:a>
As reported by Ukrinform, <text:a xlink:type="simple" xlink:href="https://www.ukrinform.ua/rubric-ato/3713040-portugalia-proponue-navcanna-ukrainskih-pilotiv-na-vinisuvacah-f16.html" text:style-name="Internet_20_link" text:visited-style-name="Visited_20_Internet_20_Link">
</text:a>
The F-16 fighters, but currently cannot be aircraft, said the Minister of Foreign Affairs Joau Homeshkravignino on Tuesday. Denmark has also expressed their readiness to teach Ukrainian pilots to navigate F-16 fighters.</text:p>
      <text:p text:style-name="P4">
<text:span text:style-name="T4">
 Read also: </text:span>
 <text:a xlink:type="simple" xlink:href="https://www.ukrinform.ua/rubric-ato/3713701-trenuvanna-ukrainskih-pilotiv-vidkrivae-slah-dla-postacanna-ukraini-f16-stoltenberg.html" text:style-name="Internet_20_link" text:visited-style-name="Visited_20_Internet_20_Link">
<text:span text:style-name="T4">
 Stoltenberg </text:span>
</text:a>
Italy is currently considering with the Allies the possibility of teaching Ukrainian pilots on the military <text:a xlink:type="simple" xlink:href="https://www.ukrinform.ua/tag-litak" text:style-name="Internet_20_link" text:visited-style-name="Visited_20_Internet_20_Link">
</text:a>
Western samples.  _ Photo: Getty Images _</text:p>
      <text:p text:style-name="P4">
News Source: <text:a xlink:type="simple" xlink:href="https://www.ukrinform.ua/rubric-ato/3713746-norvegia-dopomoze-navcati-ukrainskih-pilotiv-keruvati-f16.html" text:style-name="Internet_20_link" text:visited-style-name="Visited_20_Internet_20_Link">
https://www.ukrinform.ua/rubric-ato/3713746-norvegia-dopomoze-navcati-ukrainskih-pilotiv-keruvati-f16.html</text:a>
</text:p>
      <!--NEWS-->
      <text:h text:style-name="P10" text:outline-level="1">
<text:span text:style-name="T4">
Using US assistance must comply with US laws and requirements - State Department</text:span>
</text:h>
      <text:p text:style-name="P4">
Authors: Ukrinform (Person)</text:p>
      <text:p text:style-name="P4">
Publisher: Укринформ (Organization)</text:p>
      <text:p text:style-name="P4">
Published Time: 2023-05-24T21:57:02+03:00</text:p>
      <text:p text:style-name="P4">
Modified Time: 2023-05-24T21:57:02+03:00</text:p>
      <text:p text:style-name="P4">
Description: Official Washington insists on the use of US assistance in accordance with applicable laws and requirements of the United States and will continue to consistently convey the Ukrainian side, which does not encourage attacks in the Russian territory. - Ukrinform.</text:p>
      <text:p text:style-name="P4">
Images: ['<text:a xlink:type="simple" xlink:href="https://static.ukrinform.com/photos/2018_02/thumb_files/630_360_1517552325-3537.jpg" text:style-name="Internet_20_link" text:visited-style-name="Visited_20_Internet_20_Link">
630_360_15175...</text:a>
']</text:p>
      <text:p text:style-name="P4">
Tags: ['США', 'Зброя', 'Держдеп', 'Війна з Росією', 'Бєлгородська область']</text:p>
      <text:p text:style-name="P4">
Type: Article</text:p>
      <!--METADATA-->
      <text:p text:style-name="P4">
<draw:frame draw:style-name="fr1" draw:name="Image289" text:anchor-type="as-char" svg:width="6.9236in" svg:height="3.956343in" draw:z-index="0">
<draw:image xlink:href="../Images/yкринформ/2023-05-24T21-57-02-03-00/630_360_1517552325-3537.jpg" xlink:type="simple" xlink:show="embed" xlink:actuate="onLoad" draw:mime-type="image/jpeg"/>
</draw:frame>
Official Vashington insists on the use of US assistance in accordance with the Laws and requirements of the United States and will continue to consistently convey the Ukrainian page, which does not encourage attacks in the Russian territory.</text:p>
      <text:p text:style-name="P4">
This was stated on Wednesday during a briefing in Washington by a spokesman for US Department of US Department Matthyumiller, Ukrinform correspondent reports.</text:p>
      <text:p text:style-name="P4">
“We will continue to work on the help we give them(Ukraine - ed.)complied with all US laws and other current requirements. And we continue to make our very clear policy to the Ukrainians, which is that we do not enforce and do not provide opportunities for attacks outside Ukraine, ”the State Department representative said.</text:p>
      <text:p text:style-name="P4">
He also noted that the Government of Ukraine demonstrated a serious attitude of reference to the preservation of the weapons provided. “It was the subject of dialogue between <text:a xlink:type="simple" xlink:href="https://www.ukrinform.ua/tag-ssa" text:style-name="Internet_20_link" text:visited-style-name="Visited_20_Internet_20_Link">
</text:a>
And Ukraine is before the conflict, and we have begun to give them the help they need to protect, ”Miller said.</text:p>
      <text:p text:style-name="P4">
<text:span text:style-name="T4">
 Read also: </text:span>
 <text:a xlink:type="simple" xlink:href="https://www.ukrinform.ua/rubric-world/3713317-ssa-skepticno-stavlatsa-do-pravdivosti-zobrazen-iz-nacebto-zahidnou-zbroeu-v-belgorodi.html" text:style-name="Internet_20_link" text:visited-style-name="Visited_20_Internet_20_Link">
</text:a>
As reported by Ukrinform, on Wednesday, the White House Representative John Kirby said that <text:a xlink:type="simple" xlink:href="https://www.ukrinform.ua/rubric-ato/3713730-bilij-dim-vivcae-povidomlenna-pro-mozlive-vikoristanna-ozbroen-ssa-na-teritorii-rosii.html" text:style-name="Internet_20_link" text:visited-style-name="Visited_20_Internet_20_Link">
</text:a>
The hip that indicate the possible involvement of American weapons and equipment in Russia.</text:p>
      <text:p text:style-name="P4">
News Source: <text:a xlink:type="simple" xlink:href="https://www.ukrinform.ua/rubric-ato/3713748-vikoristanna-dopomogi-ssa-mae-vidpovidati-amerikanskim-zakonam-ta-vimogam-derzdep.html" text:style-name="Internet_20_link" text:visited-style-name="Visited_20_Internet_20_Link">
https://www.ukrinform.ua/rubric-ato/3713748-vikoristanna-dopomogi-ssa-mae-vidpovidati-amerikanskim-zakonam-ta-vimogam-derzdep.html</text:a>
</text:p>
      <!--NEWS-->
      <text:h text:style-name="P10" text:outline-level="1">
<text:span text:style-name="T4">
In Ukraine, more than 400,000 people die from cardiovascular disease every year</text:span>
</text:h>
      <text:p text:style-name="P4">
Authors: Ukrinform (Person)</text:p>
      <text:p text:style-name="P4">
Publisher: Укринформ (Organization)</text:p>
      <text:p text:style-name="P4">
Published Time: 2023-05-24T21:57:23+03:00</text:p>
      <text:p text:style-name="P4">
Modified Time: 2023-05-24T21:57:23+03:00</text:p>
      <text:p text:style-name="P4">
Description: In Ukraine, about 400,000 people die from cardiovascular disease every year. - Ukrinform.</text:p>
      <text:p text:style-name="P4">
Images: ['<text:a xlink:type="simple" xlink:href="https://static.ukrinform.com/photos/2019_10/thumb_files/630_360_1572416895-344.jpg" text:style-name="Internet_20_link" text:visited-style-name="Visited_20_Internet_20_Link">
630_360_15724...</text:a>
']</text:p>
      <text:p text:style-name="P4">
Tags: ['Медицина', 'Україна', 'Інфаркт', 'Інсульт', 'Смертність']</text:p>
      <text:p text:style-name="P4">
Type: Article</text:p>
      <!--METADATA-->
      <text:p text:style-name="P4">
<draw:frame draw:style-name="fr1" draw:name="Image290" text:anchor-type="as-char" svg:width="6.9236in" svg:height="3.956343in" draw:z-index="0">
<draw:image xlink:href="../Images/yкринформ/2023-05-24T21-57-23-03-00/630_360_1572416895-344.jpg" xlink:type="simple" xlink:show="embed" xlink:actuate="onLoad" draw:mime-type="image/jpeg"/>
</draw:frame>
In the Ukrainian year year, about 400 thousand people die from cardiovascular disease.</text:p>
      <text:p text:style-name="P4">
This was reported at a briefing by the head of the department of prevention of non -infectious diseases(Bottom), Head of Knowledge Center Irina Soroka, reports UKRINFORM.</text:p>
      <text:p text:style-name="P4">
"We have more than 400,000 people every year from cardiovascular disease, which is 60% of deaths," she said, adding to the list of deaths that lead to the highest mortality and diabetes.</text:p>
      <text:p text:style-name="P4">
She emphasized that strokes and myocardial heart attacks are most dying, which are the diseases that can and should be prevented.</text:p>
      <text:p text:style-name="P4">
<text:span text:style-name="T4">
 Read also: </text:span>
 <text:a xlink:type="simple" xlink:href="https://www.ukrinform.ua/rubric-society/3707071-nszu-viplatila-medzakladam-za-likuvanna-insultiv-majze-500-miljoniv.html" text:style-name="Internet_20_link" text:visited-style-name="Visited_20_Internet_20_Link">
<text:span text:style-name="T4">
 NSZU </text:span>
 <text:span text:style-name="T4">
 </text:span>
 paid <text:span text:style-name="T4">
 </text:span>
 <text:span text:style-name="T4">
 medical facilities </text:span>
 <text:span text:style-name="T4">
 Treatment </text:span>
<text:span text:style-name="T4">
 strokes </text:span>
 <text:span text:style-name="T4">
 </text:span>
 <text:span text:style-name="T4">
 </text:span>
 <text:span text:style-name="T4">
 500 </text:span>
 <text:span text:style-name="T4">
 </text:span>
 millions <text:span text:style-name="T4">
 </text:span>
</text:a>
According to the expert, whether these diseases will occur, 50% depends on a person - our physical activity, nutrition, etc.</text:p>
      <text:p text:style-name="P4">
"As research shows, we have more than 50% of the population are consumers <text:a xlink:type="simple" xlink:href="https://www.ukrinform.ua/tag-alkogol" text:style-name="Internet_20_link" text:visited-style-name="Visited_20_Internet_20_Link">
</text:a>
, more than 60% eat incorrectly. Everything is the risk factors that lead to diseases of the cardiovascular system and in the future - to mortality, " - said Soroka.</text:p>
      <text:p text:style-name="P4">
She added that a person can measure the pressure at home, and if he is not able, he can consult a doctor.</text:p>
      <text:p text:style-name="P4">
"Determining blood glucose levels is the first step to diagnosing a sugar dab.</text:p>
      <text:p text:style-name="P4">
The expert also urged the population not to self -medicate.</text:p>
      <text:p text:style-name="P4">
As reported by Ukrinform, more than 20% of the Russian war -person displaced <text:a xlink:type="simple" xlink:href="https://www.ukrinform.ua/rubric-society/3670784-kozen-patij-ukrainskij-bizenec-strazdae-na-sercevosudinni-zahvoruvanna.html" text:style-name="Internet_20_link" text:visited-style-name="Visited_20_Internet_20_Link">
</text:a>
, and every day - for diabetes.</text:p>
      <text:p text:style-name="P4">
News Source: <text:a xlink:type="simple" xlink:href="https://www.ukrinform.ua/rubric-society/3713749-v-ukraini-soroku-ponad-400-tisac-osib-pomiraut-vid-sercevosudinnih-zahvoruvan.html" text:style-name="Internet_20_link" text:visited-style-name="Visited_20_Internet_20_Link">
https://www.ukrinform.ua/rubric-society/3713749-v-ukraini-soroku-ponad-400-tisac-osib-pomiraut-vid-sercevosudinnih-zahvoruvan.html</text:a>
</text:p>
      <!--NEWS-->
      <text:h text:style-name="P10" text:outline-level="1">
<text:span text:style-name="T4">
26 combat clashes occurred in 5 directions - the General Staff of the Armed Forces</text:span>
</text:h>
      <text:p text:style-name="P4">
Author: ['АРМІЯINFORM']</text:p>
      <text:p text:style-name="P4">
Time: 2023-05-24T22:00:00-04:00</text:p>
      <text:p text:style-name="P4">
Description: The enemy is a sinking of Zoedzhuvati basic Zuill at Kupkiyansky, Limansky, ... War with Ukraine 2022, war with Ukraine Latest news today, News War with Ukraine 2022 Last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5/zvedennya-2.jpg" text:style-name="Internet_20_link" text:visited-style-name="Visited_20_Internet_20_Link">
zvedennya-2.jpg</text:a>
']</text:p>
      <text:p text:style-name="P4">
Tags: ['STOPRUSSIA', 'АГРЕСІЯ РФ', 'ВІЙНА', 'ВТОРГНЕННЯ РФ', 'ГШ ЗСУ', 'ОПЕРАТИВНА ІНФОРМАЦІЯ', 'РАНКОВЕ ЗВЕДЕННЯ']</text:p>
      <text:p text:style-name="P4">
Category: News</text:p>
      <!--METADATA-->
      <text:p text:style-name="P4">
<draw:frame draw:style-name="fr1" draw:name="Image291" text:anchor-type="as-char" svg:width="6.9236in" svg:height="4.611463in" draw:z-index="0">
<draw:image xlink:href="../Images/AРМІЯINFORM/2023-05-24T22-00-00-04-00/zvedennya-2.jpg" xlink:type="simple" xlink:show="embed" xlink:actuate="onLoad" draw:mime-type="image/jpeg"/>
</draw:frame>
Illustrative Photo <text:span text:style-name="T4">
 🔥 Situation on Russian invasion </text:span>
</text:p>
      <text:p text:style-name="P4">
The enemy continues to focus on the main efforts on the Kupyansk, Lyman, Bakhmut, Avdiiv and Mariinsky directions - there have been 26 combat clashes. Bakhmut and Marinka remain at the epicenter of the fighting.</text:p>
      <text:p text:style-name="P4">
About it <text:a xlink:type="simple" xlink:href="https://www.facebook.com/GeneralStaff.ua/posts/pfbid02VsPKGcJn98E6s23tkQnsGprSxu9RdWebJyZCerNNYf1e9NXhYPdPxy5bbvfisE6l" text:style-name="Internet_20_link" text:visited-style-name="Visited_20_Internet_20_Link">
reports</text:a>
General Staff of the Armed Forces of Ukraine.</text:p>
      <text:p text:style-name="P4">
According to the operational information of the Armed Forces General Staff, in Kupyansk direction opponents were in vain offensive actions in the area of Masyutivka, on Lymansky - in the direction of the Belogorovka, on Avdiivsky - the enemy conducted unsuccessful offensive actions in the departure of Pervomaisky.</text:p>
      <text:p text:style-name="P4">
"In the Bakhmut direction during the day, the enemy led unsuccessful offensive in the direction of chrome," - reports the Armed Forces of the Armed Forces.</text:p>
      <text:p text:style-name="P4">
News Source: <text:a xlink:type="simple" xlink:href="https://armyinform.com.ua/2023/05/24/26-bojovyh-zitknen-vidbulosya-za-dobu-na-5-napryamkah-genshtab-zsu/" text:style-name="Internet_20_link" text:visited-style-name="Visited_20_Internet_20_Link">
https://armyinform.com.ua/2023/05/24/26-bojovyh-zitknen-vidbulosya-za-dobu-na-5-napryamkah-genshtab-zsu/</text:a>
</text:p>
      <!--NEWS-->
      <text:h text:style-name="P10" text:outline-level="1">
<text:span text:style-name="T4">
Sholtz promises to support municipalities who accept Ukrainian refugees</text:span>
</text:h>
      <text:p text:style-name="P4">
Authors: Ukrinform (Person)</text:p>
      <text:p text:style-name="P4">
Publisher: Укринформ (Organization)</text:p>
      <text:p text:style-name="P4">
Published Time: 2023-05-24T22:08:00+03:00</text:p>
      <text:p text:style-name="P4">
Modified Time: 2023-05-24T22:08:00+03:00</text:p>
      <text:p text:style-name="P4">
Description: Germany provided more than a million refugees of war from Ukraine, and record amounts were allocated in support of them. - Ukrinform.</text:p>
      <text:p text:style-name="P4">
Images: ['<text:a xlink:type="simple" xlink:href="https://static.ukrinform.com/photos/2018_03/thumb_files/630_360_1520865366-1846.jpg" text:style-name="Internet_20_link" text:visited-style-name="Visited_20_Internet_20_Link">
630_360_15208...</text:a>
']</text:p>
      <text:p text:style-name="P4">
Tags: ['Німеччина', 'Біженці', 'допомога', 'Шольц']</text:p>
      <text:p text:style-name="P4">
Type: Article</text:p>
      <!--METADATA-->
      <text:p text:style-name="P4">
<draw:frame draw:style-name="fr1" draw:name="Image292" text:anchor-type="as-char" svg:width="6.9236in" svg:height="3.956343in" draw:z-index="0">
<draw:image xlink:href="../Images/yкринформ/2023-05-24T22-08-00-03-00/630_360_1520865366-1846.jpg" xlink:type="simple" xlink:show="embed" xlink:actuate="onLoad" draw:mime-type="image/jpeg"/>
</draw:frame>
Germany was a shelter of more than a million refugees of war from Ukraine, and record amounts were given in support of them.</text:p>
      <text:p text:style-name="P4">
This was stated by German Chancellor Olaf Solz at the General Assembly of German Association of Cities on Wednesday, Ukrinform correspondent reports.</text:p>
      <text:p text:style-name="P4">
"Everyone who participates, who has joined, deserves our greatest respect and support," Scholt said. Only this year, the Federal Government, according to the head, allocated more than 15 billion euros to federal lands and municipalities on questions related to refugees, which is much more than in 2015, 2016, when the "waves" of refugees were recorded.</text:p>
      <text:p text:style-name="P4">
However, the chancellor noted, all issues with migration and refugees do not have to be raised. He emphasized the need to streamline migration, in particular, the digitalization of immigration bodies in federal lands immunicipalities, as well as ensuring the deportation(https://www.ukrinform.ua/tag-nimeccina).</text:p>
      <text:p text:style-name="P4">
"Anyone who is not entitled to stay here must leave Germany," the politician emphasized.</text:p>
      <text:p text:style-name="P4">
At the same time, legal migrants in Germany are welcome, because the country needs working -class.</text:p>
      <text:p text:style-name="P4">
"We are a developing country and we want more innovations, more renewable energy and more infrastructure," Solz said. To achieve these goals, he noted, immigration of skilled workers is required.</text:p>
      <text:p text:style-name="P4">
"With the law on qualified immigration, we create one of the most progressive norms in the world and attract talented, motivated and qualified women of icholovik," the Federal Chancellor is convinced.</text:p>
      <text:p text:style-name="P4">
<text:span text:style-name="T4">
 Read also: </text:span>
 <text:a xlink:type="simple" xlink:href="https://www.ukrinform.ua/rubric-polytics/3713121-solc-vpevnenij-so-ukraina-peremoze-ta-stane-clenom-es.html" text:style-name="Internet_20_link" text:visited-style-name="Visited_20_Internet_20_Link">
<text:span text:style-name="T4">
 SHOLC </text:span>
</text:a>
He stopped in his speech on a variety of challenges that stand pre -Ukraine, among which one of the greatest are the consequences of Russian invaders in Ukraine.</text:p>
      <text:p text:style-name="P4">
There are 12,000 cities and communities in Germany. The German Association of Cities, as 3200 cities and municipalities, is collected every two years.</text:p>
      <text:p text:style-name="P4">
News Source: <text:a xlink:type="simple" xlink:href="https://www.ukrinform.ua/rubric-society/3713750-solc-obicae-pidtrimku-municipalitetam-aki-prijmaut-ukrainskih-bizenciv.html" text:style-name="Internet_20_link" text:visited-style-name="Visited_20_Internet_20_Link">
https://www.ukrinform.ua/rubric-society/3713750-solc-obicae-pidtrimku-municipalitetam-aki-prijmaut-ukrainskih-bizenciv.html</text:a>
</text:p>
      <!--NEWS-->
      <text:h text:style-name="P10" text:outline-level="1">
<text:span text:style-name="T4">
Ukrainian F -16 will be a signal from the world that Russia will only lose - Zelensky</text:span>
</text:h>
      <text:p text:style-name="P4">
Authors: Ukrinform (Person)</text:p>
      <text:p text:style-name="P4">
Publisher: Укринформ (Organization)</text:p>
      <text:p text:style-name="P4">
Published Time: 2023-05-24T22:12:00+03:00</text:p>
      <text:p text:style-name="P4">
Modified Time: 2023-05-24T22:12:00+03:00</text:p>
      <text:p text:style-name="P4">
Description: The first Ukrainian F-16 will become one of the strongest signals from the world that, due to its aggression, Russia will only lose-it will be weaker, it will become even more isolated. - Ukrinform.</text:p>
      <text:p text:style-name="P4">
Images: ['<text:a xlink:type="simple" xlink:href="https://static.ukrinform.com/photos/2023_04/thumb_files/630_360_1682862659-378.jpeg" text:style-name="Internet_20_link" text:visited-style-name="Visited_20_Internet_20_Link">
630_360_16828...</text:a>
']</text:p>
      <text:p text:style-name="P4">
Tags: ['Авіація', 'ЗСУ', 'Винищувач', 'Зеленський', 'Війна з Росією', '#stoprussia', 'F-16']</text:p>
      <text:p text:style-name="P4">
Type: Article</text:p>
      <!--METADATA-->
      <text:p text:style-name="P4">
<draw:frame draw:style-name="fr1" draw:name="Image293" text:anchor-type="as-char" svg:width="6.9236in" svg:height="3.956343in" draw:z-index="0">
<draw:image xlink:href="../Images/yкринформ/2023-05-24T22-12-00-03-00/630_360_1682862659-378.jpeg" xlink:type="simple" xlink:show="embed" xlink:actuate="onLoad" draw:mime-type="image/jpeg"/>
</draw:frame>
The first Zam-Ukrainian F-16 will become one of the strongest signals from the world that Russia will only lose its aggression-it will be weaker, it will become even more isolated.</text:p>
      <text:p text:style-name="P4">
He emphasized this in the evening <text:a xlink:type="simple" xlink:href="https://www.youtube.com/watch" text:style-name="Internet_20_link" text:visited-style-name="Visited_20_Internet_20_Link">
</text:a>
President Volodymyr Zelenskyy, reports Ukrinform.</text:p>
      <text:p text:style-name="P4">
<text:span text:style-name="T5">
Viso: <text:a xlink:type="simple" xlink:href="https://t.me/OP_UA/9572" text:style-name="Internet_20_link" text:visited-style-name="Visited_20_Internet_20_Link">
</text:a>
</text:span>
</text:p>
      <text:p text:style-name="P4">
<text:span text:style-name="T4">
 _ I wish health, dear Ukrainians!_ </text:span>
</text:p>
      <text:p text:style-name="P4">
Today, the first meeting meeting after all important visits, a meeting of decisions - defensive decisions, which we worked for a long time and we have them in cooperation with partners.</text:p>
      <text:p text:style-name="P4">
First of all, it concerns the aviation coalition - coalitions of modern fighters for Ukraine.</text:p>
      <text:p text:style-name="P4">
We do our best to reduce the time to the result, before the appearance of Ukrainian pilots in the Ukrainian non -Ukrainian and powerful planes.</text:p>
      <text:p text:style-name="P4">
It is clear that this global step will enhance our defensiveness. For only with powerful <text:a xlink:type="simple" xlink:href="https://www.ukrinform.ua/tag-vinisuvac" text:style-name="Internet_20_link" text:visited-style-name="Visited_20_Internet_20_Link">
</text:a>
The air defense system becomes complete.</text:p>
      <text:p text:style-name="P4">
On the other hand, the first Ukrainian F-16 will become one of the strongest signals from the world that Russia will only lose its aggression because of its aggression-it will become even more isolated.</text:p>
      <text:p text:style-name="P4">
It will be a signal that Russian terror has lost, and our world, which is based on the substitute for independent nations and to the right of peoples to choose their own way, has stood.</text:p>
      <text:p text:style-name="P4">
We will prepare all the necessary base so that such aircraft transition happens measuresly quickly and efficiently.</text:p>
      <text:p text:style-name="P4">
Our warriors have already proven that they can capture modern weapons as effective as they did not even expect us. With planes, I'm sure it will be as successful.</text:p>
      <text:p text:style-name="P4">
The main thing is the speed of training and supply, that is, the time that will pass by the interruptions and the real protection of our sky.</text:p>
      <text:p text:style-name="P4">
Today, as always, he heard the reports of the commander, the head of the GUR, the head of the GUR about the current situation at the front, our counteraction to the occupier and the quietness that Russia is about to use against us.</text:p>
      <text:p text:style-name="P4">
We know what to answer. In particular, this applies to the rocket threat and the constant terror Droam-Kamikadze.</text:p>
      <text:p text:style-name="P4">
Now Russia is increasingly resorting to the so -called combined blows - different types of rockets, different types of drones.</text:p>
      <text:p text:style-name="P4">
I thank our air forces, all our defenders of the sky, our intelligence - but that our protection is being improved faster than Russia has time to change its tactics of terror.And we are constantly looking for tools to make the amount of Iranian drone.</text:p>
      <text:p text:style-name="P4">
But today, given that such strokes continue constantly, he wanted to blink directly to the Iran people. To all - to society, Doiran ulma, to every Iranian family, to those people who are able to bring to government decisions in Iran. A simple question: why do you have been the participants of Russian terror? Why are you on the side of the state?</text:p>
      <text:p text:style-name="P4">
The world sees what is happening and you see all in Iran. Support is denying the support.</text:p>
      <text:p text:style-name="P4">
Although we have learned to knock down most of your Kamikadze drones, which you are transmitting, but there is still a hit.</text:p>
      <text:p text:style-name="P4">
When the Iranian drone kills a pregnant Ukrainian girl with her husband at home, why is it for you, mothers and parents in Iran? When your "shahad" is a hostel with our students, people die, a fire begins, rescuers are harvested on the location, and in a few minutes the second "Shahped" beats, taking away the life of those who saved the lives Hands of Russia, but yours, your weapon.</text:p>
      <text:p text:style-name="P4">
What do you get from this, people in Tehran, or in Shiraz, or Saccoon, or any other city of your country?</text:p>
      <text:p text:style-name="P4">
Unfortunately, even greater isolation from the world, even greater problems.</text:p>
      <text:p text:style-name="P4">
For Russia, target is absolutely everything. Housing, schools, hospitals, prayer houses, churches, power plants, markets, even the issuance of humanitarian aid tape stops ... There are already thousands of such examples. Iran people!Russia beats everything without disassembling. Artillery and mortars, rockets and drones are what they are and what they give on your behalf.</text:p>
      <text:p text:style-name="P4">
I am sure you have to be on the other side of history - not with evil.</text:p>
      <text:p text:style-name="P4">
Russia began this war for enslavement. It is the war of the colonizer of the dissequent nation. Russia even steals people - our children!Thousands and thousands ... Only absolute evil can steal children of another people. And, going against Ukrainians, Russian invaders destroy all other national communities that will live on the land of Ukraine for centuries. Therefore, confirmation is burned by the Russians of the village of Greek-Christians and the systemic repression of Russia against the Crimean Tatar people-our Ukrainian Muslim community.</text:p>
      <text:p text:style-name="P4">
Iran's people could live quite differently if you were not put on one side with a break like Russian aggression.</text:p>
      <text:p text:style-name="P4">
Your "chess", which terrorizes Ukraine every night, means only that people are pushing even deeper and deeper on the dark side of history.</text:p>
      <text:p text:style-name="P4">
Glory to all who protect their lives!Let's be strong - we will live!</text:p>
      <text:p text:style-name="P4">
<text:span text:style-name="T4">
<text:span text:style-name="T5">
Glory to Ukraine!</text:span>
 </text:span>
</text:p>
      <text:p text:style-name="P4">
News Source: <text:a xlink:type="simple" xlink:href="https://www.ukrinform.ua/rubric-ato/3713752-ukrainskij-f16-stane-signalom-vid-svitu-so-rosia-lise-vtracatime-zelenskij.html" text:style-name="Internet_20_link" text:visited-style-name="Visited_20_Internet_20_Link">
https://www.ukrinform.ua/rubric-ato/3713752-ukrainskij-f16-stane-signalom-vid-svitu-so-rosia-lise-vtracatime-zelenskij.html</text:a>
</text:p>
      <!--NEWS-->
      <text:h text:style-name="P10" text:outline-level="1">
<text:span text:style-name="T4">
Tina Tin Tin died died</text:span>
</text:h>
      <text:p text:style-name="P4">
Authors: Ukrinform (Person)</text:p>
      <text:p text:style-name="P4">
Publisher: Укринформ (Organization)</text:p>
      <text:p text:style-name="P4">
Published Time: 2023-05-24T22:21:00+03:00</text:p>
      <text:p text:style-name="P4">
Modified Time: 2023-05-24T22:21:00+03:00</text:p>
      <text:p text:style-name="P4">
Description: At the age of 83, a singer Tina Turner died on May 24. - Ukrinform.</text:p>
      <text:p text:style-name="P4">
Images: ['<text:a xlink:type="simple" xlink:href="https://static.ukrinform.com/photos/2017_11/thumb_files/630_360_1511541505-7481.jpg" text:style-name="Internet_20_link" text:visited-style-name="Visited_20_Internet_20_Link">
630_360_15115...</text:a>
']</text:p>
      <text:p text:style-name="P4">
Tags: ['Музика', 'Смерть', 'Тіна Тернер']</text:p>
      <text:p text:style-name="P4">
Type: Article</text:p>
      <!--METADATA-->
      <text:p text:style-name="P4">
<draw:frame draw:style-name="fr1" draw:name="Image294" text:anchor-type="as-char" svg:width="6.9236in" svg:height="3.956343in" draw:z-index="0">
<draw:image xlink:href="../Images/yкринформ/2023-05-24T22-21-00-03-00/630_360_1511541505-7481.jpg" xlink:type="simple" xlink:show="embed" xlink:actuate="onLoad" draw:mime-type="image/jpeg"/>
</draw:frame>
At the age of 83, a singer Tina Tin died on May 24.</text:p>
      <text:p text:style-name="P4">
As Ukrinform reports, it reports <text:a xlink:type="simple" xlink:href="https://www.reuters.com/world/singer-tina-turner-dies-aged-83-2023-05-24/" text:style-name="Internet_20_link" text:visited-style-name="Visited_20_Internet_20_Link">
</text:a>
.</text:p>
      <text:p text:style-name="P4">
The singer died after a long illness in her home in Kusnnaya near Tsyurik, Switzerland, her representative said.</text:p>
      <text:p text:style-name="P4">
Turner(Anna May Bullock)Born November 26, 1939 in the village of Natbush, Tennessee.</text:p>
      <text:p text:style-name="P4">
She began her career in the 1950s, at the dawn of rock and roll, later gained world glory as "Queen <text:a xlink:type="simple" xlink:href="https://www.ukrinform.ua/tag-muzika" text:style-name="Internet_20_link" text:visited-style-name="Visited_20_Internet_20_Link">
</text:a>
”.</text:p>
      <text:p text:style-name="P4">
In the 1980s, the singer received six Grammy awards.</text:p>
      <text:p text:style-name="P4">
News Source: <text:a xlink:type="simple" xlink:href="https://www.ukrinform.ua/rubric-culture/3713758-pomerla-koroleva-roknrolu-tina-terner.html" text:style-name="Internet_20_link" text:visited-style-name="Visited_20_Internet_20_Link">
https://www.ukrinform.ua/rubric-culture/3713758-pomerla-koroleva-roknrolu-tina-terner.html</text:a>
</text:p>
      <!--NEWS-->
      <text:h text:style-name="P10" text:outline-level="1">
<text:span text:style-name="T4">
Lenovo reduced 5% of the total number of jobs</text:span>
</text:h>
      <text:p text:style-name="P4">
Authors: Ukrinform (Person)</text:p>
      <text:p text:style-name="P4">
Publisher: Укринформ (Organization)</text:p>
      <text:p text:style-name="P4">
Published Time: 2023-05-24T22:22:00+03:00</text:p>
      <text:p text:style-name="P4">
Modified Time: 2023-05-24T22:22:00+03:00</text:p>
      <text:p text:style-name="P4">
Description: Lenovo Group, the largest manufacturer of computers in the world in terms of production, said on Wednesday about a reduction of approximately 5% of the total number of staff during January-March. - Ukrinform.</text:p>
      <text:p text:style-name="P4">
Images: ['<text:a xlink:type="simple" xlink:href="https://static.ukrinform.com/photos/2023_05/thumb_files/630_360_1684956048-911.jpg" text:style-name="Internet_20_link" text:visited-style-name="Visited_20_Internet_20_Link">
630_360_16849...</text:a>
']</text:p>
      <text:p text:style-name="P4">
Tags: ["Комп'ютер", 'Скорочення', 'Звільнення', 'Lenovo']</text:p>
      <text:p text:style-name="P4">
Type: Article</text:p>
      <!--METADATA-->
      <text:p text:style-name="P4">
<draw:frame draw:style-name="fr1" draw:name="Image295" text:anchor-type="as-char" svg:width="6.9236in" svg:height="3.956343in" draw:z-index="0">
<draw:image xlink:href="../Images/yкринформ/2023-05-24T22-22-00-03-00/630_360_1684956048-911.jpg" xlink:type="simple" xlink:show="embed" xlink:actuate="onLoad" draw:mime-type="image/jpeg"/>
</draw:frame>
Lenovogroup, the largest manufacturer of computers in the world in terms of production, said on Wednesday about a reduction of approximately 5% of the total number of staff during January-March.</text:p>
      <text:p text:style-name="P4">
As Ukrinform reports, it reports <text:a xlink:type="simple" xlink:href="https://asia.nikkei.com/Location" text:style-name="Internet_20_link" text:visited-style-name="Visited_20_Internet_20_Link">
</text:a>
.</text:p>
      <text:p text:style-name="P4">
Значні скорочення робочих місць упродовж останнього кварталу фінансового року,який завершився в березні, відбулися на тлі тривалого спаду в комп’ютерномубізнесі, коли китайська компанія зафіксувала 249 мільйонів доларів витрат нареструктуризацію.</text:p>
      <text:p text:style-name="P4">
Масштаб <text:a xlink:type="simple" xlink:href="https://www.ukrinform.ua/tag-zvilnenna" text:style-name="Internet_20_link" text:visited-style-name="Visited_20_Internet_20_Link">
 </text:a>
Lenovo staff, published during a press conference on annual income, made less than 5%, said the chairman and executive director of the company Jan Yanuzincin.</text:p>
      <text:p text:style-name="P4">
However, before his speech, the Executive Vice President and the Chief Financial Director of Wong Wai Ming reported that this figure is 8-9%.</text:p>
      <text:p text:style-name="P4">
Both company representatives refused to name the exact figures of the conducted.</text:p>
      <text:p text:style-name="P4">
“The Lenovo intermediate report published in November states that the end of September was about 82,000 to the world. Based on this figure, a 5% reduction will mean 4,100 release, while the reduction by 8-9% will indicate from 6560 to 7380 liberation, ”the message reads.</text:p>
      <text:p text:style-name="P4">
<text:span text:style-name="T4">
 Read also: </text:span>
 <text:a xlink:type="simple" xlink:href="https://www.ukrinform.ua/rubric-technology/3704879-volvo-zvilnit-1300-spivrobitnikiv-dla-skorocenna-vitrat.html" text:style-name="Internet_20_link" text:visited-style-name="Visited_20_Internet_20_Link">
<text:span text:style-name="T4">
 will release </text:span>
</text:a>
The executive director of the company stressed that this one -time event, adding to the company, the company has already been carried out. He noted that the restructuring would take an annual cost of $ 850 million on the basis of current estimates, at the beginning of this financial year.</text:p>
      <text:p text:style-name="P4">
As reported by Ukrinform, the company <text:a xlink:type="simple" xlink:href="https://www.ukrinform.ua/rubric-technology/3713740-meta-provela-ostannij-etap-zvilnen-u-kompanii.html" text:style-name="Internet_20_link" text:visited-style-name="Visited_20_Internet_20_Link">
</text:a>
 .</text:p>
      <text:p text:style-name="P4">
News Source: <text:a xlink:type="simple" xlink:href="https://www.ukrinform.ua/rubric-technology/3713753-lenovo-skorotila-5-vid-zagalnoi-kilkosti-robocih-misc.html" text:style-name="Internet_20_link" text:visited-style-name="Visited_20_Internet_20_Link">
https://www.ukrinform.ua/rubric-technology/3713753-lenovo-skorotila-5-vid-zagalnoi-kilkosti-robocih-misc.html</text:a>
</text:p>
      <!--NEWS-->
      <text:h text:style-name="P10" text:outline-level="1">
<text:span text:style-name="T4">
Real won the Rayo Vallekano in the Space Laiga match</text:span>
</text:h>
      <text:p text:style-name="P4">
Authors: Ukrinform (Person)</text:p>
      <text:p text:style-name="P4">
Publisher: Укринформ (Organization)</text:p>
      <text:p text:style-name="P4">
Published Time: 2023-05-24T22:26:51+03:00</text:p>
      <text:p text:style-name="P4">
Modified Time: 2023-05-24T22:26:51+03:00</text:p>
      <text:p text:style-name="P4">
Description: Real Madrid won another victory in the Spanish Football Championships of the 20122/23. - Ukrinform.</text:p>
      <text:p text:style-name="P4">
Images: ['<text:a xlink:type="simple" xlink:href="https://static.ukrinform.com/photos/2023_05/thumb_files/630_360_1684956220-822.jpg" text:style-name="Internet_20_link" text:visited-style-name="Visited_20_Internet_20_Link">
630_360_16849...</text:a>
']</text:p>
      <text:p text:style-name="P4">
Tags: ['Футбол', 'Реал Мадрид']</text:p>
      <text:p text:style-name="P4">
Type: Article</text:p>
      <!--METADATA-->
      <text:p text:style-name="P4">
<draw:frame draw:style-name="fr1" draw:name="Image296" text:anchor-type="as-char" svg:width="6.9236in" svg:height="3.956343in" draw:z-index="0">
<draw:image xlink:href="../Images/yкринформ/2023-05-24T22-26-51-03-00/630_360_1684956220-822.jpg" xlink:type="simple" xlink:show="embed" xlink:actuate="onLoad" draw:mime-type="image/jpeg"/>
</draw:frame>
Real Madrid won another victory in the Spanish Championships from the Football Season 2022/23.</text:p>
      <text:p text:style-name="P4">
In the match of the 36th round on Santiago Bernabeu in Madrid, "Crushov" beat "Raovovalkeano" - 2: 1, Ukrinform reports.</text:p>
      <text:p text:style-name="P4">
The account opened Karim Benzema, who was assisted by Federikovalverde in the 31st minute. After the break, parity restored the forward of the guests Raul de Thomas(84)However, Madrid helped Rodrigo, who scored the decisive ball in the 89th minute.</text:p>
      <text:p text:style-name="P4">
<text:span text:style-name="T4">
 Read also: </text:span>
 <text:a xlink:type="simple" xlink:href="https://www.ukrinform.ua/rubric-sports/3711922-la-liga-zirona-z-cigankovim-postupilasa-vilarrealu.html" text:style-name="Internet_20_link" text:visited-style-name="Visited_20_Internet_20_Link">
</text:a>
In La League's standings, Barcelona leads, with 85 points. "Real"(74)goes second, in third place - "Athletico"(72), which today plays Varcelon with "Espanyol".</text:p>
      <text:p text:style-name="P4">
Photo: AFP.</text:p>
      <text:p text:style-name="P4">
News Source: <text:a xlink:type="simple" xlink:href="https://www.ukrinform.ua/rubric-sports/3713756-real-peremig-rajo-valekano-u-matci-ispanskoi-la-ligi.html" text:style-name="Internet_20_link" text:visited-style-name="Visited_20_Internet_20_Link">
https://www.ukrinform.ua/rubric-sports/3713756-real-peremig-rajo-valekano-u-matci-ispanskoi-la-ligi.html</text:a>
</text:p>
      <!--NEWS-->
      <text:h text:style-name="P10" text:outline-level="1">
<text:span text:style-name="T4">
Legion "Freedom of Russia" during surgery in the Belgorod region lost two fighters</text:span>
</text:h>
      <text:p text:style-name="P4">
Authors: Ukrinform (Person)</text:p>
      <text:p text:style-name="P4">
Publisher: Укринформ (Organization)</text:p>
      <text:p text:style-name="P4">
Published Time: 2023-05-24T22:31:00+03:00</text:p>
      <text:p text:style-name="P4">
Modified Time: 2023-05-24T22:31:00+03:00</text:p>
      <text:p text:style-name="P4">
Description: The Legion "Freedom of Russia" during an operation in the Belgorod region lost two fighters this week. - Ukrinform.</text:p>
      <text:p text:style-name="P4">
Images: ['<text:a xlink:type="simple" xlink:href="https://static.ukrinform.com/photos/2023_05/thumb_files/630_360_1684956523-355.jpg" text:style-name="Internet_20_link" text:visited-style-name="Visited_20_Internet_20_Link">
630_360_16849...</text:a>
']</text:p>
      <text:p text:style-name="P4">
Tags: ['Загибель', 'Війна з Росією', 'Бєлгород', 'Легіон «Свобода Росії» ']</text:p>
      <text:p text:style-name="P4">
Type: Article</text:p>
      <!--METADATA-->
      <text:p text:style-name="P4">
<draw:frame draw:style-name="fr1" draw:name="Image297" text:anchor-type="as-char" svg:width="6.9236in" svg:height="3.956343in" draw:z-index="0">
<draw:image xlink:href="../Images/yкринформ/2023-05-24T22-31-00-03-00/630_360_1684956523-355.jpg" xlink:type="simple" xlink:show="embed" xlink:actuate="onLoad" draw:mime-type="image/jpeg"/>
</draw:frame>
Legion "Freedom of Russia" during surgery in the Belgorod region this week is lost two of the soldiers.</text:p>
      <text:p text:style-name="P4">
The Legion "Freedom of Russia" reported this in <text:a xlink:type="simple" xlink:href="https://t.me/legionoffreedom/811" text:style-name="Internet_20_link" text:visited-style-name="Visited_20_Internet_20_Link">
</text:a>
, reports Ukrinform.</text:p>
      <text:p text:style-name="P4">
"Total losses for the operation were 2 persons <text:a xlink:type="simple" xlink:href="https://www.ukrinform.ua/tag-zagibel" text:style-name="Internet_20_link" text:visited-style-name="Visited_20_Internet_20_Link">
</text:a>
and 10 wounded. In contrast to the hypocritical statements of propagandists, as they can win and therefore draw great losses to us, " - the testimony reads.</text:p>
      <text:p text:style-name="P4">
It is noted that Russian volunteers in the Belgorod region "have witnessed the notion and cruelty of the Putin troops."</text:p>
      <text:p text:style-name="P4">
"While the legionnaires passed the settlements without touching the locals, the artillery and aviation of the Armed Forces of the Russian Federation worked in peaceful cities. This is the Sammarbot about the citizens that they were talking about in the Kremlin? From the earth, their own lands, so as not to show weaknesses, " - said the apartment.</text:p>
      <text:p text:style-name="P4">
<text:span text:style-name="T4">
 Read also: </text:span>
 <text:a xlink:type="simple" xlink:href="https://www.ukrinform.ua/rubric-ato/3713639-rdk-ta-legion-svoboda-rosii-zajsli-u-belgorodsku-oblast-bils-ak-na-40-kilometriv-uglib.html" text:style-name="Internet_20_link" text:visited-style-name="Visited_20_Internet_20_Link">
<text:span text:style-name="T4">
 Legion </text:span>
</text:a>
As it was reported, the commander of the Russian Volunteer Corps today spoke to representatives of the Ukrainian and foreign media of the Russian Federation's statements about the allocation of their formation. According to him, the body has two wounded during the operation.</text:p>
      <text:p text:style-name="P4">
News Source: <text:a xlink:type="simple" xlink:href="https://www.ukrinform.ua/rubric-ato/3713759-legion-svoboda-rosii-pid-cas-operacii-v-belgorodskij-oblasti-vtrativ-dvoh-bijciv.html" text:style-name="Internet_20_link" text:visited-style-name="Visited_20_Internet_20_Link">
https://www.ukrinform.ua/rubric-ato/3713759-legion-svoboda-rosii-pid-cas-operacii-v-belgorodskij-oblasti-vtrativ-dvoh-bijciv.html</text:a>
</text:p>
      <!--NEWS-->
      <text:h text:style-name="P10" text:outline-level="1">
<text:span text:style-name="T4">
Under Bakhmut the champion of Ukraine in boxing Alexander Onishchenko was killed</text:span>
</text:h>
      <text:p text:style-name="P4">
Authors: Ukrinform (Person)</text:p>
      <text:p text:style-name="P4">
Publisher: Укринформ (Organization)</text:p>
      <text:p text:style-name="P4">
Published Time: 2023-05-24T22:36:30+03:00</text:p>
      <text:p text:style-name="P4">
Modified Time: 2023-05-24T22:36:30+03:00</text:p>
      <text:p text:style-name="P4">
Description: Boxing Master of Sports of Ukraine Alexander Onishchenko died in Bakhmut's battles. - Ukrinform.</text:p>
      <text:p text:style-name="P4">
Images: ['<text:a xlink:type="simple" xlink:href="https://static.ukrinform.com/photos/2023_05/thumb_files/630_360_1684956820-106.jpg" text:style-name="Internet_20_link" text:visited-style-name="Visited_20_Internet_20_Link">
630_360_16849...</text:a>
']</text:p>
      <text:p text:style-name="P4">
Tags: ['Війна з Росією']</text:p>
      <text:p text:style-name="P4">
Type: Article</text:p>
      <!--METADATA-->
      <text:p text:style-name="P4">
<draw:frame draw:style-name="fr1" draw:name="Image298" text:anchor-type="as-char" svg:width="6.9236in" svg:height="3.956343in" draw:z-index="0">
<draw:image xlink:href="../Images/yкринформ/2023-05-24T22-36-30-03-00/630_360_1684956820-106.jpg" xlink:type="simple" xlink:show="embed" xlink:actuate="onLoad" draw:mime-type="image/jpeg"/>
</draw:frame>
Boxing of Ukraine Master Alexander Onishchenko died in Bakhmut's battles.</text:p>
      <text:p text:style-name="P4">
This was reported on the page of the Boxing Federation of Ukraine in <text:a xlink:type="simple" xlink:href="https://www.facebook.com/BoxingFederationOfUkraine/posts/pfbid0WbcSugX4qQ5LmYtmgmnbJjEwVfNMFWJocEknqAwpqJZcEQLaWU71tBPwJR1MPD9il" text:style-name="Internet_20_link" text:visited-style-name="Visited_20_Internet_20_Link">
</text:a>
, reports Ukrinform.</text:p>
      <text:p text:style-name="P4">
Oleksandr Onishchenko was a master of sports of Ukraine in boxing, the champion of Ukraine Mid -Midnaks and Juniors, a member of the national team of Ukraine.</text:p>
      <text:p text:style-name="P4">
He represented the Boxing Federation of Sumy region and trained the subdivision of coach Dmitry Dubrov.</text:p>
      <text:p text:style-name="P4">
Alexander died on May 15, holding back the offensive of the Russians under Bakhmut.</text:p>
      <text:p text:style-name="P4">
<text:span text:style-name="T4">
 Read also: </text:span>
 <text:a xlink:type="simple" xlink:href="https://www.ukrinform.ua/rubric-ato/3711552-pamati-soldata-sturmovoi-brigadi-suhoputnih-vijsk-oleksandra-stankova-pozivnij-perun.html" text:style-name="Internet_20_link" text:visited-style-name="Visited_20_Internet_20_Link">
</text:a>
According to the Minister of Youth and Sports Vadim Gutzait, 293 athletes, trainers and physical education workers were killed during the Russo-Ukrainian War.</text:p>
      <text:p text:style-name="P4">
Photo: FBU</text:p>
      <text:p text:style-name="P4">
News Source: <text:a xlink:type="simple" xlink:href="https://www.ukrinform.ua/rubric-sports/3713760-pid-bahmutom-zaginuv-cempion-ukraini-z-boksu-oleksandr-onisenko.html" text:style-name="Internet_20_link" text:visited-style-name="Visited_20_Internet_20_Link">
https://www.ukrinform.ua/rubric-sports/3713760-pid-bahmutom-zaginuv-cempion-ukraini-z-boksu-oleksandr-onisenko.html</text:a>
</text:p>
      <!--NEWS-->
      <text:h text:style-name="P10" text:outline-level="1">
<text:span text:style-name="T4">
President: Our protection is improving faster than Russia has time to change tactics</text:span>
</text:h>
      <text:p text:style-name="P4">
Authors: Ukrinform (Person)</text:p>
      <text:p text:style-name="P4">
Publisher: Укринформ (Organization)</text:p>
      <text:p text:style-name="P4">
Published Time: 2023-05-24T22:37:00+03:00</text:p>
      <text:p text:style-name="P4">
Modified Time: 2023-05-24T22:37:00+03:00</text:p>
      <text:p text:style-name="P4">
Description: Ukrainian defenders have knocked down 900 Shahmed from Ukraine running 1 160. We improve our protection faster than Russia has time to change the tactics of terror. - Ukrinform.</text:p>
      <text:p text:style-name="P4">
Images: ['<text:a xlink:type="simple" xlink:href="https://static.ukrinform.com/photos/2023_04/thumb_files/630_360_1682451261-591.jpeg" text:style-name="Internet_20_link" text:visited-style-name="Visited_20_Internet_20_Link">
630_360_16824...</text:a>
']</text:p>
      <text:p text:style-name="P4">
Tags: ['Зброя', 'ЗСУ', 'Зеленський', 'Війна з Росією', '#stoprussia', 'ППО', 'Дрон-камікадзе']</text:p>
      <text:p text:style-name="P4">
Type: Article</text:p>
      <!--METADATA-->
      <text:p text:style-name="P4">
<draw:frame draw:style-name="fr1" draw:name="Image299" text:anchor-type="as-char" svg:width="6.9236in" svg:height="3.956343in" draw:z-index="0">
<draw:image xlink:href="../Images/yкринформ/2023-05-24T22-37-00-03-00/630_360_1682451261-591.jpeg" xlink:type="simple" xlink:show="embed" xlink:actuate="onLoad" draw:mime-type="image/jpeg"/>
</draw:frame>
Ukrainian defenders have knocked down 900 "Shahmed" from Ukraine running 1 160. We work faster than Russia has time to change the tactics of terror.</text:p>
      <text:p text:style-name="P4">
This was stated in the evening <text:a xlink:type="simple" xlink:href="https://www.youtube.com/watch" text:style-name="Internet_20_link" text:visited-style-name="Visited_20_Internet_20_Link">
</text:a>
President Volodymyr Zelenskyy, reports Ukrinform.</text:p>
      <text:p text:style-name="P4">
_ _</text:p>
      <text:p text:style-name="P4">
_ <text:span text:style-name="T4">
 Video </text:span>
: <text:a xlink:type="simple" xlink:href="https://t.me/OP_UA/9572" text:style-name="Internet_20_link" text:visited-style-name="Visited_20_Internet_20_Link">
</text:a>
_</text:p>
      <text:p text:style-name="P4">
"Now Russia is increasingly resorting to the so -called combined blows - different types of missiles, different types of drones. Thank you to our air forces, all our defects of the sky, our intelligence - for the fact that our protection is improving faster than Russia has time to change its tactics of terror. , for example, only one tool of Russian terror - Iranian "Shahda", then today the accrual of our soldiers nearly 900 of these whipped drones. In total, about 1160 [] were applied against Ukraine.(https://www.ukrinform.ua/tag-dronkamikadze). Більшість – збиваємо", - наголосив Зеленський.</text:p>
      <text:p text:style-name="P4">
<text:span text:style-name="T4">
Читайте також:</text:span>
 <text:a xlink:type="simple" xlink:href="https://www.ukrinform.ua/rubric-ato/3713334-na-12-ramstajni-obgovorat-peredacu-ukraini-f16.html" text:style-name="Internet_20_link" text:visited-style-name="Visited_20_Internet_20_Link">
 </text:a>
The President reported that on the rate that took place on May 24, he heard the departments, the head of the GUR, the head of the GUR on the current situation at the front, including rocket threats and constant terror Droam-Kamikadze.</text:p>
      <text:p text:style-name="P4">
"We are constantly looking for tools to make the amount of Iranian drone completely," the President said.</text:p>
      <text:p text:style-name="P4">
News Source: <text:a xlink:type="simple" xlink:href="https://www.ukrinform.ua/rubric-ato/3713761-prezident-nas-zahist-udoskonaluetsa-svidse-niz-rosia-vstigae-zminuvati-taktiku.html" text:style-name="Internet_20_link" text:visited-style-name="Visited_20_Internet_20_Link">
https://www.ukrinform.ua/rubric-ato/3713761-prezident-nas-zahist-udoskonaluetsa-svidse-niz-rosia-vstigae-zminuvati-taktiku.html</text:a>
</text:p>
      <!--NEWS-->
      <text:h text:style-name="P10" text:outline-level="1">
<text:span text:style-name="T4">
Prison terms received three more online agents of the Russian Federation</text:span>
</text:h>
      <text:p text:style-name="P4">
Authors: Ukrinform (Person)</text:p>
      <text:p text:style-name="P4">
Publisher: Укринформ (Organization)</text:p>
      <text:p text:style-name="P4">
Published Time: 2023-05-24T22:38:00+03:00</text:p>
      <text:p text:style-name="P4">
Modified Time: 2023-05-24T22:38:00+03:00</text:p>
      <text:p text:style-name="P4">
Description: According to the materials of the SBU up to five half and five years in prison, three pro-Kremliv Internet agents were condemned, which conducted information and subversive activities against Ukraine. - Ukrinform.</text:p>
      <text:p text:style-name="P4">
Images: ['<text:a xlink:type="simple" xlink:href="https://static.ukrinform.com/photos/2023_05/thumb_files/630_360_1684946503-353.jpg" text:style-name="Internet_20_link" text:visited-style-name="Visited_20_Internet_20_Link">
630_360_16849...</text:a>
', '<text:a xlink:type="simple" xlink:href="https://static.ukrinform.com/photos/2023_05/1684946257-320.jpeg" text:style-name="Internet_20_link" text:visited-style-name="Visited_20_Internet_20_Link">
1684946257-32...</text:a>
', '<text:a xlink:type="simple" xlink:href="https://static.ukrinform.com/photos/2023_05/1684946264-524.jpeg" text:style-name="Internet_20_link" text:visited-style-name="Visited_20_Internet_20_Link">
1684946264-52...</text:a>
']</text:p>
      <text:p text:style-name="P4">
Tags: ['Інтернет', 'СБУ', 'Вирок', 'Агітація', 'Війна з Росією']</text:p>
      <text:p text:style-name="P4">
Type: Article</text:p>
      <!--METADATA-->
      <text:p text:style-name="P4">
<draw:frame draw:style-name="fr1" draw:name="Image300" text:anchor-type="as-char" svg:width="6.9236in" svg:height="3.956343in" draw:z-index="0">
<draw:image xlink:href="../Images/yкринформ/2023-05-24T22-38-00-03-00/630_360_1684946503-353.jpg" xlink:type="simple" xlink:show="embed" xlink:actuate="onLoad" draw:mime-type="image/jpeg"/>
</draw:frame>
SBU's upgrades up to five half and five years in prison of condemnation of pro-Kremlin Internet agents who conducted information and undermining against Ukraine.</text:p>
      <text:p text:style-name="P4">
As Ukrinform reports, the SBU reports in <text:a xlink:type="simple" xlink:href="https://t.me/SBUkr/8420" text:style-name="Internet_20_link" text:visited-style-name="Visited_20_Internet_20_Link">
</text:a>
In the forbidden social networks, they publicly justified the military crimes of Russian invaders and questioned the existence of Ukrainian statehood.</text:p>
      <text:p text:style-name="P4">
According to the SBU, the court appointed them up to five and a half years in prison.</text:p>
      <text:p text:style-name="P4">
Thus, in the Cherkasy region, a recidivist was convicted, who, after the beginning of the full -scale invasion of Russia into Ukraine, was already prosecuted for criminal responsibility for the spread of hostile propaganda.</text:p>
      <text:p text:style-name="P4">
This time the attacker placed in Russian <text:a xlink:type="simple" xlink:href="https://www.ukrinform.ua/tag-socmerezi" text:style-name="Internet_20_link" text:visited-style-name="Visited_20_Internet_20_Link">
</text:a>
My Peace is a post to support the enemy of capture of part of the territory in the east and south of Ukraine.</text:p>
      <text:p text:style-name="P4">
In the Ivano-Frankivsk prison, a local resident, who was public heroted Russian invaders and distributed fakes about the actions of the Nafroront Defense Forces.</text:p>
      <text:p text:style-name="P4">
Most of the destructive content was taken from the pages of "media" propagandists of the Kremlin, including Yuri Kotenok and Tatiana Montyan.</text:p>
      <text:p text:style-name="P4">
Another enemy agitator was sentenced in Vinnitsa. He turned out to be a residential center, which on his own page in the forbidden social network "Classmates" approved the armed aggression of the Russian Federation and called on the offensive acts of Ukrainian defenders.</text:p>
      <text:p text:style-name="P4">
<text:span text:style-name="T4">
 Read also: </text:span>
 <text:a xlink:type="simple" xlink:href="https://www.ukrinform.ua/rubric-regions/3713415-sbu-zatrimala-rosijskogo-agenta-akij-zlivav-pozicii-zsu-pid-bahmutom-i-avdiivkou.html" text:style-name="Internet_20_link" text:visited-style-name="Visited_20_Internet_20_Link">
</text:a>
On the basis of the evidence collected all three intruders, the court found guilty under Article 436-2 of the Criminal Code of Ukraine(justification, recognition legitimate, denial of armed aggression of the Russian Federation against Ukraine, glorification of its participants).</text:p>
      <text:p text:style-name="P4">
За <text:a xlink:type="simple" xlink:href="https://www.gp.gov.ua/ua/posts/do-5-z-polovinoyu-ta-5-rokiv-tyurmi-zasudzeno-ziteliv-cerkashhini-ta-vinnici-yaki-vipravdovuvali-zbroinu-agresiyu-rf" text:style-name="Internet_20_link" text:visited-style-name="Visited_20_Internet_20_Link">
 </text:a>
, the court appointed a resident of Cherkasy region to five half -year -olds, from Vinnitsa to five years of imprisonment.</text:p>
      <text:p text:style-name="P4">
<draw:frame draw:style-name="fr1" draw:name="Image301" text:anchor-type="as-char" svg:width="6.9236in" svg:height="9.231467in" draw:z-index="0">
<draw:image xlink:href="../Images/yкринформ/2023-05-24T22-38-00-03-00/1684946257-320.jpeg" xlink:type="simple" xlink:show="embed" xlink:actuate="onLoad" draw:mime-type="image/jpeg"/>
</draw:frame>
<draw:frame draw:style-name="fr1" draw:name="Image302" text:anchor-type="as-char" svg:width="6.9236in" svg:height="9.231467in" draw:z-index="0">
<draw:image xlink:href="../Images/yкринформ/2023-05-24T22-38-00-03-00/1684946264-524.jpeg" xlink:type="simple" xlink:show="embed" xlink:actuate="onLoad" draw:mime-type="image/jpeg"/>
</draw:frame>
</text:p>
      <text:p text:style-name="P4">
The investigation was carried out by SBU staff in Vinnytsia, Ivano-Frankivsk and Cherkasy regions with procedural guidance of prosecutors.</text:p>
      <text:p text:style-name="P4">
As reported by Ukrinform, <text:a xlink:type="simple" xlink:href="https://www.ukrinform.ua/rubric-society/3713468-sbu-zatrimala-odnogo-z-organizatoriv-prokremlivskih-provokacij-u-kievopecerskij-lavri.html" text:style-name="Internet_20_link" text:visited-style-name="Visited_20_Internet_20_Link">
</text:a>
In Kyiv, the subversive activity of the Ukrainian religious blogger, who spread the Kremlin narratives, has organized custom "protest actions".</text:p>
      <text:p text:style-name="P4">
News Source: <text:a xlink:type="simple" xlink:href="https://www.ukrinform.ua/rubric-society/3713699-turemni-stroki-otrimali-se-tri-internetagenti-rf.html" text:style-name="Internet_20_link" text:visited-style-name="Visited_20_Internet_20_Link">
https://www.ukrinform.ua/rubric-society/3713699-turemni-stroki-otrimali-se-tri-internetagenti-rf.html</text:a>
</text:p>
      <!--NEWS-->
      <text:h text:style-name="P10" text:outline-level="1">
<text:span text:style-name="T4">
Zelensky turned to the people of Iran: you must be on the other side of history - not with evil</text:span>
</text:h>
      <text:p text:style-name="P4">
Authors: Ukrinform (Person)</text:p>
      <text:p text:style-name="P4">
Publisher: Укринформ (Organization)</text:p>
      <text:p text:style-name="P4">
Published Time: 2023-05-24T22:40:00+03:00</text:p>
      <text:p text:style-name="P4">
Modified Time: 2023-05-24T22:40:00+03:00</text:p>
      <text:p text:style-name="P4">
Description: President Volodymyr Zelenskyy addressed the people of Iran, a country that supplies to Russia, weapons that kills peaceful Ukrainians. He urged Iran people to influence the decisions in their country. - Ukrinform.</text:p>
      <text:p text:style-name="P4">
Images: ['<text:a xlink:type="simple" xlink:href="https://static.ukrinform.com/photos/2023_01/thumb_files/630_360_1674870594-635.jpeg" text:style-name="Internet_20_link" text:visited-style-name="Visited_20_Internet_20_Link">
630_360_16748...</text:a>
']</text:p>
      <text:p text:style-name="P4">
Tags: ['Іран', 'Україна', 'Зеленський', 'Війна з Росією']</text:p>
      <text:p text:style-name="P4">
Type: Article</text:p>
      <!--METADATA-->
      <text:p text:style-name="P4">
<draw:frame draw:style-name="fr1" draw:name="Image303" text:anchor-type="as-char" svg:width="6.9236in" svg:height="3.956343in" draw:z-index="0">
<draw:image xlink:href="../Images/yкринформ/2023-05-24T22-40-00-03-00/630_360_1674870594-635.jpeg" xlink:type="simple" xlink:show="embed" xlink:actuate="onLoad" draw:mime-type="image/jpeg"/>
</draw:frame>
The Presidential Lordir Zelensky appealed to the people of Iran, a country that supplies Russian arms that kills peaceful Ukrainians. He called on Iran people to influence the heavings in their country.</text:p>
      <text:p text:style-name="P4">
About Volodymyr Zelenskyy said in <text:a xlink:type="simple" xlink:href="https://t.me/V_Zelenskiy_official/6355" text:style-name="Internet_20_link" text:visited-style-name="Visited_20_Internet_20_Link">
</text:a>
, reports Ukrinform.</text:p>
      <text:p text:style-name="P4">
"Today, given that such blows(Drons "Shaḫed", - Order.)ongoing in constant, would like to turn directly to the people <text:a xlink:type="simple" xlink:href="https://www.ukrinform.ua/tag-iran" text:style-name="Internet_20_link" text:visited-style-name="Visited_20_Internet_20_Link">
</text:a>
. To all - to society, to Iranian hills, to every Iranian family, to those people who are able to influence the adverse decisions in Iran. A simple question: why do you be complicit for Russian terror? Why are you on the side of the state? The world sees what is giving away, and you see all in Iran. The support of evil cannot be denied, "Zelensky said.</text:p>
      <text:p text:style-name="P4">
<text:span text:style-name="T5">
Viso: <text:a xlink:type="simple" xlink:href="https://t.me/OP_UA/9572" text:style-name="Internet_20_link" text:visited-style-name="Visited_20_Internet_20_Link">
</text:a>
</text:span>
</text:p>
      <text:p text:style-name="P4">
The President noted that despite the fact that Ukrainian defenders are beating the majority of Shahaneda, and there is a hit. In the home of peaceful people, schools, hospitals, prayer houses, churches, power plants, markets, even humanitarian aid punctures and bus stops.</text:p>
      <text:p text:style-name="P4">
"When the Iranian drone kills a pregnant Ukrainian girl with her husband at home, why is it for you, mothers and parents in Iran? And in a few minutes beats the second "Shahaned", taking away the life of those who saved the lives of others ... Why are cynical murders of Iran? Either Sakkezi, or in any other city of your country?</text:p>
      <text:p text:style-name="P4">
<text:span text:style-name="T4">
 Read also: </text:span>
 <text:a xlink:type="simple" xlink:href="https://www.ukrinform.ua/rubric-polytics/3711148-ukraina-namagaetsa-donesti-do-arabskih-krain-svou-formulu-miru-ermak.html" text:style-name="Internet_20_link" text:visited-style-name="Visited_20_Internet_20_Link">
</text:a>
Volodymyr Zelensky stressed that Russia launched a war against Ukraine for noun. But he noted that the people of Iran could have lived quite differently if they were put on one side with such evil as Russian aggression.</text:p>
      <text:p text:style-name="P4">
<text:span text:style-name="T5">
Foto: op</text:span>
</text:p>
      <text:p text:style-name="P4">
News Source: <text:a xlink:type="simple" xlink:href="https://www.ukrinform.ua/rubric-polytics/3713762-zelenskij-zvernuvsa-do-narodu-iranu-vi-maete-buti-na-insomu-boci-istorii-ne-zi-zlom.html" text:style-name="Internet_20_link" text:visited-style-name="Visited_20_Internet_20_Link">
https://www.ukrinform.ua/rubric-polytics/3713762-zelenskij-zvernuvsa-do-narodu-iranu-vi-maete-buti-na-insomu-boci-istorii-ne-zi-zlom.html</text:a>
</text:p>
      <!--NEWS-->
      <text:h text:style-name="P10" text:outline-level="1">
<text:span text:style-name="T4">
Florida Governor Airborne Officially announced participation in the presidential election</text:span>
</text:h>
      <text:p text:style-name="P4">
Authors: Ukrinform (Person)</text:p>
      <text:p text:style-name="P4">
Publisher: Укринформ (Organization)</text:p>
      <text:p text:style-name="P4">
Published Time: 2023-05-24T22:48:00+03:00</text:p>
      <text:p text:style-name="P4">
Modified Time: 2023-05-24T22:48:00+03:00</text:p>
      <text:p text:style-name="P4">
Description: Florida Governor Ron Aryanis has officially announced the participation in the Priments from the Republican Party for nomination by a candidate for the post of President of the United States. - Ukrinform.</text:p>
      <text:p text:style-name="P4">
Images: ['<text:a xlink:type="simple" xlink:href="https://static.ukrinform.com/photos/2022_11/thumb_files/630_360_1669076951-634.jpg" text:style-name="Internet_20_link" text:visited-style-name="Visited_20_Internet_20_Link">
630_360_16690...</text:a>
']</text:p>
      <text:p text:style-name="P4">
Tags: ['Президент', 'Трамп', 'Вибори у США']</text:p>
      <text:p text:style-name="P4">
Type: Article</text:p>
      <!--METADATA-->
      <text:p text:style-name="P4">
<draw:frame draw:style-name="fr1" draw:name="Image304" text:anchor-type="as-char" svg:width="6.9236in" svg:height="3.956343in" draw:z-index="0">
<draw:image xlink:href="../Images/yкринформ/2023-05-24T22-48-00-03-00/630_360_1669076951-634.jpg" xlink:type="simple" xlink:show="embed" xlink:actuate="onLoad" draw:mime-type="image/jpeg"/>
</draw:frame>
Governorflorida Ron Aryanis officially announced the participation of the Republican Party for nomination by a candidate for the post of President of the United States.</text:p>
      <text:p text:style-name="P4">
As Ukrinform reports, it reports <text:a xlink:type="simple" xlink:href="https://apnews.com/article/ron-desantis-2024-presidential-election-live-updates-0495d567326db1e760179d01f1f7c45e" text:style-name="Internet_20_link" text:visited-style-name="Visited_20_Internet_20_Link">
</text:a>
.</text:p>
      <text:p text:style-name="P4">
The 44-year-old Republican announced his decision in a statement to the Federal Election Commission, published on Wednesday.</text:p>
      <text:p text:style-name="P4">
Language is considered to be the strongest rival of Expatls Trump Republican Party on Presidential <text:a xlink:type="simple" xlink:href="https://www.ukrinform.ua/tag-vibori-v-ssa" text:style-name="Internet_20_link" text:visited-style-name="Visited_20_Internet_20_Link">
</text:a>
2024.</text:p>
      <text:p text:style-name="P4">
<text:span text:style-name="T4">
 Read also: </text:span>
 <text:a xlink:type="simple" xlink:href="https://www.ukrinform.ua/rubric-world/3710449-vibori-u-ssa-bajden-viperedzae-trampa-u-gipoteticnomu-drugomu-turi-na-6.html" text:style-name="Internet_20_link" text:visited-style-name="Visited_20_Internet_20_Link">
<text:span text:style-name="T4">
 Trump </text:span>
</text:a>
Earlier, Trump, a former UN Nikki Galei, from South Carolina Tim Scott, Arkansas Governor Arkansasa Gatchinson and an entrepreneur in the field of biotechnology Vivkramavami, said about participating in the Republicans. Former Vice president Mike Pence is also considered a probable presidential candidate, but has not yet announced his participation in the elections.</text:p>
      <text:p text:style-name="P4">
<text:span text:style-name="T5">
Foto: EPA-Efe/Dan Anderson</text:span>
</text:p>
      <text:p text:style-name="P4">
News Source: <text:a xlink:type="simple" xlink:href="https://www.ukrinform.ua/rubric-world/3713764-gubernator-floridi-desantis-oficijno-ogolosiv-pro-ucast-u-prezidentskih-viborah.html" text:style-name="Internet_20_link" text:visited-style-name="Visited_20_Internet_20_Link">
https://www.ukrinform.ua/rubric-world/3713764-gubernator-floridi-desantis-oficijno-ogolosiv-pro-ucast-u-prezidentskih-viborah.html</text:a>
</text:p>
      <!--NEWS-->
      <text:h text:style-name="P10" text:outline-level="1">
<text:span text:style-name="T4">
AEK became the winner</text:span>
</text:h>
      <text:p text:style-name="P4">
Authors: Ukrinform (Person)</text:p>
      <text:p text:style-name="P4">
Publisher: Укринформ (Organization)</text:p>
      <text:p text:style-name="P4">
Published Time: 2023-05-24T22:56:11+03:00</text:p>
      <text:p text:style-name="P4">
Modified Time: 2023-05-24T22:56:11+03:00</text:p>
      <text:p text:style-name="P4">
Description: AECA players won the Greece Cup in their history. - Ukrinform.</text:p>
      <text:p text:style-name="P4">
Images: ['<text:a xlink:type="simple" xlink:href="https://static.ukrinform.com/photos/2023_05/thumb_files/630_360_1684957977-336.jpg" text:style-name="Internet_20_link" text:visited-style-name="Visited_20_Internet_20_Link">
630_360_16849...</text:a>
']</text:p>
      <text:p text:style-name="P4">
Tags: ['Футбол', 'Греція']</text:p>
      <text:p text:style-name="P4">
Type: Article</text:p>
      <!--METADATA-->
      <text:p text:style-name="P4">
<draw:frame draw:style-name="fr1" draw:name="Image305" text:anchor-type="as-char" svg:width="6.9236in" svg:height="3.956343in" draw:z-index="0">
<draw:image xlink:href="../Images/yкринформ/2023-05-24T22-56-11-03-00/630_360_1684957977-336.jpg" xlink:type="simple" xlink:show="embed" xlink:actuate="onLoad" draw:mime-type="image/jpeg"/>
</draw:frame>
The football players won the 16th Greece Cup in their history.</text:p>
      <text:p text:style-name="P4">
In the finals of the 2022/23 season at the Pantesaliko stadium in the city of AEK, the defeat of PAOK - 2-0, Ukrinform reports.</text:p>
      <text:p text:style-name="P4">
Success to winners brought goals of Cameroon defender Arold Mukudi(26-Town)and Spanish forward Paul Fernandez(90+2).</text:p>
      <text:p text:style-name="P4">
АЕК майже всю зустріч грав у меншості після вилучення Лазароса Рота на 6-йхвилині.</text:p>
      <text:p text:style-name="P4">
<text:span text:style-name="T4">
Читайте також:</text:span>
 <text:a xlink:type="simple" xlink:href="https://www.ukrinform.ua/rubric-sports/3704740-kacaraba-zi-slavieu-vigrav-kubok-cehii.html" text:style-name="Internet_20_link" text:visited-style-name="Visited_20_Internet_20_Link">
 <text:span text:style-name="T4">
Кубок</text:span>
 </text:a>
Last year, the Greek Cup won Panatinaikos, which in the current draw appeared in the 1/4 finals of PAOK(0:2, 1:1).</text:p>
      <text:p text:style-name="P4">
Фото: aekfc.gr.</text:p>
      <text:p text:style-name="P4">
News Source: <text:a xlink:type="simple" xlink:href="https://www.ukrinform.ua/rubric-sports/3713766-aek-stav-volodarem-kubka-grecii-z-futbolu-obigravsi-paok.html" text:style-name="Internet_20_link" text:visited-style-name="Visited_20_Internet_20_Link">
https://www.ukrinform.ua/rubric-sports/3713766-aek-stav-volodarem-kubka-grecii-z-futbolu-obigravsi-paok.html</text:a>
</text:p>
      <!--NEWS-->
      <text:h text:style-name="P10" text:outline-level="1">
<text:span text:style-name="T4">
The invaders do not stop aviation and artudaries on civil infrastructure - the GS of the Armed Forces</text:span>
</text:h>
      <text:p text:style-name="P4">
Author: ['АРМІЯINFORM']</text:p>
      <text:p text:style-name="P4">
Time: 2023-05-24T23:00:00-04:00</text:p>
      <text:p text:style-name="P4">
Description: Lent out the enemy by the opponent of the 41 aircraft by the end of the Hasters 53 shut up ... the war with Ukraine 2022, the war with Ukraine is the latest news today, the News War with Ukraine 2022 is the last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5/image_16_7_1300x820.jpg" text:style-name="Internet_20_link" text:visited-style-name="Visited_20_Internet_20_Link">
image_16_7_1300x820.jpg</text:a>
']</text:p>
      <text:p text:style-name="P4">
Tags: ['STOPRUSSIA', 'АГРЕСІЯ РФ', 'ВІЙНА', 'ВТОРГНЕННЯ РФ', 'ГШ ЗСУ', 'ОПЕРАТИВНА ІНФОРМАЦІЯ', 'РАНКОВЕ ЗВЕДЕННЯ']</text:p>
      <text:p text:style-name="P4">
Category: News</text:p>
      <!--METADATA-->
      <text:p text:style-name="P4">
<draw:frame draw:style-name="fr1" draw:name="Image306" text:anchor-type="as-char" svg:width="6.9236in" svg:height="4.367638in" draw:z-index="0">
<draw:image xlink:href="../Images/AРМІЯINFORM/2023-05-24T23-00-00-04-00/image_16_7_1300x820.jpg" xlink:type="simple" xlink:show="embed" xlink:actuate="onLoad" draw:mime-type="image/jpeg"/>
</draw:frame>
Missile blow to the time muzzle. Illustrative Photo <text:span text:style-name="T4">
 🔥 Situation on Russian invasion </text:span>
</text:p>
      <text:p text:style-name="P4">
During the last day, the enemy struck 41 aircraft strike and made 53 -streaming from rocket launchers.</text:p>
      <text:p text:style-name="P4">
About it <text:a xlink:type="simple" xlink:href="https://www.facebook.com/GeneralStaff.ua/posts/pfbid02VsPKGcJn98E6s23tkQnsGprSxu9RdWebJyZCerNNYf1e9NXhYPdPxy5bbvfisE6l" text:style-name="Internet_20_link" text:visited-style-name="Visited_20_Internet_20_Link">
reports</text:a>
General Staff of the Armed Forces of Ukraine.</text:p>
      <text:p text:style-name="P4">
"Private residents were injured, private dwellings have been destroyed and damaged by other civilian and administrative infrastructure," the statement said.</text:p>
      <text:p text:style-name="P4">
Also, the General Staff of the Armed Forces of Ukraine warned that it remains a high probability of collaboration of missile and aviation strikes throughout Ukraine.</text:p>
      <text:p text:style-name="P4">
News Source: <text:a xlink:type="simple" xlink:href="https://armyinform.com.ua/2023/05/24/okupanty-ne-prypynyayut-aviaczijnyh-ta-artudariv-po-czyvilnij-infrastrukturi-gsh-zsu/" text:style-name="Internet_20_link" text:visited-style-name="Visited_20_Internet_20_Link">
https://armyinform.com.ua/2023/05/24/okupanty-ne-prypynyayut-aviaczijnyh-ta-artudariv-po-czyvilnij-infrastrukturi-gsh-zsu/</text:a>
</text:p>
      <!--NEWS-->
      <text:h text:style-name="P10" text:outline-level="1">
<text:span text:style-name="T4">
NATO expects Georgia to comply with international sanctions against Russia - Stoltenberg</text:span>
</text:h>
      <text:p text:style-name="P4">
Authors: Ukrinform (Person)</text:p>
      <text:p text:style-name="P4">
Publisher: Укринформ (Organization)</text:p>
      <text:p text:style-name="P4">
Published Time: 2023-05-24T23:05:00+03:00</text:p>
      <text:p text:style-name="P4">
Modified Time: 2023-05-24T23:05:00+03:00</text:p>
      <text:p text:style-name="P4">
Description: NATO expects Georgia, as well as from other partner countries, respect for democratic values and the implementation of international sanctions that restrict Russia to the Ware of the Tanger War against Ukraine. - Ukrinform.</text:p>
      <text:p text:style-name="P4">
Images: ['<text:a xlink:type="simple" xlink:href="https://static.ukrinform.com/photos/2023_04/thumb_files/630_360_1682000894-466.jpeg" text:style-name="Internet_20_link" text:visited-style-name="Visited_20_Internet_20_Link">
630_360_16820...</text:a>
']</text:p>
      <text:p text:style-name="P4">
Tags: ['Антиросійські санкції', 'Грузія', 'НАТО', 'Війна з Росією']</text:p>
      <text:p text:style-name="P4">
Type: Article</text:p>
      <!--METADATA-->
      <text:p text:style-name="P4">
<draw:frame draw:style-name="fr1" draw:name="Image307" text:anchor-type="as-char" svg:width="6.9236in" svg:height="3.956343in" draw:z-index="0">
<draw:image xlink:href="../Images/yкринформ/2023-05-24T23-05-00-03-00/630_360_1682000894-466.jpeg" xlink:type="simple" xlink:show="embed" xlink:actuate="onLoad" draw:mime-type="image/jpeg"/>
</draw:frame>
Natovias from Georgia, as well as from other partner countries, respect for democratic values and implementation of international sanctions that restrict the ability to wage the invading war against Ukraine.</text:p>
      <text:p text:style-name="P4">
This was where this is during the discussion within the annual Brussels Forum, NATO Secretary General Jens Stoltenberg, Correspondenttukinform reports.</text:p>
      <text:p text:style-name="P4">
“It is important that <text:a xlink:type="simple" xlink:href="https://www.ukrinform.ua/tag-gruzia" text:style-name="Internet_20_link" text:visited-style-name="Visited_20_Internet_20_Link">
</text:a>
It is governed by democratic values that we all believe in. We are expecting NATO -noting countries, compliance with sanctions that complicate Russia's financing for the Torganization of its Incentive War against Ukraine, ”said the Alliance head, answering the questions of Georgia's representatives about the Euro -Atlantic prospects of this country.</text:p>
      <text:p text:style-name="P4">
The NATO Secretary General reminded that the Alliance has supported the Partnership with Georgia for many years, helps in implementing reforms and implements political and practical cooperation. In this case, Georgia is the most vulnerable among countries that are "intervals" of the harmful influence of Russia by the Tesecratic world. It was in Georgia that in 2008 the tendency of Russian aggressive behavior against neighbors was manifested when Russia invaded this country and seized some of its territories.</text:p>
      <text:p text:style-name="P4">
“Such countries(As Georgia - Ed.). намагаються чинити спротив російськійагресії. Саме тому на Мадридському саміті ми вирішили наростити допомогу дляцих країн, і Грузія є найбільш показовим прикладом», - зауважив ЄнсСтолтенберг.</text:p>
      <text:p text:style-name="P4">
<text:span text:style-name="T4">
Читайте також:</text:span>
 <text:a xlink:type="simple" xlink:href="https://www.ukrinform.ua/rubric-polytics/3712077-ukraina-pidtrimue-gruziu-i-podilitsa-z-neu-dosvidom-borotbi-iz-rosieu-danilov.html" text:style-name="Internet_20_link" text:visited-style-name="Visited_20_Internet_20_Link">
 <text:span text:style-name="T4">
Грузію</text:span>
 </text:a>
According to him, the situation around Georgia is one of the testimony, which Kremlin is being achieved by its hostile actions: to renew "spheres of influence", to control and deprive the independence of the neighbors of Russia and the country of the former Warsaw Treaty.</text:p>
      <text:p text:style-name="P4">
"This is not the world we would like to live in," the NATO leader emphasized.<text:span text:style-name="T5">
Foto: op</text:span>
</text:p>
      <text:p text:style-name="P4">
News Source: <text:a xlink:type="simple" xlink:href="https://www.ukrinform.ua/rubric-world/3713767-nato-ocikue-vid-gruzii-dotrimanna-miznarodnih-sankcij-proti-rosii-stoltenberg.html" text:style-name="Internet_20_link" text:visited-style-name="Visited_20_Internet_20_Link">
https://www.ukrinform.ua/rubric-world/3713767-nato-ocikue-vid-gruzii-dotrimanna-miznarodnih-sankcij-proti-rosii-stoltenberg.html</text:a>
</text:p>
      <!--NEWS-->
      <text:h text:style-name="P10" text:outline-level="1">
<text:span text:style-name="T4">
The State Department is concerned about the meeting of the UN Secretary General with Lviv</text:span>
</text:h>
      <text:p text:style-name="P4">
Authors: Ukrinform (Person)</text:p>
      <text:p text:style-name="P4">
Publisher: Укринформ (Organization)</text:p>
      <text:p text:style-name="P4">
Published Time: 2023-05-24T23:14:00+03:00</text:p>
      <text:p text:style-name="P4">
Modified Time: 2023-05-24T23:14:00+03:00</text:p>
      <text:p text:style-name="P4">
Description: Official Washington expressed anxiety in connection with the official meeting of a special representative of the UN Secretary General with the Russian Children's Ombudsvumen Maria Lviv-Belova, which is searched by the International Criminal Court (ICS). - Ukrinform.</text:p>
      <text:p text:style-name="P4">
Images: ['<text:a xlink:type="simple" xlink:href="https://static.ukrinform.com/photos/2023_05/thumb_files/630_360_1684954769-443.jpg" text:style-name="Internet_20_link" text:visited-style-name="Visited_20_Internet_20_Link">
630_360_16849...</text:a>
']</text:p>
      <text:p text:style-name="P4">
Tags: ['Гутерреш', 'ООН', 'Путін', 'США', 'Держдеп', 'Росія', 'Міжнародний кримінальний суд']</text:p>
      <text:p text:style-name="P4">
Type: Article</text:p>
      <!--METADATA-->
      <text:p text:style-name="P4">
<draw:frame draw:style-name="fr1" draw:name="Image308" text:anchor-type="as-char" svg:width="6.9236in" svg:height="3.956343in" draw:z-index="0">
<draw:image xlink:href="../Images/yкринформ/2023-05-24T23-14-00-03-00/630_360_1684954769-443.jpg" xlink:type="simple" xlink:show="embed" xlink:actuate="onLoad" draw:mime-type="image/jpeg"/>
</draw:frame>
Official Vashington expressed anxiety in connection with the official meeting of the UN Secretary General with the Russian Children's Ombudsvumen Marialvo-Belova, which is searched by the International Criminal Court(MKS).</text:p>
      <text:p text:style-name="P4">
Про це заявив у середу речник Держдепартаменту США Метью Міллер, передаєвласний кореспондент Укрінформу.</text:p>
      <text:p text:style-name="P4">
«Ми глибоко стурбовані тим, що високопоставлений дипломат <text:a xlink:type="simple" xlink:href="https://www.ukrinform.ua/tag-oon" text:style-name="Internet_20_link" text:visited-style-name="Visited_20_Internet_20_Link">
</text:a>
She met with a person who hides the departure and against whom the ISS issued a warrant for arrest for committing military crimes in the place of children, ”the US foreign policy said.</text:p>
      <text:p text:style-name="P4">
He stressed that this undermines a common obligation to protect children in zones.</text:p>
      <text:p text:style-name="P4">
Miller recalled that the Russian authorities consciously conduct the forced deportation of dates from Ukraine, denies parents in access to them and tries to change their identity by issuing Russian passports.</text:p>
      <text:p text:style-name="P4">
<text:span text:style-name="T4">
 Read also: </text:span>
 <text:a xlink:type="simple" xlink:href="https://www.ukrinform.ua/rubric-polytics/3712825-v-ofisi-genprokurora-zasudili-vidacu-rosieu-orderu-na-arest-prokurora-mks.html" text:style-name="Internet_20_link" text:visited-style-name="Visited_20_Internet_20_Link">
<text:span text:style-name="T4">
 MKS </text:span>
</text:a>
“Children belong to the most vulnerable groups, and they need to be protected, especially during the war. So, we continue to call for a military personality, ”the State Department representative said.</text:p>
      <text:p text:style-name="P4">
As reported, last week, the Russian Ombudsman Maria Lviv-Belova held an official meeting with the UN Secretary-General Special Representative for questions and armed conflicts by Virginia Gamba. On March 17 this year, the International Criminal Court in Hague issued warrants for the arrest of Mary Lviv-Belova and Vladimir Putin in connection with war crimes, and self -portation and illegal movement of the population, including children, from the occupied territory of Ukraine.</text:p>
      <text:p text:style-name="P4">
News Source: <text:a xlink:type="simple" xlink:href="https://www.ukrinform.ua/rubric-world/3713770-derzdep-sturbovanij-zustriccu-predstavnici-genseka-oon-zi-lvovoubelovou.html" text:style-name="Internet_20_link" text:visited-style-name="Visited_20_Internet_20_Link">
https://www.ukrinform.ua/rubric-world/3713770-derzdep-sturbovanij-zustriccu-predstavnici-genseka-oon-zi-lvovoubelovou.html</text:a>
</text:p>
      <!--NEWS-->
      <text:h text:style-name="P10" text:outline-level="1">
<text:span text:style-name="T4">
Japanese researchers are the first in the world completely sequennated the fungus gene</text:span>
</text:h>
      <text:p text:style-name="P4">
Authors: Ukrinform (Person)</text:p>
      <text:p text:style-name="P4">
Publisher: Укринформ (Organization)</text:p>
      <text:p text:style-name="P4">
Published Time: 2023-05-24T23:32:00+03:00</text:p>
      <text:p text:style-name="P4">
Modified Time: 2023-05-24T23:32:00+03:00</text:p>
      <text:p text:style-name="P4">
Description: A group of scientists under the guidance of Professor Sirasawa Kent of the DNA Cadzus research institute in Tiba prefecture stated that they were completely sequencing the Matsutake fungus gene. - Ukrinform.</text:p>
      <text:p text:style-name="P4">
Images: ['<text:a xlink:type="simple" xlink:href="https://static.ukrinform.com/photos/2023_05/thumb_files/630_360_1684931248-298.jpg" text:style-name="Internet_20_link" text:visited-style-name="Visited_20_Internet_20_Link">
630_360_16849...</text:a>
']</text:p>
      <text:p text:style-name="P4">
Tags: ['Японія', 'вчені', 'Генетика']</text:p>
      <text:p text:style-name="P4">
Type: Article</text:p>
      <!--METADATA-->
      <text:p text:style-name="P4">
<draw:frame draw:style-name="fr1" draw:name="Image309" text:anchor-type="as-char" svg:width="6.9236in" svg:height="3.956343in" draw:z-index="0">
<draw:image xlink:href="../Images/yкринформ/2023-05-24T23-32-00-03-00/630_360_1684931248-298.jpg" xlink:type="simple" xlink:show="embed" xlink:actuate="onLoad" draw:mime-type="image/jpeg"/>
</draw:frame>
Groups under the guidance of Professor Sirasawa Kent from the DNNCCUSUS Institute of Research in Tiba prefecture stated that they were completely sequencing the Gribamacutak gene.</text:p>
      <text:p text:style-name="P4">
As Ukrinform reports, it reports <text:a xlink:type="simple" xlink:href="https://www3.nhk.or.jp/nhkworld/ru/news/427486/" text:style-name="Internet_20_link" text:visited-style-name="Visited_20_Internet_20_Link">
</text:a>
.</text:p>
      <text:p text:style-name="P4">
The International Union of Nature Conservation has introduced Matsutak's mushrooms to its list of species that are threatened. These mushrooms are considered a valuable delicacy in Japan.</text:p>
      <text:p text:style-name="P4">
According to scientists, they used the new technology to analyze the long -heyomous sequence to obtain genetic information of Matsutake fungi.</text:p>
      <text:p text:style-name="P4">
They found that mushrooms have 13 chromosomes and about 160 million nucleotide pairs, as well as about 22,000 genes that determine their shape, taste and aroma.</text:p>
      <text:p text:style-name="P4">
<text:span text:style-name="T4">
 Read also: </text:span>
 <text:a xlink:type="simple" xlink:href="https://www.ukrinform.ua/rubric-regions/3686733-u-lvovi-vidkrili-laboratoriu-geneticnih-doslidzen.html" text:style-name="Internet_20_link" text:visited-style-name="Visited_20_Internet_20_Link">
</text:a>
Scientists have also stated that genomic data will help identify the substances that need to grow mushroom growth, as well as genes that are responsible for their specific taste.</text:p>
      <text:p text:style-name="P4">
Sirasava noted that the complete sequencing of the genome of any mushrooms was performed first in the world. According to him, the work done by his group will help Matsutake in the future.</text:p>
      <text:p text:style-name="P4">
According to Ukrinform, a group of scientists from the Academy of Sciences of China <text:a xlink:type="simple" xlink:href="https://www.ukrinform.ua/rubric-technology/3529583-u-kitai-sekvenuvali-genom-ludini-aka-zila-14-tisac-rokiv-tomu.html" text:style-name="Internet_20_link" text:visited-style-name="Visited_20_Internet_20_Link">
</text:a>
From the southwestern region of Ukraine.</text:p>
      <text:p text:style-name="P4">
News Source: <text:a xlink:type="simple" xlink:href="https://www.ukrinform.ua/rubric-technology/3713572-aponski-doslidniki-persimi-u-sviti-povnistu-sekvenuvali-genom-griba.html" text:style-name="Internet_20_link" text:visited-style-name="Visited_20_Internet_20_Link">
https://www.ukrinform.ua/rubric-technology/3713572-aponski-doslidniki-persimi-u-sviti-povnistu-sekvenuvali-genom-griba.html</text:a>
</text:p>
      <!--NEWS-->
      <text:h text:style-name="P10" text:outline-level="1">
<text:span text:style-name="T4">
The topic of Ukraine will become one of the top questions at Baiden and Fashion Meeting - State Department</text:span>
</text:h>
      <text:p text:style-name="P4">
Authors: Ukrinform (Person)</text:p>
      <text:p text:style-name="P4">
Publisher: Укринформ (Organization)</text:p>
      <text:p text:style-name="P4">
Published Time: 2023-05-24T23:42:00+03:00</text:p>
      <text:p text:style-name="P4">
Modified Time: 2023-05-24T23:42:00+03:00</text:p>
      <text:p text:style-name="P4">
Description: US President Joe Biden intends to discuss the issue of war in Ukraine during a meeting with India Prime Minister Narendra Modi next month in Washington. - Ukrinform.</text:p>
      <text:p text:style-name="P4">
Images: ['<text:a xlink:type="simple" xlink:href="https://static.ukrinform.com/photos/2023_05/thumb_files/630_360_1684960314-113.jpg" text:style-name="Internet_20_link" text:visited-style-name="Visited_20_Internet_20_Link">
630_360_16849...</text:a>
']</text:p>
      <text:p text:style-name="P4">
Tags: ['Байден', 'Індія', 'США', 'Україна', 'Агресія РФ', 'Держдеп']</text:p>
      <text:p text:style-name="P4">
Type: Article</text:p>
      <!--METADATA-->
      <text:p text:style-name="P4">
<draw:frame draw:style-name="fr1" draw:name="Image310" text:anchor-type="as-char" svg:width="6.9236in" svg:height="3.956343in" draw:z-index="0">
<draw:image xlink:href="../Images/yкринформ/2023-05-24T23-42-00-03-00/630_360_1684960314-113.jpg" xlink:type="simple" xlink:show="embed" xlink:actuate="onLoad" draw:mime-type="image/jpeg"/>
</draw:frame>
Presidential Joe Biden intends to discuss the issue of war in Ukraine during the meeting of India by India Narendra Modi next month in Washington.</text:p>
      <text:p text:style-name="P4">
This was confirmed by US Department of State Department Matthew Miller on Wednesday, Ukrinform correspondent reports.</text:p>
      <text:p text:style-name="P4">
"Undoubtedly, the war in Ukraine will be one of the topics to be discussed," the US State Department's representative commented on the Prime Minister's scheduled visit <text:a xlink:type="simple" xlink:href="https://www.ukrinform.ua/tag-india" text:style-name="Internet_20_link" text:visited-style-name="Visited_20_Internet_20_Link">
</text:a>
to Washington and his landing with US government.</text:p>
      <text:p text:style-name="P4">
He noted that it will be announced in more detail to the date of the visit.</text:p>
      <text:p text:style-name="P4">
At the same time, Miller recalled that the Ukrainian topics were violated by the American plot with the prime minister and other world leaders during the previous waters.</text:p>
      <text:p text:style-name="P4">
<text:span text:style-name="T4">
 Read also: </text:span>
 <text:a xlink:type="simple" xlink:href="https://www.ukrinform.ua/rubric-world/3713133-moskva-tisne-na-indiu-ta-insi-kraini-sob-ii-ne-vnesli-do-cornogo-spisku-fatf-bloomberg.html" text:style-name="Internet_20_link" text:visited-style-name="Visited_20_Internet_20_Link">
</text:a>
India Prime Minister Narendra Modi plans to make a state visit to the United States on June 22, 2023. In particular, his meeting with President Joe Biden is planned. Earlier this week fashion <text:a xlink:type="simple" xlink:href="https://www.ukrinform.ua/rubric-world/3712511-premer-indii-ta-derzsekretar-ssa-zustrilisa-z-liderami-tihookeanskih-ostroviv-u-papuanovij-gvinei.html" text:style-name="Internet_20_link" text:visited-style-name="Visited_20_Internet_20_Link">
</text:a>
US Anthony Blinky in Papua-Nova Guinea.  Photo from ukrainian.voanews.com_</text:p>
      <text:p text:style-name="P4">
News Source: <text:a xlink:type="simple" xlink:href="https://www.ukrinform.ua/rubric-world/3713774-tema-ukraini-stane-odnim-iz-toppitan-na-zustrici-bajdena-j-modi-derzdep.html" text:style-name="Internet_20_link" text:visited-style-name="Visited_20_Internet_20_Link">
https://www.ukrinform.ua/rubric-world/3713774-tema-ukraini-stane-odnim-iz-toppitan-na-zustrici-bajdena-j-modi-derzdep.html</text:a>
</text:p>
      <!--NEWS-->
      <text:h text:style-name="P10" text:outline-level="1">
<text:span text:style-name="T4">
"Inter" protected the title by breaking "Fiorentine" in the Italy Cup finals</text:span>
</text:h>
      <text:p text:style-name="P4">
Authors: Ukrinform (Person)</text:p>
      <text:p text:style-name="P4">
Publisher: Укринформ (Organization)</text:p>
      <text:p text:style-name="P4">
Published Time: 2023-05-24T23:54:00+03:00</text:p>
      <text:p text:style-name="P4">
Modified Time: 2023-05-24T23:54:00+03:00</text:p>
      <text:p text:style-name="P4">
Description: The Italian Cup of Football for the second time in a row reached the Milan Inter. - Ukrinform.</text:p>
      <text:p text:style-name="P4">
Images: ['<text:a xlink:type="simple" xlink:href="https://static.ukrinform.com/photos/2023_05/thumb_files/630_360_1684963210-795.jpg" text:style-name="Internet_20_link" text:visited-style-name="Visited_20_Internet_20_Link">
630_360_16849...</text:a>
']</text:p>
      <text:p text:style-name="P4">
Tags: ['Футбол', 'Інтер Мілан']</text:p>
      <text:p text:style-name="P4">
Type: Article</text:p>
      <!--METADATA-->
      <text:p text:style-name="P4">
<draw:frame draw:style-name="fr1" draw:name="Image311" text:anchor-type="as-char" svg:width="6.9236in" svg:height="3.956343in" draw:z-index="0">
<draw:image xlink:href="../Images/yкринформ/2023-05-24T23-54-00-03-00/630_360_1684963210-795.jpg" xlink:type="simple" xlink:show="embed" xlink:actuate="onLoad" draw:mime-type="image/jpeg"/>
</draw:frame>
For the second time in a row, the Kubitalia for the second time in a row.</text:p>
      <text:p text:style-name="P4">
In the decisive match at the Olympic Stadium in Rome, "Inter" won a volunteer over "Fiorentina" - 2: 1, reports Ukrinform.</text:p>
      <text:p text:style-name="P4">
Nicholas Gonzalez in the 3rd minute of the "black-blue" meeting on the head of the striker Lutaro Martinez in the 3rd minute of the "Black-blue" meeting in the 3rd minute(29, 37).</text:p>
      <text:p text:style-name="P4">
<text:span text:style-name="T4">
Читайте також:</text:span>
 <text:a xlink:type="simple" xlink:href="https://www.ukrinform.ua/rubric-sports/3710206-inter-vijsov-u-final-ligi-cempioniv-uefa-obigravsi-milan.html" text:style-name="Internet_20_link" text:visited-style-name="Visited_20_Internet_20_Link">
 <text:span text:style-name="T4">
Мілан</text:span>
 </text:a>
"Inter" won the Italian Cup, leveled by this indicator with "Roma". The most trophies collected Turin Juventus(14).</text:p>
      <text:p text:style-name="P4">
Фото: Getty Images/Global Images Ukraine.</text:p>
      <text:p text:style-name="P4">
News Source: <text:a xlink:type="simple" xlink:href="https://www.ukrinform.ua/rubric-sports/3713777-inter-zahistiv-titul-obigravsi-fiorentinu-u-finali-kubka-italii.html" text:style-name="Internet_20_link" text:visited-style-name="Visited_20_Internet_20_Link">
https://www.ukrinform.ua/rubric-sports/3713777-inter-zahistiv-titul-obigravsi-fiorentinu-u-finali-kubka-italii.html</text:a>
</text:p>
      <!--NEWS-->
      <text:h text:style-name="P10" text:outline-level="1">
<text:span text:style-name="T4">
Russians removed mobile communication equipment from Kherson region</text:span>
</text:h>
      <text:p text:style-name="P4">
Author: ['АРМІЯINFORM']</text:p>
      <text:p text:style-name="P4">
Time: 2023-05-24T24:00:00-04:00</text:p>
      <text:p text:style-name="P4">
Description: Piacantes poured mobilic stars on Timchasovo by the Teritors of Khersonsko ... War with Ukraine 2022, War with Ukraine Latest News Today, News War with Ukraine 2022 Last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5/62d19afb80ce6.jpeg" text:style-name="Internet_20_link" text:visited-style-name="Visited_20_Internet_20_Link">
62d19afb80ce6.jpeg</text:a>
']</text:p>
      <text:p text:style-name="P4">
Tags: ['МАРОДЕРИ', 'ОКУПАНТИ', 'ТИМЧАСОВО ОКУПОВАНІ ТЕРИТОРІЇ', 'ХЕРСОНЩИНА', 'ЦЕНТР НАЦІОНАЛЬНОГО СПРОТИВУ']</text:p>
      <text:p text:style-name="P4">
Category: News</text:p>
      <!--METADATA-->
      <text:p text:style-name="P4">
<draw:frame draw:style-name="fr1" draw:name="Image312" text:anchor-type="as-char" svg:width="6.9236in" svg:height="4.32725in" draw:z-index="0">
<draw:image xlink:href="../Images/AРМІЯINFORM/2023-05-24T24-00-00-04-00/62d19afb80ce6.jpeg" xlink:type="simple" xlink:show="embed" xlink:actuate="onLoad" draw:mime-type="image/jpeg"/>
</draw:frame>
Illustrative Photo: EPA/UPG</text:p>
      <text:p text:style-name="P4">
The invaders have switched off mobile communications in the temporarily occupied territories of the Kherson region.</text:p>
      <text:p text:style-name="P4">
About it <text:a xlink:type="simple" xlink:href="https://sprotyv.mod.gov.ua/okupanty-vymknuly-mobilnyj-zv-yazok-na-tot-hersonshhyny/" text:style-name="Internet_20_link" text:visited-style-name="Visited_20_Internet_20_Link">
reports</text:a>
Center for National Resistance to the Specialty Operations Forces of Ukraine.</text:p>
      <text:p text:style-name="P4">
“The enemy does that local residents cannot transmit information about Russian troops to the defense forces. For the same purpose, the invaders switched off in Kherson itself before his de -occupation, - said Central Resistance. - However, these efforts will still not be able to stop the Ukrainian resistance. We urge local residents to continue to transmit information about the location and movement of occupation troops. "</text:p>
      <text:p text:style-name="P4">
To do this, it is proposed to use <text:a xlink:type="simple" xlink:href="https://sprotyv.mod.gov.ua/peredaty-informatsiyu/" text:style-name="Internet_20_link" text:visited-style-name="Visited_20_Internet_20_Link">
the form on the CNSSSO site</text:a>
.</text:p>
      <text:p text:style-name="P4">
News Source: <text:a xlink:type="simple" xlink:href="https://armyinform.com.ua/2023/05/24/rosiyany-vyvezly-obladnannya-mobilnogo-zvyazku-z-hersonshhyny/" text:style-name="Internet_20_link" text:visited-style-name="Visited_20_Internet_20_Link">
https://armyinform.com.ua/2023/05/24/rosiyany-vyvezly-obladnannya-mobilnogo-zvyazku-z-hersonshhyny/</text:a>
</text:p>
      <!--NEWS-->
      <text:h text:style-name="P10" text:outline-level="1">
<text:span text:style-name="T4">
A multiple increase in the number of displaced persons do not predict - Irina Vereshchuk</text:span>
</text:h>
      <text:p text:style-name="P4">
Author: ['АРМІЯINFORM']</text:p>
      <text:p text:style-name="P4">
Time: 2023-05-24T25:00:00-04:00</text:p>
      <text:p text:style-name="P4">
Description: Ochіlnitsy of the Minіtystskiy Zwan Rintegraita Timchasovo Okuba Teritarian Ukrainian ... War with Ukraine 2022, War with Ukraine Latest News today, News War with Ukraine 2022 Last today, will there be a war between Ukraine and Russia and when, the war with Ukraine will be in 2022 Or not, will there be a war with Ukraine in the near future, they say, the war with Ukraine, Ukraine’s news today, Ukrainian news in Ukrainian media in Russian</text:p>
      <text:p text:style-name="P4">
Images: ['<text:a xlink:type="simple" xlink:href="https://armyinform.com.ua/wp-content/uploads/2023/05/iryna-vereshhuk-1.jpg" text:style-name="Internet_20_link" text:visited-style-name="Visited_20_Internet_20_Link">
iryna-vereshhuk-1.jpg</text:a>
']</text:p>
      <text:p text:style-name="P4">
Tags: ['ВНУТРІШНЬО ПЕРЕМІЩЕНІ ОСОБИ', 'ЄДИНІ НОВИНИ', 'ІРИНА ВЕРЕЩУК', 'ТИМЧАСОВО ОКУПОВАНІ ТЕРИТОРІЇ']</text:p>
      <text:p text:style-name="P4">
Category: News</text:p>
      <!--METADATA-->
      <text:p text:style-name="P4">
<draw:frame draw:style-name="fr1" draw:name="Image313" text:anchor-type="as-char" svg:width="6.9236in" svg:height="3.956343in" draw:z-index="0">
<draw:image xlink:href="../Images/AРМІЯINFORM/2023-05-24T25-00-00-04-00/iryna-vereshhuk-1.jpg" xlink:type="simple" xlink:show="embed" xlink:actuate="onLoad" draw:mime-type="image/jpeg"/>
</draw:frame>
Irina Vereshchuk</text:p>
      <text:p text:style-name="P4">
The head of the Ministry of Reintegration of Temporarily Occupied Territorials reported that they are not predicting a multiple increase in the number of displaced persons(VPO), in particular, after the future counter -offensive of the Ukrainian territories.</text:p>
      <text:p text:style-name="P4">
Irina Vereshchuk said about it Viceremier-Minister-Minister of Reintegration(https://www.youtube.com/watch?v=WY8sDvZdWEA)», Responding to the name of the presenters about the possible development of the situation with IDPs on the background of future contrast and liberation of the Ukrainian territories.</text:p>
      <ul>
        <li>
We do not predict a multiple increase in the number of IDPs, because we understand that they will leave, but there will be those who return. We see migration and fix it, and we see its dynamics, - said Irina Vereshchuk.</li>
      </ul>
      <text:p text:style-name="P4">
News Source: <text:a xlink:type="simple" xlink:href="https://armyinform.com.ua/2023/05/24/kratnogo-zbilshennya-kilkosti-pereselencziv-ne-prognozuyemo-iryna-vereshhuk/" text:style-name="Internet_20_link" text:visited-style-name="Visited_20_Internet_20_Link">
https://armyinform.com.ua/2023/05/24/kratnogo-zbilshennya-kilkosti-pereselencziv-ne-prognozuyemo-iryna-vereshhuk/</text:a>
</text:p>
      <!--NEWS-->
      <text:h text:style-name="P10" text:outline-level="1">
<text:span text:style-name="T4">
The Netherlands allocate 260 million euros for ammunition for Ukraine</text:span>
</text:h>
      <text:p text:style-name="P4">
Author: ['АРМІЯINFORM']</text:p>
      <text:p text:style-name="P4">
Time: 2023-05-24T26:00:00-04:00</text:p>
      <text:p text:style-name="P4">
Description: Nirelandi Vidilya 260 Milioniv єvro for purchasing a combat -canvas for Ukrainian Army. ... War with Ukraine 2022, War with Ukraine latest news today, News War with Ukraine 2022 The last for today, will there be a war between Ukraine and Russia and when, the war with Ukraine in 2022 will be or not, will there be a war with Ukraine in In the near future they say, the war with Ukraine, Ukrainian news today, Ukrainian news in Ukrainian media in Russian</text:p>
      <text:p text:style-name="P4">
Images: ['<text:a xlink:type="simple" xlink:href="https://armyinform.com.ua/wp-content/uploads/2023/05/48560ca5a6b4cf41-2.jpg" text:style-name="Internet_20_link" text:visited-style-name="Visited_20_Internet_20_Link">
48560ca5a6b4cf41-2.jpg</text:a>
']</text:p>
      <text:p text:style-name="P4">
Tags: ['155 ММ СНАРЯДИ', 'КАЙСА ОЛЛОНҐРЕН', 'ПІДТРИМКА УКРАЇНИ']</text:p>
      <text:p text:style-name="P4">
Category: News</text:p>
      <!--METADATA-->
      <text:p text:style-name="P4">
<draw:frame draw:style-name="fr1" draw:name="Image314" text:anchor-type="as-char" svg:width="6.9236in" svg:height="3.750283in" draw:z-index="0">
<draw:image xlink:href="../Images/AРМІЯINFORM/2023-05-24T26-00-00-04-00/48560ca5a6b4cf41-2.jpg" xlink:type="simple" xlink:show="embed" xlink:actuate="onLoad" draw:mime-type="image/jpeg"/>
</draw:frame>
Illustrative photo</text:p>
      <text:p text:style-name="P4">
The Netherlands allocate 260 million euros for the purchase of ammunition for the Ukrainian army.</text:p>
      <text:p text:style-name="P4">
The Minister of Defense of the Netherlands Kais Ollongren <text:a xlink:type="simple" xlink:href="https://www.defensie.nl/actueel/nieuws/2023/05/23/eu-raad-defensieministers-munitie-voor-oekraine-opschaling-productie-en-nieuwe-defensieprojecten" text:style-name="Internet_20_link" text:visited-style-name="Visited_20_Internet_20_Link">
reported</text:a>
At a meeting of EU Defense Ministers, which lasted in Brussels.</text:p>
      <text:p text:style-name="P4">
“It's about 155mm ammunition. Already in March, the decision was made to unite the lord for this purpose, ”the statement said.</text:p>
      <text:p text:style-name="P4">
During the meeting of Kais Ollongren, she also spoke of military support for Ukraine, expansion of production facilities and launch of new defensive projects.</text:p>
      <text:p text:style-name="P4">
"A large number of Ukrainian soldiers are trained within the EU mission. At the end of May, their number will be almost 15,200 people, and the Netherlands Ministry of Defense corresponds to some of them," the statement said.</text:p>
      <text:p text:style-name="P4">
As previously reported, the proposal to decide on a new plan for the supply of applications of artillery ammunition to Ukraine, including 155 mm of shells of landmark reserves of EU countries, [(https://armyinform.com.ua/2023/03/16/najbilshe-sankczij-proty-rf-nakladeno-ssha-shvejczariyeyu-ta-kanadoyu/)High EU representative Josempborrel.</text:p>
      <text:p text:style-name="P4">
News Source: <text:a xlink:type="simple" xlink:href="https://armyinform.com.ua/2023/05/24/niderlandy-vydilyayut-260-mln-yevro-na-zakupivlyu-boyeprypasiv-dlya-ukrayiny/" text:style-name="Internet_20_link" text:visited-style-name="Visited_20_Internet_20_Link">
https://armyinform.com.ua/2023/05/24/niderlandy-vydilyayut-260-mln-yevro-na-zakupivlyu-boyeprypasiv-dlya-ukrayiny/</text:a>
</text:p>
      <!--NEWS-->
      <text:h text:style-name="P10" text:outline-level="1">
<text:span text:style-name="T4">
Minus 400 invaders, 21 artsystem and 7 drones: daily losses of Russian Federation in Ukraine</text:span>
</text:h>
      <text:p text:style-name="P4">
Author: ['АРМІЯINFORM']</text:p>
      <text:p text:style-name="P4">
Time: 2023-05-24T27:00:00-04:00</text:p>
      <text:p text:style-name="P4">
Description: Zagalni Boyov, Find the enemy on 02.24.22 to 05.24.23 Orintovo to become: ... War with Ukraine 2022, War with Ukraine Latest news today, News War with Ukraine 2022 Last today, will there be a war between Ukraine and Russia and when, war,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5/vtraty_05-24-2023-scaled.jpg" text:style-name="Internet_20_link" text:visited-style-name="Visited_20_Internet_20_Link">
vtraty_05-24-2023-scaled.jpg</text:a>
']</text:p>
      <text:p text:style-name="P4">
Tags: ['STOPRUSSIA', 'АГРЕСІЯ РФ', 'ВТОРГНЕННЯ РФ', 'ВТРАТИ ВОРОГА', 'ГЕНЕРАЛЬНИЙ ШТАБ ЗС УКРАЇНИ']</text:p>
      <text:p text:style-name="P4">
Category: News</text:p>
      <!--METADATA-->
      <text:p text:style-name="P4">
<draw:frame draw:style-name="fr1" draw:name="Image315" text:anchor-type="as-char" svg:width="6.9236in" svg:height="6.975527in" draw:z-index="0">
<draw:image xlink:href="../Images/AРМІЯINFORM/2023-05-24T27-00-00-04-00/vtraty_05-24-2023-scaled.jpg" xlink:type="simple" xlink:show="embed" xlink:actuate="onLoad" draw:mime-type="image/jpeg"/>
</draw:frame>
The total fighting loss of the enemy from 24.02.22 to 24.05.23 will be orientated:</text:p>
      <text:p text:style-name="P4">
<text:span text:style-name="T4">
<text:span text:style-name="T5">
 Personnel - </text:span>
* 204760(+400)persons eliminated</text:span>
<text:span text:style-name="T5">
 tanks - </text:span>
<text:span text:style-name="T5">
 3792(+3)</text:span>
<text:span text:style-name="T4">
 combat armored vehicles - </text:span>
 7424(+5)<text:span text:style-name="T4">
<text:span text:style-name="T5">
 Artillery systems - </text:span>
<text:span text:style-name="T5">
 3339(+21)</text:span>
 </text:span>
 RSZV - <text:span text:style-name="T4">
 570(+5)</text:span>
<text:span text:style-name="T5">
 air defense - </text:span>
<text:span text:style-name="T5">
 327(0)</text:span>
<text:span text:style-name="T4">
 aircraft - </text:span>
 309(0)<text:span text:style-name="T4">
<text:span text:style-name="T5">
 helicopters - </text:span>
* 296(+1)</text:span>
<text:span text:style-name="T5">
 UAV Operative Tactical Level-</text:span>
<text:span text:style-name="T5">
 2871(+7)</text:span>
<text:span text:style-name="T4">
 Winged missiles - </text:span>
 1015(0)<text:span text:style-name="T4">
<text:span text:style-name="T5">
 ships / boats - </text:span>
* 18(0)</text:span>
<text:span text:style-name="T5">
 Automobile equipment and tanks - </text:span>
<text:span text:style-name="T5">
 6146(+7)</text:span>
<text:span text:style-name="T4">
 Special Technique - </text:span>
 440(+7)The data is specified ...</text:p>
      <text:p text:style-name="P4">
Beat the occupier!Let's win together!Our strength is in truth!</text:p>
      <text:p text:style-name="P4">
<text:span text:style-name="T4">
 Source: </text:span>
 <text:a xlink:type="simple" xlink:href="https://www.facebook.com/GeneralStaff.ua" text:style-name="Internet_20_link" text:visited-style-name="Visited_20_Internet_20_Link">
General Staff of Armed Forces</text:a>
As of 24.05.23.</text:p>
      <text:p text:style-name="P4">
News Source: <text:a xlink:type="simple" xlink:href="https://armyinform.com.ua/2023/05/24/minus-400-okupantiv-21-artsystema-ta-7-bezpilotnykiv-dobovi-vtraty-rf-v-ukrayini/" text:style-name="Internet_20_link" text:visited-style-name="Visited_20_Internet_20_Link">
https://armyinform.com.ua/2023/05/24/minus-400-okupantiv-21-artsystema-ta-7-bezpilotnykiv-dobovi-vtraty-rf-v-ukrayini/</text:a>
</text:p>
      <!--NEWS-->
      <text:h text:style-name="P10" text:outline-level="1">
<text:span text:style-name="T4">
Germany handed Ukraine a new military assistance package to Ukraine</text:span>
</text:h>
      <text:p text:style-name="P4">
Author: ['АРМІЯINFORM']</text:p>
      <text:p text:style-name="P4">
Time: 2023-05-24T28:00:00-04:00</text:p>
      <text:p text:style-name="P4">
Description: Nimechina handed over to the Zbroynim forces of Ukrainian one package of VIISKOVO DUDOMOGE, to the JA ... War with Ukraine 2022, War with Ukraine Latest News today, News War with Ukraine 2022 Last for today, will there be a war between Ukraine and Russia and when, a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5/1805975928_0_160_3072_1888_1920x0_80_0_0_90205d82713ab2b98da2c9e1f33426a3-1536x864-1.jpg" text:style-name="Internet_20_link" text:visited-style-name="Visited_20_Internet_20_Link">
1805975928_0_160_3072_1888_1920x0_80_0_0_90205d82713ab2b98da2c9e1f33426a3-1536x864-1.jpg</text:a>
']</text:p>
      <text:p text:style-name="P4">
Tags: ['ВІЙСЬКОВА ДОПОМОГА', 'ДОПОМОГА ПАРТНЕРІВ', 'НІМЕЧЧИНА', 'СВІТ ПІДТРИМУЄ УКРАЇНУ']</text:p>
      <text:p text:style-name="P4">
Category: News</text:p>
      <!--METADATA-->
      <text:p text:style-name="P4">
<draw:frame draw:style-name="fr1" draw:name="Image316" text:anchor-type="as-char" svg:width="6.9236in" svg:height="3.894525in" draw:z-index="0">
<draw:image xlink:href="../Images/AРМІЯINFORM/2023-05-24T28-00-00-04-00/1805975928_0_160_3072_1888_1920x0_80_0_0_90205d82713ab2b98da2c9e1f33426a3-1536x864-1.jpg" xlink:type="simple" xlink:show="embed" xlink:actuate="onLoad" draw:mime-type="image/jpeg"/>
</draw:frame>
Germany handed over another military assistance package, which includes automobile equipment, drones and more.</text:p>
      <text:p text:style-name="P4">
About it <text:a xlink:type="simple" xlink:href="https://www.bundesregierung.de/breg-en/news/military-support-ukraine-2054992" text:style-name="Internet_20_link" text:visited-style-name="Visited_20_Internet_20_Link">
reports</text:a>
The German government.</text:p>
      <text:p text:style-name="P4">
Military assistance to Ukraine is funded by the German government funds. To the package:</text:p>
      <ul>
        <li>
TRML-4D air inspection radar system; * Biber armored bridges; * VECTOR reconnaissance drones; * AntiDronal systems; * border cars; * 8x6 weights; * tractors with semi -trailers; * Zetros trucks; * and more.</li>
      </ul>
      <text:p text:style-name="P4">
In April 2023, Germany <text:a xlink:type="simple" xlink:href="https://armyinform.com.ua/2023/04/19/nimechchyna-nadala-ukrayini-chergovyj-paket-vijskovoyi-dopomogy-do-yakogo-vhodyt-zrk-patriot/" text:style-name="Internet_20_link" text:visited-style-name="Visited_20_Internet_20_Link">
provided</text:a>
Ukraine is a military assistance package, which was first included in Patriot, and by the end of the year plans <text:a xlink:type="simple" xlink:href="https://armyinform.com.ua/2023/05/23/nimechchyna-do-kinczya-roku-planuye-pidgotuvaty-do-9-tysyach-ukrayinskyh-vijskovyh/" text:style-name="Internet_20_link" text:visited-style-name="Visited_20_Internet_20_Link">
to prepare</text:a>
up to 9 thousand Ukrainian military.</text:p>
      <text:p text:style-name="P4">
News Source: <text:a xlink:type="simple" xlink:href="https://armyinform.com.ua/2023/05/24/nimechchyna-peredala-ukrayini-novyj-paket-vijskovoyi-dopomogy/" text:style-name="Internet_20_link" text:visited-style-name="Visited_20_Internet_20_Link">
https://armyinform.com.ua/2023/05/24/nimechchyna-peredala-ukrayini-novyj-paket-vijskovoyi-dopomogy/</text:a>
</text:p>
      <!--NEWS-->
      <text:h text:style-name="P10" text:outline-level="1">
<text:span text:style-name="T4">
In Ukraine a moment of silence</text:span>
</text:h>
      <text:p text:style-name="P4">
Author: ['АРМІЯINFORM']</text:p>
      <text:p text:style-name="P4">
Time: 2023-05-24T29:00:00-04:00</text:p>
      <text:p text:style-name="P4">
Description: Zgіdnu by decree of the president of Ukraine Volodimir Zelensky No. 143/2022, Khvilina Movchannya ... War with Ukraine 2022, war with Ukraine Latest news today, News War with Ukraine 2022 The last ones for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5/candle-1.gif" text:style-name="Internet_20_link" text:visited-style-name="Visited_20_Internet_20_Link">
candle-1.gif</text:a>
']</text:p>
      <text:p text:style-name="P4">
Tags: ['STOPRUSSIA', "ВШАНУВАННЯ ПАМ'ЯТІ", 'ХВИЛИНА МОВЧАННЯ']</text:p>
      <text:p text:style-name="P4">
Category: News</text:p>
      <!--METADATA-->
      <text:p text:style-name="P4">
<draw:frame draw:style-name="fr1" draw:name="Image317" text:anchor-type="as-char" svg:width="6.9236in" svg:height="3.895992in" draw:z-index="0">
<draw:image xlink:href="../Images/AРМІЯINFORM/2023-05-24T29-00-00-04-00/candle-1.gif" xlink:type="simple" xlink:show="embed" xlink:actuate="onLoad" draw:mime-type="image/gif"/>
</draw:frame>
According to <text:a xlink:type="simple" xlink:href="https://www.president.gov.ua/documents/1432022-41729" text:style-name="Internet_20_link" text:visited-style-name="Visited_20_Internet_20_Link">
Presidential Decree</text:a>
Volodymyrazellensky No. 143/2022, a minute of silence is spent daily at 9:00, it is beyond the media.</text:p>
      <text:p text:style-name="P4">
“For the purpose of honoring light memory, civic courage and dedication, strength of spirit, stability and heroic feat of warriors who died in the performance of flew tasks for the protection of state sovereignty and territorial compatibility To initiate a day at 9 o'clock 00 minutes of a nationwide minute of silence to the songs, who were killed as a result of armed aggression of the Russian Federation in the contrary of Ukraine, which to declare in all media, regardless of ownership, ”the document reads.</text:p>
      <text:p text:style-name="P4">
News Source: <text:a xlink:type="simple" xlink:href="https://armyinform.com.ua/2023/05/24/v-ukrayini-hvylyna-movchannya-3/" text:style-name="Internet_20_link" text:visited-style-name="Visited_20_Internet_20_Link">
https://armyinform.com.ua/2023/05/24/v-ukrayini-hvylyna-movchannya-3/</text:a>
</text:p>
      <!--NEWS-->
      <text:h text:style-name="P10" text:outline-level="1">
<text:span text:style-name="T4">
Civilian prisoners of Ukrainian citizens of Ukraine should be returned without any conditions - the coordination headquarters</text:span>
</text:h>
      <text:p text:style-name="P4">
Author: ['АРМІЯINFORM']</text:p>
      <text:p text:style-name="P4">
Time: 2023-05-24T30:00:00-04:00</text:p>
      <text:p text:style-name="P4">
Description: At the coordinating headquarters of the online-Zustinch, the Rodinas of the Polonenikh I tsilich is the lack of life ... The war with Ukraine 2022, the war with Ukraine is the latest news today, the News War with Ukraine 2022 is the last for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5/ksh5.jpg" text:style-name="Internet_20_link" text:visited-style-name="Visited_20_Internet_20_Link">
ksh5.jpg</text:a>
']</text:p>
      <text:p text:style-name="P4">
Tags: ['ВІЙСЬКОВОПОЛОНЕНІ', 'КООРДИНАЦІЙНИЙ ШТАБ З ПИТАНЬ ПОВОДЖЕННЯ З ВІЙСЬКОВОПОЛОНЕНИМИ']</text:p>
      <text:p text:style-name="P4">
Category: News</text:p>
      <!--METADATA-->
      <text:p text:style-name="P4">
<draw:frame draw:style-name="fr1" draw:name="Image318" text:anchor-type="as-char" svg:width="6.9236in" svg:height="4.011043in" draw:z-index="0">
<draw:image xlink:href="../Images/AРМІЯINFORM/2023-05-24T30-00-00-04-00/ksh5.jpg" xlink:type="simple" xlink:show="embed" xlink:actuate="onLoad" draw:mime-type="image/jpeg"/>
</draw:frame>
The coordination headquarters took place an online meeting with the families of prisoners of prisoners of defenders and defenders, during which the representative staffed that civilian citizens were hostages: the aggressor country should return them without any conditions, not involve in the process of exchange. In the framework of repatriation, Russia should restore all the seriously wounded and severely ill combatants, as provided for by Geneva Conventions.</text:p>
      <text:p text:style-name="P4">
About it <text:a xlink:type="simple" xlink:href="https://t.me/Koord_shtab/1101" text:style-name="Internet_20_link" text:visited-style-name="Visited_20_Internet_20_Link">
reports</text:a>
Coordinating headquarters of inquiries for the treatment of prisoners of war.</text:p>
      <text:p text:style-name="P4">
According to a representative of the coordination staff, the emergence of new information from the serviceman of the serviceman may be the basis for changing the accounting department, in particular in the National Information Bureau, and in some cases the II of the military unit. However, the official confirmation of captivity may be given by the Russian Federation's defense through the International Committee of the Chervonola Rrest.</text:p>
      <text:p text:style-name="P4">
It should be noted that both officially confirmed and unconfirmed and disappeared by servicemen are all involved in the exchange processes.</text:p>
      <text:p text:style-name="P4">
One of the questions of the meeting was to visit the places of maintenance of prisoners' servicemen with the mission of the International Committee of the Red Cross.</text:p>
      <text:p text:style-name="P4">
"We have information about the location of prisoners, in particular from relatives," the ICCH representative. "But our access to the place of detention depends on the permission of the other side of the armed conflict."</text:p>
      <text:p text:style-name="P4">
Separately, the parties discussed the rehabilitation of post -liberation servicemen from captivity, renewal of lost documents and the mechanism of obtaining the status of a participant(Ubd).</text:p>
      <text:p text:style-name="P4">
News Source: <text:a xlink:type="simple" xlink:href="https://armyinform.com.ua/2023/05/24/czyvilnyh-polonenyh-gromadyan-ukrayiny-rf-maye-povernuty-bez-zhodnyh-umov-koordynaczijnyj-shtab/" text:style-name="Internet_20_link" text:visited-style-name="Visited_20_Internet_20_Link">
https://armyinform.com.ua/2023/05/24/czyvilnyh-polonenyh-gromadyan-ukrayiny-rf-maye-povernuty-bez-zhodnyh-umov-koordynaczijnyj-shtab/</text:a>
</text:p>
      <!--NEWS-->
      <text:h text:style-name="P10" text:outline-level="1">
<text:span text:style-name="T4">
The heads of the Ministry of Defense of Ukraine and the USA discussed the preparation for the next meeting in Ramstein format</text:span>
</text:h>
      <text:p text:style-name="P4">
Author: ['АРМІЯINFORM']</text:p>
      <text:p text:style-name="P4">
Time: 2023-05-24T31:00:00-04:00</text:p>
      <text:p text:style-name="P4">
Description: The US defense of the United States Lloyd Ostin was emerged by the defense of Ukraine Oleksaym ... War with Ukraine 2022, war with Ukraine Latest news today, News War with Ukraine 2022 Last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5/reznikov_austin.jpg" text:style-name="Internet_20_link" text:visited-style-name="Visited_20_Internet_20_Link">
reznikov_austin.jpg</text:a>
']</text:p>
      <text:p text:style-name="P4">
Tags: ['ЛЛОЙД ОСТІН', 'ОЛЕКСІЙ РЕЗНІКОВ', 'РАМШТАЙН']</text:p>
      <text:p text:style-name="P4">
Category: News</text:p>
      <!--METADATA-->
      <text:p text:style-name="P4">
<draw:frame draw:style-name="fr1" draw:name="Image319" text:anchor-type="as-char" svg:width="6.9236in" svg:height="3.894525in" draw:z-index="0">
<draw:image xlink:href="../Images/AРМІЯINFORM/2023-05-24T31-00-00-04-00/reznikov_austin.jpg" xlink:type="simple" xlink:show="embed" xlink:actuate="onLoad" draw:mime-type="image/jpeg"/>
</draw:frame>
US Secretary of Defense Lloyd Austin spoke with the Minister of Defense of Ukraine by the Talekhi Reznikov on the eve of a virtual meeting of the contact group on Ukraine, which will take place on May 25.</text:p>
      <text:p text:style-name="P4">
About it <text:a xlink:type="simple" xlink:href="https://www.defense.gov/News/Releases/Release/Article/3405127/readout-of-secretary-of-defense-lloyd-j-austin-iiis-call-with-ukrainian-ministe/" text:style-name="Internet_20_link" text:visited-style-name="Visited_20_Internet_20_Link">
reports</text:a>
Pentagon press service.</text:p>
      <text:p text:style-name="P4">
The main attention will be focused on supporting the maneuverable opportunities of Ukraine and strengthening Ukraine's air defense against the cruel attacks of Russia.</text:p>
      <text:p text:style-name="P4">
According to the report, Lloyd Austin also provided updated information by the US -recent efforts to provide security assistance.</text:p>
      <text:p text:style-name="P4">
Two leaders agreed to keep close contact.</text:p>
      <text:p text:style-name="P4">
News Source: <text:a xlink:type="simple" xlink:href="https://armyinform.com.ua/2023/05/24/glavy-minoborony-ukrayiny-ta-ssha-obgovoryly-pidgotovku-do-nastupnoyi-zustrichi-u-formati-ramshtajn/" text:style-name="Internet_20_link" text:visited-style-name="Visited_20_Internet_20_Link">
https://armyinform.com.ua/2023/05/24/glavy-minoborony-ukrayiny-ta-ssha-obgovoryly-pidgotovku-do-nastupnoyi-zustrichi-u-formati-ramshtajn/</text:a>
</text:p>
      <!--NEWS-->
      <text:h text:style-name="P10" text:outline-level="1">
<text:span text:style-name="T4">
Ukrainian rescuers reported on departures for combat fires</text:span>
</text:h>
      <text:p text:style-name="P4">
Author: ['АРМІЯINFORM']</text:p>
      <text:p text:style-name="P4">
Time: 2023-05-24T32:00:00-04:00</text:p>
      <text:p text:style-name="P4">
Description: Lent out, 23 injuries, the holding of the Service of Ukraine Zvazvichahi ... the war with Ukraine 2022, the war with Ukraine is the latest news today, the News War with Ukraine 2022 are the last for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3/ac9232d099cb3d54f7d73ef2deca81a2_l.jpg" text:style-name="Internet_20_link" text:visited-style-name="Visited_20_Internet_20_Link">
ac9232d099cb3d54f7d73ef2deca81a2_l.jpg</text:a>
']</text:p>
      <text:p text:style-name="P4">
Tags: ['STOPRUSSIA', 'АГРЕСІЯ РФ', 'ВІЙНА', 'ВТОРГНЕННЯ РФ', 'ДСНС УКРАЇНИ', 'ЛІКВІДАЦІЯ НАСЛІДКІВ ВОРОЖИХ ОБСТРІЛІВ']</text:p>
      <text:p text:style-name="P4">
Category: News</text:p>
      <!--METADATA-->
      <text:p text:style-name="P4">
<draw:frame draw:style-name="fr1" draw:name="Image320" text:anchor-type="as-char" svg:width="6.9236in" svg:height="4.592655in" draw:z-index="0">
<draw:image xlink:href="../Images/AРМІЯINFORM/2023-05-24T32-00-00-04-00/ac9232d099cb3d54f7d73ef2deca81a2_l.jpg" xlink:type="simple" xlink:show="embed" xlink:actuate="onLoad" draw:mime-type="image/jpeg"/>
</draw:frame>
Illustrative photo</text:p>
      <text:p text:style-name="P4">
During the last day, <text:span text:style-name="T4">
 May 23, </text:span>
 Subdivisions of the Civil Service of Ukraine of Uncertain Situations <text:span text:style-name="T4">
 193 trips </text:span>
 to eliminate the consequences of the occupants of settlements and infrastructure. 8 fires were eliminated. Psychological assistance was provided to 360 people.</text:p>
      <text:p text:style-name="P4">
This is stated in <text:a xlink:type="simple" xlink:href="https://dsns.gov.ua/uk/news/nadzvicaini-podiyi/operativna-informaciia-dsns-shhodo-naslidkiv-vedennia-boiovix-dii-rosiiskoiu-federacijeiu-166" text:style-name="Internet_20_link" text:visited-style-name="Visited_20_Internet_20_Link">
message</text:a>
SES of Ukraine.</text:p>
      <text:p text:style-name="P4">
Since the beginning of large -scale aggression of Russia, the units of the SES of Ukraine have made 95 881 departure for the elimination of the consequences of shelling, eliminated 14 662 fires, rescued 4060 people, provided psychological assistance to 215 195 persons.</text:p>
      <text:p text:style-name="P4">
News Source: <text:a xlink:type="simple" xlink:href="https://armyinform.com.ua/2023/05/24/ukrayinski-ryatuvalnyky-vidzvituvaly-pro-vyyizdy-na-bojovi-pozhezhi-2/" text:style-name="Internet_20_link" text:visited-style-name="Visited_20_Internet_20_Link">
https://armyinform.com.ua/2023/05/24/ukrayinski-ryatuvalnyky-vidzvituvaly-pro-vyyizdy-na-bojovi-pozhezhi-2/</text:a>
</text:p>
      <!--NEWS-->
      <text:h text:style-name="P10" text:outline-level="1">
<text:span text:style-name="T4">
Paratroopers landed Russian plywood "state-of-the-art" scorp</text:span>
</text:h>
      <text:p text:style-name="P4">
Author: ['АРМІЯINFORM']</text:p>
      <text:p text:style-name="P4">
Time: 2023-05-24T33:00:00-04:00</text:p>
      <text:p text:style-name="P4">
Description: On one Z-Glimkiv is mobynna of the sorrow of the sorrow of the crocks єgerter brigades to the landing-shit ... War with Ukraine 2022, the war with Ukraine Latest news today, News War with Ukraine 2022 Last for today, will there be a war between Ukraine and Russia and when, a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5/347228311_613296750754303_8438361194460149642_n-1.jpg" text:style-name="Internet_20_link" text:visited-style-name="Visited_20_Internet_20_Link">
347228311_613296750754303_8438361194460149642_n-1.jpg</text:a>
']</text:p>
      <text:p text:style-name="P4">
Tags: ['АГРЕСІЯ РФ', 'ВОРОЖИЙ БПЛА', 'ВТОРГНЕННЯ РФ', 'ДУТА ВЕЛИЧ', 'ДШВ ЗСУ', 'ХРОНІКА ОБОРОНИ']</text:p>
      <text:p text:style-name="P4">
Category: News</text:p>
      <!--METADATA-->
      <text:p text:style-name="P4">
<draw:frame draw:style-name="fr1" draw:name="Image321" text:anchor-type="as-char" svg:width="6.9236in" svg:height="5.608116in" draw:z-index="0">
<draw:image xlink:href="../Images/AРМІЯINFORM/2023-05-24T33-00-00-04-00/347228311_613296750754303_8438361194460149642_n-1.jpg" xlink:type="simple" xlink:show="embed" xlink:actuate="onLoad" draw:mime-type="image/jpeg"/>
</draw:frame>
In one of the directions, the mobile fire group of a separate eger brigadid-assembly troops of the Armed Forces of Ukraine from small arms destroyed the Russian free aircraft, which was made of plywood and performed the task of air intelligence.</text:p>
      <text:p text:style-name="P4">
About it <text:a xlink:type="simple" xlink:href="https://www.facebook.com/uaairborne/posts/pfbid034k9vdNa1cv8U3iggeRjA2bzCzWKBv7vvMs6BqU3u2Xri9TPcZZRH5QZpLTyiU8Esl" text:style-name="Internet_20_link" text:visited-style-name="Visited_20_Internet_20_Link">
reports</text:a>
Public Relations Service of the Command of the Air Force forces of Ukraine.</text:p>
      <text:p text:style-name="P4">
“The remnants show that the plywood is made quite primitive. However, in the information, this type of "state -of -the -art" UAV is put on mass production. The tasks of the air intelligence are performed by plywood planes, ”the message reads.</text:p>
      <text:p text:style-name="P4">
The top photo provided by the Public Relations Service of the DShZSU Command shows a plywood aircraft to meet with a mobile fire group of Ukrainian paratroopers.</text:p>
      <text:p text:style-name="P4">
News Source: <text:a xlink:type="simple" xlink:href="https://armyinform.com.ua/2023/05/24/desantnyky-pryzemlyly-rosijskyj-fanernyj-nadsuchasnyj-bpla-rozvidnyk/" text:style-name="Internet_20_link" text:visited-style-name="Visited_20_Internet_20_Link">
https://armyinform.com.ua/2023/05/24/desantnyky-pryzemlyly-rosijskyj-fanernyj-nadsuchasnyj-bpla-rozvidnyk/</text:a>
</text:p>
      <!--NEWS-->
      <text:h text:style-name="P10" text:outline-level="1">
<text:span text:style-name="T4">
Alexei Reznikov met with the Minister of Defense of the United Kingdom in Kiev</text:span>
</text:h>
      <text:p text:style-name="P4">
Author: ['Світлана Кирган']</text:p>
      <text:p text:style-name="P4">
Time: 2023-05-24T34:00:00-04:00</text:p>
      <text:p text:style-name="P4">
Description: Mainstro defending Great British Ben Volles at the framework of Robocho Vizita before Ukraine itching ... War with Ukraine 2022, War with Ukraine Latest news today, News War with Ukraine 2022 Last for today, will there be a war between Ukraine and Russia and when, a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5/uaen2023-05-24-10.20.26.jpg" text:style-name="Internet_20_link" text:visited-style-name="Visited_20_Internet_20_Link">
uaen2023-05-24-10.20.26.jpg</text:a>
']</text:p>
      <text:p text:style-name="P4">
Tags: ['STOPRUSSIA', 'АГРЕСІЯ РФ', 'БЕН ВОЛЛЕС', 'ОЛЕКСІЙ РЕЗНІКОВ', 'ОФІЦІЙНО']</text:p>
      <text:p text:style-name="P4">
Category: News</text:p>
      <!--METADATA-->
      <text:p text:style-name="P4">
<draw:frame draw:style-name="fr1" draw:name="Image322" text:anchor-type="as-char" svg:width="6.9236in" svg:height="3.888755in" draw:z-index="0">
<draw:image xlink:href="../Images/AРМІЯINFORM/2023-05-24T34-00-00-04-00/uaen2023-05-24-10.20.26.jpg" xlink:type="simple" xlink:show="embed" xlink:actuate="onLoad" draw:mime-type="image/jpeg"/>
</draw:frame>
Photo: Dmitry Yurchenko</text:p>
      <text:p text:style-name="P4">
The UK Defense Minister Ben Volles met with the head of the Ukrainian defense department Aleksimresnikov as part of a working visit. During the meeting, the ministers discussed a number of important security demands.</text:p>
      <ul>
        <li>
Of course, we discussed the Nativ perspective of Ukraine in the context of a NATO summit in Vilnius. In particular, the vision of Ukraine on stabilization in Europe, using the formula of peace of President of Ukraine Volodymyrazellensky, - said Alexei Reznikov.</li>
      </ul>
      <text:p text:style-name="P4">
The ministers also discussed the priority of giving weapons to Ukraine for a more victory. Particular attention was paid to weaponry, which works for largeity. In particular, it was about Storm Shadow's aviation winged missiles, and recently handed over to Ukraine.</text:p>
      <ul>
        <li>
Ukraine has received Storm Shadow missiles that can be used for largeity. These are one of the first long -range missiles that are provided to Ukraine by its units. We have provided this kind of weapons because of the continued use of Russian weapons, which it uses to ensure that the damage to the population and civilian critical infrastructure, - Benwolles said.</li>
      </ul>
      <text:p text:style-name="P4">
Alexei Reznikov thanked the United Kingdom and the team of Mr. Ben Wallace, but that they support Ukraine from the first day of a large -scale invasion of RFV Ukraine and took an absolute adamant and decisive position on Ukraine support.</text:p>
      <text:p text:style-name="P4">
-The world saw the leadership of the United Kingdom again, the world saw a real friendship again, and the world saw that this leadership gave preference to the battlefield. The first parties of supplies of anti-tank remedies NLAW, assistance in making decisions for receiving the artillery of the 155th caliber, creation of special funds for Ukraine And the possibilities of acquiring weapons from different countries, weapons of the Ukrainian fleet with anti-ship missiles "Harpoon" together with partners, participation in the provision of Ukraine with modern MLRS systems, such as M270, armored vehicles of different classes and types, huge projects for the preparation of our military servicemen. And such "tastes" as Storm Shadow, and much more I can't say. And all this Ukraine received the personal participation of Ben Wallace, his leadership and the efforts of his team, - said Alexei Reznikov.</text:p>
      <text:p text:style-name="P4">
News Source: <text:a xlink:type="simple" xlink:href="https://armyinform.com.ua/2023/05/24/oleksij-reznikov-zustrivsya-z-ministrom-oborony-velykoyi-brytaniyi-v-kyyevi/" text:style-name="Internet_20_link" text:visited-style-name="Visited_20_Internet_20_Link">
https://armyinform.com.ua/2023/05/24/oleksij-reznikov-zustrivsya-z-ministrom-oborony-velykoyi-brytaniyi-v-kyyevi/</text:a>
</text:p>
      <!--NEWS-->
      <text:h text:style-name="P10" text:outline-level="1">
<text:span text:style-name="T4">
Josep Borrel: EU handed over 220,000 shells and 1300 missiles to Ukraine. This is only the first stage of supply of shells</text:span>
</text:h>
      <text:p text:style-name="P4">
Author: ['АРМІЯINFORM']</text:p>
      <text:p text:style-name="P4">
Time: 2023-05-24T35:00:00-04:00</text:p>
      <text:p text:style-name="P4">
Description: Zapyaki of the Country-Member of Ukraine was detonated 220 Tysyach artillery shells Riznikh Kalybriv ... War with Ukraine 2022, war with Ukraine latest news today, news War with Ukraine 2022 The last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5/630_360_1679336132-788.jpg" text:style-name="Internet_20_link" text:visited-style-name="Visited_20_Internet_20_Link">
630_360_1679336132-788.jpg</text:a>
']</text:p>
      <text:p text:style-name="P4">
Tags: ['ВІЙНА', 'ЄВРОСОЮЗ', 'ЖОЗЕП БОРРЕЛЬ']</text:p>
      <text:p text:style-name="P4">
Category: News</text:p>
      <!--METADATA-->
      <text:p text:style-name="P4">
<draw:frame draw:style-name="fr1" draw:name="Image323" text:anchor-type="as-char" svg:width="6.9236in" svg:height="3.956343in" draw:z-index="0">
<draw:image xlink:href="../Images/AРМІЯINFORM/2023-05-24T35-00-00-04-00/630_360_1679336132-788.jpg" xlink:type="simple" xlink:show="embed" xlink:actuate="onLoad" draw:mime-type="image/jpeg"/>
</draw:frame>
Thanks to Member States, Ukraine received 220,000 artillery shells of different calibers and 1300 missiles.</text:p>
      <text:p text:style-name="P4">
This was held today in Brussels during a press conference following the results of EU administrative relations on defense <text:a xlink:type="simple" xlink:href="https://www.eeas.europa.eu/eeas/foreign-affairs-council-defence-remarks-high-representative-josep-borrell-press-conference-1_en" text:style-name="Internet_20_link" text:visited-style-name="Visited_20_Internet_20_Link">
stated</text:a>
EU High Representative for Foreign Affairs and Security Policy Josep Borrel.</text:p>
      <text:p text:style-name="P4">
The high representative of the EU noted that in the coming days, weeks and months will be strategically decisive for the war in Ukraine, which is why the Defense Council has focused on our military support for Ukraine today.</text:p>
      <text:p text:style-name="P4">
“On March 20, we decide to allocate 2 billion euros to supply 1 million artillery ammunition for Ukraine over the next 12 months, and have given member countries to provide them from their own reserves. To do this, we have developed three "tracks" of actions <text:span text:style-name="T5">
.</text:span>
 I can announce today that thanks to the member countries, Ukraine has held 220 thousand artillery shells of various calibers and 1300 missiles. This first "track" will be open until May 31, and I am convinced that we have reached a compensation indicator of one billion euros, now from this amount there were already 800 million euros, "he said.</text:p>
      <text:p text:style-name="P4">
Josep Borrel added that after the start of large -scale Russian aggression, Emergency Established Financial, Economic, Humanitarian and Military Aid for the sum of almost 65 billion euros,</text:p>
      <text:p text:style-name="P4">
He noted that thanks to the incentives offered by the European Peace Fund, Member States have provided military equipment and ammunition to Ukraine worth about 10 billion euros. Most Member States have agreed to increase the European funds by another 3,500 million, which will significantly increase its capacity, and not only in the reference of assistance for Ukraine, but also to finance defense storage projects in other parts of the world.</text:p>
      <text:p text:style-name="P4">
News Source: <text:a xlink:type="simple" xlink:href="https://armyinform.com.ua/2023/05/24/zhozep-borrel-yes-peredav-ukrayini-220-tysyach-snaryadiv-i-1300-raket-cze-lyshe-pershyj-etap-postachannya-snaryadiv/" text:style-name="Internet_20_link" text:visited-style-name="Visited_20_Internet_20_Link">
https://armyinform.com.ua/2023/05/24/zhozep-borrel-yes-peredav-ukrayini-220-tysyach-snaryadiv-i-1300-raket-cze-lyshe-pershyj-etap-postachannya-snaryadiv/</text:a>
</text:p>
      <!--NEWS-->
      <text:h text:style-name="P10" text:outline-level="1">
<text:span text:style-name="T4">
The first two miners of the Naval Coalition is already under the Ukrainian flag - Alexei Reznikov</text:span>
</text:h>
      <text:p text:style-name="P4">
Author: ['Світлана Кирган']</text:p>
      <text:p text:style-name="P4">
Time: 2023-05-24T36:00:00-04:00</text:p>
      <text:p text:style-name="P4">
Description: About Tsinisters of the defense of Ukraine Oleksiy Reznikov, the PID hour of Zustrichi Zustrom ... War with Ukraine 2022, war with Ukraine Latest news today, News War with Ukraine 2022 Last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5/photo_2023-05-24-10.06.52.jpg" text:style-name="Internet_20_link" text:visited-style-name="Visited_20_Internet_20_Link">
photo_2023-05-24-10.06.52.jpg</text:a>
']</text:p>
      <text:p text:style-name="P4">
Tags: ['NAVAL COALITION', 'ДОПОМОГА ПАРТНЕРІВ', 'МІННІ ТРАЛЬЩИКИ', 'ОЛЕКСІЙ РЕЗНІКОВ', 'ОФІЦІЙНО', 'СВІТ ПІДТРИМУЄ УКРАЇНУ']</text:p>
      <text:p text:style-name="P4">
Category: News</text:p>
      <!--METADATA-->
      <text:p text:style-name="P4">
<draw:frame draw:style-name="fr1" draw:name="Image324" text:anchor-type="as-char" svg:width="6.9236in" svg:height="4.615733in" draw:z-index="0">
<draw:image xlink:href="../Images/AРМІЯINFORM/2023-05-24T36-00-00-04-00/photo_2023-05-24-10.06.52.jpg" xlink:type="simple" xlink:show="embed" xlink:actuate="onLoad" draw:mime-type="image/jpeg"/>
</draw:frame>
Photo: Dmitry Yurchenko</text:p>
      <text:p text:style-name="P4">
The Minister of Defense of Ukraine Alexei Reznikov announced this during a meeting by a change in the defense of the United Kingdom Ben Volles, who made a working visit to Ukraine.</text:p>
      <ul>
        <li>
I want to remind everyone that the United Kingdom was the first country to have the foundation for the creation of Naval Coalition in Ukraine. The first two miners are already under Ukrainian flags and with crews, so far the UK's exports, - said the Minister of Defense of Ukraine.</li>
      </ul>
      <text:p text:style-name="P4">
According to him, the Netherlands has already been picked up by the Netherlands.</text:p>
      <ul>
        <li>
As you remember, the Netherlands Minister of Defense Kais Ollongren has announced that they will also join this initiative. That is why we will definitely win with such partners, with suchcoalities. I have no doubt about that. Together to victory. Thank you what you are, - said Alexei Reznikov.</li>
      </ul>
      <text:p text:style-name="P4">
News Source: <text:a xlink:type="simple" xlink:href="https://armyinform.com.ua/2023/05/24/pershi-dva-minni-tralshhyky-v-ramkah-naval-coalition-uzhe-pid-ukrayinskym-praporom-oleksij-reznikov/" text:style-name="Internet_20_link" text:visited-style-name="Visited_20_Internet_20_Link">
https://armyinform.com.ua/2023/05/24/pershi-dva-minni-tralshhyky-v-ramkah-naval-coalition-uzhe-pid-ukrayinskym-praporom-oleksij-reznikov/</text:a>
</text:p>
      <!--NEWS-->
      <text:h text:style-name="P10" text:outline-level="1">
<text:span text:style-name="T4">
Ukraine already has the number of weapons required for the counter -offensive - Kirill Budanov</text:span>
</text:h>
      <text:p text:style-name="P4">
Author: ['АРМІЯINFORM']</text:p>
      <text:p text:style-name="P4">
Time: 2023-05-24T37:00:00-04:00</text:p>
      <text:p text:style-name="P4">
Description: The power of the defense of Ukraine accumulated a sufficient strength of that, the SKOO ROZPOCHTIA W ... War with Ukraine 2022, War with Ukraine Latest news today, News War with Ukraine 2022 Last today, will there be a war between Ukraine and Russia and when, war,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5/20230524-01.jpg" text:style-name="Internet_20_link" text:visited-style-name="Visited_20_Internet_20_Link">
20230524-01.jpg</text:a>
']</text:p>
      <text:p text:style-name="P4">
Tags: ['STOPRUSSIA', 'АГРЕСІЯ РФ', 'ВТОРГНЕННЯ РФ', 'ГУР МІНОБОРОНИ УКРАЇНИ', 'КИРИЛО БУДАНОВ']</text:p>
      <text:p text:style-name="P4">
Category: News</text:p>
      <!--METADATA-->
      <text:p text:style-name="P4">
<draw:frame draw:style-name="fr1" draw:name="Image325" text:anchor-type="as-char" svg:width="6.9236in" svg:height="4.62632in" draw:z-index="0">
<draw:image xlink:href="../Images/AРМІЯINFORM/2023-05-24T37-00-00-04-00/20230524-01.jpg" xlink:type="simple" xlink:show="embed" xlink:actuate="onLoad" draw:mime-type="image/jpeg"/>
</draw:frame>
Ukraine's defense forces have accumulated enough strength and weapons to begin with the de -occupation of Ukrainian territories that were under the control of Russia.</text:p>
      <text:p text:style-name="P4">
About it with reference to the statement of the Head of the Main Directorate of Intelligence of Defense of Ukraine, Major General Kiril Budanov <text:a xlink:type="simple" xlink:href="https://gur.gov.ua/content/ukraina-vzhe-maie-neobkhidnu-dlia-kontrnastupu-kilkist-zbroi.html" text:style-name="Internet_20_link" text:visited-style-name="Visited_20_Internet_20_Link">
reports</text:a>
Gur IU press service.</text:p>
      <text:p text:style-name="P4">
The head of military intelligence of Ukraine suggested that "to continue surgery there are significant reserves", and expressed the opinion that the Summit G7, in which <text:a xlink:type="simple" xlink:href="https://armyinform.com.ua/2022/06/27/volodymyr-zelenskyj-podyakuvav-lideram-g7-za-oboronnu-pidtrymku-ukrayiny/" text:style-name="Internet_20_link" text:visited-style-name="Visited_20_Internet_20_Link">
brave</text:a>
President of Ukraine Volodymyrzelensky, will allow to control how accelerated the process of giving weapons to partners of Ukraine.</text:p>
      <text:p text:style-name="P4">
“Many civilians are still under Russian occupation, and we cannot waste time. We already have a minimum of weapons and other equipment. All I can say, this is what it will start soon, ”Major General Kirill Budanov said.</text:p>
      <text:p text:style-name="P4">
News Source: <text:a xlink:type="simple" xlink:href="https://armyinform.com.ua/2023/05/24/ukrayina-vzhe-maye-neobhidnu-dlya-kontrnastupu-kilkist-zbroyi-kyrylo-budanov/" text:style-name="Internet_20_link" text:visited-style-name="Visited_20_Internet_20_Link">
https://armyinform.com.ua/2023/05/24/ukrayina-vzhe-maye-neobhidnu-dlya-kontrnastupu-kilkist-zbroyi-kyrylo-budanov/</text:a>
</text:p>
      <!--NEWS-->
      <text:h text:style-name="P10" text:outline-level="1">
<text:span text:style-name="T4">
Putin must realize that he will not be able to win in this war - the Minister of Defense of the United Kingdom</text:span>
</text:h>
      <text:p text:style-name="P4">
Author: ['Світлана Кирган']</text:p>
      <text:p text:style-name="P4">
Time: 2023-05-24T38:00:00-04:00</text:p>
      <text:p text:style-name="P4">
Description: President of the Russian Federation Volodymyr Putіn MAH SUVIDOMITI, NOT WILL NEVER Peremogty from ROZVAVASHIS ... War with Ukraine 2022, War with Ukraine Latest news today, News War with Ukraine 2022 Last for today, will there be a war between Ukraine and Russia and when , The war with Ukraine in 2022 will be or not, will there be a war with Ukraine in the near future, the war with Ukraine, Ukrainian news today, Ukrainian news in Ukrainian media in Russian</text:p>
      <text:p text:style-name="P4">
Images: ['<text:a xlink:type="simple" xlink:href="https://armyinform.com.ua/wp-content/uploads/2023/05/photo_2023-05-24-10.06.59.jpg" text:style-name="Internet_20_link" text:visited-style-name="Visited_20_Internet_20_Link">
photo_2023-05-24-10.06.59.jpg</text:a>
']</text:p>
      <text:p text:style-name="P4">
Tags: ['STOPRUSSIA', 'АГРЕСІЯ РФ', 'БЕН ВОЛЛЕС', 'ВТОРГНЕННЯ РФ', 'СВІТ ПІДТРИМУЄ УКРАЇНУ']</text:p>
      <text:p text:style-name="P4">
Category: News</text:p>
      <!--METADATA-->
      <text:p text:style-name="P4">
<draw:frame draw:style-name="fr1" draw:name="Image326" text:anchor-type="as-char" svg:width="6.9236in" svg:height="4.615733in" draw:z-index="0">
<draw:image xlink:href="../Images/AРМІЯINFORM/2023-05-24T38-00-00-04-00/photo_2023-05-24-10.06.59.jpg" xlink:type="simple" xlink:show="embed" xlink:actuate="onLoad" draw:mime-type="image/jpeg"/>
</draw:frame>
Photo: Dmitry Yurchenko</text:p>
      <text:p text:style-name="P4">
Russian President Vladimir Putin should realize that he will not be able to win the war he will, and the support of Ukraine will remain unaccompanied by partners. This was stated by the Minister of Defense of the United Kingdom Ben Wollesza the meeting with the Minister of Defense of Ukraine Oleksiy Reznikov in Kyiv Tuesday, May 23.</text:p>
      <text:p text:style-name="P4">
“President Putin must realize that he cannot win this illegal one, which he has unleashed, despite how much he will send to the death soldiers for his ego and imperial ambitions. It is not achieved, and the international community will only become stronger in the confrontation of this agression, ”he said.</text:p>
      <text:p text:style-name="P4">
Ben Wallace emphasized that partners will always stand side by side with Ukraine only in repeling aggression, but also after the war.</text:p>
      <text:p text:style-name="P4">
News Source: <text:a xlink:type="simple" xlink:href="https://armyinform.com.ua/2023/05/24/putin-maye-usvidomyty-shho-vin-ne-zmozhe-peremogty-u-czij-vijni-ministr-oborony-velykoyi-brytaniyi/" text:style-name="Internet_20_link" text:visited-style-name="Visited_20_Internet_20_Link">
https://armyinform.com.ua/2023/05/24/putin-maye-usvidomyty-shho-vin-ne-zmozhe-peremogty-u-czij-vijni-ministr-oborony-velykoyi-brytaniyi/</text:a>
</text:p>
      <!--NEWS-->
      <text:h text:style-name="P10" text:outline-level="1">
<text:span text:style-name="T4">
NATO Secretary General called EU Defense Ministers to strengthen Ukraine's support</text:span>
</text:h>
      <text:p text:style-name="P4">
Author: ['АРМІЯINFORM']</text:p>
      <text:p text:style-name="P4">
Time: 2023-05-24T39:00:00-04:00</text:p>
      <text:p text:style-name="P4">
Description: General Secretary of NATO єns Stoltenberg PID Hour Zustychi Minostriv defending ... War with Ukraine 2022, War with Ukraine Latest News Today, News War with Ukraine 2022 Last for today, will there be a war between Ukraine and Russia and when, a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5/stoltenberg.jpg" text:style-name="Internet_20_link" text:visited-style-name="Visited_20_Internet_20_Link">
stoltenberg.jpg</text:a>
']</text:p>
      <text:p text:style-name="P4">
Tags: ['ДОПОМОГА ПАРТНЕРІВ', 'ЄВРОПЕЙСЬКИЙ СОЮЗ', 'ЄНС СТОЛТЕНБЕРГ', 'ЗУСТРІЧ МІНІСТРІВ ОБОРОНИ', 'НАТО', 'СВІТ ПІДТРИМУЄ УКРАЇНУ']</text:p>
      <text:p text:style-name="P4">
Category: News</text:p>
      <!--METADATA-->
      <text:p text:style-name="P4">
<draw:frame draw:style-name="fr1" draw:name="Image327" text:anchor-type="as-char" svg:width="6.9236in" svg:height="3.894525in" draw:z-index="0">
<draw:image xlink:href="../Images/AРМІЯINFORM/2023-05-24T39-00-00-04-00/stoltenberg.jpg" xlink:type="simple" xlink:show="embed" xlink:actuate="onLoad" draw:mime-type="image/jpeg"/>
</draw:frame>
The NATO Secretary General Jens Stoltenberg, during a meeting of the Ministers of Defense of the European Union in Brussels, called for even closer cooperation between NATO Tai -European Union to increase ammunition production and defense equipment for both Ukraine and replenishment.</text:p>
      <text:p text:style-name="P4">
About it <text:a xlink:type="simple" xlink:href="https://www.nato.int/cps/en/natohq/news_214734.htm" text:style-name="Internet_20_link" text:visited-style-name="Visited_20_Internet_20_Link">
reports</text:a>
NATO press service.</text:p>
      <text:p text:style-name="P4">
Secretary -General noted that NATO members and partners provide Ukraine with unprecedented support. He greeted the statement <text:a xlink:type="simple" xlink:href="https://armyinform.com.ua/2023/05/21/amerykanski-vijskovi-pochnut-trenuvaty-ukrayinskyh-pilotiv-dlya-f-16-dzho-bajden/" text:style-name="Internet_20_link" text:visited-style-name="Visited_20_Internet_20_Link">
USA</text:a>
, <text:a xlink:type="simple" xlink:href="https://armyinform.com.ua/2023/05/17/brytaniya-ta-niderlandy-inicziyuyut-stvorennya-mizhnarodnoyi-koalicziyi-dlya-zakupivli-vynyshhuvachiv-f-16-dlya-ukrayiny/" text:style-name="Internet_20_link" text:visited-style-name="Visited_20_Internet_20_Link">
Great Britain</text:a>
and <text:a xlink:type="simple" xlink:href="https://armyinform.com.ua/2023/05/22/ukrayinski-piloty-vzhe-trenuyutsya-na-litakah-f-16-glava-yevropejskoyi-dyplomatiyi/" text:style-name="Internet_20_link" text:visited-style-name="Visited_20_Internet_20_Link">
other European allies Ponna</text:a>
The fact that countries are going to develop Ukrainian pilots training on fourth generation fighters, including the F-16. He stressed that it is part of a long -term obligation to defend Ukraine.</text:p>
      <text:p text:style-name="P4">
“Now I see that more and more NATO members are actually signing contracts, which is what we need to ensure a truly production. We need to avoid the creation of new barriers to NATO units, we need to strengthen the transatlantic industrial base in order to ensure the replenishment of our own stocks, to ensure our own restraint of the pelvic protection, and to continue to support Ukraine, ”Yinstoltenberg stressed.</text:p>
      <text:p text:style-name="P4">
The NATO Secretary General has announced that the Alliance will hold an informal event by the transatlantic industry in the fields of the next meeting of the Ministers of Defense in Brussels on June 15-16, to which he also invited the EU High Representative Josep Borrel and Ukrainian representatives.</text:p>
      <text:p text:style-name="P4">
We will remind, earlier Jens Stoltenberg <text:a xlink:type="simple" xlink:href="https://armyinform.com.ua/2023/05/23/gensek-nato-navchannya-ukrayinskyh-pilotiv-na-vynyshhuvachah-f-16-ne-robyt-nato-storonoyu-konfliktu/" text:style-name="Internet_20_link" text:visited-style-name="Visited_20_Internet_20_Link">
declared</text:a>
that the training of Ukrainian pilots on F-16 American fighters does not make NATO a conflict.</text:p>
      <text:p text:style-name="P4">
News Source: <text:a xlink:type="simple" xlink:href="https://armyinform.com.ua/2023/05/24/gensek-nato-zaklykav-ministriv-oborony-krayin-yes-posylyty-pidtrymku-ukrayiny/" text:style-name="Internet_20_link" text:visited-style-name="Visited_20_Internet_20_Link">
https://armyinform.com.ua/2023/05/24/gensek-nato-zaklykav-ministriv-oborony-krayin-yes-posylyty-pidtrymku-ukrayiny/</text:a>
</text:p>
      <!--NEWS-->
      <text:h text:style-name="P10" text:outline-level="1">
<text:span text:style-name="T4">
Alexei Reznikov and Ben Wallace discussed the continuation of Ukrainian military training in the UK</text:span>
</text:h>
      <text:p text:style-name="P4">
Author: ['Світлана Кирган']</text:p>
      <text:p text:style-name="P4">
Time: 2023-05-24T40:00:00-04:00</text:p>
      <text:p text:style-name="P4">
Description: - Mi talked about the sinking of our Vіsycovosovsovs on Britishkiy ... War with Ukraine 2022, War with Ukraine Latest News today, News War with Ukraine 2022 Last for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5/photo_2023-05-24-10.06.58.jpg" text:style-name="Internet_20_link" text:visited-style-name="Visited_20_Internet_20_Link">
photo_2023-05-24-10.06.58.jpg</text:a>
']</text:p>
      <text:p text:style-name="P4">
Tags: ['STOPRUSSIA', 'АГРЕСІЯ РФ', 'БЕН ВОЛЛЕС', 'НАВЧАННЯ УКРАЇНСЬКИХ ВІЙСЬКОВОСЛУЖБОВЦІВ', 'ОЛЕКСІЙ РЕЗНІКОВ']</text:p>
      <text:p text:style-name="P4">
Category: News</text:p>
      <!--METADATA-->
      <text:p text:style-name="P4">
<draw:frame draw:style-name="fr1" draw:name="Image328" text:anchor-type="as-char" svg:width="6.9236in" svg:height="4.615733in" draw:z-index="0">
<draw:image xlink:href="../Images/AРМІЯINFORM/2023-05-24T40-00-00-04-00/photo_2023-05-24-10.06.58.jpg" xlink:type="simple" xlink:show="embed" xlink:actuate="onLoad" draw:mime-type="image/jpeg"/>
</draw:frame>
Photo: Dmitry Yurchenko</text:p>
      <ul>
        <li>
We talked about the continuation of the training of our military personnel, the main priorities and emphasis on these training. There was an opportunity to shake hands of pilots who studied in the United Kingdom and have a successfully used weapon called Storm Shadow, - said Defense Minister Alexei Reznikov during a meeting with the Minister of Defense of the United Kingdom Volles.</li>
      </ul>
      <text:p text:style-name="P4">
At the same time, the UK Minister of Defense has expressed its commitment to Ukraine and communicating with the military.</text:p>
      <ul>
        <li>
I always enjoy the visits to the capital, from communicating not only with my visa, but also with the military, discussing their plans and ambitions and how I can get more involved in the help of implementing these plans, - said Ben Volles.</li>
      </ul>
      <text:p text:style-name="P4">
News Source: <text:a xlink:type="simple" xlink:href="https://armyinform.com.ua/2023/05/24/oleksij-reznikov-ta-ben-volles-obgovoryly-pytannya-prodovzhennya-pidgotovky-ukrayinskyh-vijskovyh-u-velykij-brytaniyi/" text:style-name="Internet_20_link" text:visited-style-name="Visited_20_Internet_20_Link">
https://armyinform.com.ua/2023/05/24/oleksij-reznikov-ta-ben-volles-obgovoryly-pytannya-prodovzhennya-pidgotovky-ukrayinskyh-vijskovyh-u-velykij-brytaniyi/</text:a>
</text:p>
      <!--NEWS-->
      <text:h text:style-name="P10" text:outline-level="1">
<text:span text:style-name="T4">
Ukraine and the United Kingdom continue dialogue to giving a long -haired weapon</text:span>
</text:h>
      <text:p text:style-name="P4">
Author: ['Світлана Кирган']</text:p>
      <text:p text:style-name="P4">
Time: 2023-05-24T41:00:00-04:00</text:p>
      <text:p text:style-name="P4">
Description: Mainstrostan defense of Ukrainian, the great British discussed the fertilizer of demand ... The war with Ukraine 2022, the war with Ukraine latest news today, the news war with Ukraine 2022 last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5/photo_2023-05-24-10.06.57.jpg" text:style-name="Internet_20_link" text:visited-style-name="Visited_20_Internet_20_Link">
photo_2023-05-24-10.06.57.jpg</text:a>
']</text:p>
      <text:p text:style-name="P4">
Tags: ['АГРЕСІЯ РФ', 'БЕН ВОЛЛЕС', 'ВТОРГНЕННЯ РФ', 'ЗБРОЯ ДЛЯ УКРАЇНИ', 'ОЛЕКСІЙ РЕЗНІКОВ', 'ОФІЦІЙНО']</text:p>
      <text:p text:style-name="P4">
Category: News</text:p>
      <!--METADATA-->
      <text:p text:style-name="P4">
<draw:frame draw:style-name="fr1" draw:name="Image329" text:anchor-type="as-char" svg:width="6.9236in" svg:height="4.615733in" draw:z-index="0">
<draw:image xlink:href="../Images/AРМІЯINFORM/2023-05-24T41-00-00-04-00/photo_2023-05-24-10.06.57.jpg" xlink:type="simple" xlink:show="embed" xlink:actuate="onLoad" draw:mime-type="image/jpeg"/>
</draw:frame>
Photo: Dmitry Yurchenko</text:p>
      <text:p text:style-name="P4">
The Ministers of Defense of Ukraine and the United Kingdom discussed the further strengthening of Ukraine, in particular at the expense of long -range weapons.</text:p>
      <text:p text:style-name="P4">
This was discussed at a meeting of the Minister of Defense of Ukraine Alexei Reznikov by a change in the defense of the United Kingdom Ben Wallace in Kiev on Tuesday, May 23.</text:p>
      <text:p text:style-name="P4">
"We have discussed priorities for the weapons of Ukraine to achieve victory, especially for weapons, which makes it possible to strike the enemy in the distances, such as Storm Shadow," the minister said.</text:p>
      <text:p text:style-name="P4">
The meeting also discussed the continuation of training programs of Ukrainian servicemen in the United Kingdom, as well as the prospects of Ukraine's entry into the North Atlantic Alliance in the context of the NATO summit in Vilnius.</text:p>
      <text:p text:style-name="P4">
In his turn, the UK Minister of Defense noted that Storm Shadwow missiles were the first weapon of this type to be provided to Ukraine by partners.</text:p>
      <text:p text:style-name="P4">
“We have provided this type of weapon because Russia is constantly using a weapons range, which is used to harm civilian pain and critical infrastructure. Despite international legislation, the Geneva Convention and despite my December call not to do it, ”Ben Volles said.</text:p>
      <text:p text:style-name="P4">
News Source: <text:a xlink:type="simple" xlink:href="https://armyinform.com.ua/2023/05/24/ukrayina-i-velyka-brytaniya-prodovzhuyut-dialog-shhodo-nadannya-zbroyi-dalnogo-urazhennya/" text:style-name="Internet_20_link" text:visited-style-name="Visited_20_Internet_20_Link">
https://armyinform.com.ua/2023/05/24/ukrayina-i-velyka-brytaniya-prodovzhuyut-dialog-shhodo-nadannya-zbroyi-dalnogo-urazhennya/</text:a>
</text:p>
      <!--NEWS-->
      <text:h text:style-name="P10" text:outline-level="1">
<text:span text:style-name="T4">
44 aircraft bombs were neutralized per day of Pyrotechnics of SESS</text:span>
</text:h>
      <text:p text:style-name="P4">
Author: ['АРМІЯINFORM']</text:p>
      <text:p text:style-name="P4">
Time: 2023-05-24T42:00:00-04:00</text:p>
      <text:p text:style-name="P4">
Description: Lent out, 24 injuries, pirotechnicly, the holding of the Ukrodrozhny service of Ukraine ... War with Ukraine 2022, the war with Ukraine Latest news today, News War with Ukraine 2022 Last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2/12/051f0000-0aff-0242-be2f-08da173df50a_w1080_h608.png" text:style-name="Internet_20_link" text:visited-style-name="Visited_20_Internet_20_Link">
051f0000-0aff-0242-be2f-08da173df50a_w1080_h608.png</text:a>
']</text:p>
      <text:p text:style-name="P4">
Tags: ['STOPRUSSIA', 'АГРЕСІЯ РФ', 'ВІЙНА', 'ВТОРГНЕННЯ РФ', 'ДСНС УКРАЇНИ', 'РОЗМІНУВАННЯ']</text:p>
      <text:p text:style-name="P4">
Category: News</text:p>
      <!--METADATA-->
      <text:p text:style-name="P4">
<draw:frame draw:style-name="fr1" draw:name="Image330" text:anchor-type="as-char" svg:width="6.9236in" svg:height="3.89773in" draw:z-index="0">
<draw:image xlink:href="../Images/AРМІЯINFORM/2023-05-24T42-00-00-04-00/051f0000-0aff-0242-be2f-08da173df50a_w1080_h608.png" xlink:type="simple" xlink:show="embed" xlink:actuate="onLoad" draw:mime-type="image/png"/>
</draw:frame>
Illustrative photo</text:p>
      <text:p text:style-name="P4">
During the last day, <text:span text:style-name="T4">
 May 24 </text:span>
, pyrotechnic units of the State Service of Ukraine for Emergency Situations <text:span text:style-name="T4">
 155 times </text:span>
 were involved in the execution of demining.</text:p>
      <text:p text:style-name="P4">
About it _ <text:a xlink:type="simple" xlink:href="https://dsns.gov.ua/uk/news/nadzvicaini-podiyi/operativna-informaciia-shhodo-roboti-pirotexnicnix-pidrozdiliv-dsns-ukrayini-55" text:style-name="Internet_20_link" text:visited-style-name="Visited_20_Internet_20_Link">
reports</text:a>
_ SES of Ukraine.</text:p>
      <text:p text:style-name="P4">
Pyrotechnical units revealed, seized and disposed of <text:span text:style-name="T4">
 1586 exclusive </text:span>
 <text:span text:style-name="T4">
 items, </text:span>
 in particular <text:span text:style-name="T4">
 44 Aviation bombs. </text:span>
 examined(cleared)territory over <text:span text:style-name="T4">
 147 hectares </text:span>
.</text:p>
      <text:p text:style-name="P4">
Most often pyrotechnic units worked: in Kharkiv region 18 357 times, Kyiv region - 7769, Donetsk region - 5392, Mykolaiv region - 4957, Kherson region - 5021, Chernihiv region - 4632, Sumy - 2059, Cherkasy region - 1109.</text:p>
      <text:p text:style-name="P4">
Reference: 390 222 units and 2891 kg of explosive, including 2293 -day, have been disposed of from the beginning of a large -scale military invasion of the Russian Federation in the territory of Ukraine. aviation bombs. The area of about 86 676 hectares was surveyed.</text:p>
      <text:p text:style-name="P4">
A total of 174 thousand square meters remain. km of potentially dangerous territories, measuring 30% of the total area of the state.</text:p>
      <text:p text:style-name="P4">
We would like to remind you if you find suspicious objects similar to wreckage from rockets or rockets, in no case touch your finds yourself and do not allow it to be made by others. And](https://armyinform.com.ua/2022/12/21/shho-robyty-yakshho-znajshly-ulamky-vorozhogo-dronu-chy-rakety-2/):</text:p>
      <ul>
        <li>
Do not move objects, do not try to disassemble them, bring them into the premises, bury them in the ground, throw them in reservoirs, etc.</li>
      </ul>
      <text:p text:style-name="P4">
Immediately report the finding of the SES units - 101 or police - 102. Report experts and indicate the location of the suspicious name.</text:p>
      <text:p text:style-name="P4">
News Source: <text:a xlink:type="simple" xlink:href="https://armyinform.com.ua/2023/05/24/za-dobu-pirotehniky-dsns-zneshkodyly-44-aviaczijni-bomby/" text:style-name="Internet_20_link" text:visited-style-name="Visited_20_Internet_20_Link">
https://armyinform.com.ua/2023/05/24/za-dobu-pirotehniky-dsns-zneshkodyly-44-aviaczijni-bomby/</text:a>
</text:p>
      <!--NEWS-->
      <text:h text:style-name="P10" text:outline-level="1">
<text:span text:style-name="T4">
Ukraine's right to self -defense, which was given to the UN Charter, is undeniable - Ben Wallace</text:span>
</text:h>
      <text:p text:style-name="P4">
Author: ['Світлана Кирган']</text:p>
      <text:p text:style-name="P4">
Time: 2023-05-24T43:00:00-04:00</text:p>
      <text:p text:style-name="P4">
Description: About the Ministr Defense of the Great British announcing the PID hour of Zustrichi Zustrom defense ... War with Ukraine 2022, War with Ukraine Latest news today, News War with Ukraine 2022 Last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5/photo_2023-05-24-10.07.05.jpg" text:style-name="Internet_20_link" text:visited-style-name="Visited_20_Internet_20_Link">
photo_2023-05-24-10.07.05.jpg</text:a>
']</text:p>
      <text:p text:style-name="P4">
Tags: ['АГРЕСІЯ РФ', 'БЕН ВОЛЛЕС', 'ДОПОМОГА ПАРТНЕРІВ', 'СВІТ ПІДТРИМУЄ УКРАЇНУ', 'СТАТУТ ООН']</text:p>
      <text:p text:style-name="P4">
Category: News</text:p>
      <!--METADATA-->
      <text:p text:style-name="P4">
<draw:frame draw:style-name="fr1" draw:name="Image331" text:anchor-type="as-char" svg:width="6.9236in" svg:height="4.615733in" draw:z-index="0">
<draw:image xlink:href="../Images/AРМІЯINFORM/2023-05-24T43-00-00-04-00/photo_2023-05-24-10.07.05.jpg" xlink:type="simple" xlink:show="embed" xlink:actuate="onLoad" draw:mime-type="image/jpeg"/>
</draw:frame>
Photo: Dmitry Yurchenko</text:p>
      <text:p text:style-name="P4">
The Minister of Defense of the United Kingdom stated this during a meeting with the Minister of Ukraine Oleksiy Reznikov as part of a working visit to Ukraine.</text:p>
      <ul>
        <li>
Despite all international laws, despite the Geneva Convention, they(<text:span text:style-name="T5">
Sorians - ed .</text:span>
)They continue to focus on the population of Ukraine. The right of Ukraine to self -defense <text:span text:style-name="T4">
, </text:span>
 which is granted to it by the UN Charter, is esophageal. According to all legislative acts, with such a right to self -defense, Ukraine can ask for help from its friends and allies, - Benvolles stressed.</li>
      </ul>
      <text:p text:style-name="P4">
The UK's Defense Minister also emphasized that the international is lawful and cannot act on someone separately.</text:p>
      <text:p text:style-name="P4">
-Now Russia is beginning to be aware that the Allies of Ukraine will, together with it, will be right to self-defense and will assist Ukraine with all possible types of arms, starting with anti-tank missiles and ending with tanks, Storm Shadowi is now-F-16,-Ben Volles emphasized.</text:p>
      <text:p text:style-name="P4">
News Source: <text:a xlink:type="simple" xlink:href="https://armyinform.com.ua/2023/05/24/pravo-ukrayiny-na-samooboronu-yake-yij-nadano-statutom-oon-ye-bezzaperechnym-ben-volles/" text:style-name="Internet_20_link" text:visited-style-name="Visited_20_Internet_20_Link">
https://armyinform.com.ua/2023/05/24/pravo-ukrayiny-na-samooboronu-yake-yij-nadano-statutom-oon-ye-bezzaperechnym-ben-volles/</text:a>
</text:p>
      <!--NEWS-->
      <text:h text:style-name="P10" text:outline-level="1">
<text:span text:style-name="T4">
During the day, Russia fired 129 settlements of Ukraine, among civilians is the dead</text:span>
</text:h>
      <text:p text:style-name="P4">
Author: ['АРМІЯINFORM']</text:p>
      <text:p text:style-name="P4">
Time: 2023-05-24T44:00:00-04:00</text:p>
      <text:p text:style-name="P4">
Description: The last passes of the Rosiyski Vіsyska were shelled by the Teritarian of 9 regions of Ukraine. About ... War with Ukraine 2022, War with Ukraine latest news today, News War with Ukraine 2022 The last for today, will there be a war between Ukraine and Russia and when, the war with Ukraine in 2022 will be or not, will there be a war with Ukraine In the near future they say, the war with Ukraine, Ukraine’s news today, Ukrainian news in Ukrainian media in Russian</text:p>
      <text:p text:style-name="P4">
Images: ['<text:a xlink:type="simple" xlink:href="https://armyinform.com.ua/wp-content/uploads/2023/05/photo_5435972693473215960_y-1.jpg" text:style-name="Internet_20_link" text:visited-style-name="Visited_20_Internet_20_Link">
photo_5435972693473215960_y-1.jpg</text:a>
']</text:p>
      <text:p text:style-name="P4">
Tags: ['ЛІКВІДАЦІЯ НАСЛІДКІВ ВОРОЖИХ ОБСТРІЛІВ', 'ОБСТРІЛИ ІНФРАСТРУКТУРИ', 'ХАРКІВСЬКИЙ ТРИБУНАЛ']</text:p>
      <text:p text:style-name="P4">
Category: News</text:p>
      <!--METADATA-->
      <text:p text:style-name="P4">
<draw:frame draw:style-name="fr1" draw:name="Image332" text:anchor-type="as-char" svg:width="6.9236in" svg:height="4.572059in" draw:z-index="0">
<draw:image xlink:href="../Images/AРМІЯINFORM/2023-05-24T44-00-00-04-00/photo_5435972693473215960_y-1.jpg" xlink:type="simple" xlink:show="embed" xlink:actuate="onLoad" draw:mime-type="image/jpeg"/>
</draw:frame>
During the last day, Russian troops fired at the territory of 9 regions of Ukraine.</text:p>
      <text:p text:style-name="P4">
About it in Telegram <text:a xlink:type="simple" xlink:href="https://t.me/militarymediacenter/2011" text:style-name="Internet_20_link" text:visited-style-name="Visited_20_Internet_20_Link">
informs</text:a>
MilitaryMedia Center.</text:p>
      <text:p text:style-name="P4">
The shelling was carried out from different types of weapons, namely: mortars, tanks, artillery, jet systems. UAVs of Tatactic Aviation were also used.</text:p>
      <text:p text:style-name="P4">
"129 settlements and 101 infrastructure facilities were fired," the message goes.</text:p>
      <text:p text:style-name="P4">
Among the civilian population are dead and injured, the number of victims is clarified.</text:p>
      <text:p text:style-name="P4">
News Source: <text:a xlink:type="simple" xlink:href="https://armyinform.com.ua/2023/05/24/za-dobu-rosiya-obstrilyala-129-naselenyh-punktiv-ukrayiny-sered-czyvilnogo-naselennya-ye-zagybli/" text:style-name="Internet_20_link" text:visited-style-name="Visited_20_Internet_20_Link">
https://armyinform.com.ua/2023/05/24/za-dobu-rosiya-obstrilyala-129-naselenyh-punktiv-ukrayiny-sered-czyvilnogo-naselennya-ye-zagybli/</text:a>
</text:p>
      <!--NEWS-->
      <text:h text:style-name="P10" text:outline-level="1">
<text:span text:style-name="T4">
Britain's leadership in support of Ukraine has always given us an advantage on the battlefield - Alexei Reznikov</text:span>
</text:h>
      <text:p text:style-name="P4">
Author: ['Світлана Кирган']</text:p>
      <text:p text:style-name="P4">
Time: 2023-05-24T45:00:00-04:00</text:p>
      <text:p text:style-name="P4">
Description: LIDERSTITION GREAT BITITITION OF THE PIDTRIMSIKY Tim Chinnik, Yaki Zapzhdi Zmіnovy ... War with Ukraine 2022, War with Ukraine Latest news today, News War with Ukraine 2022 Last today, will there be a war between Ukraine and Russia and when,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5/photo_2023-05-24-10.06.51.jpg" text:style-name="Internet_20_link" text:visited-style-name="Visited_20_Internet_20_Link">
photo_2023-05-24-10.06.51.jpg</text:a>
']</text:p>
      <text:p text:style-name="P4">
Tags: ['STOPRUSSIA', 'АГРЕСІЯ РФ', 'БЕН ВОЛЛЕС', 'ВТОРГНЕННЯ РФ', 'ОЛЕКСІЙ РЕЗНІКОВ', 'УКРАЇНА - ВЕЛИКА БРИТАНІЯ']</text:p>
      <text:p text:style-name="P4">
Category: News</text:p>
      <!--METADATA-->
      <text:p text:style-name="P4">
<draw:frame draw:style-name="fr1" draw:name="Image333" text:anchor-type="as-char" svg:width="6.9236in" svg:height="4.615733in" draw:z-index="0">
<draw:image xlink:href="../Images/AРМІЯINFORM/2023-05-24T45-00-00-04-00/photo_2023-05-24-10.06.51.jpg" xlink:type="simple" xlink:show="embed" xlink:actuate="onLoad" draw:mime-type="image/jpeg"/>
</draw:frame>
Photo: Dmitry Yurchenko</text:p>
      <text:p text:style-name="P4">
The leadership of the United Kingdom in support of Ukraine is the factor that always changed the situation on the battlefield, the Minister of Defense of Ukraine Alexei Reznikovza said the results of a meeting with the Minister of Defense of the United Kingdom Benomvoleles in Kiev on Tuesday, May 23.</text:p>
      <text:p text:style-name="P4">
According to the head of the Ukrainian defense department, the United Kingdom has taken an adamant and decisive position on the support of Ukraine for a large -scale invasion of the Russian Federation.</text:p>
      <text:p text:style-name="P4">
“The world has seen the leadership of the United Kingdom again. Every step on the part of our partners, in the person of Ben Wallace and his team, became a factor that changed the military battlefield, ”said Alexei Reznikov.</text:p>
      <text:p text:style-name="P4">
In this context, the minister recalled that the United Kingdom was one of the first countries to provide Ukraine with modern PTRC(Nlaw), assisted in the decision of the 155 mm artillery artillery, supported the creation of a special fund to support Ukraine's defense capabilities, transferred the anti -ship missiles of Harpoon, as well as armored technique of various types, in the Armed Forces of the Armed Forces. The Minister noted the special role of the United Kingdom in the organization of large -scale training programs for Ukrainian servicemen abroad.</text:p>
      <text:p text:style-name="P4">
“Among the recent delicacies, the Storm Shadow Radium missiles have been a lot of things, including what I can't call. All this is due to the personal leadership of Ben Wallace and the efforts of his team, ”the Reznikov is emphasized.</text:p>
      <text:p text:style-name="P4">
Incidentally, the minister reported that during his visit, he and his British panels were with Ukrainian pilots who have undergone appropriate training in Great Britain and have already been successfully used Storm Shadow missiles.</text:p>
      <text:p text:style-name="P4">
News Source: <text:a xlink:type="simple" xlink:href="https://armyinform.com.ua/2023/05/24/liderstvo-brytaniyi-u-pidtrymczi-ukrayiny-zavzhdy-nadavalo-nam-perevagu-na-poli-boyu-oleksij-reznikov/" text:style-name="Internet_20_link" text:visited-style-name="Visited_20_Internet_20_Link">
https://armyinform.com.ua/2023/05/24/liderstvo-brytaniyi-u-pidtrymczi-ukrayiny-zavzhdy-nadavalo-nam-perevagu-na-poli-boyu-oleksij-reznikov/</text:a>
</text:p>
      <!--NEWS-->
      <text:h text:style-name="P10" text:outline-level="1">
<text:span text:style-name="T4">
Centers of vitality are created in the territorial communities of Ukraine</text:span>
</text:h>
      <text:p text:style-name="P4">
Author: ['АРМІЯINFORM']</text:p>
      <text:p text:style-name="P4">
Time: 2023-05-24T46:00:00-04:00</text:p>
      <text:p text:style-name="P4">
Description: Revalizu, the Mini -Construction of Social Politics Ukrainian. Yak to get on yogo ... War with Ukraine 2022, war with Ukraine latest news today, news war with Ukraine 2022 The last for today, will there be a war between Ukraine and Russia, and when, the war with Ukraine in 2022 will be or not, will there be whether it will be, will it be The war with Ukraine in the near future says, the war with Ukraine, Ukrainian news today, Ukrainian news in Ukrainian media in Russian</text:p>
      <text:p text:style-name="P4">
Images: ['<text:a xlink:type="simple" xlink:href="https://armyinform.com.ua/wp-content/uploads/2023/05/whatsapp-image-2023-05-24-at-09.15.52-1.jpeg" text:style-name="Internet_20_link" text:visited-style-name="Visited_20_Internet_20_Link">
whatsapp-image-2023-05-24-at-09.15.52-1.jpeg</text:a>
']</text:p>
      <text:p text:style-name="P4">
Tags: ['ВТОРГНЕННЯ РФ']</text:p>
      <text:p text:style-name="P4">
Category: News</text:p>
      <!--METADATA-->
      <text:p text:style-name="P4">
<draw:frame draw:style-name="fr1" draw:name="Image334" text:anchor-type="as-char" svg:width="6.9236in" svg:height="6.098538in" draw:z-index="0">
<draw:image xlink:href="../Images/AРМІЯINFORM/2023-05-24T46-00-00-04-00/whatsapp-image-2023-05-24-at-09.15.52-1.jpeg" xlink:type="simple" xlink:show="embed" xlink:actuate="onLoad" draw:mime-type="image/jpeg"/>
</draw:frame>
The project is implemented by the Ministry of Social Policy of Ukraine. As <text:a xlink:type="simple" xlink:href="https://www.msp.gov.ua/news/22832.html" text:style-name="Internet_20_link" text:visited-style-name="Visited_20_Internet_20_Link">
reported</text:a>
On its official page, the centers of vitality are friendly, barrier-free spaces, on the basis of which social services will be provided, including information, counseling and social and psychological assistance. It is expected that the activities of such centers will help to strengthen the psychosocial stability of the population of the community of coordination of volunteer activity.</text:p>
      <text:p text:style-name="P4">
What are the advantages of the community from such a cell?</text:p>
      <text:p text:style-name="P4">
· “Unified Point” for social services, including information, counseling and social and psychological assistance;</text:p>
      <text:p text:style-name="P4">
· Reduction of the overall level of stress and anxiety in the community population;</text:p>
      <text:p text:style-name="P4">
· Available space for training(For example, training in crisis situations for teachers, doctors, local government employees);</text:p>
      <text:p text:style-name="P4">
· Increasing social capacity and cohesion in the community, in particular, the integration and adaptation of internally displaced persons and veterans;</text:p>
      <text:p text:style-name="P4">
· Strengthening of volunteer movement.</text:p>
      <text:p text:style-name="P4">
To arrange the vitality center, the territorial community must be prepared for the premises(If possible a separate building), which is in its ownership, is free and suitable for use and does not require significant deposits to ensure barrier.</text:p>
      <text:p text:style-name="P4">
<text:span text:style-name="T4">
 In the framework of the pilot project in the selected communities at the expense of raised funds will be provided </text:span>
:</text:p>
      <ul>
        <li>
          <text:p text:style-name="P4">
Arrangement of vitality centers in the community territory(if necessary, cosmetic repairs;</text:p>
        </li>
        <li>
          <text:p text:style-name="P4">
Payment of Administration and Services(manager, administrator, case manager, coordinators to work with social service providers and molenders(up to 5 people)at the center of vitality for 12 months;</text:p>
        </li>
        <li>
          <text:p text:style-name="P4">
training and supervision for employees and social services providers;</text:p>
        </li>
        <li>
          <text:p text:style-name="P4">
Methodical support.To fill it and participate in the project you need the following documents:</text:p>
        </li>
        <li>
          <text:p text:style-name="P4">
a technical passport of the premises where the center of vitality will be located, a photo to illustrate the condition of the premises and the building;</text:p>
        </li>
        <li>
          <text:p text:style-name="P4">
Community social passport(in the presence);</text:p>
        </li>
      </ul>
      <text:p text:style-name="P4">
-strategy/plan of socio-economic development of community(in the presence).</text:p>
      <text:p text:style-name="P4">
Інформація про хід реалізації проєкту буде оприлюднюватися на офіційному сайтіМінсоцполітики та на сторінці в соціальній мережі Facebook.</text:p>
      <text:p text:style-name="P4">
Пілотний проєкт «Посилення спроможності та стійкості територіальних громадшляхом створення Центрів Життєстійкості» реалізується Міністерством соціальноїполітики України в рамках ініціативи Першої леді України щодо формуванняНаціональної програми психічного здоров’я та психосоціальної підтримки.</text:p>
      <text:p text:style-name="P4">
<text:span text:style-name="T5">
Підготувала Леся Медведенко</text:span>
</text:p>
      <text:p text:style-name="P4">
News Source: <text:a xlink:type="simple" xlink:href="https://armyinform.com.ua/2023/05/24/u-terytorialnyh-gromadah-ukrayiny-stvoryuyutsya-czentry-zhyttyestijkosti/" text:style-name="Internet_20_link" text:visited-style-name="Visited_20_Internet_20_Link">
https://armyinform.com.ua/2023/05/24/u-terytorialnyh-gromadah-ukrayiny-stvoryuyutsya-czentry-zhyttyestijkosti/</text:a>
</text:p>
      <!--NEWS-->
      <text:h text:style-name="P10" text:outline-level="1">
<text:span text:style-name="T4">
Started advanced training for combat officers of the forces of TRI</text:span>
</text:h>
      <text:p text:style-name="P4">
Author: ['Руслана Богдан']</text:p>
      <text:p text:style-name="P4">
Time: 2023-05-24T47:00:00-04:00</text:p>
      <text:p text:style-name="P4">
Description: At one of the Poligonv Center for the Forces of the Tro ZSU, the wounds of the wounds are trained in traffic .... the war with Ukraine 2022, the war with Ukraine is the latest news today, the news war with Ukraine 2022 last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5/golovne-3.jpg" text:style-name="Internet_20_link" text:visited-style-name="Visited_20_Internet_20_Link">
golovne-3.jpg</text:a>
', '<text:a xlink:type="simple" xlink:href="https://armyinform.com.ua/wp-content/uploads/2023/05/1-102.jpg" text:style-name="Internet_20_link" text:visited-style-name="Visited_20_Internet_20_Link">
1-102.jpg</text:a>
', '<text:a xlink:type="simple" xlink:href="https://armyinform.com.ua/wp-content/uploads/2023/05/foto_4-3.jpg" text:style-name="Internet_20_link" text:visited-style-name="Visited_20_Internet_20_Link">
foto_4-3.jpg</text:a>
', '<text:a xlink:type="simple" xlink:href="https://armyinform.com.ua/wp-content/uploads/2023/05/foto_5-3.jpg" text:style-name="Internet_20_link" text:visited-style-name="Visited_20_Internet_20_Link">
foto_5-3.jpg</text:a>
', '<text:a xlink:type="simple" xlink:href="https://armyinform.com.ua/wp-content/uploads/2023/05/foto_6-2.jpg" text:style-name="Internet_20_link" text:visited-style-name="Visited_20_Internet_20_Link">
foto_6-2.jpg</text:a>
', '<text:a xlink:type="simple" xlink:href="https://armyinform.com.ua/wp-content/uploads/2023/05/foto_7-2.jpg" text:style-name="Internet_20_link" text:visited-style-name="Visited_20_Internet_20_Link">
foto_7-2.jpg</text:a>
', '<text:a xlink:type="simple" xlink:href="https://armyinform.com.ua/wp-content/uploads/2023/05/foto_8-2.jpg" text:style-name="Internet_20_link" text:visited-style-name="Visited_20_Internet_20_Link">
foto_8-2.jpg</text:a>
']</text:p>
      <text:p text:style-name="P4">
Tags: ['КУРСИ ПІДВИЩЕННЯ КВАЛІФІКАЦІЇ', 'ТРО ЗСУ']</text:p>
      <text:p text:style-name="P4">
Category: News</text:p>
      <!--METADATA-->
      <text:p text:style-name="P4">
<draw:frame draw:style-name="fr1" draw:name="Image335" text:anchor-type="as-char" svg:width="6.9236in" svg:height="4.615733in" draw:z-index="0">
<draw:image xlink:href="../Images/AРМІЯINFORM/2023-05-24T47-00-00-04-00/golovne-3.jpg" xlink:type="simple" xlink:show="embed" xlink:actuate="onLoad" draw:mime-type="image/jpeg"/>
</draw:frame>
At one of the landfills of the Training Center of the Forces of the Armed Forces, morning begins. Today, a new pilot advanced training course for platoon officers begins. They will deepen their knowledge for two months. In general, they conduct such training for the first time.</text:p>
      <text:p text:style-name="P4">
<draw:frame draw:style-name="fr1" draw:name="Image336" text:anchor-type="as-char" svg:width="6.9236in" svg:height="4.615733in" draw:z-index="0">
<draw:image xlink:href="../Images/AРМІЯINFORM/2023-05-24T47-00-00-04-00/1-102.jpg" xlink:type="simple" xlink:show="embed" xlink:actuate="onLoad" draw:mime-type="image/jpeg"/>
</draw:frame>
The warrior of the Trooroborons with the call sign "Sapper" in one of the fights in Donetsk, it was necessary to take a command of the platoon on itself. Since then, he has been managing fighters who lived a civilian life until February 24, 20122, and subsequently with weapons in their hands, the battles of Nadonnechyna have passed. Now "Saper" is one of the participants in the training of platoon firs. He came here, in particular, to improve his knowledge of combat tactics.</text:p>
      <text:p text:style-name="P4">
<draw:frame draw:style-name="fr1" draw:name="Image337" text:anchor-type="as-char" svg:width="6.9236in" svg:height="4.615733in" draw:z-index="0">
<draw:image xlink:href="../Images/AРМІЯINFORM/2023-05-24T47-00-00-04-00/foto_4-3.jpg" xlink:type="simple" xlink:show="embed" xlink:actuate="onLoad" draw:mime-type="image/jpeg"/>
</draw:frame>
- The survival of the platoon and every fighter depends on my tactics skills, so I want to be as competent as possible, because the price of mistakes is a life. In addition, I want modern knowledge, not some "Soviet region", - shares the Identity.</text:p>
      <text:p text:style-name="P4">
<draw:frame draw:style-name="fr1" draw:name="Image338" text:anchor-type="as-char" svg:width="6.9236in" svg:height="4.615733in" draw:z-index="0">
<draw:image xlink:href="../Images/AРМІЯINFORM/2023-05-24T47-00-00-04-00/foto_5-3.jpg" xlink:type="simple" xlink:show="embed" xlink:actuate="onLoad" draw:mime-type="image/jpeg"/>
</draw:frame>
Another participant in the exercise is with the call sign "Honest". Prior to a large -scale interference, he worked as a lawyer, performed tasks in the ATO/OOS. For his knowledge, the camp experience was appointed to the post of platoon commander. Together with his blessers, he holds positions in Donetsk, in particular, he was fighting for Kalledar, Marinka, Krasnogorivka.</text:p>
      <ul>
        <li>
I am very interested in learning more about tactics and psychology, how to manage a collective, - says the officer.</li>
      </ul>
      <text:p text:style-name="P4">
<draw:frame draw:style-name="fr1" draw:name="Image339" text:anchor-type="as-char" svg:width="6.9236in" svg:height="4.615733in" draw:z-index="0">
<draw:image xlink:href="../Images/AРМІЯINFORM/2023-05-24T47-00-00-04-00/foto_6-2.jpg" xlink:type="simple" xlink:show="embed" xlink:actuate="onLoad" draw:mime-type="image/jpeg"/>
</draw:frame>
The course will last two months. During this time, the officers will pass eight training modules. The program on general issues begins: the basics of psychology, leadership, the history of Russian aggression against Ukraine, the basics of humanitarian law.</text:p>
      <text:p text:style-name="P4">
-The commanders will also pass all the military training, will study the platoon management actions in all types of hostilities and situations in the day or night, in the city or forest,-says the senior instructor of the Call sign "Serb".</text:p>
      <text:p text:style-name="P4">
<draw:frame draw:style-name="fr1" draw:name="Image340" text:anchor-type="as-char" svg:width="6.9236in" svg:height="4.615733in" draw:z-index="0">
<draw:image xlink:href="../Images/AРМІЯINFORM/2023-05-24T47-00-00-04-00/foto_7-2.jpg" xlink:type="simple" xlink:show="embed" xlink:actuate="onLoad" draw:mime-type="image/jpeg"/>
</draw:frame>
</text:p>
      <text:p text:style-name="P4">
He adds that the officers passed the input test before starting their studies. It will be stored after it to trace the result of the exercises.</text:p>
      <text:p text:style-name="P4">
<draw:frame draw:style-name="fr1" draw:name="Image341" text:anchor-type="as-char" svg:width="6.9236in" svg:height="4.615733in" draw:z-index="0">
<draw:image xlink:href="../Images/AРМІЯINFORM/2023-05-24T47-00-00-04-00/foto_8-2.jpg" xlink:type="simple" xlink:show="embed" xlink:actuate="onLoad" draw:mime-type="image/jpeg"/>
</draw:frame>
The course for platoon commanders is conducted for the first time. This set is pilot.</text:p>
      <ul>
        <li>
Such training is just necessary!Considering that our units from the first day at the beginning of the invasion were performed combat missions and suffered losses. Cytrates were not from the fact that people were not hardened, unmotivated - on the contrary. It is that people were not sufficiently prepared for such tasks. Someone was an accountant, a taxi driver and so on. Everyone understands that we have to provide such knowledge, such skills to people that they later use them, taught their people, were real officers and real commanders, - the head of the Training Center of the Armed Forces Command of the Forces of Forces of Forces "Kowalski" was proclaimed.</li>
      </ul>
      <text:p text:style-name="P4">
<text:span text:style-name="T5">
Foto - Victor Dehtyar</text:span>
</text:p>
      <text:p text:style-name="P4">
_Viso - Ruslana Bogdan, Victor Dehtyar _</text:p>
      <text:p text:style-name="P4">
News Source: <text:a xlink:type="simple" xlink:href="https://armyinform.com.ua/2023/05/24/startuvav-kurs-pidvyshhennya-kvalifikacziyi-dlya-bojovyh-oficzeriv-syl-tro/" text:style-name="Internet_20_link" text:visited-style-name="Visited_20_Internet_20_Link">
https://armyinform.com.ua/2023/05/24/startuvav-kurs-pidvyshhennya-kvalifikacziyi-dlya-bojovyh-oficzeriv-syl-tro/</text:a>
</text:p>
      <!--NEWS-->
      <text:h text:style-name="P10" text:outline-level="1">
<text:span text:style-name="T4">
1000 special backpacks for Ukrainian soldiers who have lost their limbs and are preparing for prosthetics have been packed</text:span>
</text:h>
      <text:p text:style-name="P4">
Author: ['Олександр Тереверко']</text:p>
      <text:p text:style-name="P4">
Time: 2023-05-24T48:00:00-04:00</text:p>
      <text:p text:style-name="P4">
Description: At the birch in izhnerev’s Armyinform President Pirdrimmka prosthetic in Ukrainian ... War with Ukraine 2022, war with Ukraine Latest news today, News War with Ukraine 2022 Last for today, will there be a war between Ukraine and Russia and when, a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5/f1-1.jpg" text:style-name="Internet_20_link" text:visited-style-name="Visited_20_Internet_20_Link">
f1-1.jpg</text:a>
', '<text:a xlink:type="simple" xlink:href="https://armyinform.com.ua/wp-content/uploads/2023/05/f2-3-scaled.jpg" text:style-name="Internet_20_link" text:visited-style-name="Visited_20_Internet_20_Link">
f2-3-scaled.jpg</text:a>
', '<text:a xlink:type="simple" xlink:href="https://armyinform.com.ua/wp-content/uploads/2023/05/f3-3-scaled.jpg" text:style-name="Internet_20_link" text:visited-style-name="Visited_20_Internet_20_Link">
f3-3-scaled.jpg</text:a>
', '<text:a xlink:type="simple" xlink:href="https://armyinform.com.ua/wp-content/uploads/2023/05/f4-3-scaled.jpg" text:style-name="Internet_20_link" text:visited-style-name="Visited_20_Internet_20_Link">
f4-3-scaled.jpg</text:a>
', '<text:a xlink:type="simple" xlink:href="https://armyinform.com.ua/wp-content/uploads/2023/05/f5-2.jpg" text:style-name="Internet_20_link" text:visited-style-name="Visited_20_Internet_20_Link">
f5-2.jpg</text:a>
']</text:p>
      <text:p text:style-name="P4">
Tags: ['РЕАБІЛІТАЦІЯ', 'СОЦІАЛЬНИЙ ЗАХИСТ']</text:p>
      <text:p text:style-name="P4">
Category: News</text:p>
      <!--METADATA-->
      <text:p text:style-name="P4">
<draw:frame draw:style-name="fr1" draw:name="Image342" text:anchor-type="as-char" svg:width="6.9236in" svg:height="4.350329in" draw:z-index="0">
<draw:image xlink:href="../Images/AРМІЯINFORM/2023-05-24T48-00-00-04-00/f1-1.jpg" xlink:type="simple" xlink:show="embed" xlink:actuate="onLoad" draw:mime-type="image/jpeg"/>
</draw:frame>
In March, in an interview with the Armyinform President of Protest Protection Protest Protest Hub Antonina Kumka, the organization was informed that the organization launched a preecute called "Backpack for Person with amputation". And here this projected.</text:p>
      <text:p text:style-name="P4">
<draw:frame draw:style-name="fr1" draw:name="Image343" text:anchor-type="as-char" svg:width="6.9236in" svg:height="4.292632in" draw:z-index="0">
<draw:image xlink:href="../Images/AРМІЯINFORM/2023-05-24T48-00-00-04-00/f2-3-scaled.jpg" xlink:type="simple" xlink:show="embed" xlink:actuate="onLoad" draw:mime-type="image/jpeg"/>
</draw:frame>
As part of the project, a friendly team of volunteers from different organizations packed 1000 spurities for Ukrainian fighters who have lost their limbs and are preparing for prosthetics.</text:p>
      <ul>
        <li>
The backpack contains the most necessary things in the postoperative period for the formation of the cake, - explains the coordinator of the project and responsible for the completion of the backpacks of merchants. - It has two bandages for compression bandage, which helps to form a stump of the right shape, which will further promote success. Included - a mirror for removing phantom pain, towel, liquid soap for skin care.</li>
      </ul>
      <text:p text:style-name="P4">
<draw:frame draw:style-name="fr1" draw:name="Image344" text:anchor-type="as-char" svg:width="6.9236in" svg:height="4.85229in" draw:z-index="0">
<draw:image xlink:href="../Images/AРМІЯINFORM/2023-05-24T48-00-00-04-00/f3-3-scaled.jpg" xlink:type="simple" xlink:show="embed" xlink:actuate="onLoad" draw:mime-type="image/jpeg"/>
</draw:frame>
Well, most importantly: specific information materials with infographics are selected, which explain how to properly do compression bandages, care for stump, then - by prosthesis, etc.</text:p>
      <text:p text:style-name="P4">
<draw:frame draw:style-name="fr1" draw:name="Image345" text:anchor-type="as-char" svg:width="6.9236in" svg:height="4.586885in" draw:z-index="0">
<draw:image xlink:href="../Images/AРМІЯINFORM/2023-05-24T48-00-00-04-00/f4-3-scaled.jpg" xlink:type="simple" xlink:show="embed" xlink:actuate="onLoad" draw:mime-type="image/jpeg"/>
</draw:frame>
Backpacks for free and intended purpose will be transferred to all regions to both veterans and civilian citizens who need them. The Presidential Commissioner of Ukraine for the rehabilitation of participants of hostilities, Vadim Sviridenko, representatives of the Ministry of Protection of Ukraine and the Social Protection Foundation, will contribute to this.</text:p>
      <text:p text:style-name="P4">
<draw:frame draw:style-name="fr1" draw:name="Image346" text:anchor-type="as-char" svg:width="6.9236in" svg:height="4.837289in" draw:z-index="0">
<draw:image xlink:href="../Images/AРМІЯINFORM/2023-05-24T48-00-00-04-00/f5-2.jpg" xlink:type="simple" xlink:show="embed" xlink:actuate="onLoad" draw:mime-type="image/jpeg"/>
</draw:frame>
According to Catherine of the merchants, the next batch of backpacks of 2000 units is being prepared. In addition, the plans of the participants in the organization of organization of communication with those who will use them. The goal is to improve their backpacks, to bring it closer to the needs of the wounded and injured.</text:p>
      <text:p text:style-name="P4">
The project was made possible by the Protez Hub cooperation with the organization of humanitarian organization "Rescue the Life" of the Metinvest Group, Nova Ukraine, Charitable Funds "Patients of Ukraine", Dignitas and the Human Rights Center for the Public "Principle".</text:p>
      <text:p text:style-name="P4">
The project was supported by the Embassy of Canada in Ukraine.</text:p>
      <text:p text:style-name="P4">
<text:span text:style-name="T5">
Opto author and organizers of the project</text:span>
</text:p>
      <text:p text:style-name="P4">
News Source: <text:a xlink:type="simple" xlink:href="https://armyinform.com.ua/2023/05/24/spakovano-vzhe-1000-speczialnyh-ryukzakiv-dlya-ukrayinskyh-voyiniv-yaki-vtratyly-kinczivky-j-gotuyutsya-do-protezuvannya/" text:style-name="Internet_20_link" text:visited-style-name="Visited_20_Internet_20_Link">
https://armyinform.com.ua/2023/05/24/spakovano-vzhe-1000-speczialnyh-ryukzakiv-dlya-ukrayinskyh-voyiniv-yaki-vtratyly-kinczivky-j-gotuyutsya-do-protezuvannya/</text:a>
</text:p>
      <!--NEWS-->
      <text:h text:style-name="P10" text:outline-level="1">
<text:span text:style-name="T4">
May 25 at Military Media Center will take place a briefing on the transformation of the military education system</text:span>
</text:h>
      <text:p text:style-name="P4">
Author: ['АРМІЯINFORM']</text:p>
      <text:p text:style-name="P4">
Time: 2023-05-24T49:00:00-04:00</text:p>
      <text:p text:style-name="P4">
Description: 25 ADDENT AND 11:00 am Military Media Center Vidnu Briffying Director of the Department ... War with Ukraine 2022, War with Ukraine Latest news today, News War with Ukraine 2022 Last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4/military-media-center.jpg" text:style-name="Internet_20_link" text:visited-style-name="Visited_20_Internet_20_Link">
military-media-center.jpg</text:a>
']</text:p>
      <text:p text:style-name="P4">
Tags: ['БРИФІНГ', 'ВІЙСЬКОВА ОСВІТА', 'ВОЛОДИМИР МІРНЕНКО', 'ДЕПАРТАМЕНТУ ВІЙСЬКОВОЇ ОСВІТИ І НАУКИ']</text:p>
      <text:p text:style-name="P4">
Category: News</text:p>
      <!--METADATA-->
      <text:p text:style-name="P4">
<draw:frame draw:style-name="fr1" draw:name="Image347" text:anchor-type="as-char" svg:width="6.9236in" svg:height="3.894525in" draw:z-index="0">
<draw:image xlink:href="../Images/AРМІЯINFORM/2023-05-24T49-00-00-04-00/military-media-center.jpg" xlink:type="simple" xlink:show="embed" xlink:actuate="onLoad" draw:mime-type="image/jpeg"/>
</draw:frame>
May 25 at 11:00 in <text:a xlink:type="simple" xlink:href="https://t.me/militarymediacenter/2014" text:style-name="Internet_20_link" text:visited-style-name="Visited_20_Internet_20_Link">
Military Mediacenter</text:a>
There will be a briefing of the Directorate of Military Education and Science of the Ministry of Defense of Ukraine Volodymyramirnenko.</text:p>
      <text:p text:style-name="P4">
The issues will be discussed during the briefing:</text:p>
      <ul>
        <li>
transformation of the system of military education; * Features of the introductory campaign to the institutions of professional higher military education, higher military educational institutions and military educational units of higher education institutions in 2023.</li>
      </ul>
      <text:p text:style-name="P4">
Accreditation of media representatives is required and will last <text:span text:style-name="T4">
 until 10:00 on May 25. </text:span>
</text:p>
      <text:p text:style-name="P4">
Accreditation applications send to the e -mail address: <text:a xlink:type="simple" xlink:href="https://armyinform.com.ua/cdn-cgi/l/email-protection" text:style-name="Internet_20_link" text:visited-style-name="Visited_20_Internet_20_Link">
[Emailprotected]</text:a>
indicating the name, name and wishes of the journalist, name of the publication, the number of accreditation of the Armed Forces, contact phone.</text:p>
      <text:p text:style-name="P4">
News Source: <text:a xlink:type="simple" xlink:href="https://armyinform.com.ua/2023/05/24/25-travnya-u-military-media-center-vidbudetsya-bryfing-shhodo-transformacziyi-systemy-vijskovoyi-osvity/" text:style-name="Internet_20_link" text:visited-style-name="Visited_20_Internet_20_Link">
https://armyinform.com.ua/2023/05/24/25-travnya-u-military-media-center-vidbudetsya-bryfing-shhodo-transformacziyi-systemy-vijskovoyi-osvity/</text:a>
</text:p>
      <!--NEWS-->
      <text:h text:style-name="P10" text:outline-level="1">
<text:span text:style-name="T4">
Poland is ready to teach Ukrainian pilots on F-16 fighters-Minister of Defense of the Country</text:span>
</text:h>
      <text:p text:style-name="P4">
Author: ['АРМІЯINFORM']</text:p>
      <text:p text:style-name="P4">
Time: 2023-05-24T50:00:00-04:00</text:p>
      <text:p text:style-name="P4">
Description: Polish is ready to trend the Ukrainian Pilotiv for LIGI F-16. About the TSA of the Personies on ... War with Ukraine 2022, War with Ukraine latest news today, News War with Ukraine 2022 Last for today, will there be a war between Ukraine and Russia and when, the war with Ukraine will be or not, will be or not, there will be whether the war with Ukraine in the near future says, the war with Ukraine, Ukrainian news today, Ukrainian news in Ukrainian media in Russian</text:p>
      <text:p text:style-name="P4">
Images: ['<text:a xlink:type="simple" xlink:href="https://armyinform.com.ua/wp-content/uploads/2023/05/blashhak.jpg" text:style-name="Internet_20_link" text:visited-style-name="Visited_20_Internet_20_Link">
blashhak.jpg</text:a>
']</text:p>
      <text:p text:style-name="P4">
Tags: ['ВИНИЩУВАЧІ F-16', 'ДОПОМОГА ПАРТНЕРІВ', 'МАРІУШ БЛАЩАК', 'НАВЧАННЯ УКРАЇНСЬКИХ ПІЛОТІВ', 'СВІТ ПІДТРИМУЄ УКРАЇНУ']</text:p>
      <text:p text:style-name="P4">
Category: News</text:p>
      <!--METADATA-->
      <text:p text:style-name="P4">
<draw:frame draw:style-name="fr1" draw:name="Image348" text:anchor-type="as-char" svg:width="6.9236in" svg:height="3.894525in" draw:z-index="0">
<draw:image xlink:href="../Images/AРМІЯINFORM/2023-05-24T50-00-00-04-00/blashhak.jpg" xlink:type="simple" xlink:show="embed" xlink:actuate="onLoad" draw:mime-type="image/jpeg"/>
</draw:frame>
Poland is ready to train Ukrainian pilots on F-16 aircraft.</text:p>
      <text:p text:style-name="P4">
About it with reference to the Minister of National Defense of Poland Mariusz Blaschak <text:a xlink:type="simple" xlink:href="https://twitter.com/MON_GOV_PL/status/1661001493455970304" text:style-name="Internet_20_link" text:visited-style-name="Visited_20_Internet_20_Link">
reported</text:a>
The press service of the Polish defense department.</text:p>
      <text:p text:style-name="P4">
“I suggested that this task be accomplished as part of the European Union mission. This is a great example of cooperation between the EU countries and the ability to determine such training, ”Mariusz Blaschak said.</text:p>
      <text:p text:style-name="P4">
We will remind, as the high representative of the European Union on issues of law cases and security policy of Zzepe Borrel, Ukrainian pilots [already opened] reported(https://armyinform.com.ua/2023/05/22/ukrayinski-piloty-vzhe-trenuyutsya-na-litakah-f-16-glava-yevropejskoyi-dyplomatiyi/)F-16 aircraft by all European countries.</text:p>
      <text:p text:style-name="P4">
News Source: <text:a xlink:type="simple" xlink:href="https://armyinform.com.ua/2023/05/24/polshha-gotova-navchaty-ukrayinskyh-pilotiv-na-vynyshhuvachah-f-16-ministr-oborony-krayiny/" text:style-name="Internet_20_link" text:visited-style-name="Visited_20_Internet_20_Link">
https://armyinform.com.ua/2023/05/24/polshha-gotova-navchaty-ukrayinskyh-pilotiv-na-vynyshhuvachah-f-16-ministr-oborony-krayiny/</text:a>
</text:p>
      <!--NEWS-->
      <text:h text:style-name="P10" text:outline-level="1">
<text:span text:style-name="T4">
Office of the Prosecutor General of Ukraine: More than 89 thousand war crimes are documented</text:span>
</text:h>
      <text:p text:style-name="P4">
Author: ['АРМІЯINFORM']</text:p>
      <text:p text:style-name="P4">
Time: 2023-05-24T51:00:00-04:00</text:p>
      <text:p text:style-name="P4">
Description: OFIC General Prosecutor of Ukrainian, about the documentary of the cries, out of ... war with Ukraine 2022,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5/warcrime-24052023ua.jpg" text:style-name="Internet_20_link" text:visited-style-name="Visited_20_Internet_20_Link">
warcrime-24052023ua.jpg</text:a>
', '<text:a xlink:type="simple" xlink:href="https://armyinform.com.ua/wp-content/uploads/2023/05/warcrime-24052023en.jpg" text:style-name="Internet_20_link" text:visited-style-name="Visited_20_Internet_20_Link">
warcrime-24052023en.jpg</text:a>
']</text:p>
      <text:p text:style-name="P4">
Tags: ['ВОЄННІ ЗЛОЧИНИ', 'ОФІС ГЕНЕРАЛЬНОГО ПРОКУРОРА УКРАЇНИ']</text:p>
      <text:p text:style-name="P4">
Category: News</text:p>
      <!--METADATA-->
      <text:p text:style-name="P4">
<draw:frame draw:style-name="fr1" draw:name="Image349" text:anchor-type="as-char" svg:width="6.9236in" svg:height="4.448413in" draw:z-index="0">
<draw:image xlink:href="../Images/AРМІЯINFORM/2023-05-24T51-00-00-04-00/warcrime-24052023ua.jpg" xlink:type="simple" xlink:show="embed" xlink:actuate="onLoad" draw:mime-type="image/jpeg"/>
</draw:frame>
Office of the Prosecutor General of Ukraine <text:a xlink:type="simple" xlink:href="https://www.gp.gov.ua/" text:style-name="Internet_20_link" text:visited-style-name="Visited_20_Internet_20_Link">
reports</text:a>
Crimes committed during the period of large -scale aggression of Russian federation against Ukraine.</text:p>
      <text:p text:style-name="P4">
<text:span text:style-name="T4">
 As of </text:span>
 <text:span text:style-name="T4">
 2 </text:span>
 <text:span text:style-name="T4">
 4 </text:span>
 <text:span text:style-name="T4">
 </text:span>
 May ** Registered:</text:p>
      <ul>
        <li>
89 068 Military Crimes, * 17 210 crimes against national security of Ukraine.</li>
      </ul>
      <text:p text:style-name="P4">
In addition, according to the official data of juvenile prosecutors, <text:span text:style-name="T4">
 1465 children have become </text:span>
 as a result of Russian aggression, including:</text:p>
      <ul>
        <li>
482 - children were killed, * 983 - the children were injured in varying degrees of severity.</li>
      </ul>
      <text:p text:style-name="P4">
The department emphasizes that these figures are not final, since work continues in their installation in places of active fighting, in temporarily occupied tangible territories.</text:p>
      <text:p text:style-name="P4">
<draw:frame draw:style-name="fr1" draw:name="Image350" text:anchor-type="as-char" svg:width="6.9236in" svg:height="4.448413in" draw:z-index="0">
<draw:image xlink:href="../Images/AРМІЯINFORM/2023-05-24T51-00-00-04-00/warcrime-24052023en.jpg" xlink:type="simple" xlink:show="embed" xlink:actuate="onLoad" draw:mime-type="image/jpeg"/>
</draw:frame>
</text:p>
      <text:p text:style-name="P4">
News Source: <text:a xlink:type="simple" xlink:href="https://armyinform.com.ua/2023/05/24/ofis-genprokurora-ukrayiny-zadokumentovano-ponad-89-tysyach-voyennyh-zlochyniv/" text:style-name="Internet_20_link" text:visited-style-name="Visited_20_Internet_20_Link">
https://armyinform.com.ua/2023/05/24/ofis-genprokurora-ukrayiny-zadokumentovano-ponad-89-tysyach-voyennyh-zlochyniv/</text:a>
</text:p>
      <!--NEWS-->
      <text:h text:style-name="P10" text:outline-level="1">
<text:span text:style-name="T4">
The first in history medal for Ukraine: Army Olga Sopit won gold for euro for fencing U23</text:span>
</text:h>
      <text:p text:style-name="P4">
Author: ['АРМІЯINFORM']</text:p>
      <text:p text:style-name="P4">
Time: 2023-05-24T52:00:00-04:00</text:p>
      <text:p text:style-name="P4">
Description: Rapirist Olga Sopit Zolobula Vigral “Gold” on a championed єvropy Zhotuvannya U23, Shcho ... War with Ukraine 2022, War with Ukraine Latest News today, News War with Ukraine 2022 is the last for today, will there be a war between Ukraine and Russia and when, when, when, when, when, when, when, when, when, when, when, when The war with Ukraine in 2022 will be or not, will there be a war with Ukraine in the near future, the war with Ukraine, Ukraine’s news today, Ukrainian news in Ukrainian media in Russian</text:p>
      <text:p text:style-name="P4">
Images: ['<text:a xlink:type="simple" xlink:href="https://armyinform.com.ua/wp-content/uploads/2023/05/348647528_1935376383479490_5154850315842537533_n.jpg" text:style-name="Internet_20_link" text:visited-style-name="Visited_20_Internet_20_Link">
348647528_1935376383479490_5154850315842537533_n.jpg</text:a>
', '<text:a xlink:type="simple" xlink:href="https://armyinform.com.ua/wp-content/uploads/2023/05/348558763_189814556899266_261144555470812533_n-150x150.jpg" text:style-name="Internet_20_link" text:visited-style-name="Visited_20_Internet_20_Link">
348558763_189814556899266_261144555470812533_n-150x150.jpg</text:a>
', '<text:a xlink:type="simple" xlink:href="https://armyinform.com.ua/wp-content/uploads/2023/05/348849964_638373398195676_588864470677834499_n-150x150.jpg" text:style-name="Internet_20_link" text:visited-style-name="Visited_20_Internet_20_Link">
348849964_638373398195676_588864470677834499_n-150x150.jpg</text:a>
']</text:p>
      <text:p text:style-name="P4">
Tags: ['АРМІЙСЬКИЙ СПОРТ', 'ОЛЬГА СОПІТ', 'ФЕХТУВАННЯ']</text:p>
      <text:p text:style-name="P4">
Category: News</text:p>
      <!--METADATA-->
      <text:p text:style-name="P4">
<draw:frame draw:style-name="fr1" draw:name="Image351" text:anchor-type="as-char" svg:width="6.9236in" svg:height="3.681047in" draw:z-index="0">
<draw:image xlink:href="../Images/AРМІЯINFORM/2023-05-24T52-00-00-04-00/348647528_1935376383479490_5154850315842537533_n.jpg" xlink:type="simple" xlink:show="embed" xlink:actuate="onLoad" draw:mime-type="image/jpeg"/>
</draw:frame>
Rapistka Olga Sopit won gold at the European Championships U23, which started in Budapest.</text:p>
      <text:p text:style-name="P4">
About it <text:a xlink:type="simple" xlink:href="https://www.facebook.com/olympicua/posts/pfbid02xekVsYFKR2THbsYpXUUA2w6Zgb5pZ22cWEpJAyXarBtvAaVYaUCtG5ZjNJAZvKCql" text:style-name="Internet_20_link" text:visited-style-name="Visited_20_Internet_20_Link">
reports</text:a>
The Central Sports Club of the Armed Forces.</text:p>
      <text:p text:style-name="P4">
"This is the first medal for Ukraine in this type of weapons on youth," - said in the National Olympic Committee of Ukraine.</text:p>
      <text:p text:style-name="P4">
<text:a xlink:type="simple" xlink:href="https://armyinform.com.ua/wp-content/uploads/2023/05/348558763_189814556899266_261144555470812533_n.jpg" text:style-name="Internet_20_link" text:visited-style-name="Visited_20_Internet_20_Link">
!(Images/AРМІЯINFORM/2023-05-24T52-00-00-04-00/348558763_189814556899266_261144555470812533_n-150x150.jpg)</text:a>
</text:p>
      <text:p text:style-name="P4">
<text:a xlink:type="simple" xlink:href="https://armyinform.com.ua/wp-content/uploads/2023/05/348849964_638373398195676_588864470677834499_n.jpg" text:style-name="Internet_20_link" text:visited-style-name="Visited_20_Internet_20_Link">
<draw:frame draw:style-name="fr1" draw:name="Image352" text:anchor-type="as-char" svg:width="6.9236in" svg:height="6.9236in" draw:z-index="0">
<draw:image xlink:href="../Images/AРМІЯINFORM/2023-05-24T52-00-00-04-00/348849964_638373398195676_588864470677834499_n-150x150.jpg" xlink:type="simple" xlink:show="embed" xlink:actuate="onLoad" draw:mime-type="image/jpeg"/>
</draw:frame>
</text:a>
On the way to the pedestal, the Army athlete with a score of 15:11 defeated the first three rivals - the World Cup among the Kadztok British Amelie Tsang, Lorus Prixzz Israel and the team of Alina Poloziuk.</text:p>
      <text:p text:style-name="P4">
News Source: <text:a xlink:type="simple" xlink:href="https://armyinform.com.ua/2023/05/24/persha-v-istoriyi-medal-dlya-ukrayiny-armijka-olga-sopit-zdobula-zoloto-na-yevro-z-fehtuvannya-u23/" text:style-name="Internet_20_link" text:visited-style-name="Visited_20_Internet_20_Link">
https://armyinform.com.ua/2023/05/24/persha-v-istoriyi-medal-dlya-ukrayiny-armijka-olga-sopit-zdobula-zoloto-na-yevro-z-fehtuvannya-u23/</text:a>
</text:p>
      <!--NEWS-->
      <text:h text:style-name="P10" text:outline-level="1">
<text:span text:style-name="T4">
The occupiers again stole artifacts from the Crimean museums - expert Evelyn Kravchenko</text:span>
</text:h>
      <text:p text:style-name="P4">
Author: ['Антон Печерський']</text:p>
      <text:p text:style-name="P4">
Time: 2023-05-24T53:00:00-04:00</text:p>
      <text:p text:style-name="P4">
Description: Zajyskі Zagarbniki Vyvo to Rosiyskoi, Timchasovo of the perpetual Crimsky Pіvostrov ... War with Ukraine 2022, war with Ukraine Latest news today, News War with Ukraine 2022 Last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5/photo_2023-05-24_13-42-53.jpg" text:style-name="Internet_20_link" text:visited-style-name="Visited_20_Internet_20_Link">
photo_2023-05-24_13-42-53.jpg</text:a>
', '<text:a xlink:type="simple" xlink:href="https://armyinform.com.ua/wp-content/uploads/2023/05/k2udr80a57kk08w84o.jpg" text:style-name="Internet_20_link" text:visited-style-name="Visited_20_Internet_20_Link">
k2udr80a57kk08w84o.jpg</text:a>
']</text:p>
      <text:p text:style-name="P4">
Tags: ['ВТОРГНЕННЯ РФ']</text:p>
      <text:p text:style-name="P4">
Category: News</text:p>
      <!--METADATA-->
      <text:p text:style-name="P4">
<draw:frame draw:style-name="fr1" draw:name="Image353" text:anchor-type="as-char" svg:width="6.9236in" svg:height="4.153003in" draw:z-index="0">
<draw:image xlink:href="../Images/AРМІЯINFORM/2023-05-24T53-00-00-04-00/photo_2023-05-24_13-42-53.jpg" xlink:type="simple" xlink:show="embed" xlink:actuate="onLoad" draw:mime-type="image/jpeg"/>
</draw:frame>
Artifactivantian period taken out of the Khersonstaurian National Reserve to the Russian Federation</text:p>
      <text:p text:style-name="P4">
** From the temporarily occupied Crimean peninsula, Russian invaders export valuable museum exhibits to the Russian Federation. In particular, the propaganda media of the invaders spread information about the export from the National Reserve "Chersonese Tavriysky", located in Sevastopol, artifactivantian period, which were brought to the Gold of Byzantium Golden.</text:p>
      <text:p text:style-name="P4">
<text:span text:style-name="T4">
 The archeologian, an employee of the Institutearchyology of the National Academy of Sciences of Ukraine and an expert of the Crimean Platform Network Evelyn Kravchenko, told about what is happening in the museums of Crimea and in other temporarily occupied territories of Ukraine. Since the occupation of the Crimean Peninsulas Federation, it is closely monitored by the cultural heritage of the monuments in Crimea. </text:span>
</text:p>
      <text:p text:style-name="P4">
<draw:frame draw:style-name="fr1" draw:name="Image354" text:anchor-type="as-char" svg:width="6.9236in" svg:height="4.615733in" draw:z-index="0">
<draw:image xlink:href="../Images/AРМІЯINFORM/2023-05-24T53-00-00-04-00/k2udr80a57kk08w84o.jpg" xlink:type="simple" xlink:show="embed" xlink:actuate="onLoad" draw:mime-type="image/jpeg"/>
</draw:frame>
<text:span text:style-name="T4">
 - Mrs. Evelyno, who and under what pretext exports exhibits from Ukrainian museums from Crimea to Russia? </text:span>
</text:p>
      <ul>
        <li>
It is known about the group of employees of the Museum of the Novgorod Kremlin, who go to the proposition to be brought to themselves, to the Novgorod Kremlin, artifacts not only of the Skrym, but also from other temporarily occupied territories of Ukraine. Actually, there are information from everywhere that there were some people from Novgorod with a proposal to give exhibit for the exhibition in their Kremlin.</li>
      </ul>
      <text:p text:style-name="P4">
For example, they suggested that collections from the temporarily occupied Kamyanka-Dniprovskaya in Zaporizhzhia region. It is unknown at this time what they planned to take out, but the Russians were chast and sought there.</text:p>
      <text:p text:style-name="P4">
Then they visited the occupied part of the Kherson region, where they also sought out that it could be taken to Russia everywhere, but almost everything was completely looted there, nothing left. And now this group reached the Crimea again and proposed to remove unique exhibits from Chersonese.</text:p>
      <text:p text:style-name="P4">
It's an export, it's not an exhibition. Everyone is well aware that the exhibition project is to be anxious for exporting things to Russia with the sight to leave them there forever.</text:p>
      <text:p text:style-name="P4">
Read also:</text:p>
      <text:p text:style-name="P4">
<text:a xlink:type="simple" xlink:href="https://armyinform.com.ua/2023/05/22/z-hersonesu-tavrijskogo-okupanty-vpershe-vyvezly-zoloti-artefakty/" text:style-name="Internet_20_link" text:visited-style-name="Visited_20_Internet_20_Link">
From the "Chersonese Tavriysky" invaders for the first time were taken out of gold striatfacts</text:a>
<text:span text:style-name="T4">
 is part of the state policy, there are any orders of the Russian authorities of this question? </text:span>
Therefore, the message at the media about the exhibits from the Khersonstaurian National Reserve, which is taken to the Gold of Byzantium Gold in Velikonomongorod, is only the tip of the iceberg. And they export from there, apparently, the most striking, most valuable artifacts belonging to the Byzantine period of the history of Chersonese Tavriysky.</text:p>
      <text:p text:style-name="P4">
<text:span text:style-name="T4">
 - you said - on one side… </text:span>
</text:p>
      <ul>
        <li>
About a month ago, a letter was received from Moscow to Sevastopol with a secret "secret", which states that in the case of defense of the city it does not contain hazards to preserve cultural heritage objects, that is, museum bands. Therefore, museums should urgently prepare evacuation, indicate the necessary amount of rail, automobile, aviation, marine transport, which museum exhibits plan to export to Russia.</li>
      </ul>
      <text:p text:style-name="P4">
Read also:</text:p>
      <text:p text:style-name="P4">
<text:a xlink:type="simple" xlink:href="https://armyinform.com.ua/2022/08/16/hersones-perebuvaye-na-osobystomu-kontroli-vladimira-putina-evelina-kravchenko/" text:style-name="Internet_20_link" text:visited-style-name="Visited_20_Internet_20_Link">
Chersonese is under the personal control of Vladimir Putin - Evelynakravchenko</text:a>
Only from Sevastopol itself is exported to the archaeological artifacts of the Chersonese Tavriysky Special Reserve, exhibits by the Diorams of "Defense", Panorama "Defense of Sevastopol", the military-historical museum of the Michael. The most valuable of them are paired for transportation and it is possible that they are just now taken from Ukrainian museums to the Russian Federation.</text:p>
      <text:p text:style-name="P4">
News Source: <text:a xlink:type="simple" xlink:href="https://armyinform.com.ua/2023/05/24/okupanty-znovu-vykradayut-artefakty-z-muzeyiv-krymu-ekspertka-evelina-kravchenko/" text:style-name="Internet_20_link" text:visited-style-name="Visited_20_Internet_20_Link">
https://armyinform.com.ua/2023/05/24/okupanty-znovu-vykradayut-artefakty-z-muzeyiv-krymu-ekspertka-evelina-kravchenko/</text:a>
</text:p>
      <!--NEWS-->
      <text:h text:style-name="P10" text:outline-level="1">
<text:span text:style-name="T4">
The Navy told how many rocket carriers keep Russia in the Black and Mediterranean Seas</text:span>
</text:h>
      <text:p text:style-name="P4">
Author: ['АРМІЯINFORM']</text:p>
      <text:p text:style-name="P4">
Time: 2023-05-24T54:00:00-04:00</text:p>
      <text:p text:style-name="P4">
Description: Chorny Morin on the Boyal Cherguvanni has 6 pouring ship, with the Yaki 1 nose ... War with Ukraine 2022, war with Ukraine Latest news today, News War with Ukraine 2022 The last ones today, will there be a war between Ukraine and Russia and when,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5/348856413_205351031884249_2000168800869920141_n.jpg" text:style-name="Internet_20_link" text:visited-style-name="Visited_20_Internet_20_Link">
348856413_205351031884249_2000168800869920141_n.jpg</text:a>
']</text:p>
      <text:p text:style-name="P4">
Tags: ['STOPRUSSIA', 'АГРЕСІЯ РФ', 'ВІЙНА', 'ВМС ЗС УКРАЇНИ', 'ВТОРГНЕННЯ РФ']</text:p>
      <text:p text:style-name="P4">
Category: News</text:p>
      <!--METADATA-->
      <text:p text:style-name="P4">
In the Black Sea, there are 6 enemy ships on the battle duty, of which 1 carpet of the caliber rockets, a total volley of up to 8 missiles; in the Azov Sea - 1 enemy ship; In the Mediterranean, there are up to 7 enemy ships on the battle duty, of which 1 carriers of winged missiles "Caliber", a total volley of up to 4 row.</text:p>
      <text:p text:style-name="P4">
About it on their official Facebook page <text:a xlink:type="simple" xlink:href="https://www.facebook.com/navy.mil.gov.ua/posts/pfbid02SHr6xxYLDufmzz3mPMgbFG129HiyfNbEfJj2ywae2njC5drC1PJJ8ADFJfLgoaiNl" text:style-name="Internet_20_link" text:visited-style-name="Visited_20_Internet_20_Link">
report</text:a>
Navy of the Armed Forces of Ukraine.</text:p>
      <text:p text:style-name="P4">
During the day in the interests of the Russian Federation the passage of the Kerch-Yenikhal Strait made:</text:p>
      <ul>
        <li>
to the Azov Sea - 36 vessels, 7 of them continued the movement with the Bosphorus Strait; * To the Black Sea - 55 vessels, 8 of them continued the movement in the direction of the Bosphorus.</li>
      </ul>
      <text:p text:style-name="P4">
<draw:frame draw:style-name="fr1" draw:name="Image355" text:anchor-type="as-char" svg:width="6.9236in" svg:height="8.6545in" draw:z-index="0">
<draw:image xlink:href="../Images/AРМІЯINFORM/2023-05-24T54-00-00-04-00/348856413_205351031884249_2000168800869920141_n.jpg" xlink:type="simple" xlink:show="embed" xlink:actuate="onLoad" draw:mime-type="image/jpeg"/>
</draw:frame>
<text:span text:style-name="T4">
 The Russian Federation continues to violate the International Convention on the Protection of Human Life in 1974.(SOLAS)by turning off automatic identification systems(AIS), Nazi vessels in the Azov Sea. </text:span>
</text:p>
      <text:p text:style-name="P4">
News Source: <text:a xlink:type="simple" xlink:href="https://armyinform.com.ua/2023/05/24/u-vms-rozpovily-skilky-raketonosiyiv-trymaye-rosiya-u-chornomu-ta-seredzemnomu-moryah/" text:style-name="Internet_20_link" text:visited-style-name="Visited_20_Internet_20_Link">
https://armyinform.com.ua/2023/05/24/u-vms-rozpovily-skilky-raketonosiyiv-trymaye-rosiya-u-chornomu-ta-seredzemnomu-moryah/</text:a>
</text:p>
      <!--NEWS-->
      <text:h text:style-name="P10" text:outline-level="1">
<text:span text:style-name="T4">
At the Chief Commander -in -Chief, the development of Ukrainian aviation was discussed taking into account the transition to new types of aircraft</text:span>
</text:h>
      <text:p text:style-name="P4">
Author: ['АРМІЯINFORM']</text:p>
      <text:p text:style-name="P4">
Time: 2023-05-24T55:00:00-04:00</text:p>
      <text:p text:style-name="P4">
Description: President of Ukraine Volodymyr Zelensky Proviv Chergov Supreme Supreme Stations ... War with Ukraine 2022, War with Ukraine Latest News today, News War with Ukraine 2022 Last for today, will there be a war between Ukraine and Russia and when the war with Ukraine will be in 2022 Or not, will there be a war with Ukraine in the near future, they say, the war with Ukraine, Ukraine’s news today, Ukrainian news in Ukrainian media in Russian</text:p>
      <text:p text:style-name="P4">
Images: ['<text:a xlink:type="simple" xlink:href="https://armyinform.com.ua/wp-content/uploads/2023/03/630_360_1677264925-963.jpg" text:style-name="Internet_20_link" text:visited-style-name="Visited_20_Internet_20_Link">
630_360_1677264925-963.jpg</text:a>
']</text:p>
      <text:p text:style-name="P4">
Tags: ['ВОЛОДИМИР ЗЕЛЕНСЬКИЙ', 'ПРЕЗИДЕНТ УКРАЇНИ', 'СТАВКА ВЕРХОВНОГО ГОЛОВНОКОМАНДУВАЧА']</text:p>
      <text:p text:style-name="P4">
Category: News</text:p>
      <!--METADATA-->
      <text:p text:style-name="P4">
<draw:frame draw:style-name="fr1" draw:name="Image356" text:anchor-type="as-char" svg:width="6.9236in" svg:height="3.956343in" draw:z-index="0">
<draw:image xlink:href="../Images/AРМІЯINFORM/2023-05-24T55-00-00-04-00/630_360_1677264925-963.jpg" xlink:type="simple" xlink:show="embed" xlink:actuate="onLoad" draw:mime-type="image/jpeg"/>
</draw:frame>
President of Ukraine Volodymyr Zelensky held a regular meeting of the pond of the versatile commander -in -chief.</text:p>
      <text:p text:style-name="P4">
President of Ukraine Volodymyr Zelenskyy [wrote] about it(https://t.me/V_Zelenskiy_official/6354)In Telegram.</text:p>
      <text:p text:style-name="P4">
“The head was reported on the operational situation, the GUR, the commander of Khortytsia and Tavriya.</text:p>
      <text:p text:style-name="P4">
The Ministry of Defense heard about the state of providing ammunition from the advanced units of reserves. Analyzed the available and potential contracts for the supply of tadinamics of increasing their own production.</text:p>
      <text:p text:style-name="P4">
They began work on the comprehensive concept of development of our aviation, taking into account the transition to new types of aircraft. The new organizational structure, training of staff pilot, need infrastructure, logistical support, ”-said in the post of head of state.</text:p>
      <text:p text:style-name="P4">
News Source: <text:a xlink:type="simple" xlink:href="https://armyinform.com.ua/2023/05/24/na-stavczi-verhovnogo-golovnokomanduvacha-obgovoryly-rozvytok-ukrayinskoyi-aviacziyi-z-urahuvannyam-perehodu-na-novi-typy-litakiv/" text:style-name="Internet_20_link" text:visited-style-name="Visited_20_Internet_20_Link">
https://armyinform.com.ua/2023/05/24/na-stavczi-verhovnogo-golovnokomanduvacha-obgovoryly-rozvytok-ukrayinskoyi-aviacziyi-z-urahuvannyam-perehodu-na-novi-typy-litakiv/</text:a>
</text:p>
      <!--NEWS-->
      <text:h text:style-name="P10" text:outline-level="1">
<text:span text:style-name="T4">
In Donetsk, through shelling, 14 settlements have been deactivated</text:span>
</text:h>
      <text:p text:style-name="P4">
Author: ['АРМІЯINFORM']</text:p>
      <text:p text:style-name="P4">
Time: 2023-05-24T56:00:00-04:00</text:p>
      <text:p text:style-name="P4">
Description: Vorog is a sink of Terorizuvati Phafront. Yak Naslіdok, ... War with Ukraine 2022, War with Ukraine Latest news today, News War with Ukraine 2022 Last for today, will there be a war between Ukraine and Russia and when, the war with Ukraine in 2022 will be or not, will there be war With Ukraine, in the near future, they say, the war with Ukraine, Ukrainian news today, Ukrainian news in Ukrainian media in Russian</text:p>
      <text:p text:style-name="P4">
Images: ['<text:a xlink:type="simple" xlink:href="https://armyinform.com.ua/wp-content/uploads/2023/05/5800ab29-87e4b659c0ee0209674600265ea37d8f.jpg" text:style-name="Internet_20_link" text:visited-style-name="Visited_20_Internet_20_Link">
5800ab29-87e4b659c0ee0209674600265ea37d8f.jpg</text:a>
']</text:p>
      <text:p text:style-name="P4">
Tags: ['STOPRUSSIA', 'АГРЕСІЯ РФ', 'ВІЙНА', 'ВТОРГНЕННЯ РФ', 'НАСЛІДКИ ВОРОЖИХ ОБСТРІЛІВ']</text:p>
      <text:p text:style-name="P4">
Category: News</text:p>
      <!--METADATA-->
      <text:p text:style-name="P4">
<draw:frame draw:style-name="fr1" draw:name="Image357" text:anchor-type="as-char" svg:width="6.9236in" svg:height="3.499428in" draw:z-index="0">
<draw:image xlink:href="../Images/AРМІЯINFORM/2023-05-24T56-00-00-04-00/5800ab29-87e4b659c0ee0209674600265ea37d8f.jpg" xlink:type="simple" xlink:show="embed" xlink:actuate="onLoad" draw:mime-type="image/jpeg"/>
</draw:frame>
The enemy continues to terrorize frontier and border areas. As a result, the damage of energy infrastructure is recorded, there is a defect. In the same way, in the Donetsk region, 14 inhabited pens were disconnected due to fighting, 8.9 thousand consumers remained without light. After the last mass shelling, the mine remains. The second managed to heal.</text:p>
      <text:p text:style-name="P4">
About it <text:a xlink:type="simple" xlink:href="https://www.kmu.gov.ua/news/sytuatsiia-v-enerhosystemi-stanom-na-24-travnia-na-donechchyni-cherez-obstril-znestrumleni-14-naselenykh-punktiv-na-sumshchyni-cherez-vorozhu-ataku-bez-svitla-2-4-tysiachi-spozhyvachiv" text:style-name="Internet_20_link" text:visited-style-name="Visited_20_Internet_20_Link">
reports</text:a>
Government portal.</text:p>
      <text:p text:style-name="P4">
Also, as a result of shelling in the Zaporizhzhia region, 4 inhabited donations were disconnected, and in Sumy without energy supply 2,4 thousand consumers remained. In addition, because of previous shelling, it also remains without light of the carriers in Kharkiv, Kherson, and Chernihiv regions. Repair crews work where the safety situation allows.</text:p>
      <text:p text:style-name="P4">
The day managed to return the light for almost 22 thousand consumers. Most of the people are subscribers in Donetsk and Zaporizhzhya regions. Despite its complex, the energy system works steadily after shelling. Repairs on generation and networks is ongoing.</text:p>
      <text:p text:style-name="P4">
Exports and imports of electricity for the current day are not planned.</text:p>
      <text:p text:style-name="P4">
Concerning the situation in the gas industry. During the day, the volume of gas in Ukrainian storage facilities is 32.5 million cubic meters. Stocks of blue fuel make up more than 9.3 million meters cubic meters.</text:p>
      <text:p text:style-name="P4">
News Source: <text:a xlink:type="simple" xlink:href="https://armyinform.com.ua/2023/05/24/na-donechchyni-cherez-obstril-znestrumleni-14-naselenyh-punktiv/" text:style-name="Internet_20_link" text:visited-style-name="Visited_20_Internet_20_Link">
https://armyinform.com.ua/2023/05/24/na-donechchyni-cherez-obstril-znestrumleni-14-naselenyh-punktiv/</text:a>
</text:p>
      <!--NEWS-->
      <text:h text:style-name="P10" text:outline-level="1">
<text:span text:style-name="T4">
The world of generation of our parents is the inheritance</text:span>
</text:h>
      <text:p text:style-name="P4">
Author: ['АРМІЯINFORM']</text:p>
      <text:p text:style-name="P4">
Time: 2023-05-24T57:00:00-04:00</text:p>
      <text:p text:style-name="P4">
Description: President of Ukraine of Refordations, ShO Ninishnya aggressions of the Feditziye Aggress of Ukraine ... War with Ukraine 2022, War with Ukraine Latest news today,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5/photo_5435963596732485164_y.jpg" text:style-name="Internet_20_link" text:visited-style-name="Visited_20_Internet_20_Link">
photo_5435963596732485164_y.jpg</text:a>
', '<text:a xlink:type="simple" xlink:href="https://armyinform.com.ua/wp-content/uploads/2023/05/photo_5435963596732485170_y-1-150x150.jpg" text:style-name="Internet_20_link" text:visited-style-name="Visited_20_Internet_20_Link">
photo_5435963596732485170_y-1-150x150.jpg</text:a>
', '<text:a xlink:type="simple" xlink:href="https://armyinform.com.ua/wp-content/uploads/2023/05/photo_5435963596732485172_y-1-150x150.jpg" text:style-name="Internet_20_link" text:visited-style-name="Visited_20_Internet_20_Link">
photo_5435963596732485172_y-1-150x150.jpg</text:a>
', '<text:a xlink:type="simple" xlink:href="https://armyinform.com.ua/wp-content/uploads/2023/05/photo_5435963596732485163_y-1-150x150.jpg" text:style-name="Internet_20_link" text:visited-style-name="Visited_20_Internet_20_Link">
photo_5435963596732485163_y-1-150x150.jpg</text:a>
', '<text:a xlink:type="simple" xlink:href="https://armyinform.com.ua/wp-content/uploads/2023/05/photo_5435963596732485171_y-1-150x150.jpg" text:style-name="Internet_20_link" text:visited-style-name="Visited_20_Internet_20_Link">
photo_5435963596732485171_y-1-150x150.jpg</text:a>
', '<text:a xlink:type="simple" xlink:href="https://armyinform.com.ua/wp-content/uploads/2023/05/photo_5435963596732485167_y-1-150x150.jpg" text:style-name="Internet_20_link" text:visited-style-name="Visited_20_Internet_20_Link">
photo_5435963596732485167_y-1-150x150.jpg</text:a>
', '<text:a xlink:type="simple" xlink:href="https://armyinform.com.ua/wp-content/uploads/2023/05/photo_5435963596732485166_y-1-150x150.jpg" text:style-name="Internet_20_link" text:visited-style-name="Visited_20_Internet_20_Link">
photo_5435963596732485166_y-1-150x150.jpg</text:a>
', '<text:a xlink:type="simple" xlink:href="https://armyinform.com.ua/wp-content/uploads/2023/05/photo_5435963596732485168_y-1-150x150.jpg" text:style-name="Internet_20_link" text:visited-style-name="Visited_20_Internet_20_Link">
photo_5435963596732485168_y-1-150x150.jpg</text:a>
', '<text:a xlink:type="simple" xlink:href="https://armyinform.com.ua/wp-content/uploads/2023/05/photo_5435963596732485165_y-1-150x150.jpg" text:style-name="Internet_20_link" text:visited-style-name="Visited_20_Internet_20_Link">
photo_5435963596732485165_y-1-150x150.jpg</text:a>
', '<text:a xlink:type="simple" xlink:href="https://armyinform.com.ua/wp-content/uploads/2023/05/photo_5435963596732485169_y-1-150x150.jpg" text:style-name="Internet_20_link" text:visited-style-name="Visited_20_Internet_20_Link">
photo_5435963596732485169_y-1-150x150.jpg</text:a>
']</text:p>
      <text:p text:style-name="P4">
Tags: ['ВОЛОДИМИР ЗЕЛЕНСЬКИЙ', 'ПРЕЗИДЕНТ УКРАЇНИ']</text:p>
      <text:p text:style-name="P4">
Category: News</text:p>
      <!--METADATA-->
      <text:p text:style-name="P4">
<draw:frame draw:style-name="fr1" draw:name="Image358" text:anchor-type="as-char" svg:width="6.9236in" svg:height="4.615733in" draw:z-index="0">
<draw:image xlink:href="../Images/AРМІЯINFORM/2023-05-24T57-00-00-04-00/photo_5435963596732485164_y.jpg" xlink:type="simple" xlink:show="embed" xlink:actuate="onLoad" draw:mime-type="image/jpeg"/>
</draw:frame>
The President of Ukraine is convinced that the current aggression of the Russian Federation Anti -Ukraine will be the last in Europe.</text:p>
      <text:p text:style-name="P4">
President of Ukraine Volodymyr Zelenskyy [wrote] about it(https://t.me/V_Zelenskiy_official/6353)In Telegram.</text:p>
      <text:p text:style-name="P4">
“The world of our parents is a peace that they were inherited by those who have a great aggression in Europe. And the world of our generation with you is the world, which we get right now in the battles against the last aggression of Vevropi, ”the head of state reads.</text:p>
      <text:p text:style-name="P4">
<text:a xlink:type="simple" xlink:href="https://armyinform.com.ua/wp-content/uploads/2023/05/photo_5435963596732485170_y-1.jpg" text:style-name="Internet_20_link" text:visited-style-name="Visited_20_Internet_20_Link">
!(Images/AРМІЯINFORM/2023-05-24T57-00-00-04-00/photo_5435963596732485170_y-1-150x150.jpg)</text:a>
</text:p>
      <text:p text:style-name="P4">
<text:a xlink:type="simple" xlink:href="https://armyinform.com.ua/wp-content/uploads/2023/05/photo_5435963596732485172_y-1.jpg" text:style-name="Internet_20_link" text:visited-style-name="Visited_20_Internet_20_Link">
<draw:frame draw:style-name="fr1" draw:name="Image359" text:anchor-type="as-char" svg:width="6.9236in" svg:height="6.9236in" draw:z-index="0">
<draw:image xlink:href="../Images/AРМІЯINFORM/2023-05-24T57-00-00-04-00/photo_5435963596732485172_y-1-150x150.jpg" xlink:type="simple" xlink:show="embed" xlink:actuate="onLoad" draw:mime-type="image/jpeg"/>
</draw:frame>
</text:a>
</text:p>
      <text:p text:style-name="P4">
<text:a xlink:type="simple" xlink:href="https://armyinform.com.ua/wp-content/uploads/2023/05/photo_5435963596732485163_y-1.jpg" text:style-name="Internet_20_link" text:visited-style-name="Visited_20_Internet_20_Link">
<draw:frame draw:style-name="fr1" draw:name="Image360" text:anchor-type="as-char" svg:width="6.9236in" svg:height="6.9236in" draw:z-index="0">
<draw:image xlink:href="../Images/AРМІЯINFORM/2023-05-24T57-00-00-04-00/photo_5435963596732485163_y-1-150x150.jpg" xlink:type="simple" xlink:show="embed" xlink:actuate="onLoad" draw:mime-type="image/jpeg"/>
</draw:frame>
</text:a>
</text:p>
      <text:p text:style-name="P4">
<text:a xlink:type="simple" xlink:href="https://armyinform.com.ua/wp-content/uploads/2023/05/photo_5435963596732485171_y-1.jpg" text:style-name="Internet_20_link" text:visited-style-name="Visited_20_Internet_20_Link">
<draw:frame draw:style-name="fr1" draw:name="Image361" text:anchor-type="as-char" svg:width="6.9236in" svg:height="6.9236in" draw:z-index="0">
<draw:image xlink:href="../Images/AРМІЯINFORM/2023-05-24T57-00-00-04-00/photo_5435963596732485171_y-1-150x150.jpg" xlink:type="simple" xlink:show="embed" xlink:actuate="onLoad" draw:mime-type="image/jpeg"/>
</draw:frame>
</text:a>
</text:p>
      <text:p text:style-name="P4">
<text:a xlink:type="simple" xlink:href="https://armyinform.com.ua/wp-content/uploads/2023/05/photo_5435963596732485167_y-1.jpg" text:style-name="Internet_20_link" text:visited-style-name="Visited_20_Internet_20_Link">
<draw:frame draw:style-name="fr1" draw:name="Image362" text:anchor-type="as-char" svg:width="6.9236in" svg:height="6.9236in" draw:z-index="0">
<draw:image xlink:href="../Images/AРМІЯINFORM/2023-05-24T57-00-00-04-00/photo_5435963596732485167_y-1-150x150.jpg" xlink:type="simple" xlink:show="embed" xlink:actuate="onLoad" draw:mime-type="image/jpeg"/>
</draw:frame>
</text:a>
</text:p>
      <text:p text:style-name="P4">
<text:a xlink:type="simple" xlink:href="https://armyinform.com.ua/wp-content/uploads/2023/05/photo_5435963596732485166_y-1.jpg" text:style-name="Internet_20_link" text:visited-style-name="Visited_20_Internet_20_Link">
<draw:frame draw:style-name="fr1" draw:name="Image363" text:anchor-type="as-char" svg:width="6.9236in" svg:height="6.9236in" draw:z-index="0">
<draw:image xlink:href="../Images/AРМІЯINFORM/2023-05-24T57-00-00-04-00/photo_5435963596732485166_y-1-150x150.jpg" xlink:type="simple" xlink:show="embed" xlink:actuate="onLoad" draw:mime-type="image/jpeg"/>
</draw:frame>
</text:a>
</text:p>
      <text:p text:style-name="P4">
<text:a xlink:type="simple" xlink:href="https://armyinform.com.ua/wp-content/uploads/2023/05/photo_5435963596732485168_y-1.jpg" text:style-name="Internet_20_link" text:visited-style-name="Visited_20_Internet_20_Link">
<draw:frame draw:style-name="fr1" draw:name="Image364" text:anchor-type="as-char" svg:width="6.9236in" svg:height="6.9236in" draw:z-index="0">
<draw:image xlink:href="../Images/AРМІЯINFORM/2023-05-24T57-00-00-04-00/photo_5435963596732485168_y-1-150x150.jpg" xlink:type="simple" xlink:show="embed" xlink:actuate="onLoad" draw:mime-type="image/jpeg"/>
</draw:frame>
</text:a>
</text:p>
      <text:p text:style-name="P4">
<text:a xlink:type="simple" xlink:href="https://armyinform.com.ua/wp-content/uploads/2023/05/photo_5435963596732485165_y-1.jpg" text:style-name="Internet_20_link" text:visited-style-name="Visited_20_Internet_20_Link">
<draw:frame draw:style-name="fr1" draw:name="Image365" text:anchor-type="as-char" svg:width="6.9236in" svg:height="6.9236in" draw:z-index="0">
<draw:image xlink:href="../Images/AРМІЯINFORM/2023-05-24T57-00-00-04-00/photo_5435963596732485165_y-1-150x150.jpg" xlink:type="simple" xlink:show="embed" xlink:actuate="onLoad" draw:mime-type="image/jpeg"/>
</draw:frame>
</text:a>
</text:p>
      <text:p text:style-name="P4">
<text:a xlink:type="simple" xlink:href="https://armyinform.com.ua/wp-content/uploads/2023/05/photo_5435963596732485169_y-1.jpg" text:style-name="Internet_20_link" text:visited-style-name="Visited_20_Internet_20_Link">
<draw:frame draw:style-name="fr1" draw:name="Image366" text:anchor-type="as-char" svg:width="6.9236in" svg:height="6.9236in" draw:z-index="0">
<draw:image xlink:href="../Images/AРМІЯINFORM/2023-05-24T57-00-00-04-00/photo_5435963596732485169_y-1-150x150.jpg" xlink:type="simple" xlink:show="embed" xlink:actuate="onLoad" draw:mime-type="image/jpeg"/>
</draw:frame>
</text:a>
</text:p>
      <text:p text:style-name="P4">
News Source: <text:a xlink:type="simple" xlink:href="https://armyinform.com.ua/2023/05/24/myr-pokolinnya-nashyh-batkiv-cze-myr-yakyj-yim-zalyshyly-v-spadok-ti-hto-peremig-peredostannyu-velyku-agresiyu-v-yevropi-volodymyr-zelenskyj/" text:style-name="Internet_20_link" text:visited-style-name="Visited_20_Internet_20_Link">
https://armyinform.com.ua/2023/05/24/myr-pokolinnya-nashyh-batkiv-cze-myr-yakyj-yim-zalyshyly-v-spadok-ti-hto-peremig-peredostannyu-velyku-agresiyu-v-yevropi-volodymyr-zelenskyj/</text:a>
</text:p>
      <!--NEWS-->
      <text:h text:style-name="P10" text:outline-level="1">
<text:span text:style-name="T4">
In Zhytomyr region, the rights of the state were renewed on the land of 3200 ha of defense of 3200 hectares</text:span>
</text:h>
      <text:p text:style-name="P4">
Author: ['АРМІЯINFORM']</text:p>
      <text:p text:style-name="P4">
Time: 2023-05-24T58:00:00-04:00</text:p>
      <text:p text:style-name="P4">
Description: The trauma of the stream rock of the PIVNICHICIONAL-SECHIEND OPELIARY MARDARY COULD ... War with Ukraine 2022,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2/10/sud.-zemlya-e1656591977436-1.jpg" text:style-name="Internet_20_link" text:visited-style-name="Visited_20_Internet_20_Link">
sud.-zemlya-e1656591977436-1.jpg</text:a>
']</text:p>
      <text:p text:style-name="P4">
Tags: ['ЗЕМЛІ ОБОРОНИ', 'СПЕЦІАЛІЗОВАНА ПРОКУРАТУРА У ВІЙСЬКОВІЙ ТА ОБОРОННІЙ СФЕР']</text:p>
      <text:p text:style-name="P4">
Category: News</text:p>
      <!--METADATA-->
      <text:p text:style-name="P4">
<draw:frame draw:style-name="fr1" draw:name="Image367" text:anchor-type="as-char" svg:width="6.9236in" svg:height="4.292632in" draw:z-index="0">
<draw:image xlink:href="../Images/AРМІЯINFORM/2023-05-24T58-00-00-04-00/sud.-zemlya-e1656591977436-1.jpg" xlink:type="simple" xlink:show="embed" xlink:actuate="onLoad" draw:mime-type="image/jpeg"/>
</draw:frame>
In May of this year, by the decision of the North-West Appeal Court of Appeal, it was left unchanged by the decision of the Economic Court of Zhytomyr Region of February 1, 2023, according to which the contract of hunting on the lands of defense, which was concluded in 2019, was declared invalid in 2019.</text:p>
      <text:p text:style-name="P4">
About it <text:a xlink:type="simple" xlink:href="https://vppnr.gp.gov.ua/ua/news.html" text:style-name="Internet_20_link" text:visited-style-name="Visited_20_Internet_20_Link">
reports</text:a>
The press service of the Specialized Prosecutor's Office in the military and defense spherentral region.</text:p>
      <text:p text:style-name="P4">
Special prosecutors have proved in court that hunting for lands, in particular at the existing military training ground, is illegal and contradictory to the requirements of the Land Code of Ukraine, the Law of Ukraine "On the use of land defense".</text:p>
      <text:p text:style-name="P4">
The decision of the court of first instance was satisfied with the claim of the special prosecutor's office. <text:span text:style-name="T4">
 The NGO is obliged to return the land to the defense of 3200 hectares of estimated value of more than UAH 583 million </text:span>
.</text:p>
      <text:p text:style-name="P4">
Currently, the decision of the Commercial Court of Zhytomyr region, which has been immaturity with the decision of the North-Western appellate Commercial Court, gathered and is subject to compulsory enforcement.</text:p>
      <text:p text:style-name="P4">
The special Prosecutor's Office of the region is taking measures to ensure the real enforcement of the court decision and return to the use of military formations in the land.</text:p>
      <text:p text:style-name="P4">
News Source: <text:a xlink:type="simple" xlink:href="https://armyinform.com.ua/2023/05/24/na-zhytomyrshhyni-ponovleno-prava-derzhavy-na-zemli-oborony-ploshheyu-3200-ga/" text:style-name="Internet_20_link" text:visited-style-name="Visited_20_Internet_20_Link">
https://armyinform.com.ua/2023/05/24/na-zhytomyrshhyni-ponovleno-prava-derzhavy-na-zemli-oborony-ploshheyu-3200-ga/</text:a>
</text:p>
      <!--NEWS-->
      <text:h text:style-name="P10" text:outline-level="1">
<text:span text:style-name="T4">
The coordination headquarters told how to search for missing defenses</text:span>
</text:h>
      <text:p text:style-name="P4">
Author: ['АРМІЯINFORM']</text:p>
      <text:p text:style-name="P4">
Time: 2023-05-24T59:00:00-04:00</text:p>
      <text:p text:style-name="P4">
Description: At the coordinating headquarters of Putin, the premeditated worships were wounded ... The war with Ukraine 2022, the war with Ukraine is the latest news today, the News War with Ukraine 2022 is the last ones today, will there be a war between Ukraine and Russia and when the war with Ukraine will be in 2022 Or not, will there be a war with Ukraine in the near future, they say, the war with Ukraine, Ukraine’s news today, Ukrainian news in Ukrainian media in Russian</text:p>
      <text:p text:style-name="P4">
Images: ['<text:a xlink:type="simple" xlink:href="https://armyinform.com.ua/wp-content/uploads/2022/12/photo_2022-12-27_16-19-39.jpg" text:style-name="Internet_20_link" text:visited-style-name="Visited_20_Internet_20_Link">
photo_2022-12-27_16-19-39.jpg</text:a>
']</text:p>
      <text:p text:style-name="P4">
Tags: ['ВІЙСЬКОВОПОЛОНЕНІ', 'ЗНИКЛІ БЕЗВІСТИ', 'КООРДИНАЦІЙНИЙ ШТАБ З ПИТАНЬ ПОВОДЖЕННЯ З ВІЙСЬКОВОПОЛОНЕНИМИ']</text:p>
      <text:p text:style-name="P4">
Category: News</text:p>
      <!--METADATA-->
      <text:p text:style-name="P4">
<draw:frame draw:style-name="fr1" draw:name="Image368" text:anchor-type="as-char" svg:width="6.9236in" svg:height="4.569576in" draw:z-index="0">
<draw:image xlink:href="../Images/AРМІЯINFORM/2023-05-24T59-00-00-04-00/photo_2022-12-27_16-19-39.jpg" xlink:type="simple" xlink:show="embed" xlink:actuate="onLoad" draw:mime-type="image/jpeg"/>
</draw:frame>
Illustrative photo</text:p>
      <text:p text:style-name="P4">
The Coordination Staff on the management of prisoners of war took place with the families of the TRI team, during which they decided how to search for missing missing.</text:p>
      <text:p text:style-name="P4">
About it <text:a xlink:type="simple" xlink:href="https://t.me/Koord_shtab/1113" text:style-name="Internet_20_link" text:visited-style-name="Visited_20_Internet_20_Link">
reports</text:a>
Coordination headquarters.</text:p>
      <text:p text:style-name="P4">
The headquarters conducts a survey of released from captivity, collecting information about those who still remained in the captivity of the enemy. Through the Office of the Commissioner of the Verkhovna Rada, the right to the Russian side, requests are sent for confirmation and search of captivity of our missing.</text:p>
      <text:p text:style-name="P4">
"Lists to the Russian Ombudsman are submitted every two weeks, but this initiative remains unanswered by the Russian side," said the representative of the office.</text:p>
      <text:p text:style-name="P4">
Confirmation of captivity is the main search tool, which is provided by the Russian Federation through the international committee of the Red Cross.</text:p>
      <text:p text:style-name="P4">
“We visit prisoners in the places of detention, which we have access, unfortunately. This is not an official confirmation, but we report about visiting - this is important for them. We do not disclose the place of detention of the safety of the prisoner and his family. The party that holds the prisoners must inform the other side of the armed conflict, ”the ICCH said.</text:p>
      <text:p text:style-name="P4">
The headquarters noted that if a person is accounted for in the National Information Bureau, it is involved in exchanges.</text:p>
      <text:p text:style-name="P4">
“All information from relatives is accounted for. Even if you send us photographers in Balaklava and say that this is your native, we will fix it: loved ones weigh that they are their defender. We also account for information from other structures, ”the staff emphasized.</text:p>
      <text:p text:style-name="P4">
During the meeting, it was reported that a certain number of confirmations of captivity of defenders from the 113rd brigade from the Russian side were received through the ICRC.</text:p>
      <text:p text:style-name="P4">
News Source: <text:a xlink:type="simple" xlink:href="https://armyinform.com.ua/2023/05/24/u-koordynaczijnomu-shtabi-rozpovily-yak-vidbuvayetsya-poshuk-znyklyh-bezvisty-oboroncziv/" text:style-name="Internet_20_link" text:visited-style-name="Visited_20_Internet_20_Link">
https://armyinform.com.ua/2023/05/24/u-koordynaczijnomu-shtabi-rozpovily-yak-vidbuvayetsya-poshuk-znyklyh-bezvisty-oboroncziv/</text:a>
</text:p>
      <!--NEWS-->
      <text:h text:style-name="P10" text:outline-level="1">
<text:span text:style-name="T4">
The occupiers use the territory of Zaporizhzhya NPP as a military base - GUR</text:span>
</text:h>
      <text:p text:style-name="P4">
Author: ['АРМІЯINFORM']</text:p>
      <text:p text:style-name="P4">
Time: 2023-05-24T60:00:00-04:00</text:p>
      <text:p text:style-name="P4">
Description: Pry Party Twisting Magate Magate, Toyovikh Lider, not to zone its ... War with Ukraine 2022, War with Ukraine Latest News today, News War with Ukraine 2022 Last for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2/gur.webp" text:style-name="Internet_20_link" text:visited-style-name="Visited_20_Internet_20_Link">
gur.webp</text:a>
', '<text:a xlink:type="simple" xlink:href="https://armyinform.com.ua/wp-content/uploads/2023/05/20230524-02-2-150x150.jpg" text:style-name="Internet_20_link" text:visited-style-name="Visited_20_Internet_20_Link">
20230524-02-2-150x150.jpg</text:a>
', '<text:a xlink:type="simple" xlink:href="https://armyinform.com.ua/wp-content/uploads/2023/05/20230524-02-1-150x150.jpg" text:style-name="Internet_20_link" text:visited-style-name="Visited_20_Internet_20_Link">
20230524-02-1-150x150.jpg</text:a>
']</text:p>
      <text:p text:style-name="P4">
Tags: ['STOPRUSSIA', 'АГРЕСІЯ РФ', 'ВІЙНА', 'ВТОРГНЕННЯ РФ', 'ГУР МО УКРАЇНИ']</text:p>
      <text:p text:style-name="P4">
Category: News</text:p>
      <!--METADATA-->
      <text:p text:style-name="P4">
<draw:frame draw:style-name="fr1" draw:name="Image369" text:anchor-type="as-char" svg:width="6.9236in" svg:height="3.894525in" draw:z-index="0">
<draw:image xlink:href="../ConvertedIMGs/AРМІЯINFORM/2023-05-24T60-00-00-04-00/gur.png" xlink:type="simple" xlink:show="embed" xlink:actuate="onLoad" draw:mime-type="image/png"/>
</draw:frame>
Despite numerous calls from the IAEA and the world leaders, the invaders are not noticed at the Zaporozhye Nuclear Power Plant. Naris -lather of power units № 1, 2, 4 is actually used as a logistical Tavi base.</text:p>
      <text:p text:style-name="P4">
About it <text:a xlink:type="simple" xlink:href="https://gur.gov.ua/content/okupanty-prodovzhuiut-militaryzatsiiu-terytorii-zaes.html" text:style-name="Internet_20_link" text:visited-style-name="Visited_20_Internet_20_Link">
reports</text:a>
GUR of the Ministry of Defense of Ukraine.</text:p>
      <text:p text:style-name="P4">
<text:a xlink:type="simple" xlink:href="https://armyinform.com.ua/wp-content/uploads/2023/05/20230524-02-2.jpg" text:style-name="Internet_20_link" text:visited-style-name="Visited_20_Internet_20_Link">
!(Images/AРМІЯINFORM/2023-05-24T60-00-00-04-00/20230524-02-2-150x150.jpg)</text:a>
</text:p>
      <text:p text:style-name="P4">
<text:a xlink:type="simple" xlink:href="https://armyinform.com.ua/wp-content/uploads/2023/05/20230524-02-1.jpg" text:style-name="Internet_20_link" text:visited-style-name="Visited_20_Internet_20_Link">
<draw:frame draw:style-name="fr1" draw:name="Image370" text:anchor-type="as-char" svg:width="6.9236in" svg:height="6.9236in" draw:z-index="0">
<draw:image xlink:href="../Images/AРМІЯINFORM/2023-05-24T60-00-00-04-00/20230524-02-1-150x150.jpg" xlink:type="simple" xlink:show="embed" xlink:actuate="onLoad" draw:mime-type="image/jpeg"/>
</draw:frame>
</text:a>
On these sites on a permanent basis is the personnel of the racists, armored vehicles and trucks. The number of transport and servicemen is constantly changing. Each power unit can take 5 to 20 pieces of equipment for one day. Rotation occurs in a hidden prominent hour(23:00 to 05:00). Окупанти продовжують мілітаризаціютериторії ЗАЕС. Всі вантажівки щільно затентовані. Є інформація, що в нихможуть бути боєприпаси та вибухівка. Співробітників чергових змін, які маютьпроводити огляд енергоблоків щонайменше 1–2 рази на тиждень, не допускають наконтрольовану територію. Тих, хто намагався провести контрольні обходи,піддавали побиттям та катуванням. Декілька з них перебувають в госпіталі уважкому стані.</text:p>
      <text:p text:style-name="P4">
Дії окупантів вже призвели до низки аварійних ситуацій, під час яких ЗАЕСвідключалась від енергоживлення.</text:p>
      <text:p text:style-name="P4">
News Source: <text:a xlink:type="simple" xlink:href="https://armyinform.com.ua/2023/05/24/okupanty-prodovzhuyut-militaryzacziyu-terytoriyi-zaes/" text:style-name="Internet_20_link" text:visited-style-name="Visited_20_Internet_20_Link">
https://armyinform.com.ua/2023/05/24/okupanty-prodovzhuyut-militaryzacziyu-terytoriyi-zaes/</text:a>
</text:p>
      <!--NEWS-->
      <text:h text:style-name="P10" text:outline-level="1">
<text:span text:style-name="T4">
On May 25 there will be a briefing of representative of the National University of Defense of Ukraine</text:span>
</text:h>
      <text:p text:style-name="P4">
Author: ['АРМІЯINFORM']</text:p>
      <text:p text:style-name="P4">
Time: 2023-05-24T61:00:00-04:00</text:p>
      <text:p text:style-name="P4">
Description: 25 ADDARENT ON THE MILITARY MEDIA Center WILD BRIPHINGING INTERNALLY OF National ... War with Ukraine 2022, War with Ukraine Latest News today, News War with Ukraine 2022 Last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3/military-media-center.jpg" text:style-name="Internet_20_link" text:visited-style-name="Visited_20_Internet_20_Link">
military-media-center.jpg</text:a>
']</text:p>
      <text:p text:style-name="P4">
Tags: ['БРИФІНГ']</text:p>
      <text:p text:style-name="P4">
Category: News</text:p>
      <!--METADATA-->
      <text:p text:style-name="P4">
<draw:frame draw:style-name="fr1" draw:name="Image371" text:anchor-type="as-char" svg:width="6.9236in" svg:height="3.894525in" draw:z-index="0">
<draw:image xlink:href="../Images/AРМІЯINFORM/2023-05-24T61-00-00-04-00/military-media-center.jpg" xlink:type="simple" xlink:show="embed" xlink:actuate="onLoad" draw:mime-type="image/jpeg"/>
</draw:frame>
On May 25, at 10:00, a representative of the National Defense University of Ukraine on the topic: <text:span text:style-name="T4">
 IV of the IV International Scientific and Practical Conference </text:span>
 _ “Application of Space and Geoinformation Systems for National Security and Defense” will be held at the Military Media Center.</text:p>
      <text:p text:style-name="P4">
Upon completion of the briefing, the Deputy Director of the Planning Department of the Main Directorate of the National Guard of Ukraine <text:span text:style-name="T4">
 Colonels Mishalovich </text:span>
 informs about the participation of the National Guard in the Removal of Armed Aggression against Ukraine.</text:p>
      <text:p text:style-name="P4">
Accreditation of media representatives is required and will continue <text:span text:style-name="T4">
 until 18:00 on May 24. </text:span>
</text:p>
      <text:p text:style-name="P4">
Accreditation applications send to the e -mail address: <text:a xlink:type="simple" xlink:href="https://armyinform.com.ua/cdn-cgi/l/email-protection#d8a8abb5b7bcad98a8b7abacf6b5b1b4f6bfb7aef6adb9" text:style-name="Internet_20_link" text:visited-style-name="Visited_20_Internet_20_Link">
[Emailprotected]</text:a>
indicating the magazine, name and patronymic of the journalist, name of the publication, number of the Prescardiacreditation of the Armed Forces, contact phone.</text:p>
      <text:p text:style-name="P4">
News Source: <text:a xlink:type="simple" xlink:href="https://armyinform.com.ua/2023/05/24/25-travnya-vidbudetsya-bryfing-predstavnyka-naczionalnogo-universytetu-oborony-ukrayiny/" text:style-name="Internet_20_link" text:visited-style-name="Visited_20_Internet_20_Link">
https://armyinform.com.ua/2023/05/24/25-travnya-vidbudetsya-bryfing-predstavnyka-naczionalnogo-universytetu-oborony-ukrayiny/</text:a>
</text:p>
      <!--NEWS-->
      <text:h text:style-name="P10" text:outline-level="1">
<text:span text:style-name="T4">
We are waiting for clear and strong decisions from NATO: Andrey Shevchenko met with the Atlantic Council delegation</text:span>
</text:h>
      <text:p text:style-name="P4">
Author: ['АРМІЯINFORM']</text:p>
      <text:p text:style-name="P4">
Time: 2023-05-24T62:00:00-04:00</text:p>
      <text:p text:style-name="P4">
Description: About CED DOIMAL MOU. The intercessor of the Ministra defense of Ukraine Zwan єvropeiso ... the war with Ukraine 2022, the war with Ukraine is the latest news today, the News War with Ukraine 2022 is the last for today, will there be a war between Ukraine and Russia and when, the war with Ukraine in 2022 will be or not , Will there be a war with Ukraine in the near future, they say, the war with Ukraine, Ukrainian news today, Ukrainian news in Ukrainian media in Russian</text:p>
      <text:p text:style-name="P4">
Images: ['<text:a xlink:type="simple" xlink:href="https://armyinform.com.ua/wp-content/uploads/2023/05/47c3e5474e624d0099063aa1350c3994abf74778.jpg" text:style-name="Internet_20_link" text:visited-style-name="Visited_20_Internet_20_Link">
47c3e5474e624d0099063aa1350c3994abf74778.jpg</text:a>
']</text:p>
      <text:p text:style-name="P4">
Tags: ['STOPRUSSIA', 'АГРЕСІЯ РФ', 'АНДРІЙ ШЕВЧЕНКО', 'ВІЙНА', 'ВТОРГНЕННЯ РФ']</text:p>
      <text:p text:style-name="P4">
Category: News</text:p>
      <!--METADATA-->
      <text:p text:style-name="P4">
<draw:frame draw:style-name="fr1" draw:name="Image372" text:anchor-type="as-char" svg:width="6.9236in" svg:height="4.113772in" draw:z-index="0">
<draw:image xlink:href="../Images/AРМІЯINFORM/2023-05-24T62-00-00-04-00/47c3e5474e624d0099063aa1350c3994abf74778.jpg" xlink:type="simple" xlink:show="embed" xlink:actuate="onLoad" draw:mime-type="image/jpeg"/>
</draw:frame>
About it <text:a xlink:type="simple" xlink:href="https://www.mil.gov.ua/news/2023/05/24/mi-chekaemo-chitkih-i-silnih-rishen-vid-nato-andrij-shevchenko-zustrivsya-z-delegaczieyu-atlantichnoi-radi/" text:style-name="Internet_20_link" text:visited-style-name="Visited_20_Internet_20_Link">
reports</text:a>
Mou.</text:p>
      <text:p text:style-name="P4">
The Deputy Minister of Defense of Ukraine for European Integration Andriyshevchenko met in Kiev with a delegation of the Atlantic Council, headed by the Director of the Council of the Council by Ambassador John Herbst.</text:p>
      <text:p text:style-name="P4">
The foreign delegation also included the Vice-Chairman of the Center for the Strategy of Table Safety. Brent Scooukfort of the Atlantic Council Paul Dobryansky, Honorary Partner of the Atlantic Council Natalia Yaresko, Senior Researcher of the Russian and Eurasian Studies of the Carnegie Foundation for International Mirposle Marie Jovanovich.</text:p>
      <text:p text:style-name="P4">
The issue of strengthening the capabilities of the Armed Forces of Ukraine for reflection of the armored aggression of the Russian Federation was discussed.</text:p>
      <text:p text:style-name="P4">
Andriy Shevchenko thanked foreign guests for the support of Ukraine's thawing interests of our country at international diplomatic venues.</text:p>
      <text:p text:style-name="P4">
Representatives of the Atlantic Council informed about the situation on the Front-Ukrainian War and the course of reforms in the defense department.</text:p>
      <text:p text:style-name="P4">
The Deputy Minister of Defense also noted that at the future NATO Summit is expected by Ukraine from the Alliance Member States to support our country's security guardianship.</text:p>
      <text:p text:style-name="P4">
"We are waiting for clear and strong decisions from NATO countries, because we are convinced that Ukraine's rank to the Alliance will greatly strengthen Euro -Atlantic security," Andrei Shevchenko said.</text:p>
      <text:p text:style-name="P4">
Foreign delegates testified to their solidarity to Ukraine and expressed the words of support on the path of achieving our state victory over the aggressor country.</text:p>
      <text:p text:style-name="P4">
News Source: <text:a xlink:type="simple" xlink:href="https://armyinform.com.ua/2023/05/24/my-chekayemo-chitkyh-i-sylnyh-rishen-vid-nato-andrij-shevchenko-zustrivsya-z-delegacziyeyu-atlantychnoyi-rady/" text:style-name="Internet_20_link" text:visited-style-name="Visited_20_Internet_20_Link">
https://armyinform.com.ua/2023/05/24/my-chekayemo-chitkyh-i-sylnyh-rishen-vid-nato-andrij-shevchenko-zustrivsya-z-delegacziyeyu-atlantychnoyi-rady/</text:a>
</text:p>
      <!--NEWS-->
      <text:h text:style-name="P10" text:outline-level="1">
<text:span text:style-name="T4">
The situation in the Belgorod region can cause a chain reaction - a representative of GUR of the Ministry of Defense of Ukraine</text:span>
</text:h>
      <text:p text:style-name="P4">
Author: ['Віктор Шубец']</text:p>
      <text:p text:style-name="P4">
Time: 2023-05-24T63:00:00-04:00</text:p>
      <text:p text:style-name="P4">
Description: - Kremlinskuy was disinfected by those, to the rebel at Bilgorodshchini Namm ... War with Ukraine 2022, war with Ukraine Latest news today,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p>
      <text:p text:style-name="P4">
Tags: ['БІЛГОРОД', 'ВТОРГНЕННЯ РФ', 'ГУР МО УКРАЇНИ']</text:p>
      <text:p text:style-name="P4">
Category: News</text:p>
      <!--METADATA-->
      <ul>
        <li>
The Kremlin authorities were disorientation that the rebels in the Belgorod region are perfectly treated by the local population. There is a great deal of youth to the representatives of the RDC, the Legion "Freedom of Russia", the full perception of them, the hardships and key messages. Panic on events in this regional Federation is observed by the Kremlin, - Andrey Yusov, a representative of the Main News Department "Unified News" said in the Unified News.</li>
      </ul>
      <text:p text:style-name="P4">
He emphasized that the evacuation of the population that took place organically and spontaneously began after the aircraft and artillery shelling of Russia of the premises of the Belgorod Belgorod.</text:p>
      <text:p text:style-name="P4">
-We know many other stories and elements of panic evacuation of the Belgorod-22 object with nuclear weapons, announcement of the Edelweiss plan, which provides the collection of all law enforcement agencies and the search for "Nazis" in this territory. Not only in the temporary -heated territory of Ukraine, but also in the territory of its country, it indicates that its local population is also occupied.</text:p>
      <text:p text:style-name="P4">
According to Andriy Yusov, there is already an internal political sip between free people who want to live in such a country in the country of Putin's crimes and, in fact, the criminal regime itself. The situation of the Nabolgorod region has shown that in Russia there are people who defend the constitutional system on their land. Such actions may also have a certain chain reaction to a larger larger with the involvement of more conscious people.</text:p>
      <text:p text:style-name="P4">
News Source: <text:a xlink:type="simple" xlink:href="https://armyinform.com.ua/2023/05/24/sytuacziya-na-bilgorodshhyni-mozhe-sprychynyty-lanczyugovu-reakcziyu-predstavnyk-gur-mo-ukrayiny/" text:style-name="Internet_20_link" text:visited-style-name="Visited_20_Internet_20_Link">
https://armyinform.com.ua/2023/05/24/sytuacziya-na-bilgorodshhyni-mozhe-sprychynyty-lanczyugovu-reakcziyu-predstavnyk-gur-mo-ukrayiny/</text:a>
</text:p>
      <!--NEWS-->
      <text:h text:style-name="P10" text:outline-level="1">
<text:span text:style-name="T4">
The army of the Russian Federation fired at mortars and artillery of the territory of the border of Sumy region and Chernihiv region</text:span>
</text:h>
      <text:p text:style-name="P4">
Author: ['АРМІЯINFORM']</text:p>
      <text:p text:style-name="P4">
Time: 2023-05-24T64:00:00-04:00</text:p>
      <text:p text:style-name="P4">
Description: Syogodnі, 24 herbal, at 14:00 Rosіyskі pipepa -nyskiye 4 rays were she played ... War with Ukraine 2022, war with Ukraine Latest news today, News War with Ukraine 2022 Last for today, will there be a war between Ukraine and Russia and when, when, when, when, when, when, when, when, when. The war with Ukraine in 2022 will be or not, will there be a war with Ukraine in the near future, the war with Ukraine, Ukraine’s news today, Ukrainian news in Ukrainian media in Russian</text:p>
      <text:p text:style-name="P4">
Images: ['<text:a xlink:type="simple" xlink:href="https://armyinform.com.ua/wp-content/uploads/2023/05/501379058ae50fdafa91a200e502c1df_l-2.jpg" text:style-name="Internet_20_link" text:visited-style-name="Visited_20_Internet_20_Link">
501379058ae50fdafa91a200e502c1df_l-2.jpg</text:a>
']</text:p>
      <text:p text:style-name="P4">
Tags: ['АГРЕСІЯ РФ', 'ВТОРГНЕННЯ РФ', 'ОБСТРІЛИ ПРИКОРДОННЯ', 'ОК «ПІВНІЧ»']</text:p>
      <text:p text:style-name="P4">
Category: News</text:p>
      <!--METADATA-->
      <text:p text:style-name="P4">
<draw:frame draw:style-name="fr1" draw:name="Image373" text:anchor-type="as-char" svg:width="6.9236in" svg:height="4.286862in" draw:z-index="0">
<draw:image xlink:href="../Images/AРМІЯINFORM/2023-05-24T64-00-00-04-00/501379058ae50fdafa91a200e502c1df_l-2.jpg" xlink:type="simple" xlink:show="embed" xlink:actuate="onLoad" draw:mime-type="image/jpeg"/>
</draw:frame>
Illustrative photo</text:p>
      <text:p text:style-name="P4">
Today, on May 24, as of 2:00 pm, Russian occupation troops have erected the border territories of Chernihiv and Sumy regions 4 times.</text:p>
      <text:p text:style-name="P4">
About it <text:a xlink:type="simple" xlink:href="https://www.facebook.com/kommander.nord/posts/pfbid0QW6fLQoVs2K617FFYdUNhZKR6cdgLFSEJddzik3ftJ8WJ3NWkBQDGVtJLEM3wRpFl" text:style-name="Internet_20_link" text:visited-style-name="Visited_20_Internet_20_Link">
reports</text:a>
Operational Command "North".</text:p>
      <text:p text:style-name="P4">
From 07:00 to 07:15 there were 3 parishes, probably from a mortar 120 mm, in the district of Yangulivka.</text:p>
      <text:p text:style-name="P4">
From 08:50 to 09:55, 14 parishes were recorded, probably from the barrel artillery, in the settlement of the settlement of Vysyevka.</text:p>
      <text:p text:style-name="P4">
From 10:15 to 10:25, 4 parishes were recorded, probably from a mortar 120 mm, in the Bunina region.</text:p>
      <text:p text:style-name="P4">
From 11:50 to 12:10, 3 parishes were recorded, probably from the artillery, the Urny of the settlement of Khrinivka.</text:p>
      <text:p text:style-name="P4">
There was no information about losses among the local population or damage to civilian infrastructure.</text:p>
      <text:p text:style-name="P4">
News Source: <text:a xlink:type="simple" xlink:href="https://armyinform.com.ua/2023/05/24/armiya-rf-obstrilyala-z-minometiv-ta-artyleriyi-terytoriyi-prykordonnya-sumshhyny-i-chernigivshhyny/" text:style-name="Internet_20_link" text:visited-style-name="Visited_20_Internet_20_Link">
https://armyinform.com.ua/2023/05/24/armiya-rf-obstrilyala-z-minometiv-ta-artyleriyi-terytoriyi-prykordonnya-sumshhyny-i-chernigivshhyny/</text:a>
</text:p>
      <!--NEWS-->
      <text:h text:style-name="P10" text:outline-level="1">
<text:span text:style-name="T4">
NATO headquarters opened a photo exhibition "Childhood under fire-adulthood in Ukraine today"</text:span>
</text:h>
      <text:p text:style-name="P4">
Author: ['АРМІЯINFORM']</text:p>
      <text:p text:style-name="P4">
Time: 2023-05-24T65:00:00-04:00</text:p>
      <text:p text:style-name="P4">
Description: Vivtorok 23 injuries 2023 p. Special Authority of the Secretary General of NATO Zwan ... War with Ukraine 2022, War with Ukraine Latest News Today, News War with Ukraine 2022 Last for today, will there be a war between Ukraine and Russia and when, the war with Ukraine in 2022 will be or not , Will there be a war with Ukraine in the near future, they say, the war with Ukraine, Ukrainian news today, Ukrainian news in Ukrainian media in Russian</text:p>
      <text:p text:style-name="P4">
Images: ['<text:a xlink:type="simple" xlink:href="https://armyinform.com.ua/wp-content/uploads/2023/05/savechildren.jpg" text:style-name="Internet_20_link" text:visited-style-name="Visited_20_Internet_20_Link">
savechildren.jpg</text:a>
', '<text:a xlink:type="simple" xlink:href="https://armyinform.com.ua/wp-content/uploads/2023/05/nato-2.jpg" text:style-name="Internet_20_link" text:visited-style-name="Visited_20_Internet_20_Link">
nato-2.jpg</text:a>
']</text:p>
      <text:p text:style-name="P4">
Tags: ['НАТО', 'ФОТОВИСТАВКА']</text:p>
      <text:p text:style-name="P4">
Category: News</text:p>
      <!--METADATA-->
      <text:p text:style-name="P4">
<draw:frame draw:style-name="fr1" draw:name="Image374" text:anchor-type="as-char" svg:width="6.9236in" svg:height="3.894525in" draw:z-index="0">
<draw:image xlink:href="../Images/AРМІЯINFORM/2023-05-24T65-00-00-04-00/savechildren.jpg" xlink:type="simple" xlink:show="embed" xlink:actuate="onLoad" draw:mime-type="image/jpeg"/>
</draw:frame>
On Tuesday, May 23, 2023, a special representative of the General Secretariat for Women, Peace and Security Irene Fellin and a permanent representative of Belgium at NATO Ariad Petridis opened an exhibition called: "Childhood under fire - growth in Ukraine today."</text:p>
      <text:p text:style-name="P4">
About it <text:a xlink:type="simple" xlink:href="https://www.nato.int/cps/en/natohq/news_214763.htm" text:style-name="Internet_20_link" text:visited-style-name="Visited_20_Internet_20_Link">
reports</text:a>
NATO press service.</text:p>
      <text:p text:style-name="P4">
The exhibition by May 30 presents photos and interactive materials provided by Save the Children UK. The exposition depicts children's weekdays in Ukraine since the beginning of the war.</text:p>
      <text:p text:style-name="P4">
<draw:frame draw:style-name="fr1" draw:name="Image375" text:anchor-type="as-char" svg:width="6.9236in" svg:height="3.894525in" draw:z-index="0">
<draw:image xlink:href="../Images/AРМІЯINFORM/2023-05-24T65-00-00-04-00/nato-2.jpg" xlink:type="simple" xlink:show="embed" xlink:actuate="onLoad" draw:mime-type="image/jpeg"/>
</draw:frame>
"This exhibition gives you a deep idea that today and tomorrows will bring the most vulnerable sections of society - our children," Irene Fellin said.</text:p>
      <text:p text:style-name="P4">
She added that the Alliance members are working to complete the development of policies of a non -children and armed conflicts in order(https://armyinform.com.ua/2022/11/09/nastupnyj-samit-nato-vidbudetsya-vlitku-2023-roku-v-lytvi/)in July.</text:p>
      <text:p text:style-name="P4">
Children and armed conflicts are one of the five priority areas of NATO's human security. NATO's first policy on children and armed conflicts will help to integrate the UN Security Council in military operations, training and education of NATO.</text:p>
      <text:p text:style-name="P4">
The opening of the exhibition was also attended by the Chief Executive Director of Save the Children uk Gwen Heins and the head of the Mission of Ukraine at Natalia Natalia Galibarenko.</text:p>
      <text:p text:style-name="P4">
News Source: <text:a xlink:type="simple" xlink:href="https://armyinform.com.ua/2023/05/24/u-shtab-kvartyri-nato-vidkrylasya-fotovystavka-dytynstvo-pid-vognem-doroslishannya-v-ukrayini-sogodni/" text:style-name="Internet_20_link" text:visited-style-name="Visited_20_Internet_20_Link">
https://armyinform.com.ua/2023/05/24/u-shtab-kvartyri-nato-vidkrylasya-fotovystavka-dytynstvo-pid-vognem-doroslishannya-v-ukrayini-sogodni/</text:a>
</text:p>
      <!--NEWS-->
      <text:h text:style-name="P10" text:outline-level="1">
<text:span text:style-name="T4">
Ukrainian military in the United Kingdom learns to repair the M270 RSZV</text:span>
</text:h>
      <text:p text:style-name="P4">
Author: ['АРМІЯINFORM']</text:p>
      <text:p text:style-name="P4">
Time: 2023-05-24T66:00:00-04:00</text:p>
      <text:p text:style-name="P4">
Description: VIISKOVOVOSKOVSKI Zbroynynykh Ukrainian to pass specially PIDGOTOTOGOVOTHINGS ... War with Ukraine 2022, War with Ukraine Latest News Today, News War with Ukraine 2022 Last today, will there be a war between Ukraine and Russia and when the war with Ukraine will be in 2022 Or not, will there be a war with Ukraine in the near future, they say, the war with Ukraine, Ukraine’s news today, Ukrainian news in Ukrainian media in Russian</text:p>
      <text:p text:style-name="P4">
Images: ['<text:a xlink:type="simple" xlink:href="https://armyinform.com.ua/wp-content/uploads/2023/05/genshtab01-1.jpg" text:style-name="Internet_20_link" text:visited-style-name="Visited_20_Internet_20_Link">
genshtab01-1.jpg</text:a>
', '<text:a xlink:type="simple" xlink:href="https://armyinform.com.ua/wp-content/uploads/2023/05/genshtab02-1.jpg" text:style-name="Internet_20_link" text:visited-style-name="Visited_20_Internet_20_Link">
genshtab02-1.jpg</text:a>
']</text:p>
      <text:p text:style-name="P4">
Tags: ['ORBITAL', 'STOPRUSSIA', 'АГРЕСІЯ РФ', 'БРИТАНІЯ', 'НАВЧАННЯ ВІЙСЬКОВИХ', 'РСЗВ М270']</text:p>
      <text:p text:style-name="P4">
Category: News</text:p>
      <!--METADATA-->
      <text:p text:style-name="P4">
<draw:frame draw:style-name="fr1" draw:name="Image376" text:anchor-type="as-char" svg:width="6.9236in" svg:height="3.894525in" draw:z-index="0">
<draw:image xlink:href="../Images/AРМІЯINFORM/2023-05-24T66-00-00-04-00/genshtab01-1.jpg" xlink:type="simple" xlink:show="embed" xlink:actuate="onLoad" draw:mime-type="image/jpeg"/>
</draw:frame>
Armed Forces Servicemen of Ukraine undergo special training for the maintenance of a jet system(RSVV)<text:a xlink:type="simple" xlink:href="https://armyinform.com.ua/2022/06/25/chym-vidriznyayutsya-mlrs-ta-himars/" text:style-name="Internet_20_link" text:visited-style-name="Visited_20_Internet_20_Link">
Mih 0</text:a>
.</text:p>
      <text:p text:style-name="P4">
Про це<text:a xlink:type="simple" xlink:href="https://www.facebook.com/GeneralStaff.ua/posts/pfbid0hKTJbfynyThQur154pRm7GnhQm5BU4iYJTcmcAFhwFZBse96cEuGtbTknfg4W4BAl" text:style-name="Internet_20_link" text:visited-style-name="Visited_20_Internet_20_Link">
повідомляє</text:a>
The General Staff of the Armed Forces.</text:p>
      <text:p text:style-name="P4">
Training takes place within the framework of the training operation of the UK Orbital Armored Forces.</text:p>
      <text:p text:style-name="P4">
According to the Armed Forces General Staff, Ukrainian servicemen consider the RSSS systems decisive for the ability of the Armed Forces of Ukraine to strike the invaders in the Ukrainian temporarily occupied territories.</text:p>
      <text:p text:style-name="P4">
A training package provided by contractors from the Defense School of Electronic Tamchanical Engineering and the 26th Regiment of Royal Artillery provides the armed forces of Ukraine with the necessary skills to support the RSSU in combat.</text:p>
      <text:p text:style-name="P4">
The skills and skills gained in this course will be transferred to other soldiers of Ukraine after returning to Ukraine.</text:p>
      <text:p text:style-name="P4">
<draw:frame draw:style-name="fr1" draw:name="Image377" text:anchor-type="as-char" svg:width="6.9236in" svg:height="3.894525in" draw:z-index="0">
<draw:image xlink:href="../Images/AРМІЯINFORM/2023-05-24T66-00-00-04-00/genshtab02-1.jpg" xlink:type="simple" xlink:show="embed" xlink:actuate="onLoad" draw:mime-type="image/jpeg"/>
</draw:frame>
Recall that the first MLRS M270 RSZV systems <text:a xlink:type="simple" xlink:href="https://armyinform.com.ua/2022/07/15/v-ukrayinu-prybuly-pershi-systemy-mlrs-m270-oleksij-reznikov/" text:style-name="Internet_20_link" text:visited-style-name="Visited_20_Internet_20_Link">
arrived</text:a>
to Ukraine in July 2022.</text:p>
      <text:p text:style-name="P4">
*!(https://armyinform.com.ua/2019/11/19/brytanski-instruktory-navchayut-ukrayinskyh-pihotyncziv-za-programoyu-orbital/)Many defense -strokes: <text:a xlink:type="simple" xlink:href="https://armyinform.com.ua/2021/06/17/misiyi-orbital-v-ukrayini-navchannya-z-indyvidualnoyi-pidgotovky-za-novitnimy-metodykamy/" text:style-name="Internet_20_link" text:visited-style-name="Visited_20_Internet_20_Link">
MINE IMPORTANCE</text:a>
and self -made explosive devices, <text:a xlink:type="simple" xlink:href="https://armyinform.com.ua/2021/11/08/pidgotovka-vid-instruktoriv-orbital-persha-medychna-dopomoga-minna-bezpeka-taktyka-boyu/" text:style-name="Internet_20_link" text:visited-style-name="Visited_20_Internet_20_Link">
providing medical care</text:a>
and with <text:a xlink:type="simple" xlink:href="https://armyinform.com.ua/2021/05/28/fahivczi-korolivskogo-flotu-velykoyi-brytaniyi-provodyat-kurs-iz-logistyky-dlya-vms-zs-ukrayiny/" text:style-name="Internet_20_link" text:visited-style-name="Visited_20_Internet_20_Link">
CHECULIGATICS</text:a>
.Тимчасово припинена у 2022 році, операція знову розпочалася у світліширокомасштабної агресії росії проти України.</text:p>
      <text:p text:style-name="P4">
News Source: <text:a xlink:type="simple" xlink:href="https://armyinform.com.ua/2023/05/24/ukrayinski-vijskovi-u-velykij-brytaniyi-vchatsya-remontuvaty-rszv-m270/" text:style-name="Internet_20_link" text:visited-style-name="Visited_20_Internet_20_Link">
https://armyinform.com.ua/2023/05/24/ukrayinski-vijskovi-u-velykij-brytaniyi-vchatsya-remontuvaty-rszv-m270/</text:a>
</text:p>
      <!--NEWS-->
      <text:h text:style-name="P10" text:outline-level="1">
<text:span text:style-name="T4">
An electronic queue for the passage of VLK was launched in eight cities of Ukraine</text:span>
</text:h>
      <text:p text:style-name="P4">
Author: ['АРМІЯINFORM']</text:p>
      <text:p text:style-name="P4">
Time: 2023-05-24T67:00:00-04:00</text:p>
      <text:p text:style-name="P4">
Description: Snake to go to the Vokonalennya for the forgetful of the Zruchny Passennia ... The war with Ukraine 2022, the war with Ukraine is the latest news today, the news war with Ukraine 2022 Last today, will there be a war between Ukraine and Russia and when the war with Ukraine in 2022 will b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5/photo_5433633783132834521_y-e1684931663846.jpg" text:style-name="Internet_20_link" text:visited-style-name="Visited_20_Internet_20_Link">
photo_5433633783132834521_y-e1684931663846.jpg</text:a>
']</text:p>
      <text:p text:style-name="P4">
Tags: ['ВЛК', 'ЕЛЕКТРОННА ЧЕРГА', 'КОМАНДУВАННЯ МЕДИЧНИХ СИЛ ЗСУ']</text:p>
      <text:p text:style-name="P4">
Category: News</text:p>
      <!--METADATA-->
      <text:p text:style-name="P4">
<draw:frame draw:style-name="fr1" draw:name="Image378" text:anchor-type="as-char" svg:width="6.9236in" svg:height="5.481183in" draw:z-index="0">
<draw:image xlink:href="../Images/AРМІЯINFORM/2023-05-24T67-00-00-04-00/photo_5433633783132834521_y-e1684931663846.jpg" xlink:type="simple" xlink:show="embed" xlink:actuate="onLoad" draw:mime-type="image/jpeg"/>
</draw:frame>
Improvement measures continue to ensure the military-doctor commission of the Military Medical Commission(<text:a xlink:type="simple" xlink:href="https://armyinform.com.ua/tag/vlk/" text:style-name="Internet_20_link" text:visited-style-name="Visited_20_Internet_20_Link">
VLK</text:a>
). Зокрема, днями системаелектронної черги була<text:a xlink:type="simple" xlink:href="https://armyinform.com.ua/2023/05/05/zapys-do-vijskovo-likarskyh-komisij-stane-elektronnym-do-kinczya-travnya/" text:style-name="Internet_20_link" text:visited-style-name="Visited_20_Internet_20_Link">
запроваджена</text:a>
In the military units of Starokostiantynov, Desna, Dnipro, Nikolaev, Bila Tserkva, Rivne, Chernivtsi and Zhytomyr.</text:p>
      <text:p text:style-name="P4">
And since the beginning of May, the electronic queue <text:a xlink:type="simple" xlink:href="https://armyinform.com.ua/2023/05/18/elektronna-cherga-vzhe-zaprovadzhena-u-5-vijskovyh-shpytalyah-oksana-gorbach/" text:style-name="Internet_20_link" text:visited-style-name="Visited_20_Internet_20_Link">
operates</text:a>
Also in the military units of Kyiv, Lviv, Vinnitsa, Odessa and Kharkiv.</text:p>
      <text:p text:style-name="P4">
This mechanism enables <text:a xlink:type="simple" xlink:href="https://armyinform.com.ua/2023/05/18/zapys-do-elektronnoyi-chergy-zdijsnyuvatyme-nachalnyk-medychnoyi-sluzhby-oksana-gorbach/" text:style-name="Internet_20_link" text:visited-style-name="Visited_20_Internet_20_Link">
to record</text:a>
servicemen at the VLK or a doctor for advice on a convenient for them and time.</text:p>
      <text:p text:style-name="P4">
Improving the quality of health care and providing servicemen during the passage of the Military Medical Commission is <text:a xlink:type="simple" xlink:href="https://armyinform.com.ua/2023/05/11/ne-vijskovosluzhbovecz-maye-hodyty-po-medychnu-dovidku-a-dovidka-za-nym-oksana-gorbach/" text:style-name="Internet_20_link" text:visited-style-name="Visited_20_Internet_20_Link">
priority</text:a>
The task of the medical forces of the Armed Forces and the Government of Ukraine. For the realization of these tasks, the units of the Armed Forces of Ukraine, the Ministry of Defense of Ukraine, the Ministry of Health of Ukraine, the Ministry of Veterans of Ukraine, the Ministry of Digital Transformation of Ukraine and the Public are actively operating.</text:p>
      <text:p text:style-name="P4">
<text:span text:style-name="T4">
 Source: </text:span>
 <text:a xlink:type="simple" xlink:href="https://t.me/militarymediacenter/2013" text:style-name="Internet_20_link" text:visited-style-name="Visited_20_Internet_20_Link">
<text:span text:style-name="T5">
military media center</text:span>
</text:a>
</text:p>
      <text:p text:style-name="P4">
News Source: <text:a xlink:type="simple" xlink:href="https://armyinform.com.ua/2023/05/24/elektronnu-chergu-dlya-prohodzhennya-vlk-zapustyly-shhe-u-vosmy-mistah-ukrayiny/" text:style-name="Internet_20_link" text:visited-style-name="Visited_20_Internet_20_Link">
https://armyinform.com.ua/2023/05/24/elektronnu-chergu-dlya-prohodzhennya-vlk-zapustyly-shhe-u-vosmy-mistah-ukrayiny/</text:a>
</text:p>
      <!--NEWS-->
      <text:h text:style-name="P10" text:outline-level="1">
<text:span text:style-name="T4">
Only 197 children in Crimea study in their native language</text:span>
</text:h>
      <text:p text:style-name="P4">
Author: ['Леся Медведенко']</text:p>
      <text:p text:style-name="P4">
Time: 2023-05-24T68:00:00-04:00</text:p>
      <text:p text:style-name="P4">
Description: About the house of the REMODIC OF RIGHOOUS Table “Deokupatsiya I Reintegrai Crim: Vikliki U ... War with Ukraine 2022, War with Ukraine Latest News today, News War with Ukraine 2022 Last today, will there be a war between Ukraine and Russia and when,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5/whatsapp-image-2023-05-24-at-12.51.11-1.jpeg" text:style-name="Internet_20_link" text:visited-style-name="Visited_20_Internet_20_Link">
whatsapp-image-2023-05-24-at-12.51.11-1.jpeg</text:a>
', '<text:a xlink:type="simple" xlink:href="https://armyinform.com.ua/wp-content/uploads/2023/05/whatsapp-image-2023-05-24-at-12.51.11-2.jpeg" text:style-name="Internet_20_link" text:visited-style-name="Visited_20_Internet_20_Link">
whatsapp-image-2023-05-24-at-12.51.11-2.jpeg</text:a>
', '<text:a xlink:type="simple" xlink:href="https://armyinform.com.ua/wp-content/uploads/2023/05/whatsapp-image-2023-05-24-at-12.51.11.jpeg" text:style-name="Internet_20_link" text:visited-style-name="Visited_20_Internet_20_Link">
whatsapp-image-2023-05-24-at-12.51.11.jpeg</text:a>
']</text:p>
      <text:p text:style-name="P4">
Tags: ['ДІТИ']</text:p>
      <text:p text:style-name="P4">
Category: News</text:p>
      <!--METADATA-->
      <text:p text:style-name="P4">
<draw:frame draw:style-name="fr1" draw:name="Image379" text:anchor-type="as-char" svg:width="6.9236in" svg:height="3.859467in" draw:z-index="0">
<draw:image xlink:href="../Images/AРМІЯINFORM/2023-05-24T68-00-00-04-00/whatsapp-image-2023-05-24-at-12.51.11-1.jpeg" xlink:type="simple" xlink:show="embed" xlink:actuate="onLoad" draw:mime-type="image/jpeg"/>
</draw:frame>
This was reported during <text:a xlink:type="simple" xlink:href="https://www.youtube.com/watch" text:style-name="Internet_20_link" text:visited-style-name="Visited_20_Internet_20_Link">
roundstone</text:a>
"Deoccupation and Reintegration of Crym: Challenges in the Field of Education", which took place in Ukrinform. During nine occupation in the Donbass and the Crimean Peninsula, Ukrainian identity is destroyed. The creation of an information and educational ghetto occurs - in the occupied territories of Kherson, Kharkiv, Donetsk, Lugansk and Zaporizhzhya regions.</text:p>
      <ul>
        <li>
Studies in the liberated territories show that it is young people and children, the most vulnerable part of Ukrainian society, have become an instrument of the aggressor of voming actions. Therefore, after the military de -occupation of Crimea, we need to conduct a systemic de -occupation of the Crimean consciousness, and above all children, - said the head of the Center for Strategic Communications and Information Security Igor Solovey at the beginning of the event.</li>
      </ul>
      <text:p text:style-name="P4">
Currently, the educational space of the occupied Crimea is also undergoing an aggressor. The object of encroachment of Russian propagandists of the Russian Federation was even the least at the age of 5 years, that is, preschoolers.</text:p>
      <ul>
        <li>
According to official data of the Russian Federation, only 34 children in the whole Crimea have access to the Ukrainian language in the Ukrainian language. Also, the influence of propagandists is spreading at the age of 16-17 years, which are directed to the militarization of the larger recruitment to the Armed Forces of the Russian Federation, - said Valentin Potapov, the head of the Central Civic Enlightenment of Almena.</li>
      </ul>
      <text:p text:style-name="P4">
<draw:frame draw:style-name="fr1" draw:name="Image380" text:anchor-type="as-char" svg:width="6.9236in" svg:height="3.865677in" draw:z-index="0">
<draw:image xlink:href="../Images/AРМІЯINFORM/2023-05-24T68-00-00-04-00/whatsapp-image-2023-05-24-at-12.51.11-2.jpeg" xlink:type="simple" xlink:show="embed" xlink:actuate="onLoad" draw:mime-type="image/jpeg"/>
</draw:frame>
According to the Almena Center, 230 thousand children in the Crimea and 53.5 thousand in Sevastopol went to the school in the 2022/2023 academic year. Among them are about 2 thousand children from the occupied territories of Lugansk, Donetsk, Kherson and Zaporizhzhya region. 50,000 children are enrolled in Crimean universities. The educational process of the semi -island is provided by about 30 thousand pedagogical staff, and this is digital to understand the processes of future reintegration.</text:p>
      <text:p text:style-name="P4">
<draw:frame draw:style-name="fr1" draw:name="Image381" text:anchor-type="as-char" svg:width="6.9236in" svg:height="3.65311in" draw:z-index="0">
<draw:image xlink:href="../Images/AРМІЯINFORM/2023-05-24T68-00-00-04-00/whatsapp-image-2023-05-24-at-12.51.11.jpeg" xlink:type="simple" xlink:show="embed" xlink:actuate="onLoad" draw:mime-type="image/jpeg"/>
</draw:frame>
- For all these children, a whole system of destruction of Ukrainian identity has been created, which intends to turn these children into Russians. Almost all the concepts, which have been introduced since 2014 and intensified since 2022 by the adoption of the law, propatriotic education in the Crimea, aimed at preschoolers, students, students and pupils of boarding schools, - said the expert.- Today there is only one school, near the city of Feodosia, where they currently study up to 9th grade 182 children and another 15 children study in their mother tongue. That is, in total in occupied Crimea, only 197 children are learning a generic language(of 230 thousand), - Valentina Potapova emphasized.</text:p>
      <text:p text:style-name="P4">
According to the expert, for nine years in the Crimea it is completely prohibited the history of Ukraine: neither in the educational process nor in libraries, nor in Ukrainian cultural centers of access to the history of Ukraine. In the textbook of world history, which is introduced by Russia, Ukraine does not exist, the textbooks on the history of Russia Ukraine have no subjectivity, but presented as part of the Russian Empire. Therefore, children on the peninsula do not understand that the state as Ukraine is such a people as Ukrainians.</text:p>
      <text:p text:style-name="P4">
Among the tools of propaganda of the racists - special "ideological lessons" - "Exploring about the important", "lessons of courage", which are conducted every Monday are urgent for distortion of history, splashing facts, justification of war. handling weapons.</text:p>
      <ul>
        <li>
There are now 128 cadet classes in Crimea, where about three thousand children are being prepared. As of today, there are more than 874 unarmies in Crimea, the number of children involved in this organization reaches 30 thousand. Military movements, including "eagles" and "movement of the first" spread to other occupied territories, including22 such movements are now opened in Kherson and Zaporizhzhya regions, - said Lydroe Expert. This trend leads to tragic consequences for Ukrainian children in the occupied territories-their faces can be seen in the memorial plants of the dead in the Russian-Ukrainian war on the side of the Russian Federation.</li>
      </ul>
      <text:p text:style-name="P4">
At the same time, there is a demographic engineering by the occupier country. Ukrainian citizens with an active position are Crimean, but instead encourages the crossing of Russian citizens from the Russian Federation, in particular through the introduction of special programs "Zemsky Teacher" and "Zemsky Doctor". Discriminatory for ethnic Ukrainians and Crimean Tatars is forced to conceal the national identity.</text:p>
      <text:p text:style-name="P4">
For nine years of occupation, Ukraine has lost a whole generation of Crimean children, but today a strategic vision of demilitarization of the system of education and the return of the Ukrainian components to educational processes is needed in order to return the Ukrainian consciousness to children and young Crimea.</text:p>
      <text:p text:style-name="P4">
News Source: <text:a xlink:type="simple" xlink:href="https://armyinform.com.ua/2023/05/24/lyshe-197-ditej-u-krymu-navchayutsya-ridnoyu-movoyu/" text:style-name="Internet_20_link" text:visited-style-name="Visited_20_Internet_20_Link">
https://armyinform.com.ua/2023/05/24/lyshe-197-ditej-u-krymu-navchayutsya-ridnoyu-movoyu/</text:a>
</text:p>
      <!--NEWS-->
      <text:h text:style-name="P10" text:outline-level="1">
<text:span text:style-name="T4">
He shot unarmed civilian during Irpen's occupation: the Russian officer will be tried</text:span>
</text:h>
      <text:p text:style-name="P4">
Author: ['АРМІЯINFORM']</text:p>
      <text:p text:style-name="P4">
Time: 2023-05-24T69:00:00-04:00</text:p>
      <text:p text:style-name="P4">
Description: To the court, the accusations of the Stosomno Viexkovo Service forces of the Russian Federation for the fact of the fact ... War with Ukraine 2022, the war with Ukraine is the latest news today, the war with Ukraine 2022, the last ones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5/9-39.jpg" text:style-name="Internet_20_link" text:visited-style-name="Visited_20_Internet_20_Link">
9-39.jpg</text:a>
']</text:p>
      <text:p text:style-name="P4">
Tags: ['АГРЕСІЯ РФ', 'ОФІС ГЕНЕРАЛЬНОГО ПРОКУРОРА УКРАЇНИ', 'ПОРУШЕННЯ ЗАКОНІВ ТА ЗВИЧАЇВ ВІЙНИ']</text:p>
      <text:p text:style-name="P4">
Category: News</text:p>
      <!--METADATA-->
      <text:p text:style-name="P4">
<draw:frame draw:style-name="fr1" draw:name="Image382" text:anchor-type="as-char" svg:width="6.9236in" svg:height="5.008071in" draw:z-index="0">
<draw:image xlink:href="../Images/AРМІЯINFORM/2023-05-24T69-00-00-04-00/9-39.jpg" xlink:type="simple" xlink:show="embed" xlink:actuate="onLoad" draw:mime-type="image/jpeg"/>
</draw:frame>
An indictment was sent to the court with respect to the serviceman of the armed Sylrf on violation of the laws and customs of war combined with deliberate murders.</text:p>
      <text:p text:style-name="P4">
About it <text:a xlink:type="simple" xlink:href="https://www.gp.gov.ua/ua/posts/suditimut-oficera-rf-yakii-pid-cas-okupaciyi-irpenya-rozstrilyav-bezzbroinogo-mirnogo-meskancya" text:style-name="Internet_20_link" text:visited-style-name="Visited_20_Internet_20_Link">
reports</text:a>
Office Prosecutor of Ukraine.</text:p>
      <text:p text:style-name="P4">
Investigation found that during March 2022, in the Occupied city of Irpin, the commander of the 31st separate airborne-assault barrier of the airborne troops of the Armed Forces of the Russian Federation, together with other military servicemen of the Russian Federation, conducted special raids. They are cruelly, abusively humiliating with civilian citizens of Ukraine who did not participate in the poor. In this way, the invaders tried to identify patriotic inhabitants.</text:p>
      <text:p text:style-name="P4">
People were forced to hide from the Russian troops. Because when such citizens are identified, they carried out inspections and so -called interrogations, using physical violence.</text:p>
      <text:p text:style-name="P4">
On March 25, 2022, the commander, together with the military personnel of the Russian Federation, bypassed the house in the residential complex "Green House on Mechnikov". During the time for the motives of explicit disrespect for Ukrainians, the occupier with a sharp movement of hair from the head of a woman in 1949 and struck an example of a tight weapon in the face.</text:p>
      <text:p text:style-name="P4">
In another of the apartments, the occupiers found a local resident. Due to the man from the man, the inhuman took him to the house to the children's site and shot the victim in the head of automatic weapons. The neighbors found the body of the man the next morning and temporarily buried him in the parking lot.</text:p>
      <text:p text:style-name="P4">
News Source: <text:a xlink:type="simple" xlink:href="https://armyinform.com.ua/2023/05/24/rozstrilyav-bezzbrojnogo-czyvilnogo-pid-chas-okupacziyi-irpenya-sudytymut-oficzera-rf/" text:style-name="Internet_20_link" text:visited-style-name="Visited_20_Internet_20_Link">
https://armyinform.com.ua/2023/05/24/rozstrilyav-bezzbrojnogo-czyvilnogo-pid-chas-okupacziyi-irpenya-sudytymut-oficzera-rf/</text:a>
</text:p>
      <!--NEWS-->
      <text:h text:style-name="P10" text:outline-level="1">
<text:span text:style-name="T4">
Events in Belgorod region will not affect the security situation in Ukraine - Alexei Danilov</text:span>
</text:h>
      <text:p text:style-name="P4">
Author: ['АРМІЯINFORM']</text:p>
      <text:p text:style-name="P4">
Time: 2023-05-24T70:00:00-04:00</text:p>
      <text:p text:style-name="P4">
Description: In the Bєlgorodskiy Region inputslahnnya Tudi Vynіzizih Rosieki Formula --... War with Ukraine 2022, the war with Ukraine Latest news today, News War with Ukraine 2022 The last to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2/09/oleksij-danilov.jpg" text:style-name="Internet_20_link" text:visited-style-name="Visited_20_Internet_20_Link">
oleksij-danilov.jpg</text:a>
']</text:p>
      <text:p text:style-name="P4">
Tags: ['БЄЛГОРОДСЬКА ОБЛАСТЬ', 'ОЛЕКСІЙ ДАНІЛОВ', 'РНБО УКРАЇНИ']</text:p>
      <text:p text:style-name="P4">
Category: News</text:p>
      <!--METADATA-->
      <text:p text:style-name="P4">
<draw:frame draw:style-name="fr1" draw:name="Image383" text:anchor-type="as-char" svg:width="6.9236in" svg:height="4.615733in" draw:z-index="0">
<draw:image xlink:href="../Images/AРМІЯINFORM/2023-05-24T70-00-00-04-00/oleksij-danilov.jpg" xlink:type="simple" xlink:show="embed" xlink:actuate="onLoad" draw:mime-type="image/jpeg"/>
</draw:frame>
The events in the Belgorod region after the enrollment of Russian forms - the "Russian volunteer corps" and the Legion "Freedom of Russia" will in no way affect the security situation in Ukraine, since the inventory cases of the Russian Federation will in no way affect.</text:p>
      <text:p text:style-name="P4">
About it <text:a xlink:type="simple" xlink:href="https://rnbo.gov.ua/ua/Diialnist/6359.html" text:style-name="Internet_20_link" text:visited-style-name="Visited_20_Internet_20_Link">
stated</text:a>
Secretary of the Radinational Security and Defense of Ukraine Alexey Danilov.</text:p>
      <text:p text:style-name="P4">
“Russian citizens are entitled to protest. This is recorded in Russian regulatory documents, ”the NSDC secretary said.</text:p>
      <text:p text:style-name="P4">
At the same time, he was surprised that the events in the Belgorod region caused "deep concern" in the Kremlin, calling the nonsense accusations by the RFNA of the Armed Forces of Ukraine.</text:p>
      <text:p text:style-name="P4">
Instead, Alexei Danilov predicted that residents and other regions of Russia, who are strongly against Putin's regime, can initiate constant protests.</text:p>
      <text:p text:style-name="P4">
"I am sure that these processes will be constantly happening to our victory," he said.</text:p>
      <text:p text:style-name="P4">
Earlier, Deputy Minister of Defense Anna Malyar <text:a xlink:type="simple" xlink:href="https://armyinform.com.ua/2023/05/23/ganna-malyar-pro-sytuacziyu-na-byelgorodshhyni-cze-peredbachuvana-vnutrishnya-rosijska-kryza/" text:style-name="Internet_20_link" text:visited-style-name="Visited_20_Internet_20_Link">
stated</text:a>
that the situation of the Ulgorod region is a predictable internal Russian crisis that has been anasized to a large -scale invasion of the Russian Federation into Ukraine.</text:p>
      <text:p text:style-name="P4">
News Source: <text:a xlink:type="simple" xlink:href="https://armyinform.com.ua/2023/05/24/podiyi-na-byelgorodshhyni-ne-vplynut-na-bezpekovu-sytuacziyu-v-ukrayini-oleksij-danilov/" text:style-name="Internet_20_link" text:visited-style-name="Visited_20_Internet_20_Link">
https://armyinform.com.ua/2023/05/24/podiyi-na-byelgorodshhyni-ne-vplynut-na-bezpekovu-sytuacziyu-v-ukrayini-oleksij-danilov/</text:a>
</text:p>
      <!--NEWS-->
      <text:h text:style-name="P10" text:outline-level="1">
<text:span text:style-name="T4">
Today, Ukraine is intercepting the enemy's strategic initiative - Petro Chernik</text:span>
</text:h>
      <text:p text:style-name="P4">
Author: ['Віктор Шубец']</text:p>
      <text:p text:style-name="P4">
Time: 2023-05-24T71:00:00-04:00</text:p>
      <text:p text:style-name="P4">
Description: About the Take of the Direct Efirphon "єini Novy" Rospovyv Vіsovye Sexpert Petro ... War with Ukraine 2022, war with Ukraine Latest news today, News War with Ukraine 2022 Last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2/08/petro-chernyk.jpeg" text:style-name="Internet_20_link" text:visited-style-name="Visited_20_Internet_20_Link">
petro-chernyk.jpeg</text:a>
']</text:p>
      <text:p text:style-name="P4">
Tags: ['ПЕТРО ЧЕРНИК']</text:p>
      <text:p text:style-name="P4">
Category: News</text:p>
      <!--METADATA-->
      <text:p text:style-name="P4">
<draw:frame draw:style-name="fr1" draw:name="Image384" text:anchor-type="as-char" svg:width="6.9236in" svg:height="3.894525in" draw:z-index="0">
<draw:image xlink:href="../Images/AРМІЯINFORM/2023-05-24T71-00-00-04-00/petro-chernyk.jpeg" xlink:type="simple" xlink:show="embed" xlink:actuate="onLoad" draw:mime-type="image/jpeg"/>
</draw:frame>
Petro Chernyk, a military expert, spoke about this in the live broadcast of the only news.</text:p>
      <text:p text:style-name="P4">
-The operation of "Freedom of Russia" and the Russian Volunteer Corps has a dualMeta: military and information-psychological. There are several serious strategic conclusions. First and most importantly, it is a very serious blow to Putin's Poimigzja as a guarantor of territorial integrity and inviolability of Cordonovrf. Secondly, the taboo is removed, which can be carried out fighting in territories and it is incredibly good. It turned out that their border is absolutely hole. The third conclusion is that all Russian elites think whether they can feel safe if such raids are already happening, - it is noted.</text:p>
      <text:p text:style-name="P4">
He also added that such steps can not be broken by the course of war, at least the guerrilla movement should be at times larger. And there are such signs of Nabilhorod region.</text:p>
      <text:p text:style-name="P4">
News Source: <text:a xlink:type="simple" xlink:href="https://armyinform.com.ua/2023/05/24/sogodni-ukrayina-za-faktom-perehoplyuye-strategichnu-inicziatyvu-protyvnyka-petro-chernyk/" text:style-name="Internet_20_link" text:visited-style-name="Visited_20_Internet_20_Link">
https://armyinform.com.ua/2023/05/24/sogodni-ukrayina-za-faktom-perehoplyuye-strategichnu-inicziatyvu-protyvnyka-petro-chernyk/</text:a>
</text:p>
      <!--NEWS-->
      <text:h text:style-name="P10" text:outline-level="1">
<text:span text:style-name="T4">
Copenhagen with the support of the Ministry of Defense is held charity Ukrainian evenings</text:span>
</text:h>
      <text:p text:style-name="P4">
Author: ['АРМІЯINFORM']</text:p>
      <text:p text:style-name="P4">
Time: 2023-05-24T72:00:00-04:00</text:p>
      <text:p text:style-name="P4">
Description: At the same time, the DNIV was 23 teas travelers - at the scenes of the Korolivsky Theater of Copenhagen for ... the war with Ukraine 2022, the war with Ukraine is the latest news today, the news with Ukraine 2022 is the last for today, will there be a war between Ukraine and Russia and when, war,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5/aa0ac613-d2f9-4802-b619-eba4008e23cf.jpg" text:style-name="Internet_20_link" text:visited-style-name="Visited_20_Internet_20_Link">
aa0ac613-d2f9-4802-b619-eba4008e23cf.jpg</text:a>
']</text:p>
      <text:p text:style-name="P4">
Tags: ['БЛАГОДІЙНІСТЬ', 'ДОПОМОГА ПАРТНЕРІВ', 'КОПЕНГАГЕН', 'МІНОБОРОНИ', 'СВІТ ПІДТРИМУЄ УКРАЇНУ', 'УКРАЇНСЬКІ ВЕЧОРИ']</text:p>
      <text:p text:style-name="P4">
Category: News</text:p>
      <!--METADATA-->
      <text:p text:style-name="P4">
<draw:frame draw:style-name="fr1" draw:name="Image385" text:anchor-type="as-char" svg:width="6.9236in" svg:height="2.094389in" draw:z-index="0">
<draw:image xlink:href="../Images/AРМІЯINFORM/2023-05-24T72-00-00-04-00/aa0ac613-d2f9-4802-b619-eba4008e23cf.jpg" xlink:type="simple" xlink:show="embed" xlink:actuate="onLoad" draw:mime-type="image/jpeg"/>
</draw:frame>
For two days - May 23 and 24 - on the stage of the royal theater theater Kophongagen on the initiative and organization of the Embassy of Ukraine in Denmark with the Federation of the First Lady of Ukraine, Elena Zelenskaya with the support of the Ministry of Defense of Ukraine, charitable Ukrainian evenings are held.</text:p>
      <text:p text:style-name="P4">
About it <text:a xlink:type="simple" xlink:href="https://www.mil.gov.ua/news/2023/05/24/zaradi-peremogi-u-kopengageni-za-pidtrimki-minoboroni-prohodyat-blagodijni-ukrainski-vechori/" text:style-name="Internet_20_link" text:visited-style-name="Visited_20_Internet_20_Link">
informs</text:a>
Ministry of Defence Ukraine.</text:p>
      <text:p text:style-name="P4">
Concerts of the National Presidential Orchestra, led by Maestrovister Maxim Husak, were attended by honorary guests, including representatives of the Denmark ministers. With her visit on May 23, the great honor of all participants in the concert was given by Queen of Denmark Margrace II.</text:p>
      <text:p text:style-name="P4">
The orchestra is the leading Ukrainian stars of the opera scene - People's Artist of Ukraine Sergey Mager(bass), unique counternair Yuri Mynenko, Olenabelkin(Medo-soprano), as well as the children's choreographic studio of the ensemble of names Virsky. The staff was honored to be represented by her majesty Queen II and handing presentation gifts from Ukraine in gratitude to the intake and solidarity in the fight against the Russian aggressor.</text:p>
      <text:p text:style-name="P4">
Not only the musical talent and the original cultural heritage, but also the charitable meta in the center of attention of this event. All the funds raised from the sale of the tickets are sent directly to the Humanitarian Fund of the First Lady Olenizlenskaya, who supports orphans and promotes the reconstruction of Ukraine.</text:p>
      <text:p text:style-name="P4">
“In the ominous shade of war, it is often easy not to notice the power of art. Come, come, come and look, for the sake of preserving what Ukrainians sacrifice their lives, ”the Copenhagen Royal Theater reads.</text:p>
      <text:p text:style-name="P4">
News Source: <text:a xlink:type="simple" xlink:href="https://armyinform.com.ua/2023/05/24/u-kopengageni-za-pidtrymky-minoborony-prohodyat-blagodijni-ukrayinski-vechory/" text:style-name="Internet_20_link" text:visited-style-name="Visited_20_Internet_20_Link">
https://armyinform.com.ua/2023/05/24/u-kopengageni-za-pidtrymky-minoborony-prohodyat-blagodijni-ukrayinski-vechory/</text:a>
</text:p>
      <!--NEWS-->
      <text:h text:style-name="P10" text:outline-level="1">
<text:span text:style-name="T4">
President awarded 135 Ukrainian defenders and defenders with orders and medals</text:span>
</text:h>
      <text:p text:style-name="P4">
Author: ['АРМІЯINFORM']</text:p>
      <text:p text:style-name="P4">
Time: 2023-05-24T73:00:00-04:00</text:p>
      <text:p text:style-name="P4">
Description: Ukrainian President Volodymyr Zelensky Vidniy, by the sovereign of the Nagorods of Ukrainian ... War with Ukraine 2022, war with Ukraine Latest news today, News War with Ukraine 2022 Last today, will there be a war between Ukraine and Russia and when the war with Ukraine will be either in 2022 No, will there be a war with Ukraine in the near future, they say, the war with Ukraine, Ukrainian news today, Ukrainian news in Ukrainian media in Russian</text:p>
      <text:p text:style-name="P4">
Images: ['<text:a xlink:type="simple" xlink:href="https://armyinform.com.ua/wp-content/uploads/2022/04/3213cb444a7b4dddfd13032ccfd9f959_1648215665_extra_large-2.jpeg" text:style-name="Internet_20_link" text:visited-style-name="Visited_20_Internet_20_Link">
3213cb444a7b4dddfd13032ccfd9f959_1648215665_extra_large-2.jpeg</text:a>
']</text:p>
      <text:p text:style-name="P4">
Tags: ['ДЕРЖАВНІ НАГОРОДИ', 'ОРДЕН "ЗА МУЖНІСТЬ"', 'ОРДЕН БОГДАНА ХМЕЛЬНИЦЬКОГО', 'ПРЕЗИДЕНТ УКРАЇНИ']</text:p>
      <text:p text:style-name="P4">
Category: News</text:p>
      <!--METADATA-->
      <text:p text:style-name="P4">
<draw:frame draw:style-name="fr1" draw:name="Image386" text:anchor-type="as-char" svg:width="6.9236in" svg:height="4.611226in" draw:z-index="0">
<draw:image xlink:href="../Images/AРМІЯINFORM/2023-05-24T73-00-00-04-00/3213cb444a7b4dddfd13032ccfd9f959_1648215665_extra_large-2.jpeg" xlink:type="simple" xlink:show="embed" xlink:actuate="onLoad" draw:mime-type="image/jpeg"/>
</draw:frame>
Illustrative photo</text:p>
      <text:p text:style-name="P4">
<text:span text:style-name="T4">
 President of Ukraine Volodymyr Zelensky noted state awards of Ukrainian servicemen. </text:span>
</text:p>
      <text:p text:style-name="P4">
Corresponding <text:a xlink:type="simple" xlink:href="https://www.president.gov.ua/documents/2842023-46813" text:style-name="Internet_20_link" text:visited-style-name="Visited_20_Internet_20_Link">
Decree # 284/2023</text:a>
Posted by the site of the Head of State.</text:p>
      <text:p text:style-name="P4">
It is noted that the awards were awarded "for personal courage, revealed in the protection of the state sovereignty and territorial integrity of Ukraine, selfless military duty."</text:p>
      <text:p text:style-name="P4">
<text:span text:style-name="T4">
 To award the Order of Bohdan Khmelnitsky and degree </text:span>
</text:p>
      <text:p text:style-name="P4">
Old Alexander Nikolaevich - Major</text:p>
      <text:p text:style-name="P4">
<text:span text:style-name="T4">
 To award the Order of Bohdan Khmelnitsky II degree </text:span>
</text:p>
      <text:p text:style-name="P4">
Minaylova Alexei Gennadyevich - Lieutenant Colonel</text:p>
      <text:p text:style-name="P4">
Tishchenko Yuri Viktorovich - Colonel</text:p>
      <text:p text:style-name="P4">
<text:span text:style-name="T4">
 To award the Order of Bohdan Khmelnitsky III degree </text:span>
</text:p>
      <text:p text:style-name="P4">
Adamovsky Denis Ivanovich - Captain</text:p>
      <text:p text:style-name="P4">
Kovtonyuk Sergiy Vasilyevich - Lieutenant Colonel</text:p>
      <text:p text:style-name="P4">
Valentinovich - junior lieutenant</text:p>
      <text:p text:style-name="P4">
Denis Valeriyovych's Fish - Lieutenant</text:p>
      <text:p text:style-name="P4">
Igor Alexandrovich - Lieutenant Colonel</text:p>
      <text:p text:style-name="P4">
Stolar Yevgeny Alexandrovich - Major</text:p>
      <text:p text:style-name="P4">
Vitaliy Yurievich onion - Major</text:p>
      <text:p text:style-name="P4">
<text:span text:style-name="T4">
 Award the Order of Courage of II degree </text:span>
</text:p>
      <text:p text:style-name="P4">
Lazarenko John Arturovich - Junior Sergeant</text:p>
      <text:p text:style-name="P4">
Fedyuk Dmitry Alimovich-headquarters</text:p>
      <text:p text:style-name="P4">
Shevchuk Sergey Anatolyevich - Captain</text:p>
      <text:p text:style-name="P4">
<text:span text:style-name="T4">
 Award the Order of Courage of the 3rd degree </text:span>
</text:p>
      <text:p text:style-name="P4">
Barvinenko Mikhail Dmitrovich - Senior Sailor</text:p>
      <text:p text:style-name="P4">
Anatoly's unduumental Valeryevich - Captain</text:p>
      <text:p text:style-name="P4">
Alexander Borisovich - Sergeant</text:p>
      <text:p text:style-name="P4">
Andriy Besashchuk - Sergeant</text:p>
      <text:p text:style-name="P4">
Bishira Vitaliy Borisovich - Junior Sergeant</text:p>
      <text:p text:style-name="P4">
Alexander Yurievich's Braga - sailor</text:p>
      <text:p text:style-name="P4">
Brod Oleg Viktorovich - Lieutenant</text:p>
      <text:p text:style-name="P4">
Bushinsky Andriy Vladimirovich - sailor</text:p>
      <text:p text:style-name="P4">
Velkov Denis Vladimirovich - Junior Sergeant</text:p>
      <text:p text:style-name="P4">
Vorobyova Ilya Sergeyevich - Lieutenant</text:p>
      <text:p text:style-name="P4">
Guardion Victor Nikolaevich - junior sergeant</text:p>
      <text:p text:style-name="P4">
Gladchenko Vasily Grigorovich - Junior Lieutenant</text:p>
      <text:p text:style-name="P4">
Igor Ivanovich's goal - senior sergeant</text:p>
      <text:p text:style-name="P4">
Sergei Olegovich Gubareva - Junior Lieutenant</text:p>
      <text:p text:style-name="P4">
Guchinsky Mikhail Mikhailovich - Sergeant</text:p>
      <text:p text:style-name="P4">
Donronina Mykola Viktorovich - sailor</text:p>
      <text:p text:style-name="P4">
Eremenko Eugene Igorovich - sailor</text:p>
      <text:p text:style-name="P4">
Vladislav Anatolyevich Zhuk - Junior Lieutenant</text:p>
      <text:p text:style-name="P4">
Kazande Alexander Oleksandrovych - Senior Lieutenant</text:p>
      <text:p text:style-name="P4">
Kiris Alexander Mikhailovich - sailor</text:p>
      <text:p text:style-name="P4">
Kobylinsky Bohdan Alexandrovich - sailor</text:p>
      <text:p text:style-name="P4">
Blacksmith Oleg Alexandrovich - senior sailor</text:p>
      <text:p text:style-name="P4">
Alexander Petrovich Kovalchuk - senior sailor</text:p>
      <text:p text:style-name="P4">
Kovtonyuk Mykola Alexandrovich - MatrosKoritchuk Ivan Sergeyevich - junior sergeant</text:p>
      <text:p text:style-name="P4">
Mikhail Koroenko - Junior Sergeant</text:p>
      <text:p text:style-name="P4">
Denis Igorevich Kostyniuk - senior sailor</text:p>
      <text:p text:style-name="P4">
Vladimir Kruchuk - senior sailor</text:p>
      <text:p text:style-name="P4">
Yevgeny Vasilyevich's chicken coop - junior lieutenant</text:p>
      <text:p text:style-name="P4">
Larikova Sergey Nikolaevich - junior sergeant</text:p>
      <text:p text:style-name="P4">
Martynenko Alexander Anatolyevich - Matros</text:p>
      <text:p text:style-name="P4">
Maslyuk Denis Vyacheslavovich - Lieutenant</text:p>
      <text:p text:style-name="P4">
Flywheel Arthur Yurievich - senior sailor</text:p>
      <text:p text:style-name="P4">
Mironyuk Oleg Viktorovich - senior sailor</text:p>
      <text:p text:style-name="P4">
Milevich Pavel Ruslanovich - Junior Sergeant</text:p>
      <text:p text:style-name="P4">
Maxim Anatolyevich Silent - Junior Lieutenant</text:p>
      <text:p text:style-name="P4">
Mushenko Roman Alexandrovich - Senior Sailor</text:p>
      <text:p text:style-name="P4">
Anatoly Vladimirovich Nastashevsky - Senior Sailor</text:p>
      <text:p text:style-name="P4">
Olefirenko Andriy Yurievich - Chief Sergeant</text:p>
      <text:p text:style-name="P4">
Vasily Oliynyk - Senior Sergeant</text:p>
      <text:p text:style-name="P4">
Pepper Leonid Viktorovich - Junior Lieutenant</text:p>
      <text:p text:style-name="P4">
Vladimir Ponomaryova - Matros</text:p>
      <text:p text:style-name="P4">
Alexander Vasilyevich - Chief Sergeant</text:p>
      <text:p text:style-name="P4">
Orphan orphan Vladimirovich - Lieutenant</text:p>
      <text:p text:style-name="P4">
Skorina Sergiy Yurievich - Lieutenant</text:p>
      <text:p text:style-name="P4">
Sologub Dmitry Vyacheslavovich - Lieutenant</text:p>
      <text:p text:style-name="P4">
Stepaniuk Alexander Vasilyevich - sailor</text:p>
      <text:p text:style-name="P4">
Terzi Vladimir Ivanovich - senior sailor</text:p>
      <text:p text:style-name="P4">
Maxim Vladimirovich's Tvpishchuk - junior sergeant</text:p>
      <text:p text:style-name="P4">
Hotinenko Edward Vladimirovich - Senior Sailor</text:p>
      <text:p text:style-name="P4">
Dmitry Khiseva - Chief Sergeant</text:p>
      <text:p text:style-name="P4">
Tsymbala Yevgeny Yurievich - Junior Sergeant</text:p>
      <text:p text:style-name="P4">
Cheppalenko Yuri Leonidovich-Master-Satentant</text:p>
      <text:p text:style-name="P4">
Shevelyova Alexander Alexandrovich - junior sergeant</text:p>
      <text:p text:style-name="P4">
Sergei Viktorovich Shevelyova - Lieutenant</text:p>
      <text:p text:style-name="P4">
Shevchuk Ilya Mikhailovich - Lieutenant</text:p>
      <text:p text:style-name="P4">
Stempelyuk Yevgeny Dmitrovich - Major</text:p>
      <text:p text:style-name="P4">
Steppe Ruslan Nikolaevich - sailor</text:p>
      <text:p text:style-name="P4">
<text:span text:style-name="T4">
 Reward Order of Princess Olga III degree </text:span>
</text:p>
      <text:p text:style-name="P4">
Antonenko Svetlana Grigorivna - senior sailor</text:p>
      <text:p text:style-name="P4">
Voloshina Elena Sergiyevna - Senior Sergeant</text:p>
      <text:p text:style-name="P4">
Liliol Sergiyevna - Sergeant</text:p>
      <text:p text:style-name="P4">
Krytska Diana Oleksandrivna - Junior Sergeant</text:p>
      <text:p text:style-name="P4">
<text:span text:style-name="T4">
 Award the Order of Danylo Halytsky </text:span>
</text:p>
      <text:p text:style-name="P4">
Baibuza Andrei Sergeyevich - Captain</text:p>
      <text:p text:style-name="P4">
Brychenko Dmitry Vyacheslavovich - Captain</text:p>
      <text:p text:style-name="P4">
Oleg Oleksandrovich - Senior Lieutenant</text:p>
      <text:p text:style-name="P4">
Oleg Petrovich, a Lieutenant Colonel</text:p>
      <text:p text:style-name="P4">
Sychenko Artem Yurievich - Captain</text:p>
      <text:p text:style-name="P4">
Teslenko Cyril Anatolyevich - Colonel</text:p>
      <text:p text:style-name="P4">
<text:span text:style-name="T4">
 Award the Medal for Military Service of Ukraine </text:span>
</text:p>
      <text:p text:style-name="P4">
Avdaliana Artem Laiertovich - Sergeant</text:p>
      <text:p text:style-name="P4">
Arzhanova Vladislav Olegovich - Senior Lieutenant</text:p>
      <text:p text:style-name="P4">
Baranovich Vyacheslav Vasilyevich - Lieutenant Colonel</text:p>
      <text:p text:style-name="P4">
Oleg Olegovich Buzak - Junior Lieutenant</text:p>
      <text:p text:style-name="P4">
Gorban Taras Grigorovich - Senior SergeantHumeniuk Sergey Petrovich - Lieutenant Colonel of Medical Service</text:p>
      <text:p text:style-name="P4">
Some Artem Alexandrovich - junior sergeant</text:p>
      <text:p text:style-name="P4">
Dmitriev Maxim Sergeyevich - Sergeant</text:p>
      <text:p text:style-name="P4">
Vladislav Mikhailovich - Captain</text:p>
      <text:p text:style-name="P4">
Doroh Andrei Vitaliyovich - Lieutenant of Medical Service</text:p>
      <text:p text:style-name="P4">
Dukov Sergey Slavovich-Master-Satent</text:p>
      <text:p text:style-name="P4">
Egorov Denis Igorovich - junior sergeant</text:p>
      <text:p text:style-name="P4">
Oleg Leonidovich's Frequently - Senior Lieutenant</text:p>
      <text:p text:style-name="P4">
Zagrebenyuk Leonid Viktorovich - Lieutenant Colonel</text:p>
      <text:p text:style-name="P4">
Zeynalov Rostislav Eduardovich - Sergeant</text:p>
      <text:p text:style-name="P4">
Ivanova Alexei Vasilyevich - Lieutenant Colonel</text:p>
      <text:p text:style-name="P4">
Kabakova Fyodor Nikolaevich - junior sergeant</text:p>
      <text:p text:style-name="P4">
Alexander Dmitrovich Kilafli - Colonel</text:p>
      <text:p text:style-name="P4">
Sergey Yurievich Commal-Senior Master Satent</text:p>
      <text:p text:style-name="P4">
Kondrashev Nikolai Konstantinovich - Senior Sergeant</text:p>
      <text:p text:style-name="P4">
Kravtsova Vyacheslav Vyacheslavovich - Matros</text:p>
      <text:p text:style-name="P4">
Mazura Ruslan Alekseevich - Lieutenant Colonel</text:p>
      <text:p text:style-name="P4">
Sergei Viktorovich painter - senior sergeant</text:p>
      <text:p text:style-name="P4">
Migun Yuri Pavlovich - Sergeant</text:p>
      <text:p text:style-name="P4">
Nechu Denis Sergeyevich - Lieutenant of Medical Service</text:p>
      <text:p text:style-name="P4">
Ovchinnikov Ivan Nikolaevich - junior sergeant</text:p>
      <text:p text:style-name="P4">
Oliynyk Sergey Viktorovich - Colonel</text:p>
      <text:p text:style-name="P4">
Osipenko Dmitry Alexandrovich - senior sailor</text:p>
      <text:p text:style-name="P4">
Rospopa Yuri Ivanovich - Senior Sergeant</text:p>
      <text:p text:style-name="P4">
Smirnova Sergey Anatolyevich - Colonel</text:p>
      <text:p text:style-name="P4">
Weaving Yevgeny Vasilyevich - Senior Lieutenant</text:p>
      <text:p text:style-name="P4">
Anatoly Vasilyevich's wheeze - Major</text:p>
      <text:p text:style-name="P4">
Tspa Vitaliy Stanislavovich - Colonel</text:p>
      <text:p text:style-name="P4">
Yuri Borisovich Schvets - Lieutenant Colonel</text:p>
      <text:p text:style-name="P4">
Shevchenko Bohdan Vasilyevich - senior sailor</text:p>
      <text:p text:style-name="P4">
Shevchenko Viktor Andreevich - Major</text:p>
      <text:p text:style-name="P4">
Yurchenko Mikhail Nikolaevich - Lieutenant Colonel</text:p>
      <text:p text:style-name="P4">
Yashchuk Eugene Vitaliyovich - Lieutenant</text:p>
      <text:p text:style-name="P4">
<text:span text:style-name="T4">
 To reward the Medal "Defender of the Fatherland" </text:span>
</text:p>
      <text:p text:style-name="P4">
Babia Alexander Alexandrovich - Sergeant</text:p>
      <text:p text:style-name="P4">
Burdyna Sergey Vasilyevich - Sergeant</text:p>
      <text:p text:style-name="P4">
Vatga Vasily Alexandrovich - Senior Sergeant</text:p>
      <text:p text:style-name="P4">
Grechishchev Eugene Dmitrovich - sailor</text:p>
      <text:p text:style-name="P4">
Navaliv Artem Yurievich - Senior Sailor</text:p>
      <text:p text:style-name="P4">
Oleksandr Yevgenovich Vestonova - Lieutenant Colonel</text:p>
      <text:p text:style-name="P4">
Kuzmina Anton Alexandrovich - senior sailor</text:p>
      <text:p text:style-name="P4">
Vladimir Kucheruk - sailor</text:p>
      <text:p text:style-name="P4">
Bohdan Vasilyevich Litvinuk - Colonel</text:p>
      <text:p text:style-name="P4">
Morozov Anatoly Yevgenovich - Lieutenant Colonel</text:p>
      <text:p text:style-name="P4">
Alexander Pavlyuk - sailor</text:p>
      <text:p text:style-name="P4">
Simoshenko Dmitry Vladimirovich - sailor</text:p>
      <text:p text:style-name="P4">
Foos Andriy Vladimirovich - Senior Lieutenant</text:p>
      <text:p text:style-name="P4">
Chornobay Vladimir Vitaliyovich - sailor.</text:p>
      <text:p text:style-name="P4">
News Source: <text:a xlink:type="simple" xlink:href="https://armyinform.com.ua/2023/05/24/prezydent-nagorodyv-ordenamy-j-medalyamy-135-ukrayinskyh-zahysnykiv/" text:style-name="Internet_20_link" text:visited-style-name="Visited_20_Internet_20_Link">
https://armyinform.com.ua/2023/05/24/prezydent-nagorodyv-ordenamy-j-medalyamy-135-ukrayinskyh-zahysnykiv/</text:a>
</text:p>
      <!--NEWS-->
      <text:h text:style-name="P10" text:outline-level="1">
<text:span text:style-name="T4">
Currently, more than 370,000 people live in de -enrolled settlements</text:span>
</text:h>
      <text:p text:style-name="P4">
Author: ['АРМІЯINFORM']</text:p>
      <text:p text:style-name="P4">
Time: 2023-05-24T74:00:00-04:00</text:p>
      <text:p text:style-name="P4">
Description: About the CENREMELA Minreintegrait at Telegram. Zvitami about the Robot of the Coordinan ... War with Ukraine 2022, the war with Ukraine latest news today, news war with Ukraine 2022 The last for today, will there be a war between Ukraine and Russia and when, there will be a war with Ukraine in 2022, will it be or not, will there be, whether it will be, will it be The war with Ukraine in the near future says, the war with Ukraine, Ukrainian news today, Ukrainian news in Ukrainian media in Russian</text:p>
      <text:p text:style-name="P4">
Images: ['<text:a xlink:type="simple" xlink:href="https://armyinform.com.ua/wp-content/uploads/2023/05/5c7a0fa4bb9069910672c976d981eed9_1665045486_extra_large.jpeg" text:style-name="Internet_20_link" text:visited-style-name="Visited_20_Internet_20_Link">
5c7a0fa4bb9069910672c976d981eed9_1665045486_extra_large.jpeg</text:a>
']</text:p>
      <text:p text:style-name="P4">
Tags: ['STOPRUSSIA', 'АГРЕСІЯ РФ', 'ВІЙНА', 'ВТОРГНЕННЯ РФ', 'МІНРЕІНТЕГРАЦІЯ']</text:p>
      <text:p text:style-name="P4">
Category: News</text:p>
      <!--METADATA-->
      <text:p text:style-name="P4">
<draw:frame draw:style-name="fr1" draw:name="Image387" text:anchor-type="as-char" svg:width="6.9236in" svg:height="4.617948in" draw:z-index="0">
<draw:image xlink:href="../Images/AРМІЯINFORM/2023-05-24T74-00-00-04-00/5c7a0fa4bb9069910672c976d981eed9_1665045486_extra_large.jpeg" xlink:type="simple" xlink:show="embed" xlink:actuate="onLoad" draw:mime-type="image/jpeg"/>
</draw:frame>
Illustrative photo</text:p>
      <text:p text:style-name="P4">
About it <text:a xlink:type="simple" xlink:href="https://t.me/minre_ua/3402" text:style-name="Internet_20_link" text:visited-style-name="Visited_20_Internet_20_Link">
reports</text:a>
Ministry of Reintegration in Telegrams.</text:p>
      <text:p text:style-name="P4">
<text:span text:style-name="T4">
 We report on the work of the coordination headquarters on the issues of deo -economic territories. </text:span>
</text:p>
      <text:p text:style-name="P4">
The work of the coordination headquarters on the issues of deo -industrial territories, which is baked by the restoration of liberated settlements, is underway. To date, the work of the staff is encouraged by 953 liberated cities, villages and settlements 5 regions: Kharkiv, Kherson, Mykolaiv, Donetsk and Lugansk.</text:p>
      <text:p text:style-name="P4">
Currently, more than 370 thousand people live in the de -mentioned settlements.</text:p>
      <text:p text:style-name="P4">
There are gradually recovery of critical infrastructure:</text:p>
      <ul>
        <li>
gas supply: in 247 settlements; * electricity supply: in 747 settlements; * centralized water supply and sewerage: in 358 settlements; * Mobile communication and the Internet: in 610 settlements.</li>
      </ul>
      <text:p text:style-name="P4">
In addition, the process of providing financial assistance from international organizations is ongoing in the liberated territories: over UAH 441 million has already been paid.</text:p>
      <text:p text:style-name="P4">
Most of the de -mentioned communities are restoring the work of social services, financial institutions and postal.</text:p>
      <text:p text:style-name="P4">
News Source: <text:a xlink:type="simple" xlink:href="https://armyinform.com.ua/2023/05/24/narazi-v-deokupovanyh-naselenyh-punktah-prozhyvaye-oriyentovno-ponad-370-tysyach-lyudej/" text:style-name="Internet_20_link" text:visited-style-name="Visited_20_Internet_20_Link">
https://armyinform.com.ua/2023/05/24/narazi-v-deokupovanyh-naselenyh-punktah-prozhyvaye-oriyentovno-ponad-370-tysyach-lyudej/</text:a>
</text:p>
      <!--NEWS-->
      <text:h text:style-name="P10" text:outline-level="1">
<text:span text:style-name="T4">
Japan transmits 100 cars for the needs of Ukraine's defense forces</text:span>
</text:h>
      <text:p text:style-name="P4">
Author: ['АРМІЯINFORM']</text:p>
      <text:p text:style-name="P4">
Time: 2023-05-24T75:00:00-04:00</text:p>
      <text:p text:style-name="P4">
Description: Japanci Self -defense seals ahead of the hill 80 Rockiva handed over to Viyskov Technika Kraina, ShO ... War with Ukraine 2022, War with Ukraine Latest news today, News War with Ukraine 2022 Last for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5/348970677_944454076752653_4364401053137257378_n.jpg" text:style-name="Internet_20_link" text:visited-style-name="Visited_20_Internet_20_Link">
348970677_944454076752653_4364401053137257378_n.jpg</text:a>
', '<text:a xlink:type="simple" xlink:href="https://armyinform.com.ua/wp-content/uploads/2023/05/348822437_599240815312170_8584479545086830502_n.jpg" text:style-name="Internet_20_link" text:visited-style-name="Visited_20_Internet_20_Link">
348822437_599240815312170_8584479545086830502_n.jpg</text:a>
']</text:p>
      <text:p text:style-name="P4">
Tags: ['STOPRUSSIA', 'АГРЕСІЯ РФ', 'ВТОРГНЕННЯ РФ', 'ПОСОЛ В ЯПОНІЇ', 'СВІТ ПІДТРИМУЄ УКРАЇНУ']</text:p>
      <text:p text:style-name="P4">
Category: News</text:p>
      <!--METADATA-->
      <text:p text:style-name="P4">
<draw:frame draw:style-name="fr1" draw:name="Image388" text:anchor-type="as-char" svg:width="6.9236in" svg:height="4.609579in" draw:z-index="0">
<draw:image xlink:href="../Images/AРМІЯINFORM/2023-05-24T75-00-00-04-00/348970677_944454076752653_4364401053137257378_n.jpg" xlink:type="simple" xlink:show="embed" xlink:actuate="onLoad" draw:mime-type="image/jpeg"/>
</draw:frame>
For the first time in over 80 years, the Japanese self -defense forces have transferred to the military technician.</text:p>
      <text:p text:style-name="P4">
Ambassador of Ukraine to Japan Sergey Korsunsky <text:a xlink:type="simple" xlink:href="https://www.facebook.com/s.v.korsunsky/posts/pfbid0vbbz8tNTqLunFkYnXgCThZBAgvbH7rniKb3yc1tVEdcnvbT4qeSX5AXBA8Evt6Gfl" text:style-name="Internet_20_link" text:visited-style-name="Visited_20_Internet_20_Link">
wrote</text:a>
On Facebook.</text:p>
      <text:p text:style-name="P4">
“Today, the Ministry of Defense of Japan took place a ceremony of transfer of Ukraine100 cars and 30,000 finished food rations for the needs of the Armed Forces. The first two -vehicle is already on the way to Ukraine, others will be directed after passing and the necessary training. For the first time in the post -war history of Japan, silica defense transfers military equipment to the war. Next will be, ”the diplomat said.</text:p>
      <text:p text:style-name="P4">
<draw:frame draw:style-name="fr1" draw:name="Image389" text:anchor-type="as-char" svg:width="6.9236in" svg:height="4.85229in" draw:z-index="0">
<draw:image xlink:href="../Images/AРМІЯINFORM/2023-05-24T75-00-00-04-00/348822437_599240815312170_8584479545086830502_n.jpg" xlink:type="simple" xlink:show="embed" xlink:actuate="onLoad" draw:mime-type="image/jpeg"/>
</draw:frame>
</text:p>
      <text:p text:style-name="P4">
News Source: <text:a xlink:type="simple" xlink:href="https://armyinform.com.ua/2023/05/24/yaponiya-peredaye-dlya-potreb-syl-oborony-ukrayiny-100-avtomobiliv/" text:style-name="Internet_20_link" text:visited-style-name="Visited_20_Internet_20_Link">
https://armyinform.com.ua/2023/05/24/yaponiya-peredaye-dlya-potreb-syl-oborony-ukrayiny-100-avtomobiliv/</text:a>
</text:p>
      <!--NEWS-->
      <text:h text:style-name="P10" text:outline-level="1">
<text:span text:style-name="T4">
The informant was detained who passed the coordinates of the Ukrainian forces of the enemy's defense forces</text:span>
</text:h>
      <text:p text:style-name="P4">
Author: ['АРМІЯINFORM']</text:p>
      <text:p text:style-name="P4">
Time: 2023-05-24T76:00:00-04:00</text:p>
      <text:p text:style-name="P4">
Description: Behind the Daniye, the Meshkanets of one of the end of the end of the 2022 Rotsі Uvіshov ... War with Ukraine 2022, war with Ukraine Latest news today, News War with Ukraine 2022 Last today, will there be a war between Ukraine and Russia and when, war,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1/ofis-generalnogo-prokurora.jpg" text:style-name="Internet_20_link" text:visited-style-name="Visited_20_Internet_20_Link">
ofis-generalnogo-prokurora.jpg</text:a>
', '<text:a xlink:type="simple" xlink:href="https://armyinform.com.ua/wp-content/uploads/2023/05/22.jpeg" text:style-name="Internet_20_link" text:visited-style-name="Visited_20_Internet_20_Link">
22.jpeg</text:a>
']</text:p>
      <text:p text:style-name="P4">
Tags: ['STOPRUSSIA', 'АГРЕСІЯ РФ', 'ВІЙНА', 'ВТОРГНЕННЯ РФ', 'ОФІС ГЕНЕРАЛЬНОГО ПРОКУРОРА УКРАЇНИ']</text:p>
      <text:p text:style-name="P4">
Category: News</text:p>
      <!--METADATA-->
      <text:p text:style-name="P4">
<draw:frame draw:style-name="fr1" draw:name="Image390" text:anchor-type="as-char" svg:width="6.9236in" svg:height="3.883237in" draw:z-index="0">
<draw:image xlink:href="../Images/AРМІЯINFORM/2023-05-24T76-00-00-04-00/ofis-generalnogo-prokurora.jpg" xlink:type="simple" xlink:show="embed" xlink:actuate="onLoad" draw:mime-type="image/jpeg"/>
</draw:frame>
Illustrative photo</text:p>
      <text:p text:style-name="P4">
According to the investigation, a resident of one of the villages of the Toretsky City Community in 2022 was entered the informational network. It was organized by the deputy chief of the called "MGB DNR" in a temporarily occupied Gorlovka in Donetsk region, <text:a xlink:type="simple" xlink:href="https://www.gp.gov.ua/ua/posts/na-doneccini-zatrimano-ucasnika-vorozoyi-informatorskoyi-merezi-yakii-peredavav-koordinati-ukrayinskix-sil-oboroni-na-liniyi-boiovogo-zitknennya" text:style-name="Internet_20_link" text:visited-style-name="Visited_20_Internet_20_Link">
reports</text:a>
Office of the Prosecutor General of Ukraine.</text:p>
      <text:p text:style-name="P4">
Three accomplices of the informants were detained in December last year. The network acted with the purpose of collecting intelligence information and their use for subversive activity against Ukraine.</text:p>
      <text:p text:style-name="P4">
The suspect lived on the territory of the fighting forces of the Ukrainian armed forces defense. In order to fulfill the tasks of the curator, he collected up -to -date information about the movement and accurate location of the units of the Armed Forces and the Security Service of Ukraine to identify their departments.</text:p>
      <text:p text:style-name="P4">
SBU staff detained the man at the place of residence. For further procedural actions he was sent to the Vinnytsia region. The suspect is currently a pre -trial detention. All other detained members of the informant network are also prisoners.</text:p>
      <text:p text:style-name="P4">
We remind that according to Art. 62 of the Constitution of Ukraine, a person is considered to be uninvited in the commission of a crime and cannot be subjected to criminal punishment until his guilt is proved legally and established by an indictment of the court.</text:p>
      <text:p text:style-name="P4">
<draw:frame draw:style-name="fr1" draw:name="Image391" text:anchor-type="as-char" svg:width="6.9236in" svg:height="4.661891in" draw:z-index="0">
<draw:image xlink:href="../Images/AРМІЯINFORM/2023-05-24T76-00-00-04-00/22.jpeg" xlink:type="simple" xlink:show="embed" xlink:actuate="onLoad" draw:mime-type="image/jpeg"/>
</draw:frame>
</text:p>
      <text:p text:style-name="P4">
News Source: <text:a xlink:type="simple" xlink:href="https://armyinform.com.ua/2023/05/24/zatrymano-informatora-yakyj-peredavav-koordynaty-ukrayinskyh-syl-oborony-vorogu/" text:style-name="Internet_20_link" text:visited-style-name="Visited_20_Internet_20_Link">
https://armyinform.com.ua/2023/05/24/zatrymano-informatora-yakyj-peredavav-koordynaty-ukrayinskyh-syl-oborony-vorogu/</text:a>
</text:p>
      <!--NEWS-->
      <text:h text:style-name="P10" text:outline-level="1">
<text:span text:style-name="T4">
Specialists of the Center for Special Operations "A" of the Security Service held another series of blows on the occupiers with the help of drones-Kamikadze</text:span>
</text:h>
      <text:p text:style-name="P4">
Author: ['АРМІЯINFORM']</text:p>
      <text:p text:style-name="P4">
Time: 2023-05-24T77:00:00-04:00</text:p>
      <text:p text:style-name="P4">
Description: Tyzhka is booking techies, lining with PIKHOOTO TO BAYPASS, NAVE TO TOMEN ... War with Ukraine 2022, War with Ukraine Latest News today, News War with Ukraine 2022 Last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p>
      <text:p text:style-name="P4">
Tags: ['STOPRUSSIA', 'АГРЕСІЯ РФ', 'ВТОРГНЕННЯ РФ', 'КОЛАБОРАНТИ', 'СБУ']</text:p>
      <text:p text:style-name="P4">
Category: News</text:p>
      <!--METADATA-->
      <text:p text:style-name="P4">
Severe armored vehicles, infantry and ammunition trucks, even a hostility - special forces of the SBU actively replenish the list of losses of Russians.</text:p>
      <text:p text:style-name="P4">
Specialists of the Center <text:a xlink:type="simple" xlink:href="https://www.facebook.com/SecurSerUkraine/videos/618492813522685/" text:style-name="Internet_20_link" text:visited-style-name="Visited_20_Internet_20_Link">
special operations "A"</text:a>
Security service conducted another series of blows on the occupiers with the help of drones-Kamikadze.</text:p>
      <text:p text:style-name="P4">
This is only a small part of our warriors.</text:p>
      <text:p text:style-name="P4">
News Source: <text:a xlink:type="simple" xlink:href="https://armyinform.com.ua/2023/05/24/u-toreczku-zatrymano-rosijskogo-agenta-yakyj-zlyvav-pozycziyi-syl-oborony/" text:style-name="Internet_20_link" text:visited-style-name="Visited_20_Internet_20_Link">
https://armyinform.com.ua/2023/05/24/u-toreczku-zatrymano-rosijskogo-agenta-yakyj-zlyvav-pozycziyi-syl-oborony/</text:a>
</text:p>
      <!--NEWS-->
      <text:h text:style-name="P10" text:outline-level="1">
<text:span text:style-name="T4">
Our troops manage to move gradually in Bakhmut - Anna Malyar</text:span>
</text:h>
      <text:p text:style-name="P4">
Author: ['АРМІЯINFORM']</text:p>
      <text:p text:style-name="P4">
Time: 2023-05-24T78:00:00-04:00</text:p>
      <text:p text:style-name="P4">
Description: For the day of the day, the ninnesita -in -law of the day on the flanks at the francs of Bakhmut ... The war with Ukraine 2022, the war with Ukraine is the latest news today, the war with Ukraine 2022 is the last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4/bahmut-4.jpg" text:style-name="Internet_20_link" text:visited-style-name="Visited_20_Internet_20_Link">
bahmut-4.jpg</text:a>
']</text:p>
      <text:p text:style-name="P4">
Tags: ['STOPRUSSIA', 'АГРЕСІЯ РФ', 'ВТОРГНЕННЯ РФ', 'ГАННА МАЛЯР']</text:p>
      <text:p text:style-name="P4">
Category: News</text:p>
      <!--METADATA-->
      <text:p text:style-name="P4">
<draw:frame draw:style-name="fr1" draw:name="Image392" text:anchor-type="as-char" svg:width="6.9236in" svg:height="3.894525in" draw:z-index="0">
<draw:image xlink:href="../Images/AРМІЯINFORM/2023-05-24T78-00-00-04-00/bahmut-4.jpg" xlink:type="simple" xlink:show="embed" xlink:actuate="onLoad" draw:mime-type="image/jpeg"/>
</draw:frame>
Illustrative photo</text:p>
      <text:p text:style-name="P4">
During the day, there is a decrease in the intensity of battles on the flanks of Bakhmut.</text:p>
      <text:p text:style-name="P4">
About it <text:a xlink:type="simple" xlink:href="https://t.me/annamaliar/792" text:style-name="Internet_20_link" text:visited-style-name="Visited_20_Internet_20_Link">
reports</text:a>
Deputy Minister of Defense Anna Malyar in Telegrams.</text:p>
      <ul>
        <li>
This does not mean that the enemy is weaker. On the contrary, the enemy tries to intensify Naflan and rely on artillery fire, making constant supports. At the same time, our troops manage to move gradually, "Anna Malyar proclaims.</li>
      </ul>
      <text:p text:style-name="P4">
Also, according to her, in Bakhmut, our defenders control some part of the "aircraft" in the southwestern part of the city, and the number of hostile towenting actions is reduced because the enemy replaces units.</text:p>
      <text:p text:style-name="P4">
.</text:p>
      <text:p text:style-name="P4">
News Source: <text:a xlink:type="simple" xlink:href="https://armyinform.com.ua/2023/05/24/nashym-vijskam-vdayetsya-potrohu-prosuvatys-u-bahmuti-ganna-malyar/" text:style-name="Internet_20_link" text:visited-style-name="Visited_20_Internet_20_Link">
https://armyinform.com.ua/2023/05/24/nashym-vijskam-vdayetsya-potrohu-prosuvatys-u-bahmuti-ganna-malyar/</text:a>
</text:p>
      <!--NEWS-->
      <text:h text:style-name="P10" text:outline-level="1">
<text:span text:style-name="T4">
On the five hot front, there were 23 fighting collisions during the day</text:span>
</text:h>
      <text:p text:style-name="P4">
Author: ['АРМІЯINFORM']</text:p>
      <text:p text:style-name="P4">
Time: 2023-05-24T79:00:00-04:00</text:p>
      <text:p text:style-name="P4">
Description: - Rosiyska Federals, the great -sided by the Great, to the Zagarbnitza Vyin. About ... War with Ukraine 2022, War with Ukraine latest news today, News War with Ukraine 2022 The last for today, will there be a war between Ukraine and Russia and when, the war with Ukraine in 2022 will be or not, will there be a war with Ukraine In the near future they say, the war with Ukraine, Ukraine’s news today, Ukrainian news in Ukrainian media in Russian</text:p>
      <text:p text:style-name="P4">
Images: ['<text:a xlink:type="simple" xlink:href="https://armyinform.com.ua/wp-content/uploads/2023/05/m777.jpg" text:style-name="Internet_20_link" text:visited-style-name="Visited_20_Internet_20_Link">
m777.jpg</text:a>
']</text:p>
      <text:p text:style-name="P4">
Tags: ['STOPRUSSIA', 'АГРЕСІЯ РФ', 'ВТОРГНЕННЯ РФ', 'ГШ ЗС УКРАЇНИ']</text:p>
      <text:p text:style-name="P4">
Category: News</text:p>
      <!--METADATA-->
      <text:p text:style-name="P4">
<draw:frame draw:style-name="fr1" draw:name="Image393" text:anchor-type="as-char" svg:width="6.9236in" svg:height="4.283244in" draw:z-index="0">
<draw:image xlink:href="../Images/AРМІЯINFORM/2023-05-24T79-00-00-04-00/m777.jpg" xlink:type="simple" xlink:show="embed" xlink:actuate="onLoad" draw:mime-type="image/jpeg"/>
</draw:frame>
Illustrative photo</text:p>
      <ul>
        <li>
The Russian Federation, at the cost of large losses, continues to lead the invading.</li>
      </ul>
      <text:p text:style-name="P4">
About it <text:a xlink:type="simple" xlink:href="https://www.facebook.com/GeneralStaff.ua/posts/pfbid02K9HWQPvkHzXDWY4nfcB9cnvwCttq38k1LatPmjkMjieyMTWy7XAQHRxmwzSYYqejl" text:style-name="Internet_20_link" text:visited-style-name="Visited_20_Internet_20_Link">
reports</text:a>
HSA of the Armed Forces in the evening.</text:p>
      <text:p text:style-name="P4">
During the day, the enemy struck 17 aircraft strikes, made about 20 laps from the rocket launchers of the volley fire at the positions of our tansselica troops.</text:p>
      <text:p text:style-name="P4">
The likelihood of rocket and aviation strikes throughout Ukraine is high.</text:p>
      <text:p text:style-name="P4">
The enemy continues to focus on the main efforts on Kupyansk, Lyman, Bakhmut, Avdiiv and Mariinsky. In total, during the last day, 23 combat clashes occurred at the specified sections of church.</text:p>
      <text:p text:style-name="P4">
News Source: <text:a xlink:type="simple" xlink:href="https://armyinform.com.ua/2023/05/24/na-pyaty-najgaryachishyh-napryamkah-frontu-protyagom-doby-vidbulosya-23-bojovyh-zitknennya/" text:style-name="Internet_20_link" text:visited-style-name="Visited_20_Internet_20_Link">
https://armyinform.com.ua/2023/05/24/na-pyaty-najgaryachishyh-napryamkah-frontu-protyagom-doby-vidbulosya-23-bojovyh-zitknennya/</text:a>
</text:p>
      <!--NEWS-->
      <text:h text:style-name="P10" text:outline-level="1">
<text:span text:style-name="T4">
In the Donetsk region and Luhansk region, hostile attacks had no success - the General Staff</text:span>
</text:h>
      <text:p text:style-name="P4">
Author: ['АРМІЯINFORM']</text:p>
      <text:p text:style-name="P4">
Time: 2023-05-24T80:00:00-04:00</text:p>
      <text:p text:style-name="P4">
Description: On the Kuroanskoye, the enemy is not to drink tactful to paint the tactful .... War with Ukraine 2022, war with Ukraine Latest news today, News War with Ukraine 2022 Last for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5/5-1.png" text:style-name="Internet_20_link" text:visited-style-name="Visited_20_Internet_20_Link">
5-1.png</text:a>
']</text:p>
      <text:p text:style-name="P4">
Tags: ['STOPRUSSIA', 'АГРЕСІЯ РФ', 'ВТОРГНЕННЯ РФ', 'ГШ ЗСУ']</text:p>
      <text:p text:style-name="P4">
Category: News</text:p>
      <!--METADATA-->
      <text:p text:style-name="P4">
<draw:frame draw:style-name="fr1" draw:name="Image394" text:anchor-type="as-char" svg:width="6.9236in" svg:height="3.450261in" draw:z-index="0">
<draw:image xlink:href="../Images/AРМІЯINFORM/2023-05-24T80-00-00-04-00/5-1.png" xlink:type="simple" xlink:show="embed" xlink:actuate="onLoad" draw:mime-type="image/png"/>
</draw:frame>
Illustrative photo</text:p>
      <text:p text:style-name="P4">
In the Kupyansk direction, the enemy does not stop trying to improve tactical. During the day, unsuccessful offensive actions in the area of Masyutivka. The artillery and mortar shelling of the enemy was suffered by Stroiivka, Kamianka, Krasne first, Ridkoodub, two -year, Western, Tabaivka, Berestovo, Kharkiv region and Stelmakhivka of Luhansk region.</text:p>
      <text:p text:style-name="P4">
In the Lyman direction during the day the enemy did not conduct. Artillery shoes were suffered by Nevskoye, Bigorivka of the Luhansk region; Thorns and Surbednetsk region.</text:p>
      <text:p text:style-name="P4">
In the Bakhmut direction during the day the enemy led unsuccessful offensive in the direction of the settlement of Ivanivske. He struck a rack at the White Gora Rhine Position. Vasyukivka, Orikhovo-Vasylivka, Markovo, Grigorivka, Bakhmut, Ivanivske, Stupochka, Konstantinovka, White Gora, Toretsk, North, South and New York Donetsk region were injured from enemy shelling.</text:p>
      <text:p text:style-name="P4">
In the Avdeevsky direction, the enemy conducted unsuccessful offensive actions in the direction of novokalinovka and Avdiivka. He struck aviation in the districts and steppe areas. He made artillery shelling on the inhabited novokalinovka, Avdiivka, Karlovka, Pervomaisko and Netaylovo Donetsk region.</text:p>
      <text:p text:style-name="P4">
In the Mariinsky direction, the defense units reflected numerous attacks in the area of Marinka. At the same time, hostile shellings were expedited by Krasnogorovka, Marinka, Novomikhailivka and Victory of Donetsk region.</text:p>
      <text:p text:style-name="P4">
In the mineral direction, the enemy fired at the settlements of Vodyane, Vodyane and Veliky Novosilka.</text:p>
      <text:p text:style-name="P4">
<text:span text:style-name="T4">
 Source: </text:span>
 <text:a xlink:type="simple" xlink:href="https://www.facebook.com/GeneralStaff.ua/posts/pfbid02K9HWQPvkHzXDWY4nfcB9cnvwCttq38k1LatPmjkMjieyMTWy7XAQHRxmwzSYYqejl" text:style-name="Internet_20_link" text:visited-style-name="Visited_20_Internet_20_Link">
<text:span text:style-name="T5">
gshzu</text:span>
</text:a>
</text:p>
      <text:p text:style-name="P4">
News Source: <text:a xlink:type="simple" xlink:href="https://armyinform.com.ua/2023/05/24/na-donechchyni-ta-luganshhyni-vorozhi-ataky-uspihu-ne-maly-genshtab/" text:style-name="Internet_20_link" text:visited-style-name="Visited_20_Internet_20_Link">
https://armyinform.com.ua/2023/05/24/na-donechchyni-ta-luganshhyni-vorozhi-ataky-uspihu-ne-maly-genshtab/</text:a>
</text:p>
      <!--NEWS-->
      <text:h text:style-name="P10" text:outline-level="1">
<text:span text:style-name="T4">
An anti -Ukrainian religious blogger was detained in Kiev</text:span>
</text:h>
      <text:p text:style-name="P4">
Author: ['АРМІЯINFORM']</text:p>
      <text:p text:style-name="P4">
Time: 2023-05-24T81:00:00-04:00</text:p>
      <text:p text:style-name="P4">
Description: The Service of Bezpequi neutralized at Kiwi Pіdrivn Dielnisty of one anti -Ukrainian ... War with Ukraine 2022, War with Ukraine Latest News today, News War with Ukraine 2022 Last today, will there be a war between Ukraine and Russia and when, a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5/bba91676e2231e60e1a8236dbdcbc2b9.jpeg" text:style-name="Internet_20_link" text:visited-style-name="Visited_20_Internet_20_Link">
bba91676e2231e60e1a8236dbdcbc2b9.jpeg</text:a>
']</text:p>
      <text:p text:style-name="P4">
Tags: ['STOPRUSSIA', 'АГРЕСІЯ РФ', 'ВТОРГНЕННЯ РФ', 'СБУ']</text:p>
      <text:p text:style-name="P4">
Category: News</text:p>
      <!--METADATA-->
      <text:p text:style-name="P4">
<draw:frame draw:style-name="fr1" draw:name="Image395" text:anchor-type="as-char" svg:width="6.9236in" svg:height="4.615733in" draw:z-index="0">
<draw:image xlink:href="../Images/AРМІЯINFORM/2023-05-24T81-00-00-04-00/bba91676e2231e60e1a8236dbdcbc2b9.jpeg" xlink:type="simple" xlink:show="embed" xlink:actuate="onLoad" draw:mime-type="image/jpeg"/>
</draw:frame>
The Security Service neutralized in Kyiv the subversive activity of another -centric religious blogger, who spread the Kremlin narratives of the Iorganized "Protest actions".</text:p>
      <text:p text:style-name="P4">
The person involved in the deputy head of the pro-Russian organization "Edinoe Fatherland" and a participant in the religious and political organization of the ROC "Union of Orthodox Brotherhood of Ukraine".</text:p>
      <text:p text:style-name="P4">
According to the investigation, he was one of the organizers of provocations in the territory of the Kievo-Pechersk Lavra at the end of March 2023.</text:p>
      <text:p text:style-name="P4">
At that time, the person involved people for mass riots and interviewed, in which he had undergone Ukraine of war.</text:p>
      <text:p text:style-name="P4">
He also recorded and broadcast his destructive performances on the Holy Rus YouTube channel, which has more than 23,000 subscribers.</text:p>
      <text:p text:style-name="P4">
After a large-scale invasion, he publicly supported the aggressive politician political and political leadership of the Russian Federation and justified the capture of Ukrainian territories.</text:p>
      <text:p text:style-name="P4">
During the searches at the attacker's residence, computer equipment and mobile phones were found with evidence of illegal activity.</text:p>
      <text:p text:style-name="P4">
He also seized prohibited symbolism and printing products, which are used to use radical nationalist structures of the aggressor country.</text:p>
      <text:p text:style-name="P4">
On the basis of the evidence of the defendant, the suspicion of extinguishing, recognition of legitimate, denial of armed aggression of the Russian Federation of anti -Ukraine, glorification of its participants was informed.</text:p>
      <text:p text:style-name="P4">
According to the SBU, the court chose him a pre -trial detention measure. The investigation is inquired to establish all the circumstances of the crime.</text:p>
      <text:p text:style-name="P4">
The attacker faces up to 8 years in prison.</text:p>
      <text:p text:style-name="P4">
Complex measures were carried out under the procedural guidance of the prosecutor's office of the city of Kiyev.</text:p>
      <text:p text:style-name="P4">
<text:span text:style-name="T4">
 Source: </text:span>
 <text:a xlink:type="simple" xlink:href="https://ssu.gov.ua/novyny/sbu-zatrymala-odnoho-z-orhanizatoriv-prokremlivskykh-provokatsii-u-kyievopecherskii-lavri" text:style-name="Internet_20_link" text:visited-style-name="Visited_20_Internet_20_Link">
<text:span text:style-name="T5">
SBU</text:span>
</text:a>
</text:p>
      <text:p text:style-name="P4">
News Source: <text:a xlink:type="simple" xlink:href="https://armyinform.com.ua/2023/05/24/u-kyyevi-zatrymano-antyukrayinskogo-religijnogo-blogera/" text:style-name="Internet_20_link" text:visited-style-name="Visited_20_Internet_20_Link">
https://armyinform.com.ua/2023/05/24/u-kyyevi-zatrymano-antyukrayinskogo-religijnogo-blogera/</text:a>
</text:p>
      <!--NEWS-->
      <text:h text:style-name="P10" text:outline-level="1">
<text:span text:style-name="T4">
Units of missile troops and artillery of defense forces per day struck 14 different enemy goals</text:span>
</text:h>
      <text:p text:style-name="P4">
Author: ['АРМІЯINFORM']</text:p>
      <text:p text:style-name="P4">
Time: 2023-05-24T82:00:00-04:00</text:p>
      <text:p text:style-name="P4">
Description: Avіaatsіya defense forces for Dob took 7 strokes in the areas of Zserdzhennya of a special warehouse ... War with Ukraine 2022, war with Ukraine Latest news today, News War with Ukraine 2022 Last for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2/07/95.jpeg" text:style-name="Internet_20_link" text:visited-style-name="Visited_20_Internet_20_Link">
95.jpeg</text:a>
']</text:p>
      <text:p text:style-name="P4">
Tags: ['STOPRUSSIA', 'АГРЕСІЯ РФ', 'ВІЙНА', 'ВТОРГНЕННЯ РФ', 'ГШ ЗСУ', 'ХРОНІКА ОБОРОНИ']</text:p>
      <text:p text:style-name="P4">
Category: News</text:p>
      <!--METADATA-->
      <text:p text:style-name="P4">
<draw:frame draw:style-name="fr1" draw:name="Image396" text:anchor-type="as-char" svg:width="6.9236in" svg:height="4.588039in" draw:z-index="0">
<draw:image xlink:href="../Images/AРМІЯINFORM/2023-05-24T82-00-00-04-00/95.jpeg" xlink:type="simple" xlink:show="embed" xlink:actuate="onLoad" draw:mime-type="image/jpeg"/>
</draw:frame>
Illustrative photo</text:p>
      <text:p text:style-name="P4">
The aviation of the Defense Forces per day struck 7 beats in the areas of concentration of the personnel and military equipment of the enemy.</text:p>
      <text:p text:style-name="P4">
About it <text:a xlink:type="simple" xlink:href="https://www.facebook.com/GeneralStaff.ua/posts/pfbid02K9HWQPvkHzXDWY4nfcB9cnvwCttq38k1LatPmjkMjieyMTWy7XAQHRxmwzSYYqejl" text:style-name="Internet_20_link" text:visited-style-name="Visited_20_Internet_20_Link">
reports</text:a>
HSA of the Armed Forces in the evening.</text:p>
      <text:p text:style-name="P4">
-During this day, our defenders destroyed 2 hostile shock UAVs of the type "Shahd" and 1 reconnaissance UAV type "Orlan-10". The units of the missile troops of the Iarthlier struck 2 areas of concentration of live force, 4 ammunition depots, radio electronic struggle, 4 artillery units at fire positions and 4 more important goals of the enemy, - the message reads.</text:p>
      <text:p text:style-name="P4">
News Source: <text:a xlink:type="simple" xlink:href="https://armyinform.com.ua/2023/05/24/pidrozdily-raketnyh-vijsk-i-artyleriyi-syl-oborony-za-dobu-urazyly-14-riznomanitnyh-vorozhyh-czilej/" text:style-name="Internet_20_link" text:visited-style-name="Visited_20_Internet_20_Link">
https://armyinform.com.ua/2023/05/24/pidrozdily-raketnyh-vijsk-i-artyleriyi-syl-oborony-za-dobu-urazyly-14-riznomanitnyh-vorozhyh-czilej/</text:a>
</text:p>
      <!--NEWS-->
      <text:h text:style-name="P10" text:outline-level="1">
<text:span text:style-name="T4">
We urge partners to strengthen Ukraine's support in the restoration of telecom infrastructure-Yuri Shchigol</text:span>
</text:h>
      <text:p text:style-name="P4">
Author: ['АРМІЯINFORM']</text:p>
      <text:p text:style-name="P4">
Time: 2023-05-24T83:00:00-04:00</text:p>
      <text:p text:style-name="P4">
Description: PID Hour ITU Regional Development Forum for Europe - a regional -sketch forum for ... War with Ukraine 2022, War with Ukraine Latest News today, News War with Ukraine 2022 Last today, will there be a war between Ukraine and Russia and when,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5/site000305.png" text:style-name="Internet_20_link" text:visited-style-name="Visited_20_Internet_20_Link">
site000305.png</text:a>
']</text:p>
      <text:p text:style-name="P4">
Tags: ['АГРЕСІЯ РФ', 'ВТОРГНЕННЯ РФ', 'СВІТ ПІДТРИМУЄ УКРАЇНУ']</text:p>
      <text:p text:style-name="P4">
Category: News</text:p>
      <!--METADATA-->
      <text:p text:style-name="P4">
<draw:frame draw:style-name="fr1" draw:name="Image397" text:anchor-type="as-char" svg:width="6.9236in" svg:height="5.204239in" draw:z-index="0">
<draw:image xlink:href="../Images/AРМІЯINFORM/2023-05-24T83-00-00-04-00/site000305.png" xlink:type="simple" xlink:show="embed" xlink:actuate="onLoad" draw:mime-type="image/png"/>
</draw:frame>
Illustrative photo</text:p>
      <text:p text:style-name="P4">
During the ITU Regional Development Forum for Europe - a regional development forum for Europe organized by the International Telecommunication Union(ICE), one of the panels was devoted to consideration of the issue of implementation of the IE1408 council resolution regarding the support of Ukraine in the restoration of telecom infrastructure.</text:p>
      <text:p text:style-name="P4">
The Head of the State Secretariat, Yuri Shchigol, in an appeal to the participants of the Forum, reminded that Russia continues to wage a brutal war against Ukraine, destroying and destroying civilian infrastructure before. In particular, telecommunications, infrastructure and radio. The invaders not only destroyed the equipment into billionatolarists, but also intercepting communication channels, frequencies of broadcasting, etc.</text:p>
      <text:p text:style-name="P4">
“We are grateful for the support provided by Ukraine. The restoration of infrastructure of Ukraine contributes to the socio-economic development of each of the Member States to denounce the goals of sustainable development. At the same time, we urge partner to accentuate and strengthen support of Ukraine, in particular - through a special fund, created for the implementation of the resolution 1408. This is an important practical tool for restoring the electric telecommunication industry of Ukraine, ”Yuri Shchigol said.</text:p>
      <text:p text:style-name="P4">
During the event, representatives of Sweden, Lithuania, Poland, Spain, the United Kingdom, and Slovenia spoke with the words of support of Ukraine, and also spoke about the assistance provided by the state. Among other things, it is the provision of equipment, humanitarian assistance, facilitating the broadcasting of the Ukrainian radio signal for the fight against Russian propaganda, launching and supporting projects and initiatives aimed at creating a stable digital environment and more.</text:p>
      <text:p text:style-name="P4">
<text:span text:style-name="T4">
 Source: </text:span>
 [_Se statepeczv '(https://cip.gov.ua/ua/news/zaklikayemo-partneriv-aktivizuvati-ta-posiliti-pidtrimku-ukrayini-u-vidnovlenni-telekom-infrastrukturi-yurii-shigol)</text:p>
      <text:p text:style-name="P4">
News Source: <text:a xlink:type="simple" xlink:href="https://armyinform.com.ua/2023/05/24/zaklykayemo-partneriv-posylyty-pidtrymku-ukrayiny-u-vidnovlenni-telekom-infrastruktury-yurij-shhygol/" text:style-name="Internet_20_link" text:visited-style-name="Visited_20_Internet_20_Link">
https://armyinform.com.ua/2023/05/24/zaklykayemo-partneriv-posylyty-pidtrymku-ukrayiny-u-vidnovlenni-telekom-infrastruktury-yurij-shhygol/</text:a>
</text:p>
      <!--NEWS-->
      <text:h text:style-name="P10" text:outline-level="1">
<text:span text:style-name="T4">
The occupier tells his woman how he shot prisoners of Ukrainians - intercepting GUR</text:span>
</text:h>
      <text:p text:style-name="P4">
Author: ['АРМІЯINFORM']</text:p>
      <text:p text:style-name="P4">
Time: 2023-05-24T84:00:00-04:00</text:p>
      <text:p text:style-name="P4">
Description: VIISKOVOVOVOVEV RF ROZPOVIDAH, YAK I write in non -people's drives ... War with Ukraine 2022, War with Ukraine Latest News today, News War with Ukraine 2022 Last today, will there be a war between Ukraine and Russia and when, Ukraine with Ukraine in 2022 will be either or there will be either Ukraine No, will there be a war with Ukraine in the near future, they say, the war with Ukraine, Ukrainian news today, Ukrainian news in Ukrainian media in Russian</text:p>
      <text:p text:style-name="P4">
Images: ['<text:a xlink:type="simple" xlink:href="https://armyinform.com.ua/wp-content/uploads/2023/05/gur-1.jpg" text:style-name="Internet_20_link" text:visited-style-name="Visited_20_Internet_20_Link">
gur-1.jpg</text:a>
']</text:p>
      <text:p text:style-name="P4">
Tags: ['STOPRUSSIA', 'АГРЕСІЯ РФ', 'ВТОРГНЕННЯ РФ', 'ГУР МО УКРАЇНИ']</text:p>
      <text:p text:style-name="P4">
Category: News</text:p>
      <!--METADATA-->
      <text:p text:style-name="P4">
<draw:frame draw:style-name="fr1" draw:name="Image398" text:anchor-type="as-char" svg:width="6.9236in" svg:height="3.894525in" draw:z-index="0">
<draw:image xlink:href="../Images/AРМІЯINFORM/2023-05-24T84-00-00-04-00/gur-1.jpg" xlink:type="simple" xlink:show="embed" xlink:actuate="onLoad" draw:mime-type="image/jpeg"/>
</draw:frame>
Illustrative photo</text:p>
      <text:p text:style-name="P4">
The Russian serviceman tells how he is proud of inhuman killings of the military of the Armed Forces.</text:p>
      <text:p text:style-name="P4">
About it <text:a xlink:type="simple" xlink:href="https://gur.gov.ua/content/my-oboshly-les-ukropovskyi-vzialy-20-chelovek-v-plen-y-priam-v-okope-ykh-rasstrelialy.html" text:style-name="Internet_20_link" text:visited-style-name="Visited_20_Internet_20_Link">
reports</text:a>
Gur MOU.</text:p>
      <text:p text:style-name="P4">
“We went around the Ukropovsky forest, took 20 people in prisoner and straight in the trench, they shot it,” - I will see at Perekhoplenni.</text:p>
      <text:p text:style-name="P4">
News Source: <text:a xlink:type="simple" xlink:href="https://armyinform.com.ua/2023/05/24/okupant-rozpovidaye-svoyij-zhinczi-yak-rozstrilyuvav-polonenyh-ukrayincziv-perehoplennya-gur/" text:style-name="Internet_20_link" text:visited-style-name="Visited_20_Internet_20_Link">
https://armyinform.com.ua/2023/05/24/okupant-rozpovidaye-svoyij-zhinczi-yak-rozstrilyuvav-polonenyh-ukrayincziv-perehoplennya-gur/</text:a>
</text:p>
      <!--NEWS-->
      <text:h text:style-name="P10" text:outline-level="1">
<text:span text:style-name="T4">
Oleksandr Pavlyuk checked the work of the coordination center of monitoring the state of mine safety</text:span>
</text:h>
      <text:p text:style-name="P4">
Author: ['АРМІЯINFORM']</text:p>
      <text:p text:style-name="P4">
Time: 2023-05-24T85:00:00-04:00</text:p>
      <text:p text:style-name="P4">
Description: Pershest Intercessor Ministan defense of Ukraine, Lieutenant General Oleksandr Pavlyuk Pavlyav ... War with Ukraine 2022, War with Ukraine Latest news today, News War with Ukraine 2022 Last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5/e5caf39b5a66bec5643380656fe12455ffc1f555.jpg" text:style-name="Internet_20_link" text:visited-style-name="Visited_20_Internet_20_Link">
e5caf39b5a66bec5643380656fe12455ffc1f555.jpg</text:a>
']</text:p>
      <text:p text:style-name="P4">
Tags: ['STOPRUSSIA', 'АГРЕСІЯ РФ', 'ВТОРГНЕННЯ РФ', 'ОЛЕКСАНДР ПАВЛЮК']</text:p>
      <text:p text:style-name="P4">
Category: News</text:p>
      <!--METADATA-->
      <text:p text:style-name="P4">
<draw:frame draw:style-name="fr1" draw:name="Image399" text:anchor-type="as-char" svg:width="6.9236in" svg:height="3.897527in" draw:z-index="0">
<draw:image xlink:href="../Images/AРМІЯINFORM/2023-05-24T85-00-00-04-00/e5caf39b5a66bec5643380656fe12455ffc1f555.jpg" xlink:type="simple" xlink:show="embed" xlink:actuate="onLoad" draw:mime-type="image/jpeg"/>
</draw:frame>
First Deputy Minister of Defense of Ukraine Lieutenant General Oleksandr Pavlyuk spoke the work of the Coordination Center on Monitoring of Minnexhade's Status in the territories of Ukraine. Alexander Pavlyuk [wrote] about it(https://t.me/Pavliuk_KSV/4306)In his telegrams.</text:p>
      <text:p text:style-name="P4">
-The Ministry of Defense of Ukraine is presiding on the national body on reservoirs, because in order to make management decisions, complete and truthful information in all areas of mine activity is needed,-said Lieutenant General.</text:p>
      <ul>
        <li>
checked how the center's equipment continues. He talked with colleagues, made decisions. The work is ongoing, specific steps to achieve the results. In particular, to implement certain goals, we try to maximize the process of collecting the necessary data. For this purpose, with the support of the International Center for Humanitarian Demand, the Imsma Core information management is used, which significantly simplifies and accelerates the work with the data obtained, - the First Deputy Minister of Defense Ukraine emphasized.</li>
      </ul>
      <text:p text:style-name="P4">
News Source: <text:a xlink:type="simple" xlink:href="https://armyinform.com.ua/2023/05/24/oleksandr-pavlyuk-pereviryv-robotu-koordynaczijnogo-czentru-monitoryngu-stanu-minnoyi-bezpeky/" text:style-name="Internet_20_link" text:visited-style-name="Visited_20_Internet_20_Link">
https://armyinform.com.ua/2023/05/24/oleksandr-pavlyuk-pereviryv-robotu-koordynaczijnogo-czentru-monitoryngu-stanu-minnoyi-bezpeky/</text:a>
</text:p>
      <!--NEWS-->
      <text:h text:style-name="P10" text:outline-level="1">
<text:span text:style-name="T4">
Anna Malyar: The enemy fired at tot for provocation, trying to issue shelling for the Armed Forces</text:span>
</text:h>
      <text:p text:style-name="P4">
Author: ['АРМІЯINFORM']</text:p>
      <text:p text:style-name="P4">
Time: 2023-05-24T86:00:00-04:00</text:p>
      <text:p text:style-name="P4">
Description: Tsoogo Tizhnya enemy, ZdiSnil, the provocative was placed by N.P. Tokmak Zaporizhoko Koveti ... War with Ukraine 2022, War with Ukraine Latest News Today, News War with Ukraine 2022 Last for today, will there be a war between Ukraine and Russia and when, the war with Ukraine in 2022 will be or not, will there be or not, will it be, will it be The war with Ukraine in the near future says, the war with Ukraine, Ukrainian news today, Ukrainian news in Ukrainian media in Russian</text:p>
      <text:p text:style-name="P4">
Images: ['<text:a xlink:type="simple" xlink:href="https://armyinform.com.ua/wp-content/uploads/2023/05/ganna-malyar.jpg" text:style-name="Internet_20_link" text:visited-style-name="Visited_20_Internet_20_Link">
ganna-malyar.jpg</text:a>
']</text:p>
      <text:p text:style-name="P4">
Tags: ['STOPRUSSIA', 'АГРЕСІЯ РФ', 'ВІЙНА', 'ВТОРГНЕННЯ РФ', 'ГАННА МАЛЯР', 'ТОТ']</text:p>
      <text:p text:style-name="P4">
Category: News</text:p>
      <!--METADATA-->
      <text:p text:style-name="P4">
<draw:frame draw:style-name="fr1" draw:name="Image400" text:anchor-type="as-char" svg:width="6.9236in" svg:height="4.615733in" draw:z-index="0">
<draw:image xlink:href="../Images/AРМІЯINFORM/2023-05-24T86-00-00-04-00/ganna-malyar.jpg" xlink:type="simple" xlink:show="embed" xlink:actuate="onLoad" draw:mime-type="image/jpeg"/>
</draw:frame>
Anna painter</text:p>
      <text:p text:style-name="P4">
This week, the enemy carried out a provocative shelling of NP. Tokmak of Zaporizhzhya region in order to further accuse the Armed Forces of destruction of civil infrastructure.</text:p>
      <text:p text:style-name="P4">
About this Deputy Minister of Defense of Ukraine Anna Malyar <text:a xlink:type="simple" xlink:href="https://t.me/annamaliar/793" text:style-name="Internet_20_link" text:visited-style-name="Visited_20_Internet_20_Link">
wrote</text:a>
in telegrams.</text:p>
      <text:p text:style-name="P4">
"At the site of the explosion of one of the Russian missiles, the local residents found it a fragment, which was written by the slogan:" For the brother and for the victory ", which organized the organizers of the proceedings.</text:p>
      <text:p text:style-name="P4">
In order to conceal the crime, the rocket was prohibited from the rocket's fragment of the rocket, and witnesses of the incident were warned of criminal responsibility for spreading any comment, ”Hannamalimar said.</text:p>
      <text:p text:style-name="P4">
In addition, in order to limit the civilian population opportunities for the exchange of information, the enemy purposefully destroyed mobile communication equipment in the areas of NP Gladkivka, breakdown, new beacon, Vynohradow, Tavriya Kherson region.</text:p>
      <text:p text:style-name="P4">
Mobile electrical equipment is dismantled and the towers are overthrown by trimming the supports.</text:p>
      <text:p text:style-name="P4">
In addition, the Russian occupation command strictly banned the travel population in a temporarily occupied territory in the area of NP Golapristan, where a network of Ukrainian mobile communication is available.</text:p>
      <text:p text:style-name="P4">
News Source: <text:a xlink:type="simple" xlink:href="https://armyinform.com.ua/2023/05/24/ganna-malyar-vorog-obstrilyuye-tot-z-metoyu-provokacziyi-namagayuchys-vydaty-obstrily-za-diyi-zsu/" text:style-name="Internet_20_link" text:visited-style-name="Visited_20_Internet_20_Link">
https://armyinform.com.ua/2023/05/24/ganna-malyar-vorog-obstrilyuye-tot-z-metoyu-provokacziyi-namagayuchys-vydaty-obstrily-za-diyi-zsu/</text:a>
</text:p>
      <!--NEWS-->
      <text:h text:style-name="P10" text:outline-level="1">
<text:span text:style-name="T4">
During surgery, the Legion "Freedom of Russia" and RDCs released more than 50 square kilometers of Belgorod region from the Putin regime</text:span>
</text:h>
      <text:p text:style-name="P4">
Author: ['АРМІЯINFORM']</text:p>
      <text:p text:style-name="P4">
Time: 2023-05-24T87:00:00-04:00</text:p>
      <text:p text:style-name="P4">
Description: It’s important, Shchobi about Borotbu Legіon “Freedom of Russia”, the RDK is maximum ... The war with Ukraine 2022, the war with Ukraine is the latest news today, the News War with Ukraine 2022 is the last for today, will there be a war between Ukraine and Russia and when, war,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5/2f16027-a114eb7-clipboard01.jpg" text:style-name="Internet_20_link" text:visited-style-name="Visited_20_Internet_20_Link">
2f16027-a114eb7-clipboard01.jpg</text:a>
']</text:p>
      <text:p text:style-name="P4">
Tags: ['STOPRUSSIA', 'АГРЕСІЯ РФ', 'ВТОРГНЕННЯ РФ', 'ЛЕГІОН «СВОБОДА РОСІЇ»']</text:p>
      <text:p text:style-name="P4">
Category: News</text:p>
      <!--METADATA-->
      <text:p text:style-name="P4">
<draw:frame draw:style-name="fr1" draw:name="Image401" text:anchor-type="as-char" svg:width="6.9236in" svg:height="3.883237in" draw:z-index="0">
<draw:image xlink:href="../Images/AРМІЯINFORM/2023-05-24T87-00-00-04-00/2f16027-a114eb7-clipboard01.jpg" xlink:type="simple" xlink:show="embed" xlink:actuate="onLoad" draw:mime-type="image/jpeg"/>
</draw:frame>
Illustrative photo</text:p>
      <text:p text:style-name="P4">
It is very important that the Freedom of Russia and the RDC have learned the maximal number of conscious Russians.</text:p>
      <text:p text:style-name="P4">
About it in <text:a xlink:type="simple" xlink:href="https://armyinform.com.ua/2023/05/24/legion-svoboda-rossyy-ta-rosijskyj-dobrovolchyj-korpus-rozpovily-pro-svoyi-bojovi-diyi-na-byelgorodshhyni/" text:style-name="Internet_20_link" text:visited-style-name="Visited_20_Internet_20_Link">
exclusive</text:a>
The interview for the Armyinform was told by the commander of the Russian Volunteer Corps Denis on the pseudo "White Rex", as well as the Deputy Commander of the Svoboda Rossi, the pseudo "Caesar", who position themselves as the representatives of the Russian national resistance of the Kremlin regime.</text:p>
      <ul>
        <li>
We have freed an area of more than 50 square kilometers from the Putin regime. Video and photos with trophies in the form of Russian technology are enough for our channel. And the reports of our achievements do not come from the pages of world information resources, - said representatives of the Russian National Establishment of the Kremlin Regime.</li>
      </ul>
      <text:p text:style-name="P4">
News Source: <text:a xlink:type="simple" xlink:href="https://armyinform.com.ua/2023/05/24/pid-chas-operacziyi-legion-svoboda-rossyy-ta-rdk-zvilnyly-vid-putinskogo-rezhymu-ponad-50-kvadratnyh-kilometriv-byelgorodshhyny/" text:style-name="Internet_20_link" text:visited-style-name="Visited_20_Internet_20_Link">
https://armyinform.com.ua/2023/05/24/pid-chas-operacziyi-legion-svoboda-rossyy-ta-rdk-zvilnyly-vid-putinskogo-rezhymu-ponad-50-kvadratnyh-kilometriv-byelgorodshhyny/</text:a>
</text:p>
      <!--NEWS-->
      <text:h text:style-name="P10" text:outline-level="1">
<text:span text:style-name="T4">
Today Anna Malyar has performed at the largest safety conference in Europe</text:span>
</text:h>
      <text:p text:style-name="P4">
Author: ['АРМІЯINFORM']</text:p>
      <text:p text:style-name="P4">
Time: 2023-05-24T88:00:00-04:00</text:p>
      <text:p text:style-name="P4">
Description: About Ts, the intercessor of the Ministra of the defense of Ukraine, Ganna Malel wrote with Telegram. ... War with Ukraine 2022, War with Ukraine latest news today, News War with Ukraine 2022 The last for today, will there be a war between Ukraine and Russia and when, the war with Ukraine in 2022 will be or not, will there be a war with Ukraine in In the near future they say, the war with Ukraine, Ukrainian news today, Ukrainian news in Ukrainian media in Russian</text:p>
      <text:p text:style-name="P4">
Images: ['<text:a xlink:type="simple" xlink:href="https://armyinform.com.ua/wp-content/uploads/2023/05/751e9ac8-c7f3-49fe-98dd-1e1318c4fe74.jpg" text:style-name="Internet_20_link" text:visited-style-name="Visited_20_Internet_20_Link">
751e9ac8-c7f3-49fe-98dd-1e1318c4fe74.jpg</text:a>
']</text:p>
      <text:p text:style-name="P4">
Tags: ['STOPRUSSIA', 'АГРЕСІЯ РФ', 'ВІЙНА', 'ВТОРГНЕННЯ РФ', 'ГАННА МАЛЯР']</text:p>
      <text:p text:style-name="P4">
Category: News</text:p>
      <!--METADATA-->
      <text:p text:style-name="P4">
<draw:frame draw:style-name="fr1" draw:name="Image402" text:anchor-type="as-char" svg:width="6.9236in" svg:height="4.61393in" draw:z-index="0">
<draw:image xlink:href="../Images/AРМІЯINFORM/2023-05-24T88-00-00-04-00/751e9ac8-c7f3-49fe-98dd-1e1318c4fe74.jpg" xlink:type="simple" xlink:show="embed" xlink:actuate="onLoad" draw:mime-type="image/jpeg"/>
</draw:frame>
About this Deputy Minister of Defense of Ukraine Anna Malyar <text:a xlink:type="simple" xlink:href="https://t.me/annamaliar/794" text:style-name="Internet_20_link" text:visited-style-name="Visited_20_Internet_20_Link">
wrote</text:a>
in telegrams.</text:p>
      <text:p text:style-name="P4">
Defense24 Day, which is held in Warsaw this year, is considered to be the largest conference in Central and Eastern Europe on defense and security. This is a conducting event for the defense sector and industries related to citizens' security.</text:p>
      <text:p text:style-name="P4">
The Deputy Minister of Defense told a large European audience of the prostategy of indirect actions of the Russian Federation, which it performs not only in Ukraine but also in Ukraine.</text:p>
      <ul>
        <li>
Our enemy is underestimated when they talk only about his information work to the Internet. Bot farms are famous, but in addition, the Russian media is rich in the Russian media, finance the cultural and artistic events of Vevropi, fund political parties, and thus have long been carrying out information expansion. We, like no other, know what it is and leads to any consequence, - said the Deputy Minister of Defense of Ukraine.</li>
      </ul>
      <text:p text:style-name="P4">
News Source: <text:a xlink:type="simple" xlink:href="https://armyinform.com.ua/2023/05/24/sogodni-ganna-malyar-vystupyla-na-najbilshij-konferencziyi-z-bezpeky-u-yevropi/" text:style-name="Internet_20_link" text:visited-style-name="Visited_20_Internet_20_Link">
https://armyinform.com.ua/2023/05/24/sogodni-ganna-malyar-vystupyla-na-najbilshij-konferencziyi-z-bezpeky-u-yevropi/</text:a>
</text:p>
      <!--NEWS-->
      <text:h text:style-name="P10" text:outline-level="1">
<text:span text:style-name="T4">
The CEO</text:span>
</text:h>
      <text:p text:style-name="P4">
Author: ['АРМІЯINFORM']</text:p>
      <text:p text:style-name="P4">
Time: 2023-05-24T89:00:00-04:00</text:p>
      <text:p text:style-name="P4">
Description: The Service of the Bezpeki Vikrivati of the Malias of the Rosiykskoye Khosokoposadovs, Yaki Hawn before ... War with Ukraine 2022, War with Ukraine Latest News Today, News War with Ukraine 2022 Last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5/photo_2023-05-24_16-30-13.jpg" text:style-name="Internet_20_link" text:visited-style-name="Visited_20_Internet_20_Link">
photo_2023-05-24_16-30-13.jpg</text:a>
']</text:p>
      <text:p text:style-name="P4">
Tags: ['STOPRUSSIA', 'АГРЕСІЯ РФ', 'ВТОРГНЕННЯ РФ', 'СБУ']</text:p>
      <text:p text:style-name="P4">
Category: News</text:p>
      <!--METADATA-->
      <text:p text:style-name="P4">
<draw:frame draw:style-name="fr1" draw:name="Image403" text:anchor-type="as-char" svg:width="6.9236in" svg:height="3.894525in" draw:z-index="0">
<draw:image xlink:href="../Images/AРМІЯINFORM/2023-05-24T89-00-00-04-00/photo_2023-05-24_16-30-13.jpg" xlink:type="simple" xlink:show="embed" xlink:actuate="onLoad" draw:mime-type="image/jpeg"/>
</draw:frame>
The Security Service continues to expose the crimes of Russian high -ranking officials who are involved in the conduct of an aggressive war against Ukraine.</text:p>
      <text:p text:style-name="P4">
As a result of investigative actions, the evidence was collected at the CEO of the Ural Airlines Sergei Skuratov.</text:p>
      <text:p text:style-name="P4">
According to the investigation, the official helped the Ministry of Defense of the Russian Federation to overtake -occupy groups in the direction of the Ukrainian border.</text:p>
      <text:p text:style-name="P4">
To do this, he provided 6 civilian aircraft, which then transported Russian mobilized, as well as their weapons and ammunition.</text:p>
      <text:p text:style-name="P4">
It has been established that since the beginning of October last year, with the assistance of Skuratov aggressor, 11 "military" flights to the Platov Airport in the Rostov region.</text:p>
      <text:p text:style-name="P4">
In the future, the occupation units were transferred to Ukraine to participate in the fighting of the East and Southern Fronts.</text:p>
      <text:p text:style-name="P4">
Based on the evidence collected, the security services informed the Skuratov Prosading for the planning, preparation, resolution and maintenance of an aggressive war.</text:p>
      <text:p text:style-name="P4">
The attacker faces up to 15 years in prison. Complex measures are underway to hold him accountable for crimes against our country.</text:p>
      <text:p text:style-name="P4">
The investigation was conducted by SBU staff under the procedural management of the office prosecutor.</text:p>
      <text:p text:style-name="P4">
<text:span text:style-name="T4">
 Source: </text:span>
 <text:a xlink:type="simple" xlink:href="https://ssu.gov.ua/novyny/sbu-povidomyla-pro-pidozru-hendyrektoru-uralskykh-avialinii-yakyi-nadav-tsyvilni-litaky-dlia-perekydannia-rosiiskykh-viisk-v-ukrainu" text:style-name="Internet_20_link" text:visited-style-name="Visited_20_Internet_20_Link">
<text:span text:style-name="T5">
SBU</text:span>
</text:a>
</text:p>
      <text:p text:style-name="P4">
News Source: <text:a xlink:type="simple" xlink:href="https://armyinform.com.ua/2023/05/24/generalnomu-dyrektoru-rosijskoyi-aviakompaniyi-zagrozhuye-15-rokiv-za-spivuchast-u-zlochyni-proty-ukrayiny/" text:style-name="Internet_20_link" text:visited-style-name="Visited_20_Internet_20_Link">
https://armyinform.com.ua/2023/05/24/generalnomu-dyrektoru-rosijskoyi-aviakompaniyi-zagrozhuye-15-rokiv-za-spivuchast-u-zlochyni-proty-ukrayiny/</text:a>
</text:p>
      <!--NEWS-->
      <text:h text:style-name="P10" text:outline-level="1">
<text:span text:style-name="T4">
Mine-search dogs of the Armed Forces of Ukraine help to exchange Kharkiv region</text:span>
</text:h>
      <text:p text:style-name="P4">
Author: ['АРМІЯINFORM']</text:p>
      <text:p text:style-name="P4">
Time: 2023-05-24T90:00:00-04:00</text:p>
      <text:p text:style-name="P4">
Description: Tryrichna Belgіyska vivcarka Malinois on Im'ya Sirius Tu Dvimtska Vivcharka on ... War with Ukraine 2022, War with Ukraine Latest news today, War with Ukraine 2022 Last for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5/photo_2023-05-24_17-23-45-e1684945515944.jpg" text:style-name="Internet_20_link" text:visited-style-name="Visited_20_Internet_20_Link">
photo_2023-05-24_17-23-45-e1684945515944.jpg</text:a>
']</text:p>
      <text:p text:style-name="P4">
Tags: ['STOPRUSSIA', 'АГРЕСІЯ РФ', 'ВТОРГНЕННЯ РФ', 'ДССТ МО УКРАЇНИ']</text:p>
      <text:p text:style-name="P4">
Category: News</text:p>
      <!--METADATA-->
      <text:p text:style-name="P4">
<draw:frame draw:style-name="fr1" draw:name="Image404" text:anchor-type="as-char" svg:width="6.9236in" svg:height="6.360563in" draw:z-index="0">
<draw:image xlink:href="../Images/AРМІЯINFORM/2023-05-24T90-00-00-04-00/photo_2023-05-24_17-23-45-e1684945515944.jpg" xlink:type="simple" xlink:show="embed" xlink:actuate="onLoad" draw:mime-type="image/jpeg"/>
</draw:frame>
The three -year -old Belgian shepherd of Malina named Sirius and a two -year -old German blackberg named Besi - not new to the sapper business. Before proceeding to the tasks, four -legged assistants pass a cinema school at the center of mine activity, and then start work.</text:p>
      <text:p text:style-name="P4">
About it <text:a xlink:type="simple" xlink:href="https://t.me/dsst_mou/2874" text:style-name="Internet_20_link" text:visited-style-name="Visited_20_Internet_20_Link">
reports</text:a>
DSST.</text:p>
      <text:p text:style-name="P4">
The headquarters of the engineering-sapper battalion Andriy Bogatirenko tells that the personalities help where it is not always possible for a person to find an explosive survey, in particular in hard-to-reach places and under rubble. When the dog is suspicious, it gives a sign: either lies down or sits. Each cynologist knows in detail the habits of his ward. The place of finding is denoted, the adal is on the right.</text:p>
      <text:p text:style-name="P4">
The working day in Sirius and the Besi is shortened, because the dog is not a robot and it is necessary to take a break from loads. In the hot season, breaks for recreation are larger. The miners use its smell when searching - and this is a large load on its nervous system. Rest, and then again work.</text:p>
      <text:p text:style-name="P4">
To protect dogs, as well as people are worn by bulletproof vests and protective oceans to avoid injury. And after a busy day, says Andriybogatirenko, their wards take water treatments as a kind of relax. Thanks to the painstaking work of cinema calculations, the area of purified Ukrainian land is gradually increasing.</text:p>
      <text:p text:style-name="P4">
News Source: <text:a xlink:type="simple" xlink:href="https://armyinform.com.ua/2023/05/24/minno-poshukovi-sobaky-syl-pidtrymky-zsu-dopomagayut-rozminovuvaty-harkivshhynu/" text:style-name="Internet_20_link" text:visited-style-name="Visited_20_Internet_20_Link">
https://armyinform.com.ua/2023/05/24/minno-poshukovi-sobaky-syl-pidtrymky-zsu-dopomagayut-rozminovuvaty-harkivshhynu/</text:a>
</text:p>
      <!--NEWS-->
      <text:h text:style-name="P10" text:outline-level="1">
<text:span text:style-name="T4">
The first Ukrainian F-16 will become one of the strongest signals from the world that Russia will only lose-President</text:span>
</text:h>
      <text:p text:style-name="P4">
Author: ['АРМІЯINFORM']</text:p>
      <text:p text:style-name="P4">
Time: 2023-05-24T91:00:00-04:00</text:p>
      <text:p text:style-name="P4">
Description: I am healthy, Shanovna Ukrainian!Proviv Pershe Pershidannya Headquarters of Pili Ushy ... War with Ukraine 2022, War with Ukraine Latest news today, News War with Ukraine 2022 Last for today, will there be a war between Ukraine and Russia and when, the war with Ukraine will be or not in 2022 , Will there be a war with Ukraine in the near future, they say, the war with Ukraine, Ukrainian news today, Ukrainian news in Ukrainian media in Russian</text:p>
      <text:p text:style-name="P4">
Images: ['<text:a xlink:type="simple" xlink:href="https://armyinform.com.ua/wp-content/uploads/2023/05/2bb68036cdca23a32681dda566706a3f_1684954386_extra_large.jpeg" text:style-name="Internet_20_link" text:visited-style-name="Visited_20_Internet_20_Link">
2bb68036cdca23a32681dda566706a3f_1684954386_extra_large.jpeg</text:a>
']</text:p>
      <text:p text:style-name="P4">
Tags: ['STOPRUSSIA', 'АГРЕСІЯ РФ', 'ВІЙНА', 'ВОЛОДИМИР ЗЕЛЕНСЬКИЙ', 'ВТОРГНЕННЯ РФ', 'ОФІС ПРЕЗИДЕНТА УКРАЇНИ']</text:p>
      <text:p text:style-name="P4">
Category: News</text:p>
      <!--METADATA-->
      <text:p text:style-name="P4">
<draw:frame draw:style-name="fr1" draw:name="Image405" text:anchor-type="as-char" svg:width="6.9236in" svg:height="3.894525in" draw:z-index="0">
<draw:image xlink:href="../Images/AРМІЯINFORM/2023-05-24T91-00-00-04-00/2bb68036cdca23a32681dda566706a3f_1684954386_extra_large.jpeg" xlink:type="simple" xlink:show="embed" xlink:actuate="onLoad" draw:mime-type="image/jpeg"/>
</draw:frame>
<text:span text:style-name="T4">
 I wish health, dear Ukrainians!</text:span>
</text:p>
      <text:p text:style-name="P4">
Today, the first meeting meeting after all important visits, a meeting of decisions - defensive decisions, which we worked for a long time and we have them in cooperation with partners.</text:p>
      <text:p text:style-name="P4">
First of all, it concerns the aviation coalition - coalitions of modern fighters for Ukraine.</text:p>
      <text:p text:style-name="P4">
We do our best to reduce the time to the result, before the appearance of Ukrainian pilots in the Ukrainian non -Ukrainian and powerful planes.</text:p>
      <text:p text:style-name="P4">
It is clear that this global step will enhance our defensiveness. Because with powerful aircraft, the air defense system becomes full.</text:p>
      <text:p text:style-name="P4">
On the other hand, the first Ukrainian F-16 will become one of the strongest signals from the world that, due to its aggression, Russia will only lose it-it will become even more isolated.</text:p>
      <text:p text:style-name="P4">
It will be a signal that Russian terror has lost, and our world, which is based on the substitute for independent nations and to the right of peoples to choose their own way, has stood.</text:p>
      <text:p text:style-name="P4">
We will prepare all the necessary base so that such aircraft transition happens measuresly quickly and efficiently.</text:p>
      <text:p text:style-name="P4">
Our warriors have already proven that they can capture modern weapons as effective as they did not even expect us. With planes, I'm sure it will be as successful.</text:p>
      <text:p text:style-name="P4">
The main thing is the speed of training and supply, that is, the time that will pass by the interruptions and the real protection of our sky.</text:p>
      <text:p text:style-name="P4">
Today, as always, he heard the reports of the commander, the head of the GUR, the head of the GUR about the current situation at the front, our counteraction to the occupier and the quietness that Russia is about to use against us.</text:p>
      <text:p text:style-name="P4">
We know what to answer. In particular, this applies to the rocket threat and the constant terror Droam-Kamikadze.</text:p>
      <text:p text:style-name="P4">
Now Russia is increasingly resorting to the so -called combined blows - different types of rockets, different types of drones.</text:p>
      <text:p text:style-name="P4">
I thank our air forces, all our defenders of the sky, our intelligence - but that our protection is being improved faster than Russia has time to change its tactics of terror.</text:p>
      <text:p text:style-name="P4">
If we take, for example, only one tool of Russian terror - Iranian "Shahda", today in the account of our soldiers almost 900 of these whipped drones. In general, about 1160 "Shahmed" was used against Ukraine. Most - we get.</text:p>
      <text:p text:style-name="P4">
And we are constantly looking for tools to make the amount of Iranian drone.The world sees what is happening and you see all in Iran. Support is denying the support.</text:p>
      <text:p text:style-name="P4">
Although we have learned to knock down most of your Kamikadze drones, which you are transmitting, but there is still a hit.</text:p>
      <text:p text:style-name="P4">
When the Iranian drone kills a pregnant Ukrainian girl with her husband at home, why is it for you, mothers and parents in Iran? When your "shahad" is a hostel with our students, people die, a fire begins, rescuers are harvested on the location, and in a few minutes the second "Shahped" beats, taking away the life of those who saved the lives Hands of Russia, but yours, your weapon.</text:p>
      <text:p text:style-name="P4">
What do you get from this, people in Tehran, or in Shiraz, or Saccoon, or any other city of your country?</text:p>
      <text:p text:style-name="P4">
Unfortunately, even greater isolation from the world, even greater problems.</text:p>
      <text:p text:style-name="P4">
For Russia, target is absolutely everything. Housing, schools, hospitals, prayer houses, churches, power plants, markets, even the issuance of humanitarian aid tape stops ... There are already thousands of such examples. Iran people!Russia beats everything without disassembling. Artillery and mortars, rockets and drones - what they are, and what they give on your behalf.</text:p>
      <text:p text:style-name="P4">
I am sure you have to be on the other side of history - not with evil.</text:p>
      <text:p text:style-name="P4">
Russia began this war for enslavement. It is the war of the colonizer of the dissequent nation. Russia even steals people - our children!Thousands and thousands ... Only absolute evil can steal children of another people. And, going against Ukrainians, Russian invaders destroy all other national communities that will live on the land of Ukraine for centuries. Therefore, the confirmation is burned by the Russians of the village of Greek-Christians and the systemic repression of Russia against the Crimean Tatar people-our Ukrainian Muslim community.</text:p>
      <text:p text:style-name="P4">
Iran's people could live quite differently if you were not put on one side with a break like Russian aggression.</text:p>
      <text:p text:style-name="P4">
Your "chess", which terrorizes Ukraine every night, means only that people are pushing even deeper and deeper on the dark side of history.</text:p>
      <text:p text:style-name="P4">
Glory to all who protect their lives!</text:p>
      <text:p text:style-name="P4">
Thank you all in the world who helps to strengthen our air defense, our aviation and the rescue people from Russian terror!</text:p>
      <text:p text:style-name="P4">
Let's be strong - we will live!</text:p>
      <text:p text:style-name="P4">
<text:span text:style-name="T4">
Glory to Ukraine!</text:span>
</text:p>
      <text:p text:style-name="P4">
News Source: <text:a xlink:type="simple" xlink:href="https://armyinform.com.ua/2023/05/24/pershyj-zhe-ukrayinskyj-f-16-stane-odnym-iz-najsylnishyh-sygnaliv-vid-svitu-shho-rosiya-lyshe-vtrachatyme-prezydent/" text:style-name="Internet_20_link" text:visited-style-name="Visited_20_Internet_20_Link">
https://armyinform.com.ua/2023/05/24/pershyj-zhe-ukrayinskyj-f-16-stane-odnym-iz-najsylnishyh-sygnaliv-vid-svitu-shho-rosiya-lyshe-vtrachatyme-prezydent/</text:a>
</text:p>
      <!--NEWS-->
      <text:h text:style-name="P10" text:outline-level="1">
<text:span text:style-name="T4">
The Russian tank has reached Berlin and the Netherlands - as a museum exhibit</text:span>
</text:h>
      <text:p text:style-name="P4">
Author: ['АРМІЯINFORM']</text:p>
      <text:p text:style-name="P4">
Time: 2023-05-24T92:00:00-04:00</text:p>
      <text:p text:style-name="P4">
Description: С 25 injury of 4 worms 2023 Rock in Amsterdami, the framework of the forum of єvropeisy culture de ... war with Ukraine 2022, war with Ukraine Latest news today, news war with Ukraine 2022 Last today, will there be a war between Ukraine and Russia and when , The war with Ukraine in 2022 will be or not, will there be a war with Ukraine in the near future, the war with Ukraine, Ukrainian news today, Ukrainian news in Ukrainian media in Russian</text:p>
      <text:p text:style-name="P4">
Images: ['<text:a xlink:type="simple" xlink:href="https://armyinform.com.ua/wp-content/uploads/2023/05/tank_groesbeek-photoshop-768x501-1.png" text:style-name="Internet_20_link" text:visited-style-name="Visited_20_Internet_20_Link">
tank_groesbeek-photoshop-768x501-1.png</text:a>
']</text:p>
      <text:p text:style-name="P4">
Tags: ['STOPRUSSIA', 'АГРЕСІЯ РФ', 'ВТОРГНЕННЯ РФ']</text:p>
      <text:p text:style-name="P4">
Category: News</text:p>
      <!--METADATA-->
      <text:p text:style-name="P4">
<draw:frame draw:style-name="fr1" draw:name="Image406" text:anchor-type="as-char" svg:width="6.9236in" svg:height="4.516567in" draw:z-index="0">
<draw:image xlink:href="../Images/AРМІЯINFORM/2023-05-24T92-00-00-04-00/tank_groesbeek-photoshop-768x501-1.png" xlink:type="simple" xlink:show="embed" xlink:actuate="onLoad" draw:mime-type="image/png"/>
</draw:frame>
From May 25 to June 4, 2023 in Amsterdam, as part of the European Culture Forum de Balier, a broken Russian tank will be exhibited as a symbol of fragility of democracy in Europe.</text:p>
      <text:p text:style-name="P4">
About it <text:a xlink:type="simple" xlink:href="https://cultureforum.eu/programme/exposition-tank/" text:style-name="Internet_20_link" text:visited-style-name="Visited_20_Internet_20_Link">
reports</text:a>
Forum culture.</text:p>
      <ul>
        <li>
On March 31, 2022, this tank was destroyed by Ukrainian soldiers during a Kiev in Kiev in the village of Dmitrovka, near Bucha. Innocent civilians were killed in this region, as well as other places in Ukraine. These events have qualified as war crimes that are currently under investigation. A tank weighing 44 tons was used by a Russian unit from the Mongolia of the city of Ulan-Us, which is 6300 kilometers from Kiev,-the message reads.</li>
      </ul>
      <text:p text:style-name="P4">
Before that, this tank was exposed to Berlin on Neri Den-Linden and Museums in Grossbecu in the Netherlands.</text:p>
      <text:p text:style-name="P4">
News Source: <text:a xlink:type="simple" xlink:href="https://armyinform.com.ua/2023/05/24/rosijskyj-tank-doyihav-berlinu-ta-niderlandiv-yak-muzejnyj-eksponat/" text:style-name="Internet_20_link" text:visited-style-name="Visited_20_Internet_20_Link">
https://armyinform.com.ua/2023/05/24/rosijskyj-tank-doyihav-berlinu-ta-niderlandiv-yak-muzejnyj-eksponat/</text:a>
</text:p>
      <!--NEWS-->
      <text:h text:style-name="P10" text:outline-level="1">
<text:span text:style-name="T4">
The enormous path of vaccination against Russian info. We learned to distinguish and feel even between the lines their insidiousness - Anna Malyar</text:span>
</text:h>
      <text:p text:style-name="P4">
Author: ['АРМІЯINFORM']</text:p>
      <text:p text:style-name="P4">
Time: 2023-05-24T93:00:00-04:00</text:p>
      <text:p text:style-name="P4">
Description: About Ts, the intercessor of the Ministra of the defense of Ukraine, Ganna Malel wrote with Telegram. More Rock ... War with Ukraine 2022, war with Ukraine latest news today, News War with Ukraine 2022 The last for today, will there be a war between Ukraine and Russia and when, the war with Ukraine in 2022 will be or not, will there be war with Ukraine in the near future says, the war with Ukraine, Ukraine’s news today, Ukrainian news in Ukrainian media in Russian</text:p>
      <text:p text:style-name="P4">
Images: ['<text:a xlink:type="simple" xlink:href="https://armyinform.com.ua/wp-content/uploads/2023/05/3ec3c68e-7ab5-4b86-861d-4199726271bc.jpg" text:style-name="Internet_20_link" text:visited-style-name="Visited_20_Internet_20_Link">
3ec3c68e-7ab5-4b86-861d-4199726271bc.jpg</text:a>
']</text:p>
      <text:p text:style-name="P4">
Tags: ['STOPRUSSIA', 'АГРЕСІЯ РФ', 'ВІЙНА', 'ВТОРГНЕННЯ РФ', 'ГАННА МАЛЯР']</text:p>
      <text:p text:style-name="P4">
Category: News</text:p>
      <!--METADATA-->
      <text:p text:style-name="P4">
<draw:frame draw:style-name="fr1" draw:name="Image407" text:anchor-type="as-char" svg:width="6.9236in" svg:height="5.18491in" draw:z-index="0">
<draw:image xlink:href="../Images/AРМІЯINFORM/2023-05-24T93-00-00-04-00/3ec3c68e-7ab5-4b86-861d-4199726271bc.jpg" xlink:type="simple" xlink:show="embed" xlink:actuate="onLoad" draw:mime-type="image/jpeg"/>
</draw:frame>
About this Deputy Minister of Defense of Ukraine Anna Malyar <text:a xlink:type="simple" xlink:href="https://t.me/annamaliar/795" text:style-name="Internet_20_link" text:visited-style-name="Visited_20_Internet_20_Link">
wrote</text:a>
in telegrams.</text:p>
      <text:p text:style-name="P4">
More than a year of full -scale war.</text:p>
      <text:p text:style-name="P4">
The enormous path of vaccination against Russian info. We learned to cut and feel even between the lines of their insidiousness.</text:p>
      <text:p text:style-name="P4">
It seemed that this rule already subconsciously works for everyone - we believe in official sources.</text:p>
      <text:p text:style-name="P4">
We do not believe the impersonal sources of information - when there is neither a name nor a name of the Institution, nor other identifying features. When you just don't know who was the census.</text:p>
      <text:p text:style-name="P4">
But the larger the beacon, the more they believe.</text:p>
      <text:p text:style-name="P4">
The Russians write in telegrams that have happened to our Glavcom.</text:p>
      <text:p text:style-name="P4">
And what? Well, let them write.</text:p>
      <text:p text:style-name="P4">
We have denied it - repeatedly. He does his job. And it does not bypass fakes, as well as other commander of which enemies write inventions.</text:p>
      <text:p text:style-name="P4">
We do not substitute doubles.</text:p>
      <text:p text:style-name="P4">
The Russians just test their IPSO.</text:p>
      <text:p text:style-name="P4">
News Source: <text:a xlink:type="simple" xlink:href="https://armyinform.com.ua/2023/05/24/projdeno-kolosalnyj-shlyah-shheplennya-vid-rosijskyh-info-vkydiv-my-navchylys-vyriznyaty-ta-vidchuvaty-navit-mizh-ryadkiv-yih-pidstupnist-ganna-malyar/" text:style-name="Internet_20_link" text:visited-style-name="Visited_20_Internet_20_Link">
https://armyinform.com.ua/2023/05/24/projdeno-kolosalnyj-shlyah-shheplennya-vid-rosijskyh-info-vkydiv-my-navchylys-vyriznyaty-ta-vidchuvaty-navit-mizh-ryadkiv-yih-pidstupnist-ganna-malyar/</text:a>
</text:p>
      <!--NEWS-->
      <text:h text:style-name="P10" text:outline-level="1">
<text:span text:style-name="T4">
The Netherlands seek to accelerate the process of teaching Ukrainian pilots on F-16 fighters</text:span>
</text:h>
      <text:p text:style-name="P4">
Author: ['АРМІЯINFORM']</text:p>
      <text:p text:style-name="P4">
Time: 2023-05-24T94:00:00-04:00</text:p>
      <text:p text:style-name="P4">
Description: About the Minomlya Minoboroni Niralandi Nirlandi prazuyut over the Yaknaishvidg plan ... The war with Ukraine 2022, the war with Ukraine is the latest news today, the News War with Ukraine 2022 is the last ones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5/f-16-picture-resize.jpg" text:style-name="Internet_20_link" text:visited-style-name="Visited_20_Internet_20_Link">
f-16-picture-resize.jpg</text:a>
', '<text:a xlink:type="simple" xlink:href="https://armyinform.com.ua/wp-content/uploads/2022/05/f-16-scaled.jpg" text:style-name="Internet_20_link" text:visited-style-name="Visited_20_Internet_20_Link">
f-16-scaled.jpg</text:a>
']</text:p>
      <text:p text:style-name="P4">
Tags: ['F-16', 'STOPRUSSIA', 'АГРЕСІЯ РФ', 'ВІЙНА', 'ВТОРГНЕННЯ РФ', 'НІДЕРЛАНДИ']</text:p>
      <text:p text:style-name="P4">
Category: News</text:p>
      <!--METADATA-->
      <text:p text:style-name="P4">
<draw:frame draw:style-name="fr1" draw:name="Image408" text:anchor-type="as-char" svg:width="6.9236in" svg:height="4.436874in" draw:z-index="0">
<draw:image xlink:href="../Images/AРМІЯINFORM/2023-05-24T94-00-00-04-00/f-16-picture-resize.jpg" xlink:type="simple" xlink:show="embed" xlink:actuate="onLoad" draw:mime-type="image/jpeg"/>
</draw:frame>
A multi-purpose F-16 fighter. Photo: Willard / Istck</text:p>
      <text:p text:style-name="P4">
About it <text:a xlink:type="simple" xlink:href="https://www.defensie.nl/actueel/nieuws/2023/05/24/nederland-wil-snel-starten-met-opleiden-oekraiense-vliegers-voor-f-16" text:style-name="Internet_20_link" text:visited-style-name="Visited_20_Internet_20_Link">
reports</text:a>
Ministry of Defense Swims</text:p>
      <text:p text:style-name="P4">
The Netherlands is working on the plan for the start of preparation of Ukrainian pilots for the F-16. This is done together with a number of partner countries. Minister Kaisollonegren reports this House of Representatives today.</text:p>
      <text:p text:style-name="P4">
The Netherlands will cooperate in this project with Denmark, Belgium and Great Britain. More countries are expected. The industry will also play an important role. According to Minister Ollogren, the countries also look at the possibility of sustainable satisfaction of Ukraine's needs for the teaching of the long run.</text:p>
      <text:p text:style-name="P4">
<draw:frame draw:style-name="fr1" draw:name="Image409" text:anchor-type="as-char" svg:width="6.9236in" svg:height="4.746452in" draw:z-index="0">
<draw:image xlink:href="../Images/AРМІЯINFORM/2023-05-24T94-00-00-04-00/f-16-scaled.jpg" xlink:type="simple" xlink:show="embed" xlink:actuate="onLoad" draw:mime-type="image/jpeg"/>
</draw:frame>
</text:p>
      <text:p text:style-name="P4">
News Source: <text:a xlink:type="simple" xlink:href="https://armyinform.com.ua/2023/05/24/niderlandy-pragnut-pryskoryty-proczes-navchannya-ukrayinskyh-pilotiv-na-vynyshhuvachah-f-16/" text:style-name="Internet_20_link" text:visited-style-name="Visited_20_Internet_20_Link">
https://armyinform.com.ua/2023/05/24/niderlandy-pragnut-pryskoryty-proczes-navchannya-ukrayinskyh-pilotiv-na-vynyshhuvachah-f-16/</text:a>
</text:p>
      <!--NEWS-->
      <text:h text:style-name="P10" text:outline-level="1">
<text:span text:style-name="T4">
“We need to understand that the transmission of weapons is a complex process” - Anna Malyar</text:span>
</text:h>
      <text:p text:style-name="P4">
Author: ['Віктор Шубец']</text:p>
      <text:p text:style-name="P4">
Time: 2023-05-24T95:00:00-04:00</text:p>
      <text:p text:style-name="P4">
Description: Tse Singing Cycle of Freemas I Nemass Bulbitsy. Caste of the Kraokan, more ... War with Ukraine 2022, war with Ukraine Latest news today, News War with Ukraine 2022 Last for today, will there be a war between Ukraine and Russia and when, the war with Ukraine in 2022 will or not , Will there be a war with Ukraine in the near future, they say, the war with Ukraine, Ukrainian news today, Ukrainian news in Ukrainian media in Russian</text:p>
      <text:p text:style-name="P4">
Images: ['<text:a xlink:type="simple" xlink:href="https://armyinform.com.ua/wp-content/uploads/2023/05/2023-05-24_231141.jpg" text:style-name="Internet_20_link" text:visited-style-name="Visited_20_Internet_20_Link">
2023-05-24_231141.jpg</text:a>
']</text:p>
      <text:p text:style-name="P4">
Tags: ['STOPRUSSIA', 'АГРЕСІЯ РФ', 'ВІЙНА', 'ВТОРГНЕННЯ РФ', 'ГАННА МАЛЯР']</text:p>
      <text:p text:style-name="P4">
Category: News</text:p>
      <!--METADATA-->
      <text:p text:style-name="P4">
<draw:frame draw:style-name="fr1" draw:name="Image410" text:anchor-type="as-char" svg:width="6.9236in" svg:height="3.600272in" draw:z-index="0">
<draw:image xlink:href="../Images/AРМІЯINFORM/2023-05-24T95-00-00-04-00/2023-05-24_231141.jpg" xlink:type="simple" xlink:show="embed" xlink:actuate="onLoad" draw:mime-type="image/jpeg"/>
</draw:frame>
It is a certain cycle of mass and non -mass production. It is the protection of other countries, the bovons give us their strategic stocks. But not everyone is ready to make a cellar and in fact, there are many different moments. But we need to understand that Ukraine has a list of weapons that we first needed hard, by the way to a large and full -scale invasion of Russia. Actually, at all levels, we make sure that we need this - the note of the Minister of Defense of Ukraine during the Televahorphone "<text:a xlink:type="simple" xlink:href="https://www.youtube.com/watch" text:style-name="Internet_20_link" text:visited-style-name="Visited_20_Internet_20_Link">
Edinovina</text:a>
”.</text:p>
      <text:p text:style-name="P4">
In this list, key positions are a long -range weapon, the protection of the sky and combat. That is why today all Western partners are well aware that we need. Secondly, according to the dynamics of the war, they already understand all this in detail.</text:p>
      <text:p text:style-name="P4">
In this situation, we will hope for this assistance as soon as possible.</text:p>
      <text:p text:style-name="P4">
Now the war has come into the phase when it was a very powerful support.</text:p>
      <text:p text:style-name="P4">
News Source: <text:a xlink:type="simple" xlink:href="https://armyinform.com.ua/2023/05/24/treba-rozumity-shho-peredacha-ozbroyennya-cze-skladnyj-proczes-ganna-malyar/" text:style-name="Internet_20_link" text:visited-style-name="Visited_20_Internet_20_Link">
https://armyinform.com.ua/2023/05/24/treba-rozumity-shho-peredacha-ozbroyennya-cze-skladnyj-proczes-ganna-malyar/</text:a>
</text:p>
      <!--NEWS-->
      <text:h text:style-name="P10" text:outline-level="1">
<text:span text:style-name="T4">
"What is the cheapest in Russia is the life of people with whom they do not count at all" - Anna Malyar</text:span>
</text:h>
      <text:p text:style-name="P4">
Author: ['Віктор Шубец']</text:p>
      <text:p text:style-name="P4">
Time: 2023-05-24T96:00:00-04:00</text:p>
      <text:p text:style-name="P4">
Description: Tse the factor, the fucker at Rosіyska, suspension, mijah. Mi have been robbed by the doslijeznnya ... War with Ukraine 2022, war with Ukraine Latest news today, News War with Ukraine 2022 Last for today, will there be a war between Ukraine and Russia, and when, the war with Ukraine in 2022 will be or not, will there be whether it will be, will it be The war with Ukraine in the near future says, the war with Ukraine, Ukrainian news today, Ukrainian news in Ukrainian media in Russian</text:p>
      <text:p text:style-name="P4">
Images: ['<text:a xlink:type="simple" xlink:href="https://armyinform.com.ua/wp-content/uploads/2023/05/2023-05-24_232402.jpg" text:style-name="Internet_20_link" text:visited-style-name="Visited_20_Internet_20_Link">
2023-05-24_232402.jpg</text:a>
']</text:p>
      <text:p text:style-name="P4">
Tags: ['STOPRUSSIA', 'АГРЕСІЯ РФ', 'ВІЙНА', 'ВТОРГНЕННЯ РФ', 'ГАННА МАЛЯР']</text:p>
      <text:p text:style-name="P4">
Category: News</text:p>
      <!--METADATA-->
      <text:p text:style-name="P4">
<draw:frame draw:style-name="fr1" draw:name="Image411" text:anchor-type="as-char" svg:width="6.9236in" svg:height="3.548345in" draw:z-index="0">
<draw:image xlink:href="../Images/AРМІЯINFORM/2023-05-24T96-00-00-04-00/2023-05-24_232402.jpg" xlink:type="simple" xlink:show="embed" xlink:actuate="onLoad" draw:mime-type="image/jpeg"/>
</draw:frame>
It is a factor that influences Russian society, by the way. We made our research in order to understand how to develop information and Russian society. And we, our experts, reach that the only thing they are afraid of there is real to die in Ukraine, it is not possible to hide it.</text:p>
      <text:p text:style-name="P4">
Their authorities hid in every possible way that they were dying here and even in such a quantity, but now it is no longer possible to hide. And indeed, the Bakhmut campaign for them is the most expensive not only in the sense of how much they have been armaments of Ivian technology, and it was destroyed by our troops, but it is the most expensive of them - in the sense of human losses.</text:p>
      <text:p text:style-name="P4">
It is difficult to imagine as much as they put people there that the state could not protect their people so much. - said in the Ether of the Telelorphone "(https://www.youtube.com/watch?v=WY8sDvZdWEA)»Deputy Ministry of Defense of Ukraine.</text:p>
      <text:p text:style-name="P4">
News Source: <text:a xlink:type="simple" xlink:href="https://armyinform.com.ua/2023/05/24/te-shho-v-rosiyi-najdeshevshe-cze-zhyttya-lyudej-z-yakymy-vony-vzagali-ne-rahuyutsya-ganna-malyar/" text:style-name="Internet_20_link" text:visited-style-name="Visited_20_Internet_20_Link">
https://armyinform.com.ua/2023/05/24/te-shho-v-rosiyi-najdeshevshe-cze-zhyttya-lyudej-z-yakymy-vony-vzagali-ne-rahuyutsya-ganna-malyar/</text:a>
</text:p>
      <!--NEWS-->
      <text:h text:style-name="P10" text:outline-level="1">
<text:span text:style-name="T4">
We are fighting against evil - Legion "Freedom of Russia" and RDC</text:span>
</text:h>
      <text:p text:style-name="P4">
Author: ['АРМІЯINFORM']</text:p>
      <text:p text:style-name="P4">
Time: 2023-05-24T97:00:00-04:00</text:p>
      <text:p text:style-name="P4">
Description: PID PISLA TO Yak will be realized by the Bєlgorod region representers ... War with Ukraine 2022, War with Ukraine Latest News today,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5/komandyr-rdk.jpg" text:style-name="Internet_20_link" text:visited-style-name="Visited_20_Internet_20_Link">
komandyr-rdk.jpg</text:a>
']</text:p>
      <text:p text:style-name="P4">
Tags: ['STOPRUSSIA', 'АГРЕСІЯ РФ', 'ВТОРГНЕННЯ РФ', 'ЛЕГІОН «СВОБОДА РОССИИ»']</text:p>
      <text:p text:style-name="P4">
Category: News</text:p>
      <!--METADATA-->
      <text:p text:style-name="P4">
<draw:frame draw:style-name="fr1" draw:name="Image412" text:anchor-type="as-char" svg:width="6.9236in" svg:height="4.615733in" draw:z-index="0">
<draw:image xlink:href="../Images/AРМІЯINFORM/2023-05-24T97-00-00-04-00/komandyr-rdk.jpg" xlink:type="simple" xlink:show="embed" xlink:actuate="onLoad" draw:mime-type="image/jpeg"/>
</draw:frame>
Romandir RDC</text:p>
      <text:p text:style-name="P4">
After all the goals in the Belgorod region will be realized, the representatives of the Russian national resistance plan to go to Khabarovsk Tapeladivostok.</text:p>
      <text:p text:style-name="P4">
About it in <text:a xlink:type="simple" xlink:href="https://armyinform.com.ua/2023/05/24/legion-svoboda-rossyy-ta-rosijskyj-dobrovolchyj-korpus-rozpovily-pro-svoyi-bojovi-diyi-na-byelgorodshhyni/" text:style-name="Internet_20_link" text:visited-style-name="Visited_20_Internet_20_Link">
exclusive</text:a>
The interview for the ArmyInform was told by the commander of the Russian voluntary corps Denis on the pseudo "White Rex", as well as the deputy commander of the Russian Freedom of Russia at the pseudo "Caesar", which positioned themselves as representatives of the Russian national resistance of the Kremlin regime.</text:p>
      <ul>
        <li>
We have two main goals. We want to stop the war in Ukraine and lose, destroy the Kremlin's criminal regime. We want to liberate both yours and our country to live freely. Let us emphasize again: we do not fight the civilian population. We will not work as a Russian army in Mariupol. We are fighting against evil, the FSB of the FSB and the Army, - said representatives of the Russian national resolution of the Kremlin regime.</li>
      </ul>
      <text:p text:style-name="P4">
News Source: <text:a xlink:type="simple" xlink:href="https://armyinform.com.ua/2023/05/24/my-voyuyemo-proty-zla-legion-svoboda-rossyy-ta-rdk/" text:style-name="Internet_20_link" text:visited-style-name="Visited_20_Internet_20_Link">
https://armyinform.com.ua/2023/05/24/my-voyuyemo-proty-zla-legion-svoboda-rossyy-ta-rdk/</text:a>
</text:p>
      <!--NEWS-->
      <text:h text:style-name="P10" text:outline-level="1">
<text:span text:style-name="T4">
Bakhmut's defense continues since the summer last year and now has success</text:span>
</text:h>
      <text:p text:style-name="P4">
Author: ['Віктор Шубец']</text:p>
      <text:p text:style-name="P4">
Time: 2023-05-24T98:00:00-04:00</text:p>
      <text:p text:style-name="P4">
Description: About Ts, she stated in Efer "єdin novin" of the intercessor of the defense of Ukrainian, Ganna Marlar. ... War with Ukraine 2022, War with Ukraine latest news today, News War with Ukraine 2022 The last for today, will there be a war between Ukraine and Russia and when, the war with Ukraine in 2022 will be or not, will there be a war with Ukraine in In the near future they say, the war with Ukraine, Ukrainian news today, Ukrainian news in Ukrainian media in Russian</text:p>
      <text:p text:style-name="P4">
Images: ['<text:a xlink:type="simple" xlink:href="https://armyinform.com.ua/wp-content/uploads/2023/04/bahmut-2.jpg" text:style-name="Internet_20_link" text:visited-style-name="Visited_20_Internet_20_Link">
bahmut-2.jpg</text:a>
']</text:p>
      <text:p text:style-name="P4">
Tags: ['STOPRUSSIA', 'АГРЕСІЯ РФ', 'ВІЙНА', 'ВТОРГНЕННЯ РФ']</text:p>
      <text:p text:style-name="P4">
Category: News</text:p>
      <!--METADATA-->
      <text:p text:style-name="P4">
<draw:frame draw:style-name="fr1" draw:name="Image413" text:anchor-type="as-char" svg:width="6.9236in" svg:height="4.609964in" draw:z-index="0">
<draw:image xlink:href="../Images/AРМІЯINFORM/2023-05-24T98-00-00-04-00/bahmut-2.jpg" xlink:type="simple" xlink:show="embed" xlink:actuate="onLoad" draw:mime-type="image/jpeg"/>
</draw:frame>
This was stated in the Ether "<text:a xlink:type="simple" xlink:href="https://www.youtube.com/watch" text:style-name="Internet_20_link" text:visited-style-name="Visited_20_Internet_20_Link">
Uniform</text:a>
»Deputy Minister of Defense of Ukraine Anna Malyar.</text:p>
      <ul>
        <li>
I will remind that our troops began to move forward. Before that, we were in fact in positions that did not allow enemy forces into the depths of the city and its lobbies. Several special military tasks were performed there. The main task was to destroy the enemy, and it was done very well.</li>
      </ul>
      <text:p text:style-name="P4">
In Bakhmat itself, our troops have active assault actions, but in the Podomstizarase - it is really the first advancement, and in the last few days it is a specialized square kilometers that we have returned and do not lose, gradually overpowered.</text:p>
      <text:p text:style-name="P4">
In the very place, the enemy concentrated a huge number of troops, people of and arms-now they again brought there landing and assault detachments, so tamcitation is complicated. But they came here like a mousetrap.</text:p>
      <text:p text:style-name="P4">
When they lose, they simply destroy all objects, equating them in a Itly way in the land - actually squeeze our armed forces with a stand -alone artillery fire. They did so in Syria. They are their style.</text:p>
      <text:p text:style-name="P4">
It must be granted that every meter, where our defenders and defenders are in Bakhmut, they are worth ten kilometers of complexity of combat missions. And ours there is moving contrary to the fact that more power is more and in the number of troops and arms.</text:p>
      <text:p text:style-name="P4">
It speaks of two things - the courage, the indomitability of our warriors, and we all have a grammatically planned command of the Bakhmut direction - Hannamaars noted.</text:p>
      <text:p text:style-name="P4">
News Source: <text:a xlink:type="simple" xlink:href="https://armyinform.com.ua/2023/05/24/oborona-bahmuta-tryvaye-z-lita-mynulogo-roku-i-zaraz-vpershe-maye-uspih/" text:style-name="Internet_20_link" text:visited-style-name="Visited_20_Internet_20_Link">
https://armyinform.com.ua/2023/05/24/oborona-bahmuta-tryvaye-z-lita-mynulogo-roku-i-zaraz-vpershe-maye-uspih/</text:a>
</text:p>
      <!--NEWS-->
      <text:h text:style-name="P10" text:outline-level="1">
<text:span text:style-name="T4">
Short. War. Day 455. Videoodigest</text:span>
</text:h>
      <text:p text:style-name="P4">
Author: ['АРМІЯINFORM']</text:p>
      <text:p text:style-name="P4">
Time: 2023-05-24T99:00:00-04:00</text:p>
      <text:p text:style-name="P4">
Description: Jero: GS ZSU War with Ukraine 2022, War with Ukraine latest news today, News War with Ukraine 2022 The last for today, will there be a war between Ukraine and Russia and when, the war with Ukraine in 2022 will be or not, will there be a war with Ukraine In the near future they say, the war with Ukraine, Ukraine’s news today, Ukrainian news in Ukrainian media in Russian</text:p>
      <text:p text:style-name="P4">
Images: []</text:p>
      <text:p text:style-name="P4">
Tags: ['STOPRUSSIA', 'АГРЕСІЯ РФ', 'ВІЙНА', 'ВТОРГНЕННЯ РФ', 'ГШ ЗСУ']</text:p>
      <text:p text:style-name="P4">
Category: News</text:p>
      <!--METADATA-->
      <text:p text:style-name="P4">
<text:span text:style-name="T4">
 Source: </text:span>
 <text:a xlink:type="simple" xlink:href="https://www.facebook.com/GeneralStaff.ua/videos/1272857323437758" text:style-name="Internet_20_link" text:visited-style-name="Visited_20_Internet_20_Link">
<text:span text:style-name="T5">
gshzu</text:span>
</text:a>
</text:p>
      <text:p text:style-name="P4">
News Source: <text:a xlink:type="simple" xlink:href="https://armyinform.com.ua/2023/05/24/korotko-vijna-den-455-videodajdzhest/" text:style-name="Internet_20_link" text:visited-style-name="Visited_20_Internet_20_Link">
https://armyinform.com.ua/2023/05/24/korotko-vijna-den-455-videodajdzhest/</text:a>
</text:p>
      <!--NEWS-->
      <text:h text:style-name="P10" text:outline-level="1">
<text:span text:style-name="T4">
Russians for a day 23 times fired at Sumy Region border</text:span>
</text:h>
      <text:p text:style-name="P4">
Authors: Ukrinform (Person)</text:p>
      <text:p text:style-name="P4">
Publisher: Укринформ (Organization)</text:p>
      <text:p text:style-name="P4">
Published Time: 2023-05-25T-31:15:00+03:00</text:p>
      <text:p text:style-name="P4">
Modified Time: 2023-05-25T00:15:00+03:00</text:p>
      <text:p text:style-name="P4">
Description: During the day, the Russians carried out 23 shelling of Sumy region border. - Ukrinform.</text:p>
      <text:p text:style-name="P4">
Images: ['<text:a xlink:type="simple" xlink:href="https://static.ukrinform.com/photos/2017_02/thumb_files/630_360_1487747482-1856.jpg" text:style-name="Internet_20_link" text:visited-style-name="Visited_20_Internet_20_Link">
630_360_14877...</text:a>
']</text:p>
      <text:p text:style-name="P4">
Tags: ['Обстріл', 'Сумщина', 'Кордон', 'Війна з Росією']</text:p>
      <text:p text:style-name="P4">
Type: Article</text:p>
      <!--METADATA-->
      <text:p text:style-name="P4">
<draw:frame draw:style-name="fr1" draw:name="Image414" text:anchor-type="as-char" svg:width="6.9236in" svg:height="3.956343in" draw:z-index="0">
<draw:image xlink:href="../Images/yкринформ/2023-05-25T-31-15-00-03-00/630_360_1487747482-1856.jpg" xlink:type="simple" xlink:show="embed" xlink:actuate="onLoad" draw:mime-type="image/jpeg"/>
</draw:frame>
During the day, the Russians carried out 23 shelling of the border of Sumy region.</text:p>
      <text:p text:style-name="P4">
He wrote about it in <text:a xlink:type="simple" xlink:href="https://t.me/igorkalchenko/359" text:style-name="Internet_20_link" text:visited-style-name="Visited_20_Internet_20_Link">
</text:a>
Igor Kalchenko, the head of Sumskaya Igor, reports.</text:p>
      <text:p text:style-name="P4">
"84 explosions were recorded. The shelling was suffered by Velikopysarivska, Yunakovskaya, Khotinskaya, Novoslobidskaya, Belopilsk," Kalchenko wrote.</text:p>
      <text:p text:style-name="P4">
Hotin Community: In the morning there was a mortar fire(10 explosions). Пошкоджені трибудинки. Протягом дня <text:a xlink:type="simple" xlink:href="https://www.ukrinform.ua/tag-obstril" text:style-name="Internet_20_link" text:visited-style-name="Visited_20_Internet_20_Link">
 </text:a>
They continued - 20 blades. The shelling was injured by two civilians. They are rewarded.</text:p>
      <text:p text:style-name="P4">
Novoslobid community: four mortar explosions have been recorded.</text:p>
      <text:p text:style-name="P4">
Great Pisar Community: The Russians made an explosion(The "arrival" of rockets from the plane), mortar shelling - nine explosions, shelling with LNG - three explosions, with RSZV - eight explosions.</text:p>
      <text:p text:style-name="P4">
<text:span text:style-name="T4">
 Read also: </text:span>
 <text:a xlink:type="simple" xlink:href="https://www.ukrinform.ua/rubric-ato/3713728-vorog-obstrilav-tokmak-na-zaporizzi-sob-zvinuvatiti-zsu-malar.html" text:style-name="Internet_20_link" text:visited-style-name="Visited_20_Internet_20_Link">
<text:span text:style-name="T4">
 firing </text:span>
</text:a>
▪️Bilopol community: was a mortar shelling(16 explosions)And shelling of the artillery is seven explosions.</text:p>
      <text:p text:style-name="P4">
The young community: from the territory of the Russian Federation from the enemy aircraft, the aviation rocket was started - an explosion. As a result of the rocket hit, the central pre -school corps of pre -school education was damaged. The Rosyans also fired at the mortar - four explosions.</text:p>
      <text:p text:style-name="P4">
As reported by Ukrinform, <text:a xlink:type="simple" xlink:href="https://www.ukrinform.ua/rubric-regions/3713157-u-konotopi-zakrivatimut-vsi-torgovelni-tocki-pid-cas-povitranoi-trivogi.html" text:style-name="Internet_20_link" text:visited-style-name="Visited_20_Internet_20_Link">
</text:a>
She gave the mayor to close all business facilities during air alarm.</text:p>
      <text:p text:style-name="P4">
News Source: <text:a xlink:type="simple" xlink:href="https://www.ukrinform.ua/rubric-ato/3713779-rosiani-za-den-23-razi-obstrilali-prikordonna-sumsini.html" text:style-name="Internet_20_link" text:visited-style-name="Visited_20_Internet_20_Link">
https://www.ukrinform.ua/rubric-ato/3713779-rosiani-za-den-23-razi-obstrilali-prikordonna-sumsini.html</text:a>
</text:p>
      <!--NEWS-->
      <text:h text:style-name="P10" text:outline-level="1">
<text:span text:style-name="T4">
APL. Macester City lost points in Brighton</text:span>
</text:h>
      <text:p text:style-name="P4">
Authors: Ukrinform (Person)</text:p>
      <text:p text:style-name="P4">
Publisher: Укринформ (Organization)</text:p>
      <text:p text:style-name="P4">
Published Time: 2023-05-25T-33:08:58+03:00</text:p>
      <text:p text:style-name="P4">
Modified Time: 2023-05-25T00:08:58+03:00</text:p>
      <text:p text:style-name="P4">
Description: The English Premier League (APL) has matches of the penultimate, the 37th round of the football championship. - Ukrinform.</text:p>
      <text:p text:style-name="P4">
Images: ['<text:a xlink:type="simple" xlink:href="https://static.ukrinform.com/photos/2023_05/thumb_files/630_360_1684962259-374.jpg" text:style-name="Internet_20_link" text:visited-style-name="Visited_20_Internet_20_Link">
630_360_16849...</text:a>
']</text:p>
      <text:p text:style-name="P4">
Tags: ['Футбол', 'Манчестер Сіті', 'АПЛ']</text:p>
      <text:p text:style-name="P4">
Type: Article</text:p>
      <!--METADATA-->
      <text:p text:style-name="P4">
<draw:frame draw:style-name="fr1" draw:name="Image415" text:anchor-type="as-char" svg:width="6.9236in" svg:height="3.956343in" draw:z-index="0">
<draw:image xlink:href="../Images/yкринформ/2023-05-25T-33-08-58-03-00/630_360_1684962259-374.jpg" xlink:type="simple" xlink:show="embed" xlink:actuate="onLoad" draw:mime-type="image/jpeg"/>
</draw:frame>
Wanglius Premier League(Premier League)The matches of the penultimate, the 37th Turufetball Championship are ongoing.</text:p>
      <text:p text:style-name="P4">
The newly minted Champion "Machister City" played a draw with "Brighton" -1: 1, reports Ukrinform.</text:p>
      <text:p text:style-name="P4">
On the goal of Phil Foden(25 minute)The owners of "Amex Stedium" in Brytoniv was illuminated(38).</text:p>
      <text:p text:style-name="P4">
<text:span text:style-name="T4">
Читайте також:</text:span>
 <text:a xlink:type="simple" xlink:href="https://www.ukrinform.ua/rubric-sports/3712353-apl-man-siti-v-statusi-cempiona-peremig-celsi.html" text:style-name="Internet_20_link" text:visited-style-name="Visited_20_Internet_20_Link">
 <text:span text:style-name="T4">
АПЛ</text:span>
 </text:a>
Manchester City scored 89 points and in the final round will meet with Brentford.</text:p>
      <text:p text:style-name="P4">
The second in the APL standings is Arsenal(81), third - Newcastle United "(70).</text:p>
      <text:p text:style-name="P4">
Фото: AFP.</text:p>
      <text:p text:style-name="P4">
News Source: <text:a xlink:type="simple" xlink:href="https://www.ukrinform.ua/rubric-sports/3713778-apl-macester-siti-vtrativ-ocki-u-brajtoni.html" text:style-name="Internet_20_link" text:visited-style-name="Visited_20_Internet_20_Link">
https://www.ukrinform.ua/rubric-sports/3713778-apl-macester-siti-vtrativ-ocki-u-brajtoni.html</text:a>
</text:p>
      <!--NEWS-->
      <text:h text:style-name="P10" text:outline-level="1">
<text:span text:style-name="T4">
Ukraine is spreading air alarm</text:span>
</text:h>
      <text:p text:style-name="P4">
Authors: Ukrinform (Person)</text:p>
      <text:p text:style-name="P4">
Publisher: Укринформ (Organization)</text:p>
      <text:p text:style-name="P4">
Published Time: 2023-05-25T-35:02:00+03:00</text:p>
      <text:p text:style-name="P4">
Modified Time: 2023-05-25T00:02:00+03:00</text:p>
      <text:p text:style-name="P4">
Description: Air anxiety was declared in Kiev and five regions of Ukraine. - Ukrinform.</text:p>
      <text:p text:style-name="P4">
Images: ['<text:a xlink:type="simple" xlink:href="https://static.ukrinform.com/photos/2022_02/thumb_files/630_360_1645871571-868.jpg" text:style-name="Internet_20_link" text:visited-style-name="Visited_20_Internet_20_Link">
630_360_16458...</text:a>
', '<text:a xlink:type="simple" xlink:href="https://static.ukrinform.com/photos/2023_05/1684962112-209.png" text:style-name="Internet_20_link" text:visited-style-name="Visited_20_Internet_20_Link">
1684962112-20...</text:a>
']</text:p>
      <text:p text:style-name="P4">
Tags: ['Війна з Росією', 'Повітряна тривога']</text:p>
      <text:p text:style-name="P4">
Type: Article</text:p>
      <!--METADATA-->
      <text:p text:style-name="P4">
<draw:frame draw:style-name="fr1" draw:name="Image416" text:anchor-type="as-char" svg:width="6.9236in" svg:height="3.956343in" draw:z-index="0">
<draw:image xlink:href="../Images/yкринформ/2023-05-25T-35-02-00-03-00/630_360_1645871571-868.jpg" xlink:type="simple" xlink:show="embed" xlink:actuate="onLoad" draw:mime-type="image/jpeg"/>
</draw:frame>
In Kiev, five regions of Ukraine have declared air alarm.</text:p>
      <text:p text:style-name="P4">
This is evidenced by <text:a xlink:type="simple" xlink:href="https://map.ukrainealarm.com/" text:style-name="Internet_20_link" text:visited-style-name="Visited_20_Internet_20_Link">
</text:a>
Ukraine's alarm, Ukrinform reports.</text:p>
      <text:p text:style-name="P4">
<draw:frame draw:style-name="fr1" draw:name="Image417" text:anchor-type="as-char" svg:width="6.9236in" svg:height="3.89773in" draw:z-index="0">
<draw:image xlink:href="../Images/yкринформ/2023-05-25T-35-02-00-03-00/1684962112-209.png" xlink:type="simple" xlink:show="embed" xlink:actuate="onLoad" draw:mime-type="image/png"/>
</draw:frame>
</text:p>
      <text:p text:style-name="P4">
<text:a xlink:type="simple" xlink:href="https://www.ukrinform.ua/tag-povitrana-trivoga" text:style-name="Internet_20_link" text:visited-style-name="Visited_20_Internet_20_Link">
 </text:a>
Currently, Kyiv, Kyiv, Kirovograd, Kherson and Chernihiv regions, as well as Nalugansk and Crimea.</text:p>
      <text:p text:style-name="P4">
According to monitoring TG channels, the cause of anxiety was the threat</text:p>
      <text:p text:style-name="P4">
<text:span text:style-name="T4">
 Read also: </text:span>
 <text:a xlink:type="simple" xlink:href="https://www.ukrinform.ua/rubric-ato/3712819-ukrainciv-znovu-zaklikali-ne-filmuvati-robotu-ppo.html" text:style-name="Internet_20_link" text:visited-style-name="Visited_20_Internet_20_Link">
<text:span text:style-name="T4">
 Film </text:span>
</text:a>
As reported by Ukrinform, <text:a xlink:type="simple" xlink:href="https://www.ukrinform.ua/rubric-ato/3713496-rosia-trimae-u-cornomu-mori-odin-raketonosij-z-vismoma-kalibrami.html" text:style-name="Internet_20_link" text:visited-style-name="Visited_20_Internet_20_Link">
</text:a>
one rocket carrier with eight "caliber"</text:p>
      <text:p text:style-name="P4">
News Source: <text:a xlink:type="simple" xlink:href="https://www.ukrinform.ua/rubric-ato/3713775-u-kievi-ta-troh-oblastah-povitrana-trivoga.html" text:style-name="Internet_20_link" text:visited-style-name="Visited_20_Internet_20_Link">
https://www.ukrinform.ua/rubric-ato/3713775-u-kievi-ta-troh-oblastah-povitrana-trivoga.html</text:a>
</text:p>
      <!--NEWS-->
      <text:h text:style-name="P10" text:outline-level="1">
<text:span text:style-name="T4">
Ukraine is spreading air alarm</text:span>
</text:h>
      <text:p text:style-name="P4">
Authors: Ukrinform (Person)</text:p>
      <text:p text:style-name="P4">
Publisher: Укринформ (Organization)</text:p>
      <text:p text:style-name="P4">
Published Time: 2023-05-25T00:02:00+03:00</text:p>
      <text:p text:style-name="P4">
Modified Time: 2023-05-25T00:02:00+03:00</text:p>
      <text:p text:style-name="P4">
Description: Air alarm was declared in Kiev and five regions of Ukraine. - Ukrinform.</text:p>
      <text:p text:style-name="P4">
Images: ['<text:a xlink:type="simple" xlink:href="https://static.ukrinform.com/photos/2022_02/thumb_files/630_360_1645871571-868.jpg" text:style-name="Internet_20_link" text:visited-style-name="Visited_20_Internet_20_Link">
630_360_16458...</text:a>
', '<text:a xlink:type="simple" xlink:href="https://static.ukrinform.com/photos/2023_05/1684962112-209.png" text:style-name="Internet_20_link" text:visited-style-name="Visited_20_Internet_20_Link">
1684962112-20...</text:a>
']</text:p>
      <text:p text:style-name="P4">
Tags: ['Війна з Росією', 'Повітряна тривога']</text:p>
      <text:p text:style-name="P4">
Type: Article</text:p>
      <!--METADATA-->
      <text:p text:style-name="P4">
<draw:frame draw:style-name="fr1" draw:name="Image418" text:anchor-type="as-char" svg:width="6.9236in" svg:height="3.956343in" draw:z-index="0">
<draw:image xlink:href="../Images/yкринформ/2023-05-25T00-02-00-03-00/630_360_1645871571-868.jpg" xlink:type="simple" xlink:show="embed" xlink:actuate="onLoad" draw:mime-type="image/jpeg"/>
</draw:frame>
In Kiev, the Tapyat regions of Ukraine have declared air alarm.</text:p>
      <text:p text:style-name="P4">
This is evidenced by <text:a xlink:type="simple" xlink:href="https://map.ukrainealarm.com/" text:style-name="Internet_20_link" text:visited-style-name="Visited_20_Internet_20_Link">
</text:a>
Ukraine's alarm, Ukrinform reports.</text:p>
      <text:p text:style-name="P4">
<draw:frame draw:style-name="fr1" draw:name="Image419" text:anchor-type="as-char" svg:width="6.9236in" svg:height="3.89773in" draw:z-index="0">
<draw:image xlink:href="../Images/yкринформ/2023-05-25T00-02-00-03-00/1684962112-209.png" xlink:type="simple" xlink:show="embed" xlink:actuate="onLoad" draw:mime-type="image/png"/>
</draw:frame>
</text:p>
      <text:p text:style-name="P4">
<text:a xlink:type="simple" xlink:href="https://www.ukrinform.ua/tag-povitrana-trivoga" text:style-name="Internet_20_link" text:visited-style-name="Visited_20_Internet_20_Link">
 </text:a>
Currently, Kyiv, Kyiv, Kirovograd, Kherson and Chernihiv regions, as well as Nalugansk and Crimea.</text:p>
      <text:p text:style-name="P4">
According to monitoring TG channels, the cause of anxiety was the threat</text:p>
      <text:p text:style-name="P4">
<text:span text:style-name="T4">
 Read also: </text:span>
 <text:a xlink:type="simple" xlink:href="https://www.ukrinform.ua/rubric-ato/3712819-ukrainciv-znovu-zaklikali-ne-filmuvati-robotu-ppo.html" text:style-name="Internet_20_link" text:visited-style-name="Visited_20_Internet_20_Link">
<text:span text:style-name="T4">
 Film </text:span>
</text:a>
As reported by Ukrinform, <text:a xlink:type="simple" xlink:href="https://www.ukrinform.ua/rubric-ato/3713496-rosia-trimae-u-cornomu-mori-odin-raketonosij-z-vismoma-kalibrami.html" text:style-name="Internet_20_link" text:visited-style-name="Visited_20_Internet_20_Link">
</text:a>
one rocket carrier with eight "caliber"</text:p>
      <text:p text:style-name="P4">
News Source: <text:a xlink:type="simple" xlink:href="https://www.ukrinform.ua/rubric-ato/3713775-u-kievi-ta-troh-oblastah-povitrana-trivoga.html" text:style-name="Internet_20_link" text:visited-style-name="Visited_20_Internet_20_Link">
https://www.ukrinform.ua/rubric-ato/3713775-u-kievi-ta-troh-oblastah-povitrana-trivoga.html</text:a>
</text:p>
      <!--NEWS-->
      <text:h text:style-name="P10" text:outline-level="1">
<text:span text:style-name="T4">
APL. Macester City lost points in Brighton</text:span>
</text:h>
      <text:p text:style-name="P4">
Authors: Ukrinform (Person)</text:p>
      <text:p text:style-name="P4">
Publisher: Укринформ (Organization)</text:p>
      <text:p text:style-name="P4">
Published Time: 2023-05-25T00:08:58+03:00</text:p>
      <text:p text:style-name="P4">
Modified Time: 2023-05-25T00:08:58+03:00</text:p>
      <text:p text:style-name="P4">
Description: The English Premier League (APL) has matches of the penultimate, the 37th round of the football championship. - Ukrinform.</text:p>
      <text:p text:style-name="P4">
Images: ['<text:a xlink:type="simple" xlink:href="https://static.ukrinform.com/photos/2023_05/thumb_files/630_360_1684962259-374.jpg" text:style-name="Internet_20_link" text:visited-style-name="Visited_20_Internet_20_Link">
630_360_16849...</text:a>
']</text:p>
      <text:p text:style-name="P4">
Tags: ['Футбол', 'Манчестер Сіті', 'АПЛ']</text:p>
      <text:p text:style-name="P4">
Type: Article</text:p>
      <!--METADATA-->
      <text:p text:style-name="P4">
<draw:frame draw:style-name="fr1" draw:name="Image420" text:anchor-type="as-char" svg:width="6.9236in" svg:height="3.956343in" draw:z-index="0">
<draw:image xlink:href="../Images/yкринформ/2023-05-25T00-08-58-03-00/630_360_1684962259-374.jpg" xlink:type="simple" xlink:show="embed" xlink:actuate="onLoad" draw:mime-type="image/jpeg"/>
</draw:frame>
Wanglius Premier League(Premier League)The matches of the penultimate, the 37th Turufetball Championship are ongoing.</text:p>
      <text:p text:style-name="P4">
The newly minted Champion "Machister City" played a draw with "Brighton" -1: 1, reports Ukrinform.</text:p>
      <text:p text:style-name="P4">
On the goal of Phil Foden(25 minute)The owners of "Amex Stedium" in Brytoniv was illuminated(38).</text:p>
      <text:p text:style-name="P4">
<text:span text:style-name="T4">
Читайте також:</text:span>
 <text:a xlink:type="simple" xlink:href="https://www.ukrinform.ua/rubric-sports/3712353-apl-man-siti-v-statusi-cempiona-peremig-celsi.html" text:style-name="Internet_20_link" text:visited-style-name="Visited_20_Internet_20_Link">
 <text:span text:style-name="T4">
АПЛ</text:span>
 </text:a>
Manchester City scored 89 points and in the final round will meet with Brentford.</text:p>
      <text:p text:style-name="P4">
The second in the APL standings is Arsenal(81), third - Newcastle United "(70).</text:p>
      <text:p text:style-name="P4">
Фото: AFP.</text:p>
      <text:p text:style-name="P4">
News Source: <text:a xlink:type="simple" xlink:href="https://www.ukrinform.ua/rubric-sports/3713778-apl-macester-siti-vtrativ-ocki-u-brajtoni.html" text:style-name="Internet_20_link" text:visited-style-name="Visited_20_Internet_20_Link">
https://www.ukrinform.ua/rubric-sports/3713778-apl-macester-siti-vtrativ-ocki-u-brajtoni.html</text:a>
</text:p>
      <!--NEWS-->
      <text:h text:style-name="P10" text:outline-level="1">
<text:span text:style-name="T4">
Russians for a day 23 times fired at Sumy Region border</text:span>
</text:h>
      <text:p text:style-name="P4">
Authors: Ukrinform (Person)</text:p>
      <text:p text:style-name="P4">
Publisher: Укринформ (Organization)</text:p>
      <text:p text:style-name="P4">
Published Time: 2023-05-25T00:15:00+03:00</text:p>
      <text:p text:style-name="P4">
Modified Time: 2023-05-25T00:15:00+03:00</text:p>
      <text:p text:style-name="P4">
Description: During the day, the Russians carried out 23 shelling of Sumy region border. - Ukrinform.</text:p>
      <text:p text:style-name="P4">
Images: ['<text:a xlink:type="simple" xlink:href="https://static.ukrinform.com/photos/2017_02/thumb_files/630_360_1487747482-1856.jpg" text:style-name="Internet_20_link" text:visited-style-name="Visited_20_Internet_20_Link">
630_360_14877...</text:a>
']</text:p>
      <text:p text:style-name="P4">
Tags: ['Обстріл', 'Сумщина', 'Кордон', 'Війна з Росією']</text:p>
      <text:p text:style-name="P4">
Type: Article</text:p>
      <!--METADATA-->
      <text:p text:style-name="P4">
<draw:frame draw:style-name="fr1" draw:name="Image421" text:anchor-type="as-char" svg:width="6.9236in" svg:height="3.956343in" draw:z-index="0">
<draw:image xlink:href="../Images/yкринформ/2023-05-25T00-15-00-03-00/630_360_1487747482-1856.jpg" xlink:type="simple" xlink:show="embed" xlink:actuate="onLoad" draw:mime-type="image/jpeg"/>
</draw:frame>
During the day, the Russians carried out 23 shelling of the border of Sumy region.</text:p>
      <text:p text:style-name="P4">
He wrote about it in <text:a xlink:type="simple" xlink:href="https://t.me/igorkalchenko/359" text:style-name="Internet_20_link" text:visited-style-name="Visited_20_Internet_20_Link">
</text:a>
Igor Kalchenko, the head of Sumskaya Igor, reports.</text:p>
      <text:p text:style-name="P4">
"84 explosions were recorded. The shelling was suffered by Velikopysarivska, Yunakovskaya, Khotinskaya, Novoslobidskaya, Belopilsk," Kalchenko wrote.</text:p>
      <text:p text:style-name="P4">
Hotin Community: In the morning there was a mortar fire(10 explosions). Пошкоджені трибудинки. Протягом дня <text:a xlink:type="simple" xlink:href="https://www.ukrinform.ua/tag-obstril" text:style-name="Internet_20_link" text:visited-style-name="Visited_20_Internet_20_Link">
 </text:a>
They continued - 20 blades. The shelling was injured by two civilians. They are rewarded.</text:p>
      <text:p text:style-name="P4">
Novoslobid community: four mortar explosions have been recorded.</text:p>
      <text:p text:style-name="P4">
Great Pisar Community: The Russians made an explosion(The "arrival" of rockets from the plane), mortar shelling - nine explosions, shelling with LNG - three explosions, with RSZV - eight explosions.</text:p>
      <text:p text:style-name="P4">
<text:span text:style-name="T4">
 Read also: </text:span>
 <text:a xlink:type="simple" xlink:href="https://www.ukrinform.ua/rubric-ato/3713728-vorog-obstrilav-tokmak-na-zaporizzi-sob-zvinuvatiti-zsu-malar.html" text:style-name="Internet_20_link" text:visited-style-name="Visited_20_Internet_20_Link">
<text:span text:style-name="T4">
 firing </text:span>
</text:a>
▪️Bilopol community: was a mortar shelling(16 explosions)And shelling of the artillery is seven explosions.</text:p>
      <text:p text:style-name="P4">
The young community: from the territory of the Russian Federation from the enemy aircraft, the aviation rocket was started - an explosion. As a result of the rocket hit, the central pre -school corps of pre -school education was damaged. The Rosyans also fired at the mortar - four explosions.</text:p>
      <text:p text:style-name="P4">
As reported by Ukrinform, <text:a xlink:type="simple" xlink:href="https://www.ukrinform.ua/rubric-regions/3713157-u-konotopi-zakrivatimut-vsi-torgovelni-tocki-pid-cas-povitranoi-trivogi.html" text:style-name="Internet_20_link" text:visited-style-name="Visited_20_Internet_20_Link">
</text:a>
She gave the mayor to close all business facilities during air alarm.</text:p>
      <text:p text:style-name="P4">
News Source: <text:a xlink:type="simple" xlink:href="https://www.ukrinform.ua/rubric-ato/3713779-rosiani-za-den-23-razi-obstrilali-prikordonna-sumsini.html" text:style-name="Internet_20_link" text:visited-style-name="Visited_20_Internet_20_Link">
https://www.ukrinform.ua/rubric-ato/3713779-rosiani-za-den-23-razi-obstrilali-prikordonna-sumsini.html</text:a>
</text:p>
      <!--NEWS-->
      <text:h text:style-name="P10" text:outline-level="1">
<text:span text:style-name="T4">
The air defense is working in the Kyiv region</text:span>
</text:h>
      <text:p text:style-name="P4">
Authors: Ukrinform (Person)</text:p>
      <text:p text:style-name="P4">
Publisher: Укринформ (Organization)</text:p>
      <text:p text:style-name="P4">
Published Time: 2023-05-25T00:25:00+03:00</text:p>
      <text:p text:style-name="P4">
Modified Time: 2023-05-25T00:25:00+03:00</text:p>
      <text:p text:style-name="P4">
Description: In the Kyiv region, where air alarm has recently been declared aircraft. - Ukrinform.</text:p>
      <text:p text:style-name="P4">
Images: ['<text:a xlink:type="simple" xlink:href="https://static.ukrinform.com/photos/2022_11/thumb_files/630_360_1668271637-551.jpg" text:style-name="Internet_20_link" text:visited-style-name="Visited_20_Internet_20_Link">
630_360_16682...</text:a>
']</text:p>
      <text:p text:style-name="P4">
Tags: ['Київщина', 'Війна з Росією', 'ППО', 'Дрон-камікадзе']</text:p>
      <text:p text:style-name="P4">
Type: Article</text:p>
      <!--METADATA-->
      <text:p text:style-name="P4">
<draw:frame draw:style-name="fr1" draw:name="Image422" text:anchor-type="as-char" svg:width="6.9236in" svg:height="3.956343in" draw:z-index="0">
<draw:image xlink:href="../Images/yкринформ/2023-05-25T00-25-00-03-00/630_360_1668271637-551.jpg" xlink:type="simple" xlink:show="embed" xlink:actuate="onLoad" draw:mime-type="image/jpeg"/>
</draw:frame>
Nakhiv region, where air alarm has recently been declared, there is a air defense.</text:p>
      <text:p text:style-name="P4">
About it reports in <text:a xlink:type="simple" xlink:href="https://t.me/kyivoda/9860" text:style-name="Internet_20_link" text:visited-style-name="Visited_20_Internet_20_Link">
</text:a>
Kiev Ova, reports Ukrinform</text:p>
      <text:p text:style-name="P4">
"In the Kiev region the danger of using enemy UAV. Forces <text:a xlink:type="simple" xlink:href="https://www.ukrinform.ua/tag-ppo" text:style-name="Internet_20_link" text:visited-style-name="Visited_20_Internet_20_Link">
</text:a>
already work. Be in the shelters of the Air Alarm, "the message reads.</text:p>
      <text:p text:style-name="P4">
<text:span text:style-name="T4">
 Read also: </text:span>
 <text:a xlink:type="simple" xlink:href="https://www.ukrinform.ua/rubric-ato/3713779-rosiani-za-den-23-razi-obstrilali-prikordonna-sumsini.html" text:style-name="Internet_20_link" text:visited-style-name="Visited_20_Internet_20_Link">
<text:span text:style-name="T4">
 fired </text:span>
</text:a>
Earlier in Kiev and several regions of Ukraine <text:a xlink:type="simple" xlink:href="https://www.ukrinform.ua/rubric-ato/3713775-u-kievi-ta-troh-oblastah-povitrana-trivoga.html" text:style-name="Internet_20_link" text:visited-style-name="Visited_20_Internet_20_Link">
</text:a>
 .</text:p>
      <text:p text:style-name="P4">
News Source: <text:a xlink:type="simple" xlink:href="https://www.ukrinform.ua/rubric-ato/3713781-na-kiivsini-pracue-ppo.html" text:style-name="Internet_20_link" text:visited-style-name="Visited_20_Internet_20_Link">
https://www.ukrinform.ua/rubric-ato/3713781-na-kiivsini-pracue-ppo.html</text:a>
</text:p>
      <!--NEWS-->
      <text:h text:style-name="P10" text:outline-level="1">
<text:span text:style-name="T4">
Canada and Saudi Arabia have restored full -fledged diploma</text:span>
</text:h>
      <text:p text:style-name="P4">
Authors: Ukrinform (Person)</text:p>
      <text:p text:style-name="P4">
Publisher: Укринформ (Organization)</text:p>
      <text:p text:style-name="P4">
Published Time: 2023-05-25T00:42:00+03:00</text:p>
      <text:p text:style-name="P4">
Modified Time: 2023-05-25T00:42:00+03:00</text:p>
      <text:p text:style-name="P4">
Description: Saudi Arabia and Canada have agreed to appoint ambassadors by returning their diplomatic relations to the highest level. - Ukrinform.</text:p>
      <text:p text:style-name="P4">
Images: ['<text:a xlink:type="simple" xlink:href="https://static.ukrinform.com/photos/2023_05/thumb_files/630_360_1684964569-622.jpg" text:style-name="Internet_20_link" text:visited-style-name="Visited_20_Internet_20_Link">
630_360_16849...</text:a>
']</text:p>
      <text:p text:style-name="P4">
Tags: ['Дипвідносини', 'Канада', 'Саудівська Аравія']</text:p>
      <text:p text:style-name="P4">
Type: Article</text:p>
      <!--METADATA-->
      <text:p text:style-name="P4">
<draw:frame draw:style-name="fr1" draw:name="Image423" text:anchor-type="as-char" svg:width="6.9236in" svg:height="3.956343in" draw:z-index="0">
<draw:image xlink:href="../Images/yкринформ/2023-05-25T00-42-00-03-00/630_360_1684964569-622.jpg" xlink:type="simple" xlink:show="embed" xlink:actuate="onLoad" draw:mime-type="image/jpeg"/>
</draw:frame>
Saudi Arabia and Canada have agreed to appoint ambassadors, returning their diplomatic relations to the highest level.</text:p>
      <text:p text:style-name="P4">
According to the Ukrinform correspondent, Canada's Ministry of Health has stated this.</text:p>
      <text:p text:style-name="P4">
“Against the backdrop of what was discussed between Prime Minister Justin Trudeau and his Corrolian highness of Prince Muhammad Bin Salman Bin Abdalaziz Alsad, Crone Printer and Prime Minister of the Kingdom of Saudi Arabia during the Arabian-Tacamite Economy. And in view of the desire of both parties to restore diplomatic relations between the two countries on the basis of mutual respect and common interests, it was decided to restore the level of diplomatic relations with Saudi Arabia to their previous level, ”the statement widespread in the Canadian Ministry of Foreign Affairs.</text:p>
      <text:p text:style-name="P4">
It is noted that the new ambassador <text:a xlink:type="simple" xlink:href="https://www.ukrinform.ua/tag-kanada" text:style-name="Internet_20_link" text:visited-style-name="Visited_20_Internet_20_Link">
</text:a>
The Usadiv Arabia was appointed a staffing diplomat Jean-Philip Linto.</text:p>
      <text:p text:style-name="P4">
Recall that Saudi Arabia has frozen trade and investments with Canada, ordered Canada Ambassador to leave the country in August 2018. The Rad also repelled his own ambassador from Ottawa. This was done against the backdrop of public criticistrack a state of human rights in Saudi Arabia, in particular Twitter-message on the Canadian Foreign Ministry page on the arrest in the kingdom of well-known rights defenders. The relations between the states had worsened even more after the murderer of the weighter Jamal Hashoggi in October 2018.</text:p>
      <text:p text:style-name="P4">
<text:span text:style-name="T4">
 Read also: </text:span>
 <text:a xlink:type="simple" xlink:href="https://www.ukrinform.ua/rubric-world/3692355-saudivska-aravia-ta-iran-domovilisa-vidnoviti-robotu-posolstv-zmi.html" text:style-name="Internet_20_link" text:visited-style-name="Visited_20_Internet_20_Link">
</text:a>
Recall that Saudi Arabia has frozen trade and investments with Canada, ordered Canada Ambassador to leave the country in August 2018. The Rad also repelled his own ambassador from Ottawa. This was done against the backdrop of public criticistrack a state of human rights in Saudi Arabia, in particular Twitter-message on the Canadian Foreign Ministry page on the arrest in the kingdom of well-known rights defenders. The relations between the states had worsened even more after the murderer of the weighter Jamal Hashoggi in October 2018.</text:p>
      <text:p text:style-name="P4">
News Source: <text:a xlink:type="simple" xlink:href="https://www.ukrinform.ua/rubric-world/3713782-kanada-ta-saudivska-aravia-vidnovili-povnocinni-dipvidnosini.html" text:style-name="Internet_20_link" text:visited-style-name="Visited_20_Internet_20_Link">
https://www.ukrinform.ua/rubric-world/3713782-kanada-ta-saudivska-aravia-vidnovili-povnocinni-dipvidnosini.html</text:a>
</text:p>
      <!--NEWS-->
      <text:h text:style-name="P10" text:outline-level="1">
<text:span text:style-name="T4">
In Moscow, they report smoke near the Defense Ministry building</text:span>
</text:h>
      <text:p text:style-name="P4">
Authors: Ukrinform (Person)</text:p>
      <text:p text:style-name="P4">
Publisher: Укринформ (Organization)</text:p>
      <text:p text:style-name="P4">
Published Time: 2023-05-25T01:03:00+03:00</text:p>
      <text:p text:style-name="P4">
Modified Time: 2023-05-25T01:03:00+03:00</text:p>
      <text:p text:style-name="P4">
Description: Moscow reports a smoke in the area of the Ministry of Defense of Russia. - Ukrinform.</text:p>
      <text:p text:style-name="P4">
Images: ['<text:a xlink:type="simple" xlink:href="https://static.ukrinform.com/photos/2023_05/thumb_files/630_360_1684965746-142.jpg" text:style-name="Internet_20_link" text:visited-style-name="Visited_20_Internet_20_Link">
630_360_16849...</text:a>
']</text:p>
      <text:p text:style-name="P4">
Tags: ['Міноборони', 'Москва', 'Пожежа', 'Росія']</text:p>
      <text:p text:style-name="P4">
Type: Article</text:p>
      <!--METADATA-->
      <text:p text:style-name="P4">
<draw:frame draw:style-name="fr1" draw:name="Image424" text:anchor-type="as-char" svg:width="6.9236in" svg:height="3.956343in" draw:z-index="0">
<draw:image xlink:href="../Images/yкринформ/2023-05-25T01-03-00-03-00/630_360_1684965746-142.jpg" xlink:type="simple" xlink:show="embed" xlink:actuate="onLoad" draw:mime-type="image/jpeg"/>
</draw:frame>
Moscow reports about smoke in the area of the Ministry of Defense of Russia.</text:p>
      <text:p text:style-name="P4">
This was reported by Russian <text:a xlink:type="simple" xlink:href="https://t.me/sotaproject/59582" text:style-name="Internet_20_link" text:visited-style-name="Visited_20_Internet_20_Link">
</text:a>
, reports Ukrinform.</text:p>
      <text:p text:style-name="P4">
"<text:a xlink:type="simple" xlink:href="https://www.ukrinform.ua/tag-moskva" text:style-name="Internet_20_link" text:visited-style-name="Visited_20_Internet_20_Link">
</text:a>
They report the smoke of the pelvic plastic near the Ministry of Defense building on the Frunzen waterfront. The cause of smoke is now unknown, " - the message reads.</text:p>
      <text:p text:style-name="P4">
<text:span text:style-name="T4">
 Read also: </text:span>
 <text:a xlink:type="simple" xlink:href="https://www.ukrinform.ua/rubric-world/3713316-u-belgorodi-znovu-vibuhi-roszmi-pisut-pro-ataku-bezpilotnika.html" text:style-name="Internet_20_link" text:visited-style-name="Visited_20_Internet_20_Link">
<text:span text:style-name="T4">
 Belgorod </text:span>
</text:a>
As reported by Ukrinform, <text:a xlink:type="simple" xlink:href="https://www.ukrinform.ua/rubric-ato/3713759-legion-svoboda-rosii-pid-cas-operacii-v-belgorodskij-oblasti-vtrativ-dvoh-bijciv.html" text:style-name="Internet_20_link" text:visited-style-name="Visited_20_Internet_20_Link">
</text:a>
During surgery in the Belgorod region this week, he lost two fighters.</text:p>
      <text:p text:style-name="P4">
News Source: <text:a xlink:type="simple" xlink:href="https://www.ukrinform.ua/rubric-world/3713783-u-moskvi-povidomlaut-pro-zadimlenna-bila-budivli-minoboroni.html" text:style-name="Internet_20_link" text:visited-style-name="Visited_20_Internet_20_Link">
https://www.ukrinform.ua/rubric-world/3713783-u-moskvi-povidomlaut-pro-zadimlenna-bila-budivli-minoboroni.html</text:a>
</text:p>
      <!--NEWS-->
      <text:h text:style-name="P10" text:outline-level="1">
<text:span text:style-name="T4">
International Support: The key factor of victory on the legal front is Andrey Kostin</text:span>
</text:h>
      <text:p text:style-name="P4">
Author: ['АРМІЯINFORM']</text:p>
      <text:p text:style-name="P4">
Time: 2023-05-25T97:00:00-04:00</text:p>
      <text:p text:style-name="P4">
Description: About Tse Ofіs of the General Prosecutor of the Vice at Telegram. General Prosecutor Andriy ... War with Ukraine 2022, War with Ukraine latest news today, News War with Ukraine 2022 The last for today, will there be a war between Ukraine and Russia, and when, the war with Ukraine in 2022 will be or not, will there be war With Ukraine, in the near future, they say, the war with Ukraine, Ukrainian news today, Ukrainian news in Ukrainian media in Russian</text:p>
      <text:p text:style-name="P4">
Images: ['<text:a xlink:type="simple" xlink:href="https://armyinform.com.ua/wp-content/uploads/2023/05/f2324c7d-288c-49ff-94b9-a8122bc53125.jpg" text:style-name="Internet_20_link" text:visited-style-name="Visited_20_Internet_20_Link">
f2324c7d-288c-49ff-94b9-a8122bc53125.jpg</text:a>
']</text:p>
      <text:p text:style-name="P4">
Tags: ['STOPRUSSIA', 'АГРЕСІЯ РФ', 'АНДРІЙ КОСТІН', 'ВІЙНА', 'ВТОРГНЕННЯ РФ', 'ОФІС ГЕНЕРАЛЬНОГО ПРОКУРОРА УКРАЇНИ']</text:p>
      <text:p text:style-name="P4">
Category: News</text:p>
      <!--METADATA-->
      <text:p text:style-name="P4">
<draw:frame draw:style-name="fr1" draw:name="Image425" text:anchor-type="as-char" svg:width="6.9236in" svg:height="4.61393in" draw:z-index="0">
<draw:image xlink:href="../Images/AРМІЯINFORM/2023-05-25T97-00-00-04-00/f2324c7d-288c-49ff-94b9-a8122bc53125.jpg" xlink:type="simple" xlink:show="embed" xlink:actuate="onLoad" draw:mime-type="image/jpeg"/>
</draw:frame>
The prosecutor general's office reports in <text:a xlink:type="simple" xlink:href="https://t.me/pgo_gov_ua/12477" text:style-name="Internet_20_link" text:visited-style-name="Visited_20_Internet_20_Link">
telegram</text:a>
.</text:p>
      <text:p text:style-name="P4">
Генеральний прокурор Андрій Костін провів онлайн зустріч з членами Комітету узакордонних справах Парламенту Великої Британії. У своєму виступі подякував занепохитну і безперервну підтримку України.</text:p>
      <text:p text:style-name="P4">
Прикладом такої допомоги є Консультативна група з питань найтяжчих міжнароднихзлочинів — Atrocity Crimes Advisory Group (ACA), one of the founders of which is Britain. It was created to support the Office of the Prosecutor General of the Investigation and Judicial Personation of Military Crimes and International Humanitarian Laws committed as a result of the uncontrollable Tanesacon Russian War.</text:p>
      <text:p text:style-name="P4">
Recently, the UK Embassy in Poland has hosted the ACA leaders forum, which was assembled to identify priorities and future initiatives.</text:p>
      <text:p text:style-name="P4">
We appreciate the personal involvement of highly respected Victoria. The world community is united in the desire to punish the guilty committing serious international crimes, - stated Andrei Kostin.</text:p>
      <text:p text:style-name="P4">
International support and unity are necessary conditions for winning the right front and restoration of peace in Europe and the world, - he added.</text:p>
      <text:p text:style-name="P4">
News Source: <text:a xlink:type="simple" xlink:href="https://armyinform.com.ua/2023/05/25/mizhnarodna-pidtrymka-klyuchovyj-faktor-peremogy-na-pravovomu-fronti-andrij-kostin/" text:style-name="Internet_20_link" text:visited-style-name="Visited_20_Internet_20_Link">
https://armyinform.com.ua/2023/05/25/mizhnarodna-pidtrymka-klyuchovyj-faktor-peremogy-na-pravovomu-fronti-andrij-kostin/</text:a>
</text:p>
      <!--NEWS-->
      <text:h text:style-name="P10" text:outline-level="1">
<text:span text:style-name="T4">
Foreign states should take measures to protect their citizens in the occupied territories of Ukraine</text:span>
</text:h>
      <text:p text:style-name="P4">
Author: ['АРМІЯINFORM']</text:p>
      <text:p text:style-name="P4">
Time: 2023-05-25T98:00:00-04:00</text:p>
      <text:p text:style-name="P4">
Description: About the CENREMELA Minreintegrait. I will say to the Vicepremi-Minigra Irina Vereshchuk ... The war with Ukraine 2022, the war with Ukraine is the latest news today, the News War with Ukraine 2022 is the last for today, will there be a war between Ukraine and Russia and when, the war with Ukraine will be in 2022 Or not, will there be a war with Ukraine in the near future, they say, the war with Ukraine, Ukraine’s news today, Ukrainian news in Ukrainian media in Russian</text:p>
      <text:p text:style-name="P4">
Images: ['<text:a xlink:type="simple" xlink:href="https://armyinform.com.ua/wp-content/uploads/2022/11/iryna-vereshhuk-nashe-oblychchya.jpg" text:style-name="Internet_20_link" text:visited-style-name="Visited_20_Internet_20_Link">
iryna-vereshhuk-nashe-oblychchya.jpg</text:a>
']</text:p>
      <text:p text:style-name="P4">
Tags: ['STOPRUSSIA', 'АГРЕСІЯ РФ', 'ВІЙНА', 'ВТОРГНЕННЯ РФ', 'ІРИНА ВЕРЕЩУК', 'МІНРЕІНТЕГРАЦІЇ']</text:p>
      <text:p text:style-name="P4">
Category: News</text:p>
      <!--METADATA-->
      <text:p text:style-name="P4">
<draw:frame draw:style-name="fr1" draw:name="Image426" text:anchor-type="as-char" svg:width="6.9236in" svg:height="4.876678in" draw:z-index="0">
<draw:image xlink:href="../Images/AРМІЯINFORM/2023-05-25T98-00-00-04-00/iryna-vereshhuk-nashe-oblychchya.jpg" xlink:type="simple" xlink:show="embed" xlink:actuate="onLoad" draw:mime-type="image/jpeg"/>
</draw:frame>
Viceremier-Minister of Ukraine Irina Vereshchuk</text:p>
      <text:p text:style-name="P4">
About it <text:a xlink:type="simple" xlink:href="https://minre.gov.ua/2023/05/24/inozemni-derzhavy-mayut-vzhyty-nevidkladnyh-zahodiv-aby-yihni-gromadyany-osoblyvo-dity-ne-perebuvaly-na-tymchasovo-okupovanyh-terytoriyah-ukrayiny/" text:style-name="Internet_20_link" text:visited-style-name="Visited_20_Internet_20_Link">
reports</text:a>
Ministry of Reintegration.</text:p>
      <text:p text:style-name="P4">
This statement was announced by Viceremier-Minister Irina Vereshchuk on the air of Inter.</text:p>
      <text:p text:style-name="P4">
She explained that Russia has begun to actively promote summer holidays. In particular, in the Crimea, where, under the pretext of organizing cultural and educational events, it is necessary to lure as many children from different countries as possible. Including Artek's hearing camp.</text:p>
      <text:p text:style-name="P4">
In fact, it is another desire to use children as a living shield. To get rid of them from the Armed Forces.</text:p>
      <text:p text:style-name="P4">
“First, the enemy tries to legitimize the occupation of the international community. Secondly, the Russians want to make a live shield of representatives of foreign countries. Taking the opportunity, I appeal to foreign countries to take urgent measures to prevent their citizens, so they would not be in the temporarily occupied territories of Ukraine. Protect people and do not let Russia cover their crimes, ” - calling them.</text:p>
      <text:p text:style-name="P4">
News Source: <text:a xlink:type="simple" xlink:href="https://armyinform.com.ua/2023/05/25/inozemni-derzhavy-mayut-vzhyty-zahodiv-dlya-zahystu-svoyih-gromadyan-na-okupovanyh-terytoriyah-ukrayiny/" text:style-name="Internet_20_link" text:visited-style-name="Visited_20_Internet_20_Link">
https://armyinform.com.ua/2023/05/25/inozemni-derzhavy-mayut-vzhyty-zahodiv-dlya-zahystu-svoyih-gromadyan-na-okupovanyh-terytoriyah-ukrayiny/</text: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902in" fo:margin-bottom="0.3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News_20_Page" style:display-name="News Page" style:page-layout-name="Mpm2" draw:style-name="Mdp1">
      <style:footer>
        <text:p text:style-name="MP1"><text:page-number text:select-page="current" text:page-adjust="-1">2</text:page-number></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3-24T20:12:22.200529750</dc:date>
    <meta:editing-duration>PT17M41S</meta:editing-duration>
    <meta:editing-cycles>20</meta:editing-cycles>
    <meta:generator>LibreOffice/7.5.1.2$Linux_X86_64 LibreOffice_project/fcbaee479e84c6cd81291587d2ee68cba099e129</meta:generator>
    <meta:document-statistic meta:table-count="0" meta:image-count="1" meta:object-count="0" meta:page-count="3" meta:paragraph-count="26" meta:word-count="117" meta:character-count="157" meta:non-whitespace-character-count="155"/>
  </office:meta>
</office:document-meta>
</file>